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61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1.7193in"/>
    </style:style>
    <style:style style:name="co4" style:family="table-column">
      <style:table-column-properties fo:break-before="auto" style:column-width="2.1791in"/>
    </style:style>
    <style:style style:name="co5" style:family="table-column">
      <style:table-column-properties fo:break-before="auto" style:column-width="1.9528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5409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530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0075in" svg:height="7.8787in" svg:x="18.1039in" svg:y="3.3256in">
            <draw:object draw:notify-on-update-of-ranges="Sheet1.D1:Sheet1.D1 Sheet1.D2:Sheet1.D341 Sheet1.E1:Sheet1.E1 Sheet1.E2:Sheet1.E341 Sheet1.F1:Sheet1.F1 Sheet1.F2:Sheet1.F341 Sheet1.G1:Sheet1.G1 Sheet1.G2:Sheet1.G341 Sheet1.H1:Sheet1.H1 Sheet1.H2:Sheet1.H3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3906in" svg:height="7.5319in" svg:x="18.9898in" svg:y="11.2386in">
            <draw:object draw:notify-on-update-of-ranges="Sheet1.C1:Sheet1.C1 Sheet1.C2:Sheet1.C341 Sheet1.D1:Sheet1.D1 Sheet1.D2:Sheet1.D341 Sheet1.E1:Sheet1.E1 Sheet1.E2:Sheet1.E341 Sheet1.F1:Sheet1.F1 Sheet1.F2:Sheet1.F341 Sheet1.G1:Sheet1.G1 Sheet1.G2:Sheet1.G341 Sheet1.H1:Sheet1.H1 Sheet1.H2:Sheet1.H3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8008in" svg:height="7.7626in" svg:x="1.3555in" svg:y="1.3618in">
            <draw:object draw:notify-on-update-of-ranges="Sheet1.C1:Sheet1.C1 Sheet1.C2:Sheet1.C341 Sheet1.D1:Sheet1.D1 Sheet1.D2:Sheet1.D341 Sheet1.E1:Sheet1.E1 Sheet1.E2:Sheet1.E341 Sheet1.F1:Sheet1.F1 Sheet1.F2:Sheet1.F341 Sheet1.G1:Sheet1.G1 Sheet1.G2:Sheet1.G341 Sheet1.H1:Sheet1.H1 Sheet1.H2:Sheet1.H341 Sheet1.I1:Sheet1.I1 Sheet1.I2:Sheet1.I341 Sheet1.J1:Sheet1.J1 Sheet1.J2:Sheet1.J341 Sheet1.K1:Sheet1.K1 Sheet1.K2:Sheet1.K3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order</text:p>
          </table:table-cell>
          <table:table-cell office:value-type="string" calcext:value-type="string">
            <text:p>create_time</text:p>
          </table:table-cell>
          <table:table-cell office:value-type="string" calcext:value-type="string">
            <text:p>Mixed.FindOneUpdateIntId-50-50</text:p>
          </table:table-cell>
          <table:table-cell office:value-type="string" calcext:value-type="string">
            <text:p>Mixed.FindThenUpdate-50-50</text:p>
          </table:table-cell>
          <table:table-cell office:value-type="string" calcext:value-type="string">
            <text:p>Remove.IntId</text:p>
          </table:table-cell>
          <table:table-cell office:value-type="string" calcext:value-type="string">
            <text:p>Remove.IntNonIdIndex</text:p>
          </table:table-cell>
          <table:table-cell office:value-type="string" calcext:value-type="string">
            <text:p>Remove.IntNonIdNoIndex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Student’s T</text:p>
          </table:table-cell>
          <table:table-cell office:value-type="string" calcext:value-type="string">
            <text:p>Both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2021-06-15T02:09:03Z</text:p>
          </table:table-cell>
          <table:table-cell office:value-type="float" office:value="40150.7513432033" calcext:value-type="float">
            <text:p>40150.7513432033</text:p>
          </table:table-cell>
          <table:table-cell office:value-type="float" office:value="31353.5977076435" calcext:value-type="float">
            <text:p>31353.5977076435</text:p>
          </table:table-cell>
          <table:table-cell office:value-type="float" office:value="50082.4488033629" calcext:value-type="float">
            <text:p>50082.4488033629</text:p>
          </table:table-cell>
          <table:table-cell office:value-type="float" office:value="40673.6069091165" calcext:value-type="float">
            <text:p>40673.6069091165</text:p>
          </table:table-cell>
          <table:table-cell office:value-type="float" office:value="4320.98275490719" calcext:value-type="float">
            <text:p>4320.982754907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2021-06-16T08:23:26Z</text:p>
          </table:table-cell>
          <table:table-cell office:value-type="float" office:value="40259.3228723399" calcext:value-type="float">
            <text:p>40259.3228723399</text:p>
          </table:table-cell>
          <table:table-cell office:value-type="float" office:value="31423.2560922194" calcext:value-type="float">
            <text:p>31423.2560922194</text:p>
          </table:table-cell>
          <table:table-cell office:value-type="float" office:value="50542.8946081614" calcext:value-type="float">
            <text:p>50542.8946081614</text:p>
          </table:table-cell>
          <table:table-cell office:value-type="float" office:value="40931.1550878026" calcext:value-type="float">
            <text:p>40931.1550878026</text:p>
          </table:table-cell>
          <table:table-cell office:value-type="float" office:value="4241.28373026568" calcext:value-type="float">
            <text:p>4241.283730265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2021-06-17T17:19:38Z</text:p>
          </table:table-cell>
          <table:table-cell office:value-type="float" office:value="41804.2384743465" calcext:value-type="float">
            <text:p>41804.2384743465</text:p>
          </table:table-cell>
          <table:table-cell office:value-type="float" office:value="32268.4379576005" calcext:value-type="float">
            <text:p>32268.4379576005</text:p>
          </table:table-cell>
          <table:table-cell office:value-type="float" office:value="50881.7351309959" calcext:value-type="float">
            <text:p>50881.7351309959</text:p>
          </table:table-cell>
          <table:table-cell office:value-type="float" office:value="41158.1699497554" calcext:value-type="float">
            <text:p>41158.1699497554</text:p>
          </table:table-cell>
          <table:table-cell office:value-type="float" office:value="5311.07115535604" calcext:value-type="float">
            <text:p>5311.071155356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2021-06-17T20:54:24Z</text:p>
          </table:table-cell>
          <table:table-cell office:value-type="float" office:value="46956.0281816386" calcext:value-type="float">
            <text:p>46956.0281816386</text:p>
          </table:table-cell>
          <table:table-cell office:value-type="float" office:value="34448.2800001246" calcext:value-type="float">
            <text:p>34448.2800001246</text:p>
          </table:table-cell>
          <table:table-cell office:value-type="float" office:value="50733.2572191755" calcext:value-type="float">
            <text:p>50733.2572191755</text:p>
          </table:table-cell>
          <table:table-cell office:value-type="float" office:value="41040.4136000803" calcext:value-type="float">
            <text:p>41040.4136000803</text:p>
          </table:table-cell>
          <table:table-cell office:value-type="float" office:value="5255.81612435491" calcext:value-type="float">
            <text:p>5255.81612435491</text:p>
          </table:table-cell>
          <table:table-cell table:number-columns-repeated="2"/>
          <table:table-cell table:formula="of:=34448.3+1500" office:value-type="float" office:value="35948.3" calcext:value-type="float">
            <text:p>35948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2021-06-18T00:23:42Z</text:p>
          </table:table-cell>
          <table:table-cell office:value-type="float" office:value="46916.4252106837" calcext:value-type="float">
            <text:p>46916.4252106837</text:p>
          </table:table-cell>
          <table:table-cell office:value-type="float" office:value="34568.7815225153" calcext:value-type="float">
            <text:p>34568.7815225153</text:p>
          </table:table-cell>
          <table:table-cell office:value-type="float" office:value="50855.0178910679" calcext:value-type="float">
            <text:p>50855.0178910679</text:p>
          </table:table-cell>
          <table:table-cell office:value-type="float" office:value="41160.5387347395" calcext:value-type="float">
            <text:p>41160.5387347395</text:p>
          </table:table-cell>
          <table:table-cell office:value-type="float" office:value="4969.4237457283" calcext:value-type="float">
            <text:p>4969.42374572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2021-06-18T03:27:29Z</text:p>
          </table:table-cell>
          <table:table-cell office:value-type="float" office:value="47338.9186088866" calcext:value-type="float">
            <text:p>47338.9186088866</text:p>
          </table:table-cell>
          <table:table-cell office:value-type="float" office:value="34725.1289430825" calcext:value-type="float">
            <text:p>34725.1289430825</text:p>
          </table:table-cell>
          <table:table-cell office:value-type="float" office:value="51148.6364684264" calcext:value-type="float">
            <text:p>51148.6364684264</text:p>
          </table:table-cell>
          <table:table-cell office:value-type="float" office:value="41316.2567224003" calcext:value-type="float">
            <text:p>41316.2567224003</text:p>
          </table:table-cell>
          <table:table-cell office:value-type="float" office:value="5012.45003425763" calcext:value-type="float">
            <text:p>5012.450034257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2021-06-18T10:10:21Z</text:p>
          </table:table-cell>
          <table:table-cell office:value-type="float" office:value="46992.66594903" calcext:value-type="float">
            <text:p>46992.66594903</text:p>
          </table:table-cell>
          <table:table-cell office:value-type="float" office:value="34561.2680730771" calcext:value-type="float">
            <text:p>34561.2680730771</text:p>
          </table:table-cell>
          <table:table-cell office:value-type="float" office:value="50904.3348889287" calcext:value-type="float">
            <text:p>50904.3348889287</text:p>
          </table:table-cell>
          <table:table-cell office:value-type="float" office:value="41074.2383092289" calcext:value-type="float">
            <text:p>41074.2383092289</text:p>
          </table:table-cell>
          <table:table-cell office:value-type="float" office:value="5028.37217705757" calcext:value-type="float">
            <text:p>5028.372177057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2021-06-18T12:08:50Z</text:p>
          </table:table-cell>
          <table:table-cell office:value-type="float" office:value="47067.200190495" calcext:value-type="float">
            <text:p>47067.200190495</text:p>
          </table:table-cell>
          <table:table-cell office:value-type="float" office:value="34647.1583708281" calcext:value-type="float">
            <text:p>34647.1583708281</text:p>
          </table:table-cell>
          <table:table-cell office:value-type="float" office:value="50911.8889805427" calcext:value-type="float">
            <text:p>50911.8889805427</text:p>
          </table:table-cell>
          <table:table-cell office:value-type="float" office:value="41157.5825941016" calcext:value-type="float">
            <text:p>41157.5825941016</text:p>
          </table:table-cell>
          <table:table-cell office:value-type="float" office:value="5044.2263489073" calcext:value-type="float">
            <text:p>5044.22634890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2021-06-18T15:39:18Z</text:p>
          </table:table-cell>
          <table:table-cell office:value-type="float" office:value="47136.708994715" calcext:value-type="float">
            <text:p>47136.708994715</text:p>
          </table:table-cell>
          <table:table-cell office:value-type="float" office:value="34577.1211036462" calcext:value-type="float">
            <text:p>34577.1211036462</text:p>
          </table:table-cell>
          <table:table-cell office:value-type="float" office:value="51081.718297775" calcext:value-type="float">
            <text:p>51081.718297775</text:p>
          </table:table-cell>
          <table:table-cell office:value-type="float" office:value="41097.6897720333" calcext:value-type="float">
            <text:p>41097.6897720333</text:p>
          </table:table-cell>
          <table:table-cell office:value-type="float" office:value="5023.86849097781" calcext:value-type="float">
            <text:p>5023.868490977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2021-06-21T02:47:51Z</text:p>
          </table:table-cell>
          <table:table-cell office:value-type="float" office:value="47068.3762034064" calcext:value-type="float">
            <text:p>47068.3762034064</text:p>
          </table:table-cell>
          <table:table-cell office:value-type="float" office:value="34577.9274598409" calcext:value-type="float">
            <text:p>34577.9274598409</text:p>
          </table:table-cell>
          <table:table-cell office:value-type="float" office:value="50800.9429543776" calcext:value-type="float">
            <text:p>50800.9429543776</text:p>
          </table:table-cell>
          <table:table-cell office:value-type="float" office:value="41168.2784085983" calcext:value-type="float">
            <text:p>41168.2784085983</text:p>
          </table:table-cell>
          <table:table-cell office:value-type="float" office:value="4986.33098807333" calcext:value-type="float">
            <text:p>4986.33098807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2021-06-21T03:48:47Z</text:p>
          </table:table-cell>
          <table:table-cell office:value-type="float" office:value="47083.5101557794" calcext:value-type="float">
            <text:p>47083.5101557794</text:p>
          </table:table-cell>
          <table:table-cell office:value-type="float" office:value="34569.425441699" calcext:value-type="float">
            <text:p>34569.425441699</text:p>
          </table:table-cell>
          <table:table-cell office:value-type="float" office:value="51224.343944489" calcext:value-type="float">
            <text:p>51224.343944489</text:p>
          </table:table-cell>
          <table:table-cell office:value-type="float" office:value="41286.592636134" calcext:value-type="float">
            <text:p>41286.592636134</text:p>
          </table:table-cell>
          <table:table-cell office:value-type="float" office:value="5109.86773532017" calcext:value-type="float">
            <text:p>5109.867735320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2021-06-21T11:20:19Z</text:p>
          </table:table-cell>
          <table:table-cell office:value-type="float" office:value="46985.2384719533" calcext:value-type="float">
            <text:p>46985.2384719533</text:p>
          </table:table-cell>
          <table:table-cell office:value-type="float" office:value="34522.3099691352" calcext:value-type="float">
            <text:p>34522.3099691352</text:p>
          </table:table-cell>
          <table:table-cell office:value-type="float" office:value="51062.9569542589" calcext:value-type="float">
            <text:p>51062.9569542589</text:p>
          </table:table-cell>
          <table:table-cell office:value-type="float" office:value="41200.8040921526" calcext:value-type="float">
            <text:p>41200.8040921526</text:p>
          </table:table-cell>
          <table:table-cell office:value-type="float" office:value="4607.65899614641" calcext:value-type="float">
            <text:p>4607.658996146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2021-06-21T17:56:20Z</text:p>
          </table:table-cell>
          <table:table-cell office:value-type="float" office:value="46812.0203655742" calcext:value-type="float">
            <text:p>46812.0203655742</text:p>
          </table:table-cell>
          <table:table-cell office:value-type="float" office:value="34416.0015068559" calcext:value-type="float">
            <text:p>34416.0015068559</text:p>
          </table:table-cell>
          <table:table-cell office:value-type="float" office:value="50583.089333397" calcext:value-type="float">
            <text:p>50583.089333397</text:p>
          </table:table-cell>
          <table:table-cell office:value-type="float" office:value="40878.6635295922" calcext:value-type="float">
            <text:p>40878.6635295922</text:p>
          </table:table-cell>
          <table:table-cell office:value-type="float" office:value="4929.21291215825" calcext:value-type="float">
            <text:p>4929.212912158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1-06-22T10:06:05Z</text:p>
          </table:table-cell>
          <table:table-cell office:value-type="float" office:value="47107.532295004" calcext:value-type="float">
            <text:p>47107.532295004</text:p>
          </table:table-cell>
          <table:table-cell office:value-type="float" office:value="34591.6979186159" calcext:value-type="float">
            <text:p>34591.6979186159</text:p>
          </table:table-cell>
          <table:table-cell office:value-type="float" office:value="50979.2759825768" calcext:value-type="float">
            <text:p>50979.2759825768</text:p>
          </table:table-cell>
          <table:table-cell office:value-type="float" office:value="41148.2476263509" calcext:value-type="float">
            <text:p>41148.2476263509</text:p>
          </table:table-cell>
          <table:table-cell office:value-type="float" office:value="4891.85711773321" calcext:value-type="float">
            <text:p>4891.857117733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2021-06-22T21:35:20Z</text:p>
          </table:table-cell>
          <table:table-cell office:value-type="float" office:value="47192.2982193311" calcext:value-type="float">
            <text:p>47192.2982193311</text:p>
          </table:table-cell>
          <table:table-cell office:value-type="float" office:value="34667.2755757264" calcext:value-type="float">
            <text:p>34667.2755757264</text:p>
          </table:table-cell>
          <table:table-cell office:value-type="float" office:value="51240.2128888976" calcext:value-type="float">
            <text:p>51240.2128888976</text:p>
          </table:table-cell>
          <table:table-cell office:value-type="float" office:value="41327.987723871" calcext:value-type="float">
            <text:p>41327.987723871</text:p>
          </table:table-cell>
          <table:table-cell office:value-type="float" office:value="4837.9941030057" calcext:value-type="float">
            <text:p>4837.99410300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2021-06-22T22:24:34Z</text:p>
          </table:table-cell>
          <table:table-cell office:value-type="float" office:value="46960.2784795327" calcext:value-type="float">
            <text:p>46960.2784795327</text:p>
          </table:table-cell>
          <table:table-cell office:value-type="float" office:value="34582.8591817304" calcext:value-type="float">
            <text:p>34582.8591817304</text:p>
          </table:table-cell>
          <table:table-cell office:value-type="float" office:value="51002.3770709422" calcext:value-type="float">
            <text:p>51002.3770709422</text:p>
          </table:table-cell>
          <table:table-cell office:value-type="float" office:value="41096.5754484556" calcext:value-type="float">
            <text:p>41096.5754484556</text:p>
          </table:table-cell>
          <table:table-cell office:value-type="float" office:value="4718.20503416068" calcext:value-type="float">
            <text:p>4718.205034160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2021-06-23T13:47:51Z</text:p>
          </table:table-cell>
          <table:table-cell office:value-type="float" office:value="47095.6931959913" calcext:value-type="float">
            <text:p>47095.6931959913</text:p>
          </table:table-cell>
          <table:table-cell office:value-type="float" office:value="34629.5243476311" calcext:value-type="float">
            <text:p>34629.5243476311</text:p>
          </table:table-cell>
          <table:table-cell office:value-type="float" office:value="51149.4861316665" calcext:value-type="float">
            <text:p>51149.4861316665</text:p>
          </table:table-cell>
          <table:table-cell office:value-type="float" office:value="41266.4453435011" calcext:value-type="float">
            <text:p>41266.4453435011</text:p>
          </table:table-cell>
          <table:table-cell office:value-type="float" office:value="5058.44002269746" calcext:value-type="float">
            <text:p>5058.440022697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1-06-23T21:27:47Z</text:p>
          </table:table-cell>
          <table:table-cell office:value-type="float" office:value="46712.7668845754" calcext:value-type="float">
            <text:p>46712.7668845754</text:p>
          </table:table-cell>
          <table:table-cell office:value-type="float" office:value="34327.6718489726" calcext:value-type="float">
            <text:p>34327.6718489726</text:p>
          </table:table-cell>
          <table:table-cell office:value-type="float" office:value="50305.0078718984" calcext:value-type="float">
            <text:p>50305.0078718984</text:p>
          </table:table-cell>
          <table:table-cell office:value-type="float" office:value="40786.8813924859" calcext:value-type="float">
            <text:p>40786.8813924859</text:p>
          </table:table-cell>
          <table:table-cell office:value-type="float" office:value="4796.52308407151" calcext:value-type="float">
            <text:p>4796.523084071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2021-06-23T22:20:01Z</text:p>
          </table:table-cell>
          <table:table-cell office:value-type="float" office:value="46717.8577429516" calcext:value-type="float">
            <text:p>46717.8577429516</text:p>
          </table:table-cell>
          <table:table-cell office:value-type="float" office:value="34447.0757677168" calcext:value-type="float">
            <text:p>34447.0757677168</text:p>
          </table:table-cell>
          <table:table-cell office:value-type="float" office:value="50454.5265012431" calcext:value-type="float">
            <text:p>50454.5265012431</text:p>
          </table:table-cell>
          <table:table-cell office:value-type="float" office:value="40868.7146219788" calcext:value-type="float">
            <text:p>40868.7146219788</text:p>
          </table:table-cell>
          <table:table-cell office:value-type="float" office:value="4787.98989716608" calcext:value-type="float">
            <text:p>4787.989897166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2021-06-24T11:47:27Z</text:p>
          </table:table-cell>
          <table:table-cell office:value-type="float" office:value="46938.886022065" calcext:value-type="float">
            <text:p>46938.886022065</text:p>
          </table:table-cell>
          <table:table-cell office:value-type="float" office:value="34530.3001687609" calcext:value-type="float">
            <text:p>34530.3001687609</text:p>
          </table:table-cell>
          <table:table-cell office:value-type="float" office:value="50921.9714170378" calcext:value-type="float">
            <text:p>50921.9714170378</text:p>
          </table:table-cell>
          <table:table-cell office:value-type="float" office:value="41118.3399969625" calcext:value-type="float">
            <text:p>41118.3399969625</text:p>
          </table:table-cell>
          <table:table-cell office:value-type="float" office:value="4701.9734313559" calcext:value-type="float">
            <text:p>4701.97343135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2021-06-24T14:54:08Z</text:p>
          </table:table-cell>
          <table:table-cell office:value-type="float" office:value="46730.9263022277" calcext:value-type="float">
            <text:p>46730.9263022277</text:p>
          </table:table-cell>
          <table:table-cell office:value-type="float" office:value="34514.8073589674" calcext:value-type="float">
            <text:p>34514.8073589674</text:p>
          </table:table-cell>
          <table:table-cell office:value-type="float" office:value="50368.770389615" calcext:value-type="float">
            <text:p>50368.770389615</text:p>
          </table:table-cell>
          <table:table-cell office:value-type="float" office:value="40991.7603081273" calcext:value-type="float">
            <text:p>40991.7603081273</text:p>
          </table:table-cell>
          <table:table-cell office:value-type="float" office:value="4806.54524305945" calcext:value-type="float">
            <text:p>4806.545243059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2021-06-24T16:04:30Z</text:p>
          </table:table-cell>
          <table:table-cell office:value-type="float" office:value="45492.1183364597" calcext:value-type="float">
            <text:p>45492.1183364597</text:p>
          </table:table-cell>
          <table:table-cell office:value-type="float" office:value="33552.0534450516" calcext:value-type="float">
            <text:p>33552.0534450516</text:p>
          </table:table-cell>
          <table:table-cell office:value-type="float" office:value="49248.3769907675" calcext:value-type="float">
            <text:p>49248.3769907675</text:p>
          </table:table-cell>
          <table:table-cell office:value-type="float" office:value="39804.1745096633" calcext:value-type="float">
            <text:p>39804.1745096633</text:p>
          </table:table-cell>
          <table:table-cell office:value-type="float" office:value="5015.21293007284" calcext:value-type="float">
            <text:p>5015.21293007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1-06-24T23:23:22Z</text:p>
          </table:table-cell>
          <table:table-cell office:value-type="float" office:value="46905.9176891211" calcext:value-type="float">
            <text:p>46905.9176891211</text:p>
          </table:table-cell>
          <table:table-cell office:value-type="float" office:value="34499.8092115002" calcext:value-type="float">
            <text:p>34499.8092115002</text:p>
          </table:table-cell>
          <table:table-cell office:value-type="float" office:value="50800.5590100085" calcext:value-type="float">
            <text:p>50800.5590100085</text:p>
          </table:table-cell>
          <table:table-cell office:value-type="float" office:value="40999.3788988767" calcext:value-type="float">
            <text:p>40999.3788988767</text:p>
          </table:table-cell>
          <table:table-cell office:value-type="float" office:value="5140.13028803888" calcext:value-type="float">
            <text:p>5140.130288038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2021-06-25T00:48:29Z</text:p>
          </table:table-cell>
          <table:table-cell office:value-type="float" office:value="46824.1869028771" calcext:value-type="float">
            <text:p>46824.1869028771</text:p>
          </table:table-cell>
          <table:table-cell office:value-type="float" office:value="34362.0711584433" calcext:value-type="float">
            <text:p>34362.0711584433</text:p>
          </table:table-cell>
          <table:table-cell office:value-type="float" office:value="50449.383656194" calcext:value-type="float">
            <text:p>50449.383656194</text:p>
          </table:table-cell>
          <table:table-cell office:value-type="float" office:value="40802.6536539205" calcext:value-type="float">
            <text:p>40802.6536539205</text:p>
          </table:table-cell>
          <table:table-cell office:value-type="float" office:value="5159.30034489406" calcext:value-type="float">
            <text:p>5159.30034489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2021-06-25T06:00:37Z</text:p>
          </table:table-cell>
          <table:table-cell office:value-type="float" office:value="46937.1732434161" calcext:value-type="float">
            <text:p>46937.1732434161</text:p>
          </table:table-cell>
          <table:table-cell office:value-type="float" office:value="34480.3556711371" calcext:value-type="float">
            <text:p>34480.3556711371</text:p>
          </table:table-cell>
          <table:table-cell office:value-type="float" office:value="50453.2717597623" calcext:value-type="float">
            <text:p>50453.2717597623</text:p>
          </table:table-cell>
          <table:table-cell office:value-type="float" office:value="40870.8153062102" calcext:value-type="float">
            <text:p>40870.8153062102</text:p>
          </table:table-cell>
          <table:table-cell office:value-type="float" office:value="5225.56254040629" calcext:value-type="float">
            <text:p>5225.562540406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2021-06-25T12:10:13Z</text:p>
          </table:table-cell>
          <table:table-cell office:value-type="float" office:value="46565.1931245665" calcext:value-type="float">
            <text:p>46565.1931245665</text:p>
          </table:table-cell>
          <table:table-cell office:value-type="float" office:value="34392.6035578325" calcext:value-type="float">
            <text:p>34392.6035578325</text:p>
          </table:table-cell>
          <table:table-cell office:value-type="float" office:value="50203.2706671719" calcext:value-type="float">
            <text:p>50203.2706671719</text:p>
          </table:table-cell>
          <table:table-cell office:value-type="float" office:value="40734.9425396325" calcext:value-type="float">
            <text:p>40734.9425396325</text:p>
          </table:table-cell>
          <table:table-cell office:value-type="float" office:value="4602.32835676942" calcext:value-type="float">
            <text:p>4602.328356769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2021-06-25T16:07:12Z</text:p>
          </table:table-cell>
          <table:table-cell office:value-type="float" office:value="47119.1104366818" calcext:value-type="float">
            <text:p>47119.1104366818</text:p>
          </table:table-cell>
          <table:table-cell office:value-type="float" office:value="34500.3038214337" calcext:value-type="float">
            <text:p>34500.3038214337</text:p>
          </table:table-cell>
          <table:table-cell office:value-type="float" office:value="50969.7547004668" calcext:value-type="float">
            <text:p>50969.7547004668</text:p>
          </table:table-cell>
          <table:table-cell office:value-type="float" office:value="41212.4941650256" calcext:value-type="float">
            <text:p>41212.4941650256</text:p>
          </table:table-cell>
          <table:table-cell office:value-type="float" office:value="5165.24557506806" calcext:value-type="float">
            <text:p>5165.245575068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2021-06-25T23:15:37Z</text:p>
          </table:table-cell>
          <table:table-cell office:value-type="float" office:value="47384.5336854228" calcext:value-type="float">
            <text:p>47384.5336854228</text:p>
          </table:table-cell>
          <table:table-cell office:value-type="float" office:value="34718.8848622015" calcext:value-type="float">
            <text:p>34718.8848622015</text:p>
          </table:table-cell>
          <table:table-cell office:value-type="float" office:value="51103.5725445952" calcext:value-type="float">
            <text:p>51103.5725445952</text:p>
          </table:table-cell>
          <table:table-cell office:value-type="float" office:value="41183.7737341319" calcext:value-type="float">
            <text:p>41183.7737341319</text:p>
          </table:table-cell>
          <table:table-cell office:value-type="float" office:value="4562.4147711745" calcext:value-type="float">
            <text:p>4562.41477117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2021-06-28T06:44:36Z</text:p>
          </table:table-cell>
          <table:table-cell office:value-type="float" office:value="45950.3767167642" calcext:value-type="float">
            <text:p>45950.3767167642</text:p>
          </table:table-cell>
          <table:table-cell office:value-type="float" office:value="33672.2208233339" calcext:value-type="float">
            <text:p>33672.2208233339</text:p>
          </table:table-cell>
          <table:table-cell office:value-type="float" office:value="49469.19956466" calcext:value-type="float">
            <text:p>49469.19956466</text:p>
          </table:table-cell>
          <table:table-cell office:value-type="float" office:value="40040.5303821143" calcext:value-type="float">
            <text:p>40040.5303821143</text:p>
          </table:table-cell>
          <table:table-cell office:value-type="float" office:value="4619.23325235073" calcext:value-type="float">
            <text:p>4619.233252350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2021-06-28T14:21:19Z</text:p>
          </table:table-cell>
          <table:table-cell office:value-type="float" office:value="46983.6510755795" calcext:value-type="float">
            <text:p>46983.6510755795</text:p>
          </table:table-cell>
          <table:table-cell office:value-type="float" office:value="34624.2524860644" calcext:value-type="float">
            <text:p>34624.2524860644</text:p>
          </table:table-cell>
          <table:table-cell office:value-type="float" office:value="50604.9322086946" calcext:value-type="float">
            <text:p>50604.9322086946</text:p>
          </table:table-cell>
          <table:table-cell office:value-type="float" office:value="41087.3432419279" calcext:value-type="float">
            <text:p>41087.3432419279</text:p>
          </table:table-cell>
          <table:table-cell office:value-type="float" office:value="4583.41165918189" calcext:value-type="float">
            <text:p>4583.411659181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1-06-28T21:06:07Z</text:p>
          </table:table-cell>
          <table:table-cell office:value-type="float" office:value="47263.0796198266" calcext:value-type="float">
            <text:p>47263.0796198266</text:p>
          </table:table-cell>
          <table:table-cell office:value-type="float" office:value="34692.7114546663" calcext:value-type="float">
            <text:p>34692.7114546663</text:p>
          </table:table-cell>
          <table:table-cell office:value-type="float" office:value="50939.0404639665" calcext:value-type="float">
            <text:p>50939.0404639665</text:p>
          </table:table-cell>
          <table:table-cell office:value-type="float" office:value="41188.3531338665" calcext:value-type="float">
            <text:p>41188.3531338665</text:p>
          </table:table-cell>
          <table:table-cell office:value-type="float" office:value="4764.00269220587" calcext:value-type="float">
            <text:p>4764.00269220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2021-06-29T17:15:52Z</text:p>
          </table:table-cell>
          <table:table-cell office:value-type="float" office:value="47079.010762648" calcext:value-type="float">
            <text:p>47079.010762648</text:p>
          </table:table-cell>
          <table:table-cell office:value-type="float" office:value="34646.4919063495" calcext:value-type="float">
            <text:p>34646.4919063495</text:p>
          </table:table-cell>
          <table:table-cell office:value-type="float" office:value="51032.2662395741" calcext:value-type="float">
            <text:p>51032.2662395741</text:p>
          </table:table-cell>
          <table:table-cell office:value-type="float" office:value="41245.0884113988" calcext:value-type="float">
            <text:p>41245.0884113988</text:p>
          </table:table-cell>
          <table:table-cell office:value-type="float" office:value="4706.27088640066" calcext:value-type="float">
            <text:p>4706.270886400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2021-06-30T16:27:39Z</text:p>
          </table:table-cell>
          <table:table-cell office:value-type="float" office:value="47054.7983885505" calcext:value-type="float">
            <text:p>47054.7983885505</text:p>
          </table:table-cell>
          <table:table-cell office:value-type="float" office:value="34544.5520718412" calcext:value-type="float">
            <text:p>34544.5520718412</text:p>
          </table:table-cell>
          <table:table-cell office:value-type="float" office:value="50789.3093994112" calcext:value-type="float">
            <text:p>50789.3093994112</text:p>
          </table:table-cell>
          <table:table-cell office:value-type="float" office:value="41072.4760346919" calcext:value-type="float">
            <text:p>41072.4760346919</text:p>
          </table:table-cell>
          <table:table-cell office:value-type="float" office:value="4690.58333351926" calcext:value-type="float">
            <text:p>4690.583333519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2021-07-01T14:41:53Z</text:p>
          </table:table-cell>
          <table:table-cell office:value-type="float" office:value="46761.6806060573" calcext:value-type="float">
            <text:p>46761.6806060573</text:p>
          </table:table-cell>
          <table:table-cell office:value-type="float" office:value="34497.7118223666" calcext:value-type="float">
            <text:p>34497.7118223666</text:p>
          </table:table-cell>
          <table:table-cell office:value-type="float" office:value="50513.4929357277" calcext:value-type="float">
            <text:p>50513.4929357277</text:p>
          </table:table-cell>
          <table:table-cell office:value-type="float" office:value="40958.4667080386" calcext:value-type="float">
            <text:p>40958.4667080386</text:p>
          </table:table-cell>
          <table:table-cell office:value-type="float" office:value="4668.12633295323" calcext:value-type="float">
            <text:p>4668.126332953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string" calcext:value-type="string">
            <text:p>2021-07-01T18:31:11Z</text:p>
          </table:table-cell>
          <table:table-cell office:value-type="float" office:value="47012.6930906982" calcext:value-type="float">
            <text:p>47012.6930906982</text:p>
          </table:table-cell>
          <table:table-cell office:value-type="float" office:value="34618.6252244963" calcext:value-type="float">
            <text:p>34618.6252244963</text:p>
          </table:table-cell>
          <table:table-cell office:value-type="float" office:value="50742.9847784069" calcext:value-type="float">
            <text:p>50742.9847784069</text:p>
          </table:table-cell>
          <table:table-cell office:value-type="float" office:value="41138.0491724839" calcext:value-type="float">
            <text:p>41138.0491724839</text:p>
          </table:table-cell>
          <table:table-cell office:value-type="float" office:value="4693.4066496438" calcext:value-type="float">
            <text:p>4693.40664964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2021-07-07T08:52:06Z</text:p>
          </table:table-cell>
          <table:table-cell office:value-type="float" office:value="47079.4581366208" calcext:value-type="float">
            <text:p>47079.4581366208</text:p>
          </table:table-cell>
          <table:table-cell office:value-type="float" office:value="34545.2171422783" calcext:value-type="float">
            <text:p>34545.2171422783</text:p>
          </table:table-cell>
          <table:table-cell office:value-type="float" office:value="50873.1386765666" calcext:value-type="float">
            <text:p>50873.1386765666</text:p>
          </table:table-cell>
          <table:table-cell office:value-type="float" office:value="41077.0181045885" calcext:value-type="float">
            <text:p>41077.0181045885</text:p>
          </table:table-cell>
          <table:table-cell office:value-type="float" office:value="4511.31015908312" calcext:value-type="float">
            <text:p>4511.310159083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2021-07-08T13:42:52Z</text:p>
          </table:table-cell>
          <table:table-cell office:value-type="float" office:value="45692.0097843632" calcext:value-type="float">
            <text:p>45692.0097843632</text:p>
          </table:table-cell>
          <table:table-cell office:value-type="float" office:value="33516.0503696088" calcext:value-type="float">
            <text:p>33516.0503696088</text:p>
          </table:table-cell>
          <table:table-cell office:value-type="float" office:value="49353.9001170292" calcext:value-type="float">
            <text:p>49353.9001170292</text:p>
          </table:table-cell>
          <table:table-cell office:value-type="float" office:value="39938.5413477499" calcext:value-type="float">
            <text:p>39938.5413477499</text:p>
          </table:table-cell>
          <table:table-cell office:value-type="float" office:value="4471.59228057505" calcext:value-type="float">
            <text:p>4471.59228057505</text:p>
          </table:table-cell>
          <table:table-cell/>
          <table:table-cell table:formula="of:=33516.1-1500" office:value-type="float" office:value="32016.1" calcext:value-type="float">
            <text:p>32016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2021-05-14T19:24:56Z</text:p>
          </table:table-cell>
          <table:table-cell office:value-type="float" office:value="56263.7129969697" calcext:value-type="float">
            <text:p>56263.7129969697</text:p>
          </table:table-cell>
          <table:table-cell office:value-type="float" office:value="39900.513843817" calcext:value-type="float">
            <text:p>39900.513843817</text:p>
          </table:table-cell>
          <table:table-cell office:value-type="float" office:value="61686.5408919013" calcext:value-type="float">
            <text:p>61686.5408919013</text:p>
          </table:table-cell>
          <table:table-cell office:value-type="float" office:value="48636.1935115536" calcext:value-type="float">
            <text:p>48636.1935115536</text:p>
          </table:table-cell>
          <table:table-cell office:value-type="float" office:value="5551.24469173792" calcext:value-type="float">
            <text:p>5551.24469173792</text:p>
          </table:table-cell>
          <table:table-cell table:number-columns-repeated="2"/>
          <table:table-cell table:formula="of:=39900.5+1500" office:value-type="float" office:value="41400.5" calcext:value-type="float">
            <text:p>4140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office:value-type="string" calcext:value-type="string">
            <text:p>2021-05-14T19:37:03Z</text:p>
          </table:table-cell>
          <table:table-cell office:value-type="float" office:value="56540.8659771074" calcext:value-type="float">
            <text:p>56540.8659771074</text:p>
          </table:table-cell>
          <table:table-cell office:value-type="float" office:value="39972.9945273873" calcext:value-type="float">
            <text:p>39972.9945273873</text:p>
          </table:table-cell>
          <table:table-cell office:value-type="float" office:value="61842.9939831631" calcext:value-type="float">
            <text:p>61842.9939831631</text:p>
          </table:table-cell>
          <table:table-cell office:value-type="float" office:value="48778.2431679725" calcext:value-type="float">
            <text:p>48778.2431679725</text:p>
          </table:table-cell>
          <table:table-cell office:value-type="float" office:value="5576.01010368402" calcext:value-type="float">
            <text:p>5576.01010368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office:value-type="string" calcext:value-type="string">
            <text:p>2021-05-14T23:01:21Z</text:p>
          </table:table-cell>
          <table:table-cell office:value-type="float" office:value="56245.1583427613" calcext:value-type="float">
            <text:p>56245.1583427613</text:p>
          </table:table-cell>
          <table:table-cell office:value-type="float" office:value="39755.1952215743" calcext:value-type="float">
            <text:p>39755.1952215743</text:p>
          </table:table-cell>
          <table:table-cell office:value-type="float" office:value="61560.5358271695" calcext:value-type="float">
            <text:p>61560.5358271695</text:p>
          </table:table-cell>
          <table:table-cell office:value-type="float" office:value="48494.5746569965" calcext:value-type="float">
            <text:p>48494.5746569965</text:p>
          </table:table-cell>
          <table:table-cell office:value-type="float" office:value="5572.04736042406" calcext:value-type="float">
            <text:p>5572.04736042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2021-05-17T13:55:38Z</text:p>
          </table:table-cell>
          <table:table-cell office:value-type="float" office:value="56511.048454311" calcext:value-type="float">
            <text:p>56511.048454311</text:p>
          </table:table-cell>
          <table:table-cell office:value-type="float" office:value="39862.1058507424" calcext:value-type="float">
            <text:p>39862.1058507424</text:p>
          </table:table-cell>
          <table:table-cell office:value-type="float" office:value="62101.3176965334" calcext:value-type="float">
            <text:p>62101.3176965334</text:p>
          </table:table-cell>
          <table:table-cell office:value-type="float" office:value="48760.3702293168" calcext:value-type="float">
            <text:p>48760.3702293168</text:p>
          </table:table-cell>
          <table:table-cell office:value-type="float" office:value="5983.40293260427" calcext:value-type="float">
            <text:p>5983.40293260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42" calcext:value-type="float">
            <text:p>1742</text:p>
          </table:table-cell>
          <table:table-cell office:value-type="string" calcext:value-type="string">
            <text:p>2021-05-21T23:03:06Z</text:p>
          </table:table-cell>
          <table:table-cell office:value-type="float" office:value="55555.1574829562" calcext:value-type="float">
            <text:p>55555.1574829562</text:p>
          </table:table-cell>
          <table:table-cell office:value-type="float" office:value="39296.9192811368" calcext:value-type="float">
            <text:p>39296.9192811368</text:p>
          </table:table-cell>
          <table:table-cell office:value-type="float" office:value="60988.2421851798" calcext:value-type="float">
            <text:p>60988.2421851798</text:p>
          </table:table-cell>
          <table:table-cell office:value-type="float" office:value="47879.6850564813" calcext:value-type="float">
            <text:p>47879.6850564813</text:p>
          </table:table-cell>
          <table:table-cell office:value-type="float" office:value="5622.57858213742" calcext:value-type="float">
            <text:p>5622.57858213742</text:p>
          </table:table-cell>
          <table:table-cell/>
          <table:table-cell table:formula="of:=39296.9-1500" office:value-type="float" office:value="37796.9" calcext:value-type="float">
            <text:p>37796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2021-05-22T00:23:58Z</text:p>
          </table:table-cell>
          <table:table-cell office:value-type="float" office:value="55633.9070213093" calcext:value-type="float">
            <text:p>55633.9070213093</text:p>
          </table:table-cell>
          <table:table-cell office:value-type="float" office:value="39347.4669419339" calcext:value-type="float">
            <text:p>39347.4669419339</text:p>
          </table:table-cell>
          <table:table-cell office:value-type="float" office:value="61080.071540123" calcext:value-type="float">
            <text:p>61080.071540123</text:p>
          </table:table-cell>
          <table:table-cell office:value-type="float" office:value="48027.1415771283" calcext:value-type="float">
            <text:p>48027.1415771283</text:p>
          </table:table-cell>
          <table:table-cell office:value-type="float" office:value="5834.39853727269" calcext:value-type="float">
            <text:p>5834.398537272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67" calcext:value-type="float">
            <text:p>1767</text:p>
          </table:table-cell>
          <table:table-cell office:value-type="string" calcext:value-type="string">
            <text:p>2021-05-28T23:48:10Z</text:p>
          </table:table-cell>
          <table:table-cell office:value-type="float" office:value="55611.2485823561" calcext:value-type="float">
            <text:p>55611.2485823561</text:p>
          </table:table-cell>
          <table:table-cell office:value-type="float" office:value="39442.8442504362" calcext:value-type="float">
            <text:p>39442.8442504362</text:p>
          </table:table-cell>
          <table:table-cell office:value-type="float" office:value="60838.1710736732" calcext:value-type="float">
            <text:p>60838.1710736732</text:p>
          </table:table-cell>
          <table:table-cell office:value-type="float" office:value="48014.193097906" calcext:value-type="float">
            <text:p>48014.193097906</text:p>
          </table:table-cell>
          <table:table-cell office:value-type="float" office:value="4922.50347451532" calcext:value-type="float">
            <text:p>4922.503474515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office:value-type="string" calcext:value-type="string">
            <text:p>2021-05-31T12:57:07Z</text:p>
          </table:table-cell>
          <table:table-cell office:value-type="float" office:value="54945.694994962" calcext:value-type="float">
            <text:p>54945.694994962</text:p>
          </table:table-cell>
          <table:table-cell office:value-type="float" office:value="39150.7326606428" calcext:value-type="float">
            <text:p>39150.7326606428</text:p>
          </table:table-cell>
          <table:table-cell office:value-type="float" office:value="60455.1074126784" calcext:value-type="float">
            <text:p>60455.1074126784</text:p>
          </table:table-cell>
          <table:table-cell office:value-type="float" office:value="47700.1395498893" calcext:value-type="float">
            <text:p>47700.1395498893</text:p>
          </table:table-cell>
          <table:table-cell office:value-type="float" office:value="5188.5732158348" calcext:value-type="float">
            <text:p>5188.57321583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office:value-type="string" calcext:value-type="string">
            <text:p>2021-05-31T13:20:06Z</text:p>
          </table:table-cell>
          <table:table-cell office:value-type="float" office:value="55080.1860786437" calcext:value-type="float">
            <text:p>55080.1860786437</text:p>
          </table:table-cell>
          <table:table-cell office:value-type="float" office:value="39385.3166866579" calcext:value-type="float">
            <text:p>39385.3166866579</text:p>
          </table:table-cell>
          <table:table-cell office:value-type="float" office:value="60331.3865100981" calcext:value-type="float">
            <text:p>60331.3865100981</text:p>
          </table:table-cell>
          <table:table-cell office:value-type="float" office:value="47874.0777211227" calcext:value-type="float">
            <text:p>47874.0777211227</text:p>
          </table:table-cell>
          <table:table-cell office:value-type="float" office:value="4761.98543923357" calcext:value-type="float">
            <text:p>4761.985439233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string" calcext:value-type="string">
            <text:p>2021-05-31T16:41:08Z</text:p>
          </table:table-cell>
          <table:table-cell office:value-type="float" office:value="55025.6544293863" calcext:value-type="float">
            <text:p>55025.6544293863</text:p>
          </table:table-cell>
          <table:table-cell office:value-type="float" office:value="39373.2589668096" calcext:value-type="float">
            <text:p>39373.2589668096</text:p>
          </table:table-cell>
          <table:table-cell office:value-type="float" office:value="60566.9413982636" calcext:value-type="float">
            <text:p>60566.9413982636</text:p>
          </table:table-cell>
          <table:table-cell office:value-type="float" office:value="47896.2715393676" calcext:value-type="float">
            <text:p>47896.2715393676</text:p>
          </table:table-cell>
          <table:table-cell office:value-type="float" office:value="4720.79523377115" calcext:value-type="float">
            <text:p>4720.795233771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71" calcext:value-type="float">
            <text:p>1771</text:p>
          </table:table-cell>
          <table:table-cell office:value-type="string" calcext:value-type="string">
            <text:p>2021-05-31T18:29:51Z</text:p>
          </table:table-cell>
          <table:table-cell office:value-type="float" office:value="55155.5597069197" calcext:value-type="float">
            <text:p>55155.5597069197</text:p>
          </table:table-cell>
          <table:table-cell office:value-type="float" office:value="39301.7049960937" calcext:value-type="float">
            <text:p>39301.7049960937</text:p>
          </table:table-cell>
          <table:table-cell office:value-type="float" office:value="60555.6733700541" calcext:value-type="float">
            <text:p>60555.6733700541</text:p>
          </table:table-cell>
          <table:table-cell office:value-type="float" office:value="47758.5907268353" calcext:value-type="float">
            <text:p>47758.5907268353</text:p>
          </table:table-cell>
          <table:table-cell office:value-type="float" office:value="4695.01500306494" calcext:value-type="float">
            <text:p>4695.015003064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2021-06-07T18:50:09Z</text:p>
          </table:table-cell>
          <table:table-cell office:value-type="float" office:value="56548.8223280188" calcext:value-type="float">
            <text:p>56548.8223280188</text:p>
          </table:table-cell>
          <table:table-cell office:value-type="float" office:value="39974.449125651" calcext:value-type="float">
            <text:p>39974.449125651</text:p>
          </table:table-cell>
          <table:table-cell office:value-type="float" office:value="61615.4769413952" calcext:value-type="float">
            <text:p>61615.4769413952</text:p>
          </table:table-cell>
          <table:table-cell office:value-type="float" office:value="48487.8329914289" calcext:value-type="float">
            <text:p>48487.8329914289</text:p>
          </table:table-cell>
          <table:table-cell office:value-type="float" office:value="5080.47045095148" calcext:value-type="float">
            <text:p>5080.470450951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93" calcext:value-type="float">
            <text:p>1793</text:p>
          </table:table-cell>
          <table:table-cell office:value-type="string" calcext:value-type="string">
            <text:p>2021-06-10T00:14:52Z</text:p>
          </table:table-cell>
          <table:table-cell office:value-type="float" office:value="55876.6535742344" calcext:value-type="float">
            <text:p>55876.6535742344</text:p>
          </table:table-cell>
          <table:table-cell office:value-type="float" office:value="39724.1757705444" calcext:value-type="float">
            <text:p>39724.1757705444</text:p>
          </table:table-cell>
          <table:table-cell office:value-type="float" office:value="61310.8454418888" calcext:value-type="float">
            <text:p>61310.8454418888</text:p>
          </table:table-cell>
          <table:table-cell office:value-type="float" office:value="48205.2582950153" calcext:value-type="float">
            <text:p>48205.2582950153</text:p>
          </table:table-cell>
          <table:table-cell office:value-type="float" office:value="6071.27565796042" calcext:value-type="float">
            <text:p>6071.275657960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99" calcext:value-type="float">
            <text:p>1799</text:p>
          </table:table-cell>
          <table:table-cell office:value-type="string" calcext:value-type="string">
            <text:p>2021-06-11T15:36:09Z</text:p>
          </table:table-cell>
          <table:table-cell office:value-type="float" office:value="54139.8541978579" calcext:value-type="float">
            <text:p>54139.8541978579</text:p>
          </table:table-cell>
          <table:table-cell office:value-type="float" office:value="38499.4192702936" calcext:value-type="float">
            <text:p>38499.4192702936</text:p>
          </table:table-cell>
          <table:table-cell office:value-type="float" office:value="59172.7846046007" calcext:value-type="float">
            <text:p>59172.7846046007</text:p>
          </table:table-cell>
          <table:table-cell office:value-type="float" office:value="46724.9079366686" calcext:value-type="float">
            <text:p>46724.9079366686</text:p>
          </table:table-cell>
          <table:table-cell office:value-type="float" office:value="5013.30576828624" calcext:value-type="float">
            <text:p>5013.305768286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string" calcext:value-type="string">
            <text:p>2021-06-11T16:49:21Z</text:p>
          </table:table-cell>
          <table:table-cell office:value-type="float" office:value="55883.4171210919" calcext:value-type="float">
            <text:p>55883.4171210919</text:p>
          </table:table-cell>
          <table:table-cell office:value-type="float" office:value="39742.3414831063" calcext:value-type="float">
            <text:p>39742.3414831063</text:p>
          </table:table-cell>
          <table:table-cell office:value-type="float" office:value="61197.5453219782" calcext:value-type="float">
            <text:p>61197.5453219782</text:p>
          </table:table-cell>
          <table:table-cell office:value-type="float" office:value="48190.4793646247" calcext:value-type="float">
            <text:p>48190.4793646247</text:p>
          </table:table-cell>
          <table:table-cell office:value-type="float" office:value="6173.37944690123" calcext:value-type="float">
            <text:p>6173.379446901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2021-06-14T13:05:32Z</text:p>
          </table:table-cell>
          <table:table-cell office:value-type="float" office:value="56331.3420008793" calcext:value-type="float">
            <text:p>56331.3420008793</text:p>
          </table:table-cell>
          <table:table-cell office:value-type="float" office:value="39991.4344097579" calcext:value-type="float">
            <text:p>39991.4344097579</text:p>
          </table:table-cell>
          <table:table-cell office:value-type="float" office:value="61390.9231938819" calcext:value-type="float">
            <text:p>61390.9231938819</text:p>
          </table:table-cell>
          <table:table-cell office:value-type="float" office:value="48349.2740959958" calcext:value-type="float">
            <text:p>48349.2740959958</text:p>
          </table:table-cell>
          <table:table-cell office:value-type="float" office:value="5017.03426537437" calcext:value-type="float">
            <text:p>5017.034265374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4" calcext:value-type="float">
            <text:p>1804</text:p>
          </table:table-cell>
          <table:table-cell office:value-type="string" calcext:value-type="string">
            <text:p>2021-06-14T16:08:21Z</text:p>
          </table:table-cell>
          <table:table-cell office:value-type="float" office:value="56534.3965440165" calcext:value-type="float">
            <text:p>56534.3965440165</text:p>
          </table:table-cell>
          <table:table-cell office:value-type="float" office:value="39983.4134410235" calcext:value-type="float">
            <text:p>39983.4134410235</text:p>
          </table:table-cell>
          <table:table-cell office:value-type="float" office:value="61756.3860434425" calcext:value-type="float">
            <text:p>61756.3860434425</text:p>
          </table:table-cell>
          <table:table-cell office:value-type="float" office:value="48585.1671367579" calcext:value-type="float">
            <text:p>48585.1671367579</text:p>
          </table:table-cell>
          <table:table-cell office:value-type="float" office:value="4925.73630540222" calcext:value-type="float">
            <text:p>4925.736305402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string" calcext:value-type="string">
            <text:p>2021-06-18T03:17:24Z</text:p>
          </table:table-cell>
          <table:table-cell office:value-type="float" office:value="55987.2002325087" calcext:value-type="float">
            <text:p>55987.2002325087</text:p>
          </table:table-cell>
          <table:table-cell office:value-type="float" office:value="39827.8818208712" calcext:value-type="float">
            <text:p>39827.8818208712</text:p>
          </table:table-cell>
          <table:table-cell office:value-type="float" office:value="61216.0172533006" calcext:value-type="float">
            <text:p>61216.0172533006</text:p>
          </table:table-cell>
          <table:table-cell office:value-type="float" office:value="48351.577038972" calcext:value-type="float">
            <text:p>48351.577038972</text:p>
          </table:table-cell>
          <table:table-cell office:value-type="float" office:value="4944.75350609367" calcext:value-type="float">
            <text:p>4944.75350609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 office:value-type="string" calcext:value-type="string">
            <text:p>2021-06-18T04:26:25Z</text:p>
          </table:table-cell>
          <table:table-cell office:value-type="float" office:value="56041.3104770961" calcext:value-type="float">
            <text:p>56041.3104770961</text:p>
          </table:table-cell>
          <table:table-cell office:value-type="float" office:value="39803.0320843373" calcext:value-type="float">
            <text:p>39803.0320843373</text:p>
          </table:table-cell>
          <table:table-cell office:value-type="float" office:value="61063.1629422681" calcext:value-type="float">
            <text:p>61063.1629422681</text:p>
          </table:table-cell>
          <table:table-cell office:value-type="float" office:value="48141.384849649" calcext:value-type="float">
            <text:p>48141.384849649</text:p>
          </table:table-cell>
          <table:table-cell office:value-type="float" office:value="4932.21260288381" calcext:value-type="float">
            <text:p>4932.212602883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string" calcext:value-type="string">
            <text:p>2021-06-21T12:32:14Z</text:p>
          </table:table-cell>
          <table:table-cell office:value-type="float" office:value="56339.0569486199" calcext:value-type="float">
            <text:p>56339.0569486199</text:p>
          </table:table-cell>
          <table:table-cell office:value-type="float" office:value="39949.5744286672" calcext:value-type="float">
            <text:p>39949.5744286672</text:p>
          </table:table-cell>
          <table:table-cell office:value-type="float" office:value="61891.0009340908" calcext:value-type="float">
            <text:p>61891.0009340908</text:p>
          </table:table-cell>
          <table:table-cell office:value-type="float" office:value="48554.7068083976" calcext:value-type="float">
            <text:p>48554.7068083976</text:p>
          </table:table-cell>
          <table:table-cell office:value-type="float" office:value="5170.59662282709" calcext:value-type="float">
            <text:p>5170.596622827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string" calcext:value-type="string">
            <text:p>2021-06-21T13:49:37Z</text:p>
          </table:table-cell>
          <table:table-cell office:value-type="float" office:value="56119.4421611669" calcext:value-type="float">
            <text:p>56119.4421611669</text:p>
          </table:table-cell>
          <table:table-cell office:value-type="float" office:value="39736.217636933" calcext:value-type="float">
            <text:p>39736.217636933</text:p>
          </table:table-cell>
          <table:table-cell office:value-type="float" office:value="61324.9625240025" calcext:value-type="float">
            <text:p>61324.9625240025</text:p>
          </table:table-cell>
          <table:table-cell office:value-type="float" office:value="48308.0443488999" calcext:value-type="float">
            <text:p>48308.0443488999</text:p>
          </table:table-cell>
          <table:table-cell office:value-type="float" office:value="5172.03461326167" calcext:value-type="float">
            <text:p>5172.034613261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office:value-type="string" calcext:value-type="string">
            <text:p>2021-06-21T18:39:59Z</text:p>
          </table:table-cell>
          <table:table-cell office:value-type="float" office:value="55930.7650766095" calcext:value-type="float">
            <text:p>55930.7650766095</text:p>
          </table:table-cell>
          <table:table-cell office:value-type="float" office:value="39803.9136148488" calcext:value-type="float">
            <text:p>39803.9136148488</text:p>
          </table:table-cell>
          <table:table-cell office:value-type="float" office:value="61706.5823145043" calcext:value-type="float">
            <text:p>61706.5823145043</text:p>
          </table:table-cell>
          <table:table-cell office:value-type="float" office:value="48446.5099604936" calcext:value-type="float">
            <text:p>48446.5099604936</text:p>
          </table:table-cell>
          <table:table-cell office:value-type="float" office:value="4920.59724729943" calcext:value-type="float">
            <text:p>4920.59724729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office:value-type="string" calcext:value-type="string">
            <text:p>2021-06-22T15:24:08Z</text:p>
          </table:table-cell>
          <table:table-cell office:value-type="float" office:value="56340.4566112578" calcext:value-type="float">
            <text:p>56340.4566112578</text:p>
          </table:table-cell>
          <table:table-cell office:value-type="float" office:value="39984.5718512611" calcext:value-type="float">
            <text:p>39984.5718512611</text:p>
          </table:table-cell>
          <table:table-cell office:value-type="float" office:value="61607.5421797177" calcext:value-type="float">
            <text:p>61607.5421797177</text:p>
          </table:table-cell>
          <table:table-cell office:value-type="float" office:value="48405.5030462978" calcext:value-type="float">
            <text:p>48405.5030462978</text:p>
          </table:table-cell>
          <table:table-cell office:value-type="float" office:value="4887.38660151835" calcext:value-type="float">
            <text:p>4887.386601518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office:value-type="string" calcext:value-type="string">
            <text:p>2021-06-22T15:38:29Z</text:p>
          </table:table-cell>
          <table:table-cell office:value-type="float" office:value="56144.2153473832" calcext:value-type="float">
            <text:p>56144.2153473832</text:p>
          </table:table-cell>
          <table:table-cell office:value-type="float" office:value="39957.5929425692" calcext:value-type="float">
            <text:p>39957.5929425692</text:p>
          </table:table-cell>
          <table:table-cell office:value-type="float" office:value="61042.0174064534" calcext:value-type="float">
            <text:p>61042.0174064534</text:p>
          </table:table-cell>
          <table:table-cell office:value-type="float" office:value="48065.7901871548" calcext:value-type="float">
            <text:p>48065.7901871548</text:p>
          </table:table-cell>
          <table:table-cell office:value-type="float" office:value="4890.7866779916" calcext:value-type="float">
            <text:p>4890.78667799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string" calcext:value-type="string">
            <text:p>2021-06-23T14:27:43Z</text:p>
          </table:table-cell>
          <table:table-cell office:value-type="float" office:value="56515.1572232878" calcext:value-type="float">
            <text:p>56515.1572232878</text:p>
          </table:table-cell>
          <table:table-cell office:value-type="float" office:value="39903.9183124255" calcext:value-type="float">
            <text:p>39903.9183124255</text:p>
          </table:table-cell>
          <table:table-cell office:value-type="float" office:value="61622.2620855049" calcext:value-type="float">
            <text:p>61622.2620855049</text:p>
          </table:table-cell>
          <table:table-cell office:value-type="float" office:value="48444.2422398651" calcext:value-type="float">
            <text:p>48444.2422398651</text:p>
          </table:table-cell>
          <table:table-cell office:value-type="float" office:value="5370.60800515708" calcext:value-type="float">
            <text:p>5370.608005157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office:value-type="string" calcext:value-type="string">
            <text:p>2021-06-23T15:26:01Z</text:p>
          </table:table-cell>
          <table:table-cell office:value-type="float" office:value="55790.5182202022" calcext:value-type="float">
            <text:p>55790.5182202022</text:p>
          </table:table-cell>
          <table:table-cell office:value-type="float" office:value="39759.8720168333" calcext:value-type="float">
            <text:p>39759.8720168333</text:p>
          </table:table-cell>
          <table:table-cell office:value-type="float" office:value="61334.9531684088" calcext:value-type="float">
            <text:p>61334.9531684088</text:p>
          </table:table-cell>
          <table:table-cell office:value-type="float" office:value="48109.0292566744" calcext:value-type="float">
            <text:p>48109.0292566744</text:p>
          </table:table-cell>
          <table:table-cell office:value-type="float" office:value="5339.78011914393" calcext:value-type="float">
            <text:p>5339.780119143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string" calcext:value-type="string">
            <text:p>2021-06-25T22:08:34Z</text:p>
          </table:table-cell>
          <table:table-cell office:value-type="float" office:value="54674.0840891204" calcext:value-type="float">
            <text:p>54674.0840891204</text:p>
          </table:table-cell>
          <table:table-cell office:value-type="float" office:value="38703.9787474184" calcext:value-type="float">
            <text:p>38703.9787474184</text:p>
          </table:table-cell>
          <table:table-cell office:value-type="float" office:value="59658.6314690498" calcext:value-type="float">
            <text:p>59658.6314690498</text:p>
          </table:table-cell>
          <table:table-cell office:value-type="float" office:value="46904.2033122368" calcext:value-type="float">
            <text:p>46904.2033122368</text:p>
          </table:table-cell>
          <table:table-cell office:value-type="float" office:value="5205.48846275104" calcext:value-type="float">
            <text:p>5205.488462751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office:value-type="string" calcext:value-type="string">
            <text:p>2021-06-27T02:37:38Z</text:p>
          </table:table-cell>
          <table:table-cell office:value-type="float" office:value="55993.2286642536" calcext:value-type="float">
            <text:p>55993.2286642536</text:p>
          </table:table-cell>
          <table:table-cell office:value-type="float" office:value="39684.6903627281" calcext:value-type="float">
            <text:p>39684.6903627281</text:p>
          </table:table-cell>
          <table:table-cell office:value-type="float" office:value="61376.3814828018" calcext:value-type="float">
            <text:p>61376.3814828018</text:p>
          </table:table-cell>
          <table:table-cell office:value-type="float" office:value="48127.7977741199" calcext:value-type="float">
            <text:p>48127.7977741199</text:p>
          </table:table-cell>
          <table:table-cell office:value-type="float" office:value="5339.77008976574" calcext:value-type="float">
            <text:p>5339.770089765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office:value-type="string" calcext:value-type="string">
            <text:p>2021-06-28T10:07:36Z</text:p>
          </table:table-cell>
          <table:table-cell office:value-type="float" office:value="55824.8881506044" calcext:value-type="float">
            <text:p>55824.8881506044</text:p>
          </table:table-cell>
          <table:table-cell office:value-type="float" office:value="39559.0672565625" calcext:value-type="float">
            <text:p>39559.0672565625</text:p>
          </table:table-cell>
          <table:table-cell office:value-type="float" office:value="61069.1131215138" calcext:value-type="float">
            <text:p>61069.1131215138</text:p>
          </table:table-cell>
          <table:table-cell office:value-type="float" office:value="48171.7027033969" calcext:value-type="float">
            <text:p>48171.7027033969</text:p>
          </table:table-cell>
          <table:table-cell office:value-type="float" office:value="5177.67042872774" calcext:value-type="float">
            <text:p>5177.670428727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8" calcext:value-type="float">
            <text:p>1828</text:p>
          </table:table-cell>
          <table:table-cell office:value-type="string" calcext:value-type="string">
            <text:p>2021-06-28T19:39:36Z</text:p>
          </table:table-cell>
          <table:table-cell office:value-type="float" office:value="56275.8968815558" calcext:value-type="float">
            <text:p>56275.8968815558</text:p>
          </table:table-cell>
          <table:table-cell office:value-type="float" office:value="39859.968703066" calcext:value-type="float">
            <text:p>39859.968703066</text:p>
          </table:table-cell>
          <table:table-cell office:value-type="float" office:value="61705.1014125726" calcext:value-type="float">
            <text:p>61705.1014125726</text:p>
          </table:table-cell>
          <table:table-cell office:value-type="float" office:value="48400.0434538101" calcext:value-type="float">
            <text:p>48400.0434538101</text:p>
          </table:table-cell>
          <table:table-cell office:value-type="float" office:value="5168.77700665792" calcext:value-type="float">
            <text:p>5168.777006657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string" calcext:value-type="string">
            <text:p>2021-06-28T20:12:16Z</text:p>
          </table:table-cell>
          <table:table-cell office:value-type="float" office:value="56628.475951359" calcext:value-type="float">
            <text:p>56628.475951359</text:p>
          </table:table-cell>
          <table:table-cell office:value-type="float" office:value="40012.7136138987" calcext:value-type="float">
            <text:p>40012.7136138987</text:p>
          </table:table-cell>
          <table:table-cell office:value-type="float" office:value="62083.4432259364" calcext:value-type="float">
            <text:p>62083.4432259364</text:p>
          </table:table-cell>
          <table:table-cell office:value-type="float" office:value="48703.2552655834" calcext:value-type="float">
            <text:p>48703.2552655834</text:p>
          </table:table-cell>
          <table:table-cell office:value-type="float" office:value="5203.7167773915" calcext:value-type="float">
            <text:p>5203.71677739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 office:value-type="string" calcext:value-type="string">
            <text:p>2021-06-29T07:15:33Z</text:p>
          </table:table-cell>
          <table:table-cell office:value-type="float" office:value="56051.3948067318" calcext:value-type="float">
            <text:p>56051.3948067318</text:p>
          </table:table-cell>
          <table:table-cell office:value-type="float" office:value="39727.2321246818" calcext:value-type="float">
            <text:p>39727.2321246818</text:p>
          </table:table-cell>
          <table:table-cell office:value-type="float" office:value="61383.7322714516" calcext:value-type="float">
            <text:p>61383.7322714516</text:p>
          </table:table-cell>
          <table:table-cell office:value-type="float" office:value="48300.2759029342" calcext:value-type="float">
            <text:p>48300.2759029342</text:p>
          </table:table-cell>
          <table:table-cell office:value-type="float" office:value="5305.62407175601" calcext:value-type="float">
            <text:p>5305.624071756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office:value-type="string" calcext:value-type="string">
            <text:p>2021-06-29T16:25:33Z</text:p>
          </table:table-cell>
          <table:table-cell office:value-type="float" office:value="56102.233332879" calcext:value-type="float">
            <text:p>56102.233332879</text:p>
          </table:table-cell>
          <table:table-cell office:value-type="float" office:value="39776.6827328752" calcext:value-type="float">
            <text:p>39776.6827328752</text:p>
          </table:table-cell>
          <table:table-cell office:value-type="float" office:value="61250.7999011841" calcext:value-type="float">
            <text:p>61250.7999011841</text:p>
          </table:table-cell>
          <table:table-cell office:value-type="float" office:value="48254.3516120216" calcext:value-type="float">
            <text:p>48254.3516120216</text:p>
          </table:table-cell>
          <table:table-cell office:value-type="float" office:value="5374.64201176365" calcext:value-type="float">
            <text:p>5374.642011763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office:value-type="string" calcext:value-type="string">
            <text:p>2021-06-29T17:38:02Z</text:p>
          </table:table-cell>
          <table:table-cell office:value-type="float" office:value="56247.2866191224" calcext:value-type="float">
            <text:p>56247.2866191224</text:p>
          </table:table-cell>
          <table:table-cell office:value-type="float" office:value="39792.0846417906" calcext:value-type="float">
            <text:p>39792.0846417906</text:p>
          </table:table-cell>
          <table:table-cell office:value-type="float" office:value="61354.5296106299" calcext:value-type="float">
            <text:p>61354.5296106299</text:p>
          </table:table-cell>
          <table:table-cell office:value-type="float" office:value="48310.7775225905" calcext:value-type="float">
            <text:p>48310.7775225905</text:p>
          </table:table-cell>
          <table:table-cell office:value-type="float" office:value="5325.50946662485" calcext:value-type="float">
            <text:p>5325.509466624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string" calcext:value-type="string">
            <text:p>2021-06-29T20:37:39Z</text:p>
          </table:table-cell>
          <table:table-cell office:value-type="float" office:value="56007.2637806976" calcext:value-type="float">
            <text:p>56007.2637806976</text:p>
          </table:table-cell>
          <table:table-cell office:value-type="float" office:value="39816.492215511" calcext:value-type="float">
            <text:p>39816.492215511</text:p>
          </table:table-cell>
          <table:table-cell office:value-type="float" office:value="61274.4336235261" calcext:value-type="float">
            <text:p>61274.4336235261</text:p>
          </table:table-cell>
          <table:table-cell office:value-type="float" office:value="48273.762657015" calcext:value-type="float">
            <text:p>48273.762657015</text:p>
          </table:table-cell>
          <table:table-cell office:value-type="float" office:value="5355.40479891051" calcext:value-type="float">
            <text:p>5355.404798910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office:value-type="string" calcext:value-type="string">
            <text:p>2021-06-30T17:53:58Z</text:p>
          </table:table-cell>
          <table:table-cell office:value-type="float" office:value="56172.8904901527" calcext:value-type="float">
            <text:p>56172.8904901527</text:p>
          </table:table-cell>
          <table:table-cell office:value-type="float" office:value="39945.713941036" calcext:value-type="float">
            <text:p>39945.713941036</text:p>
          </table:table-cell>
          <table:table-cell office:value-type="float" office:value="61504.9994176213" calcext:value-type="float">
            <text:p>61504.9994176213</text:p>
          </table:table-cell>
          <table:table-cell office:value-type="float" office:value="48431.1511795706" calcext:value-type="float">
            <text:p>48431.1511795706</text:p>
          </table:table-cell>
          <table:table-cell office:value-type="float" office:value="4987.03898184666" calcext:value-type="float">
            <text:p>4987.038981846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string" calcext:value-type="string">
            <text:p>2021-07-02T15:48:06Z</text:p>
          </table:table-cell>
          <table:table-cell office:value-type="float" office:value="55977.9691091466" calcext:value-type="float">
            <text:p>55977.9691091466</text:p>
          </table:table-cell>
          <table:table-cell office:value-type="float" office:value="39955.4046380889" calcext:value-type="float">
            <text:p>39955.4046380889</text:p>
          </table:table-cell>
          <table:table-cell office:value-type="float" office:value="61486.3581280574" calcext:value-type="float">
            <text:p>61486.3581280574</text:p>
          </table:table-cell>
          <table:table-cell office:value-type="float" office:value="48640.4700185565" calcext:value-type="float">
            <text:p>48640.4700185565</text:p>
          </table:table-cell>
          <table:table-cell office:value-type="float" office:value="4996.24521317508" calcext:value-type="float">
            <text:p>4996.245213175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string" calcext:value-type="string">
            <text:p>2021-07-02T16:36:19Z</text:p>
          </table:table-cell>
          <table:table-cell office:value-type="float" office:value="56023.6535013228" calcext:value-type="float">
            <text:p>56023.6535013228</text:p>
          </table:table-cell>
          <table:table-cell office:value-type="float" office:value="39900.5349186139" calcext:value-type="float">
            <text:p>39900.5349186139</text:p>
          </table:table-cell>
          <table:table-cell office:value-type="float" office:value="61322.8337347597" calcext:value-type="float">
            <text:p>61322.8337347597</text:p>
          </table:table-cell>
          <table:table-cell office:value-type="float" office:value="48343.8795885032" calcext:value-type="float">
            <text:p>48343.8795885032</text:p>
          </table:table-cell>
          <table:table-cell office:value-type="float" office:value="4977.87492803083" calcext:value-type="float">
            <text:p>4977.874928030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1" calcext:value-type="float">
            <text:p>1841</text:p>
          </table:table-cell>
          <table:table-cell office:value-type="string" calcext:value-type="string">
            <text:p>2021-07-06T08:24:16Z</text:p>
          </table:table-cell>
          <table:table-cell office:value-type="float" office:value="55853.1554503546" calcext:value-type="float">
            <text:p>55853.1554503546</text:p>
          </table:table-cell>
          <table:table-cell office:value-type="float" office:value="39728.8597831055" calcext:value-type="float">
            <text:p>39728.8597831055</text:p>
          </table:table-cell>
          <table:table-cell office:value-type="float" office:value="61248.3491379636" calcext:value-type="float">
            <text:p>61248.3491379636</text:p>
          </table:table-cell>
          <table:table-cell office:value-type="float" office:value="48228.6532810584" calcext:value-type="float">
            <text:p>48228.6532810584</text:p>
          </table:table-cell>
          <table:table-cell office:value-type="float" office:value="4976.55871391985" calcext:value-type="float">
            <text:p>4976.558713919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office:value-type="string" calcext:value-type="string">
            <text:p>2021-07-07T02:02:31Z</text:p>
          </table:table-cell>
          <table:table-cell office:value-type="float" office:value="56116.3353666886" calcext:value-type="float">
            <text:p>56116.3353666886</text:p>
          </table:table-cell>
          <table:table-cell office:value-type="float" office:value="39851.2229378041" calcext:value-type="float">
            <text:p>39851.2229378041</text:p>
          </table:table-cell>
          <table:table-cell office:value-type="float" office:value="61664.9816975306" calcext:value-type="float">
            <text:p>61664.9816975306</text:p>
          </table:table-cell>
          <table:table-cell office:value-type="float" office:value="48436.7535956107" calcext:value-type="float">
            <text:p>48436.7535956107</text:p>
          </table:table-cell>
          <table:table-cell office:value-type="float" office:value="4794.51549683397" calcext:value-type="float">
            <text:p>4794.515496833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3" calcext:value-type="float">
            <text:p>1843</text:p>
          </table:table-cell>
          <table:table-cell office:value-type="string" calcext:value-type="string">
            <text:p>2021-07-07T09:17:06Z</text:p>
          </table:table-cell>
          <table:table-cell office:value-type="float" office:value="56271.2463402146" calcext:value-type="float">
            <text:p>56271.2463402146</text:p>
          </table:table-cell>
          <table:table-cell office:value-type="float" office:value="39937.889762977" calcext:value-type="float">
            <text:p>39937.889762977</text:p>
          </table:table-cell>
          <table:table-cell office:value-type="float" office:value="61753.7814590356" calcext:value-type="float">
            <text:p>61753.7814590356</text:p>
          </table:table-cell>
          <table:table-cell office:value-type="float" office:value="48488.7714246187" calcext:value-type="float">
            <text:p>48488.7714246187</text:p>
          </table:table-cell>
          <table:table-cell office:value-type="float" office:value="4823.55007130995" calcext:value-type="float">
            <text:p>4823.550071309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18" calcext:value-type="float">
            <text:p>28018</text:p>
          </table:table-cell>
          <table:table-cell office:value-type="string" calcext:value-type="string">
            <text:p>2021-04-16T18:30:14Z</text:p>
          </table:table-cell>
          <table:table-cell office:value-type="float" office:value="46083.7431027908" calcext:value-type="float">
            <text:p>46083.7431027908</text:p>
          </table:table-cell>
          <table:table-cell office:value-type="float" office:value="33931.5012876988" calcext:value-type="float">
            <text:p>33931.5012876988</text:p>
          </table:table-cell>
          <table:table-cell office:value-type="float" office:value="49699.5425655098" calcext:value-type="float">
            <text:p>49699.5425655098</text:p>
          </table:table-cell>
          <table:table-cell office:value-type="float" office:value="40294.5456690231" calcext:value-type="float">
            <text:p>40294.5456690231</text:p>
          </table:table-cell>
          <table:table-cell office:value-type="float" office:value="4350.91372948297" calcext:value-type="float">
            <text:p>4350.91372948297</text:p>
          </table:table-cell>
          <table:table-cell table:number-columns-repeated="2"/>
          <table:table-cell table:formula="of:=33931.5-1500" office:value-type="float" office:value="32431.5" calcext:value-type="float">
            <text:p>3243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019" calcext:value-type="float">
            <text:p>28019</text:p>
          </table:table-cell>
          <table:table-cell office:value-type="string" calcext:value-type="string">
            <text:p>2021-04-16T19:49:40Z</text:p>
          </table:table-cell>
          <table:table-cell office:value-type="float" office:value="45869.0985327987" calcext:value-type="float">
            <text:p>45869.0985327987</text:p>
          </table:table-cell>
          <table:table-cell office:value-type="float" office:value="33784.7540434928" calcext:value-type="float">
            <text:p>33784.7540434928</text:p>
          </table:table-cell>
          <table:table-cell office:value-type="float" office:value="49661.095045555" calcext:value-type="float">
            <text:p>49661.095045555</text:p>
          </table:table-cell>
          <table:table-cell office:value-type="float" office:value="40244.3260378732" calcext:value-type="float">
            <text:p>40244.3260378732</text:p>
          </table:table-cell>
          <table:table-cell office:value-type="float" office:value="4301.91823226049" calcext:value-type="float">
            <text:p>4301.918232260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21" calcext:value-type="float">
            <text:p>28021</text:p>
          </table:table-cell>
          <table:table-cell office:value-type="string" calcext:value-type="string">
            <text:p>2021-04-16T21:34:25Z</text:p>
          </table:table-cell>
          <table:table-cell office:value-type="float" office:value="45524.3746386358" calcext:value-type="float">
            <text:p>45524.3746386358</text:p>
          </table:table-cell>
          <table:table-cell office:value-type="float" office:value="33875.5558608104" calcext:value-type="float">
            <text:p>33875.5558608104</text:p>
          </table:table-cell>
          <table:table-cell office:value-type="float" office:value="49123.7078080263" calcext:value-type="float">
            <text:p>49123.7078080263</text:p>
          </table:table-cell>
          <table:table-cell office:value-type="float" office:value="40042.6731331874" calcext:value-type="float">
            <text:p>40042.6731331874</text:p>
          </table:table-cell>
          <table:table-cell office:value-type="float" office:value="4391.70360597018" calcext:value-type="float">
            <text:p>4391.703605970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22" calcext:value-type="float">
            <text:p>28022</text:p>
          </table:table-cell>
          <table:table-cell office:value-type="string" calcext:value-type="string">
            <text:p>2021-04-17T01:44:44Z</text:p>
          </table:table-cell>
          <table:table-cell office:value-type="float" office:value="45707.0259250745" calcext:value-type="float">
            <text:p>45707.0259250745</text:p>
          </table:table-cell>
          <table:table-cell office:value-type="float" office:value="33958.912668732" calcext:value-type="float">
            <text:p>33958.912668732</text:p>
          </table:table-cell>
          <table:table-cell office:value-type="float" office:value="49327.5793993527" calcext:value-type="float">
            <text:p>49327.5793993527</text:p>
          </table:table-cell>
          <table:table-cell office:value-type="float" office:value="40210.4117998609" calcext:value-type="float">
            <text:p>40210.4117998609</text:p>
          </table:table-cell>
          <table:table-cell office:value-type="float" office:value="4342.90360192497" calcext:value-type="float">
            <text:p>4342.903601924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23" calcext:value-type="float">
            <text:p>28023</text:p>
          </table:table-cell>
          <table:table-cell office:value-type="string" calcext:value-type="string">
            <text:p>2021-04-19T06:01:27Z</text:p>
          </table:table-cell>
          <table:table-cell office:value-type="float" office:value="45553.5540184763" calcext:value-type="float">
            <text:p>45553.5540184763</text:p>
          </table:table-cell>
          <table:table-cell office:value-type="float" office:value="33822.3012018726" calcext:value-type="float">
            <text:p>33822.3012018726</text:p>
          </table:table-cell>
          <table:table-cell office:value-type="float" office:value="49116.22399515" calcext:value-type="float">
            <text:p>49116.22399515</text:p>
          </table:table-cell>
          <table:table-cell office:value-type="float" office:value="40002.5928367053" calcext:value-type="float">
            <text:p>40002.5928367053</text:p>
          </table:table-cell>
          <table:table-cell office:value-type="float" office:value="4803.26130205569" calcext:value-type="float">
            <text:p>4803.261302055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24" calcext:value-type="float">
            <text:p>28024</text:p>
          </table:table-cell>
          <table:table-cell office:value-type="string" calcext:value-type="string">
            <text:p>2021-04-19T12:22:16Z</text:p>
          </table:table-cell>
          <table:table-cell office:value-type="float" office:value="45627.7292447669" calcext:value-type="float">
            <text:p>45627.7292447669</text:p>
          </table:table-cell>
          <table:table-cell office:value-type="float" office:value="33896.070149071" calcext:value-type="float">
            <text:p>33896.070149071</text:p>
          </table:table-cell>
          <table:table-cell office:value-type="float" office:value="49447.205686438" calcext:value-type="float">
            <text:p>49447.205686438</text:p>
          </table:table-cell>
          <table:table-cell office:value-type="float" office:value="40125.385475992" calcext:value-type="float">
            <text:p>40125.385475992</text:p>
          </table:table-cell>
          <table:table-cell office:value-type="float" office:value="4758.40923306929" calcext:value-type="float">
            <text:p>4758.409233069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25" calcext:value-type="float">
            <text:p>28025</text:p>
          </table:table-cell>
          <table:table-cell office:value-type="string" calcext:value-type="string">
            <text:p>2021-04-19T12:54:08Z</text:p>
          </table:table-cell>
          <table:table-cell office:value-type="float" office:value="46079.9612572273" calcext:value-type="float">
            <text:p>46079.9612572273</text:p>
          </table:table-cell>
          <table:table-cell office:value-type="float" office:value="34178.7415957531" calcext:value-type="float">
            <text:p>34178.7415957531</text:p>
          </table:table-cell>
          <table:table-cell office:value-type="float" office:value="49882.3150658484" calcext:value-type="float">
            <text:p>49882.3150658484</text:p>
          </table:table-cell>
          <table:table-cell office:value-type="float" office:value="40472.4165812924" calcext:value-type="float">
            <text:p>40472.4165812924</text:p>
          </table:table-cell>
          <table:table-cell office:value-type="float" office:value="4613.62535532799" calcext:value-type="float">
            <text:p>4613.625355327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31" calcext:value-type="float">
            <text:p>28031</text:p>
          </table:table-cell>
          <table:table-cell office:value-type="string" calcext:value-type="string">
            <text:p>2021-04-19T15:22:45Z</text:p>
          </table:table-cell>
          <table:table-cell office:value-type="float" office:value="45825.6120299324" calcext:value-type="float">
            <text:p>45825.6120299324</text:p>
          </table:table-cell>
          <table:table-cell office:value-type="float" office:value="33903.5218740643" calcext:value-type="float">
            <text:p>33903.5218740643</text:p>
          </table:table-cell>
          <table:table-cell office:value-type="float" office:value="49465.5936442583" calcext:value-type="float">
            <text:p>49465.5936442583</text:p>
          </table:table-cell>
          <table:table-cell office:value-type="float" office:value="40319.0610148356" calcext:value-type="float">
            <text:p>40319.0610148356</text:p>
          </table:table-cell>
          <table:table-cell office:value-type="float" office:value="4646.41586684387" calcext:value-type="float">
            <text:p>4646.415866843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33" calcext:value-type="float">
            <text:p>28033</text:p>
          </table:table-cell>
          <table:table-cell office:value-type="string" calcext:value-type="string">
            <text:p>2021-04-19T16:16:41Z</text:p>
          </table:table-cell>
          <table:table-cell office:value-type="float" office:value="45839.0837571872" calcext:value-type="float">
            <text:p>45839.0837571872</text:p>
          </table:table-cell>
          <table:table-cell office:value-type="float" office:value="34072.8832532488" calcext:value-type="float">
            <text:p>34072.8832532488</text:p>
          </table:table-cell>
          <table:table-cell office:value-type="float" office:value="49377.5385097253" calcext:value-type="float">
            <text:p>49377.5385097253</text:p>
          </table:table-cell>
          <table:table-cell office:value-type="float" office:value="40311.5594282977" calcext:value-type="float">
            <text:p>40311.5594282977</text:p>
          </table:table-cell>
          <table:table-cell office:value-type="float" office:value="4635.73003421437" calcext:value-type="float">
            <text:p>4635.730034214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36" calcext:value-type="float">
            <text:p>28036</text:p>
          </table:table-cell>
          <table:table-cell office:value-type="string" calcext:value-type="string">
            <text:p>2021-04-19T18:07:39Z</text:p>
          </table:table-cell>
          <table:table-cell office:value-type="float" office:value="45339.0735218053" calcext:value-type="float">
            <text:p>45339.0735218053</text:p>
          </table:table-cell>
          <table:table-cell office:value-type="float" office:value="33717.4534980094" calcext:value-type="float">
            <text:p>33717.4534980094</text:p>
          </table:table-cell>
          <table:table-cell office:value-type="float" office:value="49022.8896004248" calcext:value-type="float">
            <text:p>49022.8896004248</text:p>
          </table:table-cell>
          <table:table-cell office:value-type="float" office:value="39994.6421253783" calcext:value-type="float">
            <text:p>39994.6421253783</text:p>
          </table:table-cell>
          <table:table-cell office:value-type="float" office:value="4640.18054024752" calcext:value-type="float">
            <text:p>4640.180540247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41" calcext:value-type="float">
            <text:p>28041</text:p>
          </table:table-cell>
          <table:table-cell office:value-type="string" calcext:value-type="string">
            <text:p>2021-04-19T19:57:49Z</text:p>
          </table:table-cell>
          <table:table-cell office:value-type="float" office:value="45686.746571255" calcext:value-type="float">
            <text:p>45686.746571255</text:p>
          </table:table-cell>
          <table:table-cell office:value-type="float" office:value="33848.6307549867" calcext:value-type="float">
            <text:p>33848.6307549867</text:p>
          </table:table-cell>
          <table:table-cell office:value-type="float" office:value="49195.3107781903" calcext:value-type="float">
            <text:p>49195.3107781903</text:p>
          </table:table-cell>
          <table:table-cell office:value-type="float" office:value="39979.4543119875" calcext:value-type="float">
            <text:p>39979.4543119875</text:p>
          </table:table-cell>
          <table:table-cell office:value-type="float" office:value="4714.20595549231" calcext:value-type="float">
            <text:p>4714.205955492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42" calcext:value-type="float">
            <text:p>28042</text:p>
          </table:table-cell>
          <table:table-cell office:value-type="string" calcext:value-type="string">
            <text:p>2021-04-19T20:25:55Z</text:p>
          </table:table-cell>
          <table:table-cell office:value-type="float" office:value="45325.4717569651" calcext:value-type="float">
            <text:p>45325.4717569651</text:p>
          </table:table-cell>
          <table:table-cell office:value-type="float" office:value="33710.0712872598" calcext:value-type="float">
            <text:p>33710.0712872598</text:p>
          </table:table-cell>
          <table:table-cell office:value-type="float" office:value="48726.3298207148" calcext:value-type="float">
            <text:p>48726.3298207148</text:p>
          </table:table-cell>
          <table:table-cell office:value-type="float" office:value="39729.7202051952" calcext:value-type="float">
            <text:p>39729.7202051952</text:p>
          </table:table-cell>
          <table:table-cell office:value-type="float" office:value="4912.35796423123" calcext:value-type="float">
            <text:p>4912.357964231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46" calcext:value-type="float">
            <text:p>28046</text:p>
          </table:table-cell>
          <table:table-cell office:value-type="string" calcext:value-type="string">
            <text:p>2021-04-19T23:07:22Z</text:p>
          </table:table-cell>
          <table:table-cell office:value-type="float" office:value="45260.9440030332" calcext:value-type="float">
            <text:p>45260.9440030332</text:p>
          </table:table-cell>
          <table:table-cell office:value-type="float" office:value="33687.7217867251" calcext:value-type="float">
            <text:p>33687.7217867251</text:p>
          </table:table-cell>
          <table:table-cell office:value-type="float" office:value="48803.1257149225" calcext:value-type="float">
            <text:p>48803.1257149225</text:p>
          </table:table-cell>
          <table:table-cell office:value-type="float" office:value="39759.0122334892" calcext:value-type="float">
            <text:p>39759.0122334892</text:p>
          </table:table-cell>
          <table:table-cell office:value-type="float" office:value="4729.84663031579" calcext:value-type="float">
            <text:p>4729.846630315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49" calcext:value-type="float">
            <text:p>28049</text:p>
          </table:table-cell>
          <table:table-cell office:value-type="string" calcext:value-type="string">
            <text:p>2021-04-20T00:37:15Z</text:p>
          </table:table-cell>
          <table:table-cell office:value-type="float" office:value="45014.3663100788" calcext:value-type="float">
            <text:p>45014.3663100788</text:p>
          </table:table-cell>
          <table:table-cell office:value-type="float" office:value="33512.205830568" calcext:value-type="float">
            <text:p>33512.205830568</text:p>
          </table:table-cell>
          <table:table-cell office:value-type="float" office:value="48617.2216072881" calcext:value-type="float">
            <text:p>48617.2216072881</text:p>
          </table:table-cell>
          <table:table-cell office:value-type="float" office:value="39556.5063770204" calcext:value-type="float">
            <text:p>39556.5063770204</text:p>
          </table:table-cell>
          <table:table-cell office:value-type="float" office:value="4673.07983849566" calcext:value-type="float">
            <text:p>4673.079838495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52" calcext:value-type="float">
            <text:p>28052</text:p>
          </table:table-cell>
          <table:table-cell office:value-type="string" calcext:value-type="string">
            <text:p>2021-04-20T02:32:24Z</text:p>
          </table:table-cell>
          <table:table-cell office:value-type="float" office:value="45641.7087408198" calcext:value-type="float">
            <text:p>45641.7087408198</text:p>
          </table:table-cell>
          <table:table-cell office:value-type="float" office:value="33882.8702220935" calcext:value-type="float">
            <text:p>33882.8702220935</text:p>
          </table:table-cell>
          <table:table-cell office:value-type="float" office:value="49349.9757344543" calcext:value-type="float">
            <text:p>49349.9757344543</text:p>
          </table:table-cell>
          <table:table-cell office:value-type="float" office:value="40106.5989271142" calcext:value-type="float">
            <text:p>40106.5989271142</text:p>
          </table:table-cell>
          <table:table-cell office:value-type="float" office:value="4743.19383966932" calcext:value-type="float">
            <text:p>4743.193839669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53" calcext:value-type="float">
            <text:p>28053</text:p>
          </table:table-cell>
          <table:table-cell office:value-type="string" calcext:value-type="string">
            <text:p>2021-04-20T03:10:09Z</text:p>
          </table:table-cell>
          <table:table-cell office:value-type="float" office:value="45543.4569916287" calcext:value-type="float">
            <text:p>45543.4569916287</text:p>
          </table:table-cell>
          <table:table-cell office:value-type="float" office:value="33856.4362143323" calcext:value-type="float">
            <text:p>33856.4362143323</text:p>
          </table:table-cell>
          <table:table-cell office:value-type="float" office:value="49099.9911332359" calcext:value-type="float">
            <text:p>49099.9911332359</text:p>
          </table:table-cell>
          <table:table-cell office:value-type="float" office:value="39991.3025209533" calcext:value-type="float">
            <text:p>39991.3025209533</text:p>
          </table:table-cell>
          <table:table-cell office:value-type="float" office:value="4877.200254372" calcext:value-type="float">
            <text:p>4877.2002543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54" calcext:value-type="float">
            <text:p>28054</text:p>
          </table:table-cell>
          <table:table-cell office:value-type="string" calcext:value-type="string">
            <text:p>2021-04-20T10:05:59Z</text:p>
          </table:table-cell>
          <table:table-cell office:value-type="float" office:value="45509.9800689752" calcext:value-type="float">
            <text:p>45509.9800689752</text:p>
          </table:table-cell>
          <table:table-cell office:value-type="float" office:value="33916.9259444764" calcext:value-type="float">
            <text:p>33916.9259444764</text:p>
          </table:table-cell>
          <table:table-cell office:value-type="float" office:value="49146.4291723412" calcext:value-type="float">
            <text:p>49146.4291723412</text:p>
          </table:table-cell>
          <table:table-cell office:value-type="float" office:value="40021.2933271861" calcext:value-type="float">
            <text:p>40021.2933271861</text:p>
          </table:table-cell>
          <table:table-cell office:value-type="float" office:value="4794.77091342988" calcext:value-type="float">
            <text:p>4794.770913429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55" calcext:value-type="float">
            <text:p>28055</text:p>
          </table:table-cell>
          <table:table-cell office:value-type="string" calcext:value-type="string">
            <text:p>2021-04-20T12:47:22Z</text:p>
          </table:table-cell>
          <table:table-cell office:value-type="float" office:value="45799.2778503748" calcext:value-type="float">
            <text:p>45799.2778503748</text:p>
          </table:table-cell>
          <table:table-cell office:value-type="float" office:value="33970.0979956148" calcext:value-type="float">
            <text:p>33970.0979956148</text:p>
          </table:table-cell>
          <table:table-cell office:value-type="float" office:value="49335.7441307734" calcext:value-type="float">
            <text:p>49335.7441307734</text:p>
          </table:table-cell>
          <table:table-cell office:value-type="float" office:value="40132.10660687" calcext:value-type="float">
            <text:p>40132.10660687</text:p>
          </table:table-cell>
          <table:table-cell office:value-type="float" office:value="4917.88365670146" calcext:value-type="float">
            <text:p>4917.883656701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62" calcext:value-type="float">
            <text:p>28062</text:p>
          </table:table-cell>
          <table:table-cell office:value-type="string" calcext:value-type="string">
            <text:p>2021-04-20T15:34:29Z</text:p>
          </table:table-cell>
          <table:table-cell office:value-type="float" office:value="45682.0641560053" calcext:value-type="float">
            <text:p>45682.0641560053</text:p>
          </table:table-cell>
          <table:table-cell office:value-type="float" office:value="33926.8679141013" calcext:value-type="float">
            <text:p>33926.8679141013</text:p>
          </table:table-cell>
          <table:table-cell office:value-type="float" office:value="49217.1145392021" calcext:value-type="float">
            <text:p>49217.1145392021</text:p>
          </table:table-cell>
          <table:table-cell office:value-type="float" office:value="40037.4024554806" calcext:value-type="float">
            <text:p>40037.4024554806</text:p>
          </table:table-cell>
          <table:table-cell office:value-type="float" office:value="5086.96897986456" calcext:value-type="float">
            <text:p>5086.968979864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70" calcext:value-type="float">
            <text:p>28070</text:p>
          </table:table-cell>
          <table:table-cell office:value-type="string" calcext:value-type="string">
            <text:p>2021-04-20T18:44:59Z</text:p>
          </table:table-cell>
          <table:table-cell office:value-type="float" office:value="45389.1717294219" calcext:value-type="float">
            <text:p>45389.1717294219</text:p>
          </table:table-cell>
          <table:table-cell office:value-type="float" office:value="33727.4875136571" calcext:value-type="float">
            <text:p>33727.4875136571</text:p>
          </table:table-cell>
          <table:table-cell office:value-type="float" office:value="49198.2817922946" calcext:value-type="float">
            <text:p>49198.2817922946</text:p>
          </table:table-cell>
          <table:table-cell office:value-type="float" office:value="40028.8641436166" calcext:value-type="float">
            <text:p>40028.8641436166</text:p>
          </table:table-cell>
          <table:table-cell office:value-type="float" office:value="4835.10740987613" calcext:value-type="float">
            <text:p>4835.107409876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77" calcext:value-type="float">
            <text:p>28077</text:p>
          </table:table-cell>
          <table:table-cell office:value-type="string" calcext:value-type="string">
            <text:p>2021-04-20T20:25:09Z</text:p>
          </table:table-cell>
          <table:table-cell office:value-type="float" office:value="45769.4801973121" calcext:value-type="float">
            <text:p>45769.4801973121</text:p>
          </table:table-cell>
          <table:table-cell office:value-type="float" office:value="33882.6466594731" calcext:value-type="float">
            <text:p>33882.6466594731</text:p>
          </table:table-cell>
          <table:table-cell office:value-type="float" office:value="49423.7699299484" calcext:value-type="float">
            <text:p>49423.7699299484</text:p>
          </table:table-cell>
          <table:table-cell office:value-type="float" office:value="40123.4105710876" calcext:value-type="float">
            <text:p>40123.4105710876</text:p>
          </table:table-cell>
          <table:table-cell office:value-type="float" office:value="4634.88242166542" calcext:value-type="float">
            <text:p>4634.882421665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11" calcext:value-type="float">
            <text:p>28111</text:p>
          </table:table-cell>
          <table:table-cell office:value-type="string" calcext:value-type="string">
            <text:p>2021-04-21T17:46:40Z</text:p>
          </table:table-cell>
          <table:table-cell office:value-type="float" office:value="45686.1809071833" calcext:value-type="float">
            <text:p>45686.1809071833</text:p>
          </table:table-cell>
          <table:table-cell office:value-type="float" office:value="33997.9442996897" calcext:value-type="float">
            <text:p>33997.9442996897</text:p>
          </table:table-cell>
          <table:table-cell office:value-type="float" office:value="49119.1080453732" calcext:value-type="float">
            <text:p>49119.1080453732</text:p>
          </table:table-cell>
          <table:table-cell office:value-type="float" office:value="40225.2368006827" calcext:value-type="float">
            <text:p>40225.2368006827</text:p>
          </table:table-cell>
          <table:table-cell office:value-type="float" office:value="4855.41200844923" calcext:value-type="float">
            <text:p>4855.412008449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13" calcext:value-type="float">
            <text:p>28113</text:p>
          </table:table-cell>
          <table:table-cell office:value-type="string" calcext:value-type="string">
            <text:p>2021-04-21T19:29:34Z</text:p>
          </table:table-cell>
          <table:table-cell office:value-type="float" office:value="45908.6932148428" calcext:value-type="float">
            <text:p>45908.6932148428</text:p>
          </table:table-cell>
          <table:table-cell office:value-type="float" office:value="33967.0052227724" calcext:value-type="float">
            <text:p>33967.0052227724</text:p>
          </table:table-cell>
          <table:table-cell office:value-type="float" office:value="49609.2154523664" calcext:value-type="float">
            <text:p>49609.2154523664</text:p>
          </table:table-cell>
          <table:table-cell office:value-type="float" office:value="40251.3891643854" calcext:value-type="float">
            <text:p>40251.3891643854</text:p>
          </table:table-cell>
          <table:table-cell office:value-type="float" office:value="4958.41138493183" calcext:value-type="float">
            <text:p>4958.411384931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21" calcext:value-type="float">
            <text:p>28121</text:p>
          </table:table-cell>
          <table:table-cell office:value-type="string" calcext:value-type="string">
            <text:p>2021-04-21T23:00:01Z</text:p>
          </table:table-cell>
          <table:table-cell office:value-type="float" office:value="46352.2526044055" calcext:value-type="float">
            <text:p>46352.2526044055</text:p>
          </table:table-cell>
          <table:table-cell office:value-type="float" office:value="34198.2308145684" calcext:value-type="float">
            <text:p>34198.2308145684</text:p>
          </table:table-cell>
          <table:table-cell office:value-type="float" office:value="50086.0743939888" calcext:value-type="float">
            <text:p>50086.0743939888</text:p>
          </table:table-cell>
          <table:table-cell office:value-type="float" office:value="40735.9419949058" calcext:value-type="float">
            <text:p>40735.9419949058</text:p>
          </table:table-cell>
          <table:table-cell office:value-type="float" office:value="5635.20189674941" calcext:value-type="float">
            <text:p>5635.201896749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27" calcext:value-type="float">
            <text:p>28127</text:p>
          </table:table-cell>
          <table:table-cell office:value-type="string" calcext:value-type="string">
            <text:p>2021-04-22T00:29:31Z</text:p>
          </table:table-cell>
          <table:table-cell office:value-type="float" office:value="45952.4478000872" calcext:value-type="float">
            <text:p>45952.4478000872</text:p>
          </table:table-cell>
          <table:table-cell office:value-type="float" office:value="34018.6609934348" calcext:value-type="float">
            <text:p>34018.6609934348</text:p>
          </table:table-cell>
          <table:table-cell office:value-type="float" office:value="49833.1706313439" calcext:value-type="float">
            <text:p>49833.1706313439</text:p>
          </table:table-cell>
          <table:table-cell office:value-type="float" office:value="40595.7255981743" calcext:value-type="float">
            <text:p>40595.7255981743</text:p>
          </table:table-cell>
          <table:table-cell office:value-type="float" office:value="5661.34808409574" calcext:value-type="float">
            <text:p>5661.348084095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28" calcext:value-type="float">
            <text:p>28128</text:p>
          </table:table-cell>
          <table:table-cell office:value-type="string" calcext:value-type="string">
            <text:p>2021-04-22T04:50:46Z</text:p>
          </table:table-cell>
          <table:table-cell office:value-type="float" office:value="44720.9079343896" calcext:value-type="float">
            <text:p>44720.9079343896</text:p>
          </table:table-cell>
          <table:table-cell office:value-type="float" office:value="33011.7179562927" calcext:value-type="float">
            <text:p>33011.7179562927</text:p>
          </table:table-cell>
          <table:table-cell office:value-type="float" office:value="48452.6446687112" calcext:value-type="float">
            <text:p>48452.6446687112</text:p>
          </table:table-cell>
          <table:table-cell office:value-type="float" office:value="39276.248746325" calcext:value-type="float">
            <text:p>39276.248746325</text:p>
          </table:table-cell>
          <table:table-cell office:value-type="float" office:value="4936.47604916756" calcext:value-type="float">
            <text:p>4936.476049167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29" calcext:value-type="float">
            <text:p>28129</text:p>
          </table:table-cell>
          <table:table-cell office:value-type="string" calcext:value-type="string">
            <text:p>2021-04-22T06:34:14Z</text:p>
          </table:table-cell>
          <table:table-cell office:value-type="float" office:value="46056.9187839052" calcext:value-type="float">
            <text:p>46056.9187839052</text:p>
          </table:table-cell>
          <table:table-cell office:value-type="float" office:value="34019.5265840334" calcext:value-type="float">
            <text:p>34019.5265840334</text:p>
          </table:table-cell>
          <table:table-cell office:value-type="float" office:value="50035.7745870274" calcext:value-type="float">
            <text:p>50035.7745870274</text:p>
          </table:table-cell>
          <table:table-cell office:value-type="float" office:value="40470.3659188606" calcext:value-type="float">
            <text:p>40470.3659188606</text:p>
          </table:table-cell>
          <table:table-cell office:value-type="float" office:value="5645.82673295544" calcext:value-type="float">
            <text:p>5645.826732955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30" calcext:value-type="float">
            <text:p>28130</text:p>
          </table:table-cell>
          <table:table-cell office:value-type="string" calcext:value-type="string">
            <text:p>2021-04-22T07:01:14Z</text:p>
          </table:table-cell>
          <table:table-cell office:value-type="float" office:value="45845.0783340906" calcext:value-type="float">
            <text:p>45845.0783340906</text:p>
          </table:table-cell>
          <table:table-cell office:value-type="float" office:value="33940.7981397333" calcext:value-type="float">
            <text:p>33940.7981397333</text:p>
          </table:table-cell>
          <table:table-cell office:value-type="float" office:value="49812.5375424705" calcext:value-type="float">
            <text:p>49812.5375424705</text:p>
          </table:table-cell>
          <table:table-cell office:value-type="float" office:value="40357.3672160037" calcext:value-type="float">
            <text:p>40357.3672160037</text:p>
          </table:table-cell>
          <table:table-cell office:value-type="float" office:value="5134.75780933293" calcext:value-type="float">
            <text:p>5134.757809332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31" calcext:value-type="float">
            <text:p>28131</text:p>
          </table:table-cell>
          <table:table-cell office:value-type="string" calcext:value-type="string">
            <text:p>2021-04-22T09:18:21Z</text:p>
          </table:table-cell>
          <table:table-cell office:value-type="float" office:value="46353.1773828296" calcext:value-type="float">
            <text:p>46353.1773828296</text:p>
          </table:table-cell>
          <table:table-cell office:value-type="float" office:value="34230.2941211624" calcext:value-type="float">
            <text:p>34230.2941211624</text:p>
          </table:table-cell>
          <table:table-cell office:value-type="float" office:value="50156.3845802662" calcext:value-type="float">
            <text:p>50156.3845802662</text:p>
          </table:table-cell>
          <table:table-cell office:value-type="float" office:value="40670.3124806587" calcext:value-type="float">
            <text:p>40670.3124806587</text:p>
          </table:table-cell>
          <table:table-cell office:value-type="float" office:value="5454.05079732694" calcext:value-type="float">
            <text:p>5454.050797326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32" calcext:value-type="float">
            <text:p>28132</text:p>
          </table:table-cell>
          <table:table-cell office:value-type="string" calcext:value-type="string">
            <text:p>2021-04-22T14:39:51Z</text:p>
          </table:table-cell>
          <table:table-cell office:value-type="float" office:value="46223.2334491125" calcext:value-type="float">
            <text:p>46223.2334491125</text:p>
          </table:table-cell>
          <table:table-cell office:value-type="float" office:value="34199.1143876958" calcext:value-type="float">
            <text:p>34199.1143876958</text:p>
          </table:table-cell>
          <table:table-cell office:value-type="float" office:value="49966.9971820661" calcext:value-type="float">
            <text:p>49966.9971820661</text:p>
          </table:table-cell>
          <table:table-cell office:value-type="float" office:value="40753.2015304053" calcext:value-type="float">
            <text:p>40753.2015304053</text:p>
          </table:table-cell>
          <table:table-cell office:value-type="float" office:value="4802.87090729693" calcext:value-type="float">
            <text:p>4802.870907296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34" calcext:value-type="float">
            <text:p>28134</text:p>
          </table:table-cell>
          <table:table-cell office:value-type="string" calcext:value-type="string">
            <text:p>2021-04-22T16:08:01Z</text:p>
          </table:table-cell>
          <table:table-cell office:value-type="float" office:value="46255.117828814" calcext:value-type="float">
            <text:p>46255.117828814</text:p>
          </table:table-cell>
          <table:table-cell office:value-type="float" office:value="34220.3323806873" calcext:value-type="float">
            <text:p>34220.3323806873</text:p>
          </table:table-cell>
          <table:table-cell office:value-type="float" office:value="50035.4867126319" calcext:value-type="float">
            <text:p>50035.4867126319</text:p>
          </table:table-cell>
          <table:table-cell office:value-type="float" office:value="40785.1712600181" calcext:value-type="float">
            <text:p>40785.1712600181</text:p>
          </table:table-cell>
          <table:table-cell office:value-type="float" office:value="4783.76919251145" calcext:value-type="float">
            <text:p>4783.76919251145</text:p>
          </table:table-cell>
          <table:table-cell/>
          <table:table-cell table:formula="of:=34230.3-1500" office:value-type="float" office:value="32730.3" calcext:value-type="float">
            <text:p>32730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137" calcext:value-type="float">
            <text:p>28137</text:p>
          </table:table-cell>
          <table:table-cell office:value-type="string" calcext:value-type="string">
            <text:p>2021-04-22T17:36:23Z</text:p>
          </table:table-cell>
          <table:table-cell office:value-type="float" office:value="46059.3789790541" calcext:value-type="float">
            <text:p>46059.3789790541</text:p>
          </table:table-cell>
          <table:table-cell office:value-type="float" office:value="34108.4198356544" calcext:value-type="float">
            <text:p>34108.4198356544</text:p>
          </table:table-cell>
          <table:table-cell office:value-type="float" office:value="50036.0225008601" calcext:value-type="float">
            <text:p>50036.0225008601</text:p>
          </table:table-cell>
          <table:table-cell office:value-type="float" office:value="40697.8133688788" calcext:value-type="float">
            <text:p>40697.8133688788</text:p>
          </table:table-cell>
          <table:table-cell office:value-type="float" office:value="4808.83730298915" calcext:value-type="float">
            <text:p>4808.837302989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42" calcext:value-type="float">
            <text:p>28142</text:p>
          </table:table-cell>
          <table:table-cell office:value-type="string" calcext:value-type="string">
            <text:p>2021-04-22T19:14:20Z</text:p>
          </table:table-cell>
          <table:table-cell office:value-type="float" office:value="46113.8842656988" calcext:value-type="float">
            <text:p>46113.8842656988</text:p>
          </table:table-cell>
          <table:table-cell office:value-type="float" office:value="33978.6998255704" calcext:value-type="float">
            <text:p>33978.6998255704</text:p>
          </table:table-cell>
          <table:table-cell office:value-type="float" office:value="49890.216059437" calcext:value-type="float">
            <text:p>49890.216059437</text:p>
          </table:table-cell>
          <table:table-cell office:value-type="float" office:value="40611.8377660977" calcext:value-type="float">
            <text:p>40611.8377660977</text:p>
          </table:table-cell>
          <table:table-cell office:value-type="float" office:value="4955.86002921564" calcext:value-type="float">
            <text:p>4955.860029215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43" calcext:value-type="float">
            <text:p>28143</text:p>
          </table:table-cell>
          <table:table-cell office:value-type="string" calcext:value-type="string">
            <text:p>2021-04-22T19:36:51Z</text:p>
          </table:table-cell>
          <table:table-cell office:value-type="float" office:value="44698.6801077291" calcext:value-type="float">
            <text:p>44698.6801077291</text:p>
          </table:table-cell>
          <table:table-cell office:value-type="float" office:value="33094.8717293867" calcext:value-type="float">
            <text:p>33094.8717293867</text:p>
          </table:table-cell>
          <table:table-cell office:value-type="float" office:value="48309.6247979556" calcext:value-type="float">
            <text:p>48309.6247979556</text:p>
          </table:table-cell>
          <table:table-cell office:value-type="float" office:value="39434.7098748653" calcext:value-type="float">
            <text:p>39434.7098748653</text:p>
          </table:table-cell>
          <table:table-cell office:value-type="float" office:value="4839.34379775192" calcext:value-type="float">
            <text:p>4839.343797751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46" calcext:value-type="float">
            <text:p>28146</text:p>
          </table:table-cell>
          <table:table-cell office:value-type="string" calcext:value-type="string">
            <text:p>2021-04-22T22:37:08Z</text:p>
          </table:table-cell>
          <table:table-cell office:value-type="float" office:value="46340.8196042211" calcext:value-type="float">
            <text:p>46340.8196042211</text:p>
          </table:table-cell>
          <table:table-cell office:value-type="float" office:value="34116.5915905591" calcext:value-type="float">
            <text:p>34116.5915905591</text:p>
          </table:table-cell>
          <table:table-cell office:value-type="float" office:value="49851.3712918123" calcext:value-type="float">
            <text:p>49851.3712918123</text:p>
          </table:table-cell>
          <table:table-cell office:value-type="float" office:value="40621.2876137341" calcext:value-type="float">
            <text:p>40621.2876137341</text:p>
          </table:table-cell>
          <table:table-cell office:value-type="float" office:value="4469.47862466719" calcext:value-type="float">
            <text:p>4469.478624667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48" calcext:value-type="float">
            <text:p>28148</text:p>
          </table:table-cell>
          <table:table-cell office:value-type="string" calcext:value-type="string">
            <text:p>2021-04-23T01:20:27Z</text:p>
          </table:table-cell>
          <table:table-cell office:value-type="float" office:value="46001.4340705771" calcext:value-type="float">
            <text:p>46001.4340705771</text:p>
          </table:table-cell>
          <table:table-cell office:value-type="float" office:value="34040.6110761299" calcext:value-type="float">
            <text:p>34040.6110761299</text:p>
          </table:table-cell>
          <table:table-cell office:value-type="float" office:value="49803.9686015266" calcext:value-type="float">
            <text:p>49803.9686015266</text:p>
          </table:table-cell>
          <table:table-cell office:value-type="float" office:value="40504.0291099638" calcext:value-type="float">
            <text:p>40504.0291099638</text:p>
          </table:table-cell>
          <table:table-cell office:value-type="float" office:value="4904.35994429064" calcext:value-type="float">
            <text:p>4904.359944290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51" calcext:value-type="float">
            <text:p>28151</text:p>
          </table:table-cell>
          <table:table-cell office:value-type="string" calcext:value-type="string">
            <text:p>2021-04-23T02:13:16Z</text:p>
          </table:table-cell>
          <table:table-cell office:value-type="float" office:value="46167.9186675449" calcext:value-type="float">
            <text:p>46167.9186675449</text:p>
          </table:table-cell>
          <table:table-cell office:value-type="float" office:value="34076.2624554075" calcext:value-type="float">
            <text:p>34076.2624554075</text:p>
          </table:table-cell>
          <table:table-cell office:value-type="float" office:value="49872.4617987915" calcext:value-type="float">
            <text:p>49872.4617987915</text:p>
          </table:table-cell>
          <table:table-cell office:value-type="float" office:value="40589.0822509857" calcext:value-type="float">
            <text:p>40589.0822509857</text:p>
          </table:table-cell>
          <table:table-cell office:value-type="float" office:value="4911.41077015541" calcext:value-type="float">
            <text:p>4911.410770155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53" calcext:value-type="float">
            <text:p>28153</text:p>
          </table:table-cell>
          <table:table-cell office:value-type="string" calcext:value-type="string">
            <text:p>2021-04-23T04:27:58Z</text:p>
          </table:table-cell>
          <table:table-cell office:value-type="float" office:value="45971.730271309" calcext:value-type="float">
            <text:p>45971.730271309</text:p>
          </table:table-cell>
          <table:table-cell office:value-type="float" office:value="33999.156523264" calcext:value-type="float">
            <text:p>33999.156523264</text:p>
          </table:table-cell>
          <table:table-cell office:value-type="float" office:value="49628.7960527628" calcext:value-type="float">
            <text:p>49628.7960527628</text:p>
          </table:table-cell>
          <table:table-cell office:value-type="float" office:value="40466.9343193683" calcext:value-type="float">
            <text:p>40466.9343193683</text:p>
          </table:table-cell>
          <table:table-cell office:value-type="float" office:value="4583.77905052843" calcext:value-type="float">
            <text:p>4583.779050528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57" calcext:value-type="float">
            <text:p>28157</text:p>
          </table:table-cell>
          <table:table-cell office:value-type="string" calcext:value-type="string">
            <text:p>2021-04-23T07:44:35Z</text:p>
          </table:table-cell>
          <table:table-cell office:value-type="float" office:value="45956.9595327136" calcext:value-type="float">
            <text:p>45956.9595327136</text:p>
          </table:table-cell>
          <table:table-cell office:value-type="float" office:value="34094.6585298565" calcext:value-type="float">
            <text:p>34094.6585298565</text:p>
          </table:table-cell>
          <table:table-cell office:value-type="float" office:value="49798.7480261911" calcext:value-type="float">
            <text:p>49798.7480261911</text:p>
          </table:table-cell>
          <table:table-cell office:value-type="float" office:value="40527.1231926109" calcext:value-type="float">
            <text:p>40527.1231926109</text:p>
          </table:table-cell>
          <table:table-cell office:value-type="float" office:value="4556.95011864824" calcext:value-type="float">
            <text:p>4556.95011864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60" calcext:value-type="float">
            <text:p>28160</text:p>
          </table:table-cell>
          <table:table-cell office:value-type="string" calcext:value-type="string">
            <text:p>2021-04-23T08:54:09Z</text:p>
          </table:table-cell>
          <table:table-cell office:value-type="float" office:value="46328.6152703246" calcext:value-type="float">
            <text:p>46328.6152703246</text:p>
          </table:table-cell>
          <table:table-cell office:value-type="float" office:value="34192.349811212" calcext:value-type="float">
            <text:p>34192.349811212</text:p>
          </table:table-cell>
          <table:table-cell office:value-type="float" office:value="50061.7465822667" calcext:value-type="float">
            <text:p>50061.7465822667</text:p>
          </table:table-cell>
          <table:table-cell office:value-type="float" office:value="40691.2524620609" calcext:value-type="float">
            <text:p>40691.2524620609</text:p>
          </table:table-cell>
          <table:table-cell office:value-type="float" office:value="5040.89382995828" calcext:value-type="float">
            <text:p>5040.89382995828</text:p>
          </table:table-cell>
          <table:table-cell table:formula="of:=34192.3+1500" office:value-type="float" office:value="35692.3" calcext:value-type="float">
            <text:p>35692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61" calcext:value-type="float">
            <text:p>28161</text:p>
          </table:table-cell>
          <table:table-cell office:value-type="string" calcext:value-type="string">
            <text:p>2021-04-23T13:30:45Z</text:p>
          </table:table-cell>
          <table:table-cell office:value-type="float" office:value="46586.233223583" calcext:value-type="float">
            <text:p>46586.233223583</text:p>
          </table:table-cell>
          <table:table-cell office:value-type="float" office:value="34434.3978237687" calcext:value-type="float">
            <text:p>34434.3978237687</text:p>
          </table:table-cell>
          <table:table-cell office:value-type="float" office:value="50359.51594999" calcext:value-type="float">
            <text:p>50359.51594999</text:p>
          </table:table-cell>
          <table:table-cell office:value-type="float" office:value="40932.4603183647" calcext:value-type="float">
            <text:p>40932.4603183647</text:p>
          </table:table-cell>
          <table:table-cell office:value-type="float" office:value="4898.54969513967" calcext:value-type="float">
            <text:p>4898.54969513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66" calcext:value-type="float">
            <text:p>28166</text:p>
          </table:table-cell>
          <table:table-cell office:value-type="string" calcext:value-type="string">
            <text:p>2021-04-23T14:51:21Z</text:p>
          </table:table-cell>
          <table:table-cell office:value-type="float" office:value="46272.741559766" calcext:value-type="float">
            <text:p>46272.741559766</text:p>
          </table:table-cell>
          <table:table-cell office:value-type="float" office:value="34363.4609603791" calcext:value-type="float">
            <text:p>34363.4609603791</text:p>
          </table:table-cell>
          <table:table-cell office:value-type="float" office:value="49838.1582770051" calcext:value-type="float">
            <text:p>49838.1582770051</text:p>
          </table:table-cell>
          <table:table-cell office:value-type="float" office:value="40776.9720901828" calcext:value-type="float">
            <text:p>40776.9720901828</text:p>
          </table:table-cell>
          <table:table-cell office:value-type="float" office:value="5473.91398368943" calcext:value-type="float">
            <text:p>5473.91398368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68" calcext:value-type="float">
            <text:p>28168</text:p>
          </table:table-cell>
          <table:table-cell office:value-type="string" calcext:value-type="string">
            <text:p>2021-04-23T16:17:00Z</text:p>
          </table:table-cell>
          <table:table-cell office:value-type="float" office:value="46110.178151066" calcext:value-type="float">
            <text:p>46110.178151066</text:p>
          </table:table-cell>
          <table:table-cell office:value-type="float" office:value="34225.2772914373" calcext:value-type="float">
            <text:p>34225.2772914373</text:p>
          </table:table-cell>
          <table:table-cell office:value-type="float" office:value="49837.4453665345" calcext:value-type="float">
            <text:p>49837.4453665345</text:p>
          </table:table-cell>
          <table:table-cell office:value-type="float" office:value="40716.9672671892" calcext:value-type="float">
            <text:p>40716.9672671892</text:p>
          </table:table-cell>
          <table:table-cell office:value-type="float" office:value="5507.88546055959" calcext:value-type="float">
            <text:p>5507.88546055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73" calcext:value-type="float">
            <text:p>28173</text:p>
          </table:table-cell>
          <table:table-cell office:value-type="string" calcext:value-type="string">
            <text:p>2021-04-23T17:40:10Z</text:p>
          </table:table-cell>
          <table:table-cell office:value-type="float" office:value="45780.7008452012" calcext:value-type="float">
            <text:p>45780.7008452012</text:p>
          </table:table-cell>
          <table:table-cell office:value-type="float" office:value="34036.8943168818" calcext:value-type="float">
            <text:p>34036.8943168818</text:p>
          </table:table-cell>
          <table:table-cell office:value-type="float" office:value="49619.878291744" calcext:value-type="float">
            <text:p>49619.878291744</text:p>
          </table:table-cell>
          <table:table-cell office:value-type="float" office:value="40564.3968251799" calcext:value-type="float">
            <text:p>40564.3968251799</text:p>
          </table:table-cell>
          <table:table-cell office:value-type="float" office:value="5476.64037050347" calcext:value-type="float">
            <text:p>5476.640370503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76" calcext:value-type="float">
            <text:p>28176</text:p>
          </table:table-cell>
          <table:table-cell office:value-type="string" calcext:value-type="string">
            <text:p>2021-04-23T18:58:23Z</text:p>
          </table:table-cell>
          <table:table-cell office:value-type="float" office:value="46208.5210582102" calcext:value-type="float">
            <text:p>46208.5210582102</text:p>
          </table:table-cell>
          <table:table-cell office:value-type="float" office:value="34359.5703826028" calcext:value-type="float">
            <text:p>34359.5703826028</text:p>
          </table:table-cell>
          <table:table-cell office:value-type="float" office:value="49940.6132160381" calcext:value-type="float">
            <text:p>49940.6132160381</text:p>
          </table:table-cell>
          <table:table-cell office:value-type="float" office:value="40738.3036462275" calcext:value-type="float">
            <text:p>40738.3036462275</text:p>
          </table:table-cell>
          <table:table-cell office:value-type="float" office:value="5526.98060591017" calcext:value-type="float">
            <text:p>5526.980605910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79" calcext:value-type="float">
            <text:p>28179</text:p>
          </table:table-cell>
          <table:table-cell office:value-type="string" calcext:value-type="string">
            <text:p>2021-04-23T21:14:51Z</text:p>
          </table:table-cell>
          <table:table-cell office:value-type="float" office:value="44673.2631502638" calcext:value-type="float">
            <text:p>44673.2631502638</text:p>
          </table:table-cell>
          <table:table-cell office:value-type="float" office:value="33030.1823954546" calcext:value-type="float">
            <text:p>33030.1823954546</text:p>
          </table:table-cell>
          <table:table-cell office:value-type="float" office:value="48332.8579653807" calcext:value-type="float">
            <text:p>48332.8579653807</text:p>
          </table:table-cell>
          <table:table-cell office:value-type="float" office:value="39389.8433060896" calcext:value-type="float">
            <text:p>39389.8433060896</text:p>
          </table:table-cell>
          <table:table-cell office:value-type="float" office:value="4680.5751056618" calcext:value-type="float">
            <text:p>4680.5751056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1" calcext:value-type="float">
            <text:p>28181</text:p>
          </table:table-cell>
          <table:table-cell office:value-type="string" calcext:value-type="string">
            <text:p>2021-04-23T21:57:17Z</text:p>
          </table:table-cell>
          <table:table-cell office:value-type="float" office:value="46249.3507771972" calcext:value-type="float">
            <text:p>46249.3507771972</text:p>
          </table:table-cell>
          <table:table-cell office:value-type="float" office:value="34148.8000000398" calcext:value-type="float">
            <text:p>34148.8000000398</text:p>
          </table:table-cell>
          <table:table-cell office:value-type="float" office:value="50109.0841003556" calcext:value-type="float">
            <text:p>50109.0841003556</text:p>
          </table:table-cell>
          <table:table-cell office:value-type="float" office:value="40731.2192978997" calcext:value-type="float">
            <text:p>40731.2192978997</text:p>
          </table:table-cell>
          <table:table-cell office:value-type="float" office:value="5432.39873879537" calcext:value-type="float">
            <text:p>5432.39873879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2" calcext:value-type="float">
            <text:p>28182</text:p>
          </table:table-cell>
          <table:table-cell office:value-type="string" calcext:value-type="string">
            <text:p>2021-04-24T00:36:52Z</text:p>
          </table:table-cell>
          <table:table-cell office:value-type="float" office:value="46280.7079775574" calcext:value-type="float">
            <text:p>46280.7079775574</text:p>
          </table:table-cell>
          <table:table-cell office:value-type="float" office:value="34174.3954961143" calcext:value-type="float">
            <text:p>34174.3954961143</text:p>
          </table:table-cell>
          <table:table-cell office:value-type="float" office:value="49929.3186143535" calcext:value-type="float">
            <text:p>49929.3186143535</text:p>
          </table:table-cell>
          <table:table-cell office:value-type="float" office:value="40602.8073970575" calcext:value-type="float">
            <text:p>40602.8073970575</text:p>
          </table:table-cell>
          <table:table-cell office:value-type="float" office:value="5458.63998097585" calcext:value-type="float">
            <text:p>5458.639980975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3" calcext:value-type="float">
            <text:p>28183</text:p>
          </table:table-cell>
          <table:table-cell office:value-type="string" calcext:value-type="string">
            <text:p>2021-04-26T02:18:31Z</text:p>
          </table:table-cell>
          <table:table-cell office:value-type="float" office:value="45867.2951290343" calcext:value-type="float">
            <text:p>45867.2951290343</text:p>
          </table:table-cell>
          <table:table-cell office:value-type="float" office:value="33947.3322682718" calcext:value-type="float">
            <text:p>33947.3322682718</text:p>
          </table:table-cell>
          <table:table-cell office:value-type="float" office:value="49512.9700473197" calcext:value-type="float">
            <text:p>49512.9700473197</text:p>
          </table:table-cell>
          <table:table-cell office:value-type="float" office:value="40444.3267618594" calcext:value-type="float">
            <text:p>40444.3267618594</text:p>
          </table:table-cell>
          <table:table-cell office:value-type="float" office:value="5628.48916928369" calcext:value-type="float">
            <text:p>5628.489169283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4" calcext:value-type="float">
            <text:p>28184</text:p>
          </table:table-cell>
          <table:table-cell office:value-type="string" calcext:value-type="string">
            <text:p>2021-04-26T06:01:12Z</text:p>
          </table:table-cell>
          <table:table-cell office:value-type="float" office:value="46360.687543883" calcext:value-type="float">
            <text:p>46360.687543883</text:p>
          </table:table-cell>
          <table:table-cell office:value-type="float" office:value="34229.5044431964" calcext:value-type="float">
            <text:p>34229.5044431964</text:p>
          </table:table-cell>
          <table:table-cell office:value-type="float" office:value="50195.5825957856" calcext:value-type="float">
            <text:p>50195.5825957856</text:p>
          </table:table-cell>
          <table:table-cell office:value-type="float" office:value="40868.5015942992" calcext:value-type="float">
            <text:p>40868.5015942992</text:p>
          </table:table-cell>
          <table:table-cell office:value-type="float" office:value="4754.1112620099" calcext:value-type="float">
            <text:p>4754.11126200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5" calcext:value-type="float">
            <text:p>28185</text:p>
          </table:table-cell>
          <table:table-cell office:value-type="string" calcext:value-type="string">
            <text:p>2021-04-26T08:54:05Z</text:p>
          </table:table-cell>
          <table:table-cell office:value-type="float" office:value="46542.9368605292" calcext:value-type="float">
            <text:p>46542.9368605292</text:p>
          </table:table-cell>
          <table:table-cell office:value-type="float" office:value="34447.2563473806" calcext:value-type="float">
            <text:p>34447.2563473806</text:p>
          </table:table-cell>
          <table:table-cell office:value-type="float" office:value="50316.4315910309" calcext:value-type="float">
            <text:p>50316.4315910309</text:p>
          </table:table-cell>
          <table:table-cell office:value-type="float" office:value="40943.0749907193" calcext:value-type="float">
            <text:p>40943.0749907193</text:p>
          </table:table-cell>
          <table:table-cell office:value-type="float" office:value="5607.75742789378" calcext:value-type="float">
            <text:p>5607.757427893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6" calcext:value-type="float">
            <text:p>28186</text:p>
          </table:table-cell>
          <table:table-cell office:value-type="string" calcext:value-type="string">
            <text:p>2021-04-26T10:22:45Z</text:p>
          </table:table-cell>
          <table:table-cell office:value-type="float" office:value="46316.925892746" calcext:value-type="float">
            <text:p>46316.925892746</text:p>
          </table:table-cell>
          <table:table-cell office:value-type="float" office:value="34364.9358460117" calcext:value-type="float">
            <text:p>34364.9358460117</text:p>
          </table:table-cell>
          <table:table-cell office:value-type="float" office:value="50204.2793948038" calcext:value-type="float">
            <text:p>50204.2793948038</text:p>
          </table:table-cell>
          <table:table-cell office:value-type="float" office:value="40862.710872258" calcext:value-type="float">
            <text:p>40862.710872258</text:p>
          </table:table-cell>
          <table:table-cell office:value-type="float" office:value="4916.10730181442" calcext:value-type="float">
            <text:p>4916.107301814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7" calcext:value-type="float">
            <text:p>28187</text:p>
          </table:table-cell>
          <table:table-cell office:value-type="string" calcext:value-type="string">
            <text:p>2021-04-26T13:28:32Z</text:p>
          </table:table-cell>
          <table:table-cell office:value-type="float" office:value="46495.0891353368" calcext:value-type="float">
            <text:p>46495.0891353368</text:p>
          </table:table-cell>
          <table:table-cell office:value-type="float" office:value="34492.9368599604" calcext:value-type="float">
            <text:p>34492.9368599604</text:p>
          </table:table-cell>
          <table:table-cell office:value-type="float" office:value="50400.1074066887" calcext:value-type="float">
            <text:p>50400.1074066887</text:p>
          </table:table-cell>
          <table:table-cell office:value-type="float" office:value="41006.3813597551" calcext:value-type="float">
            <text:p>41006.3813597551</text:p>
          </table:table-cell>
          <table:table-cell office:value-type="float" office:value="4908.76834310562" calcext:value-type="float">
            <text:p>4908.768343105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91" calcext:value-type="float">
            <text:p>28191</text:p>
          </table:table-cell>
          <table:table-cell office:value-type="string" calcext:value-type="string">
            <text:p>2021-04-26T14:59:27Z</text:p>
          </table:table-cell>
          <table:table-cell office:value-type="float" office:value="46172.9893858489" calcext:value-type="float">
            <text:p>46172.9893858489</text:p>
          </table:table-cell>
          <table:table-cell office:value-type="float" office:value="34289.6027331197" calcext:value-type="float">
            <text:p>34289.6027331197</text:p>
          </table:table-cell>
          <table:table-cell office:value-type="float" office:value="50131.2594731242" calcext:value-type="float">
            <text:p>50131.2594731242</text:p>
          </table:table-cell>
          <table:table-cell office:value-type="float" office:value="40816.2637475644" calcext:value-type="float">
            <text:p>40816.2637475644</text:p>
          </table:table-cell>
          <table:table-cell office:value-type="float" office:value="4673.08763979209" calcext:value-type="float">
            <text:p>4673.087639792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16" calcext:value-type="float">
            <text:p>28216</text:p>
          </table:table-cell>
          <table:table-cell office:value-type="string" calcext:value-type="string">
            <text:p>2021-04-27T01:23:48Z</text:p>
          </table:table-cell>
          <table:table-cell office:value-type="float" office:value="46046.043492353" calcext:value-type="float">
            <text:p>46046.043492353</text:p>
          </table:table-cell>
          <table:table-cell office:value-type="float" office:value="34210.616805567" calcext:value-type="float">
            <text:p>34210.616805567</text:p>
          </table:table-cell>
          <table:table-cell office:value-type="float" office:value="49667.0127528941" calcext:value-type="float">
            <text:p>49667.0127528941</text:p>
          </table:table-cell>
          <table:table-cell office:value-type="float" office:value="40521.2003595278" calcext:value-type="float">
            <text:p>40521.2003595278</text:p>
          </table:table-cell>
          <table:table-cell office:value-type="float" office:value="5506.79756998247" calcext:value-type="float">
            <text:p>5506.797569982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17" calcext:value-type="float">
            <text:p>28217</text:p>
          </table:table-cell>
          <table:table-cell office:value-type="string" calcext:value-type="string">
            <text:p>2021-04-27T04:47:22Z</text:p>
          </table:table-cell>
          <table:table-cell office:value-type="float" office:value="46205.8400760876" calcext:value-type="float">
            <text:p>46205.8400760876</text:p>
          </table:table-cell>
          <table:table-cell office:value-type="float" office:value="34297.8123966537" calcext:value-type="float">
            <text:p>34297.8123966537</text:p>
          </table:table-cell>
          <table:table-cell office:value-type="float" office:value="49842.8468393386" calcext:value-type="float">
            <text:p>49842.8468393386</text:p>
          </table:table-cell>
          <table:table-cell office:value-type="float" office:value="40646.8052609757" calcext:value-type="float">
            <text:p>40646.8052609757</text:p>
          </table:table-cell>
          <table:table-cell office:value-type="float" office:value="5769.54524466091" calcext:value-type="float">
            <text:p>5769.545244660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18" calcext:value-type="float">
            <text:p>28218</text:p>
          </table:table-cell>
          <table:table-cell office:value-type="string" calcext:value-type="string">
            <text:p>2021-04-27T08:18:17Z</text:p>
          </table:table-cell>
          <table:table-cell office:value-type="float" office:value="46289.6616706805" calcext:value-type="float">
            <text:p>46289.6616706805</text:p>
          </table:table-cell>
          <table:table-cell office:value-type="float" office:value="34354.5971350033" calcext:value-type="float">
            <text:p>34354.5971350033</text:p>
          </table:table-cell>
          <table:table-cell office:value-type="float" office:value="50138.2318679353" calcext:value-type="float">
            <text:p>50138.2318679353</text:p>
          </table:table-cell>
          <table:table-cell office:value-type="float" office:value="40840.0782200998" calcext:value-type="float">
            <text:p>40840.0782200998</text:p>
          </table:table-cell>
          <table:table-cell office:value-type="float" office:value="5537.23615750277" calcext:value-type="float">
            <text:p>5537.236157502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20" calcext:value-type="float">
            <text:p>28220</text:p>
          </table:table-cell>
          <table:table-cell office:value-type="string" calcext:value-type="string">
            <text:p>2021-04-27T09:23:33Z</text:p>
          </table:table-cell>
          <table:table-cell office:value-type="float" office:value="46560.5120247209" calcext:value-type="float">
            <text:p>46560.5120247209</text:p>
          </table:table-cell>
          <table:table-cell office:value-type="float" office:value="34336.3006955416" calcext:value-type="float">
            <text:p>34336.3006955416</text:p>
          </table:table-cell>
          <table:table-cell office:value-type="float" office:value="50305.6279221729" calcext:value-type="float">
            <text:p>50305.6279221729</text:p>
          </table:table-cell>
          <table:table-cell office:value-type="float" office:value="40966.872181757" calcext:value-type="float">
            <text:p>40966.872181757</text:p>
          </table:table-cell>
          <table:table-cell office:value-type="float" office:value="5594.58697773769" calcext:value-type="float">
            <text:p>5594.586977737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32" calcext:value-type="float">
            <text:p>28232</text:p>
          </table:table-cell>
          <table:table-cell office:value-type="string" calcext:value-type="string">
            <text:p>2021-04-27T15:20:04Z</text:p>
          </table:table-cell>
          <table:table-cell office:value-type="float" office:value="46251.2600685697" calcext:value-type="float">
            <text:p>46251.2600685697</text:p>
          </table:table-cell>
          <table:table-cell office:value-type="float" office:value="34099.4317007935" calcext:value-type="float">
            <text:p>34099.4317007935</text:p>
          </table:table-cell>
          <table:table-cell office:value-type="float" office:value="49857.1756264698" calcext:value-type="float">
            <text:p>49857.1756264698</text:p>
          </table:table-cell>
          <table:table-cell office:value-type="float" office:value="40464.6476497363" calcext:value-type="float">
            <text:p>40464.6476497363</text:p>
          </table:table-cell>
          <table:table-cell office:value-type="float" office:value="5234.70494584223" calcext:value-type="float">
            <text:p>5234.704945842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34" calcext:value-type="float">
            <text:p>28234</text:p>
          </table:table-cell>
          <table:table-cell office:value-type="string" calcext:value-type="string">
            <text:p>2021-04-27T16:20:10Z</text:p>
          </table:table-cell>
          <table:table-cell office:value-type="float" office:value="46498.9798254932" calcext:value-type="float">
            <text:p>46498.9798254932</text:p>
          </table:table-cell>
          <table:table-cell office:value-type="float" office:value="34377.3332291441" calcext:value-type="float">
            <text:p>34377.3332291441</text:p>
          </table:table-cell>
          <table:table-cell office:value-type="float" office:value="50116.2816491198" calcext:value-type="float">
            <text:p>50116.2816491198</text:p>
          </table:table-cell>
          <table:table-cell office:value-type="float" office:value="40724.9875954603" calcext:value-type="float">
            <text:p>40724.9875954603</text:p>
          </table:table-cell>
          <table:table-cell office:value-type="float" office:value="5515.24301251169" calcext:value-type="float">
            <text:p>5515.243012511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46" calcext:value-type="float">
            <text:p>28246</text:p>
          </table:table-cell>
          <table:table-cell office:value-type="string" calcext:value-type="string">
            <text:p>2021-04-28T01:11:44Z</text:p>
          </table:table-cell>
          <table:table-cell office:value-type="float" office:value="46324.2347573465" calcext:value-type="float">
            <text:p>46324.2347573465</text:p>
          </table:table-cell>
          <table:table-cell office:value-type="float" office:value="34257.0172951768" calcext:value-type="float">
            <text:p>34257.0172951768</text:p>
          </table:table-cell>
          <table:table-cell office:value-type="float" office:value="49979.029713863" calcext:value-type="float">
            <text:p>49979.029713863</text:p>
          </table:table-cell>
          <table:table-cell office:value-type="float" office:value="40758.1185493197" calcext:value-type="float">
            <text:p>40758.1185493197</text:p>
          </table:table-cell>
          <table:table-cell office:value-type="float" office:value="5727.76006672664" calcext:value-type="float">
            <text:p>5727.760066726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47" calcext:value-type="float">
            <text:p>28247</text:p>
          </table:table-cell>
          <table:table-cell office:value-type="string" calcext:value-type="string">
            <text:p>2021-04-28T02:06:05Z</text:p>
          </table:table-cell>
          <table:table-cell office:value-type="float" office:value="46154.6915383501" calcext:value-type="float">
            <text:p>46154.6915383501</text:p>
          </table:table-cell>
          <table:table-cell office:value-type="float" office:value="34089.1903974956" calcext:value-type="float">
            <text:p>34089.1903974956</text:p>
          </table:table-cell>
          <table:table-cell office:value-type="float" office:value="50122.3886914259" calcext:value-type="float">
            <text:p>50122.3886914259</text:p>
          </table:table-cell>
          <table:table-cell office:value-type="float" office:value="40687.9109306314" calcext:value-type="float">
            <text:p>40687.9109306314</text:p>
          </table:table-cell>
          <table:table-cell office:value-type="float" office:value="5749.26379619103" calcext:value-type="float">
            <text:p>5749.263796191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48" calcext:value-type="float">
            <text:p>28248</text:p>
          </table:table-cell>
          <table:table-cell office:value-type="string" calcext:value-type="string">
            <text:p>2021-04-28T07:10:59Z</text:p>
          </table:table-cell>
          <table:table-cell office:value-type="float" office:value="46359.6866216248" calcext:value-type="float">
            <text:p>46359.6866216248</text:p>
          </table:table-cell>
          <table:table-cell office:value-type="float" office:value="34349.125871497" calcext:value-type="float">
            <text:p>34349.125871497</text:p>
          </table:table-cell>
          <table:table-cell office:value-type="float" office:value="50055.027185239" calcext:value-type="float">
            <text:p>50055.027185239</text:p>
          </table:table-cell>
          <table:table-cell office:value-type="float" office:value="40778.8023902586" calcext:value-type="float">
            <text:p>40778.8023902586</text:p>
          </table:table-cell>
          <table:table-cell office:value-type="float" office:value="5726.39423119397" calcext:value-type="float">
            <text:p>5726.394231193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66" calcext:value-type="float">
            <text:p>28266</text:p>
          </table:table-cell>
          <table:table-cell office:value-type="string" calcext:value-type="string">
            <text:p>2021-04-28T18:30:32Z</text:p>
          </table:table-cell>
          <table:table-cell office:value-type="float" office:value="46566.4588458295" calcext:value-type="float">
            <text:p>46566.4588458295</text:p>
          </table:table-cell>
          <table:table-cell office:value-type="float" office:value="34407.892434138" calcext:value-type="float">
            <text:p>34407.892434138</text:p>
          </table:table-cell>
          <table:table-cell office:value-type="float" office:value="50585.8986451483" calcext:value-type="float">
            <text:p>50585.8986451483</text:p>
          </table:table-cell>
          <table:table-cell office:value-type="float" office:value="41029.118147391" calcext:value-type="float">
            <text:p>41029.118147391</text:p>
          </table:table-cell>
          <table:table-cell office:value-type="float" office:value="5556.2275585968" calcext:value-type="float">
            <text:p>5556.22755859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74" calcext:value-type="float">
            <text:p>28274</text:p>
          </table:table-cell>
          <table:table-cell office:value-type="string" calcext:value-type="string">
            <text:p>2021-04-28T21:21:53Z</text:p>
          </table:table-cell>
          <table:table-cell office:value-type="float" office:value="46838.159223577" calcext:value-type="float">
            <text:p>46838.159223577</text:p>
          </table:table-cell>
          <table:table-cell office:value-type="float" office:value="34391.9796172175" calcext:value-type="float">
            <text:p>34391.9796172175</text:p>
          </table:table-cell>
          <table:table-cell office:value-type="float" office:value="50686.8278689271" calcext:value-type="float">
            <text:p>50686.8278689271</text:p>
          </table:table-cell>
          <table:table-cell office:value-type="float" office:value="41010.0305202081" calcext:value-type="float">
            <text:p>41010.0305202081</text:p>
          </table:table-cell>
          <table:table-cell office:value-type="float" office:value="5470.13141999216" calcext:value-type="float">
            <text:p>5470.13141999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86" calcext:value-type="float">
            <text:p>28286</text:p>
          </table:table-cell>
          <table:table-cell office:value-type="string" calcext:value-type="string">
            <text:p>2021-04-29T01:04:26Z</text:p>
          </table:table-cell>
          <table:table-cell office:value-type="float" office:value="46730.704867319" calcext:value-type="float">
            <text:p>46730.704867319</text:p>
          </table:table-cell>
          <table:table-cell office:value-type="float" office:value="34407.3744001011" calcext:value-type="float">
            <text:p>34407.3744001011</text:p>
          </table:table-cell>
          <table:table-cell office:value-type="float" office:value="50739.2555532372" calcext:value-type="float">
            <text:p>50739.2555532372</text:p>
          </table:table-cell>
          <table:table-cell office:value-type="float" office:value="41097.1963266785" calcext:value-type="float">
            <text:p>41097.1963266785</text:p>
          </table:table-cell>
          <table:table-cell office:value-type="float" office:value="5767.39568599307" calcext:value-type="float">
            <text:p>5767.395685993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89" calcext:value-type="float">
            <text:p>28289</text:p>
          </table:table-cell>
          <table:table-cell office:value-type="string" calcext:value-type="string">
            <text:p>2021-04-29T04:14:15Z</text:p>
          </table:table-cell>
          <table:table-cell office:value-type="float" office:value="46668.8475236253" calcext:value-type="float">
            <text:p>46668.8475236253</text:p>
          </table:table-cell>
          <table:table-cell office:value-type="float" office:value="34255.7605678641" calcext:value-type="float">
            <text:p>34255.7605678641</text:p>
          </table:table-cell>
          <table:table-cell office:value-type="float" office:value="50669.0525538671" calcext:value-type="float">
            <text:p>50669.0525538671</text:p>
          </table:table-cell>
          <table:table-cell office:value-type="float" office:value="40897.1859060574" calcext:value-type="float">
            <text:p>40897.1859060574</text:p>
          </table:table-cell>
          <table:table-cell office:value-type="float" office:value="5420.41355399618" calcext:value-type="float">
            <text:p>5420.41355399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90" calcext:value-type="float">
            <text:p>28290</text:p>
          </table:table-cell>
          <table:table-cell office:value-type="string" calcext:value-type="string">
            <text:p>2021-04-29T08:14:40Z</text:p>
          </table:table-cell>
          <table:table-cell office:value-type="float" office:value="46898.3820833597" calcext:value-type="float">
            <text:p>46898.3820833597</text:p>
          </table:table-cell>
          <table:table-cell office:value-type="float" office:value="34425.3398780656" calcext:value-type="float">
            <text:p>34425.3398780656</text:p>
          </table:table-cell>
          <table:table-cell office:value-type="float" office:value="51025.7166474326" calcext:value-type="float">
            <text:p>51025.7166474326</text:p>
          </table:table-cell>
          <table:table-cell office:value-type="float" office:value="41162.5931038207" calcext:value-type="float">
            <text:p>41162.5931038207</text:p>
          </table:table-cell>
          <table:table-cell office:value-type="float" office:value="5582.14543696731" calcext:value-type="float">
            <text:p>5582.145436967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23" calcext:value-type="float">
            <text:p>28323</text:p>
          </table:table-cell>
          <table:table-cell office:value-type="string" calcext:value-type="string">
            <text:p>2021-04-30T07:22:58Z</text:p>
          </table:table-cell>
          <table:table-cell office:value-type="float" office:value="46415.634653213" calcext:value-type="float">
            <text:p>46415.634653213</text:p>
          </table:table-cell>
          <table:table-cell office:value-type="float" office:value="34289.014256537" calcext:value-type="float">
            <text:p>34289.014256537</text:p>
          </table:table-cell>
          <table:table-cell office:value-type="float" office:value="50300.5093126743" calcext:value-type="float">
            <text:p>50300.5093126743</text:p>
          </table:table-cell>
          <table:table-cell office:value-type="float" office:value="40844.7950599072" calcext:value-type="float">
            <text:p>40844.7950599072</text:p>
          </table:table-cell>
          <table:table-cell office:value-type="float" office:value="5777.83374730298" calcext:value-type="float">
            <text:p>5777.833747302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26" calcext:value-type="float">
            <text:p>28326</text:p>
          </table:table-cell>
          <table:table-cell office:value-type="string" calcext:value-type="string">
            <text:p>2021-04-30T10:40:30Z</text:p>
          </table:table-cell>
          <table:table-cell office:value-type="float" office:value="46549.7499297166" calcext:value-type="float">
            <text:p>46549.7499297166</text:p>
          </table:table-cell>
          <table:table-cell office:value-type="float" office:value="34290.3535056201" calcext:value-type="float">
            <text:p>34290.3535056201</text:p>
          </table:table-cell>
          <table:table-cell office:value-type="float" office:value="50317.7038969121" calcext:value-type="float">
            <text:p>50317.7038969121</text:p>
          </table:table-cell>
          <table:table-cell office:value-type="float" office:value="40879.0666489035" calcext:value-type="float">
            <text:p>40879.0666489035</text:p>
          </table:table-cell>
          <table:table-cell office:value-type="float" office:value="5757.38644908967" calcext:value-type="float">
            <text:p>5757.38644908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31" calcext:value-type="float">
            <text:p>28331</text:p>
          </table:table-cell>
          <table:table-cell office:value-type="string" calcext:value-type="string">
            <text:p>2021-04-30T12:54:48Z</text:p>
          </table:table-cell>
          <table:table-cell office:value-type="float" office:value="46959.1785542813" calcext:value-type="float">
            <text:p>46959.1785542813</text:p>
          </table:table-cell>
          <table:table-cell office:value-type="float" office:value="34500.017552939" calcext:value-type="float">
            <text:p>34500.017552939</text:p>
          </table:table-cell>
          <table:table-cell office:value-type="float" office:value="50930.0826685868" calcext:value-type="float">
            <text:p>50930.0826685868</text:p>
          </table:table-cell>
          <table:table-cell office:value-type="float" office:value="41145.8441426764" calcext:value-type="float">
            <text:p>41145.8441426764</text:p>
          </table:table-cell>
          <table:table-cell office:value-type="float" office:value="5447.56369575741" calcext:value-type="float">
            <text:p>5447.563695757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43" calcext:value-type="float">
            <text:p>28343</text:p>
          </table:table-cell>
          <table:table-cell office:value-type="string" calcext:value-type="string">
            <text:p>2021-04-30T21:06:36Z</text:p>
          </table:table-cell>
          <table:table-cell office:value-type="float" office:value="46895.7267087506" calcext:value-type="float">
            <text:p>46895.7267087506</text:p>
          </table:table-cell>
          <table:table-cell office:value-type="float" office:value="34447.7031900765" calcext:value-type="float">
            <text:p>34447.7031900765</text:p>
          </table:table-cell>
          <table:table-cell office:value-type="float" office:value="51032.0431689462" calcext:value-type="float">
            <text:p>51032.0431689462</text:p>
          </table:table-cell>
          <table:table-cell office:value-type="float" office:value="41221.8529552387" calcext:value-type="float">
            <text:p>41221.8529552387</text:p>
          </table:table-cell>
          <table:table-cell office:value-type="float" office:value="5506.4481432323" calcext:value-type="float">
            <text:p>5506.44814323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44" calcext:value-type="float">
            <text:p>28344</text:p>
          </table:table-cell>
          <table:table-cell office:value-type="string" calcext:value-type="string">
            <text:p>2021-05-01T03:30:15Z</text:p>
          </table:table-cell>
          <table:table-cell office:value-type="float" office:value="46447.6317797101" calcext:value-type="float">
            <text:p>46447.6317797101</text:p>
          </table:table-cell>
          <table:table-cell office:value-type="float" office:value="34226.1252799359" calcext:value-type="float">
            <text:p>34226.1252799359</text:p>
          </table:table-cell>
          <table:table-cell office:value-type="float" office:value="50580.6091726432" calcext:value-type="float">
            <text:p>50580.6091726432</text:p>
          </table:table-cell>
          <table:table-cell office:value-type="float" office:value="40817.5109211743" calcext:value-type="float">
            <text:p>40817.5109211743</text:p>
          </table:table-cell>
          <table:table-cell office:value-type="float" office:value="5044.82938286351" calcext:value-type="float">
            <text:p>5044.82938286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45" calcext:value-type="float">
            <text:p>28345</text:p>
          </table:table-cell>
          <table:table-cell office:value-type="string" calcext:value-type="string">
            <text:p>2021-05-01T11:40:31Z</text:p>
          </table:table-cell>
          <table:table-cell office:value-type="float" office:value="46707.1866585303" calcext:value-type="float">
            <text:p>46707.1866585303</text:p>
          </table:table-cell>
          <table:table-cell office:value-type="float" office:value="34338.622597223" calcext:value-type="float">
            <text:p>34338.622597223</text:p>
          </table:table-cell>
          <table:table-cell office:value-type="float" office:value="50677.4411117956" calcext:value-type="float">
            <text:p>50677.4411117956</text:p>
          </table:table-cell>
          <table:table-cell office:value-type="float" office:value="41019.8685751142" calcext:value-type="float">
            <text:p>41019.8685751142</text:p>
          </table:table-cell>
          <table:table-cell office:value-type="float" office:value="5162.3167091599" calcext:value-type="float">
            <text:p>5162.31670915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47" calcext:value-type="float">
            <text:p>28347</text:p>
          </table:table-cell>
          <table:table-cell office:value-type="string" calcext:value-type="string">
            <text:p>2021-05-01T12:32:38Z</text:p>
          </table:table-cell>
          <table:table-cell office:value-type="float" office:value="46825.5888850168" calcext:value-type="float">
            <text:p>46825.5888850168</text:p>
          </table:table-cell>
          <table:table-cell office:value-type="float" office:value="34422.5985756818" calcext:value-type="float">
            <text:p>34422.5985756818</text:p>
          </table:table-cell>
          <table:table-cell office:value-type="float" office:value="50537.5218918265" calcext:value-type="float">
            <text:p>50537.5218918265</text:p>
          </table:table-cell>
          <table:table-cell office:value-type="float" office:value="40847.5972857514" calcext:value-type="float">
            <text:p>40847.5972857514</text:p>
          </table:table-cell>
          <table:table-cell office:value-type="float" office:value="5296.72086692388" calcext:value-type="float">
            <text:p>5296.720866923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48" calcext:value-type="float">
            <text:p>28348</text:p>
          </table:table-cell>
          <table:table-cell office:value-type="string" calcext:value-type="string">
            <text:p>2021-05-02T12:48:00Z</text:p>
          </table:table-cell>
          <table:table-cell office:value-type="float" office:value="45282.4880036106" calcext:value-type="float">
            <text:p>45282.4880036106</text:p>
          </table:table-cell>
          <table:table-cell office:value-type="float" office:value="33348.8540986061" calcext:value-type="float">
            <text:p>33348.8540986061</text:p>
          </table:table-cell>
          <table:table-cell office:value-type="float" office:value="48912.8573900615" calcext:value-type="float">
            <text:p>48912.8573900615</text:p>
          </table:table-cell>
          <table:table-cell office:value-type="float" office:value="39541.3074280262" calcext:value-type="float">
            <text:p>39541.3074280262</text:p>
          </table:table-cell>
          <table:table-cell office:value-type="float" office:value="5176.35910194644" calcext:value-type="float">
            <text:p>5176.359101946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49" calcext:value-type="float">
            <text:p>28349</text:p>
          </table:table-cell>
          <table:table-cell office:value-type="string" calcext:value-type="string">
            <text:p>2021-05-02T13:29:28Z</text:p>
          </table:table-cell>
          <table:table-cell office:value-type="float" office:value="45269.0061522106" calcext:value-type="float">
            <text:p>45269.0061522106</text:p>
          </table:table-cell>
          <table:table-cell office:value-type="float" office:value="33353.7175541031" calcext:value-type="float">
            <text:p>33353.7175541031</text:p>
          </table:table-cell>
          <table:table-cell office:value-type="float" office:value="48826.1962872883" calcext:value-type="float">
            <text:p>48826.1962872883</text:p>
          </table:table-cell>
          <table:table-cell office:value-type="float" office:value="39609.2375311654" calcext:value-type="float">
            <text:p>39609.2375311654</text:p>
          </table:table-cell>
          <table:table-cell office:value-type="float" office:value="5099.14859115016" calcext:value-type="float">
            <text:p>5099.14859115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50" calcext:value-type="float">
            <text:p>28350</text:p>
          </table:table-cell>
          <table:table-cell office:value-type="string" calcext:value-type="string">
            <text:p>2021-05-02T17:02:21Z</text:p>
          </table:table-cell>
          <table:table-cell office:value-type="float" office:value="46752.4534171077" calcext:value-type="float">
            <text:p>46752.4534171077</text:p>
          </table:table-cell>
          <table:table-cell office:value-type="float" office:value="34431.7423977339" calcext:value-type="float">
            <text:p>34431.7423977339</text:p>
          </table:table-cell>
          <table:table-cell office:value-type="float" office:value="50414.0148640049" calcext:value-type="float">
            <text:p>50414.0148640049</text:p>
          </table:table-cell>
          <table:table-cell office:value-type="float" office:value="40820.3962387733" calcext:value-type="float">
            <text:p>40820.3962387733</text:p>
          </table:table-cell>
          <table:table-cell office:value-type="float" office:value="5288.04996909581" calcext:value-type="float">
            <text:p>5288.049969095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51" calcext:value-type="float">
            <text:p>28351</text:p>
          </table:table-cell>
          <table:table-cell office:value-type="string" calcext:value-type="string">
            <text:p>2021-05-02T18:25:25Z</text:p>
          </table:table-cell>
          <table:table-cell office:value-type="float" office:value="46753.3442485621" calcext:value-type="float">
            <text:p>46753.3442485621</text:p>
          </table:table-cell>
          <table:table-cell office:value-type="float" office:value="34451.1953436794" calcext:value-type="float">
            <text:p>34451.1953436794</text:p>
          </table:table-cell>
          <table:table-cell office:value-type="float" office:value="50524.2731060592" calcext:value-type="float">
            <text:p>50524.2731060592</text:p>
          </table:table-cell>
          <table:table-cell office:value-type="float" office:value="40767.8043392555" calcext:value-type="float">
            <text:p>40767.8043392555</text:p>
          </table:table-cell>
          <table:table-cell office:value-type="float" office:value="5279.98339324852" calcext:value-type="float">
            <text:p>5279.983393248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52" calcext:value-type="float">
            <text:p>28352</text:p>
          </table:table-cell>
          <table:table-cell office:value-type="string" calcext:value-type="string">
            <text:p>2021-05-03T05:31:50Z</text:p>
          </table:table-cell>
          <table:table-cell office:value-type="float" office:value="46723.764994332" calcext:value-type="float">
            <text:p>46723.764994332</text:p>
          </table:table-cell>
          <table:table-cell office:value-type="float" office:value="34367.6821838627" calcext:value-type="float">
            <text:p>34367.6821838627</text:p>
          </table:table-cell>
          <table:table-cell office:value-type="float" office:value="50509.6237070479" calcext:value-type="float">
            <text:p>50509.6237070479</text:p>
          </table:table-cell>
          <table:table-cell office:value-type="float" office:value="40857.7128509482" calcext:value-type="float">
            <text:p>40857.7128509482</text:p>
          </table:table-cell>
          <table:table-cell office:value-type="float" office:value="5412.53497277632" calcext:value-type="float">
            <text:p>5412.534972776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53" calcext:value-type="float">
            <text:p>28353</text:p>
          </table:table-cell>
          <table:table-cell office:value-type="string" calcext:value-type="string">
            <text:p>2021-05-03T05:53:41Z</text:p>
          </table:table-cell>
          <table:table-cell office:value-type="float" office:value="46776.1407946073" calcext:value-type="float">
            <text:p>46776.1407946073</text:p>
          </table:table-cell>
          <table:table-cell office:value-type="float" office:value="34413.1166110969" calcext:value-type="float">
            <text:p>34413.1166110969</text:p>
          </table:table-cell>
          <table:table-cell office:value-type="float" office:value="50563.4926665109" calcext:value-type="float">
            <text:p>50563.4926665109</text:p>
          </table:table-cell>
          <table:table-cell office:value-type="float" office:value="40906.9724227189" calcext:value-type="float">
            <text:p>40906.9724227189</text:p>
          </table:table-cell>
          <table:table-cell office:value-type="float" office:value="5414.41082703869" calcext:value-type="float">
            <text:p>5414.410827038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55" calcext:value-type="float">
            <text:p>28355</text:p>
          </table:table-cell>
          <table:table-cell office:value-type="string" calcext:value-type="string">
            <text:p>2021-05-03T08:12:23Z</text:p>
          </table:table-cell>
          <table:table-cell office:value-type="float" office:value="46587.0962783642" calcext:value-type="float">
            <text:p>46587.0962783642</text:p>
          </table:table-cell>
          <table:table-cell office:value-type="float" office:value="34388.9022130273" calcext:value-type="float">
            <text:p>34388.9022130273</text:p>
          </table:table-cell>
          <table:table-cell office:value-type="float" office:value="50623.7319894201" calcext:value-type="float">
            <text:p>50623.7319894201</text:p>
          </table:table-cell>
          <table:table-cell office:value-type="float" office:value="40980.1694611514" calcext:value-type="float">
            <text:p>40980.1694611514</text:p>
          </table:table-cell>
          <table:table-cell office:value-type="float" office:value="5653.72630880365" calcext:value-type="float">
            <text:p>5653.726308803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76" calcext:value-type="float">
            <text:p>28376</text:p>
          </table:table-cell>
          <table:table-cell office:value-type="string" calcext:value-type="string">
            <text:p>2021-05-04T01:00:21Z</text:p>
          </table:table-cell>
          <table:table-cell office:value-type="float" office:value="46605.7266785194" calcext:value-type="float">
            <text:p>46605.7266785194</text:p>
          </table:table-cell>
          <table:table-cell office:value-type="float" office:value="34308.1680521791" calcext:value-type="float">
            <text:p>34308.1680521791</text:p>
          </table:table-cell>
          <table:table-cell office:value-type="float" office:value="50057.4426301821" calcext:value-type="float">
            <text:p>50057.4426301821</text:p>
          </table:table-cell>
          <table:table-cell office:value-type="float" office:value="40642.3873259648" calcext:value-type="float">
            <text:p>40642.3873259648</text:p>
          </table:table-cell>
          <table:table-cell office:value-type="float" office:value="5517.09377098131" calcext:value-type="float">
            <text:p>5517.093770981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83" calcext:value-type="float">
            <text:p>28383</text:p>
          </table:table-cell>
          <table:table-cell office:value-type="string" calcext:value-type="string">
            <text:p>2021-05-04T07:11:57Z</text:p>
          </table:table-cell>
          <table:table-cell office:value-type="float" office:value="45612.0503825867" calcext:value-type="float">
            <text:p>45612.0503825867</text:p>
          </table:table-cell>
          <table:table-cell office:value-type="float" office:value="33473.2705771606" calcext:value-type="float">
            <text:p>33473.2705771606</text:p>
          </table:table-cell>
          <table:table-cell office:value-type="float" office:value="49150.4368461274" calcext:value-type="float">
            <text:p>49150.4368461274</text:p>
          </table:table-cell>
          <table:table-cell office:value-type="float" office:value="39780.7927299719" calcext:value-type="float">
            <text:p>39780.7927299719</text:p>
          </table:table-cell>
          <table:table-cell office:value-type="float" office:value="5370.74762293403" calcext:value-type="float">
            <text:p>5370.747622934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84" calcext:value-type="float">
            <text:p>28384</text:p>
          </table:table-cell>
          <table:table-cell office:value-type="string" calcext:value-type="string">
            <text:p>2021-05-04T09:42:23Z</text:p>
          </table:table-cell>
          <table:table-cell office:value-type="float" office:value="46321.5124357709" calcext:value-type="float">
            <text:p>46321.5124357709</text:p>
          </table:table-cell>
          <table:table-cell office:value-type="float" office:value="34090.2129124567" calcext:value-type="float">
            <text:p>34090.2129124567</text:p>
          </table:table-cell>
          <table:table-cell office:value-type="float" office:value="49970.3667433874" calcext:value-type="float">
            <text:p>49970.3667433874</text:p>
          </table:table-cell>
          <table:table-cell office:value-type="float" office:value="40515.7930972226" calcext:value-type="float">
            <text:p>40515.7930972226</text:p>
          </table:table-cell>
          <table:table-cell office:value-type="float" office:value="5359.89695790669" calcext:value-type="float">
            <text:p>5359.896957906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94" calcext:value-type="float">
            <text:p>28394</text:p>
          </table:table-cell>
          <table:table-cell office:value-type="string" calcext:value-type="string">
            <text:p>2021-05-04T16:09:22Z</text:p>
          </table:table-cell>
          <table:table-cell office:value-type="float" office:value="46698.666589956" calcext:value-type="float">
            <text:p>46698.666589956</text:p>
          </table:table-cell>
          <table:table-cell office:value-type="float" office:value="34360.2833464679" calcext:value-type="float">
            <text:p>34360.2833464679</text:p>
          </table:table-cell>
          <table:table-cell office:value-type="float" office:value="50492.4423346447" calcext:value-type="float">
            <text:p>50492.4423346447</text:p>
          </table:table-cell>
          <table:table-cell office:value-type="float" office:value="40918.4752130265" calcext:value-type="float">
            <text:p>40918.4752130265</text:p>
          </table:table-cell>
          <table:table-cell office:value-type="float" office:value="4845.27737087652" calcext:value-type="float">
            <text:p>4845.277370876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98" calcext:value-type="float">
            <text:p>28398</text:p>
          </table:table-cell>
          <table:table-cell office:value-type="string" calcext:value-type="string">
            <text:p>2021-05-04T18:19:32Z</text:p>
          </table:table-cell>
          <table:table-cell office:value-type="float" office:value="46938.8557913995" calcext:value-type="float">
            <text:p>46938.8557913995</text:p>
          </table:table-cell>
          <table:table-cell office:value-type="float" office:value="34569.3075700018" calcext:value-type="float">
            <text:p>34569.3075700018</text:p>
          </table:table-cell>
          <table:table-cell office:value-type="float" office:value="50932.9658739729" calcext:value-type="float">
            <text:p>50932.9658739729</text:p>
          </table:table-cell>
          <table:table-cell office:value-type="float" office:value="41202.9869002825" calcext:value-type="float">
            <text:p>41202.9869002825</text:p>
          </table:table-cell>
          <table:table-cell office:value-type="float" office:value="4819.12070973542" calcext:value-type="float">
            <text:p>4819.120709735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05" calcext:value-type="float">
            <text:p>28405</text:p>
          </table:table-cell>
          <table:table-cell office:value-type="string" calcext:value-type="string">
            <text:p>2021-05-04T20:01:42Z</text:p>
          </table:table-cell>
          <table:table-cell office:value-type="float" office:value="46915.3184437115" calcext:value-type="float">
            <text:p>46915.3184437115</text:p>
          </table:table-cell>
          <table:table-cell office:value-type="float" office:value="34523.3642370794" calcext:value-type="float">
            <text:p>34523.3642370794</text:p>
          </table:table-cell>
          <table:table-cell office:value-type="float" office:value="50673.0922655023" calcext:value-type="float">
            <text:p>50673.0922655023</text:p>
          </table:table-cell>
          <table:table-cell office:value-type="float" office:value="41208.3270446301" calcext:value-type="float">
            <text:p>41208.3270446301</text:p>
          </table:table-cell>
          <table:table-cell office:value-type="float" office:value="4823.53643428555" calcext:value-type="float">
            <text:p>4823.536434285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10" calcext:value-type="float">
            <text:p>28410</text:p>
          </table:table-cell>
          <table:table-cell office:value-type="string" calcext:value-type="string">
            <text:p>2021-05-04T21:33:27Z</text:p>
          </table:table-cell>
          <table:table-cell office:value-type="float" office:value="46855.0374708376" calcext:value-type="float">
            <text:p>46855.0374708376</text:p>
          </table:table-cell>
          <table:table-cell office:value-type="float" office:value="34445.1724833822" calcext:value-type="float">
            <text:p>34445.1724833822</text:p>
          </table:table-cell>
          <table:table-cell office:value-type="float" office:value="50666.0593806662" calcext:value-type="float">
            <text:p>50666.0593806662</text:p>
          </table:table-cell>
          <table:table-cell office:value-type="float" office:value="40997.1112988091" calcext:value-type="float">
            <text:p>40997.1112988091</text:p>
          </table:table-cell>
          <table:table-cell office:value-type="float" office:value="5486.52630274368" calcext:value-type="float">
            <text:p>5486.526302743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15" calcext:value-type="float">
            <text:p>28415</text:p>
          </table:table-cell>
          <table:table-cell office:value-type="string" calcext:value-type="string">
            <text:p>2021-05-04T22:54:04Z</text:p>
          </table:table-cell>
          <table:table-cell office:value-type="float" office:value="46298.7775975137" calcext:value-type="float">
            <text:p>46298.7775975137</text:p>
          </table:table-cell>
          <table:table-cell office:value-type="float" office:value="34179.0394565322" calcext:value-type="float">
            <text:p>34179.0394565322</text:p>
          </table:table-cell>
          <table:table-cell office:value-type="float" office:value="50234.2011391663" calcext:value-type="float">
            <text:p>50234.2011391663</text:p>
          </table:table-cell>
          <table:table-cell office:value-type="float" office:value="40841.9567130913" calcext:value-type="float">
            <text:p>40841.9567130913</text:p>
          </table:table-cell>
          <table:table-cell office:value-type="float" office:value="5275.52755159533" calcext:value-type="float">
            <text:p>5275.527551595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16" calcext:value-type="float">
            <text:p>28416</text:p>
          </table:table-cell>
          <table:table-cell office:value-type="string" calcext:value-type="string">
            <text:p>2021-05-04T23:55:07Z</text:p>
          </table:table-cell>
          <table:table-cell office:value-type="float" office:value="45286.3848965721" calcext:value-type="float">
            <text:p>45286.3848965721</text:p>
          </table:table-cell>
          <table:table-cell office:value-type="float" office:value="33399.5336814598" calcext:value-type="float">
            <text:p>33399.5336814598</text:p>
          </table:table-cell>
          <table:table-cell office:value-type="float" office:value="49096.9717365631" calcext:value-type="float">
            <text:p>49096.9717365631</text:p>
          </table:table-cell>
          <table:table-cell office:value-type="float" office:value="39841.076962676" calcext:value-type="float">
            <text:p>39841.076962676</text:p>
          </table:table-cell>
          <table:table-cell office:value-type="float" office:value="4979.5519745839" calcext:value-type="float">
            <text:p>4979.55197458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18" calcext:value-type="float">
            <text:p>28418</text:p>
          </table:table-cell>
          <table:table-cell office:value-type="string" calcext:value-type="string">
            <text:p>2021-05-05T04:46:36Z</text:p>
          </table:table-cell>
          <table:table-cell office:value-type="float" office:value="46387.1532938241" calcext:value-type="float">
            <text:p>46387.1532938241</text:p>
          </table:table-cell>
          <table:table-cell office:value-type="float" office:value="34243.0080514018" calcext:value-type="float">
            <text:p>34243.0080514018</text:p>
          </table:table-cell>
          <table:table-cell office:value-type="float" office:value="50029.9253668423" calcext:value-type="float">
            <text:p>50029.9253668423</text:p>
          </table:table-cell>
          <table:table-cell office:value-type="float" office:value="40549.7736063553" calcext:value-type="float">
            <text:p>40549.7736063553</text:p>
          </table:table-cell>
          <table:table-cell office:value-type="float" office:value="5036.12640855924" calcext:value-type="float">
            <text:p>5036.126408559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24" calcext:value-type="float">
            <text:p>28424</text:p>
          </table:table-cell>
          <table:table-cell office:value-type="string" calcext:value-type="string">
            <text:p>2021-05-05T09:32:28Z</text:p>
          </table:table-cell>
          <table:table-cell office:value-type="float" office:value="46474.7633691472" calcext:value-type="float">
            <text:p>46474.7633691472</text:p>
          </table:table-cell>
          <table:table-cell office:value-type="float" office:value="34327.4333717629" calcext:value-type="float">
            <text:p>34327.4333717629</text:p>
          </table:table-cell>
          <table:table-cell office:value-type="float" office:value="50094.8057840547" calcext:value-type="float">
            <text:p>50094.8057840547</text:p>
          </table:table-cell>
          <table:table-cell office:value-type="float" office:value="40644.6986528941" calcext:value-type="float">
            <text:p>40644.6986528941</text:p>
          </table:table-cell>
          <table:table-cell office:value-type="float" office:value="5505.51001704817" calcext:value-type="float">
            <text:p>5505.510017048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33" calcext:value-type="float">
            <text:p>28433</text:p>
          </table:table-cell>
          <table:table-cell office:value-type="string" calcext:value-type="string">
            <text:p>2021-05-05T14:56:25Z</text:p>
          </table:table-cell>
          <table:table-cell office:value-type="float" office:value="46902.5486127148" calcext:value-type="float">
            <text:p>46902.5486127148</text:p>
          </table:table-cell>
          <table:table-cell office:value-type="float" office:value="34470.8161656463" calcext:value-type="float">
            <text:p>34470.8161656463</text:p>
          </table:table-cell>
          <table:table-cell office:value-type="float" office:value="50535.9804349454" calcext:value-type="float">
            <text:p>50535.9804349454</text:p>
          </table:table-cell>
          <table:table-cell office:value-type="float" office:value="41066.2397911118" calcext:value-type="float">
            <text:p>41066.2397911118</text:p>
          </table:table-cell>
          <table:table-cell office:value-type="float" office:value="5695.57313127309" calcext:value-type="float">
            <text:p>5695.573131273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36" calcext:value-type="float">
            <text:p>28436</text:p>
          </table:table-cell>
          <table:table-cell office:value-type="string" calcext:value-type="string">
            <text:p>2021-05-05T15:51:10Z</text:p>
          </table:table-cell>
          <table:table-cell office:value-type="float" office:value="46668.3915551336" calcext:value-type="float">
            <text:p>46668.3915551336</text:p>
          </table:table-cell>
          <table:table-cell office:value-type="float" office:value="34309.6053920768" calcext:value-type="float">
            <text:p>34309.6053920768</text:p>
          </table:table-cell>
          <table:table-cell office:value-type="float" office:value="50500.6604125384" calcext:value-type="float">
            <text:p>50500.6604125384</text:p>
          </table:table-cell>
          <table:table-cell office:value-type="float" office:value="40986.4978237111" calcext:value-type="float">
            <text:p>40986.4978237111</text:p>
          </table:table-cell>
          <table:table-cell office:value-type="float" office:value="5273.29034099356" calcext:value-type="float">
            <text:p>5273.290340993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42" calcext:value-type="float">
            <text:p>28442</text:p>
          </table:table-cell>
          <table:table-cell office:value-type="string" calcext:value-type="string">
            <text:p>2021-05-05T17:47:50Z</text:p>
          </table:table-cell>
          <table:table-cell office:value-type="float" office:value="46799.8872983292" calcext:value-type="float">
            <text:p>46799.8872983292</text:p>
          </table:table-cell>
          <table:table-cell office:value-type="float" office:value="34423.9569165418" calcext:value-type="float">
            <text:p>34423.9569165418</text:p>
          </table:table-cell>
          <table:table-cell office:value-type="float" office:value="50439.5528405375" calcext:value-type="float">
            <text:p>50439.5528405375</text:p>
          </table:table-cell>
          <table:table-cell office:value-type="float" office:value="40857.8912000869" calcext:value-type="float">
            <text:p>40857.8912000869</text:p>
          </table:table-cell>
          <table:table-cell office:value-type="float" office:value="5555.72689238652" calcext:value-type="float">
            <text:p>5555.726892386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46" calcext:value-type="float">
            <text:p>28446</text:p>
          </table:table-cell>
          <table:table-cell office:value-type="string" calcext:value-type="string">
            <text:p>2021-05-05T19:37:13Z</text:p>
          </table:table-cell>
          <table:table-cell office:value-type="float" office:value="46892.8901700039" calcext:value-type="float">
            <text:p>46892.8901700039</text:p>
          </table:table-cell>
          <table:table-cell office:value-type="float" office:value="34497.4162607398" calcext:value-type="float">
            <text:p>34497.4162607398</text:p>
          </table:table-cell>
          <table:table-cell office:value-type="float" office:value="50407.8142372939" calcext:value-type="float">
            <text:p>50407.8142372939</text:p>
          </table:table-cell>
          <table:table-cell office:value-type="float" office:value="40976.9065287243" calcext:value-type="float">
            <text:p>40976.9065287243</text:p>
          </table:table-cell>
          <table:table-cell office:value-type="float" office:value="5207.39399279098" calcext:value-type="float">
            <text:p>5207.393992790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61" calcext:value-type="float">
            <text:p>28461</text:p>
          </table:table-cell>
          <table:table-cell office:value-type="string" calcext:value-type="string">
            <text:p>2021-05-06T10:45:21Z</text:p>
          </table:table-cell>
          <table:table-cell office:value-type="float" office:value="46580.1042126725" calcext:value-type="float">
            <text:p>46580.1042126725</text:p>
          </table:table-cell>
          <table:table-cell office:value-type="float" office:value="34229.7754822194" calcext:value-type="float">
            <text:p>34229.7754822194</text:p>
          </table:table-cell>
          <table:table-cell office:value-type="float" office:value="50359.1093314875" calcext:value-type="float">
            <text:p>50359.1093314875</text:p>
          </table:table-cell>
          <table:table-cell office:value-type="float" office:value="40775.4325744938" calcext:value-type="float">
            <text:p>40775.4325744938</text:p>
          </table:table-cell>
          <table:table-cell office:value-type="float" office:value="5195.52175212937" calcext:value-type="float">
            <text:p>5195.521752129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63" calcext:value-type="float">
            <text:p>28463</text:p>
          </table:table-cell>
          <table:table-cell office:value-type="string" calcext:value-type="string">
            <text:p>2021-05-06T11:50:06Z</text:p>
          </table:table-cell>
          <table:table-cell office:value-type="float" office:value="46632.5423755632" calcext:value-type="float">
            <text:p>46632.5423755632</text:p>
          </table:table-cell>
          <table:table-cell office:value-type="float" office:value="34352.2454122042" calcext:value-type="float">
            <text:p>34352.2454122042</text:p>
          </table:table-cell>
          <table:table-cell office:value-type="float" office:value="50468.6166503793" calcext:value-type="float">
            <text:p>50468.6166503793</text:p>
          </table:table-cell>
          <table:table-cell office:value-type="float" office:value="40883.750958349" calcext:value-type="float">
            <text:p>40883.750958349</text:p>
          </table:table-cell>
          <table:table-cell office:value-type="float" office:value="5208.04707666187" calcext:value-type="float">
            <text:p>5208.047076661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64" calcext:value-type="float">
            <text:p>28464</text:p>
          </table:table-cell>
          <table:table-cell office:value-type="string" calcext:value-type="string">
            <text:p>2021-05-06T12:33:45Z</text:p>
          </table:table-cell>
          <table:table-cell office:value-type="float" office:value="46857.8516056725" calcext:value-type="float">
            <text:p>46857.8516056725</text:p>
          </table:table-cell>
          <table:table-cell office:value-type="float" office:value="34382.1266413436" calcext:value-type="float">
            <text:p>34382.1266413436</text:p>
          </table:table-cell>
          <table:table-cell office:value-type="float" office:value="50785.8236716463" calcext:value-type="float">
            <text:p>50785.8236716463</text:p>
          </table:table-cell>
          <table:table-cell office:value-type="float" office:value="41061.1545377178" calcext:value-type="float">
            <text:p>41061.1545377178</text:p>
          </table:table-cell>
          <table:table-cell office:value-type="float" office:value="5377.66846433439" calcext:value-type="float">
            <text:p>5377.668464334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67" calcext:value-type="float">
            <text:p>28467</text:p>
          </table:table-cell>
          <table:table-cell office:value-type="string" calcext:value-type="string">
            <text:p>2021-05-06T14:50:30Z</text:p>
          </table:table-cell>
          <table:table-cell office:value-type="float" office:value="46722.2219536628" calcext:value-type="float">
            <text:p>46722.2219536628</text:p>
          </table:table-cell>
          <table:table-cell office:value-type="float" office:value="34411.414496911" calcext:value-type="float">
            <text:p>34411.414496911</text:p>
          </table:table-cell>
          <table:table-cell office:value-type="float" office:value="50488.7516483066" calcext:value-type="float">
            <text:p>50488.7516483066</text:p>
          </table:table-cell>
          <table:table-cell office:value-type="float" office:value="41037.0342113008" calcext:value-type="float">
            <text:p>41037.0342113008</text:p>
          </table:table-cell>
          <table:table-cell office:value-type="float" office:value="5324.781005056" calcext:value-type="float">
            <text:p>5324.7810050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73" calcext:value-type="float">
            <text:p>28473</text:p>
          </table:table-cell>
          <table:table-cell office:value-type="string" calcext:value-type="string">
            <text:p>2021-05-06T20:48:02Z</text:p>
          </table:table-cell>
          <table:table-cell office:value-type="float" office:value="47090.097027824" calcext:value-type="float">
            <text:p>47090.097027824</text:p>
          </table:table-cell>
          <table:table-cell office:value-type="float" office:value="34694.269035199" calcext:value-type="float">
            <text:p>34694.269035199</text:p>
          </table:table-cell>
          <table:table-cell office:value-type="float" office:value="51201.960882886" calcext:value-type="float">
            <text:p>51201.960882886</text:p>
          </table:table-cell>
          <table:table-cell office:value-type="float" office:value="41411.7548458069" calcext:value-type="float">
            <text:p>41411.7548458069</text:p>
          </table:table-cell>
          <table:table-cell office:value-type="float" office:value="5022.35503792116" calcext:value-type="float">
            <text:p>5022.355037921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29" calcext:value-type="float">
            <text:p>28529</text:p>
          </table:table-cell>
          <table:table-cell office:value-type="string" calcext:value-type="string">
            <text:p>2021-05-08T00:52:52Z</text:p>
          </table:table-cell>
          <table:table-cell office:value-type="float" office:value="46033.3169168705" calcext:value-type="float">
            <text:p>46033.3169168705</text:p>
          </table:table-cell>
          <table:table-cell office:value-type="float" office:value="33878.9331705838" calcext:value-type="float">
            <text:p>33878.9331705838</text:p>
          </table:table-cell>
          <table:table-cell office:value-type="float" office:value="49851.9769388181" calcext:value-type="float">
            <text:p>49851.9769388181</text:p>
          </table:table-cell>
          <table:table-cell office:value-type="float" office:value="40454.7059429682" calcext:value-type="float">
            <text:p>40454.7059429682</text:p>
          </table:table-cell>
          <table:table-cell office:value-type="float" office:value="5550.73938877559" calcext:value-type="float">
            <text:p>5550.73938877559</text:p>
          </table:table-cell>
          <table:table-cell table:number-columns-repeated="2"/>
          <table:table-cell table:formula="of:=33878.9+1500" office:value-type="float" office:value="35378.9" calcext:value-type="float">
            <text:p>35378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530" calcext:value-type="float">
            <text:p>28530</text:p>
          </table:table-cell>
          <table:table-cell office:value-type="string" calcext:value-type="string">
            <text:p>2021-05-08T11:42:12Z</text:p>
          </table:table-cell>
          <table:table-cell office:value-type="float" office:value="44970.0447301906" calcext:value-type="float">
            <text:p>44970.0447301906</text:p>
          </table:table-cell>
          <table:table-cell office:value-type="float" office:value="32987.9399649802" calcext:value-type="float">
            <text:p>32987.9399649802</text:p>
          </table:table-cell>
          <table:table-cell office:value-type="float" office:value="48727.4928583084" calcext:value-type="float">
            <text:p>48727.4928583084</text:p>
          </table:table-cell>
          <table:table-cell office:value-type="float" office:value="39355.050931385" calcext:value-type="float">
            <text:p>39355.050931385</text:p>
          </table:table-cell>
          <table:table-cell office:value-type="float" office:value="5421.40379696687" calcext:value-type="float">
            <text:p>5421.403796966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1" calcext:value-type="float">
            <text:p>28531</text:p>
          </table:table-cell>
          <table:table-cell office:value-type="string" calcext:value-type="string">
            <text:p>2021-05-08T21:32:06Z</text:p>
          </table:table-cell>
          <table:table-cell office:value-type="float" office:value="44900.1368539278" calcext:value-type="float">
            <text:p>44900.1368539278</text:p>
          </table:table-cell>
          <table:table-cell office:value-type="float" office:value="32914.2774454174" calcext:value-type="float">
            <text:p>32914.2774454174</text:p>
          </table:table-cell>
          <table:table-cell office:value-type="float" office:value="48503.2991858716" calcext:value-type="float">
            <text:p>48503.2991858716</text:p>
          </table:table-cell>
          <table:table-cell office:value-type="float" office:value="39307.7907690972" calcext:value-type="float">
            <text:p>39307.7907690972</text:p>
          </table:table-cell>
          <table:table-cell office:value-type="float" office:value="5448.59636810518" calcext:value-type="float">
            <text:p>5448.596368105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2" calcext:value-type="float">
            <text:p>28532</text:p>
          </table:table-cell>
          <table:table-cell office:value-type="string" calcext:value-type="string">
            <text:p>2021-05-09T10:21:51Z</text:p>
          </table:table-cell>
          <table:table-cell office:value-type="float" office:value="46258.7694825756" calcext:value-type="float">
            <text:p>46258.7694825756</text:p>
          </table:table-cell>
          <table:table-cell office:value-type="float" office:value="34042.6581795346" calcext:value-type="float">
            <text:p>34042.6581795346</text:p>
          </table:table-cell>
          <table:table-cell office:value-type="float" office:value="50102.7804348206" calcext:value-type="float">
            <text:p>50102.7804348206</text:p>
          </table:table-cell>
          <table:table-cell office:value-type="float" office:value="40666.9030478052" calcext:value-type="float">
            <text:p>40666.9030478052</text:p>
          </table:table-cell>
          <table:table-cell office:value-type="float" office:value="5562.44099517155" calcext:value-type="float">
            <text:p>5562.44099517155</text:p>
          </table:table-cell>
          <table:table-cell/>
          <table:table-cell table:formula="of:=34042.7+1500" office:value-type="float" office:value="35542.7" calcext:value-type="float">
            <text:p>35542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533" calcext:value-type="float">
            <text:p>28533</text:p>
          </table:table-cell>
          <table:table-cell office:value-type="string" calcext:value-type="string">
            <text:p>2021-05-09T11:06:41Z</text:p>
          </table:table-cell>
          <table:table-cell office:value-type="float" office:value="45891.4115020468" calcext:value-type="float">
            <text:p>45891.4115020468</text:p>
          </table:table-cell>
          <table:table-cell office:value-type="float" office:value="33825.2045692471" calcext:value-type="float">
            <text:p>33825.2045692471</text:p>
          </table:table-cell>
          <table:table-cell office:value-type="float" office:value="49624.1172166534" calcext:value-type="float">
            <text:p>49624.1172166534</text:p>
          </table:table-cell>
          <table:table-cell office:value-type="float" office:value="40389.3033774061" calcext:value-type="float">
            <text:p>40389.3033774061</text:p>
          </table:table-cell>
          <table:table-cell office:value-type="float" office:value="4394.30639819774" calcext:value-type="float">
            <text:p>4394.306398197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4" calcext:value-type="float">
            <text:p>28534</text:p>
          </table:table-cell>
          <table:table-cell office:value-type="string" calcext:value-type="string">
            <text:p>2021-05-09T14:41:12Z</text:p>
          </table:table-cell>
          <table:table-cell office:value-type="float" office:value="46101.2159693002" calcext:value-type="float">
            <text:p>46101.2159693002</text:p>
          </table:table-cell>
          <table:table-cell office:value-type="float" office:value="33891.7905401449" calcext:value-type="float">
            <text:p>33891.7905401449</text:p>
          </table:table-cell>
          <table:table-cell office:value-type="float" office:value="49824.9259620382" calcext:value-type="float">
            <text:p>49824.9259620382</text:p>
          </table:table-cell>
          <table:table-cell office:value-type="float" office:value="40423.7539134951" calcext:value-type="float">
            <text:p>40423.7539134951</text:p>
          </table:table-cell>
          <table:table-cell office:value-type="float" office:value="4416.75902819642" calcext:value-type="float">
            <text:p>4416.759028196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5" calcext:value-type="float">
            <text:p>28535</text:p>
          </table:table-cell>
          <table:table-cell office:value-type="string" calcext:value-type="string">
            <text:p>2021-05-10T00:04:05Z</text:p>
          </table:table-cell>
          <table:table-cell office:value-type="float" office:value="45807.106041196" calcext:value-type="float">
            <text:p>45807.106041196</text:p>
          </table:table-cell>
          <table:table-cell office:value-type="float" office:value="33671.4815752745" calcext:value-type="float">
            <text:p>33671.4815752745</text:p>
          </table:table-cell>
          <table:table-cell office:value-type="float" office:value="49551.8930108258" calcext:value-type="float">
            <text:p>49551.8930108258</text:p>
          </table:table-cell>
          <table:table-cell office:value-type="float" office:value="40167.6656718423" calcext:value-type="float">
            <text:p>40167.6656718423</text:p>
          </table:table-cell>
          <table:table-cell office:value-type="float" office:value="4376.16372294493" calcext:value-type="float">
            <text:p>4376.163722944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6" calcext:value-type="float">
            <text:p>28536</text:p>
          </table:table-cell>
          <table:table-cell office:value-type="string" calcext:value-type="string">
            <text:p>2021-05-10T07:43:54Z</text:p>
          </table:table-cell>
          <table:table-cell office:value-type="float" office:value="45538.2822899939" calcext:value-type="float">
            <text:p>45538.2822899939</text:p>
          </table:table-cell>
          <table:table-cell office:value-type="float" office:value="33682.8093713227" calcext:value-type="float">
            <text:p>33682.8093713227</text:p>
          </table:table-cell>
          <table:table-cell office:value-type="float" office:value="49084.9431525552" calcext:value-type="float">
            <text:p>49084.9431525552</text:p>
          </table:table-cell>
          <table:table-cell office:value-type="float" office:value="40078.1936769127" calcext:value-type="float">
            <text:p>40078.1936769127</text:p>
          </table:table-cell>
          <table:table-cell office:value-type="float" office:value="4228.81400270567" calcext:value-type="float">
            <text:p>4228.814002705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8" calcext:value-type="float">
            <text:p>28538</text:p>
          </table:table-cell>
          <table:table-cell office:value-type="string" calcext:value-type="string">
            <text:p>2021-05-10T08:04:24Z</text:p>
          </table:table-cell>
          <table:table-cell office:value-type="float" office:value="45522.8342996856" calcext:value-type="float">
            <text:p>45522.8342996856</text:p>
          </table:table-cell>
          <table:table-cell office:value-type="float" office:value="33631.6623518444" calcext:value-type="float">
            <text:p>33631.6623518444</text:p>
          </table:table-cell>
          <table:table-cell office:value-type="float" office:value="49285.5018397796" calcext:value-type="float">
            <text:p>49285.5018397796</text:p>
          </table:table-cell>
          <table:table-cell office:value-type="float" office:value="40115.7907556627" calcext:value-type="float">
            <text:p>40115.7907556627</text:p>
          </table:table-cell>
          <table:table-cell office:value-type="float" office:value="4149.30369440749" calcext:value-type="float">
            <text:p>4149.303694407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9" calcext:value-type="float">
            <text:p>28539</text:p>
          </table:table-cell>
          <table:table-cell office:value-type="string" calcext:value-type="string">
            <text:p>2021-05-10T11:03:54Z</text:p>
          </table:table-cell>
          <table:table-cell office:value-type="float" office:value="45664.7922968401" calcext:value-type="float">
            <text:p>45664.7922968401</text:p>
          </table:table-cell>
          <table:table-cell office:value-type="float" office:value="33646.328961984" calcext:value-type="float">
            <text:p>33646.328961984</text:p>
          </table:table-cell>
          <table:table-cell office:value-type="float" office:value="49670.415971679" calcext:value-type="float">
            <text:p>49670.415971679</text:p>
          </table:table-cell>
          <table:table-cell office:value-type="float" office:value="40222.1911210252" calcext:value-type="float">
            <text:p>40222.1911210252</text:p>
          </table:table-cell>
          <table:table-cell office:value-type="float" office:value="4179.9448571283" calcext:value-type="float">
            <text:p>4179.94485712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40" calcext:value-type="float">
            <text:p>28540</text:p>
          </table:table-cell>
          <table:table-cell office:value-type="string" calcext:value-type="string">
            <text:p>2021-05-10T14:04:05Z</text:p>
          </table:table-cell>
          <table:table-cell office:value-type="float" office:value="45671.7740216897" calcext:value-type="float">
            <text:p>45671.7740216897</text:p>
          </table:table-cell>
          <table:table-cell office:value-type="float" office:value="33785.8322050467" calcext:value-type="float">
            <text:p>33785.8322050467</text:p>
          </table:table-cell>
          <table:table-cell office:value-type="float" office:value="49337.0112191474" calcext:value-type="float">
            <text:p>49337.0112191474</text:p>
          </table:table-cell>
          <table:table-cell office:value-type="float" office:value="40196.4979364809" calcext:value-type="float">
            <text:p>40196.4979364809</text:p>
          </table:table-cell>
          <table:table-cell office:value-type="float" office:value="4218.04399992929" calcext:value-type="float">
            <text:p>4218.043999929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640" calcext:value-type="float">
            <text:p>28640</text:p>
          </table:table-cell>
          <table:table-cell office:value-type="string" calcext:value-type="string">
            <text:p>2021-05-13T11:18:26Z</text:p>
          </table:table-cell>
          <table:table-cell office:value-type="float" office:value="45533.9193098143" calcext:value-type="float">
            <text:p>45533.9193098143</text:p>
          </table:table-cell>
          <table:table-cell office:value-type="float" office:value="33705.3673551365" calcext:value-type="float">
            <text:p>33705.3673551365</text:p>
          </table:table-cell>
          <table:table-cell office:value-type="float" office:value="49331.415009239" calcext:value-type="float">
            <text:p>49331.415009239</text:p>
          </table:table-cell>
          <table:table-cell office:value-type="float" office:value="40216.7694266152" calcext:value-type="float">
            <text:p>40216.7694266152</text:p>
          </table:table-cell>
          <table:table-cell office:value-type="float" office:value="5729.86386301367" calcext:value-type="float">
            <text:p>5729.86386301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675" calcext:value-type="float">
            <text:p>28675</text:p>
          </table:table-cell>
          <table:table-cell office:value-type="string" calcext:value-type="string">
            <text:p>2021-05-13T21:21:07Z</text:p>
          </table:table-cell>
          <table:table-cell office:value-type="float" office:value="46122.1983310814" calcext:value-type="float">
            <text:p>46122.1983310814</text:p>
          </table:table-cell>
          <table:table-cell office:value-type="float" office:value="33871.7076279418" calcext:value-type="float">
            <text:p>33871.7076279418</text:p>
          </table:table-cell>
          <table:table-cell office:value-type="float" office:value="50076.3784601843" calcext:value-type="float">
            <text:p>50076.3784601843</text:p>
          </table:table-cell>
          <table:table-cell office:value-type="float" office:value="40327.993591876" calcext:value-type="float">
            <text:p>40327.993591876</text:p>
          </table:table-cell>
          <table:table-cell office:value-type="float" office:value="4523.03522706684" calcext:value-type="float">
            <text:p>4523.035227066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680" calcext:value-type="float">
            <text:p>28680</text:p>
          </table:table-cell>
          <table:table-cell office:value-type="string" calcext:value-type="string">
            <text:p>2021-05-14T00:46:31Z</text:p>
          </table:table-cell>
          <table:table-cell office:value-type="float" office:value="45850.323613252" calcext:value-type="float">
            <text:p>45850.323613252</text:p>
          </table:table-cell>
          <table:table-cell office:value-type="float" office:value="33813.7441823526" calcext:value-type="float">
            <text:p>33813.7441823526</text:p>
          </table:table-cell>
          <table:table-cell office:value-type="float" office:value="49861.8398047447" calcext:value-type="float">
            <text:p>49861.8398047447</text:p>
          </table:table-cell>
          <table:table-cell office:value-type="float" office:value="40361.6018948919" calcext:value-type="float">
            <text:p>40361.6018948919</text:p>
          </table:table-cell>
          <table:table-cell office:value-type="float" office:value="4600.85402135756" calcext:value-type="float">
            <text:p>4600.854021357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682" calcext:value-type="float">
            <text:p>28682</text:p>
          </table:table-cell>
          <table:table-cell office:value-type="string" calcext:value-type="string">
            <text:p>2021-05-14T09:06:06Z</text:p>
          </table:table-cell>
          <table:table-cell office:value-type="float" office:value="45820.6562936363" calcext:value-type="float">
            <text:p>45820.6562936363</text:p>
          </table:table-cell>
          <table:table-cell office:value-type="float" office:value="33782.9178155669" calcext:value-type="float">
            <text:p>33782.9178155669</text:p>
          </table:table-cell>
          <table:table-cell office:value-type="float" office:value="49770.8463122608" calcext:value-type="float">
            <text:p>49770.8463122608</text:p>
          </table:table-cell>
          <table:table-cell office:value-type="float" office:value="40284.6655629283" calcext:value-type="float">
            <text:p>40284.6655629283</text:p>
          </table:table-cell>
          <table:table-cell office:value-type="float" office:value="4573.72401344902" calcext:value-type="float">
            <text:p>4573.724013449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687" calcext:value-type="float">
            <text:p>28687</text:p>
          </table:table-cell>
          <table:table-cell office:value-type="string" calcext:value-type="string">
            <text:p>2021-05-14T12:04:08Z</text:p>
          </table:table-cell>
          <table:table-cell office:value-type="float" office:value="45846.1476419146" calcext:value-type="float">
            <text:p>45846.1476419146</text:p>
          </table:table-cell>
          <table:table-cell office:value-type="float" office:value="33751.6044381134" calcext:value-type="float">
            <text:p>33751.6044381134</text:p>
          </table:table-cell>
          <table:table-cell office:value-type="float" office:value="49816.8804054662" calcext:value-type="float">
            <text:p>49816.8804054662</text:p>
          </table:table-cell>
          <table:table-cell office:value-type="float" office:value="40288.9753660695" calcext:value-type="float">
            <text:p>40288.9753660695</text:p>
          </table:table-cell>
          <table:table-cell office:value-type="float" office:value="5318.64679992202" calcext:value-type="float">
            <text:p>5318.646799922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09" calcext:value-type="float">
            <text:p>28709</text:p>
          </table:table-cell>
          <table:table-cell office:value-type="string" calcext:value-type="string">
            <text:p>2021-05-14T19:50:08Z</text:p>
          </table:table-cell>
          <table:table-cell office:value-type="float" office:value="46171.6153806131" calcext:value-type="float">
            <text:p>46171.6153806131</text:p>
          </table:table-cell>
          <table:table-cell office:value-type="float" office:value="33895.029504955" calcext:value-type="float">
            <text:p>33895.029504955</text:p>
          </table:table-cell>
          <table:table-cell office:value-type="float" office:value="49813.2805601521" calcext:value-type="float">
            <text:p>49813.2805601521</text:p>
          </table:table-cell>
          <table:table-cell office:value-type="float" office:value="40306.6617846474" calcext:value-type="float">
            <text:p>40306.6617846474</text:p>
          </table:table-cell>
          <table:table-cell office:value-type="float" office:value="5204.02303499984" calcext:value-type="float">
            <text:p>5204.023034999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13" calcext:value-type="float">
            <text:p>28713</text:p>
          </table:table-cell>
          <table:table-cell office:value-type="string" calcext:value-type="string">
            <text:p>2021-05-14T20:51:18Z</text:p>
          </table:table-cell>
          <table:table-cell office:value-type="float" office:value="46021.0260283262" calcext:value-type="float">
            <text:p>46021.0260283262</text:p>
          </table:table-cell>
          <table:table-cell office:value-type="float" office:value="33932.8203261216" calcext:value-type="float">
            <text:p>33932.8203261216</text:p>
          </table:table-cell>
          <table:table-cell office:value-type="float" office:value="50029.419160837" calcext:value-type="float">
            <text:p>50029.419160837</text:p>
          </table:table-cell>
          <table:table-cell office:value-type="float" office:value="40417.9537363109" calcext:value-type="float">
            <text:p>40417.9537363109</text:p>
          </table:table-cell>
          <table:table-cell office:value-type="float" office:value="5050.72463426212" calcext:value-type="float">
            <text:p>5050.724634262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15" calcext:value-type="float">
            <text:p>28715</text:p>
          </table:table-cell>
          <table:table-cell office:value-type="string" calcext:value-type="string">
            <text:p>2021-05-14T23:09:23Z</text:p>
          </table:table-cell>
          <table:table-cell office:value-type="float" office:value="45595.1540746505" calcext:value-type="float">
            <text:p>45595.1540746505</text:p>
          </table:table-cell>
          <table:table-cell office:value-type="float" office:value="33651.9147440086" calcext:value-type="float">
            <text:p>33651.9147440086</text:p>
          </table:table-cell>
          <table:table-cell office:value-type="float" office:value="49554.9743068502" calcext:value-type="float">
            <text:p>49554.9743068502</text:p>
          </table:table-cell>
          <table:table-cell office:value-type="float" office:value="40040.6176453027" calcext:value-type="float">
            <text:p>40040.6176453027</text:p>
          </table:table-cell>
          <table:table-cell office:value-type="float" office:value="5417.18487892876" calcext:value-type="float">
            <text:p>5417.184878928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17" calcext:value-type="float">
            <text:p>28717</text:p>
          </table:table-cell>
          <table:table-cell office:value-type="string" calcext:value-type="string">
            <text:p>2021-05-15T00:03:06Z</text:p>
          </table:table-cell>
          <table:table-cell office:value-type="float" office:value="46008.1774553933" calcext:value-type="float">
            <text:p>46008.1774553933</text:p>
          </table:table-cell>
          <table:table-cell office:value-type="float" office:value="33992.8066253722" calcext:value-type="float">
            <text:p>33992.8066253722</text:p>
          </table:table-cell>
          <table:table-cell office:value-type="float" office:value="49734.603183335" calcext:value-type="float">
            <text:p>49734.603183335</text:p>
          </table:table-cell>
          <table:table-cell office:value-type="float" office:value="40432.2125949706" calcext:value-type="float">
            <text:p>40432.2125949706</text:p>
          </table:table-cell>
          <table:table-cell office:value-type="float" office:value="4979.9980291606" calcext:value-type="float">
            <text:p>4979.99802916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18" calcext:value-type="float">
            <text:p>28718</text:p>
          </table:table-cell>
          <table:table-cell office:value-type="string" calcext:value-type="string">
            <text:p>2021-05-15T14:06:03Z</text:p>
          </table:table-cell>
          <table:table-cell office:value-type="float" office:value="46208.0728587809" calcext:value-type="float">
            <text:p>46208.0728587809</text:p>
          </table:table-cell>
          <table:table-cell office:value-type="float" office:value="34038.6304050574" calcext:value-type="float">
            <text:p>34038.6304050574</text:p>
          </table:table-cell>
          <table:table-cell office:value-type="float" office:value="50068.0913716382" calcext:value-type="float">
            <text:p>50068.0913716382</text:p>
          </table:table-cell>
          <table:table-cell office:value-type="float" office:value="40536.8757804469" calcext:value-type="float">
            <text:p>40536.8757804469</text:p>
          </table:table-cell>
          <table:table-cell office:value-type="float" office:value="4942.05920003689" calcext:value-type="float">
            <text:p>4942.05920003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19" calcext:value-type="float">
            <text:p>28719</text:p>
          </table:table-cell>
          <table:table-cell office:value-type="string" calcext:value-type="string">
            <text:p>2021-05-15T22:39:22Z</text:p>
          </table:table-cell>
          <table:table-cell office:value-type="float" office:value="44940.3965398631" calcext:value-type="float">
            <text:p>44940.3965398631</text:p>
          </table:table-cell>
          <table:table-cell office:value-type="float" office:value="33086.6820429154" calcext:value-type="float">
            <text:p>33086.6820429154</text:p>
          </table:table-cell>
          <table:table-cell office:value-type="float" office:value="48799.5386544958" calcext:value-type="float">
            <text:p>48799.5386544958</text:p>
          </table:table-cell>
          <table:table-cell office:value-type="float" office:value="39494.2150012442" calcext:value-type="float">
            <text:p>39494.2150012442</text:p>
          </table:table-cell>
          <table:table-cell office:value-type="float" office:value="4832.71880774024" calcext:value-type="float">
            <text:p>4832.718807740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20" calcext:value-type="float">
            <text:p>28720</text:p>
          </table:table-cell>
          <table:table-cell office:value-type="string" calcext:value-type="string">
            <text:p>2021-05-16T10:23:26Z</text:p>
          </table:table-cell>
          <table:table-cell office:value-type="float" office:value="46047.597321322" calcext:value-type="float">
            <text:p>46047.597321322</text:p>
          </table:table-cell>
          <table:table-cell office:value-type="float" office:value="33993.455367974" calcext:value-type="float">
            <text:p>33993.455367974</text:p>
          </table:table-cell>
          <table:table-cell office:value-type="float" office:value="49684.0775777746" calcext:value-type="float">
            <text:p>49684.0775777746</text:p>
          </table:table-cell>
          <table:table-cell office:value-type="float" office:value="40387.0485237655" calcext:value-type="float">
            <text:p>40387.0485237655</text:p>
          </table:table-cell>
          <table:table-cell office:value-type="float" office:value="4937.08826145596" calcext:value-type="float">
            <text:p>4937.088261455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21" calcext:value-type="float">
            <text:p>28721</text:p>
          </table:table-cell>
          <table:table-cell office:value-type="string" calcext:value-type="string">
            <text:p>2021-05-16T12:06:04Z</text:p>
          </table:table-cell>
          <table:table-cell office:value-type="float" office:value="45598.080080739" calcext:value-type="float">
            <text:p>45598.080080739</text:p>
          </table:table-cell>
          <table:table-cell office:value-type="float" office:value="33653.8718442324" calcext:value-type="float">
            <text:p>33653.8718442324</text:p>
          </table:table-cell>
          <table:table-cell office:value-type="float" office:value="49906.4767027037" calcext:value-type="float">
            <text:p>49906.4767027037</text:p>
          </table:table-cell>
          <table:table-cell office:value-type="float" office:value="40327.7964293034" calcext:value-type="float">
            <text:p>40327.7964293034</text:p>
          </table:table-cell>
          <table:table-cell office:value-type="float" office:value="5504.16536920096" calcext:value-type="float">
            <text:p>5504.165369200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22" calcext:value-type="float">
            <text:p>28722</text:p>
          </table:table-cell>
          <table:table-cell office:value-type="string" calcext:value-type="string">
            <text:p>2021-05-16T15:30:27Z</text:p>
          </table:table-cell>
          <table:table-cell office:value-type="float" office:value="45785.8207144131" calcext:value-type="float">
            <text:p>45785.8207144131</text:p>
          </table:table-cell>
          <table:table-cell office:value-type="float" office:value="33739.7365974339" calcext:value-type="float">
            <text:p>33739.7365974339</text:p>
          </table:table-cell>
          <table:table-cell office:value-type="float" office:value="49833.9733674126" calcext:value-type="float">
            <text:p>49833.9733674126</text:p>
          </table:table-cell>
          <table:table-cell office:value-type="float" office:value="40308.5735090501" calcext:value-type="float">
            <text:p>40308.5735090501</text:p>
          </table:table-cell>
          <table:table-cell office:value-type="float" office:value="5456.16760866425" calcext:value-type="float">
            <text:p>5456.167608664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23" calcext:value-type="float">
            <text:p>28723</text:p>
          </table:table-cell>
          <table:table-cell office:value-type="string" calcext:value-type="string">
            <text:p>2021-05-17T00:53:52Z</text:p>
          </table:table-cell>
          <table:table-cell office:value-type="float" office:value="45807.1095161024" calcext:value-type="float">
            <text:p>45807.1095161024</text:p>
          </table:table-cell>
          <table:table-cell office:value-type="float" office:value="33713.6050567514" calcext:value-type="float">
            <text:p>33713.6050567514</text:p>
          </table:table-cell>
          <table:table-cell office:value-type="float" office:value="49973.3307450429" calcext:value-type="float">
            <text:p>49973.3307450429</text:p>
          </table:table-cell>
          <table:table-cell office:value-type="float" office:value="40281.7502036986" calcext:value-type="float">
            <text:p>40281.7502036986</text:p>
          </table:table-cell>
          <table:table-cell office:value-type="float" office:value="5481.36535074005" calcext:value-type="float">
            <text:p>5481.36535074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24" calcext:value-type="float">
            <text:p>28724</text:p>
          </table:table-cell>
          <table:table-cell office:value-type="string" calcext:value-type="string">
            <text:p>2021-05-17T01:28:49Z</text:p>
          </table:table-cell>
          <table:table-cell office:value-type="float" office:value="45546.8871031006" calcext:value-type="float">
            <text:p>45546.8871031006</text:p>
          </table:table-cell>
          <table:table-cell office:value-type="float" office:value="33621.0861427699" calcext:value-type="float">
            <text:p>33621.0861427699</text:p>
          </table:table-cell>
          <table:table-cell office:value-type="float" office:value="49769.8010242241" calcext:value-type="float">
            <text:p>49769.8010242241</text:p>
          </table:table-cell>
          <table:table-cell office:value-type="float" office:value="40217.3918740811" calcext:value-type="float">
            <text:p>40217.3918740811</text:p>
          </table:table-cell>
          <table:table-cell office:value-type="float" office:value="5382.63178170614" calcext:value-type="float">
            <text:p>5382.631781706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32" calcext:value-type="float">
            <text:p>28732</text:p>
          </table:table-cell>
          <table:table-cell office:value-type="string" calcext:value-type="string">
            <text:p>2021-05-17T12:14:11Z</text:p>
          </table:table-cell>
          <table:table-cell office:value-type="float" office:value="45778.4178428777" calcext:value-type="float">
            <text:p>45778.4178428777</text:p>
          </table:table-cell>
          <table:table-cell office:value-type="float" office:value="33816.0407051751" calcext:value-type="float">
            <text:p>33816.0407051751</text:p>
          </table:table-cell>
          <table:table-cell office:value-type="float" office:value="49972.8387163631" calcext:value-type="float">
            <text:p>49972.8387163631</text:p>
          </table:table-cell>
          <table:table-cell office:value-type="float" office:value="40412.1123918714" calcext:value-type="float">
            <text:p>40412.1123918714</text:p>
          </table:table-cell>
          <table:table-cell office:value-type="float" office:value="5013.88833588291" calcext:value-type="float">
            <text:p>5013.888335882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891" calcext:value-type="float">
            <text:p>28891</text:p>
          </table:table-cell>
          <table:table-cell office:value-type="string" calcext:value-type="string">
            <text:p>2021-05-21T18:19:22Z</text:p>
          </table:table-cell>
          <table:table-cell office:value-type="float" office:value="40099.045376292" calcext:value-type="float">
            <text:p>40099.045376292</text:p>
          </table:table-cell>
          <table:table-cell office:value-type="float" office:value="31205.4702418818" calcext:value-type="float">
            <text:p>31205.4702418818</text:p>
          </table:table-cell>
          <table:table-cell office:value-type="float" office:value="50359.6662455917" calcext:value-type="float">
            <text:p>50359.6662455917</text:p>
          </table:table-cell>
          <table:table-cell office:value-type="float" office:value="40684.134831468" calcext:value-type="float">
            <text:p>40684.134831468</text:p>
          </table:table-cell>
          <table:table-cell office:value-type="float" office:value="5266.49357493733" calcext:value-type="float">
            <text:p>5266.49357493733</text:p>
          </table:table-cell>
          <table:table-cell table:number-columns-repeated="2"/>
          <table:table-cell table:formula="of:=31205.5-1500" office:value-type="float" office:value="29705.5" calcext:value-type="float">
            <text:p>2970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898" calcext:value-type="float">
            <text:p>28898</text:p>
          </table:table-cell>
          <table:table-cell office:value-type="string" calcext:value-type="string">
            <text:p>2021-05-22T10:25:09Z</text:p>
          </table:table-cell>
          <table:table-cell office:value-type="float" office:value="39841.6079567709" calcext:value-type="float">
            <text:p>39841.6079567709</text:p>
          </table:table-cell>
          <table:table-cell office:value-type="float" office:value="31101.6458795005" calcext:value-type="float">
            <text:p>31101.6458795005</text:p>
          </table:table-cell>
          <table:table-cell office:value-type="float" office:value="50043.404449032" calcext:value-type="float">
            <text:p>50043.404449032</text:p>
          </table:table-cell>
          <table:table-cell office:value-type="float" office:value="40434.9096761715" calcext:value-type="float">
            <text:p>40434.9096761715</text:p>
          </table:table-cell>
          <table:table-cell office:value-type="float" office:value="4690.98572477537" calcext:value-type="float">
            <text:p>4690.98572477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899" calcext:value-type="float">
            <text:p>28899</text:p>
          </table:table-cell>
          <table:table-cell office:value-type="string" calcext:value-type="string">
            <text:p>2021-05-22T15:58:48Z</text:p>
          </table:table-cell>
          <table:table-cell office:value-type="float" office:value="39723.2054278811" calcext:value-type="float">
            <text:p>39723.2054278811</text:p>
          </table:table-cell>
          <table:table-cell office:value-type="float" office:value="30925.8114206722" calcext:value-type="float">
            <text:p>30925.8114206722</text:p>
          </table:table-cell>
          <table:table-cell office:value-type="float" office:value="49868.9841875058" calcext:value-type="float">
            <text:p>49868.9841875058</text:p>
          </table:table-cell>
          <table:table-cell office:value-type="float" office:value="40352.9097698871" calcext:value-type="float">
            <text:p>40352.9097698871</text:p>
          </table:table-cell>
          <table:table-cell office:value-type="float" office:value="4681.3886444363" calcext:value-type="float">
            <text:p>4681.38864443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00" calcext:value-type="float">
            <text:p>28900</text:p>
          </table:table-cell>
          <table:table-cell office:value-type="string" calcext:value-type="string">
            <text:p>2021-05-23T06:56:53Z</text:p>
          </table:table-cell>
          <table:table-cell office:value-type="float" office:value="39682.6320379114" calcext:value-type="float">
            <text:p>39682.6320379114</text:p>
          </table:table-cell>
          <table:table-cell office:value-type="float" office:value="30911.376264708" calcext:value-type="float">
            <text:p>30911.376264708</text:p>
          </table:table-cell>
          <table:table-cell office:value-type="float" office:value="49974.3005355991" calcext:value-type="float">
            <text:p>49974.3005355991</text:p>
          </table:table-cell>
          <table:table-cell office:value-type="float" office:value="40444.003778216" calcext:value-type="float">
            <text:p>40444.003778216</text:p>
          </table:table-cell>
          <table:table-cell office:value-type="float" office:value="4697.10285744284" calcext:value-type="float">
            <text:p>4697.10285744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04" calcext:value-type="float">
            <text:p>28904</text:p>
          </table:table-cell>
          <table:table-cell office:value-type="string" calcext:value-type="string">
            <text:p>2021-05-24T06:44:53Z</text:p>
          </table:table-cell>
          <table:table-cell office:value-type="float" office:value="39878.7089344699" calcext:value-type="float">
            <text:p>39878.7089344699</text:p>
          </table:table-cell>
          <table:table-cell office:value-type="float" office:value="31051.1264519342" calcext:value-type="float">
            <text:p>31051.1264519342</text:p>
          </table:table-cell>
          <table:table-cell office:value-type="float" office:value="49972.2726391471" calcext:value-type="float">
            <text:p>49972.2726391471</text:p>
          </table:table-cell>
          <table:table-cell office:value-type="float" office:value="40520.3061545577" calcext:value-type="float">
            <text:p>40520.3061545577</text:p>
          </table:table-cell>
          <table:table-cell office:value-type="float" office:value="4690.42617148798" calcext:value-type="float">
            <text:p>4690.426171487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05" calcext:value-type="float">
            <text:p>28905</text:p>
          </table:table-cell>
          <table:table-cell office:value-type="string" calcext:value-type="string">
            <text:p>2021-05-24T09:10:39Z</text:p>
          </table:table-cell>
          <table:table-cell office:value-type="float" office:value="39783.0385798837" calcext:value-type="float">
            <text:p>39783.0385798837</text:p>
          </table:table-cell>
          <table:table-cell office:value-type="float" office:value="30924.2903078825" calcext:value-type="float">
            <text:p>30924.2903078825</text:p>
          </table:table-cell>
          <table:table-cell office:value-type="float" office:value="49687.7365430343" calcext:value-type="float">
            <text:p>49687.7365430343</text:p>
          </table:table-cell>
          <table:table-cell office:value-type="float" office:value="40199.5226993091" calcext:value-type="float">
            <text:p>40199.5226993091</text:p>
          </table:table-cell>
          <table:table-cell office:value-type="float" office:value="4914.7787438913" calcext:value-type="float">
            <text:p>4914.77874389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28" calcext:value-type="float">
            <text:p>28928</text:p>
          </table:table-cell>
          <table:table-cell office:value-type="string" calcext:value-type="string">
            <text:p>2021-05-25T09:06:06Z</text:p>
          </table:table-cell>
          <table:table-cell office:value-type="float" office:value="39175.3078406304" calcext:value-type="float">
            <text:p>39175.3078406304</text:p>
          </table:table-cell>
          <table:table-cell office:value-type="float" office:value="30534.4822151204" calcext:value-type="float">
            <text:p>30534.4822151204</text:p>
          </table:table-cell>
          <table:table-cell office:value-type="float" office:value="49078.4035420729" calcext:value-type="float">
            <text:p>49078.4035420729</text:p>
          </table:table-cell>
          <table:table-cell office:value-type="float" office:value="39661.3270117298" calcext:value-type="float">
            <text:p>39661.3270117298</text:p>
          </table:table-cell>
          <table:table-cell office:value-type="float" office:value="5141.51376667406" calcext:value-type="float">
            <text:p>5141.51376667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56" calcext:value-type="float">
            <text:p>28956</text:p>
          </table:table-cell>
          <table:table-cell office:value-type="string" calcext:value-type="string">
            <text:p>2021-05-26T00:14:17Z</text:p>
          </table:table-cell>
          <table:table-cell office:value-type="float" office:value="40747.8216267588" calcext:value-type="float">
            <text:p>40747.8216267588</text:p>
          </table:table-cell>
          <table:table-cell office:value-type="float" office:value="31552.1233766532" calcext:value-type="float">
            <text:p>31552.1233766532</text:p>
          </table:table-cell>
          <table:table-cell office:value-type="float" office:value="51169.6784572275" calcext:value-type="float">
            <text:p>51169.6784572275</text:p>
          </table:table-cell>
          <table:table-cell office:value-type="float" office:value="41229.4379339579" calcext:value-type="float">
            <text:p>41229.4379339579</text:p>
          </table:table-cell>
          <table:table-cell office:value-type="float" office:value="5197.09557726053" calcext:value-type="float">
            <text:p>5197.09557726053</text:p>
          </table:table-cell>
          <table:table-cell/>
          <table:table-cell table:formula="of:=31552.1+1500" office:value-type="float" office:value="33052.1" calcext:value-type="float">
            <text:p>33052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958" calcext:value-type="float">
            <text:p>28958</text:p>
          </table:table-cell>
          <table:table-cell office:value-type="string" calcext:value-type="string">
            <text:p>2021-05-26T00:58:16Z</text:p>
          </table:table-cell>
          <table:table-cell office:value-type="float" office:value="40603.5204112486" calcext:value-type="float">
            <text:p>40603.5204112486</text:p>
          </table:table-cell>
          <table:table-cell office:value-type="float" office:value="31560.0078684517" calcext:value-type="float">
            <text:p>31560.0078684517</text:p>
          </table:table-cell>
          <table:table-cell office:value-type="float" office:value="50870.8806635922" calcext:value-type="float">
            <text:p>50870.8806635922</text:p>
          </table:table-cell>
          <table:table-cell office:value-type="float" office:value="41133.5115481" calcext:value-type="float">
            <text:p>41133.5115481</text:p>
          </table:table-cell>
          <table:table-cell office:value-type="float" office:value="5184.42747188755" calcext:value-type="float">
            <text:p>5184.427471887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60" calcext:value-type="float">
            <text:p>28960</text:p>
          </table:table-cell>
          <table:table-cell office:value-type="string" calcext:value-type="string">
            <text:p>2021-05-26T09:41:16Z</text:p>
          </table:table-cell>
          <table:table-cell office:value-type="float" office:value="40509.6699158931" calcext:value-type="float">
            <text:p>40509.6699158931</text:p>
          </table:table-cell>
          <table:table-cell office:value-type="float" office:value="31482.8406593927" calcext:value-type="float">
            <text:p>31482.8406593927</text:p>
          </table:table-cell>
          <table:table-cell office:value-type="float" office:value="50797.4272292492" calcext:value-type="float">
            <text:p>50797.4272292492</text:p>
          </table:table-cell>
          <table:table-cell office:value-type="float" office:value="41078.9221814814" calcext:value-type="float">
            <text:p>41078.9221814814</text:p>
          </table:table-cell>
          <table:table-cell office:value-type="float" office:value="5123.25309833126" calcext:value-type="float">
            <text:p>5123.253098331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61" calcext:value-type="float">
            <text:p>28961</text:p>
          </table:table-cell>
          <table:table-cell office:value-type="string" calcext:value-type="string">
            <text:p>2021-05-26T11:08:11Z</text:p>
          </table:table-cell>
          <table:table-cell office:value-type="float" office:value="40429.9753967079" calcext:value-type="float">
            <text:p>40429.9753967079</text:p>
          </table:table-cell>
          <table:table-cell office:value-type="float" office:value="31447.9724973425" calcext:value-type="float">
            <text:p>31447.9724973425</text:p>
          </table:table-cell>
          <table:table-cell office:value-type="float" office:value="50474.7308465199" calcext:value-type="float">
            <text:p>50474.7308465199</text:p>
          </table:table-cell>
          <table:table-cell office:value-type="float" office:value="40967.5227710097" calcext:value-type="float">
            <text:p>40967.5227710097</text:p>
          </table:table-cell>
          <table:table-cell office:value-type="float" office:value="5136.62784601074" calcext:value-type="float">
            <text:p>5136.627846010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62" calcext:value-type="float">
            <text:p>28962</text:p>
          </table:table-cell>
          <table:table-cell office:value-type="string" calcext:value-type="string">
            <text:p>2021-05-26T14:11:47Z</text:p>
          </table:table-cell>
          <table:table-cell office:value-type="float" office:value="40421.0672490643" calcext:value-type="float">
            <text:p>40421.0672490643</text:p>
          </table:table-cell>
          <table:table-cell office:value-type="float" office:value="31488.4154551894" calcext:value-type="float">
            <text:p>31488.4154551894</text:p>
          </table:table-cell>
          <table:table-cell office:value-type="float" office:value="50605.7831227066" calcext:value-type="float">
            <text:p>50605.7831227066</text:p>
          </table:table-cell>
          <table:table-cell office:value-type="float" office:value="41019.0615207026" calcext:value-type="float">
            <text:p>41019.0615207026</text:p>
          </table:table-cell>
          <table:table-cell office:value-type="float" office:value="5135.14937785394" calcext:value-type="float">
            <text:p>5135.149377853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68" calcext:value-type="float">
            <text:p>28968</text:p>
          </table:table-cell>
          <table:table-cell office:value-type="string" calcext:value-type="string">
            <text:p>2021-05-26T15:30:31Z</text:p>
          </table:table-cell>
          <table:table-cell office:value-type="float" office:value="40277.0768021331" calcext:value-type="float">
            <text:p>40277.0768021331</text:p>
          </table:table-cell>
          <table:table-cell office:value-type="float" office:value="31383.941901887" calcext:value-type="float">
            <text:p>31383.941901887</text:p>
          </table:table-cell>
          <table:table-cell office:value-type="float" office:value="50275.9044975653" calcext:value-type="float">
            <text:p>50275.9044975653</text:p>
          </table:table-cell>
          <table:table-cell office:value-type="float" office:value="40744.8197592913" calcext:value-type="float">
            <text:p>40744.8197592913</text:p>
          </table:table-cell>
          <table:table-cell office:value-type="float" office:value="5405.39036576865" calcext:value-type="float">
            <text:p>5405.390365768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80" calcext:value-type="float">
            <text:p>28980</text:p>
          </table:table-cell>
          <table:table-cell office:value-type="string" calcext:value-type="string">
            <text:p>2021-05-26T20:29:55Z</text:p>
          </table:table-cell>
          <table:table-cell office:value-type="float" office:value="40325.8255700563" calcext:value-type="float">
            <text:p>40325.8255700563</text:p>
          </table:table-cell>
          <table:table-cell office:value-type="float" office:value="31590.8906577723" calcext:value-type="float">
            <text:p>31590.8906577723</text:p>
          </table:table-cell>
          <table:table-cell office:value-type="float" office:value="50748.7941977079" calcext:value-type="float">
            <text:p>50748.7941977079</text:p>
          </table:table-cell>
          <table:table-cell office:value-type="float" office:value="41014.6151359633" calcext:value-type="float">
            <text:p>41014.6151359633</text:p>
          </table:table-cell>
          <table:table-cell office:value-type="float" office:value="5165.64787253478" calcext:value-type="float">
            <text:p>5165.647872534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83" calcext:value-type="float">
            <text:p>28983</text:p>
          </table:table-cell>
          <table:table-cell office:value-type="string" calcext:value-type="string">
            <text:p>2021-05-26T21:44:44Z</text:p>
          </table:table-cell>
          <table:table-cell office:value-type="float" office:value="40042.3349672788" calcext:value-type="float">
            <text:p>40042.3349672788</text:p>
          </table:table-cell>
          <table:table-cell office:value-type="float" office:value="31279.6900512995" calcext:value-type="float">
            <text:p>31279.6900512995</text:p>
          </table:table-cell>
          <table:table-cell office:value-type="float" office:value="50128.4540120088" calcext:value-type="float">
            <text:p>50128.4540120088</text:p>
          </table:table-cell>
          <table:table-cell office:value-type="float" office:value="40672.70918044" calcext:value-type="float">
            <text:p>40672.70918044</text:p>
          </table:table-cell>
          <table:table-cell office:value-type="float" office:value="5219.06583425221" calcext:value-type="float">
            <text:p>5219.06583425221</text:p>
          </table:table-cell>
          <table:table-cell/>
          <table:table-cell table:formula="of:=31279.7-1500" office:value-type="float" office:value="29779.7" calcext:value-type="float">
            <text:p>29779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984" calcext:value-type="float">
            <text:p>28984</text:p>
          </table:table-cell>
          <table:table-cell office:value-type="string" calcext:value-type="string">
            <text:p>2021-05-27T07:15:13Z</text:p>
          </table:table-cell>
          <table:table-cell office:value-type="float" office:value="40159.9794775191" calcext:value-type="float">
            <text:p>40159.9794775191</text:p>
          </table:table-cell>
          <table:table-cell office:value-type="float" office:value="31333.4565364372" calcext:value-type="float">
            <text:p>31333.4565364372</text:p>
          </table:table-cell>
          <table:table-cell office:value-type="float" office:value="50642.3695296603" calcext:value-type="float">
            <text:p>50642.3695296603</text:p>
          </table:table-cell>
          <table:table-cell office:value-type="float" office:value="40903.0429692308" calcext:value-type="float">
            <text:p>40903.0429692308</text:p>
          </table:table-cell>
          <table:table-cell office:value-type="float" office:value="5306.74121197933" calcext:value-type="float">
            <text:p>5306.741211979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37" calcext:value-type="float">
            <text:p>29037</text:p>
          </table:table-cell>
          <table:table-cell office:value-type="string" calcext:value-type="string">
            <text:p>2021-05-29T01:54:40Z</text:p>
          </table:table-cell>
          <table:table-cell office:value-type="float" office:value="39967.4125126856" calcext:value-type="float">
            <text:p>39967.4125126856</text:p>
          </table:table-cell>
          <table:table-cell office:value-type="float" office:value="31211.0160577246" calcext:value-type="float">
            <text:p>31211.0160577246</text:p>
          </table:table-cell>
          <table:table-cell office:value-type="float" office:value="49938.2874144251" calcext:value-type="float">
            <text:p>49938.2874144251</text:p>
          </table:table-cell>
          <table:table-cell office:value-type="float" office:value="40380.5786449322" calcext:value-type="float">
            <text:p>40380.5786449322</text:p>
          </table:table-cell>
          <table:table-cell office:value-type="float" office:value="5098.33155909035" calcext:value-type="float">
            <text:p>5098.331559090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38" calcext:value-type="float">
            <text:p>29038</text:p>
          </table:table-cell>
          <table:table-cell office:value-type="string" calcext:value-type="string">
            <text:p>2021-05-29T18:17:12Z</text:p>
          </table:table-cell>
          <table:table-cell office:value-type="float" office:value="39868.8711589331" calcext:value-type="float">
            <text:p>39868.8711589331</text:p>
          </table:table-cell>
          <table:table-cell office:value-type="float" office:value="31122.2936315351" calcext:value-type="float">
            <text:p>31122.2936315351</text:p>
          </table:table-cell>
          <table:table-cell office:value-type="float" office:value="49934.255833879" calcext:value-type="float">
            <text:p>49934.255833879</text:p>
          </table:table-cell>
          <table:table-cell office:value-type="float" office:value="40324.0770538831" calcext:value-type="float">
            <text:p>40324.0770538831</text:p>
          </table:table-cell>
          <table:table-cell office:value-type="float" office:value="5047.3771123745" calcext:value-type="float">
            <text:p>5047.37711237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39" calcext:value-type="float">
            <text:p>29039</text:p>
          </table:table-cell>
          <table:table-cell office:value-type="string" calcext:value-type="string">
            <text:p>2021-05-29T18:38:39Z</text:p>
          </table:table-cell>
          <table:table-cell office:value-type="float" office:value="39936.1981947353" calcext:value-type="float">
            <text:p>39936.1981947353</text:p>
          </table:table-cell>
          <table:table-cell office:value-type="float" office:value="31272.0399711887" calcext:value-type="float">
            <text:p>31272.0399711887</text:p>
          </table:table-cell>
          <table:table-cell office:value-type="float" office:value="49893.2587974014" calcext:value-type="float">
            <text:p>49893.2587974014</text:p>
          </table:table-cell>
          <table:table-cell office:value-type="float" office:value="40453.6822664866" calcext:value-type="float">
            <text:p>40453.6822664866</text:p>
          </table:table-cell>
          <table:table-cell office:value-type="float" office:value="5086.39920651244" calcext:value-type="float">
            <text:p>5086.39920651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40" calcext:value-type="float">
            <text:p>29040</text:p>
          </table:table-cell>
          <table:table-cell office:value-type="string" calcext:value-type="string">
            <text:p>2021-05-31T05:27:04Z</text:p>
          </table:table-cell>
          <table:table-cell office:value-type="float" office:value="39950.2788201445" calcext:value-type="float">
            <text:p>39950.2788201445</text:p>
          </table:table-cell>
          <table:table-cell office:value-type="float" office:value="31194.4931443106" calcext:value-type="float">
            <text:p>31194.4931443106</text:p>
          </table:table-cell>
          <table:table-cell office:value-type="float" office:value="49985.0575267126" calcext:value-type="float">
            <text:p>49985.0575267126</text:p>
          </table:table-cell>
          <table:table-cell office:value-type="float" office:value="40470.4709169905" calcext:value-type="float">
            <text:p>40470.4709169905</text:p>
          </table:table-cell>
          <table:table-cell office:value-type="float" office:value="5106.24240768808" calcext:value-type="float">
            <text:p>5106.242407688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41" calcext:value-type="float">
            <text:p>29041</text:p>
          </table:table-cell>
          <table:table-cell office:value-type="string" calcext:value-type="string">
            <text:p>2021-05-31T08:27:52Z</text:p>
          </table:table-cell>
          <table:table-cell office:value-type="float" office:value="40281.0643936048" calcext:value-type="float">
            <text:p>40281.0643936048</text:p>
          </table:table-cell>
          <table:table-cell office:value-type="float" office:value="31422.1895681216" calcext:value-type="float">
            <text:p>31422.1895681216</text:p>
          </table:table-cell>
          <table:table-cell office:value-type="float" office:value="50450.2682835151" calcext:value-type="float">
            <text:p>50450.2682835151</text:p>
          </table:table-cell>
          <table:table-cell office:value-type="float" office:value="40770.490240151" calcext:value-type="float">
            <text:p>40770.490240151</text:p>
          </table:table-cell>
          <table:table-cell office:value-type="float" office:value="5252.97147088936" calcext:value-type="float">
            <text:p>5252.97147088936</text:p>
          </table:table-cell>
          <table:table-cell/>
          <table:table-cell table:formula="of:= 31422.2+1500" office:value-type="float" office:value="32922.2" calcext:value-type="float">
            <text:p>3292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43" calcext:value-type="float">
            <text:p>29043</text:p>
          </table:table-cell>
          <table:table-cell office:value-type="string" calcext:value-type="string">
            <text:p>2021-05-31T09:36:23Z</text:p>
          </table:table-cell>
          <table:table-cell office:value-type="float" office:value="40283.8691588833" calcext:value-type="float">
            <text:p>40283.8691588833</text:p>
          </table:table-cell>
          <table:table-cell office:value-type="float" office:value="31414.0546852405" calcext:value-type="float">
            <text:p>31414.0546852405</text:p>
          </table:table-cell>
          <table:table-cell office:value-type="float" office:value="50408.7108460003" calcext:value-type="float">
            <text:p>50408.7108460003</text:p>
          </table:table-cell>
          <table:table-cell office:value-type="float" office:value="40774.1858224016" calcext:value-type="float">
            <text:p>40774.1858224016</text:p>
          </table:table-cell>
          <table:table-cell office:value-type="float" office:value="5471.59192467824" calcext:value-type="float">
            <text:p>5471.59192467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45" calcext:value-type="float">
            <text:p>29045</text:p>
          </table:table-cell>
          <table:table-cell office:value-type="string" calcext:value-type="string">
            <text:p>2021-05-31T13:15:57Z</text:p>
          </table:table-cell>
          <table:table-cell office:value-type="float" office:value="40220.9361911903" calcext:value-type="float">
            <text:p>40220.9361911903</text:p>
          </table:table-cell>
          <table:table-cell office:value-type="float" office:value="31370.0018013794" calcext:value-type="float">
            <text:p>31370.0018013794</text:p>
          </table:table-cell>
          <table:table-cell office:value-type="float" office:value="50432.284993853" calcext:value-type="float">
            <text:p>50432.284993853</text:p>
          </table:table-cell>
          <table:table-cell office:value-type="float" office:value="40828.7262149245" calcext:value-type="float">
            <text:p>40828.7262149245</text:p>
          </table:table-cell>
          <table:table-cell office:value-type="float" office:value="5193.69721105575" calcext:value-type="float">
            <text:p>5193.697211055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46" calcext:value-type="float">
            <text:p>29046</text:p>
          </table:table-cell>
          <table:table-cell office:value-type="string" calcext:value-type="string">
            <text:p>2021-05-31T18:56:08Z</text:p>
          </table:table-cell>
          <table:table-cell office:value-type="float" office:value="40168.4431472599" calcext:value-type="float">
            <text:p>40168.4431472599</text:p>
          </table:table-cell>
          <table:table-cell office:value-type="float" office:value="31417.1523773454" calcext:value-type="float">
            <text:p>31417.1523773454</text:p>
          </table:table-cell>
          <table:table-cell office:value-type="float" office:value="50243.8128984093" calcext:value-type="float">
            <text:p>50243.8128984093</text:p>
          </table:table-cell>
          <table:table-cell office:value-type="float" office:value="40554.7578594205" calcext:value-type="float">
            <text:p>40554.7578594205</text:p>
          </table:table-cell>
          <table:table-cell office:value-type="float" office:value="4524.07068736159" calcext:value-type="float">
            <text:p>4524.070687361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47" calcext:value-type="float">
            <text:p>29047</text:p>
          </table:table-cell>
          <table:table-cell office:value-type="string" calcext:value-type="string">
            <text:p>2021-05-31T19:33:29Z</text:p>
          </table:table-cell>
          <table:table-cell office:value-type="float" office:value="39930.2072613484" calcext:value-type="float">
            <text:p>39930.2072613484</text:p>
          </table:table-cell>
          <table:table-cell office:value-type="float" office:value="31368.3515060168" calcext:value-type="float">
            <text:p>31368.3515060168</text:p>
          </table:table-cell>
          <table:table-cell office:value-type="float" office:value="50201.0652413581" calcext:value-type="float">
            <text:p>50201.0652413581</text:p>
          </table:table-cell>
          <table:table-cell office:value-type="float" office:value="40752.490283779" calcext:value-type="float">
            <text:p>40752.490283779</text:p>
          </table:table-cell>
          <table:table-cell office:value-type="float" office:value="4942.8076200466" calcext:value-type="float">
            <text:p>4942.80762004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183" calcext:value-type="float">
            <text:p>29183</text:p>
          </table:table-cell>
          <table:table-cell office:value-type="string" calcext:value-type="string">
            <text:p>2021-06-07T06:31:16Z</text:p>
          </table:table-cell>
          <table:table-cell office:value-type="float" office:value="40217.0971589288" calcext:value-type="float">
            <text:p>40217.0971589288</text:p>
          </table:table-cell>
          <table:table-cell office:value-type="float" office:value="31177.2849404097" calcext:value-type="float">
            <text:p>31177.2849404097</text:p>
          </table:table-cell>
          <table:table-cell office:value-type="float" office:value="50775.3468270574" calcext:value-type="float">
            <text:p>50775.3468270574</text:p>
          </table:table-cell>
          <table:table-cell office:value-type="float" office:value="40875.7415685853" calcext:value-type="float">
            <text:p>40875.7415685853</text:p>
          </table:table-cell>
          <table:table-cell office:value-type="float" office:value="4982.78878994043" calcext:value-type="float">
            <text:p>4982.78878994043</text:p>
          </table:table-cell>
          <table:table-cell/>
          <table:table-cell table:formula="of:=31177.3-1500" office:value-type="float" office:value="29677.3" calcext:value-type="float">
            <text:p>29677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184" calcext:value-type="float">
            <text:p>29184</text:p>
          </table:table-cell>
          <table:table-cell office:value-type="string" calcext:value-type="string">
            <text:p>2021-06-07T08:16:50Z</text:p>
          </table:table-cell>
          <table:table-cell office:value-type="float" office:value="40133.4382406952" calcext:value-type="float">
            <text:p>40133.4382406952</text:p>
          </table:table-cell>
          <table:table-cell office:value-type="float" office:value="31155.0516439327" calcext:value-type="float">
            <text:p>31155.0516439327</text:p>
          </table:table-cell>
          <table:table-cell office:value-type="float" office:value="50413.738687353" calcext:value-type="float">
            <text:p>50413.738687353</text:p>
          </table:table-cell>
          <table:table-cell office:value-type="float" office:value="40590.268462993" calcext:value-type="float">
            <text:p>40590.268462993</text:p>
          </table:table-cell>
          <table:table-cell office:value-type="float" office:value="5015.00947703677" calcext:value-type="float">
            <text:p>5015.009477036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01" calcext:value-type="float">
            <text:p>29301</text:p>
          </table:table-cell>
          <table:table-cell office:value-type="string" calcext:value-type="string">
            <text:p>2021-06-10T21:26:15Z</text:p>
          </table:table-cell>
          <table:table-cell office:value-type="float" office:value="39990.5147109114" calcext:value-type="float">
            <text:p>39990.5147109114</text:p>
          </table:table-cell>
          <table:table-cell office:value-type="float" office:value="31021.9142388428" calcext:value-type="float">
            <text:p>31021.9142388428</text:p>
          </table:table-cell>
          <table:table-cell office:value-type="float" office:value="50626.8390710834" calcext:value-type="float">
            <text:p>50626.8390710834</text:p>
          </table:table-cell>
          <table:table-cell office:value-type="float" office:value="40580.8424188806" calcext:value-type="float">
            <text:p>40580.8424188806</text:p>
          </table:table-cell>
          <table:table-cell office:value-type="float" office:value="4520.83023280107" calcext:value-type="float">
            <text:p>4520.830232801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07" calcext:value-type="float">
            <text:p>29307</text:p>
          </table:table-cell>
          <table:table-cell office:value-type="string" calcext:value-type="string">
            <text:p>2021-06-11T01:15:13Z</text:p>
          </table:table-cell>
          <table:table-cell office:value-type="float" office:value="40131.7146856567" calcext:value-type="float">
            <text:p>40131.7146856567</text:p>
          </table:table-cell>
          <table:table-cell office:value-type="float" office:value="31007.6588077913" calcext:value-type="float">
            <text:p>31007.6588077913</text:p>
          </table:table-cell>
          <table:table-cell office:value-type="float" office:value="50786.5761492424" calcext:value-type="float">
            <text:p>50786.5761492424</text:p>
          </table:table-cell>
          <table:table-cell office:value-type="float" office:value="40715.1971700807" calcext:value-type="float">
            <text:p>40715.1971700807</text:p>
          </table:table-cell>
          <table:table-cell office:value-type="float" office:value="5398.83329153232" calcext:value-type="float">
            <text:p>5398.83329153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16" calcext:value-type="float">
            <text:p>29316</text:p>
          </table:table-cell>
          <table:table-cell office:value-type="string" calcext:value-type="string">
            <text:p>2021-06-11T09:18:55Z</text:p>
          </table:table-cell>
          <table:table-cell office:value-type="float" office:value="40101.6024474169" calcext:value-type="float">
            <text:p>40101.6024474169</text:p>
          </table:table-cell>
          <table:table-cell office:value-type="float" office:value="31008.8399652322" calcext:value-type="float">
            <text:p>31008.8399652322</text:p>
          </table:table-cell>
          <table:table-cell office:value-type="float" office:value="50888.6376969632" calcext:value-type="float">
            <text:p>50888.6376969632</text:p>
          </table:table-cell>
          <table:table-cell office:value-type="float" office:value="40724.8116196049" calcext:value-type="float">
            <text:p>40724.8116196049</text:p>
          </table:table-cell>
          <table:table-cell office:value-type="float" office:value="5456.51103317262" calcext:value-type="float">
            <text:p>5456.511033172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22" calcext:value-type="float">
            <text:p>29322</text:p>
          </table:table-cell>
          <table:table-cell office:value-type="string" calcext:value-type="string">
            <text:p>2021-06-11T13:37:33Z</text:p>
          </table:table-cell>
          <table:table-cell office:value-type="float" office:value="39794.244447291" calcext:value-type="float">
            <text:p>39794.244447291</text:p>
          </table:table-cell>
          <table:table-cell office:value-type="float" office:value="30987.1454237481" calcext:value-type="float">
            <text:p>30987.1454237481</text:p>
          </table:table-cell>
          <table:table-cell office:value-type="float" office:value="50362.2515795601" calcext:value-type="float">
            <text:p>50362.2515795601</text:p>
          </table:table-cell>
          <table:table-cell office:value-type="float" office:value="40460.0460759404" calcext:value-type="float">
            <text:p>40460.0460759404</text:p>
          </table:table-cell>
          <table:table-cell office:value-type="float" office:value="5021.16547628586" calcext:value-type="float">
            <text:p>5021.165476285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29" calcext:value-type="float">
            <text:p>29329</text:p>
          </table:table-cell>
          <table:table-cell office:value-type="string" calcext:value-type="string">
            <text:p>2021-06-11T16:49:30Z</text:p>
          </table:table-cell>
          <table:table-cell office:value-type="float" office:value="40061.8402800769" calcext:value-type="float">
            <text:p>40061.8402800769</text:p>
          </table:table-cell>
          <table:table-cell office:value-type="float" office:value="31029.1679401394" calcext:value-type="float">
            <text:p>31029.1679401394</text:p>
          </table:table-cell>
          <table:table-cell office:value-type="float" office:value="50756.0167612567" calcext:value-type="float">
            <text:p>50756.0167612567</text:p>
          </table:table-cell>
          <table:table-cell office:value-type="float" office:value="40705.319446831" calcext:value-type="float">
            <text:p>40705.319446831</text:p>
          </table:table-cell>
          <table:table-cell office:value-type="float" office:value="4889.66400651997" calcext:value-type="float">
            <text:p>4889.664006519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40" calcext:value-type="float">
            <text:p>29340</text:p>
          </table:table-cell>
          <table:table-cell office:value-type="string" calcext:value-type="string">
            <text:p>2021-06-12T02:51:42Z</text:p>
          </table:table-cell>
          <table:table-cell office:value-type="float" office:value="40140.6649691047" calcext:value-type="float">
            <text:p>40140.6649691047</text:p>
          </table:table-cell>
          <table:table-cell office:value-type="float" office:value="31064.7193143222" calcext:value-type="float">
            <text:p>31064.7193143222</text:p>
          </table:table-cell>
          <table:table-cell office:value-type="float" office:value="50504.5693306313" calcext:value-type="float">
            <text:p>50504.5693306313</text:p>
          </table:table-cell>
          <table:table-cell office:value-type="float" office:value="40575.8514246274" calcext:value-type="float">
            <text:p>40575.8514246274</text:p>
          </table:table-cell>
          <table:table-cell office:value-type="float" office:value="5346.43904699962" calcext:value-type="float">
            <text:p>5346.43904699962</text:p>
          </table:table-cell>
          <table:table-cell/>
          <table:table-cell table:formula="of:=31352.9+1500" office:value-type="float" office:value="32852.9" calcext:value-type="float">
            <text:p>32852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341" calcext:value-type="float">
            <text:p>29341</text:p>
          </table:table-cell>
          <table:table-cell office:value-type="string" calcext:value-type="string">
            <text:p>2021-06-12T08:38:13Z</text:p>
          </table:table-cell>
          <table:table-cell office:value-type="float" office:value="40386.41828373" calcext:value-type="float">
            <text:p>40386.41828373</text:p>
          </table:table-cell>
          <table:table-cell office:value-type="float" office:value="31352.9374684701" calcext:value-type="float">
            <text:p>31352.9374684701</text:p>
          </table:table-cell>
          <table:table-cell office:value-type="float" office:value="51024.8479203316" calcext:value-type="float">
            <text:p>51024.8479203316</text:p>
          </table:table-cell>
          <table:table-cell office:value-type="float" office:value="41072.6629011925" calcext:value-type="float">
            <text:p>41072.6629011925</text:p>
          </table:table-cell>
          <table:table-cell office:value-type="float" office:value="5397.48262319241" calcext:value-type="float">
            <text:p>5397.482623192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42" calcext:value-type="float">
            <text:p>29342</text:p>
          </table:table-cell>
          <table:table-cell office:value-type="string" calcext:value-type="string">
            <text:p>2021-06-13T00:00:15Z</text:p>
          </table:table-cell>
          <table:table-cell office:value-type="float" office:value="40516.6161026629" calcext:value-type="float">
            <text:p>40516.6161026629</text:p>
          </table:table-cell>
          <table:table-cell office:value-type="float" office:value="31450.9860775405" calcext:value-type="float">
            <text:p>31450.9860775405</text:p>
          </table:table-cell>
          <table:table-cell office:value-type="float" office:value="51327.6312742596" calcext:value-type="float">
            <text:p>51327.6312742596</text:p>
          </table:table-cell>
          <table:table-cell office:value-type="float" office:value="41228.8440330278" calcext:value-type="float">
            <text:p>41228.8440330278</text:p>
          </table:table-cell>
          <table:table-cell office:value-type="float" office:value="5323.02398926291" calcext:value-type="float">
            <text:p>5323.023989262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43" calcext:value-type="float">
            <text:p>29343</text:p>
          </table:table-cell>
          <table:table-cell office:value-type="string" calcext:value-type="string">
            <text:p>2021-06-13T11:27:16Z</text:p>
          </table:table-cell>
          <table:table-cell office:value-type="float" office:value="40476.3852697013" calcext:value-type="float">
            <text:p>40476.3852697013</text:p>
          </table:table-cell>
          <table:table-cell office:value-type="float" office:value="31396.1407196438" calcext:value-type="float">
            <text:p>31396.1407196438</text:p>
          </table:table-cell>
          <table:table-cell office:value-type="float" office:value="51213.8831198311" calcext:value-type="float">
            <text:p>51213.8831198311</text:p>
          </table:table-cell>
          <table:table-cell office:value-type="float" office:value="41202.9396954393" calcext:value-type="float">
            <text:p>41202.9396954393</text:p>
          </table:table-cell>
          <table:table-cell office:value-type="float" office:value="5381.94781482587" calcext:value-type="float">
            <text:p>5381.94781482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46" calcext:value-type="float">
            <text:p>29346</text:p>
          </table:table-cell>
          <table:table-cell office:value-type="string" calcext:value-type="string">
            <text:p>2021-06-14T10:56:33Z</text:p>
          </table:table-cell>
          <table:table-cell office:value-type="float" office:value="40433.8785882492" calcext:value-type="float">
            <text:p>40433.8785882492</text:p>
          </table:table-cell>
          <table:table-cell office:value-type="float" office:value="31341.7315739431" calcext:value-type="float">
            <text:p>31341.7315739431</text:p>
          </table:table-cell>
          <table:table-cell office:value-type="float" office:value="51165.00913438" calcext:value-type="float">
            <text:p>51165.00913438</text:p>
          </table:table-cell>
          <table:table-cell office:value-type="float" office:value="41041.7447765998" calcext:value-type="float">
            <text:p>41041.7447765998</text:p>
          </table:table-cell>
          <table:table-cell office:value-type="float" office:value="5285.79721243727" calcext:value-type="float">
            <text:p>5285.797212437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58" calcext:value-type="float">
            <text:p>29358</text:p>
          </table:table-cell>
          <table:table-cell office:value-type="string" calcext:value-type="string">
            <text:p>2021-06-14T16:19:50Z</text:p>
          </table:table-cell>
          <table:table-cell office:value-type="float" office:value="40310.5206386901" calcext:value-type="float">
            <text:p>40310.5206386901</text:p>
          </table:table-cell>
          <table:table-cell office:value-type="float" office:value="31162.5965055215" calcext:value-type="float">
            <text:p>31162.5965055215</text:p>
          </table:table-cell>
          <table:table-cell office:value-type="float" office:value="50969.717497416" calcext:value-type="float">
            <text:p>50969.717497416</text:p>
          </table:table-cell>
          <table:table-cell office:value-type="float" office:value="40931.1321590694" calcext:value-type="float">
            <text:p>40931.1321590694</text:p>
          </table:table-cell>
          <table:table-cell office:value-type="float" office:value="4764.58663888491" calcext:value-type="float">
            <text:p>4764.58663888491</text:p>
          </table:table-cell>
          <table:table-cell/>
          <table:table-cell table:formula="of:=31162.6-1500" office:value-type="float" office:value="29662.6" calcext:value-type="float">
            <text:p>29662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362" calcext:value-type="float">
            <text:p>29362</text:p>
          </table:table-cell>
          <table:table-cell office:value-type="string" calcext:value-type="string">
            <text:p>2021-06-14T20:25:33Z</text:p>
          </table:table-cell>
          <table:table-cell office:value-type="float" office:value="40404.9477579276" calcext:value-type="float">
            <text:p>40404.9477579276</text:p>
          </table:table-cell>
          <table:table-cell office:value-type="float" office:value="31235.326360793" calcext:value-type="float">
            <text:p>31235.326360793</text:p>
          </table:table-cell>
          <table:table-cell office:value-type="float" office:value="51065.4914915527" calcext:value-type="float">
            <text:p>51065.4914915527</text:p>
          </table:table-cell>
          <table:table-cell office:value-type="float" office:value="41005.2715641495" calcext:value-type="float">
            <text:p>41005.2715641495</text:p>
          </table:table-cell>
          <table:table-cell office:value-type="float" office:value="4896.13265593554" calcext:value-type="float">
            <text:p>4896.132655935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73" calcext:value-type="float">
            <text:p>29373</text:p>
          </table:table-cell>
          <table:table-cell office:value-type="string" calcext:value-type="string">
            <text:p>2021-06-14T23:52:04Z</text:p>
          </table:table-cell>
          <table:table-cell office:value-type="float" office:value="40416.0799645631" calcext:value-type="float">
            <text:p>40416.0799645631</text:p>
          </table:table-cell>
          <table:table-cell office:value-type="float" office:value="31186.1267798425" calcext:value-type="float">
            <text:p>31186.1267798425</text:p>
          </table:table-cell>
          <table:table-cell office:value-type="float" office:value="50883.1103152704" calcext:value-type="float">
            <text:p>50883.1103152704</text:p>
          </table:table-cell>
          <table:table-cell office:value-type="float" office:value="40896.2948416696" calcext:value-type="float">
            <text:p>40896.2948416696</text:p>
          </table:table-cell>
          <table:table-cell office:value-type="float" office:value="4958.53233386952" calcext:value-type="float">
            <text:p>4958.532333869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74" calcext:value-type="float">
            <text:p>29374</text:p>
          </table:table-cell>
          <table:table-cell office:value-type="string" calcext:value-type="string">
            <text:p>2021-06-15T01:44:01Z</text:p>
          </table:table-cell>
          <table:table-cell office:value-type="float" office:value="40143.2661237104" calcext:value-type="float">
            <text:p>40143.2661237104</text:p>
          </table:table-cell>
          <table:table-cell office:value-type="float" office:value="31106.8718827611" calcext:value-type="float">
            <text:p>31106.8718827611</text:p>
          </table:table-cell>
          <table:table-cell office:value-type="float" office:value="50724.0726689357" calcext:value-type="float">
            <text:p>50724.0726689357</text:p>
          </table:table-cell>
          <table:table-cell office:value-type="float" office:value="40811.8846686552" calcext:value-type="float">
            <text:p>40811.8846686552</text:p>
          </table:table-cell>
          <table:table-cell office:value-type="float" office:value="5064.12403102561" calcext:value-type="float">
            <text:p>5064.124031025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50" calcext:value-type="float">
            <text:p>29450</text:p>
          </table:table-cell>
          <table:table-cell office:value-type="string" calcext:value-type="string">
            <text:p>2021-06-17T01:27:07Z</text:p>
          </table:table-cell>
          <table:table-cell office:value-type="float" office:value="41850.7172073526" calcext:value-type="float">
            <text:p>41850.7172073526</text:p>
          </table:table-cell>
          <table:table-cell office:value-type="float" office:value="32233.6040695307" calcext:value-type="float">
            <text:p>32233.6040695307</text:p>
          </table:table-cell>
          <table:table-cell office:value-type="float" office:value="50862.9902171126" calcext:value-type="float">
            <text:p>50862.9902171126</text:p>
          </table:table-cell>
          <table:table-cell office:value-type="float" office:value="40869.2341046432" calcext:value-type="float">
            <text:p>40869.2341046432</text:p>
          </table:table-cell>
          <table:table-cell office:value-type="float" office:value="5298.76631812537" calcext:value-type="float">
            <text:p>5298.76631812537</text:p>
          </table:table-cell>
          <table:table-cell/>
          <table:table-cell table:formula="of:=32233.6-2500" office:value-type="float" office:value="29733.6" calcext:value-type="float">
            <text:p>29733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477" calcext:value-type="float">
            <text:p>29477</text:p>
          </table:table-cell>
          <table:table-cell office:value-type="string" calcext:value-type="string">
            <text:p>2021-06-17T18:18:33Z</text:p>
          </table:table-cell>
          <table:table-cell office:value-type="float" office:value="46898.4414580423" calcext:value-type="float">
            <text:p>46898.4414580423</text:p>
          </table:table-cell>
          <table:table-cell office:value-type="float" office:value="34245.919861292" calcext:value-type="float">
            <text:p>34245.919861292</text:p>
          </table:table-cell>
          <table:table-cell office:value-type="float" office:value="50803.5600921865" calcext:value-type="float">
            <text:p>50803.5600921865</text:p>
          </table:table-cell>
          <table:table-cell office:value-type="float" office:value="40933.5283390428" calcext:value-type="float">
            <text:p>40933.5283390428</text:p>
          </table:table-cell>
          <table:table-cell office:value-type="float" office:value="5546.75901101504" calcext:value-type="float">
            <text:p>5546.75901101504</text:p>
          </table:table-cell>
          <table:table-cell table:formula="of:=34245.9+1500" office:value-type="float" office:value="35745.9" calcext:value-type="float">
            <text:p>35745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90" calcext:value-type="float">
            <text:p>29490</text:p>
          </table:table-cell>
          <table:table-cell office:value-type="string" calcext:value-type="string">
            <text:p>2021-06-17T22:24:08Z</text:p>
          </table:table-cell>
          <table:table-cell office:value-type="float" office:value="46730.4235129714" calcext:value-type="float">
            <text:p>46730.4235129714</text:p>
          </table:table-cell>
          <table:table-cell office:value-type="float" office:value="34064.3866451851" calcext:value-type="float">
            <text:p>34064.3866451851</text:p>
          </table:table-cell>
          <table:table-cell office:value-type="float" office:value="50667.1430563995" calcext:value-type="float">
            <text:p>50667.1430563995</text:p>
          </table:table-cell>
          <table:table-cell office:value-type="float" office:value="40774.3375914342" calcext:value-type="float">
            <text:p>40774.3375914342</text:p>
          </table:table-cell>
          <table:table-cell office:value-type="float" office:value="4728.10718734964" calcext:value-type="float">
            <text:p>4728.107187349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1" calcext:value-type="float">
            <text:p>29491</text:p>
          </table:table-cell>
          <table:table-cell office:value-type="string" calcext:value-type="string">
            <text:p>2021-06-18T01:36:03Z</text:p>
          </table:table-cell>
          <table:table-cell office:value-type="float" office:value="47305.9543858444" calcext:value-type="float">
            <text:p>47305.9543858444</text:p>
          </table:table-cell>
          <table:table-cell office:value-type="float" office:value="34455.0974915286" calcext:value-type="float">
            <text:p>34455.0974915286</text:p>
          </table:table-cell>
          <table:table-cell office:value-type="float" office:value="51247.6451373176" calcext:value-type="float">
            <text:p>51247.6451373176</text:p>
          </table:table-cell>
          <table:table-cell office:value-type="float" office:value="41254.9000670374" calcext:value-type="float">
            <text:p>41254.9000670374</text:p>
          </table:table-cell>
          <table:table-cell office:value-type="float" office:value="4697.71676152959" calcext:value-type="float">
            <text:p>4697.71676152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2" calcext:value-type="float">
            <text:p>29492</text:p>
          </table:table-cell>
          <table:table-cell office:value-type="string" calcext:value-type="string">
            <text:p>2021-06-18T07:20:36Z</text:p>
          </table:table-cell>
          <table:table-cell office:value-type="float" office:value="47053.7581835983" calcext:value-type="float">
            <text:p>47053.7581835983</text:p>
          </table:table-cell>
          <table:table-cell office:value-type="float" office:value="34352.4736545071" calcext:value-type="float">
            <text:p>34352.4736545071</text:p>
          </table:table-cell>
          <table:table-cell office:value-type="float" office:value="50863.7974754141" calcext:value-type="float">
            <text:p>50863.7974754141</text:p>
          </table:table-cell>
          <table:table-cell office:value-type="float" office:value="41087.0006470534" calcext:value-type="float">
            <text:p>41087.0006470534</text:p>
          </table:table-cell>
          <table:table-cell office:value-type="float" office:value="4546.94069857676" calcext:value-type="float">
            <text:p>4546.940698576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5" calcext:value-type="float">
            <text:p>29495</text:p>
          </table:table-cell>
          <table:table-cell office:value-type="string" calcext:value-type="string">
            <text:p>2021-06-18T10:15:59Z</text:p>
          </table:table-cell>
          <table:table-cell office:value-type="float" office:value="47057.6631252919" calcext:value-type="float">
            <text:p>47057.6631252919</text:p>
          </table:table-cell>
          <table:table-cell office:value-type="float" office:value="34408.4072404748" calcext:value-type="float">
            <text:p>34408.4072404748</text:p>
          </table:table-cell>
          <table:table-cell office:value-type="float" office:value="50971.4318670992" calcext:value-type="float">
            <text:p>50971.4318670992</text:p>
          </table:table-cell>
          <table:table-cell office:value-type="float" office:value="41043.5404953584" calcext:value-type="float">
            <text:p>41043.5404953584</text:p>
          </table:table-cell>
          <table:table-cell office:value-type="float" office:value="5133.3029073838" calcext:value-type="float">
            <text:p>5133.30290738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6" calcext:value-type="float">
            <text:p>29496</text:p>
          </table:table-cell>
          <table:table-cell office:value-type="string" calcext:value-type="string">
            <text:p>2021-06-18T15:10:29Z</text:p>
          </table:table-cell>
          <table:table-cell office:value-type="float" office:value="47004.6037104135" calcext:value-type="float">
            <text:p>47004.6037104135</text:p>
          </table:table-cell>
          <table:table-cell office:value-type="float" office:value="34302.839214853" calcext:value-type="float">
            <text:p>34302.839214853</text:p>
          </table:table-cell>
          <table:table-cell office:value-type="float" office:value="51002.785659979" calcext:value-type="float">
            <text:p>51002.785659979</text:p>
          </table:table-cell>
          <table:table-cell office:value-type="float" office:value="41101.4598868289" calcext:value-type="float">
            <text:p>41101.4598868289</text:p>
          </table:table-cell>
          <table:table-cell office:value-type="float" office:value="5114.68153222783" calcext:value-type="float">
            <text:p>5114.681532227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8" calcext:value-type="float">
            <text:p>29498</text:p>
          </table:table-cell>
          <table:table-cell office:value-type="string" calcext:value-type="string">
            <text:p>2021-06-18T17:35:26Z</text:p>
          </table:table-cell>
          <table:table-cell office:value-type="float" office:value="47281.4884196056" calcext:value-type="float">
            <text:p>47281.4884196056</text:p>
          </table:table-cell>
          <table:table-cell office:value-type="float" office:value="34454.4550584357" calcext:value-type="float">
            <text:p>34454.4550584357</text:p>
          </table:table-cell>
          <table:table-cell office:value-type="float" office:value="51219.0570399777" calcext:value-type="float">
            <text:p>51219.0570399777</text:p>
          </table:table-cell>
          <table:table-cell office:value-type="float" office:value="41199.6003483171" calcext:value-type="float">
            <text:p>41199.6003483171</text:p>
          </table:table-cell>
          <table:table-cell office:value-type="float" office:value="5140.52986533897" calcext:value-type="float">
            <text:p>5140.529865338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9" calcext:value-type="float">
            <text:p>29499</text:p>
          </table:table-cell>
          <table:table-cell office:value-type="string" calcext:value-type="string">
            <text:p>2021-06-18T21:17:44Z</text:p>
          </table:table-cell>
          <table:table-cell office:value-type="float" office:value="47045.7086658471" calcext:value-type="float">
            <text:p>47045.7086658471</text:p>
          </table:table-cell>
          <table:table-cell office:value-type="float" office:value="34351.2051736803" calcext:value-type="float">
            <text:p>34351.2051736803</text:p>
          </table:table-cell>
          <table:table-cell office:value-type="float" office:value="51158.7386374042" calcext:value-type="float">
            <text:p>51158.7386374042</text:p>
          </table:table-cell>
          <table:table-cell office:value-type="float" office:value="41126.3839468088" calcext:value-type="float">
            <text:p>41126.3839468088</text:p>
          </table:table-cell>
          <table:table-cell office:value-type="float" office:value="5120.24164413573" calcext:value-type="float">
            <text:p>5120.241644135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0" calcext:value-type="float">
            <text:p>29500</text:p>
          </table:table-cell>
          <table:table-cell office:value-type="string" calcext:value-type="string">
            <text:p>2021-06-19T13:11:23Z</text:p>
          </table:table-cell>
          <table:table-cell office:value-type="float" office:value="46830.7518159637" calcext:value-type="float">
            <text:p>46830.7518159637</text:p>
          </table:table-cell>
          <table:table-cell office:value-type="float" office:value="34182.0755726328" calcext:value-type="float">
            <text:p>34182.0755726328</text:p>
          </table:table-cell>
          <table:table-cell office:value-type="float" office:value="51021.4403345331" calcext:value-type="float">
            <text:p>51021.4403345331</text:p>
          </table:table-cell>
          <table:table-cell office:value-type="float" office:value="41071.7567267064" calcext:value-type="float">
            <text:p>41071.7567267064</text:p>
          </table:table-cell>
          <table:table-cell office:value-type="float" office:value="5066.98394953308" calcext:value-type="float">
            <text:p>5066.983949533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1" calcext:value-type="float">
            <text:p>29501</text:p>
          </table:table-cell>
          <table:table-cell office:value-type="string" calcext:value-type="string">
            <text:p>2021-06-20T10:55:16Z</text:p>
          </table:table-cell>
          <table:table-cell office:value-type="float" office:value="45779.0105202121" calcext:value-type="float">
            <text:p>45779.0105202121</text:p>
          </table:table-cell>
          <table:table-cell office:value-type="float" office:value="33268.9551405155" calcext:value-type="float">
            <text:p>33268.9551405155</text:p>
          </table:table-cell>
          <table:table-cell office:value-type="float" office:value="49634.977175363" calcext:value-type="float">
            <text:p>49634.977175363</text:p>
          </table:table-cell>
          <table:table-cell office:value-type="float" office:value="39862.5697132549" calcext:value-type="float">
            <text:p>39862.5697132549</text:p>
          </table:table-cell>
          <table:table-cell office:value-type="float" office:value="5091.03029379246" calcext:value-type="float">
            <text:p>5091.030293792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2" calcext:value-type="float">
            <text:p>29502</text:p>
          </table:table-cell>
          <table:table-cell office:value-type="string" calcext:value-type="string">
            <text:p>2021-06-20T14:43:23Z</text:p>
          </table:table-cell>
          <table:table-cell office:value-type="float" office:value="46936.3752740358" calcext:value-type="float">
            <text:p>46936.3752740358</text:p>
          </table:table-cell>
          <table:table-cell office:value-type="float" office:value="34312.7744177902" calcext:value-type="float">
            <text:p>34312.7744177902</text:p>
          </table:table-cell>
          <table:table-cell office:value-type="float" office:value="50969.4216939132" calcext:value-type="float">
            <text:p>50969.4216939132</text:p>
          </table:table-cell>
          <table:table-cell office:value-type="float" office:value="40994.3710906153" calcext:value-type="float">
            <text:p>40994.3710906153</text:p>
          </table:table-cell>
          <table:table-cell office:value-type="float" office:value="5216.02986857509" calcext:value-type="float">
            <text:p>5216.029868575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3" calcext:value-type="float">
            <text:p>29503</text:p>
          </table:table-cell>
          <table:table-cell office:value-type="string" calcext:value-type="string">
            <text:p>2021-06-20T22:40:10Z</text:p>
          </table:table-cell>
          <table:table-cell office:value-type="float" office:value="46727.0991848407" calcext:value-type="float">
            <text:p>46727.0991848407</text:p>
          </table:table-cell>
          <table:table-cell office:value-type="float" office:value="34081.9570076843" calcext:value-type="float">
            <text:p>34081.9570076843</text:p>
          </table:table-cell>
          <table:table-cell office:value-type="float" office:value="50632.8010600027" calcext:value-type="float">
            <text:p>50632.8010600027</text:p>
          </table:table-cell>
          <table:table-cell office:value-type="float" office:value="40867.0475974426" calcext:value-type="float">
            <text:p>40867.0475974426</text:p>
          </table:table-cell>
          <table:table-cell office:value-type="float" office:value="4404.73635219804" calcext:value-type="float">
            <text:p>4404.73635219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4" calcext:value-type="float">
            <text:p>29504</text:p>
          </table:table-cell>
          <table:table-cell office:value-type="string" calcext:value-type="string">
            <text:p>2021-06-21T01:34:21Z</text:p>
          </table:table-cell>
          <table:table-cell office:value-type="float" office:value="46855.5799728921" calcext:value-type="float">
            <text:p>46855.5799728921</text:p>
          </table:table-cell>
          <table:table-cell office:value-type="float" office:value="34186.2742065021" calcext:value-type="float">
            <text:p>34186.2742065021</text:p>
          </table:table-cell>
          <table:table-cell office:value-type="float" office:value="50851.4699306039" calcext:value-type="float">
            <text:p>50851.4699306039</text:p>
          </table:table-cell>
          <table:table-cell office:value-type="float" office:value="40912.7617206007" calcext:value-type="float">
            <text:p>40912.7617206007</text:p>
          </table:table-cell>
          <table:table-cell office:value-type="float" office:value="4809.80692036057" calcext:value-type="float">
            <text:p>4809.806920360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8" calcext:value-type="float">
            <text:p>29508</text:p>
          </table:table-cell>
          <table:table-cell office:value-type="string" calcext:value-type="string">
            <text:p>2021-06-21T06:08:48Z</text:p>
          </table:table-cell>
          <table:table-cell office:value-type="float" office:value="46934.4390454825" calcext:value-type="float">
            <text:p>46934.4390454825</text:p>
          </table:table-cell>
          <table:table-cell office:value-type="float" office:value="34267.5037030397" calcext:value-type="float">
            <text:p>34267.5037030397</text:p>
          </table:table-cell>
          <table:table-cell office:value-type="float" office:value="51045.6176671405" calcext:value-type="float">
            <text:p>51045.6176671405</text:p>
          </table:table-cell>
          <table:table-cell office:value-type="float" office:value="41019.9850793019" calcext:value-type="float">
            <text:p>41019.9850793019</text:p>
          </table:table-cell>
          <table:table-cell office:value-type="float" office:value="4650.64470247085" calcext:value-type="float">
            <text:p>4650.644702470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9" calcext:value-type="float">
            <text:p>29509</text:p>
          </table:table-cell>
          <table:table-cell office:value-type="string" calcext:value-type="string">
            <text:p>2021-06-21T10:06:15Z</text:p>
          </table:table-cell>
          <table:table-cell office:value-type="float" office:value="46655.7977870989" calcext:value-type="float">
            <text:p>46655.7977870989</text:p>
          </table:table-cell>
          <table:table-cell office:value-type="float" office:value="34118.9825859107" calcext:value-type="float">
            <text:p>34118.9825859107</text:p>
          </table:table-cell>
          <table:table-cell office:value-type="float" office:value="50766.6141400115" calcext:value-type="float">
            <text:p>50766.6141400115</text:p>
          </table:table-cell>
          <table:table-cell office:value-type="float" office:value="40862.8787660539" calcext:value-type="float">
            <text:p>40862.8787660539</text:p>
          </table:table-cell>
          <table:table-cell office:value-type="float" office:value="4698.76673695753" calcext:value-type="float">
            <text:p>4698.766736957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24" calcext:value-type="float">
            <text:p>29524</text:p>
          </table:table-cell>
          <table:table-cell office:value-type="string" calcext:value-type="string">
            <text:p>2021-06-21T18:23:13Z</text:p>
          </table:table-cell>
          <table:table-cell office:value-type="float" office:value="46487.6743250348" calcext:value-type="float">
            <text:p>46487.6743250348</text:p>
          </table:table-cell>
          <table:table-cell office:value-type="float" office:value="34046.8519103784" calcext:value-type="float">
            <text:p>34046.8519103784</text:p>
          </table:table-cell>
          <table:table-cell office:value-type="float" office:value="50246.9767053708" calcext:value-type="float">
            <text:p>50246.9767053708</text:p>
          </table:table-cell>
          <table:table-cell office:value-type="float" office:value="40666.1630044672" calcext:value-type="float">
            <text:p>40666.1630044672</text:p>
          </table:table-cell>
          <table:table-cell office:value-type="float" office:value="4899.82967258109" calcext:value-type="float">
            <text:p>4899.829672581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30" calcext:value-type="float">
            <text:p>29530</text:p>
          </table:table-cell>
          <table:table-cell office:value-type="string" calcext:value-type="string">
            <text:p>2021-06-21T22:34:30Z</text:p>
          </table:table-cell>
          <table:table-cell office:value-type="float" office:value="46498.2095205512" calcext:value-type="float">
            <text:p>46498.2095205512</text:p>
          </table:table-cell>
          <table:table-cell office:value-type="float" office:value="34045.7578198967" calcext:value-type="float">
            <text:p>34045.7578198967</text:p>
          </table:table-cell>
          <table:table-cell office:value-type="float" office:value="50487.6598813388" calcext:value-type="float">
            <text:p>50487.6598813388</text:p>
          </table:table-cell>
          <table:table-cell office:value-type="float" office:value="40738.2731640893" calcext:value-type="float">
            <text:p>40738.2731640893</text:p>
          </table:table-cell>
          <table:table-cell office:value-type="float" office:value="4933.73019256159" calcext:value-type="float">
            <text:p>4933.730192561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31" calcext:value-type="float">
            <text:p>29531</text:p>
          </table:table-cell>
          <table:table-cell office:value-type="string" calcext:value-type="string">
            <text:p>2021-06-22T06:54:18Z</text:p>
          </table:table-cell>
          <table:table-cell office:value-type="float" office:value="46811.1003691949" calcext:value-type="float">
            <text:p>46811.1003691949</text:p>
          </table:table-cell>
          <table:table-cell office:value-type="float" office:value="34125.0813786517" calcext:value-type="float">
            <text:p>34125.0813786517</text:p>
          </table:table-cell>
          <table:table-cell office:value-type="float" office:value="50849.5991493642" calcext:value-type="float">
            <text:p>50849.5991493642</text:p>
          </table:table-cell>
          <table:table-cell office:value-type="float" office:value="40850.048859377" calcext:value-type="float">
            <text:p>40850.048859377</text:p>
          </table:table-cell>
          <table:table-cell office:value-type="float" office:value="5049.65873468476" calcext:value-type="float">
            <text:p>5049.658734684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34" calcext:value-type="float">
            <text:p>29534</text:p>
          </table:table-cell>
          <table:table-cell office:value-type="string" calcext:value-type="string">
            <text:p>2021-06-22T09:57:55Z</text:p>
          </table:table-cell>
          <table:table-cell office:value-type="float" office:value="46869.1798828988" calcext:value-type="float">
            <text:p>46869.1798828988</text:p>
          </table:table-cell>
          <table:table-cell office:value-type="float" office:value="34159.2694317441" calcext:value-type="float">
            <text:p>34159.2694317441</text:p>
          </table:table-cell>
          <table:table-cell office:value-type="float" office:value="50776.0447029486" calcext:value-type="float">
            <text:p>50776.0447029486</text:p>
          </table:table-cell>
          <table:table-cell office:value-type="float" office:value="40944.4246219825" calcext:value-type="float">
            <text:p>40944.4246219825</text:p>
          </table:table-cell>
          <table:table-cell office:value-type="float" office:value="5083.10136944108" calcext:value-type="float">
            <text:p>5083.101369441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51" calcext:value-type="float">
            <text:p>29551</text:p>
          </table:table-cell>
          <table:table-cell office:value-type="string" calcext:value-type="string">
            <text:p>2021-06-22T18:46:35Z</text:p>
          </table:table-cell>
          <table:table-cell office:value-type="float" office:value="45603.1733304926" calcext:value-type="float">
            <text:p>45603.1733304926</text:p>
          </table:table-cell>
          <table:table-cell office:value-type="float" office:value="33267.8141168027" calcext:value-type="float">
            <text:p>33267.8141168027</text:p>
          </table:table-cell>
          <table:table-cell office:value-type="float" office:value="49425.6462075267" calcext:value-type="float">
            <text:p>49425.6462075267</text:p>
          </table:table-cell>
          <table:table-cell office:value-type="float" office:value="39714.7804363718" calcext:value-type="float">
            <text:p>39714.7804363718</text:p>
          </table:table-cell>
          <table:table-cell office:value-type="float" office:value="4739.87709701692" calcext:value-type="float">
            <text:p>4739.877097016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57" calcext:value-type="float">
            <text:p>29557</text:p>
          </table:table-cell>
          <table:table-cell office:value-type="string" calcext:value-type="string">
            <text:p>2021-06-22T22:36:52Z</text:p>
          </table:table-cell>
          <table:table-cell office:value-type="float" office:value="47062.4405622165" calcext:value-type="float">
            <text:p>47062.4405622165</text:p>
          </table:table-cell>
          <table:table-cell office:value-type="float" office:value="34375.4053902973" calcext:value-type="float">
            <text:p>34375.4053902973</text:p>
          </table:table-cell>
          <table:table-cell office:value-type="float" office:value="51207.3910280404" calcext:value-type="float">
            <text:p>51207.3910280404</text:p>
          </table:table-cell>
          <table:table-cell office:value-type="float" office:value="41216.0094654285" calcext:value-type="float">
            <text:p>41216.0094654285</text:p>
          </table:table-cell>
          <table:table-cell office:value-type="float" office:value="4743.46874730379" calcext:value-type="float">
            <text:p>4743.468747303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59" calcext:value-type="float">
            <text:p>29559</text:p>
          </table:table-cell>
          <table:table-cell office:value-type="string" calcext:value-type="string">
            <text:p>2021-06-23T02:37:27Z</text:p>
          </table:table-cell>
          <table:table-cell office:value-type="float" office:value="46466.898884189" calcext:value-type="float">
            <text:p>46466.898884189</text:p>
          </table:table-cell>
          <table:table-cell office:value-type="float" office:value="34005.5933741578" calcext:value-type="float">
            <text:p>34005.5933741578</text:p>
          </table:table-cell>
          <table:table-cell office:value-type="float" office:value="50420.6540132546" calcext:value-type="float">
            <text:p>50420.6540132546</text:p>
          </table:table-cell>
          <table:table-cell office:value-type="float" office:value="40778.5758222105" calcext:value-type="float">
            <text:p>40778.5758222105</text:p>
          </table:table-cell>
          <table:table-cell office:value-type="float" office:value="4892.62658677919" calcext:value-type="float">
            <text:p>4892.626586779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62" calcext:value-type="float">
            <text:p>29562</text:p>
          </table:table-cell>
          <table:table-cell office:value-type="string" calcext:value-type="string">
            <text:p>2021-06-23T05:31:53Z</text:p>
          </table:table-cell>
          <table:table-cell office:value-type="float" office:value="46651.1094042709" calcext:value-type="float">
            <text:p>46651.1094042709</text:p>
          </table:table-cell>
          <table:table-cell office:value-type="float" office:value="34188.1918747276" calcext:value-type="float">
            <text:p>34188.1918747276</text:p>
          </table:table-cell>
          <table:table-cell office:value-type="float" office:value="50474.927348455" calcext:value-type="float">
            <text:p>50474.927348455</text:p>
          </table:table-cell>
          <table:table-cell office:value-type="float" office:value="40835.7356214806" calcext:value-type="float">
            <text:p>40835.7356214806</text:p>
          </table:table-cell>
          <table:table-cell office:value-type="float" office:value="4582.06042415284" calcext:value-type="float">
            <text:p>4582.06042415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63" calcext:value-type="float">
            <text:p>29563</text:p>
          </table:table-cell>
          <table:table-cell office:value-type="string" calcext:value-type="string">
            <text:p>2021-06-23T11:15:30Z</text:p>
          </table:table-cell>
          <table:table-cell office:value-type="float" office:value="46649.817212533" calcext:value-type="float">
            <text:p>46649.817212533</text:p>
          </table:table-cell>
          <table:table-cell office:value-type="float" office:value="34194.1111349909" calcext:value-type="float">
            <text:p>34194.1111349909</text:p>
          </table:table-cell>
          <table:table-cell office:value-type="float" office:value="50425.5773475841" calcext:value-type="float">
            <text:p>50425.5773475841</text:p>
          </table:table-cell>
          <table:table-cell office:value-type="float" office:value="40762.5098657951" calcext:value-type="float">
            <text:p>40762.5098657951</text:p>
          </table:table-cell>
          <table:table-cell office:value-type="float" office:value="4603.31928105101" calcext:value-type="float">
            <text:p>4603.319281051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69" calcext:value-type="float">
            <text:p>29569</text:p>
          </table:table-cell>
          <table:table-cell office:value-type="string" calcext:value-type="string">
            <text:p>2021-06-23T15:30:35Z</text:p>
          </table:table-cell>
          <table:table-cell office:value-type="float" office:value="46654.2863847099" calcext:value-type="float">
            <text:p>46654.2863847099</text:p>
          </table:table-cell>
          <table:table-cell office:value-type="float" office:value="34195.5527284305" calcext:value-type="float">
            <text:p>34195.5527284305</text:p>
          </table:table-cell>
          <table:table-cell office:value-type="float" office:value="50472.9958031029" calcext:value-type="float">
            <text:p>50472.9958031029</text:p>
          </table:table-cell>
          <table:table-cell office:value-type="float" office:value="40811.6968982569" calcext:value-type="float">
            <text:p>40811.6968982569</text:p>
          </table:table-cell>
          <table:table-cell office:value-type="float" office:value="4616.18119207642" calcext:value-type="float">
            <text:p>4616.181192076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79" calcext:value-type="float">
            <text:p>29579</text:p>
          </table:table-cell>
          <table:table-cell office:value-type="string" calcext:value-type="string">
            <text:p>2021-06-23T23:12:44Z</text:p>
          </table:table-cell>
          <table:table-cell office:value-type="float" office:value="46569.7237919266" calcext:value-type="float">
            <text:p>46569.7237919266</text:p>
          </table:table-cell>
          <table:table-cell office:value-type="float" office:value="34157.2902312501" calcext:value-type="float">
            <text:p>34157.2902312501</text:p>
          </table:table-cell>
          <table:table-cell office:value-type="float" office:value="50801.8796422386" calcext:value-type="float">
            <text:p>50801.8796422386</text:p>
          </table:table-cell>
          <table:table-cell office:value-type="float" office:value="40862.8910666406" calcext:value-type="float">
            <text:p>40862.8910666406</text:p>
          </table:table-cell>
          <table:table-cell office:value-type="float" office:value="4790.90209446997" calcext:value-type="float">
            <text:p>4790.902094469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81" calcext:value-type="float">
            <text:p>29581</text:p>
          </table:table-cell>
          <table:table-cell office:value-type="string" calcext:value-type="string">
            <text:p>2021-06-24T07:40:00Z</text:p>
          </table:table-cell>
          <table:table-cell office:value-type="float" office:value="46557.2036144602" calcext:value-type="float">
            <text:p>46557.2036144602</text:p>
          </table:table-cell>
          <table:table-cell office:value-type="float" office:value="34126.7438597553" calcext:value-type="float">
            <text:p>34126.7438597553</text:p>
          </table:table-cell>
          <table:table-cell office:value-type="float" office:value="50880.990318291" calcext:value-type="float">
            <text:p>50880.990318291</text:p>
          </table:table-cell>
          <table:table-cell office:value-type="float" office:value="40985.7485092236" calcext:value-type="float">
            <text:p>40985.7485092236</text:p>
          </table:table-cell>
          <table:table-cell office:value-type="float" office:value="4811.34176110411" calcext:value-type="float">
            <text:p>4811.341761104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83" calcext:value-type="float">
            <text:p>29583</text:p>
          </table:table-cell>
          <table:table-cell office:value-type="string" calcext:value-type="string">
            <text:p>2021-06-24T11:07:18Z</text:p>
          </table:table-cell>
          <table:table-cell office:value-type="float" office:value="46819.3704623173" calcext:value-type="float">
            <text:p>46819.3704623173</text:p>
          </table:table-cell>
          <table:table-cell office:value-type="float" office:value="34230.7736648435" calcext:value-type="float">
            <text:p>34230.7736648435</text:p>
          </table:table-cell>
          <table:table-cell office:value-type="float" office:value="51035.4165773201" calcext:value-type="float">
            <text:p>51035.4165773201</text:p>
          </table:table-cell>
          <table:table-cell office:value-type="float" office:value="41078.1551544255" calcext:value-type="float">
            <text:p>41078.1551544255</text:p>
          </table:table-cell>
          <table:table-cell office:value-type="float" office:value="4729.64446570271" calcext:value-type="float">
            <text:p>4729.644465702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86" calcext:value-type="float">
            <text:p>29586</text:p>
          </table:table-cell>
          <table:table-cell office:value-type="string" calcext:value-type="string">
            <text:p>2021-06-24T15:22:39Z</text:p>
          </table:table-cell>
          <table:table-cell office:value-type="float" office:value="46843.0870594401" calcext:value-type="float">
            <text:p>46843.0870594401</text:p>
          </table:table-cell>
          <table:table-cell office:value-type="float" office:value="34244.9190147173" calcext:value-type="float">
            <text:p>34244.9190147173</text:p>
          </table:table-cell>
          <table:table-cell office:value-type="float" office:value="50837.072471694" calcext:value-type="float">
            <text:p>50837.072471694</text:p>
          </table:table-cell>
          <table:table-cell office:value-type="float" office:value="41058.0099122446" calcext:value-type="float">
            <text:p>41058.0099122446</text:p>
          </table:table-cell>
          <table:table-cell office:value-type="float" office:value="5310.11516701742" calcext:value-type="float">
            <text:p>5310.115167017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90" calcext:value-type="float">
            <text:p>29590</text:p>
          </table:table-cell>
          <table:table-cell office:value-type="string" calcext:value-type="string">
            <text:p>2021-06-24T19:31:57Z</text:p>
          </table:table-cell>
          <table:table-cell office:value-type="float" office:value="46764.041003642" calcext:value-type="float">
            <text:p>46764.041003642</text:p>
          </table:table-cell>
          <table:table-cell office:value-type="float" office:value="34146.2057212343" calcext:value-type="float">
            <text:p>34146.2057212343</text:p>
          </table:table-cell>
          <table:table-cell office:value-type="float" office:value="50867.6476741153" calcext:value-type="float">
            <text:p>50867.6476741153</text:p>
          </table:table-cell>
          <table:table-cell office:value-type="float" office:value="40960.8286090449" calcext:value-type="float">
            <text:p>40960.8286090449</text:p>
          </table:table-cell>
          <table:table-cell office:value-type="float" office:value="5104.0308520141" calcext:value-type="float">
            <text:p>5104.03085201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97" calcext:value-type="float">
            <text:p>29597</text:p>
          </table:table-cell>
          <table:table-cell office:value-type="string" calcext:value-type="string">
            <text:p>2021-06-24T22:50:33Z</text:p>
          </table:table-cell>
          <table:table-cell office:value-type="float" office:value="46431.7185223702" calcext:value-type="float">
            <text:p>46431.7185223702</text:p>
          </table:table-cell>
          <table:table-cell office:value-type="float" office:value="34047.6036334132" calcext:value-type="float">
            <text:p>34047.6036334132</text:p>
          </table:table-cell>
          <table:table-cell office:value-type="float" office:value="50757.4881815656" calcext:value-type="float">
            <text:p>50757.4881815656</text:p>
          </table:table-cell>
          <table:table-cell office:value-type="float" office:value="40880.9920998526" calcext:value-type="float">
            <text:p>40880.9920998526</text:p>
          </table:table-cell>
          <table:table-cell office:value-type="float" office:value="5145.59297125728" calcext:value-type="float">
            <text:p>5145.592971257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98" calcext:value-type="float">
            <text:p>29598</text:p>
          </table:table-cell>
          <table:table-cell office:value-type="string" calcext:value-type="string">
            <text:p>2021-06-25T01:26:58Z</text:p>
          </table:table-cell>
          <table:table-cell office:value-type="float" office:value="46511.3656595258" calcext:value-type="float">
            <text:p>46511.3656595258</text:p>
          </table:table-cell>
          <table:table-cell office:value-type="float" office:value="34098.5911091563" calcext:value-type="float">
            <text:p>34098.5911091563</text:p>
          </table:table-cell>
          <table:table-cell office:value-type="float" office:value="50804.1254678612" calcext:value-type="float">
            <text:p>50804.1254678612</text:p>
          </table:table-cell>
          <table:table-cell office:value-type="float" office:value="40912.174015516" calcext:value-type="float">
            <text:p>40912.174015516</text:p>
          </table:table-cell>
          <table:table-cell office:value-type="float" office:value="5133.52826159375" calcext:value-type="float">
            <text:p>5133.5282615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01" calcext:value-type="float">
            <text:p>29601</text:p>
          </table:table-cell>
          <table:table-cell office:value-type="string" calcext:value-type="string">
            <text:p>2021-06-25T08:14:23Z</text:p>
          </table:table-cell>
          <table:table-cell office:value-type="float" office:value="46609.7089895033" calcext:value-type="float">
            <text:p>46609.7089895033</text:p>
          </table:table-cell>
          <table:table-cell office:value-type="float" office:value="34117.7391081822" calcext:value-type="float">
            <text:p>34117.7391081822</text:p>
          </table:table-cell>
          <table:table-cell office:value-type="float" office:value="50812.1574444096" calcext:value-type="float">
            <text:p>50812.1574444096</text:p>
          </table:table-cell>
          <table:table-cell office:value-type="float" office:value="40849.2350063654" calcext:value-type="float">
            <text:p>40849.2350063654</text:p>
          </table:table-cell>
          <table:table-cell office:value-type="float" office:value="5041.88633935198" calcext:value-type="float">
            <text:p>5041.886339351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07" calcext:value-type="float">
            <text:p>29607</text:p>
          </table:table-cell>
          <table:table-cell office:value-type="string" calcext:value-type="string">
            <text:p>2021-06-25T12:19:04Z</text:p>
          </table:table-cell>
          <table:table-cell office:value-type="float" office:value="46615.5175418843" calcext:value-type="float">
            <text:p>46615.5175418843</text:p>
          </table:table-cell>
          <table:table-cell office:value-type="float" office:value="34190.1101541928" calcext:value-type="float">
            <text:p>34190.1101541928</text:p>
          </table:table-cell>
          <table:table-cell office:value-type="float" office:value="51088.0517095708" calcext:value-type="float">
            <text:p>51088.0517095708</text:p>
          </table:table-cell>
          <table:table-cell office:value-type="float" office:value="41016.6458475589" calcext:value-type="float">
            <text:p>41016.6458475589</text:p>
          </table:table-cell>
          <table:table-cell office:value-type="float" office:value="4577.0038064051" calcext:value-type="float">
            <text:p>4577.00380640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11" calcext:value-type="float">
            <text:p>29611</text:p>
          </table:table-cell>
          <table:table-cell office:value-type="string" calcext:value-type="string">
            <text:p>2021-06-25T14:54:11Z</text:p>
          </table:table-cell>
          <table:table-cell office:value-type="float" office:value="46578.1279567225" calcext:value-type="float">
            <text:p>46578.1279567225</text:p>
          </table:table-cell>
          <table:table-cell office:value-type="float" office:value="34093.1074615587" calcext:value-type="float">
            <text:p>34093.1074615587</text:p>
          </table:table-cell>
          <table:table-cell office:value-type="float" office:value="50721.9188944804" calcext:value-type="float">
            <text:p>50721.9188944804</text:p>
          </table:table-cell>
          <table:table-cell office:value-type="float" office:value="40905.1571571029" calcext:value-type="float">
            <text:p>40905.1571571029</text:p>
          </table:table-cell>
          <table:table-cell office:value-type="float" office:value="4757.25739741878" calcext:value-type="float">
            <text:p>4757.257397418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31" calcext:value-type="float">
            <text:p>29631</text:p>
          </table:table-cell>
          <table:table-cell office:value-type="string" calcext:value-type="string">
            <text:p>2021-06-25T23:20:26Z</text:p>
          </table:table-cell>
          <table:table-cell office:value-type="float" office:value="46351.9874302694" calcext:value-type="float">
            <text:p>46351.9874302694</text:p>
          </table:table-cell>
          <table:table-cell office:value-type="float" office:value="34020.4781421303" calcext:value-type="float">
            <text:p>34020.4781421303</text:p>
          </table:table-cell>
          <table:table-cell office:value-type="float" office:value="50250.1062941553" calcext:value-type="float">
            <text:p>50250.1062941553</text:p>
          </table:table-cell>
          <table:table-cell office:value-type="float" office:value="40707.3322597106" calcext:value-type="float">
            <text:p>40707.3322597106</text:p>
          </table:table-cell>
          <table:table-cell office:value-type="float" office:value="5391.97164701191" calcext:value-type="float">
            <text:p>5391.971647011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32" calcext:value-type="float">
            <text:p>29632</text:p>
          </table:table-cell>
          <table:table-cell office:value-type="string" calcext:value-type="string">
            <text:p>2021-06-27T15:38:30Z</text:p>
          </table:table-cell>
          <table:table-cell office:value-type="float" office:value="46258.3140116237" calcext:value-type="float">
            <text:p>46258.3140116237</text:p>
          </table:table-cell>
          <table:table-cell office:value-type="float" office:value="33944.4541204031" calcext:value-type="float">
            <text:p>33944.4541204031</text:p>
          </table:table-cell>
          <table:table-cell office:value-type="float" office:value="50424.8402445116" calcext:value-type="float">
            <text:p>50424.8402445116</text:p>
          </table:table-cell>
          <table:table-cell office:value-type="float" office:value="40709.3888962307" calcext:value-type="float">
            <text:p>40709.3888962307</text:p>
          </table:table-cell>
          <table:table-cell office:value-type="float" office:value="5464.78272820861" calcext:value-type="float">
            <text:p>5464.782728208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33" calcext:value-type="float">
            <text:p>29633</text:p>
          </table:table-cell>
          <table:table-cell office:value-type="string" calcext:value-type="string">
            <text:p>2021-06-28T06:22:41Z</text:p>
          </table:table-cell>
          <table:table-cell office:value-type="float" office:value="46359.2996148854" calcext:value-type="float">
            <text:p>46359.2996148854</text:p>
          </table:table-cell>
          <table:table-cell office:value-type="float" office:value="34032.1399859885" calcext:value-type="float">
            <text:p>34032.1399859885</text:p>
          </table:table-cell>
          <table:table-cell office:value-type="float" office:value="50459.4631854952" calcext:value-type="float">
            <text:p>50459.4631854952</text:p>
          </table:table-cell>
          <table:table-cell office:value-type="float" office:value="40757.7798745796" calcext:value-type="float">
            <text:p>40757.7798745796</text:p>
          </table:table-cell>
          <table:table-cell office:value-type="float" office:value="5437.01165370692" calcext:value-type="float">
            <text:p>5437.011653706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35" calcext:value-type="float">
            <text:p>29635</text:p>
          </table:table-cell>
          <table:table-cell office:value-type="string" calcext:value-type="string">
            <text:p>2021-06-28T08:38:08Z</text:p>
          </table:table-cell>
          <table:table-cell office:value-type="float" office:value="46416.3668262909" calcext:value-type="float">
            <text:p>46416.3668262909</text:p>
          </table:table-cell>
          <table:table-cell office:value-type="float" office:value="33999.6171880176" calcext:value-type="float">
            <text:p>33999.6171880176</text:p>
          </table:table-cell>
          <table:table-cell office:value-type="float" office:value="50409.3239384768" calcext:value-type="float">
            <text:p>50409.3239384768</text:p>
          </table:table-cell>
          <table:table-cell office:value-type="float" office:value="40639.8871547852" calcext:value-type="float">
            <text:p>40639.8871547852</text:p>
          </table:table-cell>
          <table:table-cell office:value-type="float" office:value="5382.55960326866" calcext:value-type="float">
            <text:p>5382.559603268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39" calcext:value-type="float">
            <text:p>29639</text:p>
          </table:table-cell>
          <table:table-cell office:value-type="string" calcext:value-type="string">
            <text:p>2021-06-28T14:23:01Z</text:p>
          </table:table-cell>
          <table:table-cell office:value-type="float" office:value="46205.6664616756" calcext:value-type="float">
            <text:p>46205.6664616756</text:p>
          </table:table-cell>
          <table:table-cell office:value-type="float" office:value="34050.7453093476" calcext:value-type="float">
            <text:p>34050.7453093476</text:p>
          </table:table-cell>
          <table:table-cell office:value-type="float" office:value="50371.0683555337" calcext:value-type="float">
            <text:p>50371.0683555337</text:p>
          </table:table-cell>
          <table:table-cell office:value-type="float" office:value="40714.748825164" calcext:value-type="float">
            <text:p>40714.748825164</text:p>
          </table:table-cell>
          <table:table-cell office:value-type="float" office:value="5483.66789674853" calcext:value-type="float">
            <text:p>5483.667896748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46" calcext:value-type="float">
            <text:p>29646</text:p>
          </table:table-cell>
          <table:table-cell office:value-type="string" calcext:value-type="string">
            <text:p>2021-06-28T22:11:38Z</text:p>
          </table:table-cell>
          <table:table-cell office:value-type="float" office:value="46476.5352352099" calcext:value-type="float">
            <text:p>46476.5352352099</text:p>
          </table:table-cell>
          <table:table-cell office:value-type="float" office:value="34076.6426922208" calcext:value-type="float">
            <text:p>34076.6426922208</text:p>
          </table:table-cell>
          <table:table-cell office:value-type="float" office:value="50552.7626352831" calcext:value-type="float">
            <text:p>50552.7626352831</text:p>
          </table:table-cell>
          <table:table-cell office:value-type="float" office:value="40856.1512587584" calcext:value-type="float">
            <text:p>40856.1512587584</text:p>
          </table:table-cell>
          <table:table-cell office:value-type="float" office:value="4848.38405088231" calcext:value-type="float">
            <text:p>4848.384050882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49" calcext:value-type="float">
            <text:p>29649</text:p>
          </table:table-cell>
          <table:table-cell office:value-type="string" calcext:value-type="string">
            <text:p>2021-06-29T02:00:54Z</text:p>
          </table:table-cell>
          <table:table-cell office:value-type="float" office:value="46419.291025034" calcext:value-type="float">
            <text:p>46419.291025034</text:p>
          </table:table-cell>
          <table:table-cell office:value-type="float" office:value="33945.3472884002" calcext:value-type="float">
            <text:p>33945.3472884002</text:p>
          </table:table-cell>
          <table:table-cell office:value-type="float" office:value="50707.4122242608" calcext:value-type="float">
            <text:p>50707.4122242608</text:p>
          </table:table-cell>
          <table:table-cell office:value-type="float" office:value="40854.9656103671" calcext:value-type="float">
            <text:p>40854.9656103671</text:p>
          </table:table-cell>
          <table:table-cell office:value-type="float" office:value="4856.61941872094" calcext:value-type="float">
            <text:p>4856.619418720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53" calcext:value-type="float">
            <text:p>29653</text:p>
          </table:table-cell>
          <table:table-cell office:value-type="string" calcext:value-type="string">
            <text:p>2021-06-29T07:06:40Z</text:p>
          </table:table-cell>
          <table:table-cell office:value-type="float" office:value="46447.4375707149" calcext:value-type="float">
            <text:p>46447.4375707149</text:p>
          </table:table-cell>
          <table:table-cell office:value-type="float" office:value="34052.3999950737" calcext:value-type="float">
            <text:p>34052.3999950737</text:p>
          </table:table-cell>
          <table:table-cell office:value-type="float" office:value="50435.2335780164" calcext:value-type="float">
            <text:p>50435.2335780164</text:p>
          </table:table-cell>
          <table:table-cell office:value-type="float" office:value="40748.3996700733" calcext:value-type="float">
            <text:p>40748.3996700733</text:p>
          </table:table-cell>
          <table:table-cell office:value-type="float" office:value="4767.1553438462" calcext:value-type="float">
            <text:p>4767.15534384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60" calcext:value-type="float">
            <text:p>29660</text:p>
          </table:table-cell>
          <table:table-cell office:value-type="string" calcext:value-type="string">
            <text:p>2021-06-29T09:55:00Z</text:p>
          </table:table-cell>
          <table:table-cell office:value-type="float" office:value="46606.9471405611" calcext:value-type="float">
            <text:p>46606.9471405611</text:p>
          </table:table-cell>
          <table:table-cell office:value-type="float" office:value="34210.6358496635" calcext:value-type="float">
            <text:p>34210.6358496635</text:p>
          </table:table-cell>
          <table:table-cell office:value-type="float" office:value="50757.3223774696" calcext:value-type="float">
            <text:p>50757.3223774696</text:p>
          </table:table-cell>
          <table:table-cell office:value-type="float" office:value="41007.6171898651" calcext:value-type="float">
            <text:p>41007.6171898651</text:p>
          </table:table-cell>
          <table:table-cell office:value-type="float" office:value="5010.50097118525" calcext:value-type="float">
            <text:p>5010.500971185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62" calcext:value-type="float">
            <text:p>29662</text:p>
          </table:table-cell>
          <table:table-cell office:value-type="string" calcext:value-type="string">
            <text:p>2021-06-29T14:55:02Z</text:p>
          </table:table-cell>
          <table:table-cell office:value-type="float" office:value="46846.2551249988" calcext:value-type="float">
            <text:p>46846.2551249988</text:p>
          </table:table-cell>
          <table:table-cell office:value-type="float" office:value="34244.6064306316" calcext:value-type="float">
            <text:p>34244.6064306316</text:p>
          </table:table-cell>
          <table:table-cell office:value-type="float" office:value="50966.3990705194" calcext:value-type="float">
            <text:p>50966.3990705194</text:p>
          </table:table-cell>
          <table:table-cell office:value-type="float" office:value="40968.5410894197" calcext:value-type="float">
            <text:p>40968.5410894197</text:p>
          </table:table-cell>
          <table:table-cell office:value-type="float" office:value="5536.90809317459" calcext:value-type="float">
            <text:p>5536.908093174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76" calcext:value-type="float">
            <text:p>29676</text:p>
          </table:table-cell>
          <table:table-cell office:value-type="string" calcext:value-type="string">
            <text:p>2021-06-30T04:38:03Z</text:p>
          </table:table-cell>
          <table:table-cell office:value-type="float" office:value="46329.2189222104" calcext:value-type="float">
            <text:p>46329.2189222104</text:p>
          </table:table-cell>
          <table:table-cell office:value-type="float" office:value="33943.2271156653" calcext:value-type="float">
            <text:p>33943.2271156653</text:p>
          </table:table-cell>
          <table:table-cell office:value-type="float" office:value="50401.5989598806" calcext:value-type="float">
            <text:p>50401.5989598806</text:p>
          </table:table-cell>
          <table:table-cell office:value-type="float" office:value="40770.4033984359" calcext:value-type="float">
            <text:p>40770.4033984359</text:p>
          </table:table-cell>
          <table:table-cell office:value-type="float" office:value="5188.97760727216" calcext:value-type="float">
            <text:p>5188.97760727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86" calcext:value-type="float">
            <text:p>29686</text:p>
          </table:table-cell>
          <table:table-cell office:value-type="string" calcext:value-type="string">
            <text:p>2021-06-30T06:50:52Z</text:p>
          </table:table-cell>
          <table:table-cell office:value-type="float" office:value="46425.5408189735" calcext:value-type="float">
            <text:p>46425.5408189735</text:p>
          </table:table-cell>
          <table:table-cell office:value-type="float" office:value="33997.5263729972" calcext:value-type="float">
            <text:p>33997.5263729972</text:p>
          </table:table-cell>
          <table:table-cell office:value-type="float" office:value="50388.7706528618" calcext:value-type="float">
            <text:p>50388.7706528618</text:p>
          </table:table-cell>
          <table:table-cell office:value-type="float" office:value="40760.1633350291" calcext:value-type="float">
            <text:p>40760.1633350291</text:p>
          </table:table-cell>
          <table:table-cell office:value-type="float" office:value="5592.18989042615" calcext:value-type="float">
            <text:p>5592.189890426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90" calcext:value-type="float">
            <text:p>29690</text:p>
          </table:table-cell>
          <table:table-cell office:value-type="string" calcext:value-type="string">
            <text:p>2021-06-30T12:46:38Z</text:p>
          </table:table-cell>
          <table:table-cell office:value-type="float" office:value="46878.9360787525" calcext:value-type="float">
            <text:p>46878.9360787525</text:p>
          </table:table-cell>
          <table:table-cell office:value-type="float" office:value="34269.7451763274" calcext:value-type="float">
            <text:p>34269.7451763274</text:p>
          </table:table-cell>
          <table:table-cell office:value-type="float" office:value="50892.2495520749" calcext:value-type="float">
            <text:p>50892.2495520749</text:p>
          </table:table-cell>
          <table:table-cell office:value-type="float" office:value="41110.9100175955" calcext:value-type="float">
            <text:p>41110.9100175955</text:p>
          </table:table-cell>
          <table:table-cell office:value-type="float" office:value="5087.51077523689" calcext:value-type="float">
            <text:p>5087.51077523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98" calcext:value-type="float">
            <text:p>29698</text:p>
          </table:table-cell>
          <table:table-cell office:value-type="string" calcext:value-type="string">
            <text:p>2021-06-30T16:43:47Z</text:p>
          </table:table-cell>
          <table:table-cell office:value-type="float" office:value="46530.4397489099" calcext:value-type="float">
            <text:p>46530.4397489099</text:p>
          </table:table-cell>
          <table:table-cell office:value-type="float" office:value="34153.7024415043" calcext:value-type="float">
            <text:p>34153.7024415043</text:p>
          </table:table-cell>
          <table:table-cell office:value-type="float" office:value="50614.8215711119" calcext:value-type="float">
            <text:p>50614.8215711119</text:p>
          </table:table-cell>
          <table:table-cell office:value-type="float" office:value="40868.2336589157" calcext:value-type="float">
            <text:p>40868.2336589157</text:p>
          </table:table-cell>
          <table:table-cell office:value-type="float" office:value="5033.38707976166" calcext:value-type="float">
            <text:p>5033.38707976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06" calcext:value-type="float">
            <text:p>29706</text:p>
          </table:table-cell>
          <table:table-cell office:value-type="string" calcext:value-type="string">
            <text:p>2021-06-30T20:45:29Z</text:p>
          </table:table-cell>
          <table:table-cell office:value-type="float" office:value="46593.923800099" calcext:value-type="float">
            <text:p>46593.923800099</text:p>
          </table:table-cell>
          <table:table-cell office:value-type="float" office:value="34148.9102022471" calcext:value-type="float">
            <text:p>34148.9102022471</text:p>
          </table:table-cell>
          <table:table-cell office:value-type="float" office:value="50376.6013337077" calcext:value-type="float">
            <text:p>50376.6013337077</text:p>
          </table:table-cell>
          <table:table-cell office:value-type="float" office:value="40759.4474598455" calcext:value-type="float">
            <text:p>40759.4474598455</text:p>
          </table:table-cell>
          <table:table-cell office:value-type="float" office:value="5374.32809515601" calcext:value-type="float">
            <text:p>5374.328095156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10" calcext:value-type="float">
            <text:p>29710</text:p>
          </table:table-cell>
          <table:table-cell office:value-type="string" calcext:value-type="string">
            <text:p>2021-06-30T23:41:39Z</text:p>
          </table:table-cell>
          <table:table-cell office:value-type="float" office:value="46278.8378996968" calcext:value-type="float">
            <text:p>46278.8378996968</text:p>
          </table:table-cell>
          <table:table-cell office:value-type="float" office:value="33995.0401591097" calcext:value-type="float">
            <text:p>33995.0401591097</text:p>
          </table:table-cell>
          <table:table-cell office:value-type="float" office:value="50301.5049019346" calcext:value-type="float">
            <text:p>50301.5049019346</text:p>
          </table:table-cell>
          <table:table-cell office:value-type="float" office:value="40672.6467680706" calcext:value-type="float">
            <text:p>40672.6467680706</text:p>
          </table:table-cell>
          <table:table-cell office:value-type="float" office:value="5592.2204451987" calcext:value-type="float">
            <text:p>5592.22044519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11" calcext:value-type="float">
            <text:p>29711</text:p>
          </table:table-cell>
          <table:table-cell office:value-type="string" calcext:value-type="string">
            <text:p>2021-07-01T01:46:45Z</text:p>
          </table:table-cell>
          <table:table-cell office:value-type="float" office:value="46053.1167436346" calcext:value-type="float">
            <text:p>46053.1167436346</text:p>
          </table:table-cell>
          <table:table-cell office:value-type="float" office:value="33817.1174063607" calcext:value-type="float">
            <text:p>33817.1174063607</text:p>
          </table:table-cell>
          <table:table-cell office:value-type="float" office:value="49970.0221402198" calcext:value-type="float">
            <text:p>49970.0221402198</text:p>
          </table:table-cell>
          <table:table-cell office:value-type="float" office:value="40428.6971883695" calcext:value-type="float">
            <text:p>40428.6971883695</text:p>
          </table:table-cell>
          <table:table-cell office:value-type="float" office:value="5625.87728819488" calcext:value-type="float">
            <text:p>5625.877288194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22" calcext:value-type="float">
            <text:p>29722</text:p>
          </table:table-cell>
          <table:table-cell office:value-type="string" calcext:value-type="string">
            <text:p>2021-07-01T07:18:31Z</text:p>
          </table:table-cell>
          <table:table-cell office:value-type="float" office:value="44741.4728745964" calcext:value-type="float">
            <text:p>44741.4728745964</text:p>
          </table:table-cell>
          <table:table-cell office:value-type="float" office:value="32960.9411054921" calcext:value-type="float">
            <text:p>32960.9411054921</text:p>
          </table:table-cell>
          <table:table-cell office:value-type="float" office:value="48851.0363513958" calcext:value-type="float">
            <text:p>48851.0363513958</text:p>
          </table:table-cell>
          <table:table-cell office:value-type="float" office:value="39382.9226609911" calcext:value-type="float">
            <text:p>39382.9226609911</text:p>
          </table:table-cell>
          <table:table-cell office:value-type="float" office:value="5544.37641247551" calcext:value-type="float">
            <text:p>5544.376412475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23" calcext:value-type="float">
            <text:p>29723</text:p>
          </table:table-cell>
          <table:table-cell office:value-type="string" calcext:value-type="string">
            <text:p>2021-07-01T13:45:52Z</text:p>
          </table:table-cell>
          <table:table-cell office:value-type="float" office:value="45800.3874997442" calcext:value-type="float">
            <text:p>45800.3874997442</text:p>
          </table:table-cell>
          <table:table-cell office:value-type="float" office:value="33694.2455362355" calcext:value-type="float">
            <text:p>33694.2455362355</text:p>
          </table:table-cell>
          <table:table-cell office:value-type="float" office:value="49554.7882890246" calcext:value-type="float">
            <text:p>49554.7882890246</text:p>
          </table:table-cell>
          <table:table-cell office:value-type="float" office:value="40115.877996426" calcext:value-type="float">
            <text:p>40115.877996426</text:p>
          </table:table-cell>
          <table:table-cell office:value-type="float" office:value="5419.84137058453" calcext:value-type="float">
            <text:p>5419.841370584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30" calcext:value-type="float">
            <text:p>29730</text:p>
          </table:table-cell>
          <table:table-cell office:value-type="string" calcext:value-type="string">
            <text:p>2021-07-01T17:15:28Z</text:p>
          </table:table-cell>
          <table:table-cell office:value-type="float" office:value="46717.0218292795" calcext:value-type="float">
            <text:p>46717.0218292795</text:p>
          </table:table-cell>
          <table:table-cell office:value-type="float" office:value="34167.0205175809" calcext:value-type="float">
            <text:p>34167.0205175809</text:p>
          </table:table-cell>
          <table:table-cell office:value-type="float" office:value="50907.556412951" calcext:value-type="float">
            <text:p>50907.556412951</text:p>
          </table:table-cell>
          <table:table-cell office:value-type="float" office:value="40938.3038097348" calcext:value-type="float">
            <text:p>40938.3038097348</text:p>
          </table:table-cell>
          <table:table-cell office:value-type="float" office:value="5513.11258649621" calcext:value-type="float">
            <text:p>5513.112586496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37" calcext:value-type="float">
            <text:p>29737</text:p>
          </table:table-cell>
          <table:table-cell office:value-type="string" calcext:value-type="string">
            <text:p>2021-07-01T21:37:16Z</text:p>
          </table:table-cell>
          <table:table-cell office:value-type="float" office:value="45137.4259133733" calcext:value-type="float">
            <text:p>45137.4259133733</text:p>
          </table:table-cell>
          <table:table-cell office:value-type="float" office:value="33161.3693672036" calcext:value-type="float">
            <text:p>33161.3693672036</text:p>
          </table:table-cell>
          <table:table-cell office:value-type="float" office:value="49247.2126144822" calcext:value-type="float">
            <text:p>49247.2126144822</text:p>
          </table:table-cell>
          <table:table-cell office:value-type="float" office:value="39647.6454184766" calcext:value-type="float">
            <text:p>39647.6454184766</text:p>
          </table:table-cell>
          <table:table-cell office:value-type="float" office:value="5109.2492688585" calcext:value-type="float">
            <text:p>5109.24926885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40" calcext:value-type="float">
            <text:p>29740</text:p>
          </table:table-cell>
          <table:table-cell office:value-type="string" calcext:value-type="string">
            <text:p>2021-07-01T23:18:50Z</text:p>
          </table:table-cell>
          <table:table-cell office:value-type="float" office:value="46389.8486343248" calcext:value-type="float">
            <text:p>46389.8486343248</text:p>
          </table:table-cell>
          <table:table-cell office:value-type="float" office:value="33962.3062722008" calcext:value-type="float">
            <text:p>33962.3062722008</text:p>
          </table:table-cell>
          <table:table-cell office:value-type="float" office:value="50262.0597985728" calcext:value-type="float">
            <text:p>50262.0597985728</text:p>
          </table:table-cell>
          <table:table-cell office:value-type="float" office:value="40652.9664213063" calcext:value-type="float">
            <text:p>40652.9664213063</text:p>
          </table:table-cell>
          <table:table-cell office:value-type="float" office:value="4955.49452112233" calcext:value-type="float">
            <text:p>4955.494521122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42" calcext:value-type="float">
            <text:p>29742</text:p>
          </table:table-cell>
          <table:table-cell office:value-type="string" calcext:value-type="string">
            <text:p>2021-07-02T03:19:19Z</text:p>
          </table:table-cell>
          <table:table-cell office:value-type="float" office:value="46621.747143621" calcext:value-type="float">
            <text:p>46621.747143621</text:p>
          </table:table-cell>
          <table:table-cell office:value-type="float" office:value="34157.5609150261" calcext:value-type="float">
            <text:p>34157.5609150261</text:p>
          </table:table-cell>
          <table:table-cell office:value-type="float" office:value="50681.7007073798" calcext:value-type="float">
            <text:p>50681.7007073798</text:p>
          </table:table-cell>
          <table:table-cell office:value-type="float" office:value="40690.5047153874" calcext:value-type="float">
            <text:p>40690.5047153874</text:p>
          </table:table-cell>
          <table:table-cell office:value-type="float" office:value="4881.52896574289" calcext:value-type="float">
            <text:p>4881.528965742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53" calcext:value-type="float">
            <text:p>29753</text:p>
          </table:table-cell>
          <table:table-cell office:value-type="string" calcext:value-type="string">
            <text:p>2021-07-02T09:13:12Z</text:p>
          </table:table-cell>
          <table:table-cell office:value-type="float" office:value="46239.0619942297" calcext:value-type="float">
            <text:p>46239.0619942297</text:p>
          </table:table-cell>
          <table:table-cell office:value-type="float" office:value="34098.2128281004" calcext:value-type="float">
            <text:p>34098.2128281004</text:p>
          </table:table-cell>
          <table:table-cell office:value-type="float" office:value="50362.4988228913" calcext:value-type="float">
            <text:p>50362.4988228913</text:p>
          </table:table-cell>
          <table:table-cell office:value-type="float" office:value="40771.9028269309" calcext:value-type="float">
            <text:p>40771.9028269309</text:p>
          </table:table-cell>
          <table:table-cell office:value-type="float" office:value="5207.66583988879" calcext:value-type="float">
            <text:p>5207.665839888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54" calcext:value-type="float">
            <text:p>29754</text:p>
          </table:table-cell>
          <table:table-cell office:value-type="string" calcext:value-type="string">
            <text:p>2021-07-02T13:42:07Z</text:p>
          </table:table-cell>
          <table:table-cell office:value-type="float" office:value="46465.2027133235" calcext:value-type="float">
            <text:p>46465.2027133235</text:p>
          </table:table-cell>
          <table:table-cell office:value-type="float" office:value="34244.4865512313" calcext:value-type="float">
            <text:p>34244.4865512313</text:p>
          </table:table-cell>
          <table:table-cell office:value-type="float" office:value="50677.744182032" calcext:value-type="float">
            <text:p>50677.744182032</text:p>
          </table:table-cell>
          <table:table-cell office:value-type="float" office:value="40913.2226069553" calcext:value-type="float">
            <text:p>40913.2226069553</text:p>
          </table:table-cell>
          <table:table-cell office:value-type="float" office:value="5160.16384608162" calcext:value-type="float">
            <text:p>5160.163846081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73" calcext:value-type="float">
            <text:p>29773</text:p>
          </table:table-cell>
          <table:table-cell office:value-type="string" calcext:value-type="string">
            <text:p>2021-07-05T10:58:19Z</text:p>
          </table:table-cell>
          <table:table-cell office:value-type="float" office:value="46080.7990219061" calcext:value-type="float">
            <text:p>46080.7990219061</text:p>
          </table:table-cell>
          <table:table-cell office:value-type="float" office:value="33824.4044879204" calcext:value-type="float">
            <text:p>33824.4044879204</text:p>
          </table:table-cell>
          <table:table-cell office:value-type="float" office:value="49862.4387846584" calcext:value-type="float">
            <text:p>49862.4387846584</text:p>
          </table:table-cell>
          <table:table-cell office:value-type="float" office:value="40405.1564319672" calcext:value-type="float">
            <text:p>40405.1564319672</text:p>
          </table:table-cell>
          <table:table-cell office:value-type="float" office:value="5305.87290228672" calcext:value-type="float">
            <text:p>5305.872902286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76" calcext:value-type="float">
            <text:p>29776</text:p>
          </table:table-cell>
          <table:table-cell office:value-type="string" calcext:value-type="string">
            <text:p>2021-07-05T15:17:40Z</text:p>
          </table:table-cell>
          <table:table-cell office:value-type="float" office:value="46165.4006250149" calcext:value-type="float">
            <text:p>46165.4006250149</text:p>
          </table:table-cell>
          <table:table-cell office:value-type="float" office:value="34013.5753794068" calcext:value-type="float">
            <text:p>34013.5753794068</text:p>
          </table:table-cell>
          <table:table-cell office:value-type="float" office:value="50118.5208176706" calcext:value-type="float">
            <text:p>50118.5208176706</text:p>
          </table:table-cell>
          <table:table-cell office:value-type="float" office:value="40435.587678409" calcext:value-type="float">
            <text:p>40435.587678409</text:p>
          </table:table-cell>
          <table:table-cell office:value-type="float" office:value="4612.62092770341" calcext:value-type="float">
            <text:p>4612.620927703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79" calcext:value-type="float">
            <text:p>29779</text:p>
          </table:table-cell>
          <table:table-cell office:value-type="string" calcext:value-type="string">
            <text:p>2021-07-05T18:47:16Z</text:p>
          </table:table-cell>
          <table:table-cell office:value-type="float" office:value="46390.9847388945" calcext:value-type="float">
            <text:p>46390.9847388945</text:p>
          </table:table-cell>
          <table:table-cell office:value-type="float" office:value="34077.7754138362" calcext:value-type="float">
            <text:p>34077.7754138362</text:p>
          </table:table-cell>
          <table:table-cell office:value-type="float" office:value="50508.23055985" calcext:value-type="float">
            <text:p>50508.23055985</text:p>
          </table:table-cell>
          <table:table-cell office:value-type="float" office:value="40665.3989154935" calcext:value-type="float">
            <text:p>40665.3989154935</text:p>
          </table:table-cell>
          <table:table-cell office:value-type="float" office:value="4905.71749104663" calcext:value-type="float">
            <text:p>4905.717491046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80" calcext:value-type="float">
            <text:p>29780</text:p>
          </table:table-cell>
          <table:table-cell office:value-type="string" calcext:value-type="string">
            <text:p>2021-07-06T05:41:36Z</text:p>
          </table:table-cell>
          <table:table-cell office:value-type="float" office:value="46521.2032269033" calcext:value-type="float">
            <text:p>46521.2032269033</text:p>
          </table:table-cell>
          <table:table-cell office:value-type="float" office:value="34210.8110547739" calcext:value-type="float">
            <text:p>34210.8110547739</text:p>
          </table:table-cell>
          <table:table-cell office:value-type="float" office:value="50457.1277637589" calcext:value-type="float">
            <text:p>50457.1277637589</text:p>
          </table:table-cell>
          <table:table-cell office:value-type="float" office:value="40811.5026525862" calcext:value-type="float">
            <text:p>40811.5026525862</text:p>
          </table:table-cell>
          <table:table-cell office:value-type="float" office:value="5238.54545404875" calcext:value-type="float">
            <text:p>5238.54545404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83" calcext:value-type="float">
            <text:p>29783</text:p>
          </table:table-cell>
          <table:table-cell office:value-type="string" calcext:value-type="string">
            <text:p>2021-07-06T08:54:42Z</text:p>
          </table:table-cell>
          <table:table-cell office:value-type="float" office:value="46145.9448152864" calcext:value-type="float">
            <text:p>46145.9448152864</text:p>
          </table:table-cell>
          <table:table-cell office:value-type="float" office:value="33923.6992652052" calcext:value-type="float">
            <text:p>33923.6992652052</text:p>
          </table:table-cell>
          <table:table-cell office:value-type="float" office:value="49817.8944780028" calcext:value-type="float">
            <text:p>49817.8944780028</text:p>
          </table:table-cell>
          <table:table-cell office:value-type="float" office:value="40450.2934682147" calcext:value-type="float">
            <text:p>40450.2934682147</text:p>
          </table:table-cell>
          <table:table-cell office:value-type="float" office:value="4762.11134104564" calcext:value-type="float">
            <text:p>4762.111341045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85" calcext:value-type="float">
            <text:p>29785</text:p>
          </table:table-cell>
          <table:table-cell office:value-type="string" calcext:value-type="string">
            <text:p>2021-07-06T13:49:45Z</text:p>
          </table:table-cell>
          <table:table-cell office:value-type="float" office:value="46234.9623104923" calcext:value-type="float">
            <text:p>46234.9623104923</text:p>
          </table:table-cell>
          <table:table-cell office:value-type="float" office:value="33805.3332532241" calcext:value-type="float">
            <text:p>33805.3332532241</text:p>
          </table:table-cell>
          <table:table-cell office:value-type="float" office:value="50045.1773151209" calcext:value-type="float">
            <text:p>50045.1773151209</text:p>
          </table:table-cell>
          <table:table-cell office:value-type="float" office:value="40354.1206538307" calcext:value-type="float">
            <text:p>40354.1206538307</text:p>
          </table:table-cell>
          <table:table-cell office:value-type="float" office:value="4489.33642872815" calcext:value-type="float">
            <text:p>4489.336428728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91" calcext:value-type="float">
            <text:p>29791</text:p>
          </table:table-cell>
          <table:table-cell office:value-type="string" calcext:value-type="string">
            <text:p>2021-07-06T17:43:00Z</text:p>
          </table:table-cell>
          <table:table-cell office:value-type="float" office:value="46176.7154399116" calcext:value-type="float">
            <text:p>46176.7154399116</text:p>
          </table:table-cell>
          <table:table-cell office:value-type="float" office:value="33878.3651069112" calcext:value-type="float">
            <text:p>33878.3651069112</text:p>
          </table:table-cell>
          <table:table-cell office:value-type="float" office:value="49819.6091475601" calcext:value-type="float">
            <text:p>49819.6091475601</text:p>
          </table:table-cell>
          <table:table-cell office:value-type="float" office:value="40339.1633918883" calcext:value-type="float">
            <text:p>40339.1633918883</text:p>
          </table:table-cell>
          <table:table-cell office:value-type="float" office:value="4809.02700968478" calcext:value-type="float">
            <text:p>4809.027009684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95" calcext:value-type="float">
            <text:p>29795</text:p>
          </table:table-cell>
          <table:table-cell office:value-type="string" calcext:value-type="string">
            <text:p>2021-07-06T20:40:47Z</text:p>
          </table:table-cell>
          <table:table-cell office:value-type="float" office:value="46342.6634910311" calcext:value-type="float">
            <text:p>46342.6634910311</text:p>
          </table:table-cell>
          <table:table-cell office:value-type="float" office:value="34044.5656752297" calcext:value-type="float">
            <text:p>34044.5656752297</text:p>
          </table:table-cell>
          <table:table-cell office:value-type="float" office:value="50356.9309463425" calcext:value-type="float">
            <text:p>50356.9309463425</text:p>
          </table:table-cell>
          <table:table-cell office:value-type="float" office:value="40719.7291198549" calcext:value-type="float">
            <text:p>40719.7291198549</text:p>
          </table:table-cell>
          <table:table-cell office:value-type="float" office:value="5128.71748766066" calcext:value-type="float">
            <text:p>5128.717487660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96" calcext:value-type="float">
            <text:p>29796</text:p>
          </table:table-cell>
          <table:table-cell office:value-type="string" calcext:value-type="string">
            <text:p>2021-07-07T04:02:22Z</text:p>
          </table:table-cell>
          <table:table-cell office:value-type="float" office:value="46434.8988967938" calcext:value-type="float">
            <text:p>46434.8988967938</text:p>
          </table:table-cell>
          <table:table-cell office:value-type="float" office:value="34084.8972068212" calcext:value-type="float">
            <text:p>34084.8972068212</text:p>
          </table:table-cell>
          <table:table-cell office:value-type="float" office:value="50358.2814007221" calcext:value-type="float">
            <text:p>50358.2814007221</text:p>
          </table:table-cell>
          <table:table-cell office:value-type="float" office:value="40709.1252937454" calcext:value-type="float">
            <text:p>40709.1252937454</text:p>
          </table:table-cell>
          <table:table-cell office:value-type="float" office:value="4687.13661908455" calcext:value-type="float">
            <text:p>4687.136619084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97" calcext:value-type="float">
            <text:p>29797</text:p>
          </table:table-cell>
          <table:table-cell office:value-type="string" calcext:value-type="string">
            <text:p>2021-07-07T08:19:43Z</text:p>
          </table:table-cell>
          <table:table-cell office:value-type="float" office:value="46382.0628418032" calcext:value-type="float">
            <text:p>46382.0628418032</text:p>
          </table:table-cell>
          <table:table-cell office:value-type="float" office:value="34118.4263677648" calcext:value-type="float">
            <text:p>34118.4263677648</text:p>
          </table:table-cell>
          <table:table-cell office:value-type="float" office:value="50461.2595804723" calcext:value-type="float">
            <text:p>50461.2595804723</text:p>
          </table:table-cell>
          <table:table-cell office:value-type="float" office:value="40752.9245314436" calcext:value-type="float">
            <text:p>40752.9245314436</text:p>
          </table:table-cell>
          <table:table-cell office:value-type="float" office:value="5071.2825604737" calcext:value-type="float">
            <text:p>5071.28256047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09" calcext:value-type="float">
            <text:p>29809</text:p>
          </table:table-cell>
          <table:table-cell office:value-type="string" calcext:value-type="string">
            <text:p>2021-07-07T12:18:12Z</text:p>
          </table:table-cell>
          <table:table-cell office:value-type="float" office:value="46463.8885913937" calcext:value-type="float">
            <text:p>46463.8885913937</text:p>
          </table:table-cell>
          <table:table-cell office:value-type="float" office:value="34002.777399061" calcext:value-type="float">
            <text:p>34002.777399061</text:p>
          </table:table-cell>
          <table:table-cell office:value-type="float" office:value="50370.2063271542" calcext:value-type="float">
            <text:p>50370.2063271542</text:p>
          </table:table-cell>
          <table:table-cell office:value-type="float" office:value="40602.4245810851" calcext:value-type="float">
            <text:p>40602.4245810851</text:p>
          </table:table-cell>
          <table:table-cell office:value-type="float" office:value="4840.9282305533" calcext:value-type="float">
            <text:p>4840.92823055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12" calcext:value-type="float">
            <text:p>29812</text:p>
          </table:table-cell>
          <table:table-cell office:value-type="string" calcext:value-type="string">
            <text:p>2021-07-07T16:12:35Z</text:p>
          </table:table-cell>
          <table:table-cell office:value-type="float" office:value="46394.9661677232" calcext:value-type="float">
            <text:p>46394.9661677232</text:p>
          </table:table-cell>
          <table:table-cell office:value-type="float" office:value="34057.2398877274" calcext:value-type="float">
            <text:p>34057.2398877274</text:p>
          </table:table-cell>
          <table:table-cell office:value-type="float" office:value="50003.5897593227" calcext:value-type="float">
            <text:p>50003.5897593227</text:p>
          </table:table-cell>
          <table:table-cell office:value-type="float" office:value="40463.4380223448" calcext:value-type="float">
            <text:p>40463.4380223448</text:p>
          </table:table-cell>
          <table:table-cell office:value-type="float" office:value="4895.39923908973" calcext:value-type="float">
            <text:p>4895.399239089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19" calcext:value-type="float">
            <text:p>29819</text:p>
          </table:table-cell>
          <table:table-cell office:value-type="string" calcext:value-type="string">
            <text:p>2021-07-07T20:31:08Z</text:p>
          </table:table-cell>
          <table:table-cell office:value-type="float" office:value="46488.9189045293" calcext:value-type="float">
            <text:p>46488.9189045293</text:p>
          </table:table-cell>
          <table:table-cell office:value-type="float" office:value="34063.0155794242" calcext:value-type="float">
            <text:p>34063.0155794242</text:p>
          </table:table-cell>
          <table:table-cell office:value-type="float" office:value="50485.6668101587" calcext:value-type="float">
            <text:p>50485.6668101587</text:p>
          </table:table-cell>
          <table:table-cell office:value-type="float" office:value="40804.7968215858" calcext:value-type="float">
            <text:p>40804.7968215858</text:p>
          </table:table-cell>
          <table:table-cell office:value-type="float" office:value="4540.94605023352" calcext:value-type="float">
            <text:p>4540.946050233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22" calcext:value-type="float">
            <text:p>29822</text:p>
          </table:table-cell>
          <table:table-cell office:value-type="string" calcext:value-type="string">
            <text:p>2021-07-07T21:01:14Z</text:p>
          </table:table-cell>
          <table:table-cell office:value-type="float" office:value="46387.5207904344" calcext:value-type="float">
            <text:p>46387.5207904344</text:p>
          </table:table-cell>
          <table:table-cell office:value-type="float" office:value="34085.9513685278" calcext:value-type="float">
            <text:p>34085.9513685278</text:p>
          </table:table-cell>
          <table:table-cell office:value-type="float" office:value="50516.0846274809" calcext:value-type="float">
            <text:p>50516.0846274809</text:p>
          </table:table-cell>
          <table:table-cell office:value-type="float" office:value="40775.0088679737" calcext:value-type="float">
            <text:p>40775.0088679737</text:p>
          </table:table-cell>
          <table:table-cell office:value-type="float" office:value="5332.51480572803" calcext:value-type="float">
            <text:p>5332.514805728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23" calcext:value-type="float">
            <text:p>29823</text:p>
          </table:table-cell>
          <table:table-cell office:value-type="string" calcext:value-type="string">
            <text:p>2021-07-08T02:57:32Z</text:p>
          </table:table-cell>
          <table:table-cell office:value-type="float" office:value="46130.1148659211" calcext:value-type="float">
            <text:p>46130.1148659211</text:p>
          </table:table-cell>
          <table:table-cell office:value-type="float" office:value="33893.6620303964" calcext:value-type="float">
            <text:p>33893.6620303964</text:p>
          </table:table-cell>
          <table:table-cell office:value-type="float" office:value="50057.5143009883" calcext:value-type="float">
            <text:p>50057.5143009883</text:p>
          </table:table-cell>
          <table:table-cell office:value-type="float" office:value="40413.8276401106" calcext:value-type="float">
            <text:p>40413.8276401106</text:p>
          </table:table-cell>
          <table:table-cell office:value-type="float" office:value="4412.71140573986" calcext:value-type="float">
            <text:p>4412.711405739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30" calcext:value-type="float">
            <text:p>29830</text:p>
          </table:table-cell>
          <table:table-cell office:value-type="string" calcext:value-type="string">
            <text:p>2021-07-08T06:16:32Z</text:p>
          </table:table-cell>
          <table:table-cell office:value-type="float" office:value="46623.788107737" calcext:value-type="float">
            <text:p>46623.788107737</text:p>
          </table:table-cell>
          <table:table-cell office:value-type="float" office:value="34229.8893348957" calcext:value-type="float">
            <text:p>34229.8893348957</text:p>
          </table:table-cell>
          <table:table-cell office:value-type="float" office:value="50754.8888962998" calcext:value-type="float">
            <text:p>50754.8888962998</text:p>
          </table:table-cell>
          <table:table-cell office:value-type="float" office:value="41009.8677595833" calcext:value-type="float">
            <text:p>41009.8677595833</text:p>
          </table:table-cell>
          <table:table-cell office:value-type="float" office:value="4424.73134610237" calcext:value-type="float">
            <text:p>4424.731346102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32" calcext:value-type="float">
            <text:p>29832</text:p>
          </table:table-cell>
          <table:table-cell office:value-type="string" calcext:value-type="string">
            <text:p>2021-07-08T10:06:23Z</text:p>
          </table:table-cell>
          <table:table-cell office:value-type="float" office:value="46471.5940792049" calcext:value-type="float">
            <text:p>46471.5940792049</text:p>
          </table:table-cell>
          <table:table-cell office:value-type="float" office:value="34163.8165760366" calcext:value-type="float">
            <text:p>34163.8165760366</text:p>
          </table:table-cell>
          <table:table-cell office:value-type="float" office:value="50529.750515641" calcext:value-type="float">
            <text:p>50529.750515641</text:p>
          </table:table-cell>
          <table:table-cell office:value-type="float" office:value="40916.5406873171" calcext:value-type="float">
            <text:p>40916.5406873171</text:p>
          </table:table-cell>
          <table:table-cell office:value-type="float" office:value="4169.68573256371" calcext:value-type="float">
            <text:p>4169.68573256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41" calcext:value-type="float">
            <text:p>29841</text:p>
          </table:table-cell>
          <table:table-cell office:value-type="string" calcext:value-type="string">
            <text:p>2021-07-08T16:25:21Z</text:p>
          </table:table-cell>
          <table:table-cell office:value-type="float" office:value="46269.3237209163" calcext:value-type="float">
            <text:p>46269.3237209163</text:p>
          </table:table-cell>
          <table:table-cell office:value-type="float" office:value="33973.0026519745" calcext:value-type="float">
            <text:p>33973.0026519745</text:p>
          </table:table-cell>
          <table:table-cell office:value-type="float" office:value="50396.720918238" calcext:value-type="float">
            <text:p>50396.720918238</text:p>
          </table:table-cell>
          <table:table-cell office:value-type="float" office:value="40688.8253897936" calcext:value-type="float">
            <text:p>40688.8253897936</text:p>
          </table:table-cell>
          <table:table-cell office:value-type="float" office:value="4649.04672194597" calcext:value-type="float">
            <text:p>4649.046721945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47" calcext:value-type="float">
            <text:p>29847</text:p>
          </table:table-cell>
          <table:table-cell office:value-type="string" calcext:value-type="string">
            <text:p>2021-07-08T21:12:51Z</text:p>
          </table:table-cell>
          <table:table-cell office:value-type="float" office:value="46177.1171674623" calcext:value-type="float">
            <text:p>46177.1171674623</text:p>
          </table:table-cell>
          <table:table-cell office:value-type="float" office:value="33956.9728584483" calcext:value-type="float">
            <text:p>33956.9728584483</text:p>
          </table:table-cell>
          <table:table-cell office:value-type="float" office:value="50126.0283005077" calcext:value-type="float">
            <text:p>50126.0283005077</text:p>
          </table:table-cell>
          <table:table-cell office:value-type="float" office:value="40620.8138099115" calcext:value-type="float">
            <text:p>40620.8138099115</text:p>
          </table:table-cell>
          <table:table-cell office:value-type="float" office:value="4476.95495990341" calcext:value-type="float">
            <text:p>4476.954959903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52" calcext:value-type="float">
            <text:p>29852</text:p>
          </table:table-cell>
          <table:table-cell office:value-type="string" calcext:value-type="string">
            <text:p>2021-07-08T23:25:14Z</text:p>
          </table:table-cell>
          <table:table-cell office:value-type="float" office:value="46045.0757115036" calcext:value-type="float">
            <text:p>46045.0757115036</text:p>
          </table:table-cell>
          <table:table-cell office:value-type="float" office:value="33855.2219244344" calcext:value-type="float">
            <text:p>33855.2219244344</text:p>
          </table:table-cell>
          <table:table-cell office:value-type="float" office:value="50088.8781328161" calcext:value-type="float">
            <text:p>50088.8781328161</text:p>
          </table:table-cell>
          <table:table-cell office:value-type="float" office:value="40438.6246106755" calcext:value-type="float">
            <text:p>40438.6246106755</text:p>
          </table:table-cell>
          <table:table-cell office:value-type="float" office:value="4770.17522478233" calcext:value-type="float">
            <text:p>4770.175224782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55" calcext:value-type="float">
            <text:p>29855</text:p>
          </table:table-cell>
          <table:table-cell office:value-type="string" calcext:value-type="string">
            <text:p>2021-07-09T05:22:29Z</text:p>
          </table:table-cell>
          <table:table-cell office:value-type="float" office:value="46299.0047739896" calcext:value-type="float">
            <text:p>46299.0047739896</text:p>
          </table:table-cell>
          <table:table-cell office:value-type="float" office:value="34068.349724263" calcext:value-type="float">
            <text:p>34068.349724263</text:p>
          </table:table-cell>
          <table:table-cell office:value-type="float" office:value="50528.9063038349" calcext:value-type="float">
            <text:p>50528.9063038349</text:p>
          </table:table-cell>
          <table:table-cell office:value-type="float" office:value="40790.999460305" calcext:value-type="float">
            <text:p>40790.999460305</text:p>
          </table:table-cell>
          <table:table-cell office:value-type="float" office:value="5461.70329315964" calcext:value-type="float">
            <text:p>5461.703293159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62" calcext:value-type="float">
            <text:p>29862</text:p>
          </table:table-cell>
          <table:table-cell office:value-type="string" calcext:value-type="string">
            <text:p>2021-07-09T08:00:14Z</text:p>
          </table:table-cell>
          <table:table-cell office:value-type="float" office:value="46067.4703263109" calcext:value-type="float">
            <text:p>46067.4703263109</text:p>
          </table:table-cell>
          <table:table-cell office:value-type="float" office:value="33931.4444185055" calcext:value-type="float">
            <text:p>33931.4444185055</text:p>
          </table:table-cell>
          <table:table-cell office:value-type="float" office:value="50163.9621565158" calcext:value-type="float">
            <text:p>50163.9621565158</text:p>
          </table:table-cell>
          <table:table-cell office:value-type="float" office:value="40663.1166260906" calcext:value-type="float">
            <text:p>40663.1166260906</text:p>
          </table:table-cell>
          <table:table-cell office:value-type="float" office:value="5023.88846898969" calcext:value-type="float">
            <text:p>5023.888468989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63" calcext:value-type="float">
            <text:p>29863</text:p>
          </table:table-cell>
          <table:table-cell office:value-type="string" calcext:value-type="string">
            <text:p>2021-07-09T12:59:11Z</text:p>
          </table:table-cell>
          <table:table-cell office:value-type="float" office:value="46436.3054972985" calcext:value-type="float">
            <text:p>46436.3054972985</text:p>
          </table:table-cell>
          <table:table-cell office:value-type="float" office:value="34083.9939569391" calcext:value-type="float">
            <text:p>34083.9939569391</text:p>
          </table:table-cell>
          <table:table-cell office:value-type="float" office:value="50560.8647444585" calcext:value-type="float">
            <text:p>50560.8647444585</text:p>
          </table:table-cell>
          <table:table-cell office:value-type="float" office:value="40839.7427117114" calcext:value-type="float">
            <text:p>40839.7427117114</text:p>
          </table:table-cell>
          <table:table-cell office:value-type="float" office:value="5334.20654917901" calcext:value-type="float">
            <text:p>5334.206549179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66" calcext:value-type="float">
            <text:p>29866</text:p>
          </table:table-cell>
          <table:table-cell office:value-type="string" calcext:value-type="string">
            <text:p>2021-07-09T16:40:07Z</text:p>
          </table:table-cell>
          <table:table-cell office:value-type="float" office:value="46256.7769223959" calcext:value-type="float">
            <text:p>46256.7769223959</text:p>
          </table:table-cell>
          <table:table-cell office:value-type="float" office:value="33902.9841023313" calcext:value-type="float">
            <text:p>33902.9841023313</text:p>
          </table:table-cell>
          <table:table-cell office:value-type="float" office:value="50503.5338436889" calcext:value-type="float">
            <text:p>50503.5338436889</text:p>
          </table:table-cell>
          <table:table-cell office:value-type="float" office:value="40763.1574801436" calcext:value-type="float">
            <text:p>40763.1574801436</text:p>
          </table:table-cell>
          <table:table-cell office:value-type="float" office:value="4683.57114055215" calcext:value-type="float">
            <text:p>4683.571140552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4" calcext:value-type="float">
            <text:p>29874</text:p>
          </table:table-cell>
          <table:table-cell office:value-type="string" calcext:value-type="string">
            <text:p>2021-07-09T21:05:10Z</text:p>
          </table:table-cell>
          <table:table-cell office:value-type="float" office:value="46293.2213901804" calcext:value-type="float">
            <text:p>46293.2213901804</text:p>
          </table:table-cell>
          <table:table-cell office:value-type="float" office:value="33994.1377979384" calcext:value-type="float">
            <text:p>33994.1377979384</text:p>
          </table:table-cell>
          <table:table-cell office:value-type="float" office:value="50437.6506569123" calcext:value-type="float">
            <text:p>50437.6506569123</text:p>
          </table:table-cell>
          <table:table-cell office:value-type="float" office:value="40729.3550824389" calcext:value-type="float">
            <text:p>40729.3550824389</text:p>
          </table:table-cell>
          <table:table-cell office:value-type="float" office:value="4768.45106646029" calcext:value-type="float">
            <text:p>4768.451066460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5" calcext:value-type="float">
            <text:p>29875</text:p>
          </table:table-cell>
          <table:table-cell office:value-type="string" calcext:value-type="string">
            <text:p>2021-07-09T22:09:50Z</text:p>
          </table:table-cell>
          <table:table-cell office:value-type="float" office:value="46302.5151245161" calcext:value-type="float">
            <text:p>46302.5151245161</text:p>
          </table:table-cell>
          <table:table-cell office:value-type="float" office:value="34070.2928505065" calcext:value-type="float">
            <text:p>34070.2928505065</text:p>
          </table:table-cell>
          <table:table-cell office:value-type="float" office:value="50420.4320315324" calcext:value-type="float">
            <text:p>50420.4320315324</text:p>
          </table:table-cell>
          <table:table-cell office:value-type="float" office:value="40738.7297826518" calcext:value-type="float">
            <text:p>40738.7297826518</text:p>
          </table:table-cell>
          <table:table-cell office:value-type="float" office:value="4750.77690995402" calcext:value-type="float">
            <text:p>4750.77690995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6" calcext:value-type="float">
            <text:p>29876</text:p>
          </table:table-cell>
          <table:table-cell office:value-type="string" calcext:value-type="string">
            <text:p>2021-07-10T12:35:20Z</text:p>
          </table:table-cell>
          <table:table-cell office:value-type="float" office:value="46175.9740895658" calcext:value-type="float">
            <text:p>46175.9740895658</text:p>
          </table:table-cell>
          <table:table-cell office:value-type="float" office:value="33960.3906309331" calcext:value-type="float">
            <text:p>33960.3906309331</text:p>
          </table:table-cell>
          <table:table-cell office:value-type="float" office:value="50313.8948314557" calcext:value-type="float">
            <text:p>50313.8948314557</text:p>
          </table:table-cell>
          <table:table-cell office:value-type="float" office:value="40666.8368428038" calcext:value-type="float">
            <text:p>40666.8368428038</text:p>
          </table:table-cell>
          <table:table-cell office:value-type="float" office:value="5307.55648471874" calcext:value-type="float">
            <text:p>5307.556484718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7" calcext:value-type="float">
            <text:p>29877</text:p>
          </table:table-cell>
          <table:table-cell office:value-type="string" calcext:value-type="string">
            <text:p>2021-07-11T09:50:42Z</text:p>
          </table:table-cell>
          <table:table-cell office:value-type="float" office:value="46311.2302649386" calcext:value-type="float">
            <text:p>46311.2302649386</text:p>
          </table:table-cell>
          <table:table-cell office:value-type="float" office:value="34038.2070245137" calcext:value-type="float">
            <text:p>34038.2070245137</text:p>
          </table:table-cell>
          <table:table-cell office:value-type="float" office:value="50451.954412005" calcext:value-type="float">
            <text:p>50451.954412005</text:p>
          </table:table-cell>
          <table:table-cell office:value-type="float" office:value="40691.804999885" calcext:value-type="float">
            <text:p>40691.804999885</text:p>
          </table:table-cell>
          <table:table-cell office:value-type="float" office:value="4762.07812892732" calcext:value-type="float">
            <text:p>4762.078128927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8" calcext:value-type="float">
            <text:p>29878</text:p>
          </table:table-cell>
          <table:table-cell office:value-type="string" calcext:value-type="string">
            <text:p>2021-07-11T11:28:54Z</text:p>
          </table:table-cell>
          <table:table-cell office:value-type="float" office:value="46209.116857364" calcext:value-type="float">
            <text:p>46209.116857364</text:p>
          </table:table-cell>
          <table:table-cell office:value-type="float" office:value="33989.214311356" calcext:value-type="float">
            <text:p>33989.214311356</text:p>
          </table:table-cell>
          <table:table-cell office:value-type="float" office:value="50308.956498624" calcext:value-type="float">
            <text:p>50308.956498624</text:p>
          </table:table-cell>
          <table:table-cell office:value-type="float" office:value="40699.3108461073" calcext:value-type="float">
            <text:p>40699.3108461073</text:p>
          </table:table-cell>
          <table:table-cell office:value-type="float" office:value="4736.62515995556" calcext:value-type="float">
            <text:p>4736.6251599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9" calcext:value-type="float">
            <text:p>29879</text:p>
          </table:table-cell>
          <table:table-cell office:value-type="string" calcext:value-type="string">
            <text:p>2021-07-12T02:46:15Z</text:p>
          </table:table-cell>
          <table:table-cell office:value-type="float" office:value="45686.4080507998" calcext:value-type="float">
            <text:p>45686.4080507998</text:p>
          </table:table-cell>
          <table:table-cell office:value-type="float" office:value="33723.6049677718" calcext:value-type="float">
            <text:p>33723.6049677718</text:p>
          </table:table-cell>
          <table:table-cell office:value-type="float" office:value="49807.5653842283" calcext:value-type="float">
            <text:p>49807.5653842283</text:p>
          </table:table-cell>
          <table:table-cell office:value-type="float" office:value="40150.7085576936" calcext:value-type="float">
            <text:p>40150.7085576936</text:p>
          </table:table-cell>
          <table:table-cell office:value-type="float" office:value="4485.80894246086" calcext:value-type="float">
            <text:p>4485.80894246086</text:p>
          </table:table-cell>
          <table:table-cell table:number-columns-repeated="5"/>
        </table:table-row>
      </table:table>
      <table:table table:name="Sheet2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time <text:s text:c="24"/>max_ops_per_sec</text:p>
          </table:table-cell>
          <table:table-cell table:number-columns-repeated="3"/>
          <table:table-cell office:value-type="string" calcext:value-type="string">
            <text:p>time <text:s text:c="24"/>max_ops_per_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 <text:s/>-----------------</text:p>
          </table:table-cell>
          <table:table-cell table:number-columns-repeated="3"/>
          <table:table-cell office:value-type="string" calcext:value-type="string">
            <text:p>------------------------- <text:s/>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5 02:09:03 +0000 <text:s text:c="11"/>31353.6</text:p>
          </table:table-cell>
          <table:table-cell table:number-columns-repeated="3"/>
          <table:table-cell office:value-type="string" calcext:value-type="string">
            <text:p>2021-06-15 02:09:03 +0000 <text:s text:c="11"/>3135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6 08:23:26 +0000 <text:s text:c="11"/>31423.3</text:p>
          </table:table-cell>
          <table:table-cell table:number-columns-repeated="3"/>
          <table:table-cell office:value-type="string" calcext:value-type="string">
            <text:p>2021-06-16 08:23:26 +0000 <text:s text:c="11"/>31423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7 17:19:38 +0000 <text:s text:c="11"/>32268.4</text:p>
          </table:table-cell>
          <table:table-cell table:number-columns-repeated="3"/>
          <table:table-cell office:value-type="string" calcext:value-type="string">
            <text:p>2021-06-17 17:19:38 +0000 <text:s text:c="11"/>32268.4</text:p>
          </table:table-cell>
          <table:table-cell table:number-columns-repeated="4"/>
          <table:table-cell table:formula="of:=34/31" office:value-type="float" office:value="1.09677419354839" calcext:value-type="float">
            <text:p>1.09677419354839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table:style-name="ce1" office:value-type="percentage" office:value="0.089" calcext:value-type="percentage">
            <text:p>8.90%</text:p>
          </table:table-cell>
          <table:table-cell table:number-columns-repeated="3"/>
          <table:table-cell table:style-name="ce1" office:value-type="percentage" office:value="0.178" calcext:value-type="percentage">
            <text:p>17.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7 20:54:24 +0000 <text:s text:c="11"/>34448.3</text:p>
          </table:table-cell>
          <table:table-cell table:number-columns-repeated="3"/>
          <table:table-cell office:value-type="string" calcext:value-type="string">
            <text:p>2021-06-17 20:54:24 +0000 <text:s text:c="11"/>3444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00:23:42 +0000 <text:s text:c="11"/>34568.8</text:p>
          </table:table-cell>
          <table:table-cell table:number-columns-repeated="3"/>
          <table:table-cell office:value-type="string" calcext:value-type="string">
            <text:p>2021-06-18 00:23:42 +0000 <text:s text:c="11"/>3456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03:27:29 +0000 <text:s text:c="11"/>34725.1</text:p>
          </table:table-cell>
          <table:table-cell table:number-columns-repeated="3"/>
          <table:table-cell office:value-type="string" calcext:value-type="string">
            <text:p>2021-06-18 03:27:29 +0000 <text:s text:c="11"/>34725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10:10:21 +0000 <text:s text:c="11"/>34561.3</text:p>
          </table:table-cell>
          <table:table-cell table:number-columns-repeated="3"/>
          <table:table-cell office:value-type="string" calcext:value-type="string">
            <text:p>2021-06-18 10:10:21 +0000 <text:s text:c="11"/>34561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12:08:50 +0000 <text:s text:c="11"/>34647.2</text:p>
          </table:table-cell>
          <table:table-cell table:number-columns-repeated="3"/>
          <table:table-cell office:value-type="string" calcext:value-type="string">
            <text:p>2021-06-18 12:08:50 +0000 <text:s text:c="11"/>3464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15:39:18 +0000 <text:s text:c="11"/>34577.1</text:p>
          </table:table-cell>
          <table:table-cell table:number-columns-repeated="3"/>
          <table:table-cell office:value-type="string" calcext:value-type="string">
            <text:p>2021-06-18 15:39:18 +0000 <text:s text:c="11"/>3457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02:47:51 +0000 <text:s text:c="11"/>34577.9</text:p>
          </table:table-cell>
          <table:table-cell table:number-columns-repeated="3"/>
          <table:table-cell office:value-type="string" calcext:value-type="string">
            <text:p>2021-06-21 02:47:51 +0000 <text:s text:c="11"/>3457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03:48:47 +0000 <text:s text:c="11"/>34569.4</text:p>
          </table:table-cell>
          <table:table-cell table:number-columns-repeated="3"/>
          <table:table-cell office:value-type="string" calcext:value-type="string">
            <text:p>2021-06-21 03:48:47 +0000 <text:s text:c="11"/>34569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1:20:19 +0000 <text:s text:c="11"/>34522.3</text:p>
          </table:table-cell>
          <table:table-cell table:number-columns-repeated="3"/>
          <table:table-cell office:value-type="string" calcext:value-type="string">
            <text:p>2021-06-21 11:20:19 +0000 <text:s text:c="11"/>3452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7:56:20 +0000 <text:s text:c="11"/>34416</text:p>
          </table:table-cell>
          <table:table-cell table:number-columns-repeated="3"/>
          <table:table-cell office:value-type="string" calcext:value-type="string">
            <text:p>2021-06-21 17:56:20 +0000 <text:s text:c="11"/>34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10:06:05 +0000 <text:s text:c="11"/>34591.7</text:p>
          </table:table-cell>
          <table:table-cell table:number-columns-repeated="3"/>
          <table:table-cell office:value-type="string" calcext:value-type="string">
            <text:p>2021-06-22 10:06:05 +0000 <text:s text:c="11"/>3459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21:35:20 +0000 <text:s text:c="11"/>34667.3</text:p>
          </table:table-cell>
          <table:table-cell table:number-columns-repeated="3"/>
          <table:table-cell office:value-type="string" calcext:value-type="string">
            <text:p>2021-06-22 21:35:20 +0000 <text:s text:c="11"/>3466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22:24:34 +0000 <text:s text:c="11"/>34582.9</text:p>
          </table:table-cell>
          <table:table-cell table:number-columns-repeated="3"/>
          <table:table-cell office:value-type="string" calcext:value-type="string">
            <text:p>2021-06-22 22:24:34 +0000 <text:s text:c="11"/>3458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13:47:51 +0000 <text:s text:c="11"/>34629.5</text:p>
          </table:table-cell>
          <table:table-cell table:number-columns-repeated="3"/>
          <table:table-cell office:value-type="string" calcext:value-type="string">
            <text:p>2021-06-23 13:47:51 +0000 <text:s text:c="11"/>3462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21:27:47 +0000 <text:s text:c="11"/>34327.7</text:p>
          </table:table-cell>
          <table:table-cell table:number-columns-repeated="3"/>
          <table:table-cell office:value-type="string" calcext:value-type="string">
            <text:p>2021-06-23 21:27:47 +0000 <text:s text:c="11"/>3432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22:20:01 +0000 <text:s text:c="11"/>34447.1</text:p>
          </table:table-cell>
          <table:table-cell table:number-columns-repeated="3"/>
          <table:table-cell office:value-type="string" calcext:value-type="string">
            <text:p>2021-06-23 22:20:01 +0000 <text:s text:c="11"/>3444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11:47:27 +0000 <text:s text:c="11"/>34530.3</text:p>
          </table:table-cell>
          <table:table-cell table:number-columns-repeated="3"/>
          <table:table-cell office:value-type="string" calcext:value-type="string">
            <text:p>2021-06-24 11:47:27 +0000 <text:s text:c="11"/>3453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14:54:08 +0000 <text:s text:c="11"/>34514.8</text:p>
          </table:table-cell>
          <table:table-cell table:number-columns-repeated="3"/>
          <table:table-cell office:value-type="string" calcext:value-type="string">
            <text:p>2021-06-24 14:54:08 +0000 <text:s text:c="11"/>3451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16:04:30 +0000 <text:s text:c="11"/>33552.1</text:p>
          </table:table-cell>
          <table:table-cell table:number-columns-repeated="3"/>
          <table:table-cell office:value-type="string" calcext:value-type="string">
            <text:p>2021-06-24 16:04:30 +0000 <text:s text:c="11"/>3355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23:23:22 +0000 <text:s text:c="11"/>34499.8</text:p>
          </table:table-cell>
          <table:table-cell table:number-columns-repeated="3"/>
          <table:table-cell office:value-type="string" calcext:value-type="string">
            <text:p>2021-06-24 23:23:22 +0000 <text:s text:c="11"/>34499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00:48:29 +0000 <text:s text:c="11"/>34362.1</text:p>
          </table:table-cell>
          <table:table-cell table:number-columns-repeated="3"/>
          <table:table-cell office:value-type="string" calcext:value-type="string">
            <text:p>2021-06-25 00:48:29 +0000 <text:s text:c="11"/>3436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06:00:37 +0000 <text:s text:c="11"/>34480.4</text:p>
          </table:table-cell>
          <table:table-cell table:number-columns-repeated="3"/>
          <table:table-cell office:value-type="string" calcext:value-type="string">
            <text:p>2021-06-25 06:00:37 +0000 <text:s text:c="11"/>3448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12:10:13 +0000 <text:s text:c="11"/>34392.6</text:p>
          </table:table-cell>
          <table:table-cell table:number-columns-repeated="3"/>
          <table:table-cell office:value-type="string" calcext:value-type="string">
            <text:p>2021-06-25 12:10:13 +0000 <text:s text:c="11"/>3439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16:07:12 +0000 <text:s text:c="11"/>34500.3</text:p>
          </table:table-cell>
          <table:table-cell table:number-columns-repeated="3"/>
          <table:table-cell office:value-type="string" calcext:value-type="string">
            <text:p>2021-06-25 16:07:12 +0000 <text:s text:c="11"/>3450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23:15:37 +0000 <text:s text:c="11"/>34718.9</text:p>
          </table:table-cell>
          <table:table-cell table:number-columns-repeated="3"/>
          <table:table-cell office:value-type="string" calcext:value-type="string">
            <text:p>2021-06-25 23:15:37 +0000 <text:s text:c="11"/>3471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06:44:36 +0000 <text:s text:c="11"/>33672.2</text:p>
          </table:table-cell>
          <table:table-cell table:number-columns-repeated="3"/>
          <table:table-cell office:value-type="string" calcext:value-type="string">
            <text:p>2021-06-28 06:44:36 +0000 <text:s text:c="11"/>3367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14:21:19 +0000 <text:s text:c="11"/>34624.3</text:p>
          </table:table-cell>
          <table:table-cell table:number-columns-repeated="3"/>
          <table:table-cell office:value-type="string" calcext:value-type="string">
            <text:p>2021-06-28 14:21:19 +0000 <text:s text:c="11"/>3462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21:06:07 +0000 <text:s text:c="11"/>34692.7</text:p>
          </table:table-cell>
          <table:table-cell table:number-columns-repeated="3"/>
          <table:table-cell office:value-type="string" calcext:value-type="string">
            <text:p>2021-06-28 21:06:07 +0000 <text:s text:c="11"/>34692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17:15:52 +0000 <text:s text:c="11"/>34646.5</text:p>
          </table:table-cell>
          <table:table-cell table:number-columns-repeated="3"/>
          <table:table-cell office:value-type="string" calcext:value-type="string">
            <text:p>2021-06-29 17:15:52 +0000 <text:s text:c="11"/>3464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16:27:39 +0000 <text:s text:c="11"/>34544.6</text:p>
          </table:table-cell>
          <table:table-cell table:number-columns-repeated="3"/>
          <table:table-cell office:value-type="string" calcext:value-type="string">
            <text:p>2021-06-30 16:27:39 +0000 <text:s text:c="11"/>3454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14:41:53 +0000 <text:s text:c="11"/>34497.7</text:p>
          </table:table-cell>
          <table:table-cell table:number-columns-repeated="3"/>
          <table:table-cell office:value-type="string" calcext:value-type="string">
            <text:p>2021-07-01 14:41:53 +0000 <text:s text:c="11"/>3449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18:31:11 +0000 <text:s text:c="11"/>34618.6</text:p>
          </table:table-cell>
          <table:table-cell table:number-columns-repeated="3"/>
          <table:table-cell office:value-type="string" calcext:value-type="string">
            <text:p>2021-07-01 18:31:11 +0000 <text:s text:c="11"/>3461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7 08:52:06 +0000 <text:s text:c="11"/>34545.2</text:p>
          </table:table-cell>
          <table:table-cell table:number-columns-repeated="3"/>
          <table:table-cell office:value-type="string" calcext:value-type="string">
            <text:p>2021-07-07 08:52:06 +0000 <text:s text:c="11"/>3454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7-08 13:42:52 +0000 <text:s text:c="11"/>33516.1</text:p>
          </table:table-cell>
          <table:table-cell table:number-columns-repeated="5"/>
        </table:table-row>
        <table:table-row table:style-name="ro1">
          <table:table-cell table:style-name="ce1" office:value-type="percentage" office:value="-0.028" calcext:value-type="percentage">
            <text:p>-2.80%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table:style-name="ce1" office:value-type="percentage" office:value="0.152" calcext:value-type="percentage">
            <text:p>15.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8 13:42:52 +0000 <text:s text:c="11"/>33516.1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4 19:24:56 +0000 <text:s text:c="11"/>39900.5</text:p>
          </table:table-cell>
          <table:table-cell table:number-columns-repeated="5"/>
        </table:table-row>
        <table:table-row table:style-name="ro1">
          <table:table-cell table:style-name="ce1" office:value-type="percentage" office:value="0.19" calcext:value-type="percentage">
            <text:p>19.00%</text:p>
          </table:table-cell>
          <table:table-cell table:number-columns-repeated="3"/>
          <table:table-cell office:value-type="string" calcext:value-type="string">
            <text:p>2021-05-14 19:37:03 +0000 <text:s text:c="11"/>39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4 23:01:21 +0000 <text:s text:c="11"/>3975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19:24:56 +0000 <text:s text:c="11"/>39900.5</text:p>
          </table:table-cell>
          <table:table-cell table:number-columns-repeated="3"/>
          <table:table-cell office:value-type="string" calcext:value-type="string">
            <text:p>2021-05-17 13:55:38 +0000 <text:s text:c="11"/>3986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19:37:03 +0000 <text:s text:c="11"/>39973</text:p>
          </table:table-cell>
          <table:table-cell table:number-columns-repeated="3"/>
          <table:table-cell office:value-type="string" calcext:value-type="string">
            <text:p>2021-05-21 23:03:06 +0000 <text:s text:c="11"/>3929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23:01:21 +0000 <text:s text:c="11"/>39755.2</text:p>
          </table:table-cell>
          <table:table-cell table:number-columns-repeated="3"/>
          <table:table-cell office:value-type="string" calcext:value-type="string">
            <text:p>2021-05-22 00:23:58 +0000 <text:s text:c="11"/>3934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7 13:55:38 +0000 <text:s text:c="11"/>39862.1</text:p>
          </table:table-cell>
          <table:table-cell table:number-columns-repeated="3"/>
          <table:table-cell office:value-type="string" calcext:value-type="string">
            <text:p>2021-05-28 23:48:10 +0000 <text:s text:c="11"/>3944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31 12:57:07 +0000 <text:s text:c="11"/>39150.7</text:p>
          </table:table-cell>
          <table:table-cell table:number-columns-repeated="5"/>
        </table:table-row>
        <table:table-row table:style-name="ro1">
          <table:table-cell table:style-name="ce1" office:value-type="percentage" office:value="-0.014" calcext:value-type="percentage">
            <text:p>-1.40%</text:p>
          </table:table-cell>
          <table:table-cell table:number-columns-repeated="3"/>
          <table:table-cell office:value-type="string" calcext:value-type="string">
            <text:p>2021-05-31 13:20:06 +0000 <text:s text:c="11"/>3938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31 16:41:08 +0000 <text:s text:c="11"/>39373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1 23:03:06 +0000 <text:s text:c="11"/>39296.9</text:p>
          </table:table-cell>
          <table:table-cell table:number-columns-repeated="3"/>
          <table:table-cell office:value-type="string" calcext:value-type="string">
            <text:p>2021-05-31 18:29:51 +0000 <text:s text:c="11"/>3930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2 00:23:58 +0000 <text:s text:c="11"/>39347.5</text:p>
          </table:table-cell>
          <table:table-cell table:number-columns-repeated="3"/>
          <table:table-cell office:value-type="string" calcext:value-type="string">
            <text:p>2021-06-07 18:50:09 +0000 <text:s text:c="11"/>3997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8 23:48:10 +0000 <text:s text:c="11"/>39442.8</text:p>
          </table:table-cell>
          <table:table-cell table:number-columns-repeated="3"/>
          <table:table-cell office:value-type="string" calcext:value-type="string">
            <text:p>2021-06-10 00:14:52 +0000 <text:s text:c="11"/>39724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2:57:07 +0000 <text:s text:c="11"/>39150.7</text:p>
          </table:table-cell>
          <table:table-cell table:number-columns-repeated="3"/>
          <table:table-cell office:value-type="string" calcext:value-type="string">
            <text:p>2021-06-11 15:36:09 +0000 <text:s text:c="11"/>38499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3:20:06 +0000 <text:s text:c="11"/>39385.3</text:p>
          </table:table-cell>
          <table:table-cell table:number-columns-repeated="3"/>
          <table:table-cell office:value-type="string" calcext:value-type="string">
            <text:p>2021-06-11 16:49:21 +0000 <text:s text:c="11"/>3974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6:41:08 +0000 <text:s text:c="11"/>39373.3</text:p>
          </table:table-cell>
          <table:table-cell table:number-columns-repeated="3"/>
          <table:table-cell office:value-type="string" calcext:value-type="string">
            <text:p>2021-06-14 13:05:32 +0000 <text:s text:c="11"/>3999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8:29:51 +0000 <text:s text:c="11"/>39301.7</text:p>
          </table:table-cell>
          <table:table-cell table:number-columns-repeated="3"/>
          <table:table-cell office:value-type="string" calcext:value-type="string">
            <text:p>2021-06-14 16:08:21 +0000 <text:s text:c="11"/>39983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07 18:50:09 +0000 <text:s text:c="11"/>39974.4</text:p>
          </table:table-cell>
          <table:table-cell table:number-columns-repeated="3"/>
          <table:table-cell office:value-type="string" calcext:value-type="string">
            <text:p>2021-06-18 03:17:24 +0000 <text:s text:c="11"/>3982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0 00:14:52 +0000 <text:s text:c="11"/>39724.2</text:p>
          </table:table-cell>
          <table:table-cell table:number-columns-repeated="3"/>
          <table:table-cell office:value-type="string" calcext:value-type="string">
            <text:p>2021-06-18 04:26:25 +0000 <text:s text:c="11"/>39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1 15:36:09 +0000 <text:s text:c="11"/>38499.4</text:p>
          </table:table-cell>
          <table:table-cell table:number-columns-repeated="3"/>
          <table:table-cell office:value-type="string" calcext:value-type="string">
            <text:p>2021-06-21 12:32:14 +0000 <text:s text:c="11"/>3994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1 16:49:21 +0000 <text:s text:c="11"/>39742.3</text:p>
          </table:table-cell>
          <table:table-cell table:number-columns-repeated="3"/>
          <table:table-cell office:value-type="string" calcext:value-type="string">
            <text:p>2021-06-21 13:49:37 +0000 <text:s text:c="11"/>39736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4 13:05:32 +0000 <text:s text:c="11"/>39991.4</text:p>
          </table:table-cell>
          <table:table-cell table:number-columns-repeated="3"/>
          <table:table-cell office:value-type="string" calcext:value-type="string">
            <text:p>2021-06-21 18:39:59 +0000 <text:s text:c="11"/>3980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4 16:08:21 +0000 <text:s text:c="11"/>39983.4</text:p>
          </table:table-cell>
          <table:table-cell table:number-columns-repeated="3"/>
          <table:table-cell office:value-type="string" calcext:value-type="string">
            <text:p>2021-06-22 15:24:08 +0000 <text:s text:c="11"/>3998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03:17:24 +0000 <text:s text:c="11"/>39827.9</text:p>
          </table:table-cell>
          <table:table-cell table:number-columns-repeated="3"/>
          <table:table-cell office:value-type="string" calcext:value-type="string">
            <text:p>2021-06-22 15:38:29 +0000 <text:s text:c="11"/>3995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04:26:25 +0000 <text:s text:c="11"/>39803</text:p>
          </table:table-cell>
          <table:table-cell table:number-columns-repeated="3"/>
          <table:table-cell office:value-type="string" calcext:value-type="string">
            <text:p>2021-06-23 14:27:43 +0000 <text:s text:c="11"/>3990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2:32:14 +0000 <text:s text:c="11"/>39949.6</text:p>
          </table:table-cell>
          <table:table-cell table:number-columns-repeated="3"/>
          <table:table-cell office:value-type="string" calcext:value-type="string">
            <text:p>2021-06-23 15:26:01 +0000 <text:s text:c="11"/>39759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3:49:37 +0000 <text:s text:c="11"/>39736.2</text:p>
          </table:table-cell>
          <table:table-cell table:number-columns-repeated="3"/>
          <table:table-cell office:value-type="string" calcext:value-type="string">
            <text:p>2021-06-25 22:08:34 +0000 <text:s text:c="11"/>38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8:39:59 +0000 <text:s text:c="11"/>39803.9</text:p>
          </table:table-cell>
          <table:table-cell table:number-columns-repeated="3"/>
          <table:table-cell office:value-type="string" calcext:value-type="string">
            <text:p>2021-06-27 02:37:38 +0000 <text:s text:c="11"/>3968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15:24:08 +0000 <text:s text:c="11"/>39984.6</text:p>
          </table:table-cell>
          <table:table-cell table:number-columns-repeated="3"/>
          <table:table-cell office:value-type="string" calcext:value-type="string">
            <text:p>2021-06-28 10:07:36 +0000 <text:s text:c="11"/>3955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15:38:29 +0000 <text:s text:c="11"/>39957.6</text:p>
          </table:table-cell>
          <table:table-cell table:number-columns-repeated="3"/>
          <table:table-cell office:value-type="string" calcext:value-type="string">
            <text:p>2021-06-28 19:39:36 +0000 <text:s text:c="11"/>398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14:27:43 +0000 <text:s text:c="11"/>39903.9</text:p>
          </table:table-cell>
          <table:table-cell table:number-columns-repeated="3"/>
          <table:table-cell office:value-type="string" calcext:value-type="string">
            <text:p>2021-06-28 20:12:16 +0000 <text:s text:c="11"/>40012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15:26:01 +0000 <text:s text:c="11"/>39759.9</text:p>
          </table:table-cell>
          <table:table-cell table:number-columns-repeated="3"/>
          <table:table-cell office:value-type="string" calcext:value-type="string">
            <text:p>2021-06-29 07:15:33 +0000 <text:s text:c="11"/>3972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22:08:34 +0000 <text:s text:c="11"/>38704</text:p>
          </table:table-cell>
          <table:table-cell table:number-columns-repeated="3"/>
          <table:table-cell office:value-type="string" calcext:value-type="string">
            <text:p>2021-06-29 16:25:33 +0000 <text:s text:c="11"/>39776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7 02:37:38 +0000 <text:s text:c="11"/>39684.7</text:p>
          </table:table-cell>
          <table:table-cell table:number-columns-repeated="3"/>
          <table:table-cell office:value-type="string" calcext:value-type="string">
            <text:p>2021-06-29 17:38:02 +0000 <text:s text:c="11"/>3979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10:07:36 +0000 <text:s text:c="11"/>39559.1</text:p>
          </table:table-cell>
          <table:table-cell table:number-columns-repeated="3"/>
          <table:table-cell office:value-type="string" calcext:value-type="string">
            <text:p>2021-06-29 20:37:39 +0000 <text:s text:c="11"/>3981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19:39:36 +0000 <text:s text:c="11"/>39860</text:p>
          </table:table-cell>
          <table:table-cell table:number-columns-repeated="3"/>
          <table:table-cell office:value-type="string" calcext:value-type="string">
            <text:p>2021-06-30 17:53:58 +0000 <text:s text:c="11"/>39945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20:12:16 +0000 <text:s text:c="11"/>40012.7</text:p>
          </table:table-cell>
          <table:table-cell table:number-columns-repeated="3"/>
          <table:table-cell office:value-type="string" calcext:value-type="string">
            <text:p>2021-07-02 15:48:06 +0000 <text:s text:c="11"/>3995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07:15:33 +0000 <text:s text:c="11"/>39727.2</text:p>
          </table:table-cell>
          <table:table-cell table:number-columns-repeated="3"/>
          <table:table-cell office:value-type="string" calcext:value-type="string">
            <text:p>2021-07-02 16:36:19 +0000 <text:s text:c="11"/>3990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16:25:33 +0000 <text:s text:c="11"/>39776.7</text:p>
          </table:table-cell>
          <table:table-cell table:number-columns-repeated="3"/>
          <table:table-cell office:value-type="string" calcext:value-type="string">
            <text:p>2021-07-06 08:24:16 +0000 <text:s text:c="11"/>3972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17:38:02 +0000 <text:s text:c="11"/>39792.1</text:p>
          </table:table-cell>
          <table:table-cell table:number-columns-repeated="3"/>
          <table:table-cell office:value-type="string" calcext:value-type="string">
            <text:p>2021-07-07 02:02:31 +0000 <text:s text:c="11"/>3985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20:37:39 +0000 <text:s text:c="11"/>39816.5</text:p>
          </table:table-cell>
          <table:table-cell table:number-columns-repeated="3"/>
          <table:table-cell office:value-type="string" calcext:value-type="string">
            <text:p>2021-07-07 09:17:06 +0000 <text:s text:c="11"/>3993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17:53:58 +0000 <text:s text:c="11"/>39945.7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2 15:48:06 +0000 <text:s text:c="11"/>39955.4</text:p>
          </table:table-cell>
          <table:table-cell table:number-columns-repeated="3"/>
          <table:table-cell table:style-name="ce1" office:value-type="percentage" office:value="-0.088" calcext:value-type="percentage">
            <text:p>-8.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2 16:36:19 +0000 <text:s text:c="11"/>39900.5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6 08:24:16 +0000 <text:s text:c="11"/>39728.9</text:p>
          </table:table-cell>
          <table:table-cell table:number-columns-repeated="3"/>
          <table:table-cell office:value-type="string" calcext:value-type="string">
            <text:p>2021-04-16 18:30:14 +0000 <text:s text:c="11"/>3393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7 02:02:31 +0000 <text:s text:c="11"/>39851.2</text:p>
          </table:table-cell>
          <table:table-cell table:number-columns-repeated="3"/>
          <table:table-cell office:value-type="string" calcext:value-type="string">
            <text:p>2021-04-16 19:49:40 +0000 <text:s text:c="11"/>3378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7 09:17:06 +0000 <text:s text:c="11"/>39937.9</text:p>
          </table:table-cell>
          <table:table-cell table:number-columns-repeated="3"/>
          <table:table-cell office:value-type="string" calcext:value-type="string">
            <text:p>2021-04-16 21:34:25 +0000 <text:s text:c="11"/>33875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17 01:44:44 +0000 <text:s text:c="11"/>33958.9</text:p>
          </table:table-cell>
          <table:table-cell table:number-columns-repeated="5"/>
        </table:table-row>
        <table:table-row table:style-name="ro1">
          <table:table-cell table:style-name="ce1" office:value-type="percentage" office:value="-0.147" calcext:value-type="percentage">
            <text:p>-14.70%</text:p>
          </table:table-cell>
          <table:table-cell table:number-columns-repeated="3"/>
          <table:table-cell office:value-type="string" calcext:value-type="string">
            <text:p>2021-04-19 06:01:27 +0000 <text:s text:c="11"/>3382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19 12:22:16 +0000 <text:s text:c="11"/>33896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6 18:30:14 +0000 <text:s text:c="11"/>33931.5</text:p>
          </table:table-cell>
          <table:table-cell table:number-columns-repeated="3"/>
          <table:table-cell office:value-type="string" calcext:value-type="string">
            <text:p>2021-04-19 12:54:08 +0000 <text:s text:c="11"/>3417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6 19:49:40 +0000 <text:s text:c="11"/>33784.8</text:p>
          </table:table-cell>
          <table:table-cell table:number-columns-repeated="3"/>
          <table:table-cell office:value-type="string" calcext:value-type="string">
            <text:p>2021-04-19 15:22:45 +0000 <text:s text:c="11"/>3390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6 21:34:25 +0000 <text:s text:c="11"/>33875.6</text:p>
          </table:table-cell>
          <table:table-cell table:number-columns-repeated="3"/>
          <table:table-cell office:value-type="string" calcext:value-type="string">
            <text:p>2021-04-19 16:16:41 +0000 <text:s text:c="11"/>3407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7 01:44:44 +0000 <text:s text:c="11"/>33958.9</text:p>
          </table:table-cell>
          <table:table-cell table:number-columns-repeated="3"/>
          <table:table-cell office:value-type="string" calcext:value-type="string">
            <text:p>2021-04-19 18:07:39 +0000 <text:s text:c="11"/>3371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06:01:27 +0000 <text:s text:c="11"/>33822.3</text:p>
          </table:table-cell>
          <table:table-cell table:number-columns-repeated="3"/>
          <table:table-cell office:value-type="string" calcext:value-type="string">
            <text:p>2021-04-19 19:57:49 +0000 <text:s text:c="11"/>3384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12:22:16 +0000 <text:s text:c="11"/>33896.1</text:p>
          </table:table-cell>
          <table:table-cell table:number-columns-repeated="3"/>
          <table:table-cell office:value-type="string" calcext:value-type="string">
            <text:p>2021-04-19 20:25:55 +0000 <text:s text:c="11"/>3371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12:54:08 +0000 <text:s text:c="11"/>34178.7</text:p>
          </table:table-cell>
          <table:table-cell table:number-columns-repeated="3"/>
          <table:table-cell office:value-type="string" calcext:value-type="string">
            <text:p>2021-04-19 23:07:22 +0000 <text:s text:c="11"/>3368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15:22:45 +0000 <text:s text:c="11"/>33903.5</text:p>
          </table:table-cell>
          <table:table-cell table:number-columns-repeated="3"/>
          <table:table-cell office:value-type="string" calcext:value-type="string">
            <text:p>2021-04-20 00:37:15 +0000 <text:s text:c="11"/>3351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16:16:41 +0000 <text:s text:c="11"/>34072.9</text:p>
          </table:table-cell>
          <table:table-cell table:number-columns-repeated="3"/>
          <table:table-cell office:value-type="string" calcext:value-type="string">
            <text:p>2021-04-20 02:32:24 +0000 <text:s text:c="11"/>3388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18:07:39 +0000 <text:s text:c="11"/>33717.5</text:p>
          </table:table-cell>
          <table:table-cell table:number-columns-repeated="3"/>
          <table:table-cell office:value-type="string" calcext:value-type="string">
            <text:p>2021-04-20 03:10:09 +0000 <text:s text:c="11"/>33856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19:57:49 +0000 <text:s text:c="11"/>33848.6</text:p>
          </table:table-cell>
          <table:table-cell table:number-columns-repeated="3"/>
          <table:table-cell office:value-type="string" calcext:value-type="string">
            <text:p>2021-04-20 10:05:59 +0000 <text:s text:c="11"/>3391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20:25:55 +0000 <text:s text:c="11"/>33710.1</text:p>
          </table:table-cell>
          <table:table-cell table:number-columns-repeated="3"/>
          <table:table-cell office:value-type="string" calcext:value-type="string">
            <text:p>2021-04-20 12:47:22 +0000 <text:s text:c="11"/>3397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23:07:22 +0000 <text:s text:c="11"/>33687.7</text:p>
          </table:table-cell>
          <table:table-cell table:number-columns-repeated="3"/>
          <table:table-cell office:value-type="string" calcext:value-type="string">
            <text:p>2021-04-20 15:34:29 +0000 <text:s text:c="11"/>3392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00:37:15 +0000 <text:s text:c="11"/>33512.2</text:p>
          </table:table-cell>
          <table:table-cell table:number-columns-repeated="3"/>
          <table:table-cell office:value-type="string" calcext:value-type="string">
            <text:p>2021-04-20 18:44:59 +0000 <text:s text:c="11"/>3372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02:32:24 +0000 <text:s text:c="11"/>33882.9</text:p>
          </table:table-cell>
          <table:table-cell table:number-columns-repeated="3"/>
          <table:table-cell office:value-type="string" calcext:value-type="string">
            <text:p>2021-04-20 20:25:09 +0000 <text:s text:c="11"/>3388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03:10:09 +0000 <text:s text:c="11"/>33856.4</text:p>
          </table:table-cell>
          <table:table-cell table:number-columns-repeated="3"/>
          <table:table-cell office:value-type="string" calcext:value-type="string">
            <text:p>2021-04-21 17:46:40 +0000 <text:s text:c="11"/>3399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10:05:59 +0000 <text:s text:c="11"/>33916.9</text:p>
          </table:table-cell>
          <table:table-cell table:number-columns-repeated="3"/>
          <table:table-cell office:value-type="string" calcext:value-type="string">
            <text:p>2021-04-21 19:29:34 +0000 <text:s text:c="11"/>33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12:47:22 +0000 <text:s text:c="11"/>33970.1</text:p>
          </table:table-cell>
          <table:table-cell table:number-columns-repeated="3"/>
          <table:table-cell office:value-type="string" calcext:value-type="string">
            <text:p>2021-04-21 23:00:01 +0000 <text:s text:c="11"/>3419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15:34:29 +0000 <text:s text:c="11"/>33926.9</text:p>
          </table:table-cell>
          <table:table-cell table:number-columns-repeated="3"/>
          <table:table-cell office:value-type="string" calcext:value-type="string">
            <text:p>2021-04-22 00:29:31 +0000 <text:s text:c="11"/>3401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18:44:59 +0000 <text:s text:c="11"/>33727.5</text:p>
          </table:table-cell>
          <table:table-cell table:number-columns-repeated="3"/>
          <table:table-cell office:value-type="string" calcext:value-type="string">
            <text:p>2021-04-22 04:50:46 +0000 <text:s text:c="11"/>3301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20:25:09 +0000 <text:s text:c="11"/>33882.6</text:p>
          </table:table-cell>
          <table:table-cell table:number-columns-repeated="3"/>
          <table:table-cell office:value-type="string" calcext:value-type="string">
            <text:p>2021-04-22 06:34:14 +0000 <text:s text:c="11"/>3401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1 17:46:40 +0000 <text:s text:c="11"/>33997.9</text:p>
          </table:table-cell>
          <table:table-cell table:number-columns-repeated="3"/>
          <table:table-cell office:value-type="string" calcext:value-type="string">
            <text:p>2021-04-22 07:01:14 +0000 <text:s text:c="11"/>3394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1 19:29:34 +0000 <text:s text:c="11"/>33967</text:p>
          </table:table-cell>
          <table:table-cell table:number-columns-repeated="3"/>
          <table:table-cell office:value-type="string" calcext:value-type="string">
            <text:p>2021-04-22 09:18:21 +0000 <text:s text:c="11"/>3423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1 23:00:01 +0000 <text:s text:c="11"/>34198.2</text:p>
          </table:table-cell>
          <table:table-cell table:number-columns-repeated="3"/>
          <table:table-cell office:value-type="string" calcext:value-type="string">
            <text:p>2021-04-22 14:39:51 +0000 <text:s text:c="11"/>3419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00:29:31 +0000 <text:s text:c="11"/>34018.7</text:p>
          </table:table-cell>
          <table:table-cell table:number-columns-repeated="3"/>
          <table:table-cell office:value-type="string" calcext:value-type="string">
            <text:p>2021-04-22 16:08:01 +0000 <text:s text:c="11"/>3422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04:50:46 +0000 <text:s text:c="11"/>33011.7</text:p>
          </table:table-cell>
          <table:table-cell table:number-columns-repeated="3"/>
          <table:table-cell office:value-type="string" calcext:value-type="string">
            <text:p>2021-04-22 17:36:23 +0000 <text:s text:c="11"/>3410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06:34:14 +0000 <text:s text:c="11"/>34019.5</text:p>
          </table:table-cell>
          <table:table-cell table:number-columns-repeated="3"/>
          <table:table-cell office:value-type="string" calcext:value-type="string">
            <text:p>2021-04-22 19:14:20 +0000 <text:s text:c="11"/>3397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07:01:14 +0000 <text:s text:c="11"/>33940.8</text:p>
          </table:table-cell>
          <table:table-cell table:number-columns-repeated="3"/>
          <table:table-cell office:value-type="string" calcext:value-type="string">
            <text:p>2021-04-22 19:36:51 +0000 <text:s text:c="11"/>33094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22 22:37:08 +0000 <text:s text:c="11"/>34116.6</text:p>
          </table:table-cell>
          <table:table-cell table:number-columns-repeated="5"/>
        </table:table-row>
        <table:table-row table:style-name="ro1">
          <table:table-cell table:style-name="ce1" office:value-type="percentage" office:value="0.01" calcext:value-type="percentage">
            <text:p>1.00%</text:p>
          </table:table-cell>
          <table:table-cell table:number-columns-repeated="3"/>
          <table:table-cell office:value-type="string" calcext:value-type="string">
            <text:p>2021-04-23 01:20:27 +0000 <text:s text:c="11"/>3404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23 02:13:16 +0000 <text:s text:c="11"/>34076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09:18:21 +0000 <text:s text:c="11"/>34230.3</text:p>
          </table:table-cell>
          <table:table-cell table:number-columns-repeated="3"/>
          <table:table-cell office:value-type="string" calcext:value-type="string">
            <text:p>2021-04-23 04:27:58 +0000 <text:s text:c="11"/>33999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14:39:51 +0000 <text:s text:c="11"/>34199.1</text:p>
          </table:table-cell>
          <table:table-cell table:number-columns-repeated="3"/>
          <table:table-cell office:value-type="string" calcext:value-type="string">
            <text:p>2021-04-23 07:44:35 +0000 <text:s text:c="11"/>3409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16:08:01 +0000 <text:s text:c="11"/>34220.3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17:36:23 +0000 <text:s text:c="11"/>34108.4</text:p>
          </table:table-cell>
          <table:table-cell table:number-columns-repeated="3"/>
          <table:table-cell table:style-name="ce1" office:value-type="percentage" office:value="-0.057" calcext:value-type="percentage">
            <text:p>-5.7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19:14:20 +0000 <text:s text:c="11"/>33978.7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19:36:51 +0000 <text:s text:c="11"/>33094.9</text:p>
          </table:table-cell>
          <table:table-cell table:number-columns-repeated="3"/>
          <table:table-cell office:value-type="string" calcext:value-type="string">
            <text:p>2021-04-23 08:54:09 +0000 <text:s text:c="11"/>3419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22:37:08 +0000 <text:s text:c="11"/>34116.6</text:p>
          </table:table-cell>
          <table:table-cell table:number-columns-repeated="3"/>
          <table:table-cell office:value-type="string" calcext:value-type="string">
            <text:p>2021-04-23 13:30:45 +0000 <text:s text:c="11"/>3443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01:20:27 +0000 <text:s text:c="11"/>34040.6</text:p>
          </table:table-cell>
          <table:table-cell table:number-columns-repeated="3"/>
          <table:table-cell office:value-type="string" calcext:value-type="string">
            <text:p>2021-04-23 14:51:21 +0000 <text:s text:c="11"/>3436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02:13:16 +0000 <text:s text:c="11"/>34076.3</text:p>
          </table:table-cell>
          <table:table-cell table:number-columns-repeated="3"/>
          <table:table-cell office:value-type="string" calcext:value-type="string">
            <text:p>2021-04-23 16:17:00 +0000 <text:s text:c="11"/>3422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04:27:58 +0000 <text:s text:c="11"/>33999.2</text:p>
          </table:table-cell>
          <table:table-cell table:number-columns-repeated="3"/>
          <table:table-cell office:value-type="string" calcext:value-type="string">
            <text:p>2021-04-23 17:40:10 +0000 <text:s text:c="11"/>3403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07:44:35 +0000 <text:s text:c="11"/>34094.7</text:p>
          </table:table-cell>
          <table:table-cell table:number-columns-repeated="3"/>
          <table:table-cell office:value-type="string" calcext:value-type="string">
            <text:p>2021-04-23 18:58:23 +0000 <text:s text:c="11"/>3435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08:54:09 +0000 <text:s text:c="11"/>34192.3</text:p>
          </table:table-cell>
          <table:table-cell table:number-columns-repeated="3"/>
          <table:table-cell office:value-type="string" calcext:value-type="string">
            <text:p>2021-04-23 21:14:51 +0000 <text:s text:c="11"/>3303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13:30:45 +0000 <text:s text:c="11"/>34434.4</text:p>
          </table:table-cell>
          <table:table-cell table:number-columns-repeated="3"/>
          <table:table-cell office:value-type="string" calcext:value-type="string">
            <text:p>2021-04-23 21:57:17 +0000 <text:s text:c="11"/>3414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14:51:21 +0000 <text:s text:c="11"/>34363.5</text:p>
          </table:table-cell>
          <table:table-cell table:number-columns-repeated="3"/>
          <table:table-cell office:value-type="string" calcext:value-type="string">
            <text:p>2021-04-24 00:36:52 +0000 <text:s text:c="11"/>3417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16:17:00 +0000 <text:s text:c="11"/>34225.3</text:p>
          </table:table-cell>
          <table:table-cell table:number-columns-repeated="3"/>
          <table:table-cell office:value-type="string" calcext:value-type="string">
            <text:p>2021-04-26 02:18:31 +0000 <text:s text:c="11"/>3394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17:40:10 +0000 <text:s text:c="11"/>34036.9</text:p>
          </table:table-cell>
          <table:table-cell table:number-columns-repeated="3"/>
          <table:table-cell office:value-type="string" calcext:value-type="string">
            <text:p>2021-04-26 06:01:12 +0000 <text:s text:c="11"/>3422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18:58:23 +0000 <text:s text:c="11"/>34359.6</text:p>
          </table:table-cell>
          <table:table-cell table:number-columns-repeated="3"/>
          <table:table-cell office:value-type="string" calcext:value-type="string">
            <text:p>2021-04-26 08:54:05 +0000 <text:s text:c="11"/>3444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21:14:51 +0000 <text:s text:c="11"/>33030.2</text:p>
          </table:table-cell>
          <table:table-cell table:number-columns-repeated="3"/>
          <table:table-cell office:value-type="string" calcext:value-type="string">
            <text:p>2021-04-26 10:22:45 +0000 <text:s text:c="11"/>34364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21:57:17 +0000 <text:s text:c="11"/>34148.8</text:p>
          </table:table-cell>
          <table:table-cell table:number-columns-repeated="3"/>
          <table:table-cell office:value-type="string" calcext:value-type="string">
            <text:p>2021-04-26 13:28:32 +0000 <text:s text:c="11"/>3449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4 00:36:52 +0000 <text:s text:c="11"/>34174.4</text:p>
          </table:table-cell>
          <table:table-cell table:number-columns-repeated="3"/>
          <table:table-cell office:value-type="string" calcext:value-type="string">
            <text:p>2021-04-26 14:59:27 +0000 <text:s text:c="11"/>3428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6 02:18:31 +0000 <text:s text:c="11"/>33947.3</text:p>
          </table:table-cell>
          <table:table-cell table:number-columns-repeated="3"/>
          <table:table-cell office:value-type="string" calcext:value-type="string">
            <text:p>2021-04-27 01:23:48 +0000 <text:s text:c="11"/>3421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6 06:01:12 +0000 <text:s text:c="11"/>34229.5</text:p>
          </table:table-cell>
          <table:table-cell table:number-columns-repeated="3"/>
          <table:table-cell office:value-type="string" calcext:value-type="string">
            <text:p>2021-04-27 04:47:22 +0000 <text:s text:c="11"/>3429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6 08:54:05 +0000 <text:s text:c="11"/>34447.3</text:p>
          </table:table-cell>
          <table:table-cell table:number-columns-repeated="3"/>
          <table:table-cell office:value-type="string" calcext:value-type="string">
            <text:p>2021-04-27 08:18:17 +0000 <text:s text:c="11"/>3435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6 10:22:45 +0000 <text:s text:c="11"/>34364.9</text:p>
          </table:table-cell>
          <table:table-cell table:number-columns-repeated="3"/>
          <table:table-cell office:value-type="string" calcext:value-type="string">
            <text:p>2021-04-27 09:23:33 +0000 <text:s text:c="11"/>34336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6 13:28:32 +0000 <text:s text:c="11"/>34492.9</text:p>
          </table:table-cell>
          <table:table-cell table:number-columns-repeated="3"/>
          <table:table-cell office:value-type="string" calcext:value-type="string">
            <text:p>2021-04-27 15:20:04 +0000 <text:s text:c="11"/>34099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6 14:59:27 +0000 <text:s text:c="11"/>34289.6</text:p>
          </table:table-cell>
          <table:table-cell table:number-columns-repeated="3"/>
          <table:table-cell office:value-type="string" calcext:value-type="string">
            <text:p>2021-04-27 16:20:10 +0000 <text:s text:c="11"/>3437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7 01:23:48 +0000 <text:s text:c="11"/>34210.6</text:p>
          </table:table-cell>
          <table:table-cell table:number-columns-repeated="3"/>
          <table:table-cell office:value-type="string" calcext:value-type="string">
            <text:p>2021-04-28 01:11:44 +0000 <text:s text:c="11"/>34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7 04:47:22 +0000 <text:s text:c="11"/>34297.8</text:p>
          </table:table-cell>
          <table:table-cell table:number-columns-repeated="3"/>
          <table:table-cell office:value-type="string" calcext:value-type="string">
            <text:p>2021-04-28 02:06:05 +0000 <text:s text:c="11"/>34089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7 08:18:17 +0000 <text:s text:c="11"/>34354.6</text:p>
          </table:table-cell>
          <table:table-cell table:number-columns-repeated="3"/>
          <table:table-cell office:value-type="string" calcext:value-type="string">
            <text:p>2021-04-28 07:10:59 +0000 <text:s text:c="11"/>3434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7 09:23:33 +0000 <text:s text:c="11"/>34336.3</text:p>
          </table:table-cell>
          <table:table-cell table:number-columns-repeated="3"/>
          <table:table-cell office:value-type="string" calcext:value-type="string">
            <text:p>2021-04-28 18:30:32 +0000 <text:s text:c="11"/>3440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7 15:20:04 +0000 <text:s text:c="11"/>34099.4</text:p>
          </table:table-cell>
          <table:table-cell table:number-columns-repeated="3"/>
          <table:table-cell office:value-type="string" calcext:value-type="string">
            <text:p>2021-04-28 21:21:53 +0000 <text:s text:c="11"/>34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7 16:20:10 +0000 <text:s text:c="11"/>34377.3</text:p>
          </table:table-cell>
          <table:table-cell table:number-columns-repeated="3"/>
          <table:table-cell office:value-type="string" calcext:value-type="string">
            <text:p>2021-04-29 01:04:26 +0000 <text:s text:c="11"/>3440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8 01:11:44 +0000 <text:s text:c="11"/>34257</text:p>
          </table:table-cell>
          <table:table-cell table:number-columns-repeated="3"/>
          <table:table-cell office:value-type="string" calcext:value-type="string">
            <text:p>2021-04-29 04:14:15 +0000 <text:s text:c="11"/>3425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8 02:06:05 +0000 <text:s text:c="11"/>34089.2</text:p>
          </table:table-cell>
          <table:table-cell table:number-columns-repeated="3"/>
          <table:table-cell office:value-type="string" calcext:value-type="string">
            <text:p>2021-04-29 08:14:40 +0000 <text:s text:c="11"/>3442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8 07:10:59 +0000 <text:s text:c="11"/>34349.1</text:p>
          </table:table-cell>
          <table:table-cell table:number-columns-repeated="3"/>
          <table:table-cell office:value-type="string" calcext:value-type="string">
            <text:p>2021-04-30 07:22:58 +0000 <text:s text:c="11"/>34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8 18:30:32 +0000 <text:s text:c="11"/>34407.9</text:p>
          </table:table-cell>
          <table:table-cell table:number-columns-repeated="3"/>
          <table:table-cell office:value-type="string" calcext:value-type="string">
            <text:p>2021-04-30 10:40:30 +0000 <text:s text:c="11"/>3429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8 21:21:53 +0000 <text:s text:c="11"/>34392</text:p>
          </table:table-cell>
          <table:table-cell table:number-columns-repeated="3"/>
          <table:table-cell office:value-type="string" calcext:value-type="string">
            <text:p>2021-04-30 12:54:48 +0000 <text:s text:c="11"/>34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9 01:04:26 +0000 <text:s text:c="11"/>34407.4</text:p>
          </table:table-cell>
          <table:table-cell table:number-columns-repeated="3"/>
          <table:table-cell office:value-type="string" calcext:value-type="string">
            <text:p>2021-04-30 21:06:36 +0000 <text:s text:c="11"/>3444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9 04:14:15 +0000 <text:s text:c="11"/>34255.8</text:p>
          </table:table-cell>
          <table:table-cell table:number-columns-repeated="3"/>
          <table:table-cell office:value-type="string" calcext:value-type="string">
            <text:p>2021-05-01 03:30:15 +0000 <text:s text:c="11"/>34226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9 08:14:40 +0000 <text:s text:c="11"/>34425.3</text:p>
          </table:table-cell>
          <table:table-cell table:number-columns-repeated="3"/>
          <table:table-cell office:value-type="string" calcext:value-type="string">
            <text:p>2021-05-01 11:40:31 +0000 <text:s text:c="11"/>3433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30 07:22:58 +0000 <text:s text:c="11"/>34289</text:p>
          </table:table-cell>
          <table:table-cell table:number-columns-repeated="3"/>
          <table:table-cell office:value-type="string" calcext:value-type="string">
            <text:p>2021-05-01 12:32:38 +0000 <text:s text:c="11"/>3442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30 10:40:30 +0000 <text:s text:c="11"/>34290.4</text:p>
          </table:table-cell>
          <table:table-cell table:number-columns-repeated="3"/>
          <table:table-cell office:value-type="string" calcext:value-type="string">
            <text:p>2021-05-02 12:48:00 +0000 <text:s text:c="11"/>3334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30 12:54:48 +0000 <text:s text:c="11"/>34500</text:p>
          </table:table-cell>
          <table:table-cell table:number-columns-repeated="3"/>
          <table:table-cell office:value-type="string" calcext:value-type="string">
            <text:p>2021-05-02 13:29:28 +0000 <text:s text:c="11"/>3335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30 21:06:36 +0000 <text:s text:c="11"/>34447.7</text:p>
          </table:table-cell>
          <table:table-cell table:number-columns-repeated="3"/>
          <table:table-cell office:value-type="string" calcext:value-type="string">
            <text:p>2021-05-02 17:02:21 +0000 <text:s text:c="11"/>3443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1 03:30:15 +0000 <text:s text:c="11"/>34226.1</text:p>
          </table:table-cell>
          <table:table-cell table:number-columns-repeated="3"/>
          <table:table-cell office:value-type="string" calcext:value-type="string">
            <text:p>2021-05-02 18:25:25 +0000 <text:s text:c="11"/>3445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1 11:40:31 +0000 <text:s text:c="11"/>34338.6</text:p>
          </table:table-cell>
          <table:table-cell table:number-columns-repeated="3"/>
          <table:table-cell office:value-type="string" calcext:value-type="string">
            <text:p>2021-05-03 05:31:50 +0000 <text:s text:c="11"/>3436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1 12:32:38 +0000 <text:s text:c="11"/>34422.6</text:p>
          </table:table-cell>
          <table:table-cell table:number-columns-repeated="3"/>
          <table:table-cell office:value-type="string" calcext:value-type="string">
            <text:p>2021-05-03 05:53:41 +0000 <text:s text:c="11"/>3441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2 12:48:00 +0000 <text:s text:c="11"/>33348.9</text:p>
          </table:table-cell>
          <table:table-cell table:number-columns-repeated="3"/>
          <table:table-cell office:value-type="string" calcext:value-type="string">
            <text:p>2021-05-03 08:12:23 +0000 <text:s text:c="11"/>3438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2 13:29:28 +0000 <text:s text:c="11"/>33353.7</text:p>
          </table:table-cell>
          <table:table-cell table:number-columns-repeated="3"/>
          <table:table-cell office:value-type="string" calcext:value-type="string">
            <text:p>2021-05-04 01:00:21 +0000 <text:s text:c="11"/>3430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2 17:02:21 +0000 <text:s text:c="11"/>34431.7</text:p>
          </table:table-cell>
          <table:table-cell table:number-columns-repeated="3"/>
          <table:table-cell office:value-type="string" calcext:value-type="string">
            <text:p>2021-05-04 07:11:57 +0000 <text:s text:c="11"/>33473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2 18:25:25 +0000 <text:s text:c="11"/>34451.2</text:p>
          </table:table-cell>
          <table:table-cell table:number-columns-repeated="3"/>
          <table:table-cell office:value-type="string" calcext:value-type="string">
            <text:p>2021-05-04 09:42:23 +0000 <text:s text:c="11"/>3409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3 05:31:50 +0000 <text:s text:c="11"/>34367.7</text:p>
          </table:table-cell>
          <table:table-cell table:number-columns-repeated="3"/>
          <table:table-cell office:value-type="string" calcext:value-type="string">
            <text:p>2021-05-04 16:09:22 +0000 <text:s text:c="11"/>3436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3 05:53:41 +0000 <text:s text:c="11"/>34413.1</text:p>
          </table:table-cell>
          <table:table-cell table:number-columns-repeated="3"/>
          <table:table-cell office:value-type="string" calcext:value-type="string">
            <text:p>2021-05-04 18:19:32 +0000 <text:s text:c="11"/>34569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3 08:12:23 +0000 <text:s text:c="11"/>34388.9</text:p>
          </table:table-cell>
          <table:table-cell table:number-columns-repeated="3"/>
          <table:table-cell office:value-type="string" calcext:value-type="string">
            <text:p>2021-05-04 20:01:42 +0000 <text:s text:c="11"/>34523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01:00:21 +0000 <text:s text:c="11"/>34308.2</text:p>
          </table:table-cell>
          <table:table-cell table:number-columns-repeated="3"/>
          <table:table-cell office:value-type="string" calcext:value-type="string">
            <text:p>2021-05-04 21:33:27 +0000 <text:s text:c="11"/>3444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07:11:57 +0000 <text:s text:c="11"/>33473.3</text:p>
          </table:table-cell>
          <table:table-cell table:number-columns-repeated="3"/>
          <table:table-cell office:value-type="string" calcext:value-type="string">
            <text:p>2021-05-04 22:54:04 +0000 <text:s text:c="11"/>34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09:42:23 +0000 <text:s text:c="11"/>34090.2</text:p>
          </table:table-cell>
          <table:table-cell table:number-columns-repeated="3"/>
          <table:table-cell office:value-type="string" calcext:value-type="string">
            <text:p>2021-05-04 23:55:07 +0000 <text:s text:c="11"/>3339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16:09:22 +0000 <text:s text:c="11"/>34360.3</text:p>
          </table:table-cell>
          <table:table-cell table:number-columns-repeated="3"/>
          <table:table-cell office:value-type="string" calcext:value-type="string">
            <text:p>2021-05-05 04:46:36 +0000 <text:s text:c="11"/>34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18:19:32 +0000 <text:s text:c="11"/>34569.3</text:p>
          </table:table-cell>
          <table:table-cell table:number-columns-repeated="3"/>
          <table:table-cell office:value-type="string" calcext:value-type="string">
            <text:p>2021-05-05 09:32:28 +0000 <text:s text:c="11"/>3432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20:01:42 +0000 <text:s text:c="11"/>34523.4</text:p>
          </table:table-cell>
          <table:table-cell table:number-columns-repeated="3"/>
          <table:table-cell office:value-type="string" calcext:value-type="string">
            <text:p>2021-05-05 14:56:25 +0000 <text:s text:c="11"/>3447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21:33:27 +0000 <text:s text:c="11"/>34445.2</text:p>
          </table:table-cell>
          <table:table-cell table:number-columns-repeated="3"/>
          <table:table-cell office:value-type="string" calcext:value-type="string">
            <text:p>2021-05-05 15:51:10 +0000 <text:s text:c="11"/>3430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22:54:04 +0000 <text:s text:c="11"/>34179</text:p>
          </table:table-cell>
          <table:table-cell table:number-columns-repeated="3"/>
          <table:table-cell office:value-type="string" calcext:value-type="string">
            <text:p>2021-05-05 17:47:50 +0000 <text:s text:c="11"/>34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23:55:07 +0000 <text:s text:c="11"/>33399.5</text:p>
          </table:table-cell>
          <table:table-cell table:number-columns-repeated="3"/>
          <table:table-cell office:value-type="string" calcext:value-type="string">
            <text:p>2021-05-05 19:37:13 +0000 <text:s text:c="11"/>3449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5 04:46:36 +0000 <text:s text:c="11"/>34243</text:p>
          </table:table-cell>
          <table:table-cell table:number-columns-repeated="3"/>
          <table:table-cell office:value-type="string" calcext:value-type="string">
            <text:p>2021-05-06 10:45:21 +0000 <text:s text:c="11"/>34229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5 09:32:28 +0000 <text:s text:c="11"/>34327.4</text:p>
          </table:table-cell>
          <table:table-cell table:number-columns-repeated="3"/>
          <table:table-cell office:value-type="string" calcext:value-type="string">
            <text:p>2021-05-06 11:50:06 +0000 <text:s text:c="11"/>3435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5 14:56:25 +0000 <text:s text:c="11"/>34470.8</text:p>
          </table:table-cell>
          <table:table-cell table:number-columns-repeated="3"/>
          <table:table-cell office:value-type="string" calcext:value-type="string">
            <text:p>2021-05-06 12:33:45 +0000 <text:s text:c="11"/>3438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5 15:51:10 +0000 <text:s text:c="11"/>34309.6</text:p>
          </table:table-cell>
          <table:table-cell table:number-columns-repeated="3"/>
          <table:table-cell office:value-type="string" calcext:value-type="string">
            <text:p>2021-05-06 14:50:30 +0000 <text:s text:c="11"/>3441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5 17:47:50 +0000 <text:s text:c="11"/>34424</text:p>
          </table:table-cell>
          <table:table-cell table:number-columns-repeated="3"/>
          <table:table-cell office:value-type="string" calcext:value-type="string">
            <text:p>2021-05-06 20:48:02 +0000 <text:s text:c="11"/>3469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5 19:37:13 +0000 <text:s text:c="11"/>34497.4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6 10:45:21 +0000 <text:s text:c="11"/>34229.8</text:p>
          </table:table-cell>
          <table:table-cell table:number-columns-repeated="3"/>
          <table:table-cell table:style-name="ce1" office:value-type="percentage" office:value="-0.016" calcext:value-type="percentage">
            <text:p>-1.6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6 11:50:06 +0000 <text:s text:c="11"/>34352.2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6 12:33:45 +0000 <text:s text:c="11"/>34382.1</text:p>
          </table:table-cell>
          <table:table-cell table:number-columns-repeated="3"/>
          <table:table-cell office:value-type="string" calcext:value-type="string">
            <text:p>2021-05-08 00:52:52 +0000 <text:s text:c="11"/>3387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6 14:50:30 +0000 <text:s text:c="11"/>34411.4</text:p>
          </table:table-cell>
          <table:table-cell table:number-columns-repeated="3"/>
          <table:table-cell office:value-type="string" calcext:value-type="string">
            <text:p>2021-05-08 11:42:12 +0000 <text:s text:c="11"/>3298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6 20:48:02 +0000 <text:s text:c="11"/>34694.3</text:p>
          </table:table-cell>
          <table:table-cell table:number-columns-repeated="3"/>
          <table:table-cell office:value-type="string" calcext:value-type="string">
            <text:p>2021-05-08 21:32:06 +0000 <text:s text:c="11"/>3291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09 10:21:51 +0000 <text:s text:c="11"/>34042.7</text:p>
          </table:table-cell>
          <table:table-cell table:number-columns-repeated="5"/>
        </table:table-row>
        <table:table-row table:style-name="ro1">
          <table:table-cell table:style-name="ce1" office:value-type="percentage" office:value="-0.028" calcext:value-type="percentage">
            <text:p>-2.80%</text:p>
          </table:table-cell>
          <table:table-cell table:number-columns-repeated="3"/>
          <table:table-cell office:value-type="string" calcext:value-type="string">
            <text:p>2021-05-09 11:06:41 +0000 <text:s text:c="11"/>3382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09 14:41:12 +0000 <text:s text:c="11"/>3389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8 00:52:52 +0000 <text:s text:c="11"/>33878.9</text:p>
          </table:table-cell>
          <table:table-cell table:number-columns-repeated="3"/>
          <table:table-cell office:value-type="string" calcext:value-type="string">
            <text:p>2021-05-10 00:04:05 +0000 <text:s text:c="11"/>3367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8 11:42:12 +0000 <text:s text:c="11"/>32987.9</text:p>
          </table:table-cell>
          <table:table-cell table:number-columns-repeated="3"/>
          <table:table-cell office:value-type="string" calcext:value-type="string">
            <text:p>2021-05-10 07:43:54 +0000 <text:s text:c="11"/>3368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8 21:32:06 +0000 <text:s text:c="11"/>32914.3</text:p>
          </table:table-cell>
          <table:table-cell table:number-columns-repeated="3"/>
          <table:table-cell office:value-type="string" calcext:value-type="string">
            <text:p>2021-05-10 08:04:24 +0000 <text:s text:c="11"/>3363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0 11:03:54 +0000 <text:s text:c="11"/>33646.3</text:p>
          </table:table-cell>
          <table:table-cell table:number-columns-repeated="5"/>
        </table:table-row>
        <table:table-row table:style-name="ro1">
          <table:table-cell table:style-name="ce1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2021-05-10 14:04:05 +0000 <text:s text:c="11"/>3378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3 11:18:26 +0000 <text:s text:c="11"/>3370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9 10:21:51 +0000 <text:s text:c="11"/>34042.7</text:p>
          </table:table-cell>
          <table:table-cell table:number-columns-repeated="3"/>
          <table:table-cell office:value-type="string" calcext:value-type="string">
            <text:p>2021-05-13 21:21:07 +0000 <text:s text:c="11"/>3387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9 11:06:41 +0000 <text:s text:c="11"/>33825.2</text:p>
          </table:table-cell>
          <table:table-cell table:number-columns-repeated="3"/>
          <table:table-cell office:value-type="string" calcext:value-type="string">
            <text:p>2021-05-14 00:46:31 +0000 <text:s text:c="11"/>3381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9 14:41:12 +0000 <text:s text:c="11"/>33891.8</text:p>
          </table:table-cell>
          <table:table-cell table:number-columns-repeated="3"/>
          <table:table-cell office:value-type="string" calcext:value-type="string">
            <text:p>2021-05-14 09:06:06 +0000 <text:s text:c="11"/>3378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0 00:04:05 +0000 <text:s text:c="11"/>33671.5</text:p>
          </table:table-cell>
          <table:table-cell table:number-columns-repeated="3"/>
          <table:table-cell office:value-type="string" calcext:value-type="string">
            <text:p>2021-05-14 12:04:08 +0000 <text:s text:c="11"/>3375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0 07:43:54 +0000 <text:s text:c="11"/>33682.8</text:p>
          </table:table-cell>
          <table:table-cell table:number-columns-repeated="3"/>
          <table:table-cell office:value-type="string" calcext:value-type="string">
            <text:p>2021-05-14 19:50:08 +0000 <text:s text:c="11"/>338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0 08:04:24 +0000 <text:s text:c="11"/>33631.7</text:p>
          </table:table-cell>
          <table:table-cell table:number-columns-repeated="3"/>
          <table:table-cell office:value-type="string" calcext:value-type="string">
            <text:p>2021-05-14 20:51:18 +0000 <text:s text:c="11"/>3393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0 11:03:54 +0000 <text:s text:c="11"/>33646.3</text:p>
          </table:table-cell>
          <table:table-cell table:number-columns-repeated="3"/>
          <table:table-cell office:value-type="string" calcext:value-type="string">
            <text:p>2021-05-14 23:09:23 +0000 <text:s text:c="11"/>3365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0 14:04:05 +0000 <text:s text:c="11"/>33785.8</text:p>
          </table:table-cell>
          <table:table-cell table:number-columns-repeated="3"/>
          <table:table-cell office:value-type="string" calcext:value-type="string">
            <text:p>2021-05-15 00:03:06 +0000 <text:s text:c="11"/>3399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3 11:18:26 +0000 <text:s text:c="11"/>33705.4</text:p>
          </table:table-cell>
          <table:table-cell table:number-columns-repeated="3"/>
          <table:table-cell office:value-type="string" calcext:value-type="string">
            <text:p>2021-05-15 14:06:03 +0000 <text:s text:c="11"/>3403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3 21:21:07 +0000 <text:s text:c="11"/>33871.7</text:p>
          </table:table-cell>
          <table:table-cell table:number-columns-repeated="3"/>
          <table:table-cell office:value-type="string" calcext:value-type="string">
            <text:p>2021-05-15 22:39:22 +0000 <text:s text:c="11"/>33086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00:46:31 +0000 <text:s text:c="11"/>33813.7</text:p>
          </table:table-cell>
          <table:table-cell table:number-columns-repeated="3"/>
          <table:table-cell office:value-type="string" calcext:value-type="string">
            <text:p>2021-05-16 10:23:26 +0000 <text:s text:c="11"/>3399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09:06:06 +0000 <text:s text:c="11"/>33782.9</text:p>
          </table:table-cell>
          <table:table-cell table:number-columns-repeated="3"/>
          <table:table-cell office:value-type="string" calcext:value-type="string">
            <text:p>2021-05-16 12:06:04 +0000 <text:s text:c="11"/>3365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12:04:08 +0000 <text:s text:c="11"/>33751.6</text:p>
          </table:table-cell>
          <table:table-cell table:number-columns-repeated="3"/>
          <table:table-cell office:value-type="string" calcext:value-type="string">
            <text:p>2021-05-16 15:30:27 +0000 <text:s text:c="11"/>33739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19:50:08 +0000 <text:s text:c="11"/>33895</text:p>
          </table:table-cell>
          <table:table-cell table:number-columns-repeated="3"/>
          <table:table-cell office:value-type="string" calcext:value-type="string">
            <text:p>2021-05-17 00:53:52 +0000 <text:s text:c="11"/>3371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20:51:18 +0000 <text:s text:c="11"/>33932.8</text:p>
          </table:table-cell>
          <table:table-cell table:number-columns-repeated="3"/>
          <table:table-cell office:value-type="string" calcext:value-type="string">
            <text:p>2021-05-17 01:28:49 +0000 <text:s text:c="11"/>3362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23:09:23 +0000 <text:s text:c="11"/>33651.9</text:p>
          </table:table-cell>
          <table:table-cell table:number-columns-repeated="3"/>
          <table:table-cell office:value-type="string" calcext:value-type="string">
            <text:p>2021-05-17 12:14:11 +0000 <text:s text:c="11"/>33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5 00:03:06 +0000 <text:s text:c="11"/>33992.8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5 14:06:03 +0000 <text:s text:c="11"/>34038.6</text:p>
          </table:table-cell>
          <table:table-cell table:number-columns-repeated="3"/>
          <table:table-cell table:style-name="ce1" office:value-type="percentage" office:value="-0.083" calcext:value-type="percentage">
            <text:p>-8.3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5 22:39:22 +0000 <text:s text:c="11"/>33086.7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6 10:23:26 +0000 <text:s text:c="11"/>33993.5</text:p>
          </table:table-cell>
          <table:table-cell table:number-columns-repeated="3"/>
          <table:table-cell office:value-type="string" calcext:value-type="string">
            <text:p>2021-05-21 18:19:22 +0000 <text:s text:c="11"/>3120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6 12:06:04 +0000 <text:s text:c="11"/>33653.9</text:p>
          </table:table-cell>
          <table:table-cell table:number-columns-repeated="3"/>
          <table:table-cell office:value-type="string" calcext:value-type="string">
            <text:p>2021-05-22 10:25:09 +0000 <text:s text:c="11"/>3110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6 15:30:27 +0000 <text:s text:c="11"/>33739.7</text:p>
          </table:table-cell>
          <table:table-cell table:number-columns-repeated="3"/>
          <table:table-cell office:value-type="string" calcext:value-type="string">
            <text:p>2021-05-22 15:58:48 +0000 <text:s text:c="11"/>3092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7 00:53:52 +0000 <text:s text:c="11"/>33713.6</text:p>
          </table:table-cell>
          <table:table-cell table:number-columns-repeated="3"/>
          <table:table-cell office:value-type="string" calcext:value-type="string">
            <text:p>2021-05-23 06:56:53 +0000 <text:s text:c="11"/>3091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7 01:28:49 +0000 <text:s text:c="11"/>33621.1</text:p>
          </table:table-cell>
          <table:table-cell table:number-columns-repeated="3"/>
          <table:table-cell office:value-type="string" calcext:value-type="string">
            <text:p>2021-05-24 06:44:53 +0000 <text:s text:c="11"/>3105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7 12:14:11 +0000 <text:s text:c="11"/>33816</text:p>
          </table:table-cell>
          <table:table-cell table:number-columns-repeated="3"/>
          <table:table-cell office:value-type="string" calcext:value-type="string">
            <text:p>2021-05-24 09:10:39 +0000 <text:s text:c="11"/>3092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25 09:06:06 +0000 <text:s text:c="11"/>30534.5</text:p>
          </table:table-cell>
          <table:table-cell table:number-columns-repeated="5"/>
        </table:table-row>
        <table:table-row table:style-name="ro1">
          <table:table-cell table:style-name="ce1" office:value-type="percentage" office:value="-0.083" calcext:value-type="percentage">
            <text:p>-8.30%</text:p>
          </table:table-cell>
          <table:table-cell table:number-columns-repeated="3"/>
          <table:table-cell office:value-type="string" calcext:value-type="string">
            <text:p>2021-05-26 00:14:17 +0000 <text:s text:c="11"/>3155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26 00:58:16 +0000 <text:s text:c="11"/>31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1 18:19:22 +0000 <text:s text:c="11"/>31205.5</text:p>
          </table:table-cell>
          <table:table-cell table:number-columns-repeated="3"/>
          <table:table-cell office:value-type="string" calcext:value-type="string">
            <text:p>2021-05-26 09:41:16 +0000 <text:s text:c="11"/>3148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2 10:25:09 +0000 <text:s text:c="11"/>31101.6</text:p>
          </table:table-cell>
          <table:table-cell table:number-columns-repeated="3"/>
          <table:table-cell office:value-type="string" calcext:value-type="string">
            <text:p>2021-05-26 11:08:11 +0000 <text:s text:c="11"/>31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2 15:58:48 +0000 <text:s text:c="11"/>30925.8</text:p>
          </table:table-cell>
          <table:table-cell table:number-columns-repeated="3"/>
          <table:table-cell office:value-type="string" calcext:value-type="string">
            <text:p>2021-05-26 14:11:47 +0000 <text:s text:c="11"/>3148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3 06:56:53 +0000 <text:s text:c="11"/>30911.4</text:p>
          </table:table-cell>
          <table:table-cell table:number-columns-repeated="3"/>
          <table:table-cell office:value-type="string" calcext:value-type="string">
            <text:p>2021-05-26 15:30:31 +0000 <text:s text:c="11"/>3138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4 06:44:53 +0000 <text:s text:c="11"/>31051.1</text:p>
          </table:table-cell>
          <table:table-cell table:number-columns-repeated="3"/>
          <table:table-cell office:value-type="string" calcext:value-type="string">
            <text:p>2021-05-26 20:29:55 +0000 <text:s text:c="11"/>3159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4 09:10:39 +0000 <text:s text:c="11"/>30924.3</text:p>
          </table:table-cell>
          <table:table-cell table:number-columns-repeated="3"/>
          <table:table-cell office:value-type="string" calcext:value-type="string">
            <text:p>2021-05-26 21:44:44 +0000 <text:s text:c="11"/>31279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5 09:06:06 +0000 <text:s text:c="11"/>30534.5</text:p>
          </table:table-cell>
          <table:table-cell table:number-columns-repeated="3"/>
          <table:table-cell office:value-type="string" calcext:value-type="string">
            <text:p>2021-05-27 07:15:13 +0000 <text:s text:c="11"/>3133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29 01:54:40 +0000 <text:s text:c="11"/>31211</text:p>
          </table:table-cell>
          <table:table-cell table:number-columns-repeated="5"/>
        </table:table-row>
        <table:table-row table:style-name="ro1">
          <table:table-cell table:style-name="ce1" office:value-type="percentage" office:value="0.018" calcext:value-type="percentage">
            <text:p>1.80%</text:p>
          </table:table-cell>
          <table:table-cell table:number-columns-repeated="3"/>
          <table:table-cell office:value-type="string" calcext:value-type="string">
            <text:p>2021-05-29 18:17:12 +0000 <text:s text:c="11"/>3112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29 18:38:39 +0000 <text:s text:c="11"/>31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00:14:17 +0000 <text:s text:c="11"/>31552.1</text:p>
          </table:table-cell>
          <table:table-cell table:number-columns-repeated="3"/>
          <table:table-cell office:value-type="string" calcext:value-type="string">
            <text:p>2021-05-31 05:27:04 +0000 <text:s text:c="11"/>3119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00:58:16 +0000 <text:s text:c="11"/>31560</text:p>
          </table:table-cell>
          <table:table-cell table:number-columns-repeated="3"/>
          <table:table-cell office:value-type="string" calcext:value-type="string">
            <text:p>2021-05-31 08:27:52 +0000 <text:s text:c="11"/>3142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09:41:16 +0000 <text:s text:c="11"/>31482.8</text:p>
          </table:table-cell>
          <table:table-cell table:number-columns-repeated="3"/>
          <table:table-cell office:value-type="string" calcext:value-type="string">
            <text:p>2021-05-31 09:36:23 +0000 <text:s text:c="11"/>3141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11:08:11 +0000 <text:s text:c="11"/>31448</text:p>
          </table:table-cell>
          <table:table-cell table:number-columns-repeated="3"/>
          <table:table-cell office:value-type="string" calcext:value-type="string">
            <text:p>2021-05-31 13:15:57 +0000 <text:s text:c="11"/>31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14:11:47 +0000 <text:s text:c="11"/>31488.4</text:p>
          </table:table-cell>
          <table:table-cell table:number-columns-repeated="3"/>
          <table:table-cell office:value-type="string" calcext:value-type="string">
            <text:p>2021-05-31 18:56:08 +0000 <text:s text:c="11"/>3141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15:30:31 +0000 <text:s text:c="11"/>31383.9</text:p>
          </table:table-cell>
          <table:table-cell table:number-columns-repeated="3"/>
          <table:table-cell office:value-type="string" calcext:value-type="string">
            <text:p>2021-05-31 19:33:29 +0000 <text:s text:c="11"/>3136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20:29:55 +0000 <text:s text:c="11"/>31590.9</text:p>
          </table:table-cell>
          <table:table-cell table:number-columns-repeated="3"/>
          <table:table-cell office:value-type="string" calcext:value-type="string">
            <text:p>2021-06-07 06:31:16 +0000 <text:s text:c="11"/>3117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07 08:16:50 +0000 <text:s text:c="11"/>31155.1</text:p>
          </table:table-cell>
          <table:table-cell table:number-columns-repeated="5"/>
        </table:table-row>
        <table:table-row table:style-name="ro1">
          <table:table-cell table:style-name="ce1" office:value-type="percentage" office:value="-0.008" calcext:value-type="percentage">
            <text:p>-0.80%</text:p>
          </table:table-cell>
          <table:table-cell table:number-columns-repeated="3"/>
          <table:table-cell office:value-type="string" calcext:value-type="string">
            <text:p>2021-06-10 21:26:15 +0000 <text:s text:c="11"/>3102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11 01:15:13 +0000 <text:s text:c="11"/>3100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21:44:44 +0000 <text:s text:c="11"/>31279.7</text:p>
          </table:table-cell>
          <table:table-cell table:number-columns-repeated="3"/>
          <table:table-cell office:value-type="string" calcext:value-type="string">
            <text:p>2021-06-11 09:18:55 +0000 <text:s text:c="11"/>3100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7 07:15:13 +0000 <text:s text:c="11"/>31333.5</text:p>
          </table:table-cell>
          <table:table-cell table:number-columns-repeated="3"/>
          <table:table-cell office:value-type="string" calcext:value-type="string">
            <text:p>2021-06-11 13:37:33 +0000 <text:s text:c="11"/>3098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9 01:54:40 +0000 <text:s text:c="11"/>31211</text:p>
          </table:table-cell>
          <table:table-cell table:number-columns-repeated="3"/>
          <table:table-cell office:value-type="string" calcext:value-type="string">
            <text:p>2021-06-11 16:49:30 +0000 <text:s text:c="11"/>31029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9 18:17:12 +0000 <text:s text:c="11"/>31122.3</text:p>
          </table:table-cell>
          <table:table-cell table:number-columns-repeated="3"/>
          <table:table-cell office:value-type="string" calcext:value-type="string">
            <text:p>2021-06-12 02:51:42 +0000 <text:s text:c="11"/>3106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9 18:38:39 +0000 <text:s text:c="11"/>31272</text:p>
          </table:table-cell>
          <table:table-cell table:number-columns-repeated="3"/>
          <table:table-cell office:value-type="string" calcext:value-type="string">
            <text:p>2021-06-12 08:38:13 +0000 <text:s text:c="11"/>3135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05:27:04 +0000 <text:s text:c="11"/>31194.5</text:p>
          </table:table-cell>
          <table:table-cell table:number-columns-repeated="3"/>
          <table:table-cell office:value-type="string" calcext:value-type="string">
            <text:p>2021-06-13 00:00:15 +0000 <text:s text:c="11"/>31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13 11:27:16 +0000 <text:s text:c="11"/>31396.1</text:p>
          </table:table-cell>
          <table:table-cell table:number-columns-repeated="5"/>
        </table:table-row>
        <table:table-row table:style-name="ro1">
          <table:table-cell table:style-name="ce1" office:value-type="percentage" office:value="0.005" calcext:value-type="percentage">
            <text:p>0.50%</text:p>
          </table:table-cell>
          <table:table-cell table:number-columns-repeated="3"/>
          <table:table-cell office:value-type="string" calcext:value-type="string">
            <text:p>2021-06-14 10:56:33 +0000 <text:s text:c="11"/>3134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14 16:19:50 +0000 <text:s text:c="11"/>3116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08:27:52 +0000 <text:s text:c="11"/>31422.2</text:p>
          </table:table-cell>
          <table:table-cell table:number-columns-repeated="3"/>
          <table:table-cell office:value-type="string" calcext:value-type="string">
            <text:p>2021-06-14 20:25:33 +0000 <text:s text:c="11"/>3123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09:36:23 +0000 <text:s text:c="11"/>31414.1</text:p>
          </table:table-cell>
          <table:table-cell table:number-columns-repeated="3"/>
          <table:table-cell office:value-type="string" calcext:value-type="string">
            <text:p>2021-06-14 23:52:04 +0000 <text:s text:c="11"/>31186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3:15:57 +0000 <text:s text:c="11"/>31370</text:p>
          </table:table-cell>
          <table:table-cell table:number-columns-repeated="3"/>
          <table:table-cell office:value-type="string" calcext:value-type="string">
            <text:p>2021-06-15 01:44:01 +0000 <text:s text:c="11"/>3110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8:56:08 +0000 <text:s text:c="11"/>31417.2</text:p>
          </table:table-cell>
          <table:table-cell table:number-columns-repeated="3"/>
          <table:table-cell office:value-type="string" calcext:value-type="string">
            <text:p>2021-06-17 01:27:07 +0000 <text:s text:c="11"/>3223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9:33:29 +0000 <text:s text:c="11"/>31368.4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table:style-name="ce1" office:value-type="percentage" office:value="0.026" calcext:value-type="percentage">
            <text:p>2.60%</text:p>
          </table:table-cell>
          <table:table-cell table:number-columns-repeated="5"/>
        </table:table-row>
        <table:table-row table:style-name="ro1">
          <table:table-cell table:style-name="ce1" office:value-type="percentage" office:value="-0.011" calcext:value-type="percentage">
            <text:p>-1.10%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17 18:18:33 +0000 <text:s text:c="11"/>34245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07 06:31:16 +0000 <text:s text:c="11"/>31177.3</text:p>
          </table:table-cell>
          <table:table-cell table:number-columns-repeated="3"/>
          <table:table-cell office:value-type="string" calcext:value-type="string">
            <text:p>2021-06-17 22:24:08 +0000 <text:s text:c="11"/>3406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07 08:16:50 +0000 <text:s text:c="11"/>31155.1</text:p>
          </table:table-cell>
          <table:table-cell table:number-columns-repeated="3"/>
          <table:table-cell office:value-type="string" calcext:value-type="string">
            <text:p>2021-06-18 01:36:03 +0000 <text:s text:c="11"/>34455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0 21:26:15 +0000 <text:s text:c="11"/>31021.9</text:p>
          </table:table-cell>
          <table:table-cell table:number-columns-repeated="3"/>
          <table:table-cell office:value-type="string" calcext:value-type="string">
            <text:p>2021-06-18 07:20:36 +0000 <text:s text:c="11"/>3435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1 01:15:13 +0000 <text:s text:c="11"/>31007.7</text:p>
          </table:table-cell>
          <table:table-cell table:number-columns-repeated="3"/>
          <table:table-cell office:value-type="string" calcext:value-type="string">
            <text:p>2021-06-18 10:15:59 +0000 <text:s text:c="11"/>3440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1 09:18:55 +0000 <text:s text:c="11"/>31008.8</text:p>
          </table:table-cell>
          <table:table-cell table:number-columns-repeated="3"/>
          <table:table-cell office:value-type="string" calcext:value-type="string">
            <text:p>2021-06-18 15:10:29 +0000 <text:s text:c="11"/>3430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1 13:37:33 +0000 <text:s text:c="11"/>30987.1</text:p>
          </table:table-cell>
          <table:table-cell table:number-columns-repeated="3"/>
          <table:table-cell office:value-type="string" calcext:value-type="string">
            <text:p>2021-06-18 17:35:26 +0000 <text:s text:c="11"/>3445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1 16:49:30 +0000 <text:s text:c="11"/>31029.2</text:p>
          </table:table-cell>
          <table:table-cell table:number-columns-repeated="3"/>
          <table:table-cell office:value-type="string" calcext:value-type="string">
            <text:p>2021-06-18 21:17:44 +0000 <text:s text:c="11"/>3435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2 02:51:42 +0000 <text:s text:c="11"/>31064.7</text:p>
          </table:table-cell>
          <table:table-cell table:number-columns-repeated="3"/>
          <table:table-cell office:value-type="string" calcext:value-type="string">
            <text:p>2021-06-19 13:11:23 +0000 <text:s text:c="11"/>3418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0 10:55:16 +0000 <text:s text:c="11"/>33269</text:p>
          </table:table-cell>
          <table:table-cell table:number-columns-repeated="5"/>
        </table:table-row>
        <table:table-row table:style-name="ro1">
          <table:table-cell table:style-name="ce1" office:value-type="percentage" office:value="0.011" calcext:value-type="percentage">
            <text:p>1.10%</text:p>
          </table:table-cell>
          <table:table-cell table:number-columns-repeated="3"/>
          <table:table-cell office:value-type="string" calcext:value-type="string">
            <text:p>2021-06-20 14:43:23 +0000 <text:s text:c="11"/>3431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0 22:40:10 +0000 <text:s text:c="11"/>34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2 08:38:13 +0000 <text:s text:c="11"/>31352.9</text:p>
          </table:table-cell>
          <table:table-cell table:number-columns-repeated="3"/>
          <table:table-cell office:value-type="string" calcext:value-type="string">
            <text:p>2021-06-21 01:34:21 +0000 <text:s text:c="11"/>34186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3 00:00:15 +0000 <text:s text:c="11"/>31451</text:p>
          </table:table-cell>
          <table:table-cell table:number-columns-repeated="3"/>
          <table:table-cell office:value-type="string" calcext:value-type="string">
            <text:p>2021-06-21 06:08:48 +0000 <text:s text:c="11"/>3426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3 11:27:16 +0000 <text:s text:c="11"/>31396.1</text:p>
          </table:table-cell>
          <table:table-cell table:number-columns-repeated="3"/>
          <table:table-cell office:value-type="string" calcext:value-type="string">
            <text:p>2021-06-21 10:06:15 +0000 <text:s text:c="11"/>34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4 10:56:33 +0000 <text:s text:c="11"/>31341.7</text:p>
          </table:table-cell>
          <table:table-cell table:number-columns-repeated="3"/>
          <table:table-cell office:value-type="string" calcext:value-type="string">
            <text:p>2021-06-21 18:23:13 +0000 <text:s text:c="11"/>3404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1 22:34:30 +0000 <text:s text:c="11"/>34045.8</text:p>
          </table:table-cell>
          <table:table-cell table:number-columns-repeated="5"/>
        </table:table-row>
        <table:table-row table:style-name="ro1">
          <table:table-cell table:style-name="ce1" office:value-type="percentage" office:value="-0.007" calcext:value-type="percentage">
            <text:p>-0.70%</text:p>
          </table:table-cell>
          <table:table-cell table:number-columns-repeated="3"/>
          <table:table-cell office:value-type="string" calcext:value-type="string">
            <text:p>2021-06-22 06:54:18 +0000 <text:s text:c="11"/>34125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2 09:57:55 +0000 <text:s text:c="11"/>34159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4 16:19:50 +0000 <text:s text:c="11"/>31162.6</text:p>
          </table:table-cell>
          <table:table-cell table:number-columns-repeated="3"/>
          <table:table-cell office:value-type="string" calcext:value-type="string">
            <text:p>2021-06-22 18:46:35 +0000 <text:s text:c="11"/>3326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4 20:25:33 +0000 <text:s text:c="11"/>31235.3</text:p>
          </table:table-cell>
          <table:table-cell table:number-columns-repeated="3"/>
          <table:table-cell office:value-type="string" calcext:value-type="string">
            <text:p>2021-06-22 22:36:52 +0000 <text:s text:c="11"/>3437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4 23:52:04 +0000 <text:s text:c="11"/>31186.1</text:p>
          </table:table-cell>
          <table:table-cell table:number-columns-repeated="3"/>
          <table:table-cell office:value-type="string" calcext:value-type="string">
            <text:p>2021-06-23 02:37:27 +0000 <text:s text:c="11"/>34005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5 01:44:01 +0000 <text:s text:c="11"/>31106.9</text:p>
          </table:table-cell>
          <table:table-cell table:number-columns-repeated="3"/>
          <table:table-cell office:value-type="string" calcext:value-type="string">
            <text:p>2021-06-23 05:31:53 +0000 <text:s text:c="11"/>3418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3 11:15:30 +0000 <text:s text:c="11"/>34194.1</text:p>
          </table:table-cell>
          <table:table-cell table:number-columns-repeated="5"/>
        </table:table-row>
        <table:table-row table:style-name="ro1">
          <table:table-cell table:style-name="ce1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2021-06-23 15:30:35 +0000 <text:s text:c="11"/>34195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3 23:12:44 +0000 <text:s text:c="11"/>3415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7 01:27:07 +0000 <text:s text:c="11"/>32233.6</text:p>
          </table:table-cell>
          <table:table-cell table:number-columns-repeated="3"/>
          <table:table-cell office:value-type="string" calcext:value-type="string">
            <text:p>2021-06-24 07:40:00 +0000 <text:s text:c="11"/>34126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7 18:18:33 +0000 <text:s text:c="11"/>34245.9</text:p>
          </table:table-cell>
          <table:table-cell table:number-columns-repeated="3"/>
          <table:table-cell office:value-type="string" calcext:value-type="string">
            <text:p>2021-06-24 11:07:18 +0000 <text:s text:c="11"/>3423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7 22:24:08 +0000 <text:s text:c="11"/>34064.4</text:p>
          </table:table-cell>
          <table:table-cell table:number-columns-repeated="3"/>
          <table:table-cell office:value-type="string" calcext:value-type="string">
            <text:p>2021-06-24 15:22:39 +0000 <text:s text:c="11"/>34244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01:36:03 +0000 <text:s text:c="11"/>34455.1</text:p>
          </table:table-cell>
          <table:table-cell table:number-columns-repeated="3"/>
          <table:table-cell office:value-type="string" calcext:value-type="string">
            <text:p>2021-06-24 19:31:57 +0000 <text:s text:c="11"/>34146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07:20:36 +0000 <text:s text:c="11"/>34352.5</text:p>
          </table:table-cell>
          <table:table-cell table:number-columns-repeated="3"/>
          <table:table-cell office:value-type="string" calcext:value-type="string">
            <text:p>2021-06-24 22:50:33 +0000 <text:s text:c="11"/>3404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10:15:59 +0000 <text:s text:c="11"/>34408.4</text:p>
          </table:table-cell>
          <table:table-cell table:number-columns-repeated="3"/>
          <table:table-cell office:value-type="string" calcext:value-type="string">
            <text:p>2021-06-25 01:26:58 +0000 <text:s text:c="11"/>3409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15:10:29 +0000 <text:s text:c="11"/>34302.8</text:p>
          </table:table-cell>
          <table:table-cell table:number-columns-repeated="3"/>
          <table:table-cell office:value-type="string" calcext:value-type="string">
            <text:p>2021-06-25 08:14:23 +0000 <text:s text:c="11"/>3411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17:35:26 +0000 <text:s text:c="11"/>34454.5</text:p>
          </table:table-cell>
          <table:table-cell table:number-columns-repeated="3"/>
          <table:table-cell office:value-type="string" calcext:value-type="string">
            <text:p>2021-06-25 12:19:04 +0000 <text:s text:c="11"/>3419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21:17:44 +0000 <text:s text:c="11"/>34351.2</text:p>
          </table:table-cell>
          <table:table-cell table:number-columns-repeated="3"/>
          <table:table-cell office:value-type="string" calcext:value-type="string">
            <text:p>2021-06-25 14:54:11 +0000 <text:s text:c="11"/>3409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9 13:11:23 +0000 <text:s text:c="11"/>34182.1</text:p>
          </table:table-cell>
          <table:table-cell table:number-columns-repeated="3"/>
          <table:table-cell office:value-type="string" calcext:value-type="string">
            <text:p>2021-06-25 23:20:26 +0000 <text:s text:c="11"/>3402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0 10:55:16 +0000 <text:s text:c="11"/>33269</text:p>
          </table:table-cell>
          <table:table-cell table:number-columns-repeated="3"/>
          <table:table-cell office:value-type="string" calcext:value-type="string">
            <text:p>2021-06-27 15:38:30 +0000 <text:s text:c="11"/>3394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0 14:43:23 +0000 <text:s text:c="11"/>34312.8</text:p>
          </table:table-cell>
          <table:table-cell table:number-columns-repeated="3"/>
          <table:table-cell office:value-type="string" calcext:value-type="string">
            <text:p>2021-06-28 06:22:41 +0000 <text:s text:c="11"/>3403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0 22:40:10 +0000 <text:s text:c="11"/>34082</text:p>
          </table:table-cell>
          <table:table-cell table:number-columns-repeated="3"/>
          <table:table-cell office:value-type="string" calcext:value-type="string">
            <text:p>2021-06-28 08:38:08 +0000 <text:s text:c="11"/>3399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01:34:21 +0000 <text:s text:c="11"/>34186.3</text:p>
          </table:table-cell>
          <table:table-cell table:number-columns-repeated="3"/>
          <table:table-cell office:value-type="string" calcext:value-type="string">
            <text:p>2021-06-28 14:23:01 +0000 <text:s text:c="11"/>3405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06:08:48 +0000 <text:s text:c="11"/>34267.5</text:p>
          </table:table-cell>
          <table:table-cell table:number-columns-repeated="3"/>
          <table:table-cell office:value-type="string" calcext:value-type="string">
            <text:p>2021-06-28 22:11:38 +0000 <text:s text:c="11"/>34076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0:06:15 +0000 <text:s text:c="11"/>34119</text:p>
          </table:table-cell>
          <table:table-cell table:number-columns-repeated="3"/>
          <table:table-cell office:value-type="string" calcext:value-type="string">
            <text:p>2021-06-29 02:00:54 +0000 <text:s text:c="11"/>3394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8:23:13 +0000 <text:s text:c="11"/>34046.9</text:p>
          </table:table-cell>
          <table:table-cell table:number-columns-repeated="3"/>
          <table:table-cell office:value-type="string" calcext:value-type="string">
            <text:p>2021-06-29 07:06:40 +0000 <text:s text:c="11"/>3405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22:34:30 +0000 <text:s text:c="11"/>34045.8</text:p>
          </table:table-cell>
          <table:table-cell table:number-columns-repeated="3"/>
          <table:table-cell office:value-type="string" calcext:value-type="string">
            <text:p>2021-06-29 09:55:00 +0000 <text:s text:c="11"/>3421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06:54:18 +0000 <text:s text:c="11"/>34125.1</text:p>
          </table:table-cell>
          <table:table-cell table:number-columns-repeated="3"/>
          <table:table-cell office:value-type="string" calcext:value-type="string">
            <text:p>2021-06-29 14:55:02 +0000 <text:s text:c="11"/>3424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09:57:55 +0000 <text:s text:c="11"/>34159.3</text:p>
          </table:table-cell>
          <table:table-cell table:number-columns-repeated="3"/>
          <table:table-cell office:value-type="string" calcext:value-type="string">
            <text:p>2021-06-30 04:38:03 +0000 <text:s text:c="11"/>3394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18:46:35 +0000 <text:s text:c="11"/>33267.8</text:p>
          </table:table-cell>
          <table:table-cell table:number-columns-repeated="3"/>
          <table:table-cell office:value-type="string" calcext:value-type="string">
            <text:p>2021-06-30 06:50:52 +0000 <text:s text:c="11"/>3399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22:36:52 +0000 <text:s text:c="11"/>34375.4</text:p>
          </table:table-cell>
          <table:table-cell table:number-columns-repeated="3"/>
          <table:table-cell office:value-type="string" calcext:value-type="string">
            <text:p>2021-06-30 12:46:38 +0000 <text:s text:c="11"/>34269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02:37:27 +0000 <text:s text:c="11"/>34005.6</text:p>
          </table:table-cell>
          <table:table-cell table:number-columns-repeated="3"/>
          <table:table-cell office:value-type="string" calcext:value-type="string">
            <text:p>2021-06-30 16:43:47 +0000 <text:s text:c="11"/>3415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05:31:53 +0000 <text:s text:c="11"/>34188.2</text:p>
          </table:table-cell>
          <table:table-cell table:number-columns-repeated="3"/>
          <table:table-cell office:value-type="string" calcext:value-type="string">
            <text:p>2021-06-30 20:45:29 +0000 <text:s text:c="11"/>3414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11:15:30 +0000 <text:s text:c="11"/>34194.1</text:p>
          </table:table-cell>
          <table:table-cell table:number-columns-repeated="3"/>
          <table:table-cell office:value-type="string" calcext:value-type="string">
            <text:p>2021-06-30 23:41:39 +0000 <text:s text:c="11"/>33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15:30:35 +0000 <text:s text:c="11"/>34195.6</text:p>
          </table:table-cell>
          <table:table-cell table:number-columns-repeated="3"/>
          <table:table-cell office:value-type="string" calcext:value-type="string">
            <text:p>2021-07-01 01:46:45 +0000 <text:s text:c="11"/>3381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23:12:44 +0000 <text:s text:c="11"/>34157.3</text:p>
          </table:table-cell>
          <table:table-cell table:number-columns-repeated="3"/>
          <table:table-cell office:value-type="string" calcext:value-type="string">
            <text:p>2021-07-01 07:18:31 +0000 <text:s text:c="11"/>3296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07:40:00 +0000 <text:s text:c="11"/>34126.7</text:p>
          </table:table-cell>
          <table:table-cell table:number-columns-repeated="3"/>
          <table:table-cell office:value-type="string" calcext:value-type="string">
            <text:p>2021-07-01 13:45:52 +0000 <text:s text:c="11"/>33694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11:07:18 +0000 <text:s text:c="11"/>34230.8</text:p>
          </table:table-cell>
          <table:table-cell table:number-columns-repeated="3"/>
          <table:table-cell office:value-type="string" calcext:value-type="string">
            <text:p>2021-07-01 17:15:28 +0000 <text:s text:c="11"/>34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15:22:39 +0000 <text:s text:c="11"/>34244.9</text:p>
          </table:table-cell>
          <table:table-cell table:number-columns-repeated="3"/>
          <table:table-cell office:value-type="string" calcext:value-type="string">
            <text:p>2021-07-01 21:37:16 +0000 <text:s text:c="11"/>3316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19:31:57 +0000 <text:s text:c="11"/>34146.2</text:p>
          </table:table-cell>
          <table:table-cell table:number-columns-repeated="3"/>
          <table:table-cell office:value-type="string" calcext:value-type="string">
            <text:p>2021-07-01 23:18:50 +0000 <text:s text:c="11"/>3396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22:50:33 +0000 <text:s text:c="11"/>34047.6</text:p>
          </table:table-cell>
          <table:table-cell table:number-columns-repeated="3"/>
          <table:table-cell office:value-type="string" calcext:value-type="string">
            <text:p>2021-07-02 03:19:19 +0000 <text:s text:c="11"/>3415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01:26:58 +0000 <text:s text:c="11"/>34098.6</text:p>
          </table:table-cell>
          <table:table-cell table:number-columns-repeated="3"/>
          <table:table-cell office:value-type="string" calcext:value-type="string">
            <text:p>2021-07-02 09:13:12 +0000 <text:s text:c="11"/>3409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08:14:23 +0000 <text:s text:c="11"/>34117.7</text:p>
          </table:table-cell>
          <table:table-cell table:number-columns-repeated="3"/>
          <table:table-cell office:value-type="string" calcext:value-type="string">
            <text:p>2021-07-02 13:42:07 +0000 <text:s text:c="11"/>3424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12:19:04 +0000 <text:s text:c="11"/>34190.1</text:p>
          </table:table-cell>
          <table:table-cell table:number-columns-repeated="3"/>
          <table:table-cell office:value-type="string" calcext:value-type="string">
            <text:p>2021-07-05 10:58:19 +0000 <text:s text:c="11"/>3382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14:54:11 +0000 <text:s text:c="11"/>34093.1</text:p>
          </table:table-cell>
          <table:table-cell table:number-columns-repeated="3"/>
          <table:table-cell office:value-type="string" calcext:value-type="string">
            <text:p>2021-07-05 15:17:40 +0000 <text:s text:c="11"/>3401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23:20:26 +0000 <text:s text:c="11"/>34020.5</text:p>
          </table:table-cell>
          <table:table-cell table:number-columns-repeated="3"/>
          <table:table-cell office:value-type="string" calcext:value-type="string">
            <text:p>2021-07-05 18:47:16 +0000 <text:s text:c="11"/>3407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7 15:38:30 +0000 <text:s text:c="11"/>33944.5</text:p>
          </table:table-cell>
          <table:table-cell table:number-columns-repeated="3"/>
          <table:table-cell office:value-type="string" calcext:value-type="string">
            <text:p>2021-07-06 05:41:36 +0000 <text:s text:c="11"/>3421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06:22:41 +0000 <text:s text:c="11"/>34032.1</text:p>
          </table:table-cell>
          <table:table-cell table:number-columns-repeated="3"/>
          <table:table-cell office:value-type="string" calcext:value-type="string">
            <text:p>2021-07-06 08:54:42 +0000 <text:s text:c="11"/>3392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08:38:08 +0000 <text:s text:c="11"/>33999.6</text:p>
          </table:table-cell>
          <table:table-cell table:number-columns-repeated="3"/>
          <table:table-cell office:value-type="string" calcext:value-type="string">
            <text:p>2021-07-06 13:49:45 +0000 <text:s text:c="11"/>3380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14:23:01 +0000 <text:s text:c="11"/>34050.7</text:p>
          </table:table-cell>
          <table:table-cell table:number-columns-repeated="3"/>
          <table:table-cell office:value-type="string" calcext:value-type="string">
            <text:p>2021-07-06 17:43:00 +0000 <text:s text:c="11"/>3387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22:11:38 +0000 <text:s text:c="11"/>34076.6</text:p>
          </table:table-cell>
          <table:table-cell table:number-columns-repeated="3"/>
          <table:table-cell office:value-type="string" calcext:value-type="string">
            <text:p>2021-07-06 20:40:47 +0000 <text:s text:c="11"/>3404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02:00:54 +0000 <text:s text:c="11"/>33945.3</text:p>
          </table:table-cell>
          <table:table-cell table:number-columns-repeated="3"/>
          <table:table-cell office:value-type="string" calcext:value-type="string">
            <text:p>2021-07-07 04:02:22 +0000 <text:s text:c="11"/>34084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07:06:40 +0000 <text:s text:c="11"/>34052.4</text:p>
          </table:table-cell>
          <table:table-cell table:number-columns-repeated="3"/>
          <table:table-cell office:value-type="string" calcext:value-type="string">
            <text:p>2021-07-07 08:19:43 +0000 <text:s text:c="11"/>3411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09:55:00 +0000 <text:s text:c="11"/>34210.6</text:p>
          </table:table-cell>
          <table:table-cell table:number-columns-repeated="3"/>
          <table:table-cell office:value-type="string" calcext:value-type="string">
            <text:p>2021-07-07 12:18:12 +0000 <text:s text:c="11"/>3400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14:55:02 +0000 <text:s text:c="11"/>34244.6</text:p>
          </table:table-cell>
          <table:table-cell table:number-columns-repeated="3"/>
          <table:table-cell office:value-type="string" calcext:value-type="string">
            <text:p>2021-07-07 16:12:35 +0000 <text:s text:c="11"/>3405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04:38:03 +0000 <text:s text:c="11"/>33943.2</text:p>
          </table:table-cell>
          <table:table-cell table:number-columns-repeated="3"/>
          <table:table-cell office:value-type="string" calcext:value-type="string">
            <text:p>2021-07-07 20:31:08 +0000 <text:s text:c="11"/>34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06:50:52 +0000 <text:s text:c="11"/>33997.5</text:p>
          </table:table-cell>
          <table:table-cell table:number-columns-repeated="3"/>
          <table:table-cell office:value-type="string" calcext:value-type="string">
            <text:p>2021-07-07 21:01:14 +0000 <text:s text:c="11"/>34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12:46:38 +0000 <text:s text:c="11"/>34269.7</text:p>
          </table:table-cell>
          <table:table-cell table:number-columns-repeated="3"/>
          <table:table-cell office:value-type="string" calcext:value-type="string">
            <text:p>2021-07-08 02:57:32 +0000 <text:s text:c="11"/>3389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16:43:47 +0000 <text:s text:c="11"/>34153.7</text:p>
          </table:table-cell>
          <table:table-cell table:number-columns-repeated="3"/>
          <table:table-cell office:value-type="string" calcext:value-type="string">
            <text:p>2021-07-08 06:16:32 +0000 <text:s text:c="11"/>34229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20:45:29 +0000 <text:s text:c="11"/>34148.9</text:p>
          </table:table-cell>
          <table:table-cell table:number-columns-repeated="3"/>
          <table:table-cell office:value-type="string" calcext:value-type="string">
            <text:p>2021-07-08 10:06:23 +0000 <text:s text:c="11"/>3416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23:41:39 +0000 <text:s text:c="11"/>33995</text:p>
          </table:table-cell>
          <table:table-cell table:number-columns-repeated="3"/>
          <table:table-cell office:value-type="string" calcext:value-type="string">
            <text:p>2021-07-08 16:25:21 +0000 <text:s text:c="11"/>33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01:46:45 +0000 <text:s text:c="11"/>33817.1</text:p>
          </table:table-cell>
          <table:table-cell table:number-columns-repeated="3"/>
          <table:table-cell office:value-type="string" calcext:value-type="string">
            <text:p>2021-07-08 21:12:51 +0000 <text:s text:c="11"/>33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07:18:31 +0000 <text:s text:c="11"/>32960.9</text:p>
          </table:table-cell>
          <table:table-cell table:number-columns-repeated="3"/>
          <table:table-cell office:value-type="string" calcext:value-type="string">
            <text:p>2021-07-08 23:25:14 +0000 <text:s text:c="11"/>3385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13:45:52 +0000 <text:s text:c="11"/>33694.2</text:p>
          </table:table-cell>
          <table:table-cell table:number-columns-repeated="3"/>
          <table:table-cell office:value-type="string" calcext:value-type="string">
            <text:p>2021-07-09 05:22:29 +0000 <text:s text:c="11"/>3406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17:15:28 +0000 <text:s text:c="11"/>34167</text:p>
          </table:table-cell>
          <table:table-cell table:number-columns-repeated="3"/>
          <table:table-cell office:value-type="string" calcext:value-type="string">
            <text:p>2021-07-09 08:00:14 +0000 <text:s text:c="11"/>3393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21:37:16 +0000 <text:s text:c="11"/>33161.4</text:p>
          </table:table-cell>
          <table:table-cell table:number-columns-repeated="3"/>
          <table:table-cell office:value-type="string" calcext:value-type="string">
            <text:p>2021-07-09 12:59:11 +0000 <text:s text:c="11"/>34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23:18:50 +0000 <text:s text:c="11"/>33962.3</text:p>
          </table:table-cell>
          <table:table-cell table:number-columns-repeated="3"/>
          <table:table-cell office:value-type="string" calcext:value-type="string">
            <text:p>2021-07-09 16:40:07 +0000 <text:s text:c="11"/>33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2 03:19:19 +0000 <text:s text:c="11"/>34157.6</text:p>
          </table:table-cell>
          <table:table-cell table:number-columns-repeated="3"/>
          <table:table-cell office:value-type="string" calcext:value-type="string">
            <text:p>2021-07-09 21:05:10 +0000 <text:s text:c="11"/>3399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2 09:13:12 +0000 <text:s text:c="11"/>34098.2</text:p>
          </table:table-cell>
          <table:table-cell table:number-columns-repeated="3"/>
          <table:table-cell office:value-type="string" calcext:value-type="string">
            <text:p>2021-07-09 22:09:50 +0000 <text:s text:c="11"/>3407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2 13:42:07 +0000 <text:s text:c="11"/>34244.5</text:p>
          </table:table-cell>
          <table:table-cell table:number-columns-repeated="3"/>
          <table:table-cell office:value-type="string" calcext:value-type="string">
            <text:p>2021-07-10 12:35:20 +0000 <text:s text:c="11"/>3396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5 10:58:19 +0000 <text:s text:c="11"/>33824.4</text:p>
          </table:table-cell>
          <table:table-cell table:number-columns-repeated="3"/>
          <table:table-cell office:value-type="string" calcext:value-type="string">
            <text:p>2021-07-11 09:50:42 +0000 <text:s text:c="11"/>3403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5 15:17:40 +0000 <text:s text:c="11"/>34013.6</text:p>
          </table:table-cell>
          <table:table-cell table:number-columns-repeated="3"/>
          <table:table-cell office:value-type="string" calcext:value-type="string">
            <text:p>2021-07-11 11:28:54 +0000 <text:s text:c="11"/>33989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5 18:47:16 +0000 <text:s text:c="11"/>34077.8</text:p>
          </table:table-cell>
          <table:table-cell table:number-columns-repeated="3"/>
          <table:table-cell office:value-type="string" calcext:value-type="string">
            <text:p>2021-07-12 02:46:15 +0000 <text:s text:c="11"/>3372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6 05:41:36 +0000 <text:s text:c="11"/>34210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6 08:54:42 +0000 <text:s text:c="11"/>33923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6 13:49:45 +0000 <text:s text:c="11"/>33805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6 17:43:00 +0000 <text:s text:c="11"/>33878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6 20:40:47 +0000 <text:s text:c="11"/>34044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7 04:02:22 +0000 <text:s text:c="11"/>34084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7 08:19:43 +0000 <text:s text:c="11"/>34118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7 12:18:12 +0000 <text:s text:c="11"/>34002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7 16:12:35 +0000 <text:s text:c="11"/>34057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7 20:31:08 +0000 <text:s text:c="11"/>34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7 21:01:14 +0000 <text:s text:c="11"/>34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8 02:57:32 +0000 <text:s text:c="11"/>33893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8 06:16:32 +0000 <text:s text:c="11"/>34229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8 10:06:23 +0000 <text:s text:c="11"/>34163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8 16:25:21 +0000 <text:s text:c="11"/>33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8 21:12:51 +0000 <text:s text:c="11"/>339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8 23:25:14 +0000 <text:s text:c="11"/>3385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9 05:22:29 +0000 <text:s text:c="11"/>34068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9 08:00:14 +0000 <text:s text:c="11"/>33931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9 12:59:11 +0000 <text:s text:c="11"/>34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9 16:40:07 +0000 <text:s text:c="11"/>33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9 21:05:10 +0000 <text:s text:c="11"/>33994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9 22:09:50 +0000 <text:s text:c="11"/>34070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10 12:35:20 +0000 <text:s text:c="11"/>3396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11 09:50:42 +0000 <text:s text:c="11"/>34038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11 11:28:54 +0000 <text:s text:c="11"/>3398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12 02:46:15 +0000 <text:s text:c="11"/>33723.6</text:p>
          </table:table-cell>
          <table:table-cell table:number-columns-repeated="9"/>
        </table:table-row>
      </table:table>
      <table:table table:name="Sheet3" table:style-name="ta1"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time <text:s text:c="24"/>max_ops_per_sec</text:p>
          </table:table-cell>
          <table:table-cell table:number-columns-repeated="3"/>
          <table:table-cell office:value-type="string" calcext:value-type="string">
            <text:p>time <text:s text:c="24"/>max_ops_per_sec</text:p>
          </table:table-cell>
        </table:table-row>
        <table:table-row table:style-name="ro1">
          <table:table-cell office:value-type="string" calcext:value-type="string">
            <text:p>------------------------- <text:s/>-----------------</text:p>
          </table:table-cell>
          <table:table-cell table:number-columns-repeated="3"/>
          <table:table-cell office:value-type="string" calcext:value-type="string">
            <text:p>------------------------- <text:s/>-----------------</text:p>
          </table:table-cell>
        </table:table-row>
        <table:table-row table:style-name="ro1">
          <table:table-cell office:value-type="string" calcext:value-type="string">
            <text:p>2021-06-15 02:09:03 +0000 <text:s text:c="11"/>4320.98</text:p>
          </table:table-cell>
          <table:table-cell table:number-columns-repeated="3"/>
          <table:table-cell office:value-type="string" calcext:value-type="string">
            <text:p>2021-06-15 02:09:03 +0000 <text:s text:c="11"/>4320.98</text:p>
          </table:table-cell>
        </table:table-row>
        <table:table-row table:style-name="ro1">
          <table:table-cell office:value-type="string" calcext:value-type="string">
            <text:p>2021-06-16 08:23:26 +0000 <text:s text:c="11"/>4241.28</text:p>
          </table:table-cell>
          <table:table-cell table:number-columns-repeated="3"/>
          <table:table-cell office:value-type="string" calcext:value-type="string">
            <text:p>2021-06-16 08:23:26 +0000 <text:s text:c="11"/>4241.28</text:p>
          </table:table-cell>
        </table:table-row>
        <table:table-row table:style-name="ro1">
          <table:table-cell office:value-type="string" calcext:value-type="string">
            <text:p>2021-06-17 17:19:38 +0000 <text:s text:c="11"/>5311.07</text:p>
          </table:table-cell>
          <table:table-cell table:number-columns-repeated="3"/>
          <table:table-cell office:value-type="string" calcext:value-type="string">
            <text:p>2021-06-17 17:19:38 +0000 <text:s text:c="11"/>5311.07</text:p>
          </table:table-cell>
        </table:table-row>
        <table:table-row table:style-name="ro1">
          <table:table-cell table:style-name="ce1" office:value-type="string" calcext:value-type="string">
            <text:p>2021-06-17 20:54:24 +0000 <text:s text:c="11"/>5255.82</text:p>
          </table:table-cell>
          <table:table-cell table:number-columns-repeated="3"/>
          <table:table-cell office:value-type="string" calcext:value-type="string">
            <text:p>2021-06-17 20:54:24 +0000 <text:s text:c="11"/>5255.82</text:p>
          </table:table-cell>
        </table:table-row>
        <table:table-row table:style-name="ro1">
          <table:table-cell office:value-type="string" calcext:value-type="string">
            <text:p>2021-06-18 00:23:42 +0000 <text:s text:c="11"/>4969.42</text:p>
          </table:table-cell>
          <table:table-cell table:number-columns-repeated="3"/>
          <table:table-cell office:value-type="string" calcext:value-type="string">
            <text:p>2021-06-18 00:23:42 +0000 <text:s text:c="11"/>4969.42</text:p>
          </table:table-cell>
        </table:table-row>
        <table:table-row table:style-name="ro1">
          <table:table-cell office:value-type="string" calcext:value-type="string">
            <text:p>2021-06-18 03:27:29 +0000 <text:s text:c="11"/>5012.45</text:p>
          </table:table-cell>
          <table:table-cell table:number-columns-repeated="3"/>
          <table:table-cell office:value-type="string" calcext:value-type="string">
            <text:p>2021-06-18 03:27:29 +0000 <text:s text:c="11"/>5012.45</text:p>
          </table:table-cell>
        </table:table-row>
        <table:table-row table:style-name="ro1">
          <table:table-cell office:value-type="string" calcext:value-type="string">
            <text:p>2021-06-18 10:10:21 +0000 <text:s text:c="11"/>5028.37</text:p>
          </table:table-cell>
          <table:table-cell table:number-columns-repeated="3"/>
          <table:table-cell office:value-type="string" calcext:value-type="string">
            <text:p>2021-06-18 10:10:21 +0000 <text:s text:c="11"/>5028.37</text:p>
          </table:table-cell>
        </table:table-row>
        <table:table-row table:style-name="ro1">
          <table:table-cell office:value-type="string" calcext:value-type="string">
            <text:p>2021-06-18 12:08:50 +0000 <text:s text:c="11"/>5044.23</text:p>
          </table:table-cell>
          <table:table-cell table:number-columns-repeated="3"/>
          <table:table-cell office:value-type="string" calcext:value-type="string">
            <text:p>2021-06-18 12:08:50 +0000 <text:s text:c="11"/>5044.23</text:p>
          </table:table-cell>
        </table:table-row>
        <table:table-row table:style-name="ro1">
          <table:table-cell office:value-type="string" calcext:value-type="string">
            <text:p>2021-06-18 15:39:18 +0000 <text:s text:c="11"/>5023.87</text:p>
          </table:table-cell>
          <table:table-cell table:number-columns-repeated="3"/>
          <table:table-cell office:value-type="string" calcext:value-type="string">
            <text:p>2021-06-18 15:39:18 +0000 <text:s text:c="11"/>5023.87</text:p>
          </table:table-cell>
        </table:table-row>
        <table:table-row table:style-name="ro1">
          <table:table-cell office:value-type="string" calcext:value-type="string">
            <text:p>2021-06-21 02:47:51 +0000 <text:s text:c="11"/>4986.33</text:p>
          </table:table-cell>
          <table:table-cell table:number-columns-repeated="3"/>
          <table:table-cell office:value-type="string" calcext:value-type="string">
            <text:p>2021-06-21 02:47:51 +0000 <text:s text:c="11"/>4986.33</text:p>
          </table:table-cell>
        </table:table-row>
        <table:table-row table:style-name="ro1">
          <table:table-cell office:value-type="string" calcext:value-type="string">
            <text:p>2021-06-21 03:48:47 +0000 <text:s text:c="11"/>5109.87</text:p>
          </table:table-cell>
          <table:table-cell table:number-columns-repeated="3"/>
          <table:table-cell office:value-type="string" calcext:value-type="string">
            <text:p>2021-06-21 03:48:47 +0000 <text:s text:c="11"/>5109.87</text:p>
          </table:table-cell>
        </table:table-row>
        <table:table-row table:style-name="ro1">
          <table:table-cell office:value-type="string" calcext:value-type="string">
            <text:p>2021-06-21 11:20:19 +0000 <text:s text:c="11"/>4607.66</text:p>
          </table:table-cell>
          <table:table-cell table:number-columns-repeated="3"/>
          <table:table-cell office:value-type="string" calcext:value-type="string">
            <text:p>2021-06-21 11:20:19 +0000 <text:s text:c="11"/>4607.66</text:p>
          </table:table-cell>
        </table:table-row>
        <table:table-row table:style-name="ro1">
          <table:table-cell office:value-type="string" calcext:value-type="string">
            <text:p>2021-06-21 17:56:20 +0000 <text:s text:c="11"/>4929.21</text:p>
          </table:table-cell>
          <table:table-cell table:number-columns-repeated="3"/>
          <table:table-cell office:value-type="string" calcext:value-type="string">
            <text:p>2021-06-21 17:56:20 +0000 <text:s text:c="11"/>4929.21</text:p>
          </table:table-cell>
        </table:table-row>
        <table:table-row table:style-name="ro1">
          <table:table-cell office:value-type="string" calcext:value-type="string">
            <text:p>2021-06-22 10:06:05 +0000 <text:s text:c="11"/>4891.86</text:p>
          </table:table-cell>
          <table:table-cell table:number-columns-repeated="3"/>
          <table:table-cell office:value-type="string" calcext:value-type="string">
            <text:p>2021-06-22 10:06:05 +0000 <text:s text:c="11"/>4891.86</text:p>
          </table:table-cell>
        </table:table-row>
        <table:table-row table:style-name="ro1">
          <table:table-cell office:value-type="string" calcext:value-type="string">
            <text:p>2021-06-22 21:35:20 +0000 <text:s text:c="11"/>4837.99</text:p>
          </table:table-cell>
          <table:table-cell table:number-columns-repeated="3"/>
          <table:table-cell office:value-type="string" calcext:value-type="string">
            <text:p>2021-06-22 21:35:20 +0000 <text:s text:c="11"/>4837.99</text:p>
          </table:table-cell>
        </table:table-row>
        <table:table-row table:style-name="ro1">
          <table:table-cell office:value-type="string" calcext:value-type="string">
            <text:p>2021-06-22 22:24:34 +0000 <text:s text:c="11"/>4718.21</text:p>
          </table:table-cell>
          <table:table-cell table:number-columns-repeated="3"/>
          <table:table-cell office:value-type="string" calcext:value-type="string">
            <text:p>2021-06-22 22:24:34 +0000 <text:s text:c="11"/>4718.21</text:p>
          </table:table-cell>
        </table:table-row>
        <table:table-row table:style-name="ro1">
          <table:table-cell office:value-type="string" calcext:value-type="string">
            <text:p>2021-06-23 13:47:51 +0000 <text:s text:c="11"/>5058.44</text:p>
          </table:table-cell>
          <table:table-cell table:number-columns-repeated="3"/>
          <table:table-cell office:value-type="string" calcext:value-type="string">
            <text:p>2021-06-23 13:47:51 +0000 <text:s text:c="11"/>5058.44</text:p>
          </table:table-cell>
        </table:table-row>
        <table:table-row table:style-name="ro1">
          <table:table-cell office:value-type="string" calcext:value-type="string">
            <text:p>2021-06-23 21:27:47 +0000 <text:s text:c="11"/>4796.52</text:p>
          </table:table-cell>
          <table:table-cell table:number-columns-repeated="3"/>
          <table:table-cell office:value-type="string" calcext:value-type="string">
            <text:p>2021-06-23 21:27:47 +0000 <text:s text:c="11"/>4796.52</text:p>
          </table:table-cell>
        </table:table-row>
        <table:table-row table:style-name="ro1">
          <table:table-cell office:value-type="string" calcext:value-type="string">
            <text:p>2021-06-23 22:20:01 +0000 <text:s text:c="11"/>4787.99</text:p>
          </table:table-cell>
          <table:table-cell table:number-columns-repeated="3"/>
          <table:table-cell office:value-type="string" calcext:value-type="string">
            <text:p>2021-06-23 22:20:01 +0000 <text:s text:c="11"/>4787.99</text:p>
          </table:table-cell>
        </table:table-row>
        <table:table-row table:style-name="ro1">
          <table:table-cell office:value-type="string" calcext:value-type="string">
            <text:p>2021-06-24 11:47:27 +0000 <text:s text:c="11"/>4701.97</text:p>
          </table:table-cell>
          <table:table-cell table:number-columns-repeated="3"/>
          <table:table-cell office:value-type="string" calcext:value-type="string">
            <text:p>2021-06-24 11:47:27 +0000 <text:s text:c="11"/>4701.97</text:p>
          </table:table-cell>
        </table:table-row>
        <table:table-row table:style-name="ro1">
          <table:table-cell office:value-type="string" calcext:value-type="string">
            <text:p>2021-06-24 14:54:08 +0000 <text:s text:c="11"/>4806.55</text:p>
          </table:table-cell>
          <table:table-cell table:number-columns-repeated="3"/>
          <table:table-cell office:value-type="string" calcext:value-type="string">
            <text:p>2021-06-24 14:54:08 +0000 <text:s text:c="11"/>4806.55</text:p>
          </table:table-cell>
        </table:table-row>
        <table:table-row table:style-name="ro1">
          <table:table-cell office:value-type="string" calcext:value-type="string">
            <text:p>2021-06-24 16:04:30 +0000 <text:s text:c="11"/>5015.21</text:p>
          </table:table-cell>
          <table:table-cell table:number-columns-repeated="3"/>
          <table:table-cell office:value-type="string" calcext:value-type="string">
            <text:p>2021-06-24 16:04:30 +0000 <text:s text:c="11"/>5015.21</text:p>
          </table:table-cell>
        </table:table-row>
        <table:table-row table:style-name="ro1">
          <table:table-cell office:value-type="string" calcext:value-type="string">
            <text:p>2021-06-24 23:23:22 +0000 <text:s text:c="11"/>5140.13</text:p>
          </table:table-cell>
          <table:table-cell table:number-columns-repeated="3"/>
          <table:table-cell office:value-type="string" calcext:value-type="string">
            <text:p>2021-06-24 23:23:22 +0000 <text:s text:c="11"/>5140.13</text:p>
          </table:table-cell>
        </table:table-row>
        <table:table-row table:style-name="ro1">
          <table:table-cell office:value-type="string" calcext:value-type="string">
            <text:p>2021-06-25 00:48:29 +0000 <text:s text:c="11"/>5159.3</text:p>
          </table:table-cell>
          <table:table-cell table:number-columns-repeated="3"/>
          <table:table-cell office:value-type="string" calcext:value-type="string">
            <text:p>2021-06-25 00:48:29 +0000 <text:s text:c="11"/>5159.3</text:p>
          </table:table-cell>
        </table:table-row>
        <table:table-row table:style-name="ro1">
          <table:table-cell office:value-type="string" calcext:value-type="string">
            <text:p>2021-06-25 06:00:37 +0000 <text:s text:c="11"/>5225.56</text:p>
          </table:table-cell>
          <table:table-cell table:number-columns-repeated="3"/>
          <table:table-cell office:value-type="string" calcext:value-type="string">
            <text:p>2021-06-25 06:00:37 +0000 <text:s text:c="11"/>5225.56</text:p>
          </table:table-cell>
        </table:table-row>
        <table:table-row table:style-name="ro1">
          <table:table-cell office:value-type="string" calcext:value-type="string">
            <text:p>2021-06-25 12:10:13 +0000 <text:s text:c="11"/>4602.33</text:p>
          </table:table-cell>
          <table:table-cell table:number-columns-repeated="3"/>
          <table:table-cell office:value-type="string" calcext:value-type="string">
            <text:p>2021-06-25 12:10:13 +0000 <text:s text:c="11"/>4602.33</text:p>
          </table:table-cell>
        </table:table-row>
        <table:table-row table:style-name="ro1">
          <table:table-cell office:value-type="string" calcext:value-type="string">
            <text:p>2021-06-25 16:07:12 +0000 <text:s text:c="11"/>5165.25</text:p>
          </table:table-cell>
          <table:table-cell table:number-columns-repeated="3"/>
          <table:table-cell office:value-type="string" calcext:value-type="string">
            <text:p>2021-06-25 16:07:12 +0000 <text:s text:c="11"/>5165.25</text:p>
          </table:table-cell>
        </table:table-row>
        <table:table-row table:style-name="ro1">
          <table:table-cell office:value-type="string" calcext:value-type="string">
            <text:p>2021-06-25 23:15:37 +0000 <text:s text:c="11"/>4562.41</text:p>
          </table:table-cell>
          <table:table-cell table:number-columns-repeated="3"/>
          <table:table-cell office:value-type="string" calcext:value-type="string">
            <text:p>2021-06-25 23:15:37 +0000 <text:s text:c="11"/>4562.41</text:p>
          </table:table-cell>
        </table:table-row>
        <table:table-row table:style-name="ro1">
          <table:table-cell office:value-type="string" calcext:value-type="string">
            <text:p>2021-06-28 06:44:36 +0000 <text:s text:c="11"/>4619.23</text:p>
          </table:table-cell>
          <table:table-cell table:number-columns-repeated="3"/>
          <table:table-cell office:value-type="string" calcext:value-type="string">
            <text:p>2021-06-28 06:44:36 +0000 <text:s text:c="11"/>4619.23</text:p>
          </table:table-cell>
        </table:table-row>
        <table:table-row table:style-name="ro1">
          <table:table-cell office:value-type="string" calcext:value-type="string">
            <text:p>2021-06-28 14:21:19 +0000 <text:s text:c="11"/>4583.41</text:p>
          </table:table-cell>
          <table:table-cell table:number-columns-repeated="3"/>
          <table:table-cell office:value-type="string" calcext:value-type="string">
            <text:p>2021-06-28 14:21:19 +0000 <text:s text:c="11"/>4583.41</text:p>
          </table:table-cell>
        </table:table-row>
        <table:table-row table:style-name="ro1">
          <table:table-cell office:value-type="string" calcext:value-type="string">
            <text:p>2021-06-28 21:06:07 +0000 <text:s text:c="11"/>4764</text:p>
          </table:table-cell>
          <table:table-cell table:number-columns-repeated="3"/>
          <table:table-cell office:value-type="string" calcext:value-type="string">
            <text:p>2021-06-28 21:06:07 +0000 <text:s text:c="11"/>4764</text:p>
          </table:table-cell>
        </table:table-row>
        <table:table-row table:style-name="ro1">
          <table:table-cell table:style-name="ce1" office:value-type="string" calcext:value-type="string">
            <text:p>2021-06-29 17:15:52 +0000 <text:s text:c="11"/>4706.27</text:p>
          </table:table-cell>
          <table:table-cell table:number-columns-repeated="3"/>
          <table:table-cell office:value-type="string" calcext:value-type="string">
            <text:p>2021-06-29 17:15:52 +0000 <text:s text:c="11"/>4706.27</text:p>
          </table:table-cell>
        </table:table-row>
        <table:table-row table:style-name="ro1">
          <table:table-cell office:value-type="string" calcext:value-type="string">
            <text:p>2021-06-30 16:27:39 +0000 <text:s text:c="11"/>4690.58</text:p>
          </table:table-cell>
          <table:table-cell table:number-columns-repeated="3"/>
          <table:table-cell office:value-type="string" calcext:value-type="string">
            <text:p>2021-06-30 16:27:39 +0000 <text:s text:c="11"/>4690.58</text:p>
          </table:table-cell>
        </table:table-row>
        <table:table-row table:style-name="ro1">
          <table:table-cell office:value-type="string" calcext:value-type="string">
            <text:p>2021-07-01 14:41:53 +0000 <text:s text:c="11"/>4668.13</text:p>
          </table:table-cell>
          <table:table-cell table:number-columns-repeated="3"/>
          <table:table-cell office:value-type="string" calcext:value-type="string">
            <text:p>2021-07-01 14:41:53 +0000 <text:s text:c="11"/>4668.13</text:p>
          </table:table-cell>
        </table:table-row>
        <table:table-row table:style-name="ro1">
          <table:table-cell office:value-type="string" calcext:value-type="string">
            <text:p>2021-07-01 18:31:11 +0000 <text:s text:c="11"/>4693.41</text:p>
          </table:table-cell>
          <table:table-cell table:number-columns-repeated="3"/>
          <table:table-cell office:value-type="string" calcext:value-type="string">
            <text:p>2021-07-01 18:31:11 +0000 <text:s text:c="11"/>4693.41</text:p>
          </table:table-cell>
        </table:table-row>
        <table:table-row table:style-name="ro1">
          <table:table-cell office:value-type="string" calcext:value-type="string">
            <text:p>2021-07-07 08:52:06 +0000 <text:s text:c="11"/>4511.31</text:p>
          </table:table-cell>
          <table:table-cell table:number-columns-repeated="3"/>
          <table:table-cell office:value-type="string" calcext:value-type="string">
            <text:p>2021-07-07 08:52:06 +0000 <text:s text:c="11"/>4511.31</text:p>
          </table:table-cell>
        </table:table-row>
        <table:table-row table:style-name="ro1">
          <table:table-cell office:value-type="string" calcext:value-type="string">
            <text:p>2021-07-08 13:42:52 +0000 <text:s text:c="11"/>4471.59</text:p>
          </table:table-cell>
          <table:table-cell table:number-columns-repeated="3"/>
          <table:table-cell office:value-type="string" calcext:value-type="string">
            <text:p>2021-07-08 13:42:52 +0000 <text:s text:c="11"/>4471.59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4 19:24:56 +0000 <text:s text:c="11"/>5551.24</text:p>
          </table:table-cell>
        </table:table-row>
        <table:table-row table:style-name="ro1">
          <table:table-cell table:style-name="ce1" office:value-type="percentage" office:value="0.176" calcext:value-type="percentage">
            <text:p>17.60%</text:p>
          </table:table-cell>
          <table:table-cell table:number-columns-repeated="3"/>
          <table:table-cell office:value-type="string" calcext:value-type="string">
            <text:p>2021-05-14 19:37:03 +0000 <text:s text:c="11"/>5576.01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4 23:01:21 +0000 <text:s text:c="11"/>5572.05</text:p>
          </table:table-cell>
        </table:table-row>
        <table:table-row table:style-name="ro1">
          <table:table-cell office:value-type="string" calcext:value-type="string">
            <text:p>2021-05-14 19:24:56 +0000 <text:s text:c="11"/>5551.24</text:p>
          </table:table-cell>
          <table:table-cell table:number-columns-repeated="3"/>
          <table:table-cell office:value-type="string" calcext:value-type="string">
            <text:p>2021-05-17 13:55:38 +0000 <text:s text:c="11"/>5983.4</text:p>
          </table:table-cell>
        </table:table-row>
        <table:table-row table:style-name="ro1">
          <table:table-cell office:value-type="string" calcext:value-type="string">
            <text:p>2021-05-14 19:37:03 +0000 <text:s text:c="11"/>5576.01</text:p>
          </table:table-cell>
          <table:table-cell table:number-columns-repeated="3"/>
          <table:table-cell office:value-type="string" calcext:value-type="string">
            <text:p>2021-05-21 23:03:06 +0000 <text:s text:c="11"/>5622.58</text:p>
          </table:table-cell>
        </table:table-row>
        <table:table-row table:style-name="ro1">
          <table:table-cell office:value-type="string" calcext:value-type="string">
            <text:p>2021-05-14 23:01:21 +0000 <text:s text:c="11"/>5572.05</text:p>
          </table:table-cell>
          <table:table-cell table:number-columns-repeated="3"/>
          <table:table-cell office:value-type="string" calcext:value-type="string">
            <text:p>2021-05-22 00:23:58 +0000 <text:s text:c="11"/>5834.4</text:p>
          </table:table-cell>
        </table:table-row>
        <table:table-row table:style-name="ro1">
          <table:table-cell office:value-type="string" calcext:value-type="string">
            <text:p>2021-05-17 13:55:38 +0000 <text:s text:c="11"/>5983.4</text:p>
          </table:table-cell>
          <table:table-cell table:number-columns-repeated="3"/>
          <table:table-cell office:value-type="string" calcext:value-type="string">
            <text:p>2021-05-28 23:48:10 +0000 <text:s text:c="11"/>4922.5</text:p>
          </table:table-cell>
        </table:table-row>
        <table:table-row table:style-name="ro1">
          <table:table-cell table:style-name="ce1" office:value-type="string" calcext:value-type="string">
            <text:p>2021-05-21 23:03:06 +0000 <text:s text:c="11"/>5622.58</text:p>
          </table:table-cell>
          <table:table-cell table:number-columns-repeated="3"/>
          <table:table-cell office:value-type="string" calcext:value-type="string">
            <text:p>2021-05-31 12:57:07 +0000 <text:s text:c="11"/>5188.57</text:p>
          </table:table-cell>
        </table:table-row>
        <table:table-row table:style-name="ro1">
          <table:table-cell office:value-type="string" calcext:value-type="string">
            <text:p>2021-05-22 00:23:58 +0000 <text:s text:c="11"/>5834.4</text:p>
          </table:table-cell>
          <table:table-cell table:number-columns-repeated="3"/>
          <table:table-cell office:value-type="string" calcext:value-type="string">
            <text:p>2021-05-31 13:20:06 +0000 <text:s text:c="11"/>4761.99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31 16:41:08 +0000 <text:s text:c="11"/>4720.8</text:p>
          </table:table-cell>
        </table:table-row>
        <table:table-row table:style-name="ro1">
          <table:table-cell table:style-name="ce1" office:value-type="percentage" office:value="-0.097" calcext:value-type="percentage">
            <text:p>-9.70%</text:p>
          </table:table-cell>
          <table:table-cell table:number-columns-repeated="3"/>
          <table:table-cell office:value-type="string" calcext:value-type="string">
            <text:p>2021-05-31 18:29:51 +0000 <text:s text:c="11"/>4695.02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07 18:50:09 +0000 <text:s text:c="11"/>5080.47</text:p>
          </table:table-cell>
        </table:table-row>
        <table:table-row table:style-name="ro1">
          <table:table-cell office:value-type="string" calcext:value-type="string">
            <text:p>2021-05-28 23:48:10 +0000 <text:s text:c="11"/>4922.5</text:p>
          </table:table-cell>
          <table:table-cell table:number-columns-repeated="3"/>
          <table:table-cell office:value-type="string" calcext:value-type="string">
            <text:p>2021-06-10 00:14:52 +0000 <text:s text:c="11"/>6071.28</text:p>
          </table:table-cell>
        </table:table-row>
        <table:table-row table:style-name="ro1">
          <table:table-cell office:value-type="string" calcext:value-type="string">
            <text:p>2021-05-31 12:57:07 +0000 <text:s text:c="11"/>5188.57</text:p>
          </table:table-cell>
          <table:table-cell table:number-columns-repeated="3"/>
          <table:table-cell office:value-type="string" calcext:value-type="string">
            <text:p>2021-06-11 15:36:09 +0000 <text:s text:c="11"/>5013.31</text:p>
          </table:table-cell>
        </table:table-row>
        <table:table-row table:style-name="ro1">
          <table:table-cell office:value-type="string" calcext:value-type="string">
            <text:p>2021-05-31 13:20:06 +0000 <text:s text:c="11"/>4761.99</text:p>
          </table:table-cell>
          <table:table-cell table:number-columns-repeated="3"/>
          <table:table-cell office:value-type="string" calcext:value-type="string">
            <text:p>2021-06-11 16:49:21 +0000 <text:s text:c="11"/>6173.38</text:p>
          </table:table-cell>
        </table:table-row>
        <table:table-row table:style-name="ro1">
          <table:table-cell office:value-type="string" calcext:value-type="string">
            <text:p>2021-05-31 16:41:08 +0000 <text:s text:c="11"/>4720.8</text:p>
          </table:table-cell>
          <table:table-cell table:number-columns-repeated="3"/>
          <table:table-cell office:value-type="string" calcext:value-type="string">
            <text:p>2021-06-14 13:05:32 +0000 <text:s text:c="11"/>5017.03</text:p>
          </table:table-cell>
        </table:table-row>
        <table:table-row table:style-name="ro1">
          <table:table-cell table:style-name="ce1" office:value-type="string" calcext:value-type="string">
            <text:p>2021-05-31 18:29:51 +0000 <text:s text:c="11"/>4695.02</text:p>
          </table:table-cell>
          <table:table-cell table:number-columns-repeated="3"/>
          <table:table-cell office:value-type="string" calcext:value-type="string">
            <text:p>2021-06-14 16:08:21 +0000 <text:s text:c="11"/>4925.74</text:p>
          </table:table-cell>
        </table:table-row>
        <table:table-row table:style-name="ro1">
          <table:table-cell office:value-type="string" calcext:value-type="string">
            <text:p>2021-06-07 18:50:09 +0000 <text:s text:c="11"/>5080.47</text:p>
          </table:table-cell>
          <table:table-cell table:number-columns-repeated="3"/>
          <table:table-cell office:value-type="string" calcext:value-type="string">
            <text:p>2021-06-18 03:17:24 +0000 <text:s text:c="11"/>4944.75</text:p>
          </table:table-cell>
        </table:table-row>
        <table:table-row table:style-name="ro1">
          <table:table-cell office:value-type="string" calcext:value-type="string">
            <text:p>2021-06-10 00:14:52 +0000 <text:s text:c="11"/>6071.28</text:p>
          </table:table-cell>
          <table:table-cell table:number-columns-repeated="3"/>
          <table:table-cell office:value-type="string" calcext:value-type="string">
            <text:p>2021-06-18 04:26:25 +0000 <text:s text:c="11"/>4932.21</text:p>
          </table:table-cell>
        </table:table-row>
        <table:table-row table:style-name="ro1">
          <table:table-cell office:value-type="string" calcext:value-type="string">
            <text:p>2021-06-11 15:36:09 +0000 <text:s text:c="11"/>5013.31</text:p>
          </table:table-cell>
          <table:table-cell table:number-columns-repeated="3"/>
          <table:table-cell office:value-type="string" calcext:value-type="string">
            <text:p>2021-06-21 12:32:14 +0000 <text:s text:c="11"/>5170.6</text:p>
          </table:table-cell>
        </table:table-row>
        <table:table-row table:style-name="ro1">
          <table:table-cell office:value-type="string" calcext:value-type="string">
            <text:p>2021-06-11 16:49:21 +0000 <text:s text:c="11"/>6173.38</text:p>
          </table:table-cell>
          <table:table-cell table:number-columns-repeated="3"/>
          <table:table-cell office:value-type="string" calcext:value-type="string">
            <text:p>2021-06-21 13:49:37 +0000 <text:s text:c="11"/>5172.03</text:p>
          </table:table-cell>
        </table:table-row>
        <table:table-row table:style-name="ro1">
          <table:table-cell office:value-type="string" calcext:value-type="string">
            <text:p>2021-06-14 13:05:32 +0000 <text:s text:c="11"/>5017.03</text:p>
          </table:table-cell>
          <table:table-cell table:number-columns-repeated="3"/>
          <table:table-cell office:value-type="string" calcext:value-type="string">
            <text:p>2021-06-21 18:39:59 +0000 <text:s text:c="11"/>4920.6</text:p>
          </table:table-cell>
        </table:table-row>
        <table:table-row table:style-name="ro1">
          <table:table-cell office:value-type="string" calcext:value-type="string">
            <text:p>2021-06-14 16:08:21 +0000 <text:s text:c="11"/>4925.74</text:p>
          </table:table-cell>
          <table:table-cell table:number-columns-repeated="3"/>
          <table:table-cell office:value-type="string" calcext:value-type="string">
            <text:p>2021-06-22 15:24:08 +0000 <text:s text:c="11"/>4887.39</text:p>
          </table:table-cell>
        </table:table-row>
        <table:table-row table:style-name="ro1">
          <table:table-cell office:value-type="string" calcext:value-type="string">
            <text:p>2021-06-18 03:17:24 +0000 <text:s text:c="11"/>4944.75</text:p>
          </table:table-cell>
          <table:table-cell table:number-columns-repeated="3"/>
          <table:table-cell office:value-type="string" calcext:value-type="string">
            <text:p>2021-06-22 15:38:29 +0000 <text:s text:c="11"/>4890.79</text:p>
          </table:table-cell>
        </table:table-row>
        <table:table-row table:style-name="ro1">
          <table:table-cell office:value-type="string" calcext:value-type="string">
            <text:p>2021-06-18 04:26:25 +0000 <text:s text:c="11"/>4932.21</text:p>
          </table:table-cell>
          <table:table-cell table:number-columns-repeated="3"/>
          <table:table-cell office:value-type="string" calcext:value-type="string">
            <text:p>2021-06-23 14:27:43 +0000 <text:s text:c="11"/>5370.61</text:p>
          </table:table-cell>
        </table:table-row>
        <table:table-row table:style-name="ro1">
          <table:table-cell office:value-type="string" calcext:value-type="string">
            <text:p>2021-06-21 12:32:14 +0000 <text:s text:c="11"/>5170.6</text:p>
          </table:table-cell>
          <table:table-cell table:number-columns-repeated="3"/>
          <table:table-cell office:value-type="string" calcext:value-type="string">
            <text:p>2021-06-23 15:26:01 +0000 <text:s text:c="11"/>5339.78</text:p>
          </table:table-cell>
        </table:table-row>
        <table:table-row table:style-name="ro1">
          <table:table-cell office:value-type="string" calcext:value-type="string">
            <text:p>2021-06-21 13:49:37 +0000 <text:s text:c="11"/>5172.03</text:p>
          </table:table-cell>
          <table:table-cell table:number-columns-repeated="3"/>
          <table:table-cell office:value-type="string" calcext:value-type="string">
            <text:p>2021-06-25 22:08:34 +0000 <text:s text:c="11"/>5205.49</text:p>
          </table:table-cell>
        </table:table-row>
        <table:table-row table:style-name="ro1">
          <table:table-cell office:value-type="string" calcext:value-type="string">
            <text:p>2021-06-21 18:39:59 +0000 <text:s text:c="11"/>4920.6</text:p>
          </table:table-cell>
          <table:table-cell table:number-columns-repeated="3"/>
          <table:table-cell office:value-type="string" calcext:value-type="string">
            <text:p>2021-06-27 02:37:38 +0000 <text:s text:c="11"/>5339.77</text:p>
          </table:table-cell>
        </table:table-row>
        <table:table-row table:style-name="ro1">
          <table:table-cell office:value-type="string" calcext:value-type="string">
            <text:p>2021-06-22 15:24:08 +0000 <text:s text:c="11"/>4887.39</text:p>
          </table:table-cell>
          <table:table-cell table:number-columns-repeated="3"/>
          <table:table-cell office:value-type="string" calcext:value-type="string">
            <text:p>2021-06-28 10:07:36 +0000 <text:s text:c="11"/>5177.67</text:p>
          </table:table-cell>
        </table:table-row>
        <table:table-row table:style-name="ro1">
          <table:table-cell office:value-type="string" calcext:value-type="string">
            <text:p>2021-06-22 15:38:29 +0000 <text:s text:c="11"/>4890.79</text:p>
          </table:table-cell>
          <table:table-cell table:number-columns-repeated="3"/>
          <table:table-cell office:value-type="string" calcext:value-type="string">
            <text:p>2021-06-28 19:39:36 +0000 <text:s text:c="11"/>5168.78</text:p>
          </table:table-cell>
        </table:table-row>
        <table:table-row table:style-name="ro1">
          <table:table-cell office:value-type="string" calcext:value-type="string">
            <text:p>2021-06-23 14:27:43 +0000 <text:s text:c="11"/>5370.61</text:p>
          </table:table-cell>
          <table:table-cell table:number-columns-repeated="3"/>
          <table:table-cell office:value-type="string" calcext:value-type="string">
            <text:p>2021-06-28 20:12:16 +0000 <text:s text:c="11"/>5203.72</text:p>
          </table:table-cell>
        </table:table-row>
        <table:table-row table:style-name="ro1">
          <table:table-cell office:value-type="string" calcext:value-type="string">
            <text:p>2021-06-23 15:26:01 +0000 <text:s text:c="11"/>5339.78</text:p>
          </table:table-cell>
          <table:table-cell table:number-columns-repeated="3"/>
          <table:table-cell office:value-type="string" calcext:value-type="string">
            <text:p>2021-06-29 07:15:33 +0000 <text:s text:c="11"/>5305.62</text:p>
          </table:table-cell>
        </table:table-row>
        <table:table-row table:style-name="ro1">
          <table:table-cell office:value-type="string" calcext:value-type="string">
            <text:p>2021-06-25 22:08:34 +0000 <text:s text:c="11"/>5205.49</text:p>
          </table:table-cell>
          <table:table-cell table:number-columns-repeated="3"/>
          <table:table-cell office:value-type="string" calcext:value-type="string">
            <text:p>2021-06-29 16:25:33 +0000 <text:s text:c="11"/>5374.64</text:p>
          </table:table-cell>
        </table:table-row>
        <table:table-row table:style-name="ro1">
          <table:table-cell office:value-type="string" calcext:value-type="string">
            <text:p>2021-06-27 02:37:38 +0000 <text:s text:c="11"/>5339.77</text:p>
          </table:table-cell>
          <table:table-cell table:number-columns-repeated="3"/>
          <table:table-cell office:value-type="string" calcext:value-type="string">
            <text:p>2021-06-29 17:38:02 +0000 <text:s text:c="11"/>5325.51</text:p>
          </table:table-cell>
        </table:table-row>
        <table:table-row table:style-name="ro1">
          <table:table-cell office:value-type="string" calcext:value-type="string">
            <text:p>2021-06-28 10:07:36 +0000 <text:s text:c="11"/>5177.67</text:p>
          </table:table-cell>
          <table:table-cell table:number-columns-repeated="3"/>
          <table:table-cell office:value-type="string" calcext:value-type="string">
            <text:p>2021-06-29 20:37:39 +0000 <text:s text:c="11"/>5355.4</text:p>
          </table:table-cell>
        </table:table-row>
        <table:table-row table:style-name="ro1">
          <table:table-cell office:value-type="string" calcext:value-type="string">
            <text:p>2021-06-28 19:39:36 +0000 <text:s text:c="11"/>5168.78</text:p>
          </table:table-cell>
          <table:table-cell table:number-columns-repeated="3"/>
          <table:table-cell office:value-type="string" calcext:value-type="string">
            <text:p>2021-06-30 17:53:58 +0000 <text:s text:c="11"/>4987.04</text:p>
          </table:table-cell>
        </table:table-row>
        <table:table-row table:style-name="ro1">
          <table:table-cell office:value-type="string" calcext:value-type="string">
            <text:p>2021-06-28 20:12:16 +0000 <text:s text:c="11"/>5203.72</text:p>
          </table:table-cell>
          <table:table-cell table:number-columns-repeated="3"/>
          <table:table-cell office:value-type="string" calcext:value-type="string">
            <text:p>2021-07-02 15:48:06 +0000 <text:s text:c="11"/>4996.25</text:p>
          </table:table-cell>
        </table:table-row>
        <table:table-row table:style-name="ro1">
          <table:table-cell office:value-type="string" calcext:value-type="string">
            <text:p>2021-06-29 07:15:33 +0000 <text:s text:c="11"/>5305.62</text:p>
          </table:table-cell>
          <table:table-cell table:number-columns-repeated="3"/>
          <table:table-cell office:value-type="string" calcext:value-type="string">
            <text:p>2021-07-02 16:36:19 +0000 <text:s text:c="11"/>4977.87</text:p>
          </table:table-cell>
        </table:table-row>
        <table:table-row table:style-name="ro1">
          <table:table-cell office:value-type="string" calcext:value-type="string">
            <text:p>2021-06-29 16:25:33 +0000 <text:s text:c="11"/>5374.64</text:p>
          </table:table-cell>
          <table:table-cell table:number-columns-repeated="3"/>
          <table:table-cell office:value-type="string" calcext:value-type="string">
            <text:p>2021-07-06 08:24:16 +0000 <text:s text:c="11"/>4976.56</text:p>
          </table:table-cell>
        </table:table-row>
        <table:table-row table:style-name="ro1">
          <table:table-cell office:value-type="string" calcext:value-type="string">
            <text:p>2021-06-29 17:38:02 +0000 <text:s text:c="11"/>5325.51</text:p>
          </table:table-cell>
          <table:table-cell table:number-columns-repeated="3"/>
          <table:table-cell office:value-type="string" calcext:value-type="string">
            <text:p>2021-07-07 02:02:31 +0000 <text:s text:c="11"/>4794.52</text:p>
          </table:table-cell>
        </table:table-row>
        <table:table-row table:style-name="ro1">
          <table:table-cell office:value-type="string" calcext:value-type="string">
            <text:p>2021-06-29 20:37:39 +0000 <text:s text:c="11"/>5355.4</text:p>
          </table:table-cell>
          <table:table-cell table:number-columns-repeated="3"/>
          <table:table-cell office:value-type="string" calcext:value-type="string">
            <text:p>2021-07-07 09:17:06 +0000 <text:s text:c="11"/>4823.55</text:p>
          </table:table-cell>
        </table:table-row>
        <table:table-row table:style-name="ro1">
          <table:table-cell office:value-type="string" calcext:value-type="string">
            <text:p>2021-06-30 17:53:58 +0000 <text:s text:c="11"/>4987.04</text:p>
          </table:table-cell>
          <table:table-cell table:number-columns-repeated="3"/>
          <table:table-cell office:value-type="string" calcext:value-type="string">
            <text:p>2021-04-16 18:30:14 +0000 <text:s text:c="11"/>4350.91</text:p>
          </table:table-cell>
        </table:table-row>
        <table:table-row table:style-name="ro1">
          <table:table-cell office:value-type="string" calcext:value-type="string">
            <text:p>2021-07-02 15:48:06 +0000 <text:s text:c="11"/>4996.25</text:p>
          </table:table-cell>
          <table:table-cell table:number-columns-repeated="3"/>
          <table:table-cell office:value-type="string" calcext:value-type="string">
            <text:p>2021-04-16 19:49:40 +0000 <text:s text:c="11"/>4301.92</text:p>
          </table:table-cell>
        </table:table-row>
        <table:table-row table:style-name="ro1">
          <table:table-cell office:value-type="string" calcext:value-type="string">
            <text:p>2021-07-02 16:36:19 +0000 <text:s text:c="11"/>4977.87</text:p>
          </table:table-cell>
          <table:table-cell table:number-columns-repeated="3"/>
          <table:table-cell office:value-type="string" calcext:value-type="string">
            <text:p>2021-04-16 21:34:25 +0000 <text:s text:c="11"/>4391.7</text:p>
          </table:table-cell>
        </table:table-row>
        <table:table-row table:style-name="ro1">
          <table:table-cell office:value-type="string" calcext:value-type="string">
            <text:p>2021-07-06 08:24:16 +0000 <text:s text:c="11"/>4976.56</text:p>
          </table:table-cell>
          <table:table-cell table:number-columns-repeated="3"/>
          <table:table-cell office:value-type="string" calcext:value-type="string">
            <text:p>2021-04-17 01:44:44 +0000 <text:s text:c="11"/>4342.9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19 06:01:27 +0000 <text:s text:c="11"/>4803.26</text:p>
          </table:table-cell>
        </table:table-row>
        <table:table-row table:style-name="ro1">
          <table:table-cell table:style-name="ce1" office:value-type="percentage" office:value="-0.097" calcext:value-type="percentage">
            <text:p>-9.70%</text:p>
          </table:table-cell>
          <table:table-cell table:number-columns-repeated="3"/>
          <table:table-cell office:value-type="string" calcext:value-type="string">
            <text:p>2021-04-19 12:22:16 +0000 <text:s text:c="11"/>4758.41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19 12:54:08 +0000 <text:s text:c="11"/>4613.63</text:p>
          </table:table-cell>
        </table:table-row>
        <table:table-row table:style-name="ro1">
          <table:table-cell office:value-type="string" calcext:value-type="string">
            <text:p>2021-07-07 02:02:31 +0000 <text:s text:c="11"/>4794.52</text:p>
          </table:table-cell>
          <table:table-cell table:number-columns-repeated="3"/>
          <table:table-cell office:value-type="string" calcext:value-type="string">
            <text:p>2021-04-19 15:22:45 +0000 <text:s text:c="11"/>4646.42</text:p>
          </table:table-cell>
        </table:table-row>
        <table:table-row table:style-name="ro1">
          <table:table-cell office:value-type="string" calcext:value-type="string">
            <text:p>2021-07-07 09:17:06 +0000 <text:s text:c="11"/>4823.55</text:p>
          </table:table-cell>
          <table:table-cell table:number-columns-repeated="3"/>
          <table:table-cell office:value-type="string" calcext:value-type="string">
            <text:p>2021-04-19 16:16:41 +0000 <text:s text:c="11"/>4635.73</text:p>
          </table:table-cell>
        </table:table-row>
        <table:table-row table:style-name="ro1">
          <table:table-cell office:value-type="string" calcext:value-type="string">
            <text:p>2021-04-16 18:30:14 +0000 <text:s text:c="11"/>4350.91</text:p>
          </table:table-cell>
          <table:table-cell table:number-columns-repeated="3"/>
          <table:table-cell office:value-type="string" calcext:value-type="string">
            <text:p>2021-04-19 18:07:39 +0000 <text:s text:c="11"/>4640.18</text:p>
          </table:table-cell>
        </table:table-row>
        <table:table-row table:style-name="ro1">
          <table:table-cell office:value-type="string" calcext:value-type="string">
            <text:p>2021-04-16 19:49:40 +0000 <text:s text:c="11"/>4301.92</text:p>
          </table:table-cell>
          <table:table-cell table:number-columns-repeated="3"/>
          <table:table-cell office:value-type="string" calcext:value-type="string">
            <text:p>2021-04-19 19:57:49 +0000 <text:s text:c="11"/>4714.21</text:p>
          </table:table-cell>
        </table:table-row>
        <table:table-row table:style-name="ro1">
          <table:table-cell table:style-name="ce1" office:value-type="string" calcext:value-type="string">
            <text:p>2021-04-16 21:34:25 +0000 <text:s text:c="11"/>4391.7</text:p>
          </table:table-cell>
          <table:table-cell table:number-columns-repeated="3"/>
          <table:table-cell office:value-type="string" calcext:value-type="string">
            <text:p>2021-04-19 20:25:55 +0000 <text:s text:c="11"/>4912.36</text:p>
          </table:table-cell>
        </table:table-row>
        <table:table-row table:style-name="ro1">
          <table:table-cell office:value-type="string" calcext:value-type="string">
            <text:p>2021-04-17 01:44:44 +0000 <text:s text:c="11"/>4342.9</text:p>
          </table:table-cell>
          <table:table-cell table:number-columns-repeated="3"/>
          <table:table-cell office:value-type="string" calcext:value-type="string">
            <text:p>2021-04-19 23:07:22 +0000 <text:s text:c="11"/>4729.85</text:p>
          </table:table-cell>
        </table:table-row>
        <table:table-row table:style-name="ro1">
          <table:table-cell table:style-name="ce1" office:value-type="string" calcext:value-type="string">
            <text:p>2021-04-19 06:01:27 +0000 <text:s text:c="11"/>4803.26</text:p>
          </table:table-cell>
          <table:table-cell table:number-columns-repeated="3"/>
          <table:table-cell office:value-type="string" calcext:value-type="string">
            <text:p>2021-04-20 00:37:15 +0000 <text:s text:c="11"/>4673.08</text:p>
          </table:table-cell>
        </table:table-row>
        <table:table-row table:style-name="ro1">
          <table:table-cell office:value-type="string" calcext:value-type="string">
            <text:p>2021-04-19 12:22:16 +0000 <text:s text:c="11"/>4758.41</text:p>
          </table:table-cell>
          <table:table-cell table:number-columns-repeated="3"/>
          <table:table-cell office:value-type="string" calcext:value-type="string">
            <text:p>2021-04-20 02:32:24 +0000 <text:s text:c="11"/>4743.19</text:p>
          </table:table-cell>
        </table:table-row>
        <table:table-row table:style-name="ro1">
          <table:table-cell office:value-type="string" calcext:value-type="string">
            <text:p>2021-04-19 12:54:08 +0000 <text:s text:c="11"/>4613.63</text:p>
          </table:table-cell>
          <table:table-cell table:number-columns-repeated="3"/>
          <table:table-cell office:value-type="string" calcext:value-type="string">
            <text:p>2021-04-20 03:10:09 +0000 <text:s text:c="11"/>4877.2</text:p>
          </table:table-cell>
        </table:table-row>
        <table:table-row table:style-name="ro1">
          <table:table-cell office:value-type="string" calcext:value-type="string">
            <text:p>2021-04-19 15:22:45 +0000 <text:s text:c="11"/>4646.42</text:p>
          </table:table-cell>
          <table:table-cell table:number-columns-repeated="3"/>
          <table:table-cell office:value-type="string" calcext:value-type="string">
            <text:p>2021-04-20 10:05:59 +0000 <text:s text:c="11"/>4794.77</text:p>
          </table:table-cell>
        </table:table-row>
        <table:table-row table:style-name="ro1">
          <table:table-cell office:value-type="string" calcext:value-type="string">
            <text:p>2021-04-19 16:16:41 +0000 <text:s text:c="11"/>4635.73</text:p>
          </table:table-cell>
          <table:table-cell table:number-columns-repeated="3"/>
          <table:table-cell office:value-type="string" calcext:value-type="string">
            <text:p>2021-04-20 12:47:22 +0000 <text:s text:c="11"/>4917.88</text:p>
          </table:table-cell>
        </table:table-row>
        <table:table-row table:style-name="ro1">
          <table:table-cell office:value-type="string" calcext:value-type="string">
            <text:p>2021-04-19 18:07:39 +0000 <text:s text:c="11"/>4640.18</text:p>
          </table:table-cell>
          <table:table-cell table:number-columns-repeated="3"/>
          <table:table-cell office:value-type="string" calcext:value-type="string">
            <text:p>2021-04-20 15:34:29 +0000 <text:s text:c="11"/>5086.97</text:p>
          </table:table-cell>
        </table:table-row>
        <table:table-row table:style-name="ro1">
          <table:table-cell office:value-type="string" calcext:value-type="string">
            <text:p>2021-04-19 19:57:49 +0000 <text:s text:c="11"/>4714.21</text:p>
          </table:table-cell>
          <table:table-cell table:number-columns-repeated="3"/>
          <table:table-cell office:value-type="string" calcext:value-type="string">
            <text:p>2021-04-20 18:44:59 +0000 <text:s text:c="11"/>4835.11</text:p>
          </table:table-cell>
        </table:table-row>
        <table:table-row table:style-name="ro1">
          <table:table-cell table:style-name="ce1" office:value-type="string" calcext:value-type="string">
            <text:p>2021-04-19 20:25:55 +0000 <text:s text:c="11"/>4912.36</text:p>
          </table:table-cell>
          <table:table-cell table:number-columns-repeated="3"/>
          <table:table-cell office:value-type="string" calcext:value-type="string">
            <text:p>2021-04-20 20:25:09 +0000 <text:s text:c="11"/>4634.88</text:p>
          </table:table-cell>
        </table:table-row>
        <table:table-row table:style-name="ro1">
          <table:table-cell office:value-type="string" calcext:value-type="string">
            <text:p>2021-04-19 23:07:22 +0000 <text:s text:c="11"/>4729.85</text:p>
          </table:table-cell>
          <table:table-cell table:number-columns-repeated="3"/>
          <table:table-cell office:value-type="string" calcext:value-type="string">
            <text:p>2021-04-21 17:46:40 +0000 <text:s text:c="11"/>4855.41</text:p>
          </table:table-cell>
        </table:table-row>
        <table:table-row table:style-name="ro1">
          <table:table-cell office:value-type="string" calcext:value-type="string">
            <text:p>2021-04-20 00:37:15 +0000 <text:s text:c="11"/>4673.08</text:p>
          </table:table-cell>
          <table:table-cell table:number-columns-repeated="3"/>
          <table:table-cell office:value-type="string" calcext:value-type="string">
            <text:p>2021-04-21 19:29:34 +0000 <text:s text:c="11"/>4958.41</text:p>
          </table:table-cell>
        </table:table-row>
        <table:table-row table:style-name="ro1">
          <table:table-cell office:value-type="string" calcext:value-type="string">
            <text:p>2021-04-20 02:32:24 +0000 <text:s text:c="11"/>4743.19</text:p>
          </table:table-cell>
          <table:table-cell table:number-columns-repeated="3"/>
          <table:table-cell office:value-type="string" calcext:value-type="string">
            <text:p>2021-04-21 23:00:01 +0000 <text:s text:c="11"/>5635.2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22 00:29:31 +0000 <text:s text:c="11"/>5661.35</text:p>
          </table:table-cell>
        </table:table-row>
        <table:table-row table:style-name="ro1">
          <table:table-cell table:style-name="ce1" office:value-type="percentage" office:value="0.069" calcext:value-type="percentage">
            <text:p>6.90%</text:p>
          </table:table-cell>
          <table:table-cell table:number-columns-repeated="3"/>
          <table:table-cell office:value-type="string" calcext:value-type="string">
            <text:p>2021-04-22 04:50:46 +0000 <text:s text:c="11"/>4936.48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22 06:34:14 +0000 <text:s text:c="11"/>5645.83</text:p>
          </table:table-cell>
        </table:table-row>
        <table:table-row table:style-name="ro1">
          <table:table-cell office:value-type="string" calcext:value-type="string">
            <text:p>2021-04-20 03:10:09 +0000 <text:s text:c="11"/>4877.2</text:p>
          </table:table-cell>
          <table:table-cell table:number-columns-repeated="3"/>
          <table:table-cell office:value-type="string" calcext:value-type="string">
            <text:p>2021-04-22 07:01:14 +0000 <text:s text:c="11"/>5134.76</text:p>
          </table:table-cell>
        </table:table-row>
        <table:table-row table:style-name="ro1">
          <table:table-cell office:value-type="string" calcext:value-type="string">
            <text:p>2021-04-20 10:05:59 +0000 <text:s text:c="11"/>4794.77</text:p>
          </table:table-cell>
          <table:table-cell table:number-columns-repeated="3"/>
          <table:table-cell office:value-type="string" calcext:value-type="string">
            <text:p>2021-04-22 09:18:21 +0000 <text:s text:c="11"/>5454.05</text:p>
          </table:table-cell>
        </table:table-row>
        <table:table-row table:style-name="ro1">
          <table:table-cell office:value-type="string" calcext:value-type="string">
            <text:p>2021-04-20 12:47:22 +0000 <text:s text:c="11"/>4917.88</text:p>
          </table:table-cell>
          <table:table-cell table:number-columns-repeated="3"/>
          <table:table-cell office:value-type="string" calcext:value-type="string">
            <text:p>2021-04-22 14:39:51 +0000 <text:s text:c="11"/>4802.87</text:p>
          </table:table-cell>
        </table:table-row>
        <table:table-row table:style-name="ro1">
          <table:table-cell office:value-type="string" calcext:value-type="string">
            <text:p>2021-04-20 15:34:29 +0000 <text:s text:c="11"/>5086.97</text:p>
          </table:table-cell>
          <table:table-cell table:number-columns-repeated="3"/>
          <table:table-cell office:value-type="string" calcext:value-type="string">
            <text:p>2021-04-22 16:08:01 +0000 <text:s text:c="11"/>4783.77</text:p>
          </table:table-cell>
        </table:table-row>
        <table:table-row table:style-name="ro1">
          <table:table-cell table:style-name="ce1" office:value-type="string" calcext:value-type="string">
            <text:p>2021-04-20 18:44:59 +0000 <text:s text:c="11"/>4835.11</text:p>
          </table:table-cell>
          <table:table-cell table:number-columns-repeated="3"/>
          <table:table-cell office:value-type="string" calcext:value-type="string">
            <text:p>2021-04-22 17:36:23 +0000 <text:s text:c="11"/>4808.84</text:p>
          </table:table-cell>
        </table:table-row>
        <table:table-row table:style-name="ro1">
          <table:table-cell office:value-type="string" calcext:value-type="string">
            <text:p>2021-04-20 20:25:09 +0000 <text:s text:c="11"/>4634.88</text:p>
          </table:table-cell>
          <table:table-cell table:number-columns-repeated="3"/>
          <table:table-cell office:value-type="string" calcext:value-type="string">
            <text:p>2021-04-22 19:14:20 +0000 <text:s text:c="11"/>4955.86</text:p>
          </table:table-cell>
        </table:table-row>
        <table:table-row table:style-name="ro1">
          <table:table-cell office:value-type="string" calcext:value-type="string">
            <text:p>2021-04-21 17:46:40 +0000 <text:s text:c="11"/>4855.41</text:p>
          </table:table-cell>
          <table:table-cell table:number-columns-repeated="3"/>
          <table:table-cell office:value-type="string" calcext:value-type="string">
            <text:p>2021-04-22 19:36:51 +0000 <text:s text:c="11"/>4839.34</text:p>
          </table:table-cell>
        </table:table-row>
        <table:table-row table:style-name="ro1">
          <table:table-cell office:value-type="string" calcext:value-type="string">
            <text:p>2021-04-21 19:29:34 +0000 <text:s text:c="11"/>4958.41</text:p>
          </table:table-cell>
          <table:table-cell table:number-columns-repeated="3"/>
          <table:table-cell office:value-type="string" calcext:value-type="string">
            <text:p>2021-04-22 22:37:08 +0000 <text:s text:c="11"/>4469.48</text:p>
          </table:table-cell>
        </table:table-row>
        <table:table-row table:style-name="ro1">
          <table:table-cell office:value-type="string" calcext:value-type="string">
            <text:p>2021-04-21 23:00:01 +0000 <text:s text:c="11"/>5635.2</text:p>
          </table:table-cell>
          <table:table-cell table:number-columns-repeated="3"/>
          <table:table-cell office:value-type="string" calcext:value-type="string">
            <text:p>2021-04-23 01:20:27 +0000 <text:s text:c="11"/>4904.36</text:p>
          </table:table-cell>
        </table:table-row>
        <table:table-row table:style-name="ro1">
          <table:table-cell office:value-type="string" calcext:value-type="string">
            <text:p>2021-04-22 00:29:31 +0000 <text:s text:c="11"/>5661.35</text:p>
          </table:table-cell>
          <table:table-cell table:number-columns-repeated="3"/>
          <table:table-cell office:value-type="string" calcext:value-type="string">
            <text:p>2021-04-23 02:13:16 +0000 <text:s text:c="11"/>4911.41</text:p>
          </table:table-cell>
        </table:table-row>
        <table:table-row table:style-name="ro1">
          <table:table-cell office:value-type="string" calcext:value-type="string">
            <text:p>2021-04-22 04:50:46 +0000 <text:s text:c="11"/>4936.48</text:p>
          </table:table-cell>
          <table:table-cell table:number-columns-repeated="3"/>
          <table:table-cell office:value-type="string" calcext:value-type="string">
            <text:p>2021-04-23 04:27:58 +0000 <text:s text:c="11"/>4583.78</text:p>
          </table:table-cell>
        </table:table-row>
        <table:table-row table:style-name="ro1">
          <table:table-cell office:value-type="string" calcext:value-type="string">
            <text:p>2021-04-22 06:34:14 +0000 <text:s text:c="11"/>5645.83</text:p>
          </table:table-cell>
          <table:table-cell table:number-columns-repeated="3"/>
          <table:table-cell office:value-type="string" calcext:value-type="string">
            <text:p>2021-04-23 07:44:35 +0000 <text:s text:c="11"/>4556.95</text:p>
          </table:table-cell>
        </table:table-row>
        <table:table-row table:style-name="ro1">
          <table:table-cell office:value-type="string" calcext:value-type="string">
            <text:p>2021-04-22 07:01:14 +0000 <text:s text:c="11"/>5134.76</text:p>
          </table:table-cell>
          <table:table-cell table:number-columns-repeated="3"/>
          <table:table-cell office:value-type="string" calcext:value-type="string">
            <text:p>2021-04-23 08:54:09 +0000 <text:s text:c="11"/>5040.89</text:p>
          </table:table-cell>
        </table:table-row>
        <table:table-row table:style-name="ro1">
          <table:table-cell office:value-type="string" calcext:value-type="string">
            <text:p>2021-04-22 09:18:21 +0000 <text:s text:c="11"/>5454.05</text:p>
          </table:table-cell>
          <table:table-cell table:number-columns-repeated="3"/>
          <table:table-cell office:value-type="string" calcext:value-type="string">
            <text:p>2021-04-23 13:30:45 +0000 <text:s text:c="11"/>4898.55</text:p>
          </table:table-cell>
        </table:table-row>
        <table:table-row table:style-name="ro1">
          <table:table-cell office:value-type="string" calcext:value-type="string">
            <text:p>2021-04-22 14:39:51 +0000 <text:s text:c="11"/>4802.87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4-22 16:08:01 +0000 <text:s text:c="11"/>4783.77</text:p>
          </table:table-cell>
          <table:table-cell table:number-columns-repeated="3"/>
          <table:table-cell table:style-name="ce1"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2021-04-22 17:36:23 +0000 <text:s text:c="11"/>4808.84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4-22 19:14:20 +0000 <text:s text:c="11"/>4955.86</text:p>
          </table:table-cell>
          <table:table-cell table:number-columns-repeated="3"/>
          <table:table-cell office:value-type="string" calcext:value-type="string">
            <text:p>2021-04-23 14:51:21 +0000 <text:s text:c="11"/>5473.91</text:p>
          </table:table-cell>
        </table:table-row>
        <table:table-row table:style-name="ro1">
          <table:table-cell office:value-type="string" calcext:value-type="string">
            <text:p>2021-04-22 19:36:51 +0000 <text:s text:c="11"/>4839.34</text:p>
          </table:table-cell>
          <table:table-cell table:number-columns-repeated="3"/>
          <table:table-cell office:value-type="string" calcext:value-type="string">
            <text:p>2021-04-23 16:17:00 +0000 <text:s text:c="11"/>5507.89</text:p>
          </table:table-cell>
        </table:table-row>
        <table:table-row table:style-name="ro1">
          <table:table-cell office:value-type="string" calcext:value-type="string">
            <text:p>2021-04-22 22:37:08 +0000 <text:s text:c="11"/>4469.48</text:p>
          </table:table-cell>
          <table:table-cell table:number-columns-repeated="3"/>
          <table:table-cell office:value-type="string" calcext:value-type="string">
            <text:p>2021-04-23 17:40:10 +0000 <text:s text:c="11"/>5476.64</text:p>
          </table:table-cell>
        </table:table-row>
        <table:table-row table:style-name="ro1">
          <table:table-cell office:value-type="string" calcext:value-type="string">
            <text:p>2021-04-23 01:20:27 +0000 <text:s text:c="11"/>4904.36</text:p>
          </table:table-cell>
          <table:table-cell table:number-columns-repeated="3"/>
          <table:table-cell office:value-type="string" calcext:value-type="string">
            <text:p>2021-04-23 18:58:23 +0000 <text:s text:c="11"/>5526.98</text:p>
          </table:table-cell>
        </table:table-row>
        <table:table-row table:style-name="ro1">
          <table:table-cell office:value-type="string" calcext:value-type="string">
            <text:p>2021-04-23 02:13:16 +0000 <text:s text:c="11"/>4911.41</text:p>
          </table:table-cell>
          <table:table-cell table:number-columns-repeated="3"/>
          <table:table-cell office:value-type="string" calcext:value-type="string">
            <text:p>2021-04-23 21:14:51 +0000 <text:s text:c="11"/>4680.58</text:p>
          </table:table-cell>
        </table:table-row>
        <table:table-row table:style-name="ro1">
          <table:table-cell office:value-type="string" calcext:value-type="string">
            <text:p>2021-04-23 04:27:58 +0000 <text:s text:c="11"/>4583.78</text:p>
          </table:table-cell>
          <table:table-cell table:number-columns-repeated="3"/>
          <table:table-cell office:value-type="string" calcext:value-type="string">
            <text:p>2021-04-23 21:57:17 +0000 <text:s text:c="11"/>5432.4</text:p>
          </table:table-cell>
        </table:table-row>
        <table:table-row table:style-name="ro1">
          <table:table-cell office:value-type="string" calcext:value-type="string">
            <text:p>2021-04-23 07:44:35 +0000 <text:s text:c="11"/>4556.95</text:p>
          </table:table-cell>
          <table:table-cell table:number-columns-repeated="3"/>
          <table:table-cell office:value-type="string" calcext:value-type="string">
            <text:p>2021-04-24 00:36:52 +0000 <text:s text:c="11"/>5458.64</text:p>
          </table:table-cell>
        </table:table-row>
        <table:table-row table:style-name="ro1">
          <table:table-cell office:value-type="string" calcext:value-type="string">
            <text:p>2021-04-23 08:54:09 +0000 <text:s text:c="11"/>5040.89</text:p>
          </table:table-cell>
          <table:table-cell table:number-columns-repeated="3"/>
          <table:table-cell office:value-type="string" calcext:value-type="string">
            <text:p>2021-04-26 02:18:31 +0000 <text:s text:c="11"/>5628.49</text:p>
          </table:table-cell>
        </table:table-row>
        <table:table-row table:style-name="ro1">
          <table:table-cell office:value-type="string" calcext:value-type="string">
            <text:p>2021-04-23 13:30:45 +0000 <text:s text:c="11"/>4898.55</text:p>
          </table:table-cell>
          <table:table-cell table:number-columns-repeated="3"/>
          <table:table-cell office:value-type="string" calcext:value-type="string">
            <text:p>2021-04-26 06:01:12 +0000 <text:s text:c="11"/>4754.11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26 08:54:05 +0000 <text:s text:c="11"/>5607.76</text:p>
          </table:table-cell>
        </table:table-row>
        <table:table-row table:style-name="ro1">
          <table:table-cell table:style-name="ce1" office:value-type="percentage" office:value="0.097" calcext:value-type="percentage">
            <text:p>9.70%</text:p>
          </table:table-cell>
          <table:table-cell table:number-columns-repeated="3"/>
          <table:table-cell office:value-type="string" calcext:value-type="string">
            <text:p>2021-04-26 10:22:45 +0000 <text:s text:c="11"/>4916.11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26 13:28:32 +0000 <text:s text:c="11"/>4908.77</text:p>
          </table:table-cell>
        </table:table-row>
        <table:table-row table:style-name="ro1">
          <table:table-cell office:value-type="string" calcext:value-type="string">
            <text:p>2021-04-23 14:51:21 +0000 <text:s text:c="11"/>5473.91</text:p>
          </table:table-cell>
          <table:table-cell table:number-columns-repeated="3"/>
          <table:table-cell office:value-type="string" calcext:value-type="string">
            <text:p>2021-04-26 14:59:27 +0000 <text:s text:c="11"/>4673.09</text:p>
          </table:table-cell>
        </table:table-row>
        <table:table-row table:style-name="ro1">
          <table:table-cell office:value-type="string" calcext:value-type="string">
            <text:p>2021-04-23 16:17:00 +0000 <text:s text:c="11"/>5507.89</text:p>
          </table:table-cell>
          <table:table-cell table:number-columns-repeated="3"/>
          <table:table-cell office:value-type="string" calcext:value-type="string">
            <text:p>2021-04-27 01:23:48 +0000 <text:s text:c="11"/>5506.8</text:p>
          </table:table-cell>
        </table:table-row>
        <table:table-row table:style-name="ro1">
          <table:table-cell office:value-type="string" calcext:value-type="string">
            <text:p>2021-04-23 17:40:10 +0000 <text:s text:c="11"/>5476.64</text:p>
          </table:table-cell>
          <table:table-cell table:number-columns-repeated="3"/>
          <table:table-cell office:value-type="string" calcext:value-type="string">
            <text:p>2021-04-27 04:47:22 +0000 <text:s text:c="11"/>5769.55</text:p>
          </table:table-cell>
        </table:table-row>
        <table:table-row table:style-name="ro1">
          <table:table-cell office:value-type="string" calcext:value-type="string">
            <text:p>2021-04-23 18:58:23 +0000 <text:s text:c="11"/>5526.98</text:p>
          </table:table-cell>
          <table:table-cell table:number-columns-repeated="3"/>
          <table:table-cell office:value-type="string" calcext:value-type="string">
            <text:p>2021-04-27 08:18:17 +0000 <text:s text:c="11"/>5537.24</text:p>
          </table:table-cell>
        </table:table-row>
        <table:table-row table:style-name="ro1">
          <table:table-cell table:style-name="ce1" office:value-type="string" calcext:value-type="string">
            <text:p>2021-04-23 21:14:51 +0000 <text:s text:c="11"/>4680.58</text:p>
          </table:table-cell>
          <table:table-cell table:number-columns-repeated="3"/>
          <table:table-cell office:value-type="string" calcext:value-type="string">
            <text:p>2021-04-27 09:23:33 +0000 <text:s text:c="11"/>5594.59</text:p>
          </table:table-cell>
        </table:table-row>
        <table:table-row table:style-name="ro1">
          <table:table-cell office:value-type="string" calcext:value-type="string">
            <text:p>2021-04-23 21:57:17 +0000 <text:s text:c="11"/>5432.4</text:p>
          </table:table-cell>
          <table:table-cell table:number-columns-repeated="3"/>
          <table:table-cell office:value-type="string" calcext:value-type="string">
            <text:p>2021-04-27 15:20:04 +0000 <text:s text:c="11"/>5234.7</text:p>
          </table:table-cell>
        </table:table-row>
        <table:table-row table:style-name="ro1">
          <table:table-cell office:value-type="string" calcext:value-type="string">
            <text:p>2021-04-24 00:36:52 +0000 <text:s text:c="11"/>5458.64</text:p>
          </table:table-cell>
          <table:table-cell table:number-columns-repeated="3"/>
          <table:table-cell office:value-type="string" calcext:value-type="string">
            <text:p>2021-04-27 16:20:10 +0000 <text:s text:c="11"/>5515.24</text:p>
          </table:table-cell>
        </table:table-row>
        <table:table-row table:style-name="ro1">
          <table:table-cell office:value-type="string" calcext:value-type="string">
            <text:p>2021-04-26 02:18:31 +0000 <text:s text:c="11"/>5628.49</text:p>
          </table:table-cell>
          <table:table-cell table:number-columns-repeated="3"/>
          <table:table-cell office:value-type="string" calcext:value-type="string">
            <text:p>2021-04-28 01:11:44 +0000 <text:s text:c="11"/>5727.76</text:p>
          </table:table-cell>
        </table:table-row>
        <table:table-row table:style-name="ro1">
          <table:table-cell office:value-type="string" calcext:value-type="string">
            <text:p>2021-04-26 06:01:12 +0000 <text:s text:c="11"/>4754.11</text:p>
          </table:table-cell>
          <table:table-cell table:number-columns-repeated="3"/>
          <table:table-cell office:value-type="string" calcext:value-type="string">
            <text:p>2021-04-28 02:06:05 +0000 <text:s text:c="11"/>5749.26</text:p>
          </table:table-cell>
        </table:table-row>
        <table:table-row table:style-name="ro1">
          <table:table-cell office:value-type="string" calcext:value-type="string">
            <text:p>2021-04-26 08:54:05 +0000 <text:s text:c="11"/>5607.76</text:p>
          </table:table-cell>
          <table:table-cell table:number-columns-repeated="3"/>
          <table:table-cell office:value-type="string" calcext:value-type="string">
            <text:p>2021-04-28 07:10:59 +0000 <text:s text:c="11"/>5726.39</text:p>
          </table:table-cell>
        </table:table-row>
        <table:table-row table:style-name="ro1">
          <table:table-cell office:value-type="string" calcext:value-type="string">
            <text:p>2021-04-26 10:22:45 +0000 <text:s text:c="11"/>4916.11</text:p>
          </table:table-cell>
          <table:table-cell table:number-columns-repeated="3"/>
          <table:table-cell office:value-type="string" calcext:value-type="string">
            <text:p>2021-04-28 18:30:32 +0000 <text:s text:c="11"/>5556.23</text:p>
          </table:table-cell>
        </table:table-row>
        <table:table-row table:style-name="ro1">
          <table:table-cell office:value-type="string" calcext:value-type="string">
            <text:p>2021-04-26 13:28:32 +0000 <text:s text:c="11"/>4908.77</text:p>
          </table:table-cell>
          <table:table-cell table:number-columns-repeated="3"/>
          <table:table-cell office:value-type="string" calcext:value-type="string">
            <text:p>2021-04-28 21:21:53 +0000 <text:s text:c="11"/>5470.13</text:p>
          </table:table-cell>
        </table:table-row>
        <table:table-row table:style-name="ro1">
          <table:table-cell office:value-type="string" calcext:value-type="string">
            <text:p>2021-04-26 14:59:27 +0000 <text:s text:c="11"/>4673.09</text:p>
          </table:table-cell>
          <table:table-cell table:number-columns-repeated="3"/>
          <table:table-cell office:value-type="string" calcext:value-type="string">
            <text:p>2021-04-29 01:04:26 +0000 <text:s text:c="11"/>5767.4</text:p>
          </table:table-cell>
        </table:table-row>
        <table:table-row table:style-name="ro1">
          <table:table-cell office:value-type="string" calcext:value-type="string">
            <text:p>2021-04-27 01:23:48 +0000 <text:s text:c="11"/>5506.8</text:p>
          </table:table-cell>
          <table:table-cell table:number-columns-repeated="3"/>
          <table:table-cell office:value-type="string" calcext:value-type="string">
            <text:p>2021-04-29 04:14:15 +0000 <text:s text:c="11"/>5420.41</text:p>
          </table:table-cell>
        </table:table-row>
        <table:table-row table:style-name="ro1">
          <table:table-cell office:value-type="string" calcext:value-type="string">
            <text:p>2021-04-27 04:47:22 +0000 <text:s text:c="11"/>5769.55</text:p>
          </table:table-cell>
          <table:table-cell table:number-columns-repeated="3"/>
          <table:table-cell office:value-type="string" calcext:value-type="string">
            <text:p>2021-04-29 08:14:40 +0000 <text:s text:c="11"/>5582.15</text:p>
          </table:table-cell>
        </table:table-row>
        <table:table-row table:style-name="ro1">
          <table:table-cell office:value-type="string" calcext:value-type="string">
            <text:p>2021-04-27 08:18:17 +0000 <text:s text:c="11"/>5537.24</text:p>
          </table:table-cell>
          <table:table-cell table:number-columns-repeated="3"/>
          <table:table-cell office:value-type="string" calcext:value-type="string">
            <text:p>2021-04-30 07:22:58 +0000 <text:s text:c="11"/>5777.83</text:p>
          </table:table-cell>
        </table:table-row>
        <table:table-row table:style-name="ro1">
          <table:table-cell office:value-type="string" calcext:value-type="string">
            <text:p>2021-04-27 09:23:33 +0000 <text:s text:c="11"/>5594.59</text:p>
          </table:table-cell>
          <table:table-cell table:number-columns-repeated="3"/>
          <table:table-cell office:value-type="string" calcext:value-type="string">
            <text:p>2021-04-30 10:40:30 +0000 <text:s text:c="11"/>5757.39</text:p>
          </table:table-cell>
        </table:table-row>
        <table:table-row table:style-name="ro1">
          <table:table-cell office:value-type="string" calcext:value-type="string">
            <text:p>2021-04-27 15:20:04 +0000 <text:s text:c="11"/>5234.7</text:p>
          </table:table-cell>
          <table:table-cell table:number-columns-repeated="3"/>
          <table:table-cell office:value-type="string" calcext:value-type="string">
            <text:p>2021-04-30 12:54:48 +0000 <text:s text:c="11"/>5447.56</text:p>
          </table:table-cell>
        </table:table-row>
        <table:table-row table:style-name="ro1">
          <table:table-cell office:value-type="string" calcext:value-type="string">
            <text:p>2021-04-27 16:20:10 +0000 <text:s text:c="11"/>5515.24</text:p>
          </table:table-cell>
          <table:table-cell table:number-columns-repeated="3"/>
          <table:table-cell office:value-type="string" calcext:value-type="string">
            <text:p>2021-04-30 21:06:36 +0000 <text:s text:c="11"/>5506.45</text:p>
          </table:table-cell>
        </table:table-row>
        <table:table-row table:style-name="ro1">
          <table:table-cell office:value-type="string" calcext:value-type="string">
            <text:p>2021-04-28 01:11:44 +0000 <text:s text:c="11"/>5727.76</text:p>
          </table:table-cell>
          <table:table-cell table:number-columns-repeated="3"/>
          <table:table-cell office:value-type="string" calcext:value-type="string">
            <text:p>2021-05-01 03:30:15 +0000 <text:s text:c="11"/>5044.83</text:p>
          </table:table-cell>
        </table:table-row>
        <table:table-row table:style-name="ro1">
          <table:table-cell office:value-type="string" calcext:value-type="string">
            <text:p>2021-04-28 02:06:05 +0000 <text:s text:c="11"/>5749.26</text:p>
          </table:table-cell>
          <table:table-cell table:number-columns-repeated="3"/>
          <table:table-cell office:value-type="string" calcext:value-type="string">
            <text:p>2021-05-01 11:40:31 +0000 <text:s text:c="11"/>5162.32</text:p>
          </table:table-cell>
        </table:table-row>
        <table:table-row table:style-name="ro1">
          <table:table-cell office:value-type="string" calcext:value-type="string">
            <text:p>2021-04-28 07:10:59 +0000 <text:s text:c="11"/>5726.39</text:p>
          </table:table-cell>
          <table:table-cell table:number-columns-repeated="3"/>
          <table:table-cell office:value-type="string" calcext:value-type="string">
            <text:p>2021-05-01 12:32:38 +0000 <text:s text:c="11"/>5296.72</text:p>
          </table:table-cell>
        </table:table-row>
        <table:table-row table:style-name="ro1">
          <table:table-cell office:value-type="string" calcext:value-type="string">
            <text:p>2021-04-28 18:30:32 +0000 <text:s text:c="11"/>5556.23</text:p>
          </table:table-cell>
          <table:table-cell table:number-columns-repeated="3"/>
          <table:table-cell office:value-type="string" calcext:value-type="string">
            <text:p>2021-05-02 12:48:00 +0000 <text:s text:c="11"/>5176.36</text:p>
          </table:table-cell>
        </table:table-row>
        <table:table-row table:style-name="ro1">
          <table:table-cell office:value-type="string" calcext:value-type="string">
            <text:p>2021-04-28 21:21:53 +0000 <text:s text:c="11"/>5470.13</text:p>
          </table:table-cell>
          <table:table-cell table:number-columns-repeated="3"/>
          <table:table-cell office:value-type="string" calcext:value-type="string">
            <text:p>2021-05-02 13:29:28 +0000 <text:s text:c="11"/>5099.15</text:p>
          </table:table-cell>
        </table:table-row>
        <table:table-row table:style-name="ro1">
          <table:table-cell office:value-type="string" calcext:value-type="string">
            <text:p>2021-04-29 01:04:26 +0000 <text:s text:c="11"/>5767.4</text:p>
          </table:table-cell>
          <table:table-cell table:number-columns-repeated="3"/>
          <table:table-cell office:value-type="string" calcext:value-type="string">
            <text:p>2021-05-02 17:02:21 +0000 <text:s text:c="11"/>5288.05</text:p>
          </table:table-cell>
        </table:table-row>
        <table:table-row table:style-name="ro1">
          <table:table-cell office:value-type="string" calcext:value-type="string">
            <text:p>2021-04-29 04:14:15 +0000 <text:s text:c="11"/>5420.41</text:p>
          </table:table-cell>
          <table:table-cell table:number-columns-repeated="3"/>
          <table:table-cell office:value-type="string" calcext:value-type="string">
            <text:p>2021-05-02 18:25:25 +0000 <text:s text:c="11"/>5279.98</text:p>
          </table:table-cell>
        </table:table-row>
        <table:table-row table:style-name="ro1">
          <table:table-cell office:value-type="string" calcext:value-type="string">
            <text:p>2021-04-29 08:14:40 +0000 <text:s text:c="11"/>5582.15</text:p>
          </table:table-cell>
          <table:table-cell table:number-columns-repeated="3"/>
          <table:table-cell office:value-type="string" calcext:value-type="string">
            <text:p>2021-05-03 05:31:50 +0000 <text:s text:c="11"/>5412.53</text:p>
          </table:table-cell>
        </table:table-row>
        <table:table-row table:style-name="ro1">
          <table:table-cell office:value-type="string" calcext:value-type="string">
            <text:p>2021-04-30 07:22:58 +0000 <text:s text:c="11"/>5777.83</text:p>
          </table:table-cell>
          <table:table-cell table:number-columns-repeated="3"/>
          <table:table-cell office:value-type="string" calcext:value-type="string">
            <text:p>2021-05-03 05:53:41 +0000 <text:s text:c="11"/>5414.41</text:p>
          </table:table-cell>
        </table:table-row>
        <table:table-row table:style-name="ro1">
          <table:table-cell office:value-type="string" calcext:value-type="string">
            <text:p>2021-04-30 10:40:30 +0000 <text:s text:c="11"/>5757.39</text:p>
          </table:table-cell>
          <table:table-cell table:number-columns-repeated="3"/>
          <table:table-cell office:value-type="string" calcext:value-type="string">
            <text:p>2021-05-03 08:12:23 +0000 <text:s text:c="11"/>5653.73</text:p>
          </table:table-cell>
        </table:table-row>
        <table:table-row table:style-name="ro1">
          <table:table-cell office:value-type="string" calcext:value-type="string">
            <text:p>2021-04-30 12:54:48 +0000 <text:s text:c="11"/>5447.56</text:p>
          </table:table-cell>
          <table:table-cell table:number-columns-repeated="3"/>
          <table:table-cell office:value-type="string" calcext:value-type="string">
            <text:p>2021-05-04 01:00:21 +0000 <text:s text:c="11"/>5517.09</text:p>
          </table:table-cell>
        </table:table-row>
        <table:table-row table:style-name="ro1">
          <table:table-cell office:value-type="string" calcext:value-type="string">
            <text:p>2021-04-30 21:06:36 +0000 <text:s text:c="11"/>5506.45</text:p>
          </table:table-cell>
          <table:table-cell table:number-columns-repeated="3"/>
          <table:table-cell office:value-type="string" calcext:value-type="string">
            <text:p>2021-05-04 07:11:57 +0000 <text:s text:c="11"/>5370.75</text:p>
          </table:table-cell>
        </table:table-row>
        <table:table-row table:style-name="ro1">
          <table:table-cell office:value-type="string" calcext:value-type="string">
            <text:p>2021-05-01 03:30:15 +0000 <text:s text:c="11"/>5044.83</text:p>
          </table:table-cell>
          <table:table-cell table:number-columns-repeated="3"/>
          <table:table-cell office:value-type="string" calcext:value-type="string">
            <text:p>2021-05-04 09:42:23 +0000 <text:s text:c="11"/>5359.9</text:p>
          </table:table-cell>
        </table:table-row>
        <table:table-row table:style-name="ro1">
          <table:table-cell office:value-type="string" calcext:value-type="string">
            <text:p>2021-05-01 11:40:31 +0000 <text:s text:c="11"/>5162.32</text:p>
          </table:table-cell>
          <table:table-cell table:number-columns-repeated="3"/>
          <table:table-cell office:value-type="string" calcext:value-type="string">
            <text:p>2021-05-04 16:09:22 +0000 <text:s text:c="11"/>4845.28</text:p>
          </table:table-cell>
        </table:table-row>
        <table:table-row table:style-name="ro1">
          <table:table-cell office:value-type="string" calcext:value-type="string">
            <text:p>2021-05-01 12:32:38 +0000 <text:s text:c="11"/>5296.72</text:p>
          </table:table-cell>
          <table:table-cell table:number-columns-repeated="3"/>
          <table:table-cell office:value-type="string" calcext:value-type="string">
            <text:p>2021-05-04 18:19:32 +0000 <text:s text:c="11"/>4819.12</text:p>
          </table:table-cell>
        </table:table-row>
        <table:table-row table:style-name="ro1">
          <table:table-cell office:value-type="string" calcext:value-type="string">
            <text:p>2021-05-02 12:48:00 +0000 <text:s text:c="11"/>5176.36</text:p>
          </table:table-cell>
          <table:table-cell table:number-columns-repeated="3"/>
          <table:table-cell office:value-type="string" calcext:value-type="string">
            <text:p>2021-05-04 20:01:42 +0000 <text:s text:c="11"/>4823.54</text:p>
          </table:table-cell>
        </table:table-row>
        <table:table-row table:style-name="ro1">
          <table:table-cell office:value-type="string" calcext:value-type="string">
            <text:p>2021-05-02 13:29:28 +0000 <text:s text:c="11"/>5099.15</text:p>
          </table:table-cell>
          <table:table-cell table:number-columns-repeated="3"/>
          <table:table-cell office:value-type="string" calcext:value-type="string">
            <text:p>2021-05-04 21:33:27 +0000 <text:s text:c="11"/>5486.53</text:p>
          </table:table-cell>
        </table:table-row>
        <table:table-row table:style-name="ro1">
          <table:table-cell office:value-type="string" calcext:value-type="string">
            <text:p>2021-05-02 17:02:21 +0000 <text:s text:c="11"/>5288.05</text:p>
          </table:table-cell>
          <table:table-cell table:number-columns-repeated="3"/>
          <table:table-cell office:value-type="string" calcext:value-type="string">
            <text:p>2021-05-04 22:54:04 +0000 <text:s text:c="11"/>5275.53</text:p>
          </table:table-cell>
        </table:table-row>
        <table:table-row table:style-name="ro1">
          <table:table-cell office:value-type="string" calcext:value-type="string">
            <text:p>2021-05-02 18:25:25 +0000 <text:s text:c="11"/>5279.98</text:p>
          </table:table-cell>
          <table:table-cell table:number-columns-repeated="3"/>
          <table:table-cell office:value-type="string" calcext:value-type="string">
            <text:p>2021-05-04 23:55:07 +0000 <text:s text:c="11"/>4979.55</text:p>
          </table:table-cell>
        </table:table-row>
        <table:table-row table:style-name="ro1">
          <table:table-cell office:value-type="string" calcext:value-type="string">
            <text:p>2021-05-03 05:31:50 +0000 <text:s text:c="11"/>5412.53</text:p>
          </table:table-cell>
          <table:table-cell table:number-columns-repeated="3"/>
          <table:table-cell office:value-type="string" calcext:value-type="string">
            <text:p>2021-05-05 04:46:36 +0000 <text:s text:c="11"/>5036.13</text:p>
          </table:table-cell>
        </table:table-row>
        <table:table-row table:style-name="ro1">
          <table:table-cell office:value-type="string" calcext:value-type="string">
            <text:p>2021-05-03 05:53:41 +0000 <text:s text:c="11"/>5414.41</text:p>
          </table:table-cell>
          <table:table-cell table:number-columns-repeated="3"/>
          <table:table-cell office:value-type="string" calcext:value-type="string">
            <text:p>2021-05-05 09:32:28 +0000 <text:s text:c="11"/>5505.51</text:p>
          </table:table-cell>
        </table:table-row>
        <table:table-row table:style-name="ro1">
          <table:table-cell office:value-type="string" calcext:value-type="string">
            <text:p>2021-05-03 08:12:23 +0000 <text:s text:c="11"/>5653.73</text:p>
          </table:table-cell>
          <table:table-cell table:number-columns-repeated="3"/>
          <table:table-cell office:value-type="string" calcext:value-type="string">
            <text:p>2021-05-05 14:56:25 +0000 <text:s text:c="11"/>5695.57</text:p>
          </table:table-cell>
        </table:table-row>
        <table:table-row table:style-name="ro1">
          <table:table-cell office:value-type="string" calcext:value-type="string">
            <text:p>2021-05-04 01:00:21 +0000 <text:s text:c="11"/>5517.09</text:p>
          </table:table-cell>
          <table:table-cell table:number-columns-repeated="3"/>
          <table:table-cell office:value-type="string" calcext:value-type="string">
            <text:p>2021-05-05 15:51:10 +0000 <text:s text:c="11"/>5273.29</text:p>
          </table:table-cell>
        </table:table-row>
        <table:table-row table:style-name="ro1">
          <table:table-cell office:value-type="string" calcext:value-type="string">
            <text:p>2021-05-04 07:11:57 +0000 <text:s text:c="11"/>5370.75</text:p>
          </table:table-cell>
          <table:table-cell table:number-columns-repeated="3"/>
          <table:table-cell office:value-type="string" calcext:value-type="string">
            <text:p>2021-05-05 17:47:50 +0000 <text:s text:c="11"/>5555.73</text:p>
          </table:table-cell>
        </table:table-row>
        <table:table-row table:style-name="ro1">
          <table:table-cell office:value-type="string" calcext:value-type="string">
            <text:p>2021-05-04 09:42:23 +0000 <text:s text:c="11"/>5359.9</text:p>
          </table:table-cell>
          <table:table-cell table:number-columns-repeated="3"/>
          <table:table-cell office:value-type="string" calcext:value-type="string">
            <text:p>2021-05-05 19:37:13 +0000 <text:s text:c="11"/>5207.39</text:p>
          </table:table-cell>
        </table:table-row>
        <table:table-row table:style-name="ro1">
          <table:table-cell office:value-type="string" calcext:value-type="string">
            <text:p>2021-05-04 16:09:22 +0000 <text:s text:c="11"/>4845.28</text:p>
          </table:table-cell>
          <table:table-cell table:number-columns-repeated="3"/>
          <table:table-cell office:value-type="string" calcext:value-type="string">
            <text:p>2021-05-06 10:45:21 +0000 <text:s text:c="11"/>5195.52</text:p>
          </table:table-cell>
        </table:table-row>
        <table:table-row table:style-name="ro1">
          <table:table-cell office:value-type="string" calcext:value-type="string">
            <text:p>2021-05-04 18:19:32 +0000 <text:s text:c="11"/>4819.12</text:p>
          </table:table-cell>
          <table:table-cell table:number-columns-repeated="3"/>
          <table:table-cell office:value-type="string" calcext:value-type="string">
            <text:p>2021-05-06 11:50:06 +0000 <text:s text:c="11"/>5208.05</text:p>
          </table:table-cell>
        </table:table-row>
        <table:table-row table:style-name="ro1">
          <table:table-cell office:value-type="string" calcext:value-type="string">
            <text:p>2021-05-04 20:01:42 +0000 <text:s text:c="11"/>4823.54</text:p>
          </table:table-cell>
          <table:table-cell table:number-columns-repeated="3"/>
          <table:table-cell office:value-type="string" calcext:value-type="string">
            <text:p>2021-05-06 12:33:45 +0000 <text:s text:c="11"/>5377.67</text:p>
          </table:table-cell>
        </table:table-row>
        <table:table-row table:style-name="ro1">
          <table:table-cell office:value-type="string" calcext:value-type="string">
            <text:p>2021-05-04 21:33:27 +0000 <text:s text:c="11"/>5486.53</text:p>
          </table:table-cell>
          <table:table-cell table:number-columns-repeated="3"/>
          <table:table-cell office:value-type="string" calcext:value-type="string">
            <text:p>2021-05-06 14:50:30 +0000 <text:s text:c="11"/>5324.78</text:p>
          </table:table-cell>
        </table:table-row>
        <table:table-row table:style-name="ro1">
          <table:table-cell office:value-type="string" calcext:value-type="string">
            <text:p>2021-05-04 22:54:04 +0000 <text:s text:c="11"/>5275.53</text:p>
          </table:table-cell>
          <table:table-cell table:number-columns-repeated="3"/>
          <table:table-cell office:value-type="string" calcext:value-type="string">
            <text:p>2021-05-06 20:48:02 +0000 <text:s text:c="11"/>5022.36</text:p>
          </table:table-cell>
        </table:table-row>
        <table:table-row table:style-name="ro1">
          <table:table-cell office:value-type="string" calcext:value-type="string">
            <text:p>2021-05-04 23:55:07 +0000 <text:s text:c="11"/>4979.55</text:p>
          </table:table-cell>
          <table:table-cell table:number-columns-repeated="3"/>
          <table:table-cell office:value-type="string" calcext:value-type="string">
            <text:p>2021-05-08 00:52:52 +0000 <text:s text:c="11"/>5550.74</text:p>
          </table:table-cell>
        </table:table-row>
        <table:table-row table:style-name="ro1">
          <table:table-cell office:value-type="string" calcext:value-type="string">
            <text:p>2021-05-05 04:46:36 +0000 <text:s text:c="11"/>5036.13</text:p>
          </table:table-cell>
          <table:table-cell table:number-columns-repeated="3"/>
          <table:table-cell office:value-type="string" calcext:value-type="string">
            <text:p>2021-05-08 11:42:12 +0000 <text:s text:c="11"/>5421.4</text:p>
          </table:table-cell>
        </table:table-row>
        <table:table-row table:style-name="ro1">
          <table:table-cell office:value-type="string" calcext:value-type="string">
            <text:p>2021-05-05 09:32:28 +0000 <text:s text:c="11"/>5505.51</text:p>
          </table:table-cell>
          <table:table-cell table:number-columns-repeated="3"/>
          <table:table-cell office:value-type="string" calcext:value-type="string">
            <text:p>2021-05-08 21:32:06 +0000 <text:s text:c="11"/>5448.6</text:p>
          </table:table-cell>
        </table:table-row>
        <table:table-row table:style-name="ro1">
          <table:table-cell office:value-type="string" calcext:value-type="string">
            <text:p>2021-05-05 14:56:25 +0000 <text:s text:c="11"/>5695.57</text:p>
          </table:table-cell>
          <table:table-cell table:number-columns-repeated="3"/>
          <table:table-cell office:value-type="string" calcext:value-type="string">
            <text:p>2021-05-09 10:21:51 +0000 <text:s text:c="11"/>5562.44</text:p>
          </table:table-cell>
        </table:table-row>
        <table:table-row table:style-name="ro1">
          <table:table-cell office:value-type="string" calcext:value-type="string">
            <text:p>2021-05-05 15:51:10 +0000 <text:s text:c="11"/>5273.29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5-05 17:47:50 +0000 <text:s text:c="11"/>5555.73</text:p>
          </table:table-cell>
          <table:table-cell table:number-columns-repeated="3"/>
          <table:table-cell table:style-name="ce1" office:value-type="percentage" office:value="-0.201" calcext:value-type="percentage">
            <text:p>-20.10%</text:p>
          </table:table-cell>
        </table:table-row>
        <table:table-row table:style-name="ro1">
          <table:table-cell office:value-type="string" calcext:value-type="string">
            <text:p>2021-05-05 19:37:13 +0000 <text:s text:c="11"/>5207.39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5-06 10:45:21 +0000 <text:s text:c="11"/>5195.52</text:p>
          </table:table-cell>
          <table:table-cell table:number-columns-repeated="3"/>
          <table:table-cell office:value-type="string" calcext:value-type="string">
            <text:p>2021-05-09 11:06:41 +0000 <text:s text:c="11"/>4394.31</text:p>
          </table:table-cell>
        </table:table-row>
        <table:table-row table:style-name="ro1">
          <table:table-cell office:value-type="string" calcext:value-type="string">
            <text:p>2021-05-06 11:50:06 +0000 <text:s text:c="11"/>5208.05</text:p>
          </table:table-cell>
          <table:table-cell table:number-columns-repeated="3"/>
          <table:table-cell office:value-type="string" calcext:value-type="string">
            <text:p>2021-05-09 14:41:12 +0000 <text:s text:c="11"/>4416.76</text:p>
          </table:table-cell>
        </table:table-row>
        <table:table-row table:style-name="ro1">
          <table:table-cell office:value-type="string" calcext:value-type="string">
            <text:p>2021-05-06 12:33:45 +0000 <text:s text:c="11"/>5377.67</text:p>
          </table:table-cell>
          <table:table-cell table:number-columns-repeated="3"/>
          <table:table-cell office:value-type="string" calcext:value-type="string">
            <text:p>2021-05-10 00:04:05 +0000 <text:s text:c="11"/>4376.16</text:p>
          </table:table-cell>
        </table:table-row>
        <table:table-row table:style-name="ro1">
          <table:table-cell office:value-type="string" calcext:value-type="string">
            <text:p>2021-05-06 14:50:30 +0000 <text:s text:c="11"/>5324.78</text:p>
          </table:table-cell>
          <table:table-cell table:number-columns-repeated="3"/>
          <table:table-cell office:value-type="string" calcext:value-type="string">
            <text:p>2021-05-10 07:43:54 +0000 <text:s text:c="11"/>4228.81</text:p>
          </table:table-cell>
        </table:table-row>
        <table:table-row table:style-name="ro1">
          <table:table-cell office:value-type="string" calcext:value-type="string">
            <text:p>2021-05-06 20:48:02 +0000 <text:s text:c="11"/>5022.36</text:p>
          </table:table-cell>
          <table:table-cell table:number-columns-repeated="3"/>
          <table:table-cell office:value-type="string" calcext:value-type="string">
            <text:p>2021-05-10 08:04:24 +0000 <text:s text:c="11"/>4149.3</text:p>
          </table:table-cell>
        </table:table-row>
        <table:table-row table:style-name="ro1">
          <table:table-cell office:value-type="string" calcext:value-type="string">
            <text:p>2021-05-08 00:52:52 +0000 <text:s text:c="11"/>5550.74</text:p>
          </table:table-cell>
          <table:table-cell table:number-columns-repeated="3"/>
          <table:table-cell office:value-type="string" calcext:value-type="string">
            <text:p>2021-05-10 11:03:54 +0000 <text:s text:c="11"/>4179.94</text:p>
          </table:table-cell>
        </table:table-row>
        <table:table-row table:style-name="ro1">
          <table:table-cell office:value-type="string" calcext:value-type="string">
            <text:p>2021-05-08 11:42:12 +0000 <text:s text:c="11"/>5421.4</text:p>
          </table:table-cell>
          <table:table-cell table:number-columns-repeated="3"/>
          <table:table-cell office:value-type="string" calcext:value-type="string">
            <text:p>2021-05-10 14:04:05 +0000 <text:s text:c="11"/>4218.04</text:p>
          </table:table-cell>
        </table:table-row>
        <table:table-row table:style-name="ro1">
          <table:table-cell office:value-type="string" calcext:value-type="string">
            <text:p>2021-05-08 21:32:06 +0000 <text:s text:c="11"/>5448.6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5-09 10:21:51 +0000 <text:s text:c="11"/>5562.44</text:p>
          </table:table-cell>
          <table:table-cell table:number-columns-repeated="3"/>
          <table:table-cell table:style-name="ce1" office:value-type="percentage" office:value="0.185" calcext:value-type="percentage">
            <text:p>18.50%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table:style-name="ce1" office:value-type="percentage" office:value="-0.201" calcext:value-type="percentage">
            <text:p>-20.10%</text:p>
          </table:table-cell>
          <table:table-cell table:number-columns-repeated="3"/>
          <table:table-cell office:value-type="string" calcext:value-type="string">
            <text:p>2021-05-13 11:18:26 +0000 <text:s text:c="11"/>5729.86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3 21:21:07 +0000 <text:s text:c="11"/>4523.04</text:p>
          </table:table-cell>
        </table:table-row>
        <table:table-row table:style-name="ro1">
          <table:table-cell office:value-type="string" calcext:value-type="string">
            <text:p>2021-05-09 11:06:41 +0000 <text:s text:c="11"/>4394.31</text:p>
          </table:table-cell>
          <table:table-cell table:number-columns-repeated="3"/>
          <table:table-cell office:value-type="string" calcext:value-type="string">
            <text:p>2021-05-14 00:46:31 +0000 <text:s text:c="11"/>4600.85</text:p>
          </table:table-cell>
        </table:table-row>
        <table:table-row table:style-name="ro1">
          <table:table-cell office:value-type="string" calcext:value-type="string">
            <text:p>2021-05-09 14:41:12 +0000 <text:s text:c="11"/>4416.76</text:p>
          </table:table-cell>
          <table:table-cell table:number-columns-repeated="3"/>
          <table:table-cell office:value-type="string" calcext:value-type="string">
            <text:p>2021-05-14 09:06:06 +0000 <text:s text:c="11"/>4573.72</text:p>
          </table:table-cell>
        </table:table-row>
        <table:table-row table:style-name="ro1">
          <table:table-cell office:value-type="string" calcext:value-type="string">
            <text:p>2021-05-10 00:04:05 +0000 <text:s text:c="11"/>4376.16</text:p>
          </table:table-cell>
          <table:table-cell table:number-columns-repeated="3"/>
          <table:table-cell office:value-type="string" calcext:value-type="string">
            <text:p>2021-05-14 12:04:08 +0000 <text:s text:c="11"/>5318.65</text:p>
          </table:table-cell>
        </table:table-row>
        <table:table-row table:style-name="ro1">
          <table:table-cell office:value-type="string" calcext:value-type="string">
            <text:p>2021-05-10 07:43:54 +0000 <text:s text:c="11"/>4228.81</text:p>
          </table:table-cell>
          <table:table-cell table:number-columns-repeated="3"/>
          <table:table-cell office:value-type="string" calcext:value-type="string">
            <text:p>2021-05-14 19:50:08 +0000 <text:s text:c="11"/>5204.02</text:p>
          </table:table-cell>
        </table:table-row>
        <table:table-row table:style-name="ro1">
          <table:table-cell table:style-name="ce1" office:value-type="string" calcext:value-type="string">
            <text:p>2021-05-10 08:04:24 +0000 <text:s text:c="11"/>4149.3</text:p>
          </table:table-cell>
          <table:table-cell table:number-columns-repeated="3"/>
          <table:table-cell office:value-type="string" calcext:value-type="string">
            <text:p>2021-05-14 20:51:18 +0000 <text:s text:c="11"/>5050.72</text:p>
          </table:table-cell>
        </table:table-row>
        <table:table-row table:style-name="ro1">
          <table:table-cell office:value-type="string" calcext:value-type="string">
            <text:p>2021-05-10 11:03:54 +0000 <text:s text:c="11"/>4179.94</text:p>
          </table:table-cell>
          <table:table-cell table:number-columns-repeated="3"/>
          <table:table-cell office:value-type="string" calcext:value-type="string">
            <text:p>2021-05-14 23:09:23 +0000 <text:s text:c="11"/>5417.18</text:p>
          </table:table-cell>
        </table:table-row>
        <table:table-row table:style-name="ro1">
          <table:table-cell office:value-type="string" calcext:value-type="string">
            <text:p>2021-05-10 14:04:05 +0000 <text:s text:c="11"/>4218.04</text:p>
          </table:table-cell>
          <table:table-cell table:number-columns-repeated="3"/>
          <table:table-cell office:value-type="string" calcext:value-type="string">
            <text:p>2021-05-15 00:03:06 +0000 <text:s text:c="11"/>4980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5 14:06:03 +0000 <text:s text:c="11"/>4942.06</text:p>
          </table:table-cell>
        </table:table-row>
        <table:table-row table:style-name="ro1">
          <table:table-cell table:style-name="ce1" office:value-type="percentage" office:value="0.192" calcext:value-type="percentage">
            <text:p>19.20%</text:p>
          </table:table-cell>
          <table:table-cell table:number-columns-repeated="3"/>
          <table:table-cell office:value-type="string" calcext:value-type="string">
            <text:p>2021-05-15 22:39:22 +0000 <text:s text:c="11"/>4832.72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6 10:23:26 +0000 <text:s text:c="11"/>4937.09</text:p>
          </table:table-cell>
        </table:table-row>
        <table:table-row table:style-name="ro1">
          <table:table-cell office:value-type="string" calcext:value-type="string">
            <text:p>2021-05-13 11:18:26 +0000 <text:s text:c="11"/>5729.86</text:p>
          </table:table-cell>
          <table:table-cell table:number-columns-repeated="3"/>
          <table:table-cell office:value-type="string" calcext:value-type="string">
            <text:p>2021-05-16 12:06:04 +0000 <text:s text:c="11"/>5504.17</text:p>
          </table:table-cell>
        </table:table-row>
        <table:table-row table:style-name="ro1">
          <table:table-cell office:value-type="string" calcext:value-type="string">
            <text:p>2021-05-13 21:21:07 +0000 <text:s text:c="11"/>4523.04</text:p>
          </table:table-cell>
          <table:table-cell table:number-columns-repeated="3"/>
          <table:table-cell office:value-type="string" calcext:value-type="string">
            <text:p>2021-05-16 15:30:27 +0000 <text:s text:c="11"/>5456.17</text:p>
          </table:table-cell>
        </table:table-row>
        <table:table-row table:style-name="ro1">
          <table:table-cell office:value-type="string" calcext:value-type="string">
            <text:p>2021-05-14 00:46:31 +0000 <text:s text:c="11"/>4600.85</text:p>
          </table:table-cell>
          <table:table-cell table:number-columns-repeated="3"/>
          <table:table-cell office:value-type="string" calcext:value-type="string">
            <text:p>2021-05-17 00:53:52 +0000 <text:s text:c="11"/>5481.37</text:p>
          </table:table-cell>
        </table:table-row>
        <table:table-row table:style-name="ro1">
          <table:table-cell office:value-type="string" calcext:value-type="string">
            <text:p>2021-05-14 09:06:06 +0000 <text:s text:c="11"/>4573.72</text:p>
          </table:table-cell>
          <table:table-cell table:number-columns-repeated="3"/>
          <table:table-cell office:value-type="string" calcext:value-type="string">
            <text:p>2021-05-17 01:28:49 +0000 <text:s text:c="11"/>5382.63</text:p>
          </table:table-cell>
        </table:table-row>
        <table:table-row table:style-name="ro1">
          <table:table-cell table:style-name="ce1" office:value-type="string" calcext:value-type="string">
            <text:p>2021-05-14 12:04:08 +0000 <text:s text:c="11"/>5318.65</text:p>
          </table:table-cell>
          <table:table-cell table:number-columns-repeated="3"/>
          <table:table-cell office:value-type="string" calcext:value-type="string">
            <text:p>2021-05-17 12:14:11 +0000 <text:s text:c="11"/>5013.89</text:p>
          </table:table-cell>
        </table:table-row>
        <table:table-row table:style-name="ro1">
          <table:table-cell office:value-type="string" calcext:value-type="string">
            <text:p>2021-05-14 19:50:08 +0000 <text:s text:c="11"/>5204.02</text:p>
          </table:table-cell>
          <table:table-cell table:number-columns-repeated="3"/>
          <table:table-cell office:value-type="string" calcext:value-type="string">
            <text:p>2021-05-21 18:19:22 +0000 <text:s text:c="11"/>5266.49</text:p>
          </table:table-cell>
        </table:table-row>
        <table:table-row table:style-name="ro1">
          <table:table-cell office:value-type="string" calcext:value-type="string">
            <text:p>2021-05-14 20:51:18 +0000 <text:s text:c="11"/>5050.72</text:p>
          </table:table-cell>
          <table:table-cell table:number-columns-repeated="3"/>
          <table:table-cell office:value-type="string" calcext:value-type="string">
            <text:p>2021-05-22 10:25:09 +0000 <text:s text:c="11"/>4690.99</text:p>
          </table:table-cell>
        </table:table-row>
        <table:table-row table:style-name="ro1">
          <table:table-cell office:value-type="string" calcext:value-type="string">
            <text:p>2021-05-14 23:09:23 +0000 <text:s text:c="11"/>5417.18</text:p>
          </table:table-cell>
          <table:table-cell table:number-columns-repeated="3"/>
          <table:table-cell office:value-type="string" calcext:value-type="string">
            <text:p>2021-05-22 15:58:48 +0000 <text:s text:c="11"/>4681.39</text:p>
          </table:table-cell>
        </table:table-row>
        <table:table-row table:style-name="ro1">
          <table:table-cell office:value-type="string" calcext:value-type="string">
            <text:p>2021-05-15 00:03:06 +0000 <text:s text:c="11"/>4980</text:p>
          </table:table-cell>
          <table:table-cell table:number-columns-repeated="3"/>
          <table:table-cell office:value-type="string" calcext:value-type="string">
            <text:p>2021-05-23 06:56:53 +0000 <text:s text:c="11"/>4697.1</text:p>
          </table:table-cell>
        </table:table-row>
        <table:table-row table:style-name="ro1">
          <table:table-cell office:value-type="string" calcext:value-type="string">
            <text:p>2021-05-15 14:06:03 +0000 <text:s text:c="11"/>4942.06</text:p>
          </table:table-cell>
          <table:table-cell table:number-columns-repeated="3"/>
          <table:table-cell office:value-type="string" calcext:value-type="string">
            <text:p>2021-05-24 06:44:53 +0000 <text:s text:c="11"/>4690.43</text:p>
          </table:table-cell>
        </table:table-row>
        <table:table-row table:style-name="ro1">
          <table:table-cell office:value-type="string" calcext:value-type="string">
            <text:p>2021-05-15 22:39:22 +0000 <text:s text:c="11"/>4832.72</text:p>
          </table:table-cell>
          <table:table-cell table:number-columns-repeated="3"/>
          <table:table-cell office:value-type="string" calcext:value-type="string">
            <text:p>2021-05-24 09:10:39 +0000 <text:s text:c="11"/>4914.78</text:p>
          </table:table-cell>
        </table:table-row>
        <table:table-row table:style-name="ro1">
          <table:table-cell office:value-type="string" calcext:value-type="string">
            <text:p>2021-05-16 10:23:26 +0000 <text:s text:c="11"/>4937.09</text:p>
          </table:table-cell>
          <table:table-cell table:number-columns-repeated="3"/>
          <table:table-cell office:value-type="string" calcext:value-type="string">
            <text:p>2021-05-25 09:06:06 +0000 <text:s text:c="11"/>5141.51</text:p>
          </table:table-cell>
        </table:table-row>
        <table:table-row table:style-name="ro1">
          <table:table-cell office:value-type="string" calcext:value-type="string">
            <text:p>2021-05-16 12:06:04 +0000 <text:s text:c="11"/>5504.17</text:p>
          </table:table-cell>
          <table:table-cell table:number-columns-repeated="3"/>
          <table:table-cell office:value-type="string" calcext:value-type="string">
            <text:p>2021-05-26 00:14:17 +0000 <text:s text:c="11"/>5197.1</text:p>
          </table:table-cell>
        </table:table-row>
        <table:table-row table:style-name="ro1">
          <table:table-cell office:value-type="string" calcext:value-type="string">
            <text:p>2021-05-16 15:30:27 +0000 <text:s text:c="11"/>5456.17</text:p>
          </table:table-cell>
          <table:table-cell table:number-columns-repeated="3"/>
          <table:table-cell office:value-type="string" calcext:value-type="string">
            <text:p>2021-05-26 00:58:16 +0000 <text:s text:c="11"/>5184.43</text:p>
          </table:table-cell>
        </table:table-row>
        <table:table-row table:style-name="ro1">
          <table:table-cell office:value-type="string" calcext:value-type="string">
            <text:p>2021-05-17 00:53:52 +0000 <text:s text:c="11"/>5481.37</text:p>
          </table:table-cell>
          <table:table-cell table:number-columns-repeated="3"/>
          <table:table-cell office:value-type="string" calcext:value-type="string">
            <text:p>2021-05-26 09:41:16 +0000 <text:s text:c="11"/>5123.25</text:p>
          </table:table-cell>
        </table:table-row>
        <table:table-row table:style-name="ro1">
          <table:table-cell office:value-type="string" calcext:value-type="string">
            <text:p>2021-05-17 01:28:49 +0000 <text:s text:c="11"/>5382.63</text:p>
          </table:table-cell>
          <table:table-cell table:number-columns-repeated="3"/>
          <table:table-cell office:value-type="string" calcext:value-type="string">
            <text:p>2021-05-26 11:08:11 +0000 <text:s text:c="11"/>5136.63</text:p>
          </table:table-cell>
        </table:table-row>
        <table:table-row table:style-name="ro1">
          <table:table-cell office:value-type="string" calcext:value-type="string">
            <text:p>2021-05-17 12:14:11 +0000 <text:s text:c="11"/>5013.89</text:p>
          </table:table-cell>
          <table:table-cell table:number-columns-repeated="3"/>
          <table:table-cell office:value-type="string" calcext:value-type="string">
            <text:p>2021-05-26 14:11:47 +0000 <text:s text:c="11"/>5135.15</text:p>
          </table:table-cell>
        </table:table-row>
        <table:table-row table:style-name="ro1">
          <table:table-cell office:value-type="string" calcext:value-type="string">
            <text:p>2021-05-21 18:19:22 +0000 <text:s text:c="11"/>5266.49</text:p>
          </table:table-cell>
          <table:table-cell table:number-columns-repeated="3"/>
          <table:table-cell office:value-type="string" calcext:value-type="string">
            <text:p>2021-05-26 15:30:31 +0000 <text:s text:c="11"/>5405.39</text:p>
          </table:table-cell>
        </table:table-row>
        <table:table-row table:style-name="ro1">
          <table:table-cell office:value-type="string" calcext:value-type="string">
            <text:p>2021-05-22 10:25:09 +0000 <text:s text:c="11"/>4690.99</text:p>
          </table:table-cell>
          <table:table-cell table:number-columns-repeated="3"/>
          <table:table-cell office:value-type="string" calcext:value-type="string">
            <text:p>2021-05-26 20:29:55 +0000 <text:s text:c="11"/>5165.65</text:p>
          </table:table-cell>
        </table:table-row>
        <table:table-row table:style-name="ro1">
          <table:table-cell office:value-type="string" calcext:value-type="string">
            <text:p>2021-05-22 15:58:48 +0000 <text:s text:c="11"/>4681.39</text:p>
          </table:table-cell>
          <table:table-cell table:number-columns-repeated="3"/>
          <table:table-cell office:value-type="string" calcext:value-type="string">
            <text:p>2021-05-26 21:44:44 +0000 <text:s text:c="11"/>5219.07</text:p>
          </table:table-cell>
        </table:table-row>
        <table:table-row table:style-name="ro1">
          <table:table-cell office:value-type="string" calcext:value-type="string">
            <text:p>2021-05-23 06:56:53 +0000 <text:s text:c="11"/>4697.1</text:p>
          </table:table-cell>
          <table:table-cell table:number-columns-repeated="3"/>
          <table:table-cell office:value-type="string" calcext:value-type="string">
            <text:p>2021-05-27 07:15:13 +0000 <text:s text:c="11"/>5306.74</text:p>
          </table:table-cell>
        </table:table-row>
        <table:table-row table:style-name="ro1">
          <table:table-cell office:value-type="string" calcext:value-type="string">
            <text:p>2021-05-24 06:44:53 +0000 <text:s text:c="11"/>4690.43</text:p>
          </table:table-cell>
          <table:table-cell table:number-columns-repeated="3"/>
          <table:table-cell office:value-type="string" calcext:value-type="string">
            <text:p>2021-05-29 01:54:40 +0000 <text:s text:c="11"/>5098.33</text:p>
          </table:table-cell>
        </table:table-row>
        <table:table-row table:style-name="ro1">
          <table:table-cell office:value-type="string" calcext:value-type="string">
            <text:p>2021-05-24 09:10:39 +0000 <text:s text:c="11"/>4914.78</text:p>
          </table:table-cell>
          <table:table-cell table:number-columns-repeated="3"/>
          <table:table-cell office:value-type="string" calcext:value-type="string">
            <text:p>2021-05-29 18:17:12 +0000 <text:s text:c="11"/>5047.38</text:p>
          </table:table-cell>
        </table:table-row>
        <table:table-row table:style-name="ro1">
          <table:table-cell office:value-type="string" calcext:value-type="string">
            <text:p>2021-05-25 09:06:06 +0000 <text:s text:c="11"/>5141.51</text:p>
          </table:table-cell>
          <table:table-cell table:number-columns-repeated="3"/>
          <table:table-cell office:value-type="string" calcext:value-type="string">
            <text:p>2021-05-29 18:38:39 +0000 <text:s text:c="11"/>5086.4</text:p>
          </table:table-cell>
        </table:table-row>
        <table:table-row table:style-name="ro1">
          <table:table-cell office:value-type="string" calcext:value-type="string">
            <text:p>2021-05-26 00:14:17 +0000 <text:s text:c="11"/>5197.1</text:p>
          </table:table-cell>
          <table:table-cell table:number-columns-repeated="3"/>
          <table:table-cell office:value-type="string" calcext:value-type="string">
            <text:p>2021-05-31 05:27:04 +0000 <text:s text:c="11"/>5106.24</text:p>
          </table:table-cell>
        </table:table-row>
        <table:table-row table:style-name="ro1">
          <table:table-cell office:value-type="string" calcext:value-type="string">
            <text:p>2021-05-26 00:58:16 +0000 <text:s text:c="11"/>5184.43</text:p>
          </table:table-cell>
          <table:table-cell table:number-columns-repeated="3"/>
          <table:table-cell office:value-type="string" calcext:value-type="string">
            <text:p>2021-05-31 08:27:52 +0000 <text:s text:c="11"/>5252.97</text:p>
          </table:table-cell>
        </table:table-row>
        <table:table-row table:style-name="ro1">
          <table:table-cell office:value-type="string" calcext:value-type="string">
            <text:p>2021-05-26 09:41:16 +0000 <text:s text:c="11"/>5123.25</text:p>
          </table:table-cell>
          <table:table-cell table:number-columns-repeated="3"/>
          <table:table-cell office:value-type="string" calcext:value-type="string">
            <text:p>2021-05-31 09:36:23 +0000 <text:s text:c="11"/>5471.59</text:p>
          </table:table-cell>
        </table:table-row>
        <table:table-row table:style-name="ro1">
          <table:table-cell office:value-type="string" calcext:value-type="string">
            <text:p>2021-05-26 11:08:11 +0000 <text:s text:c="11"/>5136.63</text:p>
          </table:table-cell>
          <table:table-cell table:number-columns-repeated="3"/>
          <table:table-cell office:value-type="string" calcext:value-type="string">
            <text:p>2021-05-31 13:15:57 +0000 <text:s text:c="11"/>5193.7</text:p>
          </table:table-cell>
        </table:table-row>
        <table:table-row table:style-name="ro1">
          <table:table-cell office:value-type="string" calcext:value-type="string">
            <text:p>2021-05-26 14:11:47 +0000 <text:s text:c="11"/>5135.15</text:p>
          </table:table-cell>
          <table:table-cell table:number-columns-repeated="3"/>
          <table:table-cell office:value-type="string" calcext:value-type="string">
            <text:p>2021-05-31 18:56:08 +0000 <text:s text:c="11"/>4524.07</text:p>
          </table:table-cell>
        </table:table-row>
        <table:table-row table:style-name="ro1">
          <table:table-cell office:value-type="string" calcext:value-type="string">
            <text:p>2021-05-26 15:30:31 +0000 <text:s text:c="11"/>5405.39</text:p>
          </table:table-cell>
          <table:table-cell table:number-columns-repeated="3"/>
          <table:table-cell office:value-type="string" calcext:value-type="string">
            <text:p>2021-05-31 19:33:29 +0000 <text:s text:c="11"/>4942.81</text:p>
          </table:table-cell>
        </table:table-row>
        <table:table-row table:style-name="ro1">
          <table:table-cell office:value-type="string" calcext:value-type="string">
            <text:p>2021-05-26 20:29:55 +0000 <text:s text:c="11"/>5165.65</text:p>
          </table:table-cell>
          <table:table-cell table:number-columns-repeated="3"/>
          <table:table-cell office:value-type="string" calcext:value-type="string">
            <text:p>2021-06-07 06:31:16 +0000 <text:s text:c="11"/>4982.79</text:p>
          </table:table-cell>
        </table:table-row>
        <table:table-row table:style-name="ro1">
          <table:table-cell office:value-type="string" calcext:value-type="string">
            <text:p>2021-05-26 21:44:44 +0000 <text:s text:c="11"/>5219.07</text:p>
          </table:table-cell>
          <table:table-cell table:number-columns-repeated="3"/>
          <table:table-cell office:value-type="string" calcext:value-type="string">
            <text:p>2021-06-07 08:16:50 +0000 <text:s text:c="11"/>5015.01</text:p>
          </table:table-cell>
        </table:table-row>
        <table:table-row table:style-name="ro1">
          <table:table-cell office:value-type="string" calcext:value-type="string">
            <text:p>2021-05-27 07:15:13 +0000 <text:s text:c="11"/>5306.74</text:p>
          </table:table-cell>
          <table:table-cell table:number-columns-repeated="3"/>
          <table:table-cell office:value-type="string" calcext:value-type="string">
            <text:p>2021-06-10 21:26:15 +0000 <text:s text:c="11"/>4520.83</text:p>
          </table:table-cell>
        </table:table-row>
        <table:table-row table:style-name="ro1">
          <table:table-cell office:value-type="string" calcext:value-type="string">
            <text:p>2021-05-29 01:54:40 +0000 <text:s text:c="11"/>5098.33</text:p>
          </table:table-cell>
          <table:table-cell table:number-columns-repeated="3"/>
          <table:table-cell office:value-type="string" calcext:value-type="string">
            <text:p>2021-06-11 01:15:13 +0000 <text:s text:c="11"/>5398.83</text:p>
          </table:table-cell>
        </table:table-row>
        <table:table-row table:style-name="ro1">
          <table:table-cell office:value-type="string" calcext:value-type="string">
            <text:p>2021-05-29 18:17:12 +0000 <text:s text:c="11"/>5047.38</text:p>
          </table:table-cell>
          <table:table-cell table:number-columns-repeated="3"/>
          <table:table-cell office:value-type="string" calcext:value-type="string">
            <text:p>2021-06-11 09:18:55 +0000 <text:s text:c="11"/>5456.51</text:p>
          </table:table-cell>
        </table:table-row>
        <table:table-row table:style-name="ro1">
          <table:table-cell office:value-type="string" calcext:value-type="string">
            <text:p>2021-05-29 18:38:39 +0000 <text:s text:c="11"/>5086.4</text:p>
          </table:table-cell>
          <table:table-cell table:number-columns-repeated="3"/>
          <table:table-cell office:value-type="string" calcext:value-type="string">
            <text:p>2021-06-11 13:37:33 +0000 <text:s text:c="11"/>5021.17</text:p>
          </table:table-cell>
        </table:table-row>
        <table:table-row table:style-name="ro1">
          <table:table-cell office:value-type="string" calcext:value-type="string">
            <text:p>2021-05-31 05:27:04 +0000 <text:s text:c="11"/>5106.24</text:p>
          </table:table-cell>
          <table:table-cell table:number-columns-repeated="3"/>
          <table:table-cell office:value-type="string" calcext:value-type="string">
            <text:p>2021-06-11 16:49:30 +0000 <text:s text:c="11"/>4889.66</text:p>
          </table:table-cell>
        </table:table-row>
        <table:table-row table:style-name="ro1">
          <table:table-cell office:value-type="string" calcext:value-type="string">
            <text:p>2021-05-31 08:27:52 +0000 <text:s text:c="11"/>5252.97</text:p>
          </table:table-cell>
          <table:table-cell table:number-columns-repeated="3"/>
          <table:table-cell office:value-type="string" calcext:value-type="string">
            <text:p>2021-06-12 02:51:42 +0000 <text:s text:c="11"/>5346.44</text:p>
          </table:table-cell>
        </table:table-row>
        <table:table-row table:style-name="ro1">
          <table:table-cell office:value-type="string" calcext:value-type="string">
            <text:p>2021-05-31 09:36:23 +0000 <text:s text:c="11"/>5471.59</text:p>
          </table:table-cell>
          <table:table-cell table:number-columns-repeated="3"/>
          <table:table-cell office:value-type="string" calcext:value-type="string">
            <text:p>2021-06-12 08:38:13 +0000 <text:s text:c="11"/>5397.48</text:p>
          </table:table-cell>
        </table:table-row>
        <table:table-row table:style-name="ro1">
          <table:table-cell office:value-type="string" calcext:value-type="string">
            <text:p>2021-05-31 13:15:57 +0000 <text:s text:c="11"/>5193.7</text:p>
          </table:table-cell>
          <table:table-cell table:number-columns-repeated="3"/>
          <table:table-cell office:value-type="string" calcext:value-type="string">
            <text:p>2021-06-13 00:00:15 +0000 <text:s text:c="11"/>5323.02</text:p>
          </table:table-cell>
        </table:table-row>
        <table:table-row table:style-name="ro1">
          <table:table-cell office:value-type="string" calcext:value-type="string">
            <text:p>2021-05-31 18:56:08 +0000 <text:s text:c="11"/>4524.07</text:p>
          </table:table-cell>
          <table:table-cell table:number-columns-repeated="3"/>
          <table:table-cell office:value-type="string" calcext:value-type="string">
            <text:p>2021-06-13 11:27:16 +0000 <text:s text:c="11"/>5381.95</text:p>
          </table:table-cell>
        </table:table-row>
        <table:table-row table:style-name="ro1">
          <table:table-cell office:value-type="string" calcext:value-type="string">
            <text:p>2021-05-31 19:33:29 +0000 <text:s text:c="11"/>4942.81</text:p>
          </table:table-cell>
          <table:table-cell table:number-columns-repeated="3"/>
          <table:table-cell office:value-type="string" calcext:value-type="string">
            <text:p>2021-06-14 10:56:33 +0000 <text:s text:c="11"/>5285.8</text:p>
          </table:table-cell>
        </table:table-row>
        <table:table-row table:style-name="ro1">
          <table:table-cell office:value-type="string" calcext:value-type="string">
            <text:p>2021-06-07 06:31:16 +0000 <text:s text:c="11"/>4982.79</text:p>
          </table:table-cell>
          <table:table-cell table:number-columns-repeated="3"/>
          <table:table-cell office:value-type="string" calcext:value-type="string">
            <text:p>2021-06-14 16:19:50 +0000 <text:s text:c="11"/>4764.59</text:p>
          </table:table-cell>
        </table:table-row>
        <table:table-row table:style-name="ro1">
          <table:table-cell office:value-type="string" calcext:value-type="string">
            <text:p>2021-06-07 08:16:50 +0000 <text:s text:c="11"/>5015.01</text:p>
          </table:table-cell>
          <table:table-cell table:number-columns-repeated="3"/>
          <table:table-cell office:value-type="string" calcext:value-type="string">
            <text:p>2021-06-14 20:25:33 +0000 <text:s text:c="11"/>4896.13</text:p>
          </table:table-cell>
        </table:table-row>
        <table:table-row table:style-name="ro1">
          <table:table-cell office:value-type="string" calcext:value-type="string">
            <text:p>2021-06-10 21:26:15 +0000 <text:s text:c="11"/>4520.83</text:p>
          </table:table-cell>
          <table:table-cell table:number-columns-repeated="3"/>
          <table:table-cell office:value-type="string" calcext:value-type="string">
            <text:p>2021-06-14 23:52:04 +0000 <text:s text:c="11"/>4958.53</text:p>
          </table:table-cell>
        </table:table-row>
        <table:table-row table:style-name="ro1">
          <table:table-cell office:value-type="string" calcext:value-type="string">
            <text:p>2021-06-11 01:15:13 +0000 <text:s text:c="11"/>5398.83</text:p>
          </table:table-cell>
          <table:table-cell table:number-columns-repeated="3"/>
          <table:table-cell office:value-type="string" calcext:value-type="string">
            <text:p>2021-06-15 01:44:01 +0000 <text:s text:c="11"/>5064.12</text:p>
          </table:table-cell>
        </table:table-row>
        <table:table-row table:style-name="ro1">
          <table:table-cell office:value-type="string" calcext:value-type="string">
            <text:p>2021-06-11 09:18:55 +0000 <text:s text:c="11"/>5456.51</text:p>
          </table:table-cell>
          <table:table-cell table:number-columns-repeated="3"/>
          <table:table-cell office:value-type="string" calcext:value-type="string">
            <text:p>2021-06-17 01:27:07 +0000 <text:s text:c="11"/>5298.77</text:p>
          </table:table-cell>
        </table:table-row>
        <table:table-row table:style-name="ro1">
          <table:table-cell office:value-type="string" calcext:value-type="string">
            <text:p>2021-06-11 13:37:33 +0000 <text:s text:c="11"/>5021.17</text:p>
          </table:table-cell>
          <table:table-cell table:number-columns-repeated="3"/>
          <table:table-cell office:value-type="string" calcext:value-type="string">
            <text:p>2021-06-17 18:18:33 +0000 <text:s text:c="11"/>5546.76</text:p>
          </table:table-cell>
        </table:table-row>
        <table:table-row table:style-name="ro1">
          <table:table-cell office:value-type="string" calcext:value-type="string">
            <text:p>2021-06-11 16:49:30 +0000 <text:s text:c="11"/>4889.66</text:p>
          </table:table-cell>
          <table:table-cell table:number-columns-repeated="3"/>
          <table:table-cell office:value-type="string" calcext:value-type="string">
            <text:p>2021-06-17 22:24:08 +0000 <text:s text:c="11"/>4728.11</text:p>
          </table:table-cell>
        </table:table-row>
        <table:table-row table:style-name="ro1">
          <table:table-cell office:value-type="string" calcext:value-type="string">
            <text:p>2021-06-12 02:51:42 +0000 <text:s text:c="11"/>5346.44</text:p>
          </table:table-cell>
          <table:table-cell table:number-columns-repeated="3"/>
          <table:table-cell office:value-type="string" calcext:value-type="string">
            <text:p>2021-06-18 01:36:03 +0000 <text:s text:c="11"/>4697.72</text:p>
          </table:table-cell>
        </table:table-row>
        <table:table-row table:style-name="ro1">
          <table:table-cell office:value-type="string" calcext:value-type="string">
            <text:p>2021-06-12 08:38:13 +0000 <text:s text:c="11"/>5397.48</text:p>
          </table:table-cell>
          <table:table-cell table:number-columns-repeated="3"/>
          <table:table-cell office:value-type="string" calcext:value-type="string">
            <text:p>2021-06-18 07:20:36 +0000 <text:s text:c="11"/>4546.94</text:p>
          </table:table-cell>
        </table:table-row>
        <table:table-row table:style-name="ro1">
          <table:table-cell office:value-type="string" calcext:value-type="string">
            <text:p>2021-06-13 00:00:15 +0000 <text:s text:c="11"/>5323.02</text:p>
          </table:table-cell>
          <table:table-cell table:number-columns-repeated="3"/>
          <table:table-cell office:value-type="string" calcext:value-type="string">
            <text:p>2021-06-18 10:15:59 +0000 <text:s text:c="11"/>5133.3</text:p>
          </table:table-cell>
        </table:table-row>
        <table:table-row table:style-name="ro1">
          <table:table-cell office:value-type="string" calcext:value-type="string">
            <text:p>2021-06-13 11:27:16 +0000 <text:s text:c="11"/>5381.95</text:p>
          </table:table-cell>
          <table:table-cell table:number-columns-repeated="3"/>
          <table:table-cell office:value-type="string" calcext:value-type="string">
            <text:p>2021-06-18 15:10:29 +0000 <text:s text:c="11"/>5114.68</text:p>
          </table:table-cell>
        </table:table-row>
        <table:table-row table:style-name="ro1">
          <table:table-cell office:value-type="string" calcext:value-type="string">
            <text:p>2021-06-14 10:56:33 +0000 <text:s text:c="11"/>5285.8</text:p>
          </table:table-cell>
          <table:table-cell table:number-columns-repeated="3"/>
          <table:table-cell office:value-type="string" calcext:value-type="string">
            <text:p>2021-06-18 17:35:26 +0000 <text:s text:c="11"/>5140.53</text:p>
          </table:table-cell>
        </table:table-row>
        <table:table-row table:style-name="ro1">
          <table:table-cell office:value-type="string" calcext:value-type="string">
            <text:p>2021-06-14 16:19:50 +0000 <text:s text:c="11"/>4764.59</text:p>
          </table:table-cell>
          <table:table-cell table:number-columns-repeated="3"/>
          <table:table-cell office:value-type="string" calcext:value-type="string">
            <text:p>2021-06-18 21:17:44 +0000 <text:s text:c="11"/>5120.24</text:p>
          </table:table-cell>
        </table:table-row>
        <table:table-row table:style-name="ro1">
          <table:table-cell office:value-type="string" calcext:value-type="string">
            <text:p>2021-06-14 20:25:33 +0000 <text:s text:c="11"/>4896.13</text:p>
          </table:table-cell>
          <table:table-cell table:number-columns-repeated="3"/>
          <table:table-cell office:value-type="string" calcext:value-type="string">
            <text:p>2021-06-19 13:11:23 +0000 <text:s text:c="11"/>5066.98</text:p>
          </table:table-cell>
        </table:table-row>
        <table:table-row table:style-name="ro1">
          <table:table-cell office:value-type="string" calcext:value-type="string">
            <text:p>2021-06-14 23:52:04 +0000 <text:s text:c="11"/>4958.53</text:p>
          </table:table-cell>
          <table:table-cell table:number-columns-repeated="3"/>
          <table:table-cell office:value-type="string" calcext:value-type="string">
            <text:p>2021-06-20 10:55:16 +0000 <text:s text:c="11"/>5091.03</text:p>
          </table:table-cell>
        </table:table-row>
        <table:table-row table:style-name="ro1">
          <table:table-cell office:value-type="string" calcext:value-type="string">
            <text:p>2021-06-15 01:44:01 +0000 <text:s text:c="11"/>5064.12</text:p>
          </table:table-cell>
          <table:table-cell table:number-columns-repeated="3"/>
          <table:table-cell office:value-type="string" calcext:value-type="string">
            <text:p>2021-06-20 14:43:23 +0000 <text:s text:c="11"/>5216.03</text:p>
          </table:table-cell>
        </table:table-row>
        <table:table-row table:style-name="ro1">
          <table:table-cell office:value-type="string" calcext:value-type="string">
            <text:p>2021-06-17 01:27:07 +0000 <text:s text:c="11"/>5298.77</text:p>
          </table:table-cell>
          <table:table-cell table:number-columns-repeated="3"/>
          <table:table-cell office:value-type="string" calcext:value-type="string">
            <text:p>2021-06-20 22:40:10 +0000 <text:s text:c="11"/>4404.74</text:p>
          </table:table-cell>
        </table:table-row>
        <table:table-row table:style-name="ro1">
          <table:table-cell office:value-type="string" calcext:value-type="string">
            <text:p>2021-06-17 18:18:33 +0000 <text:s text:c="11"/>5546.76</text:p>
          </table:table-cell>
          <table:table-cell table:number-columns-repeated="3"/>
          <table:table-cell office:value-type="string" calcext:value-type="string">
            <text:p>2021-06-21 01:34:21 +0000 <text:s text:c="11"/>4809.81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1 06:08:48 +0000 <text:s text:c="11"/>4650.64</text:p>
          </table:table-cell>
        </table:table-row>
        <table:table-row table:style-name="ro1">
          <table:table-cell table:style-name="ce1" office:value-type="percentage" office:value="-0.043" calcext:value-type="percentage">
            <text:p>-4.30%</text:p>
          </table:table-cell>
          <table:table-cell table:number-columns-repeated="3"/>
          <table:table-cell office:value-type="string" calcext:value-type="string">
            <text:p>2021-06-21 10:06:15 +0000 <text:s text:c="11"/>4698.77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1 18:23:13 +0000 <text:s text:c="11"/>4899.83</text:p>
          </table:table-cell>
        </table:table-row>
        <table:table-row table:style-name="ro1">
          <table:table-cell office:value-type="string" calcext:value-type="string">
            <text:p>2021-06-17 22:24:08 +0000 <text:s text:c="11"/>4728.11</text:p>
          </table:table-cell>
          <table:table-cell table:number-columns-repeated="3"/>
          <table:table-cell office:value-type="string" calcext:value-type="string">
            <text:p>2021-06-21 22:34:30 +0000 <text:s text:c="11"/>4933.73</text:p>
          </table:table-cell>
        </table:table-row>
        <table:table-row table:style-name="ro1">
          <table:table-cell office:value-type="string" calcext:value-type="string">
            <text:p>2021-06-18 01:36:03 +0000 <text:s text:c="11"/>4697.72</text:p>
          </table:table-cell>
          <table:table-cell table:number-columns-repeated="3"/>
          <table:table-cell office:value-type="string" calcext:value-type="string">
            <text:p>2021-06-22 06:54:18 +0000 <text:s text:c="11"/>5049.66</text:p>
          </table:table-cell>
        </table:table-row>
        <table:table-row table:style-name="ro1">
          <table:table-cell office:value-type="string" calcext:value-type="string">
            <text:p>2021-06-18 07:20:36 +0000 <text:s text:c="11"/>4546.94</text:p>
          </table:table-cell>
          <table:table-cell table:number-columns-repeated="3"/>
          <table:table-cell office:value-type="string" calcext:value-type="string">
            <text:p>2021-06-22 09:57:55 +0000 <text:s text:c="11"/>5083.1</text:p>
          </table:table-cell>
        </table:table-row>
        <table:table-row table:style-name="ro1">
          <table:table-cell office:value-type="string" calcext:value-type="string">
            <text:p>2021-06-18 10:15:59 +0000 <text:s text:c="11"/>5133.3</text:p>
          </table:table-cell>
          <table:table-cell table:number-columns-repeated="3"/>
          <table:table-cell office:value-type="string" calcext:value-type="string">
            <text:p>2021-06-22 18:46:35 +0000 <text:s text:c="11"/>4739.88</text:p>
          </table:table-cell>
        </table:table-row>
        <table:table-row table:style-name="ro1">
          <table:table-cell office:value-type="string" calcext:value-type="string">
            <text:p>2021-06-18 15:10:29 +0000 <text:s text:c="11"/>5114.68</text:p>
          </table:table-cell>
          <table:table-cell table:number-columns-repeated="3"/>
          <table:table-cell office:value-type="string" calcext:value-type="string">
            <text:p>2021-06-22 22:36:52 +0000 <text:s text:c="11"/>4743.47</text:p>
          </table:table-cell>
        </table:table-row>
        <table:table-row table:style-name="ro1">
          <table:table-cell office:value-type="string" calcext:value-type="string">
            <text:p>2021-06-18 17:35:26 +0000 <text:s text:c="11"/>5140.53</text:p>
          </table:table-cell>
          <table:table-cell table:number-columns-repeated="3"/>
          <table:table-cell office:value-type="string" calcext:value-type="string">
            <text:p>2021-06-23 02:37:27 +0000 <text:s text:c="11"/>4892.63</text:p>
          </table:table-cell>
        </table:table-row>
        <table:table-row table:style-name="ro1">
          <table:table-cell office:value-type="string" calcext:value-type="string">
            <text:p>2021-06-18 21:17:44 +0000 <text:s text:c="11"/>5120.24</text:p>
          </table:table-cell>
          <table:table-cell table:number-columns-repeated="3"/>
          <table:table-cell office:value-type="string" calcext:value-type="string">
            <text:p>2021-06-23 05:31:53 +0000 <text:s text:c="11"/>4582.06</text:p>
          </table:table-cell>
        </table:table-row>
        <table:table-row table:style-name="ro1">
          <table:table-cell office:value-type="string" calcext:value-type="string">
            <text:p>2021-06-19 13:11:23 +0000 <text:s text:c="11"/>5066.98</text:p>
          </table:table-cell>
          <table:table-cell table:number-columns-repeated="3"/>
          <table:table-cell office:value-type="string" calcext:value-type="string">
            <text:p>2021-06-23 11:15:30 +0000 <text:s text:c="11"/>4603.32</text:p>
          </table:table-cell>
        </table:table-row>
        <table:table-row table:style-name="ro1">
          <table:table-cell office:value-type="string" calcext:value-type="string">
            <text:p>2021-06-20 10:55:16 +0000 <text:s text:c="11"/>5091.03</text:p>
          </table:table-cell>
          <table:table-cell table:number-columns-repeated="3"/>
          <table:table-cell office:value-type="string" calcext:value-type="string">
            <text:p>2021-06-23 15:30:35 +0000 <text:s text:c="11"/>4616.18</text:p>
          </table:table-cell>
        </table:table-row>
        <table:table-row table:style-name="ro1">
          <table:table-cell office:value-type="string" calcext:value-type="string">
            <text:p>2021-06-20 14:43:23 +0000 <text:s text:c="11"/>5216.03</text:p>
          </table:table-cell>
          <table:table-cell table:number-columns-repeated="3"/>
          <table:table-cell office:value-type="string" calcext:value-type="string">
            <text:p>2021-06-23 23:12:44 +0000 <text:s text:c="11"/>4790.9</text:p>
          </table:table-cell>
        </table:table-row>
        <table:table-row table:style-name="ro1">
          <table:table-cell office:value-type="string" calcext:value-type="string">
            <text:p>2021-06-20 22:40:10 +0000 <text:s text:c="11"/>4404.74</text:p>
          </table:table-cell>
          <table:table-cell table:number-columns-repeated="3"/>
          <table:table-cell office:value-type="string" calcext:value-type="string">
            <text:p>2021-06-24 07:40:00 +0000 <text:s text:c="11"/>4811.34</text:p>
          </table:table-cell>
        </table:table-row>
        <table:table-row table:style-name="ro1">
          <table:table-cell office:value-type="string" calcext:value-type="string">
            <text:p>2021-06-21 01:34:21 +0000 <text:s text:c="11"/>4809.81</text:p>
          </table:table-cell>
          <table:table-cell table:number-columns-repeated="3"/>
          <table:table-cell office:value-type="string" calcext:value-type="string">
            <text:p>2021-06-24 11:07:18 +0000 <text:s text:c="11"/>4729.64</text:p>
          </table:table-cell>
        </table:table-row>
        <table:table-row table:style-name="ro1">
          <table:table-cell office:value-type="string" calcext:value-type="string">
            <text:p>2021-06-21 06:08:48 +0000 <text:s text:c="11"/>4650.64</text:p>
          </table:table-cell>
          <table:table-cell table:number-columns-repeated="3"/>
          <table:table-cell office:value-type="string" calcext:value-type="string">
            <text:p>2021-06-24 15:22:39 +0000 <text:s text:c="11"/>5310.12</text:p>
          </table:table-cell>
        </table:table-row>
        <table:table-row table:style-name="ro1">
          <table:table-cell office:value-type="string" calcext:value-type="string">
            <text:p>2021-06-21 10:06:15 +0000 <text:s text:c="11"/>4698.77</text:p>
          </table:table-cell>
          <table:table-cell table:number-columns-repeated="3"/>
          <table:table-cell office:value-type="string" calcext:value-type="string">
            <text:p>2021-06-24 19:31:57 +0000 <text:s text:c="11"/>5104.03</text:p>
          </table:table-cell>
        </table:table-row>
        <table:table-row table:style-name="ro1">
          <table:table-cell table:style-name="ce1" office:value-type="string" calcext:value-type="string">
            <text:p>2021-06-21 18:23:13 +0000 <text:s text:c="11"/>4899.83</text:p>
          </table:table-cell>
          <table:table-cell table:number-columns-repeated="3"/>
          <table:table-cell office:value-type="string" calcext:value-type="string">
            <text:p>2021-06-24 22:50:33 +0000 <text:s text:c="11"/>5145.59</text:p>
          </table:table-cell>
        </table:table-row>
        <table:table-row table:style-name="ro1">
          <table:table-cell office:value-type="string" calcext:value-type="string">
            <text:p>2021-06-21 22:34:30 +0000 <text:s text:c="11"/>4933.73</text:p>
          </table:table-cell>
          <table:table-cell table:number-columns-repeated="3"/>
          <table:table-cell office:value-type="string" calcext:value-type="string">
            <text:p>2021-06-25 01:26:58 +0000 <text:s text:c="11"/>5133.53</text:p>
          </table:table-cell>
        </table:table-row>
        <table:table-row table:style-name="ro1">
          <table:table-cell office:value-type="string" calcext:value-type="string">
            <text:p>2021-06-22 06:54:18 +0000 <text:s text:c="11"/>5049.66</text:p>
          </table:table-cell>
          <table:table-cell table:number-columns-repeated="3"/>
          <table:table-cell office:value-type="string" calcext:value-type="string">
            <text:p>2021-06-25 08:14:23 +0000 <text:s text:c="11"/>5041.89</text:p>
          </table:table-cell>
        </table:table-row>
        <table:table-row table:style-name="ro1">
          <table:table-cell office:value-type="string" calcext:value-type="string">
            <text:p>2021-06-22 09:57:55 +0000 <text:s text:c="11"/>5083.1</text:p>
          </table:table-cell>
          <table:table-cell table:number-columns-repeated="3"/>
          <table:table-cell office:value-type="string" calcext:value-type="string">
            <text:p>2021-06-25 12:19:04 +0000 <text:s text:c="11"/>4577</text:p>
          </table:table-cell>
        </table:table-row>
        <table:table-row table:style-name="ro1">
          <table:table-cell office:value-type="string" calcext:value-type="string">
            <text:p>2021-06-22 18:46:35 +0000 <text:s text:c="11"/>4739.88</text:p>
          </table:table-cell>
          <table:table-cell table:number-columns-repeated="3"/>
          <table:table-cell office:value-type="string" calcext:value-type="string">
            <text:p>2021-06-25 14:54:11 +0000 <text:s text:c="11"/>4757.26</text:p>
          </table:table-cell>
        </table:table-row>
        <table:table-row table:style-name="ro1">
          <table:table-cell office:value-type="string" calcext:value-type="string">
            <text:p>2021-06-22 22:36:52 +0000 <text:s text:c="11"/>4743.47</text:p>
          </table:table-cell>
          <table:table-cell table:number-columns-repeated="3"/>
          <table:table-cell office:value-type="string" calcext:value-type="string">
            <text:p>2021-06-25 23:20:26 +0000 <text:s text:c="11"/>5391.97</text:p>
          </table:table-cell>
        </table:table-row>
        <table:table-row table:style-name="ro1">
          <table:table-cell office:value-type="string" calcext:value-type="string">
            <text:p>2021-06-23 02:37:27 +0000 <text:s text:c="11"/>4892.63</text:p>
          </table:table-cell>
          <table:table-cell table:number-columns-repeated="3"/>
          <table:table-cell office:value-type="string" calcext:value-type="string">
            <text:p>2021-06-27 15:38:30 +0000 <text:s text:c="11"/>5464.78</text:p>
          </table:table-cell>
        </table:table-row>
        <table:table-row table:style-name="ro1">
          <table:table-cell office:value-type="string" calcext:value-type="string">
            <text:p>2021-06-23 05:31:53 +0000 <text:s text:c="11"/>4582.06</text:p>
          </table:table-cell>
          <table:table-cell table:number-columns-repeated="3"/>
          <table:table-cell office:value-type="string" calcext:value-type="string">
            <text:p>2021-06-28 06:22:41 +0000 <text:s text:c="11"/>5437.01</text:p>
          </table:table-cell>
        </table:table-row>
        <table:table-row table:style-name="ro1">
          <table:table-cell office:value-type="string" calcext:value-type="string">
            <text:p>2021-06-23 11:15:30 +0000 <text:s text:c="11"/>4603.32</text:p>
          </table:table-cell>
          <table:table-cell table:number-columns-repeated="3"/>
          <table:table-cell office:value-type="string" calcext:value-type="string">
            <text:p>2021-06-28 08:38:08 +0000 <text:s text:c="11"/>5382.56</text:p>
          </table:table-cell>
        </table:table-row>
        <table:table-row table:style-name="ro1">
          <table:table-cell office:value-type="string" calcext:value-type="string">
            <text:p>2021-06-23 15:30:35 +0000 <text:s text:c="11"/>4616.18</text:p>
          </table:table-cell>
          <table:table-cell table:number-columns-repeated="3"/>
          <table:table-cell office:value-type="string" calcext:value-type="string">
            <text:p>2021-06-28 14:23:01 +0000 <text:s text:c="11"/>5483.67</text:p>
          </table:table-cell>
        </table:table-row>
        <table:table-row table:style-name="ro1">
          <table:table-cell office:value-type="string" calcext:value-type="string">
            <text:p>2021-06-23 23:12:44 +0000 <text:s text:c="11"/>4790.9</text:p>
          </table:table-cell>
          <table:table-cell table:number-columns-repeated="3"/>
          <table:table-cell office:value-type="string" calcext:value-type="string">
            <text:p>2021-06-28 22:11:38 +0000 <text:s text:c="11"/>4848.38</text:p>
          </table:table-cell>
        </table:table-row>
        <table:table-row table:style-name="ro1">
          <table:table-cell office:value-type="string" calcext:value-type="string">
            <text:p>2021-06-24 07:40:00 +0000 <text:s text:c="11"/>4811.34</text:p>
          </table:table-cell>
          <table:table-cell table:number-columns-repeated="3"/>
          <table:table-cell office:value-type="string" calcext:value-type="string">
            <text:p>2021-06-29 02:00:54 +0000 <text:s text:c="11"/>4856.62</text:p>
          </table:table-cell>
        </table:table-row>
        <table:table-row table:style-name="ro1">
          <table:table-cell office:value-type="string" calcext:value-type="string">
            <text:p>2021-06-24 11:07:18 +0000 <text:s text:c="11"/>4729.64</text:p>
          </table:table-cell>
          <table:table-cell table:number-columns-repeated="3"/>
          <table:table-cell office:value-type="string" calcext:value-type="string">
            <text:p>2021-06-29 07:06:40 +0000 <text:s text:c="11"/>4767.16</text:p>
          </table:table-cell>
        </table:table-row>
        <table:table-row table:style-name="ro1">
          <table:table-cell office:value-type="string" calcext:value-type="string">
            <text:p>2021-06-24 15:22:39 +0000 <text:s text:c="11"/>5310.12</text:p>
          </table:table-cell>
          <table:table-cell table:number-columns-repeated="3"/>
          <table:table-cell office:value-type="string" calcext:value-type="string">
            <text:p>2021-06-29 09:55:00 +0000 <text:s text:c="11"/>5010.5</text:p>
          </table:table-cell>
        </table:table-row>
        <table:table-row table:style-name="ro1">
          <table:table-cell office:value-type="string" calcext:value-type="string">
            <text:p>2021-06-24 19:31:57 +0000 <text:s text:c="11"/>5104.03</text:p>
          </table:table-cell>
          <table:table-cell table:number-columns-repeated="3"/>
          <table:table-cell office:value-type="string" calcext:value-type="string">
            <text:p>2021-06-29 14:55:02 +0000 <text:s text:c="11"/>5536.91</text:p>
          </table:table-cell>
        </table:table-row>
        <table:table-row table:style-name="ro1">
          <table:table-cell office:value-type="string" calcext:value-type="string">
            <text:p>2021-06-24 22:50:33 +0000 <text:s text:c="11"/>5145.59</text:p>
          </table:table-cell>
          <table:table-cell table:number-columns-repeated="3"/>
          <table:table-cell office:value-type="string" calcext:value-type="string">
            <text:p>2021-06-30 04:38:03 +0000 <text:s text:c="11"/>5188.98</text:p>
          </table:table-cell>
        </table:table-row>
        <table:table-row table:style-name="ro1">
          <table:table-cell office:value-type="string" calcext:value-type="string">
            <text:p>2021-06-25 01:26:58 +0000 <text:s text:c="11"/>5133.53</text:p>
          </table:table-cell>
          <table:table-cell table:number-columns-repeated="3"/>
          <table:table-cell office:value-type="string" calcext:value-type="string">
            <text:p>2021-06-30 06:50:52 +0000 <text:s text:c="11"/>5592.19</text:p>
          </table:table-cell>
        </table:table-row>
        <table:table-row table:style-name="ro1">
          <table:table-cell office:value-type="string" calcext:value-type="string">
            <text:p>2021-06-25 08:14:23 +0000 <text:s text:c="11"/>5041.89</text:p>
          </table:table-cell>
          <table:table-cell table:number-columns-repeated="3"/>
          <table:table-cell office:value-type="string" calcext:value-type="string">
            <text:p>2021-06-30 12:46:38 +0000 <text:s text:c="11"/>5087.51</text:p>
          </table:table-cell>
        </table:table-row>
        <table:table-row table:style-name="ro1">
          <table:table-cell office:value-type="string" calcext:value-type="string">
            <text:p>2021-06-25 12:19:04 +0000 <text:s text:c="11"/>4577</text:p>
          </table:table-cell>
          <table:table-cell table:number-columns-repeated="3"/>
          <table:table-cell office:value-type="string" calcext:value-type="string">
            <text:p>2021-06-30 16:43:47 +0000 <text:s text:c="11"/>5033.39</text:p>
          </table:table-cell>
        </table:table-row>
        <table:table-row table:style-name="ro1">
          <table:table-cell office:value-type="string" calcext:value-type="string">
            <text:p>2021-06-25 14:54:11 +0000 <text:s text:c="11"/>4757.26</text:p>
          </table:table-cell>
          <table:table-cell table:number-columns-repeated="3"/>
          <table:table-cell office:value-type="string" calcext:value-type="string">
            <text:p>2021-06-30 20:45:29 +0000 <text:s text:c="11"/>5374.33</text:p>
          </table:table-cell>
        </table:table-row>
        <table:table-row table:style-name="ro1">
          <table:table-cell table:style-name="ce1"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30 23:41:39 +0000 <text:s text:c="11"/>5592.22</text:p>
          </table:table-cell>
        </table:table-row>
        <table:table-row table:style-name="ro1">
          <table:table-cell table:style-name="ce1" office:value-type="percentage" office:value="0.078" calcext:value-type="percentage">
            <text:p>7.80%</text:p>
          </table:table-cell>
          <table:table-cell table:number-columns-repeated="3"/>
          <table:table-cell office:value-type="string" calcext:value-type="string">
            <text:p>2021-07-01 01:46:45 +0000 <text:s text:c="11"/>5625.88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7-01 07:18:31 +0000 <text:s text:c="11"/>5544.38</text:p>
          </table:table-cell>
        </table:table-row>
        <table:table-row table:style-name="ro1">
          <table:table-cell office:value-type="string" calcext:value-type="string">
            <text:p>2021-06-25 23:20:26 +0000 <text:s text:c="11"/>5391.97</text:p>
          </table:table-cell>
          <table:table-cell table:number-columns-repeated="3"/>
          <table:table-cell office:value-type="string" calcext:value-type="string">
            <text:p>2021-07-01 13:45:52 +0000 <text:s text:c="11"/>5419.84</text:p>
          </table:table-cell>
        </table:table-row>
        <table:table-row table:style-name="ro1">
          <table:table-cell office:value-type="string" calcext:value-type="string">
            <text:p>2021-06-27 15:38:30 +0000 <text:s text:c="11"/>5464.78</text:p>
          </table:table-cell>
          <table:table-cell table:number-columns-repeated="3"/>
          <table:table-cell office:value-type="string" calcext:value-type="string">
            <text:p>2021-07-01 17:15:28 +0000 <text:s text:c="11"/>5513.11</text:p>
          </table:table-cell>
        </table:table-row>
        <table:table-row table:style-name="ro1">
          <table:table-cell office:value-type="string" calcext:value-type="string">
            <text:p>2021-06-28 06:22:41 +0000 <text:s text:c="11"/>5437.01</text:p>
          </table:table-cell>
          <table:table-cell table:number-columns-repeated="3"/>
          <table:table-cell office:value-type="string" calcext:value-type="string">
            <text:p>2021-07-01 21:37:16 +0000 <text:s text:c="11"/>5109.25</text:p>
          </table:table-cell>
        </table:table-row>
        <table:table-row table:style-name="ro1">
          <table:table-cell office:value-type="string" calcext:value-type="string">
            <text:p>2021-06-28 08:38:08 +0000 <text:s text:c="11"/>5382.56</text:p>
          </table:table-cell>
          <table:table-cell table:number-columns-repeated="3"/>
          <table:table-cell office:value-type="string" calcext:value-type="string">
            <text:p>2021-07-01 23:18:50 +0000 <text:s text:c="11"/>4955.49</text:p>
          </table:table-cell>
        </table:table-row>
        <table:table-row table:style-name="ro1">
          <table:table-cell table:style-name="ce1" office:value-type="string" calcext:value-type="string">
            <text:p>2021-06-28 14:23:01 +0000 <text:s text:c="11"/>5483.67</text:p>
          </table:table-cell>
          <table:table-cell table:number-columns-repeated="3"/>
          <table:table-cell office:value-type="string" calcext:value-type="string">
            <text:p>2021-07-02 03:19:19 +0000 <text:s text:c="11"/>4881.53</text:p>
          </table:table-cell>
        </table:table-row>
        <table:table-row table:style-name="ro1">
          <table:table-cell office:value-type="string" calcext:value-type="string">
            <text:p>2021-06-28 22:11:38 +0000 <text:s text:c="11"/>4848.38</text:p>
          </table:table-cell>
          <table:table-cell table:number-columns-repeated="3"/>
          <table:table-cell office:value-type="string" calcext:value-type="string">
            <text:p>2021-07-02 09:13:12 +0000 <text:s text:c="11"/>5207.67</text:p>
          </table:table-cell>
        </table:table-row>
        <table:table-row table:style-name="ro1">
          <table:table-cell office:value-type="string" calcext:value-type="string">
            <text:p>2021-06-29 02:00:54 +0000 <text:s text:c="11"/>4856.62</text:p>
          </table:table-cell>
          <table:table-cell table:number-columns-repeated="3"/>
          <table:table-cell office:value-type="string" calcext:value-type="string">
            <text:p>2021-07-02 13:42:07 +0000 <text:s text:c="11"/>5160.16</text:p>
          </table:table-cell>
        </table:table-row>
        <table:table-row table:style-name="ro1">
          <table:table-cell office:value-type="string" calcext:value-type="string">
            <text:p>2021-06-29 07:06:40 +0000 <text:s text:c="11"/>4767.16</text:p>
          </table:table-cell>
          <table:table-cell table:number-columns-repeated="3"/>
          <table:table-cell office:value-type="string" calcext:value-type="string">
            <text:p>2021-07-05 10:58:19 +0000 <text:s text:c="11"/>5305.87</text:p>
          </table:table-cell>
        </table:table-row>
        <table:table-row table:style-name="ro1">
          <table:table-cell office:value-type="string" calcext:value-type="string">
            <text:p>2021-06-29 09:55:00 +0000 <text:s text:c="11"/>5010.5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6-29 14:55:02 +0000 <text:s text:c="11"/>5536.91</text:p>
          </table:table-cell>
          <table:table-cell table:number-columns-repeated="3"/>
          <table:table-cell table:style-name="ce1" office:value-type="percentage" office:value="-0.052" calcext:value-type="percentage">
            <text:p>-5.20%</text:p>
          </table:table-cell>
        </table:table-row>
        <table:table-row table:style-name="ro1">
          <table:table-cell office:value-type="string" calcext:value-type="string">
            <text:p>2021-06-30 04:38:03 +0000 <text:s text:c="11"/>5188.98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6-30 06:50:52 +0000 <text:s text:c="11"/>5592.19</text:p>
          </table:table-cell>
          <table:table-cell table:number-columns-repeated="3"/>
          <table:table-cell office:value-type="string" calcext:value-type="string">
            <text:p>2021-07-05 15:17:40 +0000 <text:s text:c="11"/>4612.62</text:p>
          </table:table-cell>
        </table:table-row>
        <table:table-row table:style-name="ro1">
          <table:table-cell office:value-type="string" calcext:value-type="string">
            <text:p>2021-06-30 12:46:38 +0000 <text:s text:c="11"/>5087.51</text:p>
          </table:table-cell>
          <table:table-cell table:number-columns-repeated="3"/>
          <table:table-cell office:value-type="string" calcext:value-type="string">
            <text:p>2021-07-05 18:47:16 +0000 <text:s text:c="11"/>4905.72</text:p>
          </table:table-cell>
        </table:table-row>
        <table:table-row table:style-name="ro1">
          <table:table-cell office:value-type="string" calcext:value-type="string">
            <text:p>2021-06-30 16:43:47 +0000 <text:s text:c="11"/>5033.39</text:p>
          </table:table-cell>
          <table:table-cell table:number-columns-repeated="3"/>
          <table:table-cell office:value-type="string" calcext:value-type="string">
            <text:p>2021-07-06 05:41:36 +0000 <text:s text:c="11"/>5238.55</text:p>
          </table:table-cell>
        </table:table-row>
        <table:table-row table:style-name="ro1">
          <table:table-cell office:value-type="string" calcext:value-type="string">
            <text:p>2021-06-30 20:45:29 +0000 <text:s text:c="11"/>5374.33</text:p>
          </table:table-cell>
          <table:table-cell table:number-columns-repeated="3"/>
          <table:table-cell office:value-type="string" calcext:value-type="string">
            <text:p>2021-07-06 08:54:42 +0000 <text:s text:c="11"/>4762.11</text:p>
          </table:table-cell>
        </table:table-row>
        <table:table-row table:style-name="ro1">
          <table:table-cell office:value-type="string" calcext:value-type="string">
            <text:p>2021-06-30 23:41:39 +0000 <text:s text:c="11"/>5592.22</text:p>
          </table:table-cell>
          <table:table-cell table:number-columns-repeated="3"/>
          <table:table-cell office:value-type="string" calcext:value-type="string">
            <text:p>2021-07-06 13:49:45 +0000 <text:s text:c="11"/>4489.34</text:p>
          </table:table-cell>
        </table:table-row>
        <table:table-row table:style-name="ro1">
          <table:table-cell office:value-type="string" calcext:value-type="string">
            <text:p>2021-07-01 01:46:45 +0000 <text:s text:c="11"/>5625.88</text:p>
          </table:table-cell>
          <table:table-cell table:number-columns-repeated="3"/>
          <table:table-cell office:value-type="string" calcext:value-type="string">
            <text:p>2021-07-06 17:43:00 +0000 <text:s text:c="11"/>4809.03</text:p>
          </table:table-cell>
        </table:table-row>
        <table:table-row table:style-name="ro1">
          <table:table-cell office:value-type="string" calcext:value-type="string">
            <text:p>2021-07-01 07:18:31 +0000 <text:s text:c="11"/>5544.38</text:p>
          </table:table-cell>
          <table:table-cell table:number-columns-repeated="3"/>
          <table:table-cell office:value-type="string" calcext:value-type="string">
            <text:p>2021-07-06 20:40:47 +0000 <text:s text:c="11"/>5128.72</text:p>
          </table:table-cell>
        </table:table-row>
        <table:table-row table:style-name="ro1">
          <table:table-cell office:value-type="string" calcext:value-type="string">
            <text:p>2021-07-01 13:45:52 +0000 <text:s text:c="11"/>5419.84</text:p>
          </table:table-cell>
          <table:table-cell table:number-columns-repeated="3"/>
          <table:table-cell office:value-type="string" calcext:value-type="string">
            <text:p>2021-07-07 04:02:22 +0000 <text:s text:c="11"/>4687.14</text:p>
          </table:table-cell>
        </table:table-row>
        <table:table-row table:style-name="ro1">
          <table:table-cell office:value-type="string" calcext:value-type="string">
            <text:p>2021-07-01 17:15:28 +0000 <text:s text:c="11"/>5513.11</text:p>
          </table:table-cell>
          <table:table-cell table:number-columns-repeated="3"/>
          <table:table-cell office:value-type="string" calcext:value-type="string">
            <text:p>2021-07-07 08:19:43 +0000 <text:s text:c="11"/>5071.28</text:p>
          </table:table-cell>
        </table:table-row>
        <table:table-row table:style-name="ro1">
          <table:table-cell office:value-type="string" calcext:value-type="string">
            <text:p>2021-07-01 21:37:16 +0000 <text:s text:c="11"/>5109.25</text:p>
          </table:table-cell>
          <table:table-cell table:number-columns-repeated="3"/>
          <table:table-cell office:value-type="string" calcext:value-type="string">
            <text:p>2021-07-07 12:18:12 +0000 <text:s text:c="11"/>4840.93</text:p>
          </table:table-cell>
        </table:table-row>
        <table:table-row table:style-name="ro1">
          <table:table-cell office:value-type="string" calcext:value-type="string">
            <text:p>2021-07-01 23:18:50 +0000 <text:s text:c="11"/>4955.49</text:p>
          </table:table-cell>
          <table:table-cell table:number-columns-repeated="3"/>
          <table:table-cell office:value-type="string" calcext:value-type="string">
            <text:p>2021-07-07 16:12:35 +0000 <text:s text:c="11"/>4895.4</text:p>
          </table:table-cell>
        </table:table-row>
        <table:table-row table:style-name="ro1">
          <table:table-cell office:value-type="string" calcext:value-type="string">
            <text:p>2021-07-02 03:19:19 +0000 <text:s text:c="11"/>4881.53</text:p>
          </table:table-cell>
          <table:table-cell table:number-columns-repeated="3"/>
          <table:table-cell office:value-type="string" calcext:value-type="string">
            <text:p>2021-07-07 20:31:08 +0000 <text:s text:c="11"/>4540.95</text:p>
          </table:table-cell>
        </table:table-row>
        <table:table-row table:style-name="ro1">
          <table:table-cell office:value-type="string" calcext:value-type="string">
            <text:p>2021-07-02 09:13:12 +0000 <text:s text:c="11"/>5207.67</text:p>
          </table:table-cell>
          <table:table-cell table:number-columns-repeated="3"/>
          <table:table-cell office:value-type="string" calcext:value-type="string">
            <text:p>2021-07-07 21:01:14 +0000 <text:s text:c="11"/>5332.51</text:p>
          </table:table-cell>
        </table:table-row>
        <table:table-row table:style-name="ro1">
          <table:table-cell office:value-type="string" calcext:value-type="string">
            <text:p>2021-07-02 13:42:07 +0000 <text:s text:c="11"/>5160.16</text:p>
          </table:table-cell>
          <table:table-cell table:number-columns-repeated="3"/>
          <table:table-cell office:value-type="string" calcext:value-type="string">
            <text:p>2021-07-08 02:57:32 +0000 <text:s text:c="11"/>4412.71</text:p>
          </table:table-cell>
        </table:table-row>
        <table:table-row table:style-name="ro1">
          <table:table-cell office:value-type="string" calcext:value-type="string">
            <text:p>2021-07-05 10:58:19 +0000 <text:s text:c="11"/>5305.87</text:p>
          </table:table-cell>
          <table:table-cell table:number-columns-repeated="3"/>
          <table:table-cell office:value-type="string" calcext:value-type="string">
            <text:p>2021-07-08 06:16:32 +0000 <text:s text:c="11"/>4424.73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7-08 10:06:23 +0000 <text:s text:c="11"/>4169.69</text:p>
          </table:table-cell>
        </table:table-row>
        <table:table-row table:style-name="ro1">
          <table:table-cell table:style-name="ce1" office:value-type="percentage" office:value="-0.085" calcext:value-type="percentage">
            <text:p>-8.50%</text:p>
          </table:table-cell>
          <table:table-cell table:number-columns-repeated="3"/>
          <table:table-cell office:value-type="string" calcext:value-type="string">
            <text:p>2021-07-08 16:25:21 +0000 <text:s text:c="11"/>4649.05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7-08 21:12:51 +0000 <text:s text:c="11"/>4476.95</text:p>
          </table:table-cell>
        </table:table-row>
        <table:table-row table:style-name="ro1">
          <table:table-cell office:value-type="string" calcext:value-type="string">
            <text:p>2021-07-05 15:17:40 +0000 <text:s text:c="11"/>4612.62</text:p>
          </table:table-cell>
          <table:table-cell table:number-columns-repeated="3"/>
          <table:table-cell office:value-type="string" calcext:value-type="string">
            <text:p>2021-07-08 23:25:14 +0000 <text:s text:c="11"/>4770.18</text:p>
          </table:table-cell>
        </table:table-row>
        <table:table-row table:style-name="ro1">
          <table:table-cell office:value-type="string" calcext:value-type="string">
            <text:p>2021-07-05 18:47:16 +0000 <text:s text:c="11"/>4905.72</text:p>
          </table:table-cell>
          <table:table-cell table:number-columns-repeated="3"/>
          <table:table-cell office:value-type="string" calcext:value-type="string">
            <text:p>2021-07-09 05:22:29 +0000 <text:s text:c="11"/>5461.7</text:p>
          </table:table-cell>
        </table:table-row>
        <table:table-row table:style-name="ro1">
          <table:table-cell office:value-type="string" calcext:value-type="string">
            <text:p>2021-07-06 05:41:36 +0000 <text:s text:c="11"/>5238.55</text:p>
          </table:table-cell>
          <table:table-cell table:number-columns-repeated="3"/>
          <table:table-cell office:value-type="string" calcext:value-type="string">
            <text:p>2021-07-09 08:00:14 +0000 <text:s text:c="11"/>5023.89</text:p>
          </table:table-cell>
        </table:table-row>
        <table:table-row table:style-name="ro1">
          <table:table-cell office:value-type="string" calcext:value-type="string">
            <text:p>2021-07-06 08:54:42 +0000 <text:s text:c="11"/>4762.11</text:p>
          </table:table-cell>
          <table:table-cell table:number-columns-repeated="3"/>
          <table:table-cell office:value-type="string" calcext:value-type="string">
            <text:p>2021-07-09 12:59:11 +0000 <text:s text:c="11"/>5334.21</text:p>
          </table:table-cell>
        </table:table-row>
        <table:table-row table:style-name="ro1">
          <table:table-cell table:style-name="ce1" office:value-type="string" calcext:value-type="string">
            <text:p>2021-07-06 13:49:45 +0000 <text:s text:c="11"/>4489.34</text:p>
          </table:table-cell>
          <table:table-cell table:number-columns-repeated="3"/>
          <table:table-cell office:value-type="string" calcext:value-type="string">
            <text:p>2021-07-09 16:40:07 +0000 <text:s text:c="11"/>4683.57</text:p>
          </table:table-cell>
        </table:table-row>
        <table:table-row table:style-name="ro1">
          <table:table-cell office:value-type="string" calcext:value-type="string">
            <text:p>2021-07-06 17:43:00 +0000 <text:s text:c="11"/>4809.03</text:p>
          </table:table-cell>
          <table:table-cell table:number-columns-repeated="3"/>
          <table:table-cell office:value-type="string" calcext:value-type="string">
            <text:p>2021-07-09 21:05:10 +0000 <text:s text:c="11"/>4768.45</text:p>
          </table:table-cell>
        </table:table-row>
        <table:table-row table:style-name="ro1">
          <table:table-cell office:value-type="string" calcext:value-type="string">
            <text:p>2021-07-06 20:40:47 +0000 <text:s text:c="11"/>5128.72</text:p>
          </table:table-cell>
          <table:table-cell table:number-columns-repeated="3"/>
          <table:table-cell office:value-type="string" calcext:value-type="string">
            <text:p>2021-07-09 22:09:50 +0000 <text:s text:c="11"/>4750.78</text:p>
          </table:table-cell>
        </table:table-row>
        <table:table-row table:style-name="ro1">
          <table:table-cell office:value-type="string" calcext:value-type="string">
            <text:p>2021-07-07 04:02:22 +0000 <text:s text:c="11"/>4687.14</text:p>
          </table:table-cell>
          <table:table-cell table:number-columns-repeated="3"/>
          <table:table-cell office:value-type="string" calcext:value-type="string">
            <text:p>2021-07-10 12:35:20 +0000 <text:s text:c="11"/>5307.56</text:p>
          </table:table-cell>
        </table:table-row>
        <table:table-row table:style-name="ro1">
          <table:table-cell office:value-type="string" calcext:value-type="string">
            <text:p>2021-07-07 08:19:43 +0000 <text:s text:c="11"/>5071.28</text:p>
          </table:table-cell>
          <table:table-cell table:number-columns-repeated="3"/>
          <table:table-cell office:value-type="string" calcext:value-type="string">
            <text:p>2021-07-11 09:50:42 +0000 <text:s text:c="11"/>4762.08</text:p>
          </table:table-cell>
        </table:table-row>
        <table:table-row table:style-name="ro1">
          <table:table-cell office:value-type="string" calcext:value-type="string">
            <text:p>2021-07-07 12:18:12 +0000 <text:s text:c="11"/>4840.93</text:p>
          </table:table-cell>
          <table:table-cell table:number-columns-repeated="3"/>
          <table:table-cell office:value-type="string" calcext:value-type="string">
            <text:p>2021-07-11 11:28:54 +0000 <text:s text:c="11"/>4736.63</text:p>
          </table:table-cell>
        </table:table-row>
        <table:table-row table:style-name="ro1">
          <table:table-cell office:value-type="string" calcext:value-type="string">
            <text:p>2021-07-07 16:12:35 +0000 <text:s text:c="11"/>4895.4</text:p>
          </table:table-cell>
          <table:table-cell table:number-columns-repeated="3"/>
          <table:table-cell office:value-type="string" calcext:value-type="string">
            <text:p>2021-07-12 02:46:15 +0000 <text:s text:c="11"/>4485.81</text:p>
          </table:table-cell>
        </table:table-row>
        <table:table-row table:style-name="ro1">
          <table:table-cell office:value-type="string" calcext:value-type="string">
            <text:p>2021-07-07 20:31:08 +0000 <text:s text:c="11"/>4540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7 21:01:14 +0000 <text:s text:c="11"/>5332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8 02:57:32 +0000 <text:s text:c="11"/>4412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8 06:16:32 +0000 <text:s text:c="11"/>4424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8 10:06:23 +0000 <text:s text:c="11"/>416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8 16:25:21 +0000 <text:s text:c="11"/>4649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8 21:12:51 +0000 <text:s text:c="11"/>4476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8 23:25:14 +0000 <text:s text:c="11"/>4770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05:22:29 +0000 <text:s text:c="11"/>546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08:00:14 +0000 <text:s text:c="11"/>5023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12:59:11 +0000 <text:s text:c="11"/>5334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16:40:07 +0000 <text:s text:c="11"/>4683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21:05:10 +0000 <text:s text:c="11"/>4768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22:09:50 +0000 <text:s text:c="11"/>4750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0 12:35:20 +0000 <text:s text:c="11"/>5307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1 09:50:42 +0000 <text:s text:c="11"/>4762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1 11:28:54 +0000 <text:s text:c="11"/>473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2 02:46:15 +0000 <text:s text:c="11"/>4485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21:05:10 +0000 <text:s text:c="11"/>4768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22:09:50 +0000 <text:s text:c="11"/>4750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0 12:35:20 +0000 <text:s text:c="11"/>5307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1 09:50:42 +0000 <text:s text:c="11"/>4762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1 11:28:54 +0000 <text:s text:c="11"/>473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2 02:46:15 +0000 <text:s text:c="11"/>4485.8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23:55:39.284739648</meta:creation-date>
    <dc:date>2022-10-24T13:00:03.793631730</dc:date>
    <meta:editing-duration>P2DT14H11M17S</meta:editing-duration>
    <meta:editing-cycles>3</meta:editing-cycles>
    <meta:generator>LibreOffice/6.4.7.2$Linux_X86_64 LibreOffice_project/40$Build-2</meta:generator>
    <meta:document-statistic meta:table-count="3" meta:cell-count="389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style:rotation-angle="1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58cm" svg:height="20.013cm" xlink:href=".." xlink:type="simple" chart:class="chart:line" chart:style-name="ch1">
        <chart:legend chart:legend-position="end" svg:x="28.918cm" svg:y="8.711cm" style:legend-expansion="high" chart:style-name="ch2"/>
        <chart:plot-area chart:style-name="ch3" table:cell-range-address="Sheet1.D1:Sheet1.H341" chart:data-source-has-labels="row" svg:x="0.711cm" svg:y="0.4cm" svg:width="27.496cm" svg:height="19.213cm">
          <chartooo:coordinate-region svg:x="1.954cm" svg:y="0.599cm" svg:width="26.253cm" svg:height="18.4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41" chart:label-cell-address="Sheet1.D1:Sheet1.D1" chart:class="chart:line">
            <chart:data-point chart:repeated="340"/>
          </chart:series>
          <chart:series chart:style-name="ch8" chart:values-cell-range-address="Sheet1.E2:Sheet1.E341" chart:label-cell-address="Sheet1.E1:Sheet1.E1" chart:class="chart:line">
            <chart:data-point chart:repeated="340"/>
          </chart:series>
          <chart:series chart:style-name="ch9" chart:values-cell-range-address="Sheet1.F2:Sheet1.F341" chart:label-cell-address="Sheet1.F1:Sheet1.F1" chart:class="chart:line">
            <chart:data-point chart:repeated="340"/>
          </chart:series>
          <chart:series chart:style-name="ch10" chart:values-cell-range-address="Sheet1.G2:Sheet1.G341" chart:label-cell-address="Sheet1.G1:Sheet1.G1" chart:class="chart:line">
            <chart:data-point chart:repeated="340"/>
          </chart:series>
          <chart:series chart:style-name="ch11" chart:values-cell-range-address="Sheet1.H2:Sheet1.H341" chart:label-cell-address="Sheet1.H1:Sheet1.H1" chart:class="chart:line">
            <chart:data-point chart:repeated="3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xed.FindOneUpdateIntId-50-50</text:p>
                <draw:g>
                  <svg:desc>Sheet1.D1:Sheet1.D1</svg:desc>
                </draw:g>
              </table:table-cell>
              <table:table-cell office:value-type="string">
                <text:p>Mixed.FindThenUpdate-50-50</text:p>
                <draw:g>
                  <svg:desc>Sheet1.E1:Sheet1.E1</svg:desc>
                </draw:g>
              </table:table-cell>
              <table:table-cell office:value-type="string">
                <text:p>Remove.IntId</text:p>
                <draw:g>
                  <svg:desc>Sheet1.F1:Sheet1.F1</svg:desc>
                </draw:g>
              </table:table-cell>
              <table:table-cell office:value-type="string">
                <text:p>Remove.IntNonIdIndex</text:p>
                <draw:g>
                  <svg:desc>Sheet1.G1:Sheet1.G1</svg:desc>
                </draw:g>
              </table:table-cell>
              <table:table-cell office:value-type="string">
                <text:p>Remove.IntNonIdNoIndex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50.7513432033">
                <text:p>40150.7513432033</text:p>
                <draw:g>
                  <svg:desc>Sheet1.D2:Sheet1.D341</svg:desc>
                </draw:g>
              </table:table-cell>
              <table:table-cell office:value-type="float" office:value="31353.5977076435">
                <text:p>31353.5977076435</text:p>
                <draw:g>
                  <svg:desc>Sheet1.E2:Sheet1.E341</svg:desc>
                </draw:g>
              </table:table-cell>
              <table:table-cell office:value-type="float" office:value="50082.4488033629">
                <text:p>50082.4488033629</text:p>
                <draw:g>
                  <svg:desc>Sheet1.F2:Sheet1.F341</svg:desc>
                </draw:g>
              </table:table-cell>
              <table:table-cell office:value-type="float" office:value="40673.6069091165">
                <text:p>40673.6069091165</text:p>
                <draw:g>
                  <svg:desc>Sheet1.G2:Sheet1.G341</svg:desc>
                </draw:g>
              </table:table-cell>
              <table:table-cell office:value-type="float" office:value="4320.98275490719">
                <text:p>4320.98275490719</text:p>
                <draw:g>
                  <svg:desc>Sheet1.H2:Sheet1.H3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59.3228723399">
                <text:p>40259.3228723399</text:p>
              </table:table-cell>
              <table:table-cell office:value-type="float" office:value="31423.2560922194">
                <text:p>31423.2560922194</text:p>
              </table:table-cell>
              <table:table-cell office:value-type="float" office:value="50542.8946081614">
                <text:p>50542.8946081614</text:p>
              </table:table-cell>
              <table:table-cell office:value-type="float" office:value="40931.1550878026">
                <text:p>40931.1550878026</text:p>
              </table:table-cell>
              <table:table-cell office:value-type="float" office:value="4241.28373026568">
                <text:p>4241.28373026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804.2384743465">
                <text:p>41804.2384743465</text:p>
              </table:table-cell>
              <table:table-cell office:value-type="float" office:value="32268.4379576005">
                <text:p>32268.4379576005</text:p>
              </table:table-cell>
              <table:table-cell office:value-type="float" office:value="50881.7351309959">
                <text:p>50881.7351309959</text:p>
              </table:table-cell>
              <table:table-cell office:value-type="float" office:value="41158.1699497554">
                <text:p>41158.1699497554</text:p>
              </table:table-cell>
              <table:table-cell office:value-type="float" office:value="5311.07115535604">
                <text:p>5311.07115535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956.0281816386">
                <text:p>46956.0281816386</text:p>
              </table:table-cell>
              <table:table-cell office:value-type="float" office:value="34448.2800001246">
                <text:p>34448.2800001246</text:p>
              </table:table-cell>
              <table:table-cell office:value-type="float" office:value="50733.2572191755">
                <text:p>50733.2572191755</text:p>
              </table:table-cell>
              <table:table-cell office:value-type="float" office:value="41040.4136000803">
                <text:p>41040.4136000803</text:p>
              </table:table-cell>
              <table:table-cell office:value-type="float" office:value="5255.81612435491">
                <text:p>5255.81612435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916.4252106837">
                <text:p>46916.4252106837</text:p>
              </table:table-cell>
              <table:table-cell office:value-type="float" office:value="34568.7815225153">
                <text:p>34568.7815225153</text:p>
              </table:table-cell>
              <table:table-cell office:value-type="float" office:value="50855.0178910679">
                <text:p>50855.0178910679</text:p>
              </table:table-cell>
              <table:table-cell office:value-type="float" office:value="41160.5387347395">
                <text:p>41160.5387347395</text:p>
              </table:table-cell>
              <table:table-cell office:value-type="float" office:value="4969.4237457283">
                <text:p>4969.4237457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38.9186088866">
                <text:p>47338.9186088866</text:p>
              </table:table-cell>
              <table:table-cell office:value-type="float" office:value="34725.1289430825">
                <text:p>34725.1289430825</text:p>
              </table:table-cell>
              <table:table-cell office:value-type="float" office:value="51148.6364684264">
                <text:p>51148.6364684264</text:p>
              </table:table-cell>
              <table:table-cell office:value-type="float" office:value="41316.2567224003">
                <text:p>41316.2567224003</text:p>
              </table:table-cell>
              <table:table-cell office:value-type="float" office:value="5012.45003425763">
                <text:p>5012.45003425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992.66594903">
                <text:p>46992.66594903</text:p>
              </table:table-cell>
              <table:table-cell office:value-type="float" office:value="34561.2680730771">
                <text:p>34561.2680730771</text:p>
              </table:table-cell>
              <table:table-cell office:value-type="float" office:value="50904.3348889287">
                <text:p>50904.3348889287</text:p>
              </table:table-cell>
              <table:table-cell office:value-type="float" office:value="41074.2383092289">
                <text:p>41074.2383092289</text:p>
              </table:table-cell>
              <table:table-cell office:value-type="float" office:value="5028.37217705757">
                <text:p>5028.37217705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067.200190495">
                <text:p>47067.200190495</text:p>
              </table:table-cell>
              <table:table-cell office:value-type="float" office:value="34647.1583708281">
                <text:p>34647.1583708281</text:p>
              </table:table-cell>
              <table:table-cell office:value-type="float" office:value="50911.8889805427">
                <text:p>50911.8889805427</text:p>
              </table:table-cell>
              <table:table-cell office:value-type="float" office:value="41157.5825941016">
                <text:p>41157.5825941016</text:p>
              </table:table-cell>
              <table:table-cell office:value-type="float" office:value="5044.2263489073">
                <text:p>5044.2263489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136.708994715">
                <text:p>47136.708994715</text:p>
              </table:table-cell>
              <table:table-cell office:value-type="float" office:value="34577.1211036462">
                <text:p>34577.1211036462</text:p>
              </table:table-cell>
              <table:table-cell office:value-type="float" office:value="51081.718297775">
                <text:p>51081.718297775</text:p>
              </table:table-cell>
              <table:table-cell office:value-type="float" office:value="41097.6897720333">
                <text:p>41097.6897720333</text:p>
              </table:table-cell>
              <table:table-cell office:value-type="float" office:value="5023.86849097781">
                <text:p>5023.86849097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068.3762034064">
                <text:p>47068.3762034064</text:p>
              </table:table-cell>
              <table:table-cell office:value-type="float" office:value="34577.9274598409">
                <text:p>34577.9274598409</text:p>
              </table:table-cell>
              <table:table-cell office:value-type="float" office:value="50800.9429543776">
                <text:p>50800.9429543776</text:p>
              </table:table-cell>
              <table:table-cell office:value-type="float" office:value="41168.2784085983">
                <text:p>41168.2784085983</text:p>
              </table:table-cell>
              <table:table-cell office:value-type="float" office:value="4986.33098807333">
                <text:p>4986.33098807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083.5101557794">
                <text:p>47083.5101557794</text:p>
              </table:table-cell>
              <table:table-cell office:value-type="float" office:value="34569.425441699">
                <text:p>34569.425441699</text:p>
              </table:table-cell>
              <table:table-cell office:value-type="float" office:value="51224.343944489">
                <text:p>51224.343944489</text:p>
              </table:table-cell>
              <table:table-cell office:value-type="float" office:value="41286.592636134">
                <text:p>41286.592636134</text:p>
              </table:table-cell>
              <table:table-cell office:value-type="float" office:value="5109.86773532017">
                <text:p>5109.86773532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985.2384719533">
                <text:p>46985.2384719533</text:p>
              </table:table-cell>
              <table:table-cell office:value-type="float" office:value="34522.3099691352">
                <text:p>34522.3099691352</text:p>
              </table:table-cell>
              <table:table-cell office:value-type="float" office:value="51062.9569542589">
                <text:p>51062.9569542589</text:p>
              </table:table-cell>
              <table:table-cell office:value-type="float" office:value="41200.8040921526">
                <text:p>41200.8040921526</text:p>
              </table:table-cell>
              <table:table-cell office:value-type="float" office:value="4607.65899614641">
                <text:p>4607.65899614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812.0203655742">
                <text:p>46812.0203655742</text:p>
              </table:table-cell>
              <table:table-cell office:value-type="float" office:value="34416.0015068559">
                <text:p>34416.0015068559</text:p>
              </table:table-cell>
              <table:table-cell office:value-type="float" office:value="50583.089333397">
                <text:p>50583.089333397</text:p>
              </table:table-cell>
              <table:table-cell office:value-type="float" office:value="40878.6635295922">
                <text:p>40878.6635295922</text:p>
              </table:table-cell>
              <table:table-cell office:value-type="float" office:value="4929.21291215825">
                <text:p>4929.21291215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107.532295004">
                <text:p>47107.532295004</text:p>
              </table:table-cell>
              <table:table-cell office:value-type="float" office:value="34591.6979186159">
                <text:p>34591.6979186159</text:p>
              </table:table-cell>
              <table:table-cell office:value-type="float" office:value="50979.2759825768">
                <text:p>50979.2759825768</text:p>
              </table:table-cell>
              <table:table-cell office:value-type="float" office:value="41148.2476263509">
                <text:p>41148.2476263509</text:p>
              </table:table-cell>
              <table:table-cell office:value-type="float" office:value="4891.85711773321">
                <text:p>4891.85711773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192.2982193311">
                <text:p>47192.2982193311</text:p>
              </table:table-cell>
              <table:table-cell office:value-type="float" office:value="34667.2755757264">
                <text:p>34667.2755757264</text:p>
              </table:table-cell>
              <table:table-cell office:value-type="float" office:value="51240.2128888976">
                <text:p>51240.2128888976</text:p>
              </table:table-cell>
              <table:table-cell office:value-type="float" office:value="41327.987723871">
                <text:p>41327.987723871</text:p>
              </table:table-cell>
              <table:table-cell office:value-type="float" office:value="4837.9941030057">
                <text:p>4837.9941030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960.2784795327">
                <text:p>46960.2784795327</text:p>
              </table:table-cell>
              <table:table-cell office:value-type="float" office:value="34582.8591817304">
                <text:p>34582.8591817304</text:p>
              </table:table-cell>
              <table:table-cell office:value-type="float" office:value="51002.3770709422">
                <text:p>51002.3770709422</text:p>
              </table:table-cell>
              <table:table-cell office:value-type="float" office:value="41096.5754484556">
                <text:p>41096.5754484556</text:p>
              </table:table-cell>
              <table:table-cell office:value-type="float" office:value="4718.20503416068">
                <text:p>4718.20503416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95.6931959913">
                <text:p>47095.6931959913</text:p>
              </table:table-cell>
              <table:table-cell office:value-type="float" office:value="34629.5243476311">
                <text:p>34629.5243476311</text:p>
              </table:table-cell>
              <table:table-cell office:value-type="float" office:value="51149.4861316665">
                <text:p>51149.4861316665</text:p>
              </table:table-cell>
              <table:table-cell office:value-type="float" office:value="41266.4453435011">
                <text:p>41266.4453435011</text:p>
              </table:table-cell>
              <table:table-cell office:value-type="float" office:value="5058.44002269746">
                <text:p>5058.44002269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712.7668845754">
                <text:p>46712.7668845754</text:p>
              </table:table-cell>
              <table:table-cell office:value-type="float" office:value="34327.6718489726">
                <text:p>34327.6718489726</text:p>
              </table:table-cell>
              <table:table-cell office:value-type="float" office:value="50305.0078718984">
                <text:p>50305.0078718984</text:p>
              </table:table-cell>
              <table:table-cell office:value-type="float" office:value="40786.8813924859">
                <text:p>40786.8813924859</text:p>
              </table:table-cell>
              <table:table-cell office:value-type="float" office:value="4796.52308407151">
                <text:p>4796.52308407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717.8577429516">
                <text:p>46717.8577429516</text:p>
              </table:table-cell>
              <table:table-cell office:value-type="float" office:value="34447.0757677168">
                <text:p>34447.0757677168</text:p>
              </table:table-cell>
              <table:table-cell office:value-type="float" office:value="50454.5265012431">
                <text:p>50454.5265012431</text:p>
              </table:table-cell>
              <table:table-cell office:value-type="float" office:value="40868.7146219788">
                <text:p>40868.7146219788</text:p>
              </table:table-cell>
              <table:table-cell office:value-type="float" office:value="4787.98989716608">
                <text:p>4787.989897166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938.886022065">
                <text:p>46938.886022065</text:p>
              </table:table-cell>
              <table:table-cell office:value-type="float" office:value="34530.3001687609">
                <text:p>34530.3001687609</text:p>
              </table:table-cell>
              <table:table-cell office:value-type="float" office:value="50921.9714170378">
                <text:p>50921.9714170378</text:p>
              </table:table-cell>
              <table:table-cell office:value-type="float" office:value="41118.3399969625">
                <text:p>41118.3399969625</text:p>
              </table:table-cell>
              <table:table-cell office:value-type="float" office:value="4701.9734313559">
                <text:p>4701.9734313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730.9263022277">
                <text:p>46730.9263022277</text:p>
              </table:table-cell>
              <table:table-cell office:value-type="float" office:value="34514.8073589674">
                <text:p>34514.8073589674</text:p>
              </table:table-cell>
              <table:table-cell office:value-type="float" office:value="50368.770389615">
                <text:p>50368.770389615</text:p>
              </table:table-cell>
              <table:table-cell office:value-type="float" office:value="40991.7603081273">
                <text:p>40991.7603081273</text:p>
              </table:table-cell>
              <table:table-cell office:value-type="float" office:value="4806.54524305945">
                <text:p>4806.54524305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492.1183364597">
                <text:p>45492.1183364597</text:p>
              </table:table-cell>
              <table:table-cell office:value-type="float" office:value="33552.0534450516">
                <text:p>33552.0534450516</text:p>
              </table:table-cell>
              <table:table-cell office:value-type="float" office:value="49248.3769907675">
                <text:p>49248.3769907675</text:p>
              </table:table-cell>
              <table:table-cell office:value-type="float" office:value="39804.1745096633">
                <text:p>39804.1745096633</text:p>
              </table:table-cell>
              <table:table-cell office:value-type="float" office:value="5015.21293007284">
                <text:p>5015.21293007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905.9176891211">
                <text:p>46905.9176891211</text:p>
              </table:table-cell>
              <table:table-cell office:value-type="float" office:value="34499.8092115002">
                <text:p>34499.8092115002</text:p>
              </table:table-cell>
              <table:table-cell office:value-type="float" office:value="50800.5590100085">
                <text:p>50800.5590100085</text:p>
              </table:table-cell>
              <table:table-cell office:value-type="float" office:value="40999.3788988767">
                <text:p>40999.3788988767</text:p>
              </table:table-cell>
              <table:table-cell office:value-type="float" office:value="5140.13028803888">
                <text:p>5140.13028803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824.1869028771">
                <text:p>46824.1869028771</text:p>
              </table:table-cell>
              <table:table-cell office:value-type="float" office:value="34362.0711584433">
                <text:p>34362.0711584433</text:p>
              </table:table-cell>
              <table:table-cell office:value-type="float" office:value="50449.383656194">
                <text:p>50449.383656194</text:p>
              </table:table-cell>
              <table:table-cell office:value-type="float" office:value="40802.6536539205">
                <text:p>40802.6536539205</text:p>
              </table:table-cell>
              <table:table-cell office:value-type="float" office:value="5159.30034489406">
                <text:p>5159.30034489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937.1732434161">
                <text:p>46937.1732434161</text:p>
              </table:table-cell>
              <table:table-cell office:value-type="float" office:value="34480.3556711371">
                <text:p>34480.3556711371</text:p>
              </table:table-cell>
              <table:table-cell office:value-type="float" office:value="50453.2717597623">
                <text:p>50453.2717597623</text:p>
              </table:table-cell>
              <table:table-cell office:value-type="float" office:value="40870.8153062102">
                <text:p>40870.8153062102</text:p>
              </table:table-cell>
              <table:table-cell office:value-type="float" office:value="5225.56254040629">
                <text:p>5225.56254040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565.1931245665">
                <text:p>46565.1931245665</text:p>
              </table:table-cell>
              <table:table-cell office:value-type="float" office:value="34392.6035578325">
                <text:p>34392.6035578325</text:p>
              </table:table-cell>
              <table:table-cell office:value-type="float" office:value="50203.2706671719">
                <text:p>50203.2706671719</text:p>
              </table:table-cell>
              <table:table-cell office:value-type="float" office:value="40734.9425396325">
                <text:p>40734.9425396325</text:p>
              </table:table-cell>
              <table:table-cell office:value-type="float" office:value="4602.32835676942">
                <text:p>4602.328356769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119.1104366818">
                <text:p>47119.1104366818</text:p>
              </table:table-cell>
              <table:table-cell office:value-type="float" office:value="34500.3038214337">
                <text:p>34500.3038214337</text:p>
              </table:table-cell>
              <table:table-cell office:value-type="float" office:value="50969.7547004668">
                <text:p>50969.7547004668</text:p>
              </table:table-cell>
              <table:table-cell office:value-type="float" office:value="41212.4941650256">
                <text:p>41212.4941650256</text:p>
              </table:table-cell>
              <table:table-cell office:value-type="float" office:value="5165.24557506806">
                <text:p>5165.24557506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384.5336854228">
                <text:p>47384.5336854228</text:p>
              </table:table-cell>
              <table:table-cell office:value-type="float" office:value="34718.8848622015">
                <text:p>34718.8848622015</text:p>
              </table:table-cell>
              <table:table-cell office:value-type="float" office:value="51103.5725445952">
                <text:p>51103.5725445952</text:p>
              </table:table-cell>
              <table:table-cell office:value-type="float" office:value="41183.7737341319">
                <text:p>41183.7737341319</text:p>
              </table:table-cell>
              <table:table-cell office:value-type="float" office:value="4562.4147711745">
                <text:p>4562.4147711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50.3767167642">
                <text:p>45950.3767167642</text:p>
              </table:table-cell>
              <table:table-cell office:value-type="float" office:value="33672.2208233339">
                <text:p>33672.2208233339</text:p>
              </table:table-cell>
              <table:table-cell office:value-type="float" office:value="49469.19956466">
                <text:p>49469.19956466</text:p>
              </table:table-cell>
              <table:table-cell office:value-type="float" office:value="40040.5303821143">
                <text:p>40040.5303821143</text:p>
              </table:table-cell>
              <table:table-cell office:value-type="float" office:value="4619.23325235073">
                <text:p>4619.23325235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983.6510755795">
                <text:p>46983.6510755795</text:p>
              </table:table-cell>
              <table:table-cell office:value-type="float" office:value="34624.2524860644">
                <text:p>34624.2524860644</text:p>
              </table:table-cell>
              <table:table-cell office:value-type="float" office:value="50604.9322086946">
                <text:p>50604.9322086946</text:p>
              </table:table-cell>
              <table:table-cell office:value-type="float" office:value="41087.3432419279">
                <text:p>41087.3432419279</text:p>
              </table:table-cell>
              <table:table-cell office:value-type="float" office:value="4583.41165918189">
                <text:p>4583.411659181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263.0796198266">
                <text:p>47263.0796198266</text:p>
              </table:table-cell>
              <table:table-cell office:value-type="float" office:value="34692.7114546663">
                <text:p>34692.7114546663</text:p>
              </table:table-cell>
              <table:table-cell office:value-type="float" office:value="50939.0404639665">
                <text:p>50939.0404639665</text:p>
              </table:table-cell>
              <table:table-cell office:value-type="float" office:value="41188.3531338665">
                <text:p>41188.3531338665</text:p>
              </table:table-cell>
              <table:table-cell office:value-type="float" office:value="4764.00269220587">
                <text:p>4764.002692205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079.010762648">
                <text:p>47079.010762648</text:p>
              </table:table-cell>
              <table:table-cell office:value-type="float" office:value="34646.4919063495">
                <text:p>34646.4919063495</text:p>
              </table:table-cell>
              <table:table-cell office:value-type="float" office:value="51032.2662395741">
                <text:p>51032.2662395741</text:p>
              </table:table-cell>
              <table:table-cell office:value-type="float" office:value="41245.0884113988">
                <text:p>41245.0884113988</text:p>
              </table:table-cell>
              <table:table-cell office:value-type="float" office:value="4706.27088640066">
                <text:p>4706.27088640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054.7983885505">
                <text:p>47054.7983885505</text:p>
              </table:table-cell>
              <table:table-cell office:value-type="float" office:value="34544.5520718412">
                <text:p>34544.5520718412</text:p>
              </table:table-cell>
              <table:table-cell office:value-type="float" office:value="50789.3093994112">
                <text:p>50789.3093994112</text:p>
              </table:table-cell>
              <table:table-cell office:value-type="float" office:value="41072.4760346919">
                <text:p>41072.4760346919</text:p>
              </table:table-cell>
              <table:table-cell office:value-type="float" office:value="4690.58333351926">
                <text:p>4690.58333351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761.6806060573">
                <text:p>46761.6806060573</text:p>
              </table:table-cell>
              <table:table-cell office:value-type="float" office:value="34497.7118223666">
                <text:p>34497.7118223666</text:p>
              </table:table-cell>
              <table:table-cell office:value-type="float" office:value="50513.4929357277">
                <text:p>50513.4929357277</text:p>
              </table:table-cell>
              <table:table-cell office:value-type="float" office:value="40958.4667080386">
                <text:p>40958.4667080386</text:p>
              </table:table-cell>
              <table:table-cell office:value-type="float" office:value="4668.12633295323">
                <text:p>4668.126332953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012.6930906982">
                <text:p>47012.6930906982</text:p>
              </table:table-cell>
              <table:table-cell office:value-type="float" office:value="34618.6252244963">
                <text:p>34618.6252244963</text:p>
              </table:table-cell>
              <table:table-cell office:value-type="float" office:value="50742.9847784069">
                <text:p>50742.9847784069</text:p>
              </table:table-cell>
              <table:table-cell office:value-type="float" office:value="41138.0491724839">
                <text:p>41138.0491724839</text:p>
              </table:table-cell>
              <table:table-cell office:value-type="float" office:value="4693.4066496438">
                <text:p>4693.4066496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079.4581366208">
                <text:p>47079.4581366208</text:p>
              </table:table-cell>
              <table:table-cell office:value-type="float" office:value="34545.2171422783">
                <text:p>34545.2171422783</text:p>
              </table:table-cell>
              <table:table-cell office:value-type="float" office:value="50873.1386765666">
                <text:p>50873.1386765666</text:p>
              </table:table-cell>
              <table:table-cell office:value-type="float" office:value="41077.0181045885">
                <text:p>41077.0181045885</text:p>
              </table:table-cell>
              <table:table-cell office:value-type="float" office:value="4511.31015908312">
                <text:p>4511.31015908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692.0097843632">
                <text:p>45692.0097843632</text:p>
              </table:table-cell>
              <table:table-cell office:value-type="float" office:value="33516.0503696088">
                <text:p>33516.0503696088</text:p>
              </table:table-cell>
              <table:table-cell office:value-type="float" office:value="49353.9001170292">
                <text:p>49353.9001170292</text:p>
              </table:table-cell>
              <table:table-cell office:value-type="float" office:value="39938.5413477499">
                <text:p>39938.5413477499</text:p>
              </table:table-cell>
              <table:table-cell office:value-type="float" office:value="4471.59228057505">
                <text:p>4471.59228057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263.7129969697">
                <text:p>56263.7129969697</text:p>
              </table:table-cell>
              <table:table-cell office:value-type="float" office:value="39900.513843817">
                <text:p>39900.513843817</text:p>
              </table:table-cell>
              <table:table-cell office:value-type="float" office:value="61686.5408919013">
                <text:p>61686.5408919013</text:p>
              </table:table-cell>
              <table:table-cell office:value-type="float" office:value="48636.1935115536">
                <text:p>48636.1935115536</text:p>
              </table:table-cell>
              <table:table-cell office:value-type="float" office:value="5551.24469173792">
                <text:p>5551.244691737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540.8659771074">
                <text:p>56540.8659771074</text:p>
              </table:table-cell>
              <table:table-cell office:value-type="float" office:value="39972.9945273873">
                <text:p>39972.9945273873</text:p>
              </table:table-cell>
              <table:table-cell office:value-type="float" office:value="61842.9939831631">
                <text:p>61842.9939831631</text:p>
              </table:table-cell>
              <table:table-cell office:value-type="float" office:value="48778.2431679725">
                <text:p>48778.2431679725</text:p>
              </table:table-cell>
              <table:table-cell office:value-type="float" office:value="5576.01010368402">
                <text:p>5576.01010368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245.1583427613">
                <text:p>56245.1583427613</text:p>
              </table:table-cell>
              <table:table-cell office:value-type="float" office:value="39755.1952215743">
                <text:p>39755.1952215743</text:p>
              </table:table-cell>
              <table:table-cell office:value-type="float" office:value="61560.5358271695">
                <text:p>61560.5358271695</text:p>
              </table:table-cell>
              <table:table-cell office:value-type="float" office:value="48494.5746569965">
                <text:p>48494.5746569965</text:p>
              </table:table-cell>
              <table:table-cell office:value-type="float" office:value="5572.04736042406">
                <text:p>5572.04736042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511.048454311">
                <text:p>56511.048454311</text:p>
              </table:table-cell>
              <table:table-cell office:value-type="float" office:value="39862.1058507424">
                <text:p>39862.1058507424</text:p>
              </table:table-cell>
              <table:table-cell office:value-type="float" office:value="62101.3176965334">
                <text:p>62101.3176965334</text:p>
              </table:table-cell>
              <table:table-cell office:value-type="float" office:value="48760.3702293168">
                <text:p>48760.3702293168</text:p>
              </table:table-cell>
              <table:table-cell office:value-type="float" office:value="5983.40293260427">
                <text:p>5983.402932604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555.1574829562">
                <text:p>55555.1574829562</text:p>
              </table:table-cell>
              <table:table-cell office:value-type="float" office:value="39296.9192811368">
                <text:p>39296.9192811368</text:p>
              </table:table-cell>
              <table:table-cell office:value-type="float" office:value="60988.2421851798">
                <text:p>60988.2421851798</text:p>
              </table:table-cell>
              <table:table-cell office:value-type="float" office:value="47879.6850564813">
                <text:p>47879.6850564813</text:p>
              </table:table-cell>
              <table:table-cell office:value-type="float" office:value="5622.57858213742">
                <text:p>5622.578582137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633.9070213093">
                <text:p>55633.9070213093</text:p>
              </table:table-cell>
              <table:table-cell office:value-type="float" office:value="39347.4669419339">
                <text:p>39347.4669419339</text:p>
              </table:table-cell>
              <table:table-cell office:value-type="float" office:value="61080.071540123">
                <text:p>61080.071540123</text:p>
              </table:table-cell>
              <table:table-cell office:value-type="float" office:value="48027.1415771283">
                <text:p>48027.1415771283</text:p>
              </table:table-cell>
              <table:table-cell office:value-type="float" office:value="5834.39853727269">
                <text:p>5834.398537272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611.2485823561">
                <text:p>55611.2485823561</text:p>
              </table:table-cell>
              <table:table-cell office:value-type="float" office:value="39442.8442504362">
                <text:p>39442.8442504362</text:p>
              </table:table-cell>
              <table:table-cell office:value-type="float" office:value="60838.1710736732">
                <text:p>60838.1710736732</text:p>
              </table:table-cell>
              <table:table-cell office:value-type="float" office:value="48014.193097906">
                <text:p>48014.193097906</text:p>
              </table:table-cell>
              <table:table-cell office:value-type="float" office:value="4922.50347451532">
                <text:p>4922.503474515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945.694994962">
                <text:p>54945.694994962</text:p>
              </table:table-cell>
              <table:table-cell office:value-type="float" office:value="39150.7326606428">
                <text:p>39150.7326606428</text:p>
              </table:table-cell>
              <table:table-cell office:value-type="float" office:value="60455.1074126784">
                <text:p>60455.1074126784</text:p>
              </table:table-cell>
              <table:table-cell office:value-type="float" office:value="47700.1395498893">
                <text:p>47700.1395498893</text:p>
              </table:table-cell>
              <table:table-cell office:value-type="float" office:value="5188.5732158348">
                <text:p>5188.57321583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80.1860786437">
                <text:p>55080.1860786437</text:p>
              </table:table-cell>
              <table:table-cell office:value-type="float" office:value="39385.3166866579">
                <text:p>39385.3166866579</text:p>
              </table:table-cell>
              <table:table-cell office:value-type="float" office:value="60331.3865100981">
                <text:p>60331.3865100981</text:p>
              </table:table-cell>
              <table:table-cell office:value-type="float" office:value="47874.0777211227">
                <text:p>47874.0777211227</text:p>
              </table:table-cell>
              <table:table-cell office:value-type="float" office:value="4761.98543923357">
                <text:p>4761.985439233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25.6544293863">
                <text:p>55025.6544293863</text:p>
              </table:table-cell>
              <table:table-cell office:value-type="float" office:value="39373.2589668096">
                <text:p>39373.2589668096</text:p>
              </table:table-cell>
              <table:table-cell office:value-type="float" office:value="60566.9413982636">
                <text:p>60566.9413982636</text:p>
              </table:table-cell>
              <table:table-cell office:value-type="float" office:value="47896.2715393676">
                <text:p>47896.2715393676</text:p>
              </table:table-cell>
              <table:table-cell office:value-type="float" office:value="4720.79523377115">
                <text:p>4720.79523377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155.5597069197">
                <text:p>55155.5597069197</text:p>
              </table:table-cell>
              <table:table-cell office:value-type="float" office:value="39301.7049960937">
                <text:p>39301.7049960937</text:p>
              </table:table-cell>
              <table:table-cell office:value-type="float" office:value="60555.6733700541">
                <text:p>60555.6733700541</text:p>
              </table:table-cell>
              <table:table-cell office:value-type="float" office:value="47758.5907268353">
                <text:p>47758.5907268353</text:p>
              </table:table-cell>
              <table:table-cell office:value-type="float" office:value="4695.01500306494">
                <text:p>4695.01500306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548.8223280188">
                <text:p>56548.8223280188</text:p>
              </table:table-cell>
              <table:table-cell office:value-type="float" office:value="39974.449125651">
                <text:p>39974.449125651</text:p>
              </table:table-cell>
              <table:table-cell office:value-type="float" office:value="61615.4769413952">
                <text:p>61615.4769413952</text:p>
              </table:table-cell>
              <table:table-cell office:value-type="float" office:value="48487.8329914289">
                <text:p>48487.8329914289</text:p>
              </table:table-cell>
              <table:table-cell office:value-type="float" office:value="5080.47045095148">
                <text:p>5080.47045095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876.6535742344">
                <text:p>55876.6535742344</text:p>
              </table:table-cell>
              <table:table-cell office:value-type="float" office:value="39724.1757705444">
                <text:p>39724.1757705444</text:p>
              </table:table-cell>
              <table:table-cell office:value-type="float" office:value="61310.8454418888">
                <text:p>61310.8454418888</text:p>
              </table:table-cell>
              <table:table-cell office:value-type="float" office:value="48205.2582950153">
                <text:p>48205.2582950153</text:p>
              </table:table-cell>
              <table:table-cell office:value-type="float" office:value="6071.27565796042">
                <text:p>6071.27565796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139.8541978579">
                <text:p>54139.8541978579</text:p>
              </table:table-cell>
              <table:table-cell office:value-type="float" office:value="38499.4192702936">
                <text:p>38499.4192702936</text:p>
              </table:table-cell>
              <table:table-cell office:value-type="float" office:value="59172.7846046007">
                <text:p>59172.7846046007</text:p>
              </table:table-cell>
              <table:table-cell office:value-type="float" office:value="46724.9079366686">
                <text:p>46724.9079366686</text:p>
              </table:table-cell>
              <table:table-cell office:value-type="float" office:value="5013.30576828624">
                <text:p>5013.30576828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883.4171210919">
                <text:p>55883.4171210919</text:p>
              </table:table-cell>
              <table:table-cell office:value-type="float" office:value="39742.3414831063">
                <text:p>39742.3414831063</text:p>
              </table:table-cell>
              <table:table-cell office:value-type="float" office:value="61197.5453219782">
                <text:p>61197.5453219782</text:p>
              </table:table-cell>
              <table:table-cell office:value-type="float" office:value="48190.4793646247">
                <text:p>48190.4793646247</text:p>
              </table:table-cell>
              <table:table-cell office:value-type="float" office:value="6173.37944690123">
                <text:p>6173.379446901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331.3420008793">
                <text:p>56331.3420008793</text:p>
              </table:table-cell>
              <table:table-cell office:value-type="float" office:value="39991.4344097579">
                <text:p>39991.4344097579</text:p>
              </table:table-cell>
              <table:table-cell office:value-type="float" office:value="61390.9231938819">
                <text:p>61390.9231938819</text:p>
              </table:table-cell>
              <table:table-cell office:value-type="float" office:value="48349.2740959958">
                <text:p>48349.2740959958</text:p>
              </table:table-cell>
              <table:table-cell office:value-type="float" office:value="5017.03426537437">
                <text:p>5017.034265374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534.3965440165">
                <text:p>56534.3965440165</text:p>
              </table:table-cell>
              <table:table-cell office:value-type="float" office:value="39983.4134410235">
                <text:p>39983.4134410235</text:p>
              </table:table-cell>
              <table:table-cell office:value-type="float" office:value="61756.3860434425">
                <text:p>61756.3860434425</text:p>
              </table:table-cell>
              <table:table-cell office:value-type="float" office:value="48585.1671367579">
                <text:p>48585.1671367579</text:p>
              </table:table-cell>
              <table:table-cell office:value-type="float" office:value="4925.73630540222">
                <text:p>4925.73630540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987.2002325087">
                <text:p>55987.2002325087</text:p>
              </table:table-cell>
              <table:table-cell office:value-type="float" office:value="39827.8818208712">
                <text:p>39827.8818208712</text:p>
              </table:table-cell>
              <table:table-cell office:value-type="float" office:value="61216.0172533006">
                <text:p>61216.0172533006</text:p>
              </table:table-cell>
              <table:table-cell office:value-type="float" office:value="48351.577038972">
                <text:p>48351.577038972</text:p>
              </table:table-cell>
              <table:table-cell office:value-type="float" office:value="4944.75350609367">
                <text:p>4944.753506093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41.3104770961">
                <text:p>56041.3104770961</text:p>
              </table:table-cell>
              <table:table-cell office:value-type="float" office:value="39803.0320843373">
                <text:p>39803.0320843373</text:p>
              </table:table-cell>
              <table:table-cell office:value-type="float" office:value="61063.1629422681">
                <text:p>61063.1629422681</text:p>
              </table:table-cell>
              <table:table-cell office:value-type="float" office:value="48141.384849649">
                <text:p>48141.384849649</text:p>
              </table:table-cell>
              <table:table-cell office:value-type="float" office:value="4932.21260288381">
                <text:p>4932.212602883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339.0569486199">
                <text:p>56339.0569486199</text:p>
              </table:table-cell>
              <table:table-cell office:value-type="float" office:value="39949.5744286672">
                <text:p>39949.5744286672</text:p>
              </table:table-cell>
              <table:table-cell office:value-type="float" office:value="61891.0009340908">
                <text:p>61891.0009340908</text:p>
              </table:table-cell>
              <table:table-cell office:value-type="float" office:value="48554.7068083976">
                <text:p>48554.7068083976</text:p>
              </table:table-cell>
              <table:table-cell office:value-type="float" office:value="5170.59662282709">
                <text:p>5170.596622827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19.4421611669">
                <text:p>56119.4421611669</text:p>
              </table:table-cell>
              <table:table-cell office:value-type="float" office:value="39736.217636933">
                <text:p>39736.217636933</text:p>
              </table:table-cell>
              <table:table-cell office:value-type="float" office:value="61324.9625240025">
                <text:p>61324.9625240025</text:p>
              </table:table-cell>
              <table:table-cell office:value-type="float" office:value="48308.0443488999">
                <text:p>48308.0443488999</text:p>
              </table:table-cell>
              <table:table-cell office:value-type="float" office:value="5172.03461326167">
                <text:p>5172.034613261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930.7650766095">
                <text:p>55930.7650766095</text:p>
              </table:table-cell>
              <table:table-cell office:value-type="float" office:value="39803.9136148488">
                <text:p>39803.9136148488</text:p>
              </table:table-cell>
              <table:table-cell office:value-type="float" office:value="61706.5823145043">
                <text:p>61706.5823145043</text:p>
              </table:table-cell>
              <table:table-cell office:value-type="float" office:value="48446.5099604936">
                <text:p>48446.5099604936</text:p>
              </table:table-cell>
              <table:table-cell office:value-type="float" office:value="4920.59724729943">
                <text:p>4920.597247299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340.4566112578">
                <text:p>56340.4566112578</text:p>
              </table:table-cell>
              <table:table-cell office:value-type="float" office:value="39984.5718512611">
                <text:p>39984.5718512611</text:p>
              </table:table-cell>
              <table:table-cell office:value-type="float" office:value="61607.5421797177">
                <text:p>61607.5421797177</text:p>
              </table:table-cell>
              <table:table-cell office:value-type="float" office:value="48405.5030462978">
                <text:p>48405.5030462978</text:p>
              </table:table-cell>
              <table:table-cell office:value-type="float" office:value="4887.38660151835">
                <text:p>4887.386601518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144.2153473832">
                <text:p>56144.2153473832</text:p>
              </table:table-cell>
              <table:table-cell office:value-type="float" office:value="39957.5929425692">
                <text:p>39957.5929425692</text:p>
              </table:table-cell>
              <table:table-cell office:value-type="float" office:value="61042.0174064534">
                <text:p>61042.0174064534</text:p>
              </table:table-cell>
              <table:table-cell office:value-type="float" office:value="48065.7901871548">
                <text:p>48065.7901871548</text:p>
              </table:table-cell>
              <table:table-cell office:value-type="float" office:value="4890.7866779916">
                <text:p>4890.7866779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515.1572232878">
                <text:p>56515.1572232878</text:p>
              </table:table-cell>
              <table:table-cell office:value-type="float" office:value="39903.9183124255">
                <text:p>39903.9183124255</text:p>
              </table:table-cell>
              <table:table-cell office:value-type="float" office:value="61622.2620855049">
                <text:p>61622.2620855049</text:p>
              </table:table-cell>
              <table:table-cell office:value-type="float" office:value="48444.2422398651">
                <text:p>48444.2422398651</text:p>
              </table:table-cell>
              <table:table-cell office:value-type="float" office:value="5370.60800515708">
                <text:p>5370.60800515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790.5182202022">
                <text:p>55790.5182202022</text:p>
              </table:table-cell>
              <table:table-cell office:value-type="float" office:value="39759.8720168333">
                <text:p>39759.8720168333</text:p>
              </table:table-cell>
              <table:table-cell office:value-type="float" office:value="61334.9531684088">
                <text:p>61334.9531684088</text:p>
              </table:table-cell>
              <table:table-cell office:value-type="float" office:value="48109.0292566744">
                <text:p>48109.0292566744</text:p>
              </table:table-cell>
              <table:table-cell office:value-type="float" office:value="5339.78011914393">
                <text:p>5339.780119143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674.0840891204">
                <text:p>54674.0840891204</text:p>
              </table:table-cell>
              <table:table-cell office:value-type="float" office:value="38703.9787474184">
                <text:p>38703.9787474184</text:p>
              </table:table-cell>
              <table:table-cell office:value-type="float" office:value="59658.6314690498">
                <text:p>59658.6314690498</text:p>
              </table:table-cell>
              <table:table-cell office:value-type="float" office:value="46904.2033122368">
                <text:p>46904.2033122368</text:p>
              </table:table-cell>
              <table:table-cell office:value-type="float" office:value="5205.48846275104">
                <text:p>5205.48846275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993.2286642536">
                <text:p>55993.2286642536</text:p>
              </table:table-cell>
              <table:table-cell office:value-type="float" office:value="39684.6903627281">
                <text:p>39684.6903627281</text:p>
              </table:table-cell>
              <table:table-cell office:value-type="float" office:value="61376.3814828018">
                <text:p>61376.3814828018</text:p>
              </table:table-cell>
              <table:table-cell office:value-type="float" office:value="48127.7977741199">
                <text:p>48127.7977741199</text:p>
              </table:table-cell>
              <table:table-cell office:value-type="float" office:value="5339.77008976574">
                <text:p>5339.77008976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824.8881506044">
                <text:p>55824.8881506044</text:p>
              </table:table-cell>
              <table:table-cell office:value-type="float" office:value="39559.0672565625">
                <text:p>39559.0672565625</text:p>
              </table:table-cell>
              <table:table-cell office:value-type="float" office:value="61069.1131215138">
                <text:p>61069.1131215138</text:p>
              </table:table-cell>
              <table:table-cell office:value-type="float" office:value="48171.7027033969">
                <text:p>48171.7027033969</text:p>
              </table:table-cell>
              <table:table-cell office:value-type="float" office:value="5177.67042872774">
                <text:p>5177.67042872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275.8968815558">
                <text:p>56275.8968815558</text:p>
              </table:table-cell>
              <table:table-cell office:value-type="float" office:value="39859.968703066">
                <text:p>39859.968703066</text:p>
              </table:table-cell>
              <table:table-cell office:value-type="float" office:value="61705.1014125726">
                <text:p>61705.1014125726</text:p>
              </table:table-cell>
              <table:table-cell office:value-type="float" office:value="48400.0434538101">
                <text:p>48400.0434538101</text:p>
              </table:table-cell>
              <table:table-cell office:value-type="float" office:value="5168.77700665792">
                <text:p>5168.77700665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628.475951359">
                <text:p>56628.475951359</text:p>
              </table:table-cell>
              <table:table-cell office:value-type="float" office:value="40012.7136138987">
                <text:p>40012.7136138987</text:p>
              </table:table-cell>
              <table:table-cell office:value-type="float" office:value="62083.4432259364">
                <text:p>62083.4432259364</text:p>
              </table:table-cell>
              <table:table-cell office:value-type="float" office:value="48703.2552655834">
                <text:p>48703.2552655834</text:p>
              </table:table-cell>
              <table:table-cell office:value-type="float" office:value="5203.7167773915">
                <text:p>5203.71677739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051.3948067318">
                <text:p>56051.3948067318</text:p>
              </table:table-cell>
              <table:table-cell office:value-type="float" office:value="39727.2321246818">
                <text:p>39727.2321246818</text:p>
              </table:table-cell>
              <table:table-cell office:value-type="float" office:value="61383.7322714516">
                <text:p>61383.7322714516</text:p>
              </table:table-cell>
              <table:table-cell office:value-type="float" office:value="48300.2759029342">
                <text:p>48300.2759029342</text:p>
              </table:table-cell>
              <table:table-cell office:value-type="float" office:value="5305.62407175601">
                <text:p>5305.62407175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102.233332879">
                <text:p>56102.233332879</text:p>
              </table:table-cell>
              <table:table-cell office:value-type="float" office:value="39776.6827328752">
                <text:p>39776.6827328752</text:p>
              </table:table-cell>
              <table:table-cell office:value-type="float" office:value="61250.7999011841">
                <text:p>61250.7999011841</text:p>
              </table:table-cell>
              <table:table-cell office:value-type="float" office:value="48254.3516120216">
                <text:p>48254.3516120216</text:p>
              </table:table-cell>
              <table:table-cell office:value-type="float" office:value="5374.64201176365">
                <text:p>5374.642011763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247.2866191224">
                <text:p>56247.2866191224</text:p>
              </table:table-cell>
              <table:table-cell office:value-type="float" office:value="39792.0846417906">
                <text:p>39792.0846417906</text:p>
              </table:table-cell>
              <table:table-cell office:value-type="float" office:value="61354.5296106299">
                <text:p>61354.5296106299</text:p>
              </table:table-cell>
              <table:table-cell office:value-type="float" office:value="48310.7775225905">
                <text:p>48310.7775225905</text:p>
              </table:table-cell>
              <table:table-cell office:value-type="float" office:value="5325.50946662485">
                <text:p>5325.50946662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007.2637806976">
                <text:p>56007.2637806976</text:p>
              </table:table-cell>
              <table:table-cell office:value-type="float" office:value="39816.492215511">
                <text:p>39816.492215511</text:p>
              </table:table-cell>
              <table:table-cell office:value-type="float" office:value="61274.4336235261">
                <text:p>61274.4336235261</text:p>
              </table:table-cell>
              <table:table-cell office:value-type="float" office:value="48273.762657015">
                <text:p>48273.762657015</text:p>
              </table:table-cell>
              <table:table-cell office:value-type="float" office:value="5355.40479891051">
                <text:p>5355.404798910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172.8904901527">
                <text:p>56172.8904901527</text:p>
              </table:table-cell>
              <table:table-cell office:value-type="float" office:value="39945.713941036">
                <text:p>39945.713941036</text:p>
              </table:table-cell>
              <table:table-cell office:value-type="float" office:value="61504.9994176213">
                <text:p>61504.9994176213</text:p>
              </table:table-cell>
              <table:table-cell office:value-type="float" office:value="48431.1511795706">
                <text:p>48431.1511795706</text:p>
              </table:table-cell>
              <table:table-cell office:value-type="float" office:value="4987.03898184666">
                <text:p>4987.038981846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977.9691091466">
                <text:p>55977.9691091466</text:p>
              </table:table-cell>
              <table:table-cell office:value-type="float" office:value="39955.4046380889">
                <text:p>39955.4046380889</text:p>
              </table:table-cell>
              <table:table-cell office:value-type="float" office:value="61486.3581280574">
                <text:p>61486.3581280574</text:p>
              </table:table-cell>
              <table:table-cell office:value-type="float" office:value="48640.4700185565">
                <text:p>48640.4700185565</text:p>
              </table:table-cell>
              <table:table-cell office:value-type="float" office:value="4996.24521317508">
                <text:p>4996.245213175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023.6535013228">
                <text:p>56023.6535013228</text:p>
              </table:table-cell>
              <table:table-cell office:value-type="float" office:value="39900.5349186139">
                <text:p>39900.5349186139</text:p>
              </table:table-cell>
              <table:table-cell office:value-type="float" office:value="61322.8337347597">
                <text:p>61322.8337347597</text:p>
              </table:table-cell>
              <table:table-cell office:value-type="float" office:value="48343.8795885032">
                <text:p>48343.8795885032</text:p>
              </table:table-cell>
              <table:table-cell office:value-type="float" office:value="4977.87492803083">
                <text:p>4977.874928030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853.1554503546">
                <text:p>55853.1554503546</text:p>
              </table:table-cell>
              <table:table-cell office:value-type="float" office:value="39728.8597831055">
                <text:p>39728.8597831055</text:p>
              </table:table-cell>
              <table:table-cell office:value-type="float" office:value="61248.3491379636">
                <text:p>61248.3491379636</text:p>
              </table:table-cell>
              <table:table-cell office:value-type="float" office:value="48228.6532810584">
                <text:p>48228.6532810584</text:p>
              </table:table-cell>
              <table:table-cell office:value-type="float" office:value="4976.55871391985">
                <text:p>4976.558713919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116.3353666886">
                <text:p>56116.3353666886</text:p>
              </table:table-cell>
              <table:table-cell office:value-type="float" office:value="39851.2229378041">
                <text:p>39851.2229378041</text:p>
              </table:table-cell>
              <table:table-cell office:value-type="float" office:value="61664.9816975306">
                <text:p>61664.9816975306</text:p>
              </table:table-cell>
              <table:table-cell office:value-type="float" office:value="48436.7535956107">
                <text:p>48436.7535956107</text:p>
              </table:table-cell>
              <table:table-cell office:value-type="float" office:value="4794.51549683397">
                <text:p>4794.515496833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271.2463402146">
                <text:p>56271.2463402146</text:p>
              </table:table-cell>
              <table:table-cell office:value-type="float" office:value="39937.889762977">
                <text:p>39937.889762977</text:p>
              </table:table-cell>
              <table:table-cell office:value-type="float" office:value="61753.7814590356">
                <text:p>61753.7814590356</text:p>
              </table:table-cell>
              <table:table-cell office:value-type="float" office:value="48488.7714246187">
                <text:p>48488.7714246187</text:p>
              </table:table-cell>
              <table:table-cell office:value-type="float" office:value="4823.55007130995">
                <text:p>4823.55007130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083.7431027908">
                <text:p>46083.7431027908</text:p>
              </table:table-cell>
              <table:table-cell office:value-type="float" office:value="33931.5012876988">
                <text:p>33931.5012876988</text:p>
              </table:table-cell>
              <table:table-cell office:value-type="float" office:value="49699.5425655098">
                <text:p>49699.5425655098</text:p>
              </table:table-cell>
              <table:table-cell office:value-type="float" office:value="40294.5456690231">
                <text:p>40294.5456690231</text:p>
              </table:table-cell>
              <table:table-cell office:value-type="float" office:value="4350.91372948297">
                <text:p>4350.913729482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869.0985327987">
                <text:p>45869.0985327987</text:p>
              </table:table-cell>
              <table:table-cell office:value-type="float" office:value="33784.7540434928">
                <text:p>33784.7540434928</text:p>
              </table:table-cell>
              <table:table-cell office:value-type="float" office:value="49661.095045555">
                <text:p>49661.095045555</text:p>
              </table:table-cell>
              <table:table-cell office:value-type="float" office:value="40244.3260378732">
                <text:p>40244.3260378732</text:p>
              </table:table-cell>
              <table:table-cell office:value-type="float" office:value="4301.91823226049">
                <text:p>4301.918232260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524.3746386358">
                <text:p>45524.3746386358</text:p>
              </table:table-cell>
              <table:table-cell office:value-type="float" office:value="33875.5558608104">
                <text:p>33875.5558608104</text:p>
              </table:table-cell>
              <table:table-cell office:value-type="float" office:value="49123.7078080263">
                <text:p>49123.7078080263</text:p>
              </table:table-cell>
              <table:table-cell office:value-type="float" office:value="40042.6731331874">
                <text:p>40042.6731331874</text:p>
              </table:table-cell>
              <table:table-cell office:value-type="float" office:value="4391.70360597018">
                <text:p>4391.70360597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707.0259250745">
                <text:p>45707.0259250745</text:p>
              </table:table-cell>
              <table:table-cell office:value-type="float" office:value="33958.912668732">
                <text:p>33958.912668732</text:p>
              </table:table-cell>
              <table:table-cell office:value-type="float" office:value="49327.5793993527">
                <text:p>49327.5793993527</text:p>
              </table:table-cell>
              <table:table-cell office:value-type="float" office:value="40210.4117998609">
                <text:p>40210.4117998609</text:p>
              </table:table-cell>
              <table:table-cell office:value-type="float" office:value="4342.90360192497">
                <text:p>4342.90360192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553.5540184763">
                <text:p>45553.5540184763</text:p>
              </table:table-cell>
              <table:table-cell office:value-type="float" office:value="33822.3012018726">
                <text:p>33822.3012018726</text:p>
              </table:table-cell>
              <table:table-cell office:value-type="float" office:value="49116.22399515">
                <text:p>49116.22399515</text:p>
              </table:table-cell>
              <table:table-cell office:value-type="float" office:value="40002.5928367053">
                <text:p>40002.5928367053</text:p>
              </table:table-cell>
              <table:table-cell office:value-type="float" office:value="4803.26130205569">
                <text:p>4803.261302055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627.7292447669">
                <text:p>45627.7292447669</text:p>
              </table:table-cell>
              <table:table-cell office:value-type="float" office:value="33896.070149071">
                <text:p>33896.070149071</text:p>
              </table:table-cell>
              <table:table-cell office:value-type="float" office:value="49447.205686438">
                <text:p>49447.205686438</text:p>
              </table:table-cell>
              <table:table-cell office:value-type="float" office:value="40125.385475992">
                <text:p>40125.385475992</text:p>
              </table:table-cell>
              <table:table-cell office:value-type="float" office:value="4758.40923306929">
                <text:p>4758.409233069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079.9612572273">
                <text:p>46079.9612572273</text:p>
              </table:table-cell>
              <table:table-cell office:value-type="float" office:value="34178.7415957531">
                <text:p>34178.7415957531</text:p>
              </table:table-cell>
              <table:table-cell office:value-type="float" office:value="49882.3150658484">
                <text:p>49882.3150658484</text:p>
              </table:table-cell>
              <table:table-cell office:value-type="float" office:value="40472.4165812924">
                <text:p>40472.4165812924</text:p>
              </table:table-cell>
              <table:table-cell office:value-type="float" office:value="4613.62535532799">
                <text:p>4613.62535532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825.6120299324">
                <text:p>45825.6120299324</text:p>
              </table:table-cell>
              <table:table-cell office:value-type="float" office:value="33903.5218740643">
                <text:p>33903.5218740643</text:p>
              </table:table-cell>
              <table:table-cell office:value-type="float" office:value="49465.5936442583">
                <text:p>49465.5936442583</text:p>
              </table:table-cell>
              <table:table-cell office:value-type="float" office:value="40319.0610148356">
                <text:p>40319.0610148356</text:p>
              </table:table-cell>
              <table:table-cell office:value-type="float" office:value="4646.41586684387">
                <text:p>4646.41586684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839.0837571872">
                <text:p>45839.0837571872</text:p>
              </table:table-cell>
              <table:table-cell office:value-type="float" office:value="34072.8832532488">
                <text:p>34072.8832532488</text:p>
              </table:table-cell>
              <table:table-cell office:value-type="float" office:value="49377.5385097253">
                <text:p>49377.5385097253</text:p>
              </table:table-cell>
              <table:table-cell office:value-type="float" office:value="40311.5594282977">
                <text:p>40311.5594282977</text:p>
              </table:table-cell>
              <table:table-cell office:value-type="float" office:value="4635.73003421437">
                <text:p>4635.730034214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339.0735218053">
                <text:p>45339.0735218053</text:p>
              </table:table-cell>
              <table:table-cell office:value-type="float" office:value="33717.4534980094">
                <text:p>33717.4534980094</text:p>
              </table:table-cell>
              <table:table-cell office:value-type="float" office:value="49022.8896004248">
                <text:p>49022.8896004248</text:p>
              </table:table-cell>
              <table:table-cell office:value-type="float" office:value="39994.6421253783">
                <text:p>39994.6421253783</text:p>
              </table:table-cell>
              <table:table-cell office:value-type="float" office:value="4640.18054024752">
                <text:p>4640.180540247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686.746571255">
                <text:p>45686.746571255</text:p>
              </table:table-cell>
              <table:table-cell office:value-type="float" office:value="33848.6307549867">
                <text:p>33848.6307549867</text:p>
              </table:table-cell>
              <table:table-cell office:value-type="float" office:value="49195.3107781903">
                <text:p>49195.3107781903</text:p>
              </table:table-cell>
              <table:table-cell office:value-type="float" office:value="39979.4543119875">
                <text:p>39979.4543119875</text:p>
              </table:table-cell>
              <table:table-cell office:value-type="float" office:value="4714.20595549231">
                <text:p>4714.205955492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325.4717569651">
                <text:p>45325.4717569651</text:p>
              </table:table-cell>
              <table:table-cell office:value-type="float" office:value="33710.0712872598">
                <text:p>33710.0712872598</text:p>
              </table:table-cell>
              <table:table-cell office:value-type="float" office:value="48726.3298207148">
                <text:p>48726.3298207148</text:p>
              </table:table-cell>
              <table:table-cell office:value-type="float" office:value="39729.7202051952">
                <text:p>39729.7202051952</text:p>
              </table:table-cell>
              <table:table-cell office:value-type="float" office:value="4912.35796423123">
                <text:p>4912.357964231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260.9440030332">
                <text:p>45260.9440030332</text:p>
              </table:table-cell>
              <table:table-cell office:value-type="float" office:value="33687.7217867251">
                <text:p>33687.7217867251</text:p>
              </table:table-cell>
              <table:table-cell office:value-type="float" office:value="48803.1257149225">
                <text:p>48803.1257149225</text:p>
              </table:table-cell>
              <table:table-cell office:value-type="float" office:value="39759.0122334892">
                <text:p>39759.0122334892</text:p>
              </table:table-cell>
              <table:table-cell office:value-type="float" office:value="4729.84663031579">
                <text:p>4729.846630315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014.3663100788">
                <text:p>45014.3663100788</text:p>
              </table:table-cell>
              <table:table-cell office:value-type="float" office:value="33512.205830568">
                <text:p>33512.205830568</text:p>
              </table:table-cell>
              <table:table-cell office:value-type="float" office:value="48617.2216072881">
                <text:p>48617.2216072881</text:p>
              </table:table-cell>
              <table:table-cell office:value-type="float" office:value="39556.5063770204">
                <text:p>39556.5063770204</text:p>
              </table:table-cell>
              <table:table-cell office:value-type="float" office:value="4673.07983849566">
                <text:p>4673.079838495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641.7087408198">
                <text:p>45641.7087408198</text:p>
              </table:table-cell>
              <table:table-cell office:value-type="float" office:value="33882.8702220935">
                <text:p>33882.8702220935</text:p>
              </table:table-cell>
              <table:table-cell office:value-type="float" office:value="49349.9757344543">
                <text:p>49349.9757344543</text:p>
              </table:table-cell>
              <table:table-cell office:value-type="float" office:value="40106.5989271142">
                <text:p>40106.5989271142</text:p>
              </table:table-cell>
              <table:table-cell office:value-type="float" office:value="4743.19383966932">
                <text:p>4743.19383966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543.4569916287">
                <text:p>45543.4569916287</text:p>
              </table:table-cell>
              <table:table-cell office:value-type="float" office:value="33856.4362143323">
                <text:p>33856.4362143323</text:p>
              </table:table-cell>
              <table:table-cell office:value-type="float" office:value="49099.9911332359">
                <text:p>49099.9911332359</text:p>
              </table:table-cell>
              <table:table-cell office:value-type="float" office:value="39991.3025209533">
                <text:p>39991.3025209533</text:p>
              </table:table-cell>
              <table:table-cell office:value-type="float" office:value="4877.200254372">
                <text:p>4877.200254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509.9800689752">
                <text:p>45509.9800689752</text:p>
              </table:table-cell>
              <table:table-cell office:value-type="float" office:value="33916.9259444764">
                <text:p>33916.9259444764</text:p>
              </table:table-cell>
              <table:table-cell office:value-type="float" office:value="49146.4291723412">
                <text:p>49146.4291723412</text:p>
              </table:table-cell>
              <table:table-cell office:value-type="float" office:value="40021.2933271861">
                <text:p>40021.2933271861</text:p>
              </table:table-cell>
              <table:table-cell office:value-type="float" office:value="4794.77091342988">
                <text:p>4794.770913429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799.2778503748">
                <text:p>45799.2778503748</text:p>
              </table:table-cell>
              <table:table-cell office:value-type="float" office:value="33970.0979956148">
                <text:p>33970.0979956148</text:p>
              </table:table-cell>
              <table:table-cell office:value-type="float" office:value="49335.7441307734">
                <text:p>49335.7441307734</text:p>
              </table:table-cell>
              <table:table-cell office:value-type="float" office:value="40132.10660687">
                <text:p>40132.10660687</text:p>
              </table:table-cell>
              <table:table-cell office:value-type="float" office:value="4917.88365670146">
                <text:p>4917.883656701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682.0641560053">
                <text:p>45682.0641560053</text:p>
              </table:table-cell>
              <table:table-cell office:value-type="float" office:value="33926.8679141013">
                <text:p>33926.8679141013</text:p>
              </table:table-cell>
              <table:table-cell office:value-type="float" office:value="49217.1145392021">
                <text:p>49217.1145392021</text:p>
              </table:table-cell>
              <table:table-cell office:value-type="float" office:value="40037.4024554806">
                <text:p>40037.4024554806</text:p>
              </table:table-cell>
              <table:table-cell office:value-type="float" office:value="5086.96897986456">
                <text:p>5086.96897986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389.1717294219">
                <text:p>45389.1717294219</text:p>
              </table:table-cell>
              <table:table-cell office:value-type="float" office:value="33727.4875136571">
                <text:p>33727.4875136571</text:p>
              </table:table-cell>
              <table:table-cell office:value-type="float" office:value="49198.2817922946">
                <text:p>49198.2817922946</text:p>
              </table:table-cell>
              <table:table-cell office:value-type="float" office:value="40028.8641436166">
                <text:p>40028.8641436166</text:p>
              </table:table-cell>
              <table:table-cell office:value-type="float" office:value="4835.10740987613">
                <text:p>4835.10740987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769.4801973121">
                <text:p>45769.4801973121</text:p>
              </table:table-cell>
              <table:table-cell office:value-type="float" office:value="33882.6466594731">
                <text:p>33882.6466594731</text:p>
              </table:table-cell>
              <table:table-cell office:value-type="float" office:value="49423.7699299484">
                <text:p>49423.7699299484</text:p>
              </table:table-cell>
              <table:table-cell office:value-type="float" office:value="40123.4105710876">
                <text:p>40123.4105710876</text:p>
              </table:table-cell>
              <table:table-cell office:value-type="float" office:value="4634.88242166542">
                <text:p>4634.882421665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686.1809071833">
                <text:p>45686.1809071833</text:p>
              </table:table-cell>
              <table:table-cell office:value-type="float" office:value="33997.9442996897">
                <text:p>33997.9442996897</text:p>
              </table:table-cell>
              <table:table-cell office:value-type="float" office:value="49119.1080453732">
                <text:p>49119.1080453732</text:p>
              </table:table-cell>
              <table:table-cell office:value-type="float" office:value="40225.2368006827">
                <text:p>40225.2368006827</text:p>
              </table:table-cell>
              <table:table-cell office:value-type="float" office:value="4855.41200844923">
                <text:p>4855.412008449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908.6932148428">
                <text:p>45908.6932148428</text:p>
              </table:table-cell>
              <table:table-cell office:value-type="float" office:value="33967.0052227724">
                <text:p>33967.0052227724</text:p>
              </table:table-cell>
              <table:table-cell office:value-type="float" office:value="49609.2154523664">
                <text:p>49609.2154523664</text:p>
              </table:table-cell>
              <table:table-cell office:value-type="float" office:value="40251.3891643854">
                <text:p>40251.3891643854</text:p>
              </table:table-cell>
              <table:table-cell office:value-type="float" office:value="4958.41138493183">
                <text:p>4958.411384931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352.2526044055">
                <text:p>46352.2526044055</text:p>
              </table:table-cell>
              <table:table-cell office:value-type="float" office:value="34198.2308145684">
                <text:p>34198.2308145684</text:p>
              </table:table-cell>
              <table:table-cell office:value-type="float" office:value="50086.0743939888">
                <text:p>50086.0743939888</text:p>
              </table:table-cell>
              <table:table-cell office:value-type="float" office:value="40735.9419949058">
                <text:p>40735.9419949058</text:p>
              </table:table-cell>
              <table:table-cell office:value-type="float" office:value="5635.20189674941">
                <text:p>5635.201896749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952.4478000872">
                <text:p>45952.4478000872</text:p>
              </table:table-cell>
              <table:table-cell office:value-type="float" office:value="34018.6609934348">
                <text:p>34018.6609934348</text:p>
              </table:table-cell>
              <table:table-cell office:value-type="float" office:value="49833.1706313439">
                <text:p>49833.1706313439</text:p>
              </table:table-cell>
              <table:table-cell office:value-type="float" office:value="40595.7255981743">
                <text:p>40595.7255981743</text:p>
              </table:table-cell>
              <table:table-cell office:value-type="float" office:value="5661.34808409574">
                <text:p>5661.348084095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720.9079343896">
                <text:p>44720.9079343896</text:p>
              </table:table-cell>
              <table:table-cell office:value-type="float" office:value="33011.7179562927">
                <text:p>33011.7179562927</text:p>
              </table:table-cell>
              <table:table-cell office:value-type="float" office:value="48452.6446687112">
                <text:p>48452.6446687112</text:p>
              </table:table-cell>
              <table:table-cell office:value-type="float" office:value="39276.248746325">
                <text:p>39276.248746325</text:p>
              </table:table-cell>
              <table:table-cell office:value-type="float" office:value="4936.47604916756">
                <text:p>4936.476049167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056.9187839052">
                <text:p>46056.9187839052</text:p>
              </table:table-cell>
              <table:table-cell office:value-type="float" office:value="34019.5265840334">
                <text:p>34019.5265840334</text:p>
              </table:table-cell>
              <table:table-cell office:value-type="float" office:value="50035.7745870274">
                <text:p>50035.7745870274</text:p>
              </table:table-cell>
              <table:table-cell office:value-type="float" office:value="40470.3659188606">
                <text:p>40470.3659188606</text:p>
              </table:table-cell>
              <table:table-cell office:value-type="float" office:value="5645.82673295544">
                <text:p>5645.826732955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845.0783340906">
                <text:p>45845.0783340906</text:p>
              </table:table-cell>
              <table:table-cell office:value-type="float" office:value="33940.7981397333">
                <text:p>33940.7981397333</text:p>
              </table:table-cell>
              <table:table-cell office:value-type="float" office:value="49812.5375424705">
                <text:p>49812.5375424705</text:p>
              </table:table-cell>
              <table:table-cell office:value-type="float" office:value="40357.3672160037">
                <text:p>40357.3672160037</text:p>
              </table:table-cell>
              <table:table-cell office:value-type="float" office:value="5134.75780933293">
                <text:p>5134.757809332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353.1773828296">
                <text:p>46353.1773828296</text:p>
              </table:table-cell>
              <table:table-cell office:value-type="float" office:value="34230.2941211624">
                <text:p>34230.2941211624</text:p>
              </table:table-cell>
              <table:table-cell office:value-type="float" office:value="50156.3845802662">
                <text:p>50156.3845802662</text:p>
              </table:table-cell>
              <table:table-cell office:value-type="float" office:value="40670.3124806587">
                <text:p>40670.3124806587</text:p>
              </table:table-cell>
              <table:table-cell office:value-type="float" office:value="5454.05079732694">
                <text:p>5454.050797326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223.2334491125">
                <text:p>46223.2334491125</text:p>
              </table:table-cell>
              <table:table-cell office:value-type="float" office:value="34199.1143876958">
                <text:p>34199.1143876958</text:p>
              </table:table-cell>
              <table:table-cell office:value-type="float" office:value="49966.9971820661">
                <text:p>49966.9971820661</text:p>
              </table:table-cell>
              <table:table-cell office:value-type="float" office:value="40753.2015304053">
                <text:p>40753.2015304053</text:p>
              </table:table-cell>
              <table:table-cell office:value-type="float" office:value="4802.87090729693">
                <text:p>4802.870907296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255.117828814">
                <text:p>46255.117828814</text:p>
              </table:table-cell>
              <table:table-cell office:value-type="float" office:value="34220.3323806873">
                <text:p>34220.3323806873</text:p>
              </table:table-cell>
              <table:table-cell office:value-type="float" office:value="50035.4867126319">
                <text:p>50035.4867126319</text:p>
              </table:table-cell>
              <table:table-cell office:value-type="float" office:value="40785.1712600181">
                <text:p>40785.1712600181</text:p>
              </table:table-cell>
              <table:table-cell office:value-type="float" office:value="4783.76919251145">
                <text:p>4783.769192511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059.3789790541">
                <text:p>46059.3789790541</text:p>
              </table:table-cell>
              <table:table-cell office:value-type="float" office:value="34108.4198356544">
                <text:p>34108.4198356544</text:p>
              </table:table-cell>
              <table:table-cell office:value-type="float" office:value="50036.0225008601">
                <text:p>50036.0225008601</text:p>
              </table:table-cell>
              <table:table-cell office:value-type="float" office:value="40697.8133688788">
                <text:p>40697.8133688788</text:p>
              </table:table-cell>
              <table:table-cell office:value-type="float" office:value="4808.83730298915">
                <text:p>4808.837302989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113.8842656988">
                <text:p>46113.8842656988</text:p>
              </table:table-cell>
              <table:table-cell office:value-type="float" office:value="33978.6998255704">
                <text:p>33978.6998255704</text:p>
              </table:table-cell>
              <table:table-cell office:value-type="float" office:value="49890.216059437">
                <text:p>49890.216059437</text:p>
              </table:table-cell>
              <table:table-cell office:value-type="float" office:value="40611.8377660977">
                <text:p>40611.8377660977</text:p>
              </table:table-cell>
              <table:table-cell office:value-type="float" office:value="4955.86002921564">
                <text:p>4955.86002921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698.6801077291">
                <text:p>44698.6801077291</text:p>
              </table:table-cell>
              <table:table-cell office:value-type="float" office:value="33094.8717293867">
                <text:p>33094.8717293867</text:p>
              </table:table-cell>
              <table:table-cell office:value-type="float" office:value="48309.6247979556">
                <text:p>48309.6247979556</text:p>
              </table:table-cell>
              <table:table-cell office:value-type="float" office:value="39434.7098748653">
                <text:p>39434.7098748653</text:p>
              </table:table-cell>
              <table:table-cell office:value-type="float" office:value="4839.34379775192">
                <text:p>4839.343797751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340.8196042211">
                <text:p>46340.8196042211</text:p>
              </table:table-cell>
              <table:table-cell office:value-type="float" office:value="34116.5915905591">
                <text:p>34116.5915905591</text:p>
              </table:table-cell>
              <table:table-cell office:value-type="float" office:value="49851.3712918123">
                <text:p>49851.3712918123</text:p>
              </table:table-cell>
              <table:table-cell office:value-type="float" office:value="40621.2876137341">
                <text:p>40621.2876137341</text:p>
              </table:table-cell>
              <table:table-cell office:value-type="float" office:value="4469.47862466719">
                <text:p>4469.478624667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01.4340705771">
                <text:p>46001.4340705771</text:p>
              </table:table-cell>
              <table:table-cell office:value-type="float" office:value="34040.6110761299">
                <text:p>34040.6110761299</text:p>
              </table:table-cell>
              <table:table-cell office:value-type="float" office:value="49803.9686015266">
                <text:p>49803.9686015266</text:p>
              </table:table-cell>
              <table:table-cell office:value-type="float" office:value="40504.0291099638">
                <text:p>40504.0291099638</text:p>
              </table:table-cell>
              <table:table-cell office:value-type="float" office:value="4904.35994429064">
                <text:p>4904.35994429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167.9186675449">
                <text:p>46167.9186675449</text:p>
              </table:table-cell>
              <table:table-cell office:value-type="float" office:value="34076.2624554075">
                <text:p>34076.2624554075</text:p>
              </table:table-cell>
              <table:table-cell office:value-type="float" office:value="49872.4617987915">
                <text:p>49872.4617987915</text:p>
              </table:table-cell>
              <table:table-cell office:value-type="float" office:value="40589.0822509857">
                <text:p>40589.0822509857</text:p>
              </table:table-cell>
              <table:table-cell office:value-type="float" office:value="4911.41077015541">
                <text:p>4911.410770155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971.730271309">
                <text:p>45971.730271309</text:p>
              </table:table-cell>
              <table:table-cell office:value-type="float" office:value="33999.156523264">
                <text:p>33999.156523264</text:p>
              </table:table-cell>
              <table:table-cell office:value-type="float" office:value="49628.7960527628">
                <text:p>49628.7960527628</text:p>
              </table:table-cell>
              <table:table-cell office:value-type="float" office:value="40466.9343193683">
                <text:p>40466.9343193683</text:p>
              </table:table-cell>
              <table:table-cell office:value-type="float" office:value="4583.77905052843">
                <text:p>4583.779050528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956.9595327136">
                <text:p>45956.9595327136</text:p>
              </table:table-cell>
              <table:table-cell office:value-type="float" office:value="34094.6585298565">
                <text:p>34094.6585298565</text:p>
              </table:table-cell>
              <table:table-cell office:value-type="float" office:value="49798.7480261911">
                <text:p>49798.7480261911</text:p>
              </table:table-cell>
              <table:table-cell office:value-type="float" office:value="40527.1231926109">
                <text:p>40527.1231926109</text:p>
              </table:table-cell>
              <table:table-cell office:value-type="float" office:value="4556.95011864824">
                <text:p>4556.950118648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328.6152703246">
                <text:p>46328.6152703246</text:p>
              </table:table-cell>
              <table:table-cell office:value-type="float" office:value="34192.349811212">
                <text:p>34192.349811212</text:p>
              </table:table-cell>
              <table:table-cell office:value-type="float" office:value="50061.7465822667">
                <text:p>50061.7465822667</text:p>
              </table:table-cell>
              <table:table-cell office:value-type="float" office:value="40691.2524620609">
                <text:p>40691.2524620609</text:p>
              </table:table-cell>
              <table:table-cell office:value-type="float" office:value="5040.89382995828">
                <text:p>5040.893829958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586.233223583">
                <text:p>46586.233223583</text:p>
              </table:table-cell>
              <table:table-cell office:value-type="float" office:value="34434.3978237687">
                <text:p>34434.3978237687</text:p>
              </table:table-cell>
              <table:table-cell office:value-type="float" office:value="50359.51594999">
                <text:p>50359.51594999</text:p>
              </table:table-cell>
              <table:table-cell office:value-type="float" office:value="40932.4603183647">
                <text:p>40932.4603183647</text:p>
              </table:table-cell>
              <table:table-cell office:value-type="float" office:value="4898.54969513967">
                <text:p>4898.549695139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272.741559766">
                <text:p>46272.741559766</text:p>
              </table:table-cell>
              <table:table-cell office:value-type="float" office:value="34363.4609603791">
                <text:p>34363.4609603791</text:p>
              </table:table-cell>
              <table:table-cell office:value-type="float" office:value="49838.1582770051">
                <text:p>49838.1582770051</text:p>
              </table:table-cell>
              <table:table-cell office:value-type="float" office:value="40776.9720901828">
                <text:p>40776.9720901828</text:p>
              </table:table-cell>
              <table:table-cell office:value-type="float" office:value="5473.91398368943">
                <text:p>5473.913983689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110.178151066">
                <text:p>46110.178151066</text:p>
              </table:table-cell>
              <table:table-cell office:value-type="float" office:value="34225.2772914373">
                <text:p>34225.2772914373</text:p>
              </table:table-cell>
              <table:table-cell office:value-type="float" office:value="49837.4453665345">
                <text:p>49837.4453665345</text:p>
              </table:table-cell>
              <table:table-cell office:value-type="float" office:value="40716.9672671892">
                <text:p>40716.9672671892</text:p>
              </table:table-cell>
              <table:table-cell office:value-type="float" office:value="5507.88546055959">
                <text:p>5507.885460559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780.7008452012">
                <text:p>45780.7008452012</text:p>
              </table:table-cell>
              <table:table-cell office:value-type="float" office:value="34036.8943168818">
                <text:p>34036.8943168818</text:p>
              </table:table-cell>
              <table:table-cell office:value-type="float" office:value="49619.878291744">
                <text:p>49619.878291744</text:p>
              </table:table-cell>
              <table:table-cell office:value-type="float" office:value="40564.3968251799">
                <text:p>40564.3968251799</text:p>
              </table:table-cell>
              <table:table-cell office:value-type="float" office:value="5476.64037050347">
                <text:p>5476.640370503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208.5210582102">
                <text:p>46208.5210582102</text:p>
              </table:table-cell>
              <table:table-cell office:value-type="float" office:value="34359.5703826028">
                <text:p>34359.5703826028</text:p>
              </table:table-cell>
              <table:table-cell office:value-type="float" office:value="49940.6132160381">
                <text:p>49940.6132160381</text:p>
              </table:table-cell>
              <table:table-cell office:value-type="float" office:value="40738.3036462275">
                <text:p>40738.3036462275</text:p>
              </table:table-cell>
              <table:table-cell office:value-type="float" office:value="5526.98060591017">
                <text:p>5526.98060591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673.2631502638">
                <text:p>44673.2631502638</text:p>
              </table:table-cell>
              <table:table-cell office:value-type="float" office:value="33030.1823954546">
                <text:p>33030.1823954546</text:p>
              </table:table-cell>
              <table:table-cell office:value-type="float" office:value="48332.8579653807">
                <text:p>48332.8579653807</text:p>
              </table:table-cell>
              <table:table-cell office:value-type="float" office:value="39389.8433060896">
                <text:p>39389.8433060896</text:p>
              </table:table-cell>
              <table:table-cell office:value-type="float" office:value="4680.5751056618">
                <text:p>4680.57510566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249.3507771972">
                <text:p>46249.3507771972</text:p>
              </table:table-cell>
              <table:table-cell office:value-type="float" office:value="34148.8000000398">
                <text:p>34148.8000000398</text:p>
              </table:table-cell>
              <table:table-cell office:value-type="float" office:value="50109.0841003556">
                <text:p>50109.0841003556</text:p>
              </table:table-cell>
              <table:table-cell office:value-type="float" office:value="40731.2192978997">
                <text:p>40731.2192978997</text:p>
              </table:table-cell>
              <table:table-cell office:value-type="float" office:value="5432.39873879537">
                <text:p>5432.39873879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280.7079775574">
                <text:p>46280.7079775574</text:p>
              </table:table-cell>
              <table:table-cell office:value-type="float" office:value="34174.3954961143">
                <text:p>34174.3954961143</text:p>
              </table:table-cell>
              <table:table-cell office:value-type="float" office:value="49929.3186143535">
                <text:p>49929.3186143535</text:p>
              </table:table-cell>
              <table:table-cell office:value-type="float" office:value="40602.8073970575">
                <text:p>40602.8073970575</text:p>
              </table:table-cell>
              <table:table-cell office:value-type="float" office:value="5458.63998097585">
                <text:p>5458.639980975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867.2951290343">
                <text:p>45867.2951290343</text:p>
              </table:table-cell>
              <table:table-cell office:value-type="float" office:value="33947.3322682718">
                <text:p>33947.3322682718</text:p>
              </table:table-cell>
              <table:table-cell office:value-type="float" office:value="49512.9700473197">
                <text:p>49512.9700473197</text:p>
              </table:table-cell>
              <table:table-cell office:value-type="float" office:value="40444.3267618594">
                <text:p>40444.3267618594</text:p>
              </table:table-cell>
              <table:table-cell office:value-type="float" office:value="5628.48916928369">
                <text:p>5628.489169283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360.687543883">
                <text:p>46360.687543883</text:p>
              </table:table-cell>
              <table:table-cell office:value-type="float" office:value="34229.5044431964">
                <text:p>34229.5044431964</text:p>
              </table:table-cell>
              <table:table-cell office:value-type="float" office:value="50195.5825957856">
                <text:p>50195.5825957856</text:p>
              </table:table-cell>
              <table:table-cell office:value-type="float" office:value="40868.5015942992">
                <text:p>40868.5015942992</text:p>
              </table:table-cell>
              <table:table-cell office:value-type="float" office:value="4754.1112620099">
                <text:p>4754.11126200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542.9368605292">
                <text:p>46542.9368605292</text:p>
              </table:table-cell>
              <table:table-cell office:value-type="float" office:value="34447.2563473806">
                <text:p>34447.2563473806</text:p>
              </table:table-cell>
              <table:table-cell office:value-type="float" office:value="50316.4315910309">
                <text:p>50316.4315910309</text:p>
              </table:table-cell>
              <table:table-cell office:value-type="float" office:value="40943.0749907193">
                <text:p>40943.0749907193</text:p>
              </table:table-cell>
              <table:table-cell office:value-type="float" office:value="5607.75742789378">
                <text:p>5607.757427893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316.925892746">
                <text:p>46316.925892746</text:p>
              </table:table-cell>
              <table:table-cell office:value-type="float" office:value="34364.9358460117">
                <text:p>34364.9358460117</text:p>
              </table:table-cell>
              <table:table-cell office:value-type="float" office:value="50204.2793948038">
                <text:p>50204.2793948038</text:p>
              </table:table-cell>
              <table:table-cell office:value-type="float" office:value="40862.710872258">
                <text:p>40862.710872258</text:p>
              </table:table-cell>
              <table:table-cell office:value-type="float" office:value="4916.10730181442">
                <text:p>4916.10730181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495.0891353368">
                <text:p>46495.0891353368</text:p>
              </table:table-cell>
              <table:table-cell office:value-type="float" office:value="34492.9368599604">
                <text:p>34492.9368599604</text:p>
              </table:table-cell>
              <table:table-cell office:value-type="float" office:value="50400.1074066887">
                <text:p>50400.1074066887</text:p>
              </table:table-cell>
              <table:table-cell office:value-type="float" office:value="41006.3813597551">
                <text:p>41006.3813597551</text:p>
              </table:table-cell>
              <table:table-cell office:value-type="float" office:value="4908.76834310562">
                <text:p>4908.768343105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172.9893858489">
                <text:p>46172.9893858489</text:p>
              </table:table-cell>
              <table:table-cell office:value-type="float" office:value="34289.6027331197">
                <text:p>34289.6027331197</text:p>
              </table:table-cell>
              <table:table-cell office:value-type="float" office:value="50131.2594731242">
                <text:p>50131.2594731242</text:p>
              </table:table-cell>
              <table:table-cell office:value-type="float" office:value="40816.2637475644">
                <text:p>40816.2637475644</text:p>
              </table:table-cell>
              <table:table-cell office:value-type="float" office:value="4673.08763979209">
                <text:p>4673.087639792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46.043492353">
                <text:p>46046.043492353</text:p>
              </table:table-cell>
              <table:table-cell office:value-type="float" office:value="34210.616805567">
                <text:p>34210.616805567</text:p>
              </table:table-cell>
              <table:table-cell office:value-type="float" office:value="49667.0127528941">
                <text:p>49667.0127528941</text:p>
              </table:table-cell>
              <table:table-cell office:value-type="float" office:value="40521.2003595278">
                <text:p>40521.2003595278</text:p>
              </table:table-cell>
              <table:table-cell office:value-type="float" office:value="5506.79756998247">
                <text:p>5506.797569982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205.8400760876">
                <text:p>46205.8400760876</text:p>
              </table:table-cell>
              <table:table-cell office:value-type="float" office:value="34297.8123966537">
                <text:p>34297.8123966537</text:p>
              </table:table-cell>
              <table:table-cell office:value-type="float" office:value="49842.8468393386">
                <text:p>49842.8468393386</text:p>
              </table:table-cell>
              <table:table-cell office:value-type="float" office:value="40646.8052609757">
                <text:p>40646.8052609757</text:p>
              </table:table-cell>
              <table:table-cell office:value-type="float" office:value="5769.54524466091">
                <text:p>5769.545244660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289.6616706805">
                <text:p>46289.6616706805</text:p>
              </table:table-cell>
              <table:table-cell office:value-type="float" office:value="34354.5971350033">
                <text:p>34354.5971350033</text:p>
              </table:table-cell>
              <table:table-cell office:value-type="float" office:value="50138.2318679353">
                <text:p>50138.2318679353</text:p>
              </table:table-cell>
              <table:table-cell office:value-type="float" office:value="40840.0782200998">
                <text:p>40840.0782200998</text:p>
              </table:table-cell>
              <table:table-cell office:value-type="float" office:value="5537.23615750277">
                <text:p>5537.236157502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560.5120247209">
                <text:p>46560.5120247209</text:p>
              </table:table-cell>
              <table:table-cell office:value-type="float" office:value="34336.3006955416">
                <text:p>34336.3006955416</text:p>
              </table:table-cell>
              <table:table-cell office:value-type="float" office:value="50305.6279221729">
                <text:p>50305.6279221729</text:p>
              </table:table-cell>
              <table:table-cell office:value-type="float" office:value="40966.872181757">
                <text:p>40966.872181757</text:p>
              </table:table-cell>
              <table:table-cell office:value-type="float" office:value="5594.58697773769">
                <text:p>5594.586977737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51.2600685697">
                <text:p>46251.2600685697</text:p>
              </table:table-cell>
              <table:table-cell office:value-type="float" office:value="34099.4317007935">
                <text:p>34099.4317007935</text:p>
              </table:table-cell>
              <table:table-cell office:value-type="float" office:value="49857.1756264698">
                <text:p>49857.1756264698</text:p>
              </table:table-cell>
              <table:table-cell office:value-type="float" office:value="40464.6476497363">
                <text:p>40464.6476497363</text:p>
              </table:table-cell>
              <table:table-cell office:value-type="float" office:value="5234.70494584223">
                <text:p>5234.704945842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498.9798254932">
                <text:p>46498.9798254932</text:p>
              </table:table-cell>
              <table:table-cell office:value-type="float" office:value="34377.3332291441">
                <text:p>34377.3332291441</text:p>
              </table:table-cell>
              <table:table-cell office:value-type="float" office:value="50116.2816491198">
                <text:p>50116.2816491198</text:p>
              </table:table-cell>
              <table:table-cell office:value-type="float" office:value="40724.9875954603">
                <text:p>40724.9875954603</text:p>
              </table:table-cell>
              <table:table-cell office:value-type="float" office:value="5515.24301251169">
                <text:p>5515.24301251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324.2347573465">
                <text:p>46324.2347573465</text:p>
              </table:table-cell>
              <table:table-cell office:value-type="float" office:value="34257.0172951768">
                <text:p>34257.0172951768</text:p>
              </table:table-cell>
              <table:table-cell office:value-type="float" office:value="49979.029713863">
                <text:p>49979.029713863</text:p>
              </table:table-cell>
              <table:table-cell office:value-type="float" office:value="40758.1185493197">
                <text:p>40758.1185493197</text:p>
              </table:table-cell>
              <table:table-cell office:value-type="float" office:value="5727.76006672664">
                <text:p>5727.760066726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154.6915383501">
                <text:p>46154.6915383501</text:p>
              </table:table-cell>
              <table:table-cell office:value-type="float" office:value="34089.1903974956">
                <text:p>34089.1903974956</text:p>
              </table:table-cell>
              <table:table-cell office:value-type="float" office:value="50122.3886914259">
                <text:p>50122.3886914259</text:p>
              </table:table-cell>
              <table:table-cell office:value-type="float" office:value="40687.9109306314">
                <text:p>40687.9109306314</text:p>
              </table:table-cell>
              <table:table-cell office:value-type="float" office:value="5749.26379619103">
                <text:p>5749.263796191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359.6866216248">
                <text:p>46359.6866216248</text:p>
              </table:table-cell>
              <table:table-cell office:value-type="float" office:value="34349.125871497">
                <text:p>34349.125871497</text:p>
              </table:table-cell>
              <table:table-cell office:value-type="float" office:value="50055.027185239">
                <text:p>50055.027185239</text:p>
              </table:table-cell>
              <table:table-cell office:value-type="float" office:value="40778.8023902586">
                <text:p>40778.8023902586</text:p>
              </table:table-cell>
              <table:table-cell office:value-type="float" office:value="5726.39423119397">
                <text:p>5726.394231193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566.4588458295">
                <text:p>46566.4588458295</text:p>
              </table:table-cell>
              <table:table-cell office:value-type="float" office:value="34407.892434138">
                <text:p>34407.892434138</text:p>
              </table:table-cell>
              <table:table-cell office:value-type="float" office:value="50585.8986451483">
                <text:p>50585.8986451483</text:p>
              </table:table-cell>
              <table:table-cell office:value-type="float" office:value="41029.118147391">
                <text:p>41029.118147391</text:p>
              </table:table-cell>
              <table:table-cell office:value-type="float" office:value="5556.2275585968">
                <text:p>5556.22755859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838.159223577">
                <text:p>46838.159223577</text:p>
              </table:table-cell>
              <table:table-cell office:value-type="float" office:value="34391.9796172175">
                <text:p>34391.9796172175</text:p>
              </table:table-cell>
              <table:table-cell office:value-type="float" office:value="50686.8278689271">
                <text:p>50686.8278689271</text:p>
              </table:table-cell>
              <table:table-cell office:value-type="float" office:value="41010.0305202081">
                <text:p>41010.0305202081</text:p>
              </table:table-cell>
              <table:table-cell office:value-type="float" office:value="5470.13141999216">
                <text:p>5470.131419992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730.704867319">
                <text:p>46730.704867319</text:p>
              </table:table-cell>
              <table:table-cell office:value-type="float" office:value="34407.3744001011">
                <text:p>34407.3744001011</text:p>
              </table:table-cell>
              <table:table-cell office:value-type="float" office:value="50739.2555532372">
                <text:p>50739.2555532372</text:p>
              </table:table-cell>
              <table:table-cell office:value-type="float" office:value="41097.1963266785">
                <text:p>41097.1963266785</text:p>
              </table:table-cell>
              <table:table-cell office:value-type="float" office:value="5767.39568599307">
                <text:p>5767.395685993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668.8475236253">
                <text:p>46668.8475236253</text:p>
              </table:table-cell>
              <table:table-cell office:value-type="float" office:value="34255.7605678641">
                <text:p>34255.7605678641</text:p>
              </table:table-cell>
              <table:table-cell office:value-type="float" office:value="50669.0525538671">
                <text:p>50669.0525538671</text:p>
              </table:table-cell>
              <table:table-cell office:value-type="float" office:value="40897.1859060574">
                <text:p>40897.1859060574</text:p>
              </table:table-cell>
              <table:table-cell office:value-type="float" office:value="5420.41355399618">
                <text:p>5420.413553996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898.3820833597">
                <text:p>46898.3820833597</text:p>
              </table:table-cell>
              <table:table-cell office:value-type="float" office:value="34425.3398780656">
                <text:p>34425.3398780656</text:p>
              </table:table-cell>
              <table:table-cell office:value-type="float" office:value="51025.7166474326">
                <text:p>51025.7166474326</text:p>
              </table:table-cell>
              <table:table-cell office:value-type="float" office:value="41162.5931038207">
                <text:p>41162.5931038207</text:p>
              </table:table-cell>
              <table:table-cell office:value-type="float" office:value="5582.14543696731">
                <text:p>5582.145436967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415.634653213">
                <text:p>46415.634653213</text:p>
              </table:table-cell>
              <table:table-cell office:value-type="float" office:value="34289.014256537">
                <text:p>34289.014256537</text:p>
              </table:table-cell>
              <table:table-cell office:value-type="float" office:value="50300.5093126743">
                <text:p>50300.5093126743</text:p>
              </table:table-cell>
              <table:table-cell office:value-type="float" office:value="40844.7950599072">
                <text:p>40844.7950599072</text:p>
              </table:table-cell>
              <table:table-cell office:value-type="float" office:value="5777.83374730298">
                <text:p>5777.833747302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549.7499297166">
                <text:p>46549.7499297166</text:p>
              </table:table-cell>
              <table:table-cell office:value-type="float" office:value="34290.3535056201">
                <text:p>34290.3535056201</text:p>
              </table:table-cell>
              <table:table-cell office:value-type="float" office:value="50317.7038969121">
                <text:p>50317.7038969121</text:p>
              </table:table-cell>
              <table:table-cell office:value-type="float" office:value="40879.0666489035">
                <text:p>40879.0666489035</text:p>
              </table:table-cell>
              <table:table-cell office:value-type="float" office:value="5757.38644908967">
                <text:p>5757.386449089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959.1785542813">
                <text:p>46959.1785542813</text:p>
              </table:table-cell>
              <table:table-cell office:value-type="float" office:value="34500.017552939">
                <text:p>34500.017552939</text:p>
              </table:table-cell>
              <table:table-cell office:value-type="float" office:value="50930.0826685868">
                <text:p>50930.0826685868</text:p>
              </table:table-cell>
              <table:table-cell office:value-type="float" office:value="41145.8441426764">
                <text:p>41145.8441426764</text:p>
              </table:table-cell>
              <table:table-cell office:value-type="float" office:value="5447.56369575741">
                <text:p>5447.563695757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895.7267087506">
                <text:p>46895.7267087506</text:p>
              </table:table-cell>
              <table:table-cell office:value-type="float" office:value="34447.7031900765">
                <text:p>34447.7031900765</text:p>
              </table:table-cell>
              <table:table-cell office:value-type="float" office:value="51032.0431689462">
                <text:p>51032.0431689462</text:p>
              </table:table-cell>
              <table:table-cell office:value-type="float" office:value="41221.8529552387">
                <text:p>41221.8529552387</text:p>
              </table:table-cell>
              <table:table-cell office:value-type="float" office:value="5506.4481432323">
                <text:p>5506.44814323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447.6317797101">
                <text:p>46447.6317797101</text:p>
              </table:table-cell>
              <table:table-cell office:value-type="float" office:value="34226.1252799359">
                <text:p>34226.1252799359</text:p>
              </table:table-cell>
              <table:table-cell office:value-type="float" office:value="50580.6091726432">
                <text:p>50580.6091726432</text:p>
              </table:table-cell>
              <table:table-cell office:value-type="float" office:value="40817.5109211743">
                <text:p>40817.5109211743</text:p>
              </table:table-cell>
              <table:table-cell office:value-type="float" office:value="5044.82938286351">
                <text:p>5044.829382863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707.1866585303">
                <text:p>46707.1866585303</text:p>
              </table:table-cell>
              <table:table-cell office:value-type="float" office:value="34338.622597223">
                <text:p>34338.622597223</text:p>
              </table:table-cell>
              <table:table-cell office:value-type="float" office:value="50677.4411117956">
                <text:p>50677.4411117956</text:p>
              </table:table-cell>
              <table:table-cell office:value-type="float" office:value="41019.8685751142">
                <text:p>41019.8685751142</text:p>
              </table:table-cell>
              <table:table-cell office:value-type="float" office:value="5162.3167091599">
                <text:p>5162.31670915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825.5888850168">
                <text:p>46825.5888850168</text:p>
              </table:table-cell>
              <table:table-cell office:value-type="float" office:value="34422.5985756818">
                <text:p>34422.5985756818</text:p>
              </table:table-cell>
              <table:table-cell office:value-type="float" office:value="50537.5218918265">
                <text:p>50537.5218918265</text:p>
              </table:table-cell>
              <table:table-cell office:value-type="float" office:value="40847.5972857514">
                <text:p>40847.5972857514</text:p>
              </table:table-cell>
              <table:table-cell office:value-type="float" office:value="5296.72086692388">
                <text:p>5296.720866923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282.4880036106">
                <text:p>45282.4880036106</text:p>
              </table:table-cell>
              <table:table-cell office:value-type="float" office:value="33348.8540986061">
                <text:p>33348.8540986061</text:p>
              </table:table-cell>
              <table:table-cell office:value-type="float" office:value="48912.8573900615">
                <text:p>48912.8573900615</text:p>
              </table:table-cell>
              <table:table-cell office:value-type="float" office:value="39541.3074280262">
                <text:p>39541.3074280262</text:p>
              </table:table-cell>
              <table:table-cell office:value-type="float" office:value="5176.35910194644">
                <text:p>5176.35910194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269.0061522106">
                <text:p>45269.0061522106</text:p>
              </table:table-cell>
              <table:table-cell office:value-type="float" office:value="33353.7175541031">
                <text:p>33353.7175541031</text:p>
              </table:table-cell>
              <table:table-cell office:value-type="float" office:value="48826.1962872883">
                <text:p>48826.1962872883</text:p>
              </table:table-cell>
              <table:table-cell office:value-type="float" office:value="39609.2375311654">
                <text:p>39609.2375311654</text:p>
              </table:table-cell>
              <table:table-cell office:value-type="float" office:value="5099.14859115016">
                <text:p>5099.148591150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752.4534171077">
                <text:p>46752.4534171077</text:p>
              </table:table-cell>
              <table:table-cell office:value-type="float" office:value="34431.7423977339">
                <text:p>34431.7423977339</text:p>
              </table:table-cell>
              <table:table-cell office:value-type="float" office:value="50414.0148640049">
                <text:p>50414.0148640049</text:p>
              </table:table-cell>
              <table:table-cell office:value-type="float" office:value="40820.3962387733">
                <text:p>40820.3962387733</text:p>
              </table:table-cell>
              <table:table-cell office:value-type="float" office:value="5288.04996909581">
                <text:p>5288.049969095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753.3442485621">
                <text:p>46753.3442485621</text:p>
              </table:table-cell>
              <table:table-cell office:value-type="float" office:value="34451.1953436794">
                <text:p>34451.1953436794</text:p>
              </table:table-cell>
              <table:table-cell office:value-type="float" office:value="50524.2731060592">
                <text:p>50524.2731060592</text:p>
              </table:table-cell>
              <table:table-cell office:value-type="float" office:value="40767.8043392555">
                <text:p>40767.8043392555</text:p>
              </table:table-cell>
              <table:table-cell office:value-type="float" office:value="5279.98339324852">
                <text:p>5279.983393248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723.764994332">
                <text:p>46723.764994332</text:p>
              </table:table-cell>
              <table:table-cell office:value-type="float" office:value="34367.6821838627">
                <text:p>34367.6821838627</text:p>
              </table:table-cell>
              <table:table-cell office:value-type="float" office:value="50509.6237070479">
                <text:p>50509.6237070479</text:p>
              </table:table-cell>
              <table:table-cell office:value-type="float" office:value="40857.7128509482">
                <text:p>40857.7128509482</text:p>
              </table:table-cell>
              <table:table-cell office:value-type="float" office:value="5412.53497277632">
                <text:p>5412.534972776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776.1407946073">
                <text:p>46776.1407946073</text:p>
              </table:table-cell>
              <table:table-cell office:value-type="float" office:value="34413.1166110969">
                <text:p>34413.1166110969</text:p>
              </table:table-cell>
              <table:table-cell office:value-type="float" office:value="50563.4926665109">
                <text:p>50563.4926665109</text:p>
              </table:table-cell>
              <table:table-cell office:value-type="float" office:value="40906.9724227189">
                <text:p>40906.9724227189</text:p>
              </table:table-cell>
              <table:table-cell office:value-type="float" office:value="5414.41082703869">
                <text:p>5414.410827038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587.0962783642">
                <text:p>46587.0962783642</text:p>
              </table:table-cell>
              <table:table-cell office:value-type="float" office:value="34388.9022130273">
                <text:p>34388.9022130273</text:p>
              </table:table-cell>
              <table:table-cell office:value-type="float" office:value="50623.7319894201">
                <text:p>50623.7319894201</text:p>
              </table:table-cell>
              <table:table-cell office:value-type="float" office:value="40980.1694611514">
                <text:p>40980.1694611514</text:p>
              </table:table-cell>
              <table:table-cell office:value-type="float" office:value="5653.72630880365">
                <text:p>5653.726308803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605.7266785194">
                <text:p>46605.7266785194</text:p>
              </table:table-cell>
              <table:table-cell office:value-type="float" office:value="34308.1680521791">
                <text:p>34308.1680521791</text:p>
              </table:table-cell>
              <table:table-cell office:value-type="float" office:value="50057.4426301821">
                <text:p>50057.4426301821</text:p>
              </table:table-cell>
              <table:table-cell office:value-type="float" office:value="40642.3873259648">
                <text:p>40642.3873259648</text:p>
              </table:table-cell>
              <table:table-cell office:value-type="float" office:value="5517.09377098131">
                <text:p>5517.093770981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612.0503825867">
                <text:p>45612.0503825867</text:p>
              </table:table-cell>
              <table:table-cell office:value-type="float" office:value="33473.2705771606">
                <text:p>33473.2705771606</text:p>
              </table:table-cell>
              <table:table-cell office:value-type="float" office:value="49150.4368461274">
                <text:p>49150.4368461274</text:p>
              </table:table-cell>
              <table:table-cell office:value-type="float" office:value="39780.7927299719">
                <text:p>39780.7927299719</text:p>
              </table:table-cell>
              <table:table-cell office:value-type="float" office:value="5370.74762293403">
                <text:p>5370.747622934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321.5124357709">
                <text:p>46321.5124357709</text:p>
              </table:table-cell>
              <table:table-cell office:value-type="float" office:value="34090.2129124567">
                <text:p>34090.2129124567</text:p>
              </table:table-cell>
              <table:table-cell office:value-type="float" office:value="49970.3667433874">
                <text:p>49970.3667433874</text:p>
              </table:table-cell>
              <table:table-cell office:value-type="float" office:value="40515.7930972226">
                <text:p>40515.7930972226</text:p>
              </table:table-cell>
              <table:table-cell office:value-type="float" office:value="5359.89695790669">
                <text:p>5359.896957906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698.666589956">
                <text:p>46698.666589956</text:p>
              </table:table-cell>
              <table:table-cell office:value-type="float" office:value="34360.2833464679">
                <text:p>34360.2833464679</text:p>
              </table:table-cell>
              <table:table-cell office:value-type="float" office:value="50492.4423346447">
                <text:p>50492.4423346447</text:p>
              </table:table-cell>
              <table:table-cell office:value-type="float" office:value="40918.4752130265">
                <text:p>40918.4752130265</text:p>
              </table:table-cell>
              <table:table-cell office:value-type="float" office:value="4845.27737087652">
                <text:p>4845.277370876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938.8557913995">
                <text:p>46938.8557913995</text:p>
              </table:table-cell>
              <table:table-cell office:value-type="float" office:value="34569.3075700018">
                <text:p>34569.3075700018</text:p>
              </table:table-cell>
              <table:table-cell office:value-type="float" office:value="50932.9658739729">
                <text:p>50932.9658739729</text:p>
              </table:table-cell>
              <table:table-cell office:value-type="float" office:value="41202.9869002825">
                <text:p>41202.9869002825</text:p>
              </table:table-cell>
              <table:table-cell office:value-type="float" office:value="4819.12070973542">
                <text:p>4819.120709735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915.3184437115">
                <text:p>46915.3184437115</text:p>
              </table:table-cell>
              <table:table-cell office:value-type="float" office:value="34523.3642370794">
                <text:p>34523.3642370794</text:p>
              </table:table-cell>
              <table:table-cell office:value-type="float" office:value="50673.0922655023">
                <text:p>50673.0922655023</text:p>
              </table:table-cell>
              <table:table-cell office:value-type="float" office:value="41208.3270446301">
                <text:p>41208.3270446301</text:p>
              </table:table-cell>
              <table:table-cell office:value-type="float" office:value="4823.53643428555">
                <text:p>4823.536434285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855.0374708376">
                <text:p>46855.0374708376</text:p>
              </table:table-cell>
              <table:table-cell office:value-type="float" office:value="34445.1724833822">
                <text:p>34445.1724833822</text:p>
              </table:table-cell>
              <table:table-cell office:value-type="float" office:value="50666.0593806662">
                <text:p>50666.0593806662</text:p>
              </table:table-cell>
              <table:table-cell office:value-type="float" office:value="40997.1112988091">
                <text:p>40997.1112988091</text:p>
              </table:table-cell>
              <table:table-cell office:value-type="float" office:value="5486.52630274368">
                <text:p>5486.526302743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298.7775975137">
                <text:p>46298.7775975137</text:p>
              </table:table-cell>
              <table:table-cell office:value-type="float" office:value="34179.0394565322">
                <text:p>34179.0394565322</text:p>
              </table:table-cell>
              <table:table-cell office:value-type="float" office:value="50234.2011391663">
                <text:p>50234.2011391663</text:p>
              </table:table-cell>
              <table:table-cell office:value-type="float" office:value="40841.9567130913">
                <text:p>40841.9567130913</text:p>
              </table:table-cell>
              <table:table-cell office:value-type="float" office:value="5275.52755159533">
                <text:p>5275.527551595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286.3848965721">
                <text:p>45286.3848965721</text:p>
              </table:table-cell>
              <table:table-cell office:value-type="float" office:value="33399.5336814598">
                <text:p>33399.5336814598</text:p>
              </table:table-cell>
              <table:table-cell office:value-type="float" office:value="49096.9717365631">
                <text:p>49096.9717365631</text:p>
              </table:table-cell>
              <table:table-cell office:value-type="float" office:value="39841.076962676">
                <text:p>39841.076962676</text:p>
              </table:table-cell>
              <table:table-cell office:value-type="float" office:value="4979.5519745839">
                <text:p>4979.55197458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387.1532938241">
                <text:p>46387.1532938241</text:p>
              </table:table-cell>
              <table:table-cell office:value-type="float" office:value="34243.0080514018">
                <text:p>34243.0080514018</text:p>
              </table:table-cell>
              <table:table-cell office:value-type="float" office:value="50029.9253668423">
                <text:p>50029.9253668423</text:p>
              </table:table-cell>
              <table:table-cell office:value-type="float" office:value="40549.7736063553">
                <text:p>40549.7736063553</text:p>
              </table:table-cell>
              <table:table-cell office:value-type="float" office:value="5036.12640855924">
                <text:p>5036.126408559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474.7633691472">
                <text:p>46474.7633691472</text:p>
              </table:table-cell>
              <table:table-cell office:value-type="float" office:value="34327.4333717629">
                <text:p>34327.4333717629</text:p>
              </table:table-cell>
              <table:table-cell office:value-type="float" office:value="50094.8057840547">
                <text:p>50094.8057840547</text:p>
              </table:table-cell>
              <table:table-cell office:value-type="float" office:value="40644.6986528941">
                <text:p>40644.6986528941</text:p>
              </table:table-cell>
              <table:table-cell office:value-type="float" office:value="5505.51001704817">
                <text:p>5505.510017048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6902.5486127148">
                <text:p>46902.5486127148</text:p>
              </table:table-cell>
              <table:table-cell office:value-type="float" office:value="34470.8161656463">
                <text:p>34470.8161656463</text:p>
              </table:table-cell>
              <table:table-cell office:value-type="float" office:value="50535.9804349454">
                <text:p>50535.9804349454</text:p>
              </table:table-cell>
              <table:table-cell office:value-type="float" office:value="41066.2397911118">
                <text:p>41066.2397911118</text:p>
              </table:table-cell>
              <table:table-cell office:value-type="float" office:value="5695.57313127309">
                <text:p>5695.573131273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668.3915551336">
                <text:p>46668.3915551336</text:p>
              </table:table-cell>
              <table:table-cell office:value-type="float" office:value="34309.6053920768">
                <text:p>34309.6053920768</text:p>
              </table:table-cell>
              <table:table-cell office:value-type="float" office:value="50500.6604125384">
                <text:p>50500.6604125384</text:p>
              </table:table-cell>
              <table:table-cell office:value-type="float" office:value="40986.4978237111">
                <text:p>40986.4978237111</text:p>
              </table:table-cell>
              <table:table-cell office:value-type="float" office:value="5273.29034099356">
                <text:p>5273.290340993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6799.8872983292">
                <text:p>46799.8872983292</text:p>
              </table:table-cell>
              <table:table-cell office:value-type="float" office:value="34423.9569165418">
                <text:p>34423.9569165418</text:p>
              </table:table-cell>
              <table:table-cell office:value-type="float" office:value="50439.5528405375">
                <text:p>50439.5528405375</text:p>
              </table:table-cell>
              <table:table-cell office:value-type="float" office:value="40857.8912000869">
                <text:p>40857.8912000869</text:p>
              </table:table-cell>
              <table:table-cell office:value-type="float" office:value="5555.72689238652">
                <text:p>5555.72689238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6892.8901700039">
                <text:p>46892.8901700039</text:p>
              </table:table-cell>
              <table:table-cell office:value-type="float" office:value="34497.4162607398">
                <text:p>34497.4162607398</text:p>
              </table:table-cell>
              <table:table-cell office:value-type="float" office:value="50407.8142372939">
                <text:p>50407.8142372939</text:p>
              </table:table-cell>
              <table:table-cell office:value-type="float" office:value="40976.9065287243">
                <text:p>40976.9065287243</text:p>
              </table:table-cell>
              <table:table-cell office:value-type="float" office:value="5207.39399279098">
                <text:p>5207.393992790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6580.1042126725">
                <text:p>46580.1042126725</text:p>
              </table:table-cell>
              <table:table-cell office:value-type="float" office:value="34229.7754822194">
                <text:p>34229.7754822194</text:p>
              </table:table-cell>
              <table:table-cell office:value-type="float" office:value="50359.1093314875">
                <text:p>50359.1093314875</text:p>
              </table:table-cell>
              <table:table-cell office:value-type="float" office:value="40775.4325744938">
                <text:p>40775.4325744938</text:p>
              </table:table-cell>
              <table:table-cell office:value-type="float" office:value="5195.52175212937">
                <text:p>5195.521752129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632.5423755632">
                <text:p>46632.5423755632</text:p>
              </table:table-cell>
              <table:table-cell office:value-type="float" office:value="34352.2454122042">
                <text:p>34352.2454122042</text:p>
              </table:table-cell>
              <table:table-cell office:value-type="float" office:value="50468.6166503793">
                <text:p>50468.6166503793</text:p>
              </table:table-cell>
              <table:table-cell office:value-type="float" office:value="40883.750958349">
                <text:p>40883.750958349</text:p>
              </table:table-cell>
              <table:table-cell office:value-type="float" office:value="5208.04707666187">
                <text:p>5208.047076661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857.8516056725">
                <text:p>46857.8516056725</text:p>
              </table:table-cell>
              <table:table-cell office:value-type="float" office:value="34382.1266413436">
                <text:p>34382.1266413436</text:p>
              </table:table-cell>
              <table:table-cell office:value-type="float" office:value="50785.8236716463">
                <text:p>50785.8236716463</text:p>
              </table:table-cell>
              <table:table-cell office:value-type="float" office:value="41061.1545377178">
                <text:p>41061.1545377178</text:p>
              </table:table-cell>
              <table:table-cell office:value-type="float" office:value="5377.66846433439">
                <text:p>5377.668464334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722.2219536628">
                <text:p>46722.2219536628</text:p>
              </table:table-cell>
              <table:table-cell office:value-type="float" office:value="34411.414496911">
                <text:p>34411.414496911</text:p>
              </table:table-cell>
              <table:table-cell office:value-type="float" office:value="50488.7516483066">
                <text:p>50488.7516483066</text:p>
              </table:table-cell>
              <table:table-cell office:value-type="float" office:value="41037.0342113008">
                <text:p>41037.0342113008</text:p>
              </table:table-cell>
              <table:table-cell office:value-type="float" office:value="5324.781005056">
                <text:p>5324.781005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090.097027824">
                <text:p>47090.097027824</text:p>
              </table:table-cell>
              <table:table-cell office:value-type="float" office:value="34694.269035199">
                <text:p>34694.269035199</text:p>
              </table:table-cell>
              <table:table-cell office:value-type="float" office:value="51201.960882886">
                <text:p>51201.960882886</text:p>
              </table:table-cell>
              <table:table-cell office:value-type="float" office:value="41411.7548458069">
                <text:p>41411.7548458069</text:p>
              </table:table-cell>
              <table:table-cell office:value-type="float" office:value="5022.35503792116">
                <text:p>5022.355037921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033.3169168705">
                <text:p>46033.3169168705</text:p>
              </table:table-cell>
              <table:table-cell office:value-type="float" office:value="33878.9331705838">
                <text:p>33878.9331705838</text:p>
              </table:table-cell>
              <table:table-cell office:value-type="float" office:value="49851.9769388181">
                <text:p>49851.9769388181</text:p>
              </table:table-cell>
              <table:table-cell office:value-type="float" office:value="40454.7059429682">
                <text:p>40454.7059429682</text:p>
              </table:table-cell>
              <table:table-cell office:value-type="float" office:value="5550.73938877559">
                <text:p>5550.739388775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970.0447301906">
                <text:p>44970.0447301906</text:p>
              </table:table-cell>
              <table:table-cell office:value-type="float" office:value="32987.9399649802">
                <text:p>32987.9399649802</text:p>
              </table:table-cell>
              <table:table-cell office:value-type="float" office:value="48727.4928583084">
                <text:p>48727.4928583084</text:p>
              </table:table-cell>
              <table:table-cell office:value-type="float" office:value="39355.050931385">
                <text:p>39355.050931385</text:p>
              </table:table-cell>
              <table:table-cell office:value-type="float" office:value="5421.40379696687">
                <text:p>5421.403796966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900.1368539278">
                <text:p>44900.1368539278</text:p>
              </table:table-cell>
              <table:table-cell office:value-type="float" office:value="32914.2774454174">
                <text:p>32914.2774454174</text:p>
              </table:table-cell>
              <table:table-cell office:value-type="float" office:value="48503.2991858716">
                <text:p>48503.2991858716</text:p>
              </table:table-cell>
              <table:table-cell office:value-type="float" office:value="39307.7907690972">
                <text:p>39307.7907690972</text:p>
              </table:table-cell>
              <table:table-cell office:value-type="float" office:value="5448.59636810518">
                <text:p>5448.596368105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258.7694825756">
                <text:p>46258.7694825756</text:p>
              </table:table-cell>
              <table:table-cell office:value-type="float" office:value="34042.6581795346">
                <text:p>34042.6581795346</text:p>
              </table:table-cell>
              <table:table-cell office:value-type="float" office:value="50102.7804348206">
                <text:p>50102.7804348206</text:p>
              </table:table-cell>
              <table:table-cell office:value-type="float" office:value="40666.9030478052">
                <text:p>40666.9030478052</text:p>
              </table:table-cell>
              <table:table-cell office:value-type="float" office:value="5562.44099517155">
                <text:p>5562.440995171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891.4115020468">
                <text:p>45891.4115020468</text:p>
              </table:table-cell>
              <table:table-cell office:value-type="float" office:value="33825.2045692471">
                <text:p>33825.2045692471</text:p>
              </table:table-cell>
              <table:table-cell office:value-type="float" office:value="49624.1172166534">
                <text:p>49624.1172166534</text:p>
              </table:table-cell>
              <table:table-cell office:value-type="float" office:value="40389.3033774061">
                <text:p>40389.3033774061</text:p>
              </table:table-cell>
              <table:table-cell office:value-type="float" office:value="4394.30639819774">
                <text:p>4394.306398197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101.2159693002">
                <text:p>46101.2159693002</text:p>
              </table:table-cell>
              <table:table-cell office:value-type="float" office:value="33891.7905401449">
                <text:p>33891.7905401449</text:p>
              </table:table-cell>
              <table:table-cell office:value-type="float" office:value="49824.9259620382">
                <text:p>49824.9259620382</text:p>
              </table:table-cell>
              <table:table-cell office:value-type="float" office:value="40423.7539134951">
                <text:p>40423.7539134951</text:p>
              </table:table-cell>
              <table:table-cell office:value-type="float" office:value="4416.75902819642">
                <text:p>4416.759028196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807.106041196">
                <text:p>45807.106041196</text:p>
              </table:table-cell>
              <table:table-cell office:value-type="float" office:value="33671.4815752745">
                <text:p>33671.4815752745</text:p>
              </table:table-cell>
              <table:table-cell office:value-type="float" office:value="49551.8930108258">
                <text:p>49551.8930108258</text:p>
              </table:table-cell>
              <table:table-cell office:value-type="float" office:value="40167.6656718423">
                <text:p>40167.6656718423</text:p>
              </table:table-cell>
              <table:table-cell office:value-type="float" office:value="4376.16372294493">
                <text:p>4376.163722944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538.2822899939">
                <text:p>45538.2822899939</text:p>
              </table:table-cell>
              <table:table-cell office:value-type="float" office:value="33682.8093713227">
                <text:p>33682.8093713227</text:p>
              </table:table-cell>
              <table:table-cell office:value-type="float" office:value="49084.9431525552">
                <text:p>49084.9431525552</text:p>
              </table:table-cell>
              <table:table-cell office:value-type="float" office:value="40078.1936769127">
                <text:p>40078.1936769127</text:p>
              </table:table-cell>
              <table:table-cell office:value-type="float" office:value="4228.81400270567">
                <text:p>4228.814002705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522.8342996856">
                <text:p>45522.8342996856</text:p>
              </table:table-cell>
              <table:table-cell office:value-type="float" office:value="33631.6623518444">
                <text:p>33631.6623518444</text:p>
              </table:table-cell>
              <table:table-cell office:value-type="float" office:value="49285.5018397796">
                <text:p>49285.5018397796</text:p>
              </table:table-cell>
              <table:table-cell office:value-type="float" office:value="40115.7907556627">
                <text:p>40115.7907556627</text:p>
              </table:table-cell>
              <table:table-cell office:value-type="float" office:value="4149.30369440749">
                <text:p>4149.303694407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664.7922968401">
                <text:p>45664.7922968401</text:p>
              </table:table-cell>
              <table:table-cell office:value-type="float" office:value="33646.328961984">
                <text:p>33646.328961984</text:p>
              </table:table-cell>
              <table:table-cell office:value-type="float" office:value="49670.415971679">
                <text:p>49670.415971679</text:p>
              </table:table-cell>
              <table:table-cell office:value-type="float" office:value="40222.1911210252">
                <text:p>40222.1911210252</text:p>
              </table:table-cell>
              <table:table-cell office:value-type="float" office:value="4179.9448571283">
                <text:p>4179.94485712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671.7740216897">
                <text:p>45671.7740216897</text:p>
              </table:table-cell>
              <table:table-cell office:value-type="float" office:value="33785.8322050467">
                <text:p>33785.8322050467</text:p>
              </table:table-cell>
              <table:table-cell office:value-type="float" office:value="49337.0112191474">
                <text:p>49337.0112191474</text:p>
              </table:table-cell>
              <table:table-cell office:value-type="float" office:value="40196.4979364809">
                <text:p>40196.4979364809</text:p>
              </table:table-cell>
              <table:table-cell office:value-type="float" office:value="4218.04399992929">
                <text:p>4218.043999929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533.9193098143">
                <text:p>45533.9193098143</text:p>
              </table:table-cell>
              <table:table-cell office:value-type="float" office:value="33705.3673551365">
                <text:p>33705.3673551365</text:p>
              </table:table-cell>
              <table:table-cell office:value-type="float" office:value="49331.415009239">
                <text:p>49331.415009239</text:p>
              </table:table-cell>
              <table:table-cell office:value-type="float" office:value="40216.7694266152">
                <text:p>40216.7694266152</text:p>
              </table:table-cell>
              <table:table-cell office:value-type="float" office:value="5729.86386301367">
                <text:p>5729.863863013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6122.1983310814">
                <text:p>46122.1983310814</text:p>
              </table:table-cell>
              <table:table-cell office:value-type="float" office:value="33871.7076279418">
                <text:p>33871.7076279418</text:p>
              </table:table-cell>
              <table:table-cell office:value-type="float" office:value="50076.3784601843">
                <text:p>50076.3784601843</text:p>
              </table:table-cell>
              <table:table-cell office:value-type="float" office:value="40327.993591876">
                <text:p>40327.993591876</text:p>
              </table:table-cell>
              <table:table-cell office:value-type="float" office:value="4523.03522706684">
                <text:p>4523.035227066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850.323613252">
                <text:p>45850.323613252</text:p>
              </table:table-cell>
              <table:table-cell office:value-type="float" office:value="33813.7441823526">
                <text:p>33813.7441823526</text:p>
              </table:table-cell>
              <table:table-cell office:value-type="float" office:value="49861.8398047447">
                <text:p>49861.8398047447</text:p>
              </table:table-cell>
              <table:table-cell office:value-type="float" office:value="40361.6018948919">
                <text:p>40361.6018948919</text:p>
              </table:table-cell>
              <table:table-cell office:value-type="float" office:value="4600.85402135756">
                <text:p>4600.854021357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820.6562936363">
                <text:p>45820.6562936363</text:p>
              </table:table-cell>
              <table:table-cell office:value-type="float" office:value="33782.9178155669">
                <text:p>33782.9178155669</text:p>
              </table:table-cell>
              <table:table-cell office:value-type="float" office:value="49770.8463122608">
                <text:p>49770.8463122608</text:p>
              </table:table-cell>
              <table:table-cell office:value-type="float" office:value="40284.6655629283">
                <text:p>40284.6655629283</text:p>
              </table:table-cell>
              <table:table-cell office:value-type="float" office:value="4573.72401344902">
                <text:p>4573.724013449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846.1476419146">
                <text:p>45846.1476419146</text:p>
              </table:table-cell>
              <table:table-cell office:value-type="float" office:value="33751.6044381134">
                <text:p>33751.6044381134</text:p>
              </table:table-cell>
              <table:table-cell office:value-type="float" office:value="49816.8804054662">
                <text:p>49816.8804054662</text:p>
              </table:table-cell>
              <table:table-cell office:value-type="float" office:value="40288.9753660695">
                <text:p>40288.9753660695</text:p>
              </table:table-cell>
              <table:table-cell office:value-type="float" office:value="5318.64679992202">
                <text:p>5318.646799922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6171.6153806131">
                <text:p>46171.6153806131</text:p>
              </table:table-cell>
              <table:table-cell office:value-type="float" office:value="33895.029504955">
                <text:p>33895.029504955</text:p>
              </table:table-cell>
              <table:table-cell office:value-type="float" office:value="49813.2805601521">
                <text:p>49813.2805601521</text:p>
              </table:table-cell>
              <table:table-cell office:value-type="float" office:value="40306.6617846474">
                <text:p>40306.6617846474</text:p>
              </table:table-cell>
              <table:table-cell office:value-type="float" office:value="5204.02303499984">
                <text:p>5204.023034999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6021.0260283262">
                <text:p>46021.0260283262</text:p>
              </table:table-cell>
              <table:table-cell office:value-type="float" office:value="33932.8203261216">
                <text:p>33932.8203261216</text:p>
              </table:table-cell>
              <table:table-cell office:value-type="float" office:value="50029.419160837">
                <text:p>50029.419160837</text:p>
              </table:table-cell>
              <table:table-cell office:value-type="float" office:value="40417.9537363109">
                <text:p>40417.9537363109</text:p>
              </table:table-cell>
              <table:table-cell office:value-type="float" office:value="5050.72463426212">
                <text:p>5050.724634262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595.1540746505">
                <text:p>45595.1540746505</text:p>
              </table:table-cell>
              <table:table-cell office:value-type="float" office:value="33651.9147440086">
                <text:p>33651.9147440086</text:p>
              </table:table-cell>
              <table:table-cell office:value-type="float" office:value="49554.9743068502">
                <text:p>49554.9743068502</text:p>
              </table:table-cell>
              <table:table-cell office:value-type="float" office:value="40040.6176453027">
                <text:p>40040.6176453027</text:p>
              </table:table-cell>
              <table:table-cell office:value-type="float" office:value="5417.18487892876">
                <text:p>5417.184878928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008.1774553933">
                <text:p>46008.1774553933</text:p>
              </table:table-cell>
              <table:table-cell office:value-type="float" office:value="33992.8066253722">
                <text:p>33992.8066253722</text:p>
              </table:table-cell>
              <table:table-cell office:value-type="float" office:value="49734.603183335">
                <text:p>49734.603183335</text:p>
              </table:table-cell>
              <table:table-cell office:value-type="float" office:value="40432.2125949706">
                <text:p>40432.2125949706</text:p>
              </table:table-cell>
              <table:table-cell office:value-type="float" office:value="4979.9980291606">
                <text:p>4979.99802916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208.0728587809">
                <text:p>46208.0728587809</text:p>
              </table:table-cell>
              <table:table-cell office:value-type="float" office:value="34038.6304050574">
                <text:p>34038.6304050574</text:p>
              </table:table-cell>
              <table:table-cell office:value-type="float" office:value="50068.0913716382">
                <text:p>50068.0913716382</text:p>
              </table:table-cell>
              <table:table-cell office:value-type="float" office:value="40536.8757804469">
                <text:p>40536.8757804469</text:p>
              </table:table-cell>
              <table:table-cell office:value-type="float" office:value="4942.05920003689">
                <text:p>4942.059200036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940.3965398631">
                <text:p>44940.3965398631</text:p>
              </table:table-cell>
              <table:table-cell office:value-type="float" office:value="33086.6820429154">
                <text:p>33086.6820429154</text:p>
              </table:table-cell>
              <table:table-cell office:value-type="float" office:value="48799.5386544958">
                <text:p>48799.5386544958</text:p>
              </table:table-cell>
              <table:table-cell office:value-type="float" office:value="39494.2150012442">
                <text:p>39494.2150012442</text:p>
              </table:table-cell>
              <table:table-cell office:value-type="float" office:value="4832.71880774024">
                <text:p>4832.718807740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047.597321322">
                <text:p>46047.597321322</text:p>
              </table:table-cell>
              <table:table-cell office:value-type="float" office:value="33993.455367974">
                <text:p>33993.455367974</text:p>
              </table:table-cell>
              <table:table-cell office:value-type="float" office:value="49684.0775777746">
                <text:p>49684.0775777746</text:p>
              </table:table-cell>
              <table:table-cell office:value-type="float" office:value="40387.0485237655">
                <text:p>40387.0485237655</text:p>
              </table:table-cell>
              <table:table-cell office:value-type="float" office:value="4937.08826145596">
                <text:p>4937.088261455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598.080080739">
                <text:p>45598.080080739</text:p>
              </table:table-cell>
              <table:table-cell office:value-type="float" office:value="33653.8718442324">
                <text:p>33653.8718442324</text:p>
              </table:table-cell>
              <table:table-cell office:value-type="float" office:value="49906.4767027037">
                <text:p>49906.4767027037</text:p>
              </table:table-cell>
              <table:table-cell office:value-type="float" office:value="40327.7964293034">
                <text:p>40327.7964293034</text:p>
              </table:table-cell>
              <table:table-cell office:value-type="float" office:value="5504.16536920096">
                <text:p>5504.165369200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785.8207144131">
                <text:p>45785.8207144131</text:p>
              </table:table-cell>
              <table:table-cell office:value-type="float" office:value="33739.7365974339">
                <text:p>33739.7365974339</text:p>
              </table:table-cell>
              <table:table-cell office:value-type="float" office:value="49833.9733674126">
                <text:p>49833.9733674126</text:p>
              </table:table-cell>
              <table:table-cell office:value-type="float" office:value="40308.5735090501">
                <text:p>40308.5735090501</text:p>
              </table:table-cell>
              <table:table-cell office:value-type="float" office:value="5456.16760866425">
                <text:p>5456.167608664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807.1095161024">
                <text:p>45807.1095161024</text:p>
              </table:table-cell>
              <table:table-cell office:value-type="float" office:value="33713.6050567514">
                <text:p>33713.6050567514</text:p>
              </table:table-cell>
              <table:table-cell office:value-type="float" office:value="49973.3307450429">
                <text:p>49973.3307450429</text:p>
              </table:table-cell>
              <table:table-cell office:value-type="float" office:value="40281.7502036986">
                <text:p>40281.7502036986</text:p>
              </table:table-cell>
              <table:table-cell office:value-type="float" office:value="5481.36535074005">
                <text:p>5481.365350740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546.8871031006">
                <text:p>45546.8871031006</text:p>
              </table:table-cell>
              <table:table-cell office:value-type="float" office:value="33621.0861427699">
                <text:p>33621.0861427699</text:p>
              </table:table-cell>
              <table:table-cell office:value-type="float" office:value="49769.8010242241">
                <text:p>49769.8010242241</text:p>
              </table:table-cell>
              <table:table-cell office:value-type="float" office:value="40217.3918740811">
                <text:p>40217.3918740811</text:p>
              </table:table-cell>
              <table:table-cell office:value-type="float" office:value="5382.63178170614">
                <text:p>5382.631781706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778.4178428777">
                <text:p>45778.4178428777</text:p>
              </table:table-cell>
              <table:table-cell office:value-type="float" office:value="33816.0407051751">
                <text:p>33816.0407051751</text:p>
              </table:table-cell>
              <table:table-cell office:value-type="float" office:value="49972.8387163631">
                <text:p>49972.8387163631</text:p>
              </table:table-cell>
              <table:table-cell office:value-type="float" office:value="40412.1123918714">
                <text:p>40412.1123918714</text:p>
              </table:table-cell>
              <table:table-cell office:value-type="float" office:value="5013.88833588291">
                <text:p>5013.888335882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099.045376292">
                <text:p>40099.045376292</text:p>
              </table:table-cell>
              <table:table-cell office:value-type="float" office:value="31205.4702418818">
                <text:p>31205.4702418818</text:p>
              </table:table-cell>
              <table:table-cell office:value-type="float" office:value="50359.6662455917">
                <text:p>50359.6662455917</text:p>
              </table:table-cell>
              <table:table-cell office:value-type="float" office:value="40684.134831468">
                <text:p>40684.134831468</text:p>
              </table:table-cell>
              <table:table-cell office:value-type="float" office:value="5266.49357493733">
                <text:p>5266.493574937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841.6079567709">
                <text:p>39841.6079567709</text:p>
              </table:table-cell>
              <table:table-cell office:value-type="float" office:value="31101.6458795005">
                <text:p>31101.6458795005</text:p>
              </table:table-cell>
              <table:table-cell office:value-type="float" office:value="50043.404449032">
                <text:p>50043.404449032</text:p>
              </table:table-cell>
              <table:table-cell office:value-type="float" office:value="40434.9096761715">
                <text:p>40434.9096761715</text:p>
              </table:table-cell>
              <table:table-cell office:value-type="float" office:value="4690.98572477537">
                <text:p>4690.985724775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723.2054278811">
                <text:p>39723.2054278811</text:p>
              </table:table-cell>
              <table:table-cell office:value-type="float" office:value="30925.8114206722">
                <text:p>30925.8114206722</text:p>
              </table:table-cell>
              <table:table-cell office:value-type="float" office:value="49868.9841875058">
                <text:p>49868.9841875058</text:p>
              </table:table-cell>
              <table:table-cell office:value-type="float" office:value="40352.9097698871">
                <text:p>40352.9097698871</text:p>
              </table:table-cell>
              <table:table-cell office:value-type="float" office:value="4681.3886444363">
                <text:p>4681.38864443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682.6320379114">
                <text:p>39682.6320379114</text:p>
              </table:table-cell>
              <table:table-cell office:value-type="float" office:value="30911.376264708">
                <text:p>30911.376264708</text:p>
              </table:table-cell>
              <table:table-cell office:value-type="float" office:value="49974.3005355991">
                <text:p>49974.3005355991</text:p>
              </table:table-cell>
              <table:table-cell office:value-type="float" office:value="40444.003778216">
                <text:p>40444.003778216</text:p>
              </table:table-cell>
              <table:table-cell office:value-type="float" office:value="4697.10285744284">
                <text:p>4697.102857442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878.7089344699">
                <text:p>39878.7089344699</text:p>
              </table:table-cell>
              <table:table-cell office:value-type="float" office:value="31051.1264519342">
                <text:p>31051.1264519342</text:p>
              </table:table-cell>
              <table:table-cell office:value-type="float" office:value="49972.2726391471">
                <text:p>49972.2726391471</text:p>
              </table:table-cell>
              <table:table-cell office:value-type="float" office:value="40520.3061545577">
                <text:p>40520.3061545577</text:p>
              </table:table-cell>
              <table:table-cell office:value-type="float" office:value="4690.42617148798">
                <text:p>4690.426171487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783.0385798837">
                <text:p>39783.0385798837</text:p>
              </table:table-cell>
              <table:table-cell office:value-type="float" office:value="30924.2903078825">
                <text:p>30924.2903078825</text:p>
              </table:table-cell>
              <table:table-cell office:value-type="float" office:value="49687.7365430343">
                <text:p>49687.7365430343</text:p>
              </table:table-cell>
              <table:table-cell office:value-type="float" office:value="40199.5226993091">
                <text:p>40199.5226993091</text:p>
              </table:table-cell>
              <table:table-cell office:value-type="float" office:value="4914.7787438913">
                <text:p>4914.77874389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175.3078406304">
                <text:p>39175.3078406304</text:p>
              </table:table-cell>
              <table:table-cell office:value-type="float" office:value="30534.4822151204">
                <text:p>30534.4822151204</text:p>
              </table:table-cell>
              <table:table-cell office:value-type="float" office:value="49078.4035420729">
                <text:p>49078.4035420729</text:p>
              </table:table-cell>
              <table:table-cell office:value-type="float" office:value="39661.3270117298">
                <text:p>39661.3270117298</text:p>
              </table:table-cell>
              <table:table-cell office:value-type="float" office:value="5141.51376667406">
                <text:p>5141.513766674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747.8216267588">
                <text:p>40747.8216267588</text:p>
              </table:table-cell>
              <table:table-cell office:value-type="float" office:value="31552.1233766532">
                <text:p>31552.1233766532</text:p>
              </table:table-cell>
              <table:table-cell office:value-type="float" office:value="51169.6784572275">
                <text:p>51169.6784572275</text:p>
              </table:table-cell>
              <table:table-cell office:value-type="float" office:value="41229.4379339579">
                <text:p>41229.4379339579</text:p>
              </table:table-cell>
              <table:table-cell office:value-type="float" office:value="5197.09557726053">
                <text:p>5197.095577260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603.5204112486">
                <text:p>40603.5204112486</text:p>
              </table:table-cell>
              <table:table-cell office:value-type="float" office:value="31560.0078684517">
                <text:p>31560.0078684517</text:p>
              </table:table-cell>
              <table:table-cell office:value-type="float" office:value="50870.8806635922">
                <text:p>50870.8806635922</text:p>
              </table:table-cell>
              <table:table-cell office:value-type="float" office:value="41133.5115481">
                <text:p>41133.5115481</text:p>
              </table:table-cell>
              <table:table-cell office:value-type="float" office:value="5184.42747188755">
                <text:p>5184.427471887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509.6699158931">
                <text:p>40509.6699158931</text:p>
              </table:table-cell>
              <table:table-cell office:value-type="float" office:value="31482.8406593927">
                <text:p>31482.8406593927</text:p>
              </table:table-cell>
              <table:table-cell office:value-type="float" office:value="50797.4272292492">
                <text:p>50797.4272292492</text:p>
              </table:table-cell>
              <table:table-cell office:value-type="float" office:value="41078.9221814814">
                <text:p>41078.9221814814</text:p>
              </table:table-cell>
              <table:table-cell office:value-type="float" office:value="5123.25309833126">
                <text:p>5123.253098331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429.9753967079">
                <text:p>40429.9753967079</text:p>
              </table:table-cell>
              <table:table-cell office:value-type="float" office:value="31447.9724973425">
                <text:p>31447.9724973425</text:p>
              </table:table-cell>
              <table:table-cell office:value-type="float" office:value="50474.7308465199">
                <text:p>50474.7308465199</text:p>
              </table:table-cell>
              <table:table-cell office:value-type="float" office:value="40967.5227710097">
                <text:p>40967.5227710097</text:p>
              </table:table-cell>
              <table:table-cell office:value-type="float" office:value="5136.62784601074">
                <text:p>5136.627846010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421.0672490643">
                <text:p>40421.0672490643</text:p>
              </table:table-cell>
              <table:table-cell office:value-type="float" office:value="31488.4154551894">
                <text:p>31488.4154551894</text:p>
              </table:table-cell>
              <table:table-cell office:value-type="float" office:value="50605.7831227066">
                <text:p>50605.7831227066</text:p>
              </table:table-cell>
              <table:table-cell office:value-type="float" office:value="41019.0615207026">
                <text:p>41019.0615207026</text:p>
              </table:table-cell>
              <table:table-cell office:value-type="float" office:value="5135.14937785394">
                <text:p>5135.149377853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277.0768021331">
                <text:p>40277.0768021331</text:p>
              </table:table-cell>
              <table:table-cell office:value-type="float" office:value="31383.941901887">
                <text:p>31383.941901887</text:p>
              </table:table-cell>
              <table:table-cell office:value-type="float" office:value="50275.9044975653">
                <text:p>50275.9044975653</text:p>
              </table:table-cell>
              <table:table-cell office:value-type="float" office:value="40744.8197592913">
                <text:p>40744.8197592913</text:p>
              </table:table-cell>
              <table:table-cell office:value-type="float" office:value="5405.39036576865">
                <text:p>5405.390365768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325.8255700563">
                <text:p>40325.8255700563</text:p>
              </table:table-cell>
              <table:table-cell office:value-type="float" office:value="31590.8906577723">
                <text:p>31590.8906577723</text:p>
              </table:table-cell>
              <table:table-cell office:value-type="float" office:value="50748.7941977079">
                <text:p>50748.7941977079</text:p>
              </table:table-cell>
              <table:table-cell office:value-type="float" office:value="41014.6151359633">
                <text:p>41014.6151359633</text:p>
              </table:table-cell>
              <table:table-cell office:value-type="float" office:value="5165.64787253478">
                <text:p>5165.647872534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042.3349672788">
                <text:p>40042.3349672788</text:p>
              </table:table-cell>
              <table:table-cell office:value-type="float" office:value="31279.6900512995">
                <text:p>31279.6900512995</text:p>
              </table:table-cell>
              <table:table-cell office:value-type="float" office:value="50128.4540120088">
                <text:p>50128.4540120088</text:p>
              </table:table-cell>
              <table:table-cell office:value-type="float" office:value="40672.70918044">
                <text:p>40672.70918044</text:p>
              </table:table-cell>
              <table:table-cell office:value-type="float" office:value="5219.06583425221">
                <text:p>5219.065834252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159.9794775191">
                <text:p>40159.9794775191</text:p>
              </table:table-cell>
              <table:table-cell office:value-type="float" office:value="31333.4565364372">
                <text:p>31333.4565364372</text:p>
              </table:table-cell>
              <table:table-cell office:value-type="float" office:value="50642.3695296603">
                <text:p>50642.3695296603</text:p>
              </table:table-cell>
              <table:table-cell office:value-type="float" office:value="40903.0429692308">
                <text:p>40903.0429692308</text:p>
              </table:table-cell>
              <table:table-cell office:value-type="float" office:value="5306.74121197933">
                <text:p>5306.741211979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967.4125126856">
                <text:p>39967.4125126856</text:p>
              </table:table-cell>
              <table:table-cell office:value-type="float" office:value="31211.0160577246">
                <text:p>31211.0160577246</text:p>
              </table:table-cell>
              <table:table-cell office:value-type="float" office:value="49938.2874144251">
                <text:p>49938.2874144251</text:p>
              </table:table-cell>
              <table:table-cell office:value-type="float" office:value="40380.5786449322">
                <text:p>40380.5786449322</text:p>
              </table:table-cell>
              <table:table-cell office:value-type="float" office:value="5098.33155909035">
                <text:p>5098.331559090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868.8711589331">
                <text:p>39868.8711589331</text:p>
              </table:table-cell>
              <table:table-cell office:value-type="float" office:value="31122.2936315351">
                <text:p>31122.2936315351</text:p>
              </table:table-cell>
              <table:table-cell office:value-type="float" office:value="49934.255833879">
                <text:p>49934.255833879</text:p>
              </table:table-cell>
              <table:table-cell office:value-type="float" office:value="40324.0770538831">
                <text:p>40324.0770538831</text:p>
              </table:table-cell>
              <table:table-cell office:value-type="float" office:value="5047.3771123745">
                <text:p>5047.37711237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936.1981947353">
                <text:p>39936.1981947353</text:p>
              </table:table-cell>
              <table:table-cell office:value-type="float" office:value="31272.0399711887">
                <text:p>31272.0399711887</text:p>
              </table:table-cell>
              <table:table-cell office:value-type="float" office:value="49893.2587974014">
                <text:p>49893.2587974014</text:p>
              </table:table-cell>
              <table:table-cell office:value-type="float" office:value="40453.6822664866">
                <text:p>40453.6822664866</text:p>
              </table:table-cell>
              <table:table-cell office:value-type="float" office:value="5086.39920651244">
                <text:p>5086.399206512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950.2788201445">
                <text:p>39950.2788201445</text:p>
              </table:table-cell>
              <table:table-cell office:value-type="float" office:value="31194.4931443106">
                <text:p>31194.4931443106</text:p>
              </table:table-cell>
              <table:table-cell office:value-type="float" office:value="49985.0575267126">
                <text:p>49985.0575267126</text:p>
              </table:table-cell>
              <table:table-cell office:value-type="float" office:value="40470.4709169905">
                <text:p>40470.4709169905</text:p>
              </table:table-cell>
              <table:table-cell office:value-type="float" office:value="5106.24240768808">
                <text:p>5106.242407688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281.0643936048">
                <text:p>40281.0643936048</text:p>
              </table:table-cell>
              <table:table-cell office:value-type="float" office:value="31422.1895681216">
                <text:p>31422.1895681216</text:p>
              </table:table-cell>
              <table:table-cell office:value-type="float" office:value="50450.2682835151">
                <text:p>50450.2682835151</text:p>
              </table:table-cell>
              <table:table-cell office:value-type="float" office:value="40770.490240151">
                <text:p>40770.490240151</text:p>
              </table:table-cell>
              <table:table-cell office:value-type="float" office:value="5252.97147088936">
                <text:p>5252.971470889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283.8691588833">
                <text:p>40283.8691588833</text:p>
              </table:table-cell>
              <table:table-cell office:value-type="float" office:value="31414.0546852405">
                <text:p>31414.0546852405</text:p>
              </table:table-cell>
              <table:table-cell office:value-type="float" office:value="50408.7108460003">
                <text:p>50408.7108460003</text:p>
              </table:table-cell>
              <table:table-cell office:value-type="float" office:value="40774.1858224016">
                <text:p>40774.1858224016</text:p>
              </table:table-cell>
              <table:table-cell office:value-type="float" office:value="5471.59192467824">
                <text:p>5471.591924678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220.9361911903">
                <text:p>40220.9361911903</text:p>
              </table:table-cell>
              <table:table-cell office:value-type="float" office:value="31370.0018013794">
                <text:p>31370.0018013794</text:p>
              </table:table-cell>
              <table:table-cell office:value-type="float" office:value="50432.284993853">
                <text:p>50432.284993853</text:p>
              </table:table-cell>
              <table:table-cell office:value-type="float" office:value="40828.7262149245">
                <text:p>40828.7262149245</text:p>
              </table:table-cell>
              <table:table-cell office:value-type="float" office:value="5193.69721105575">
                <text:p>5193.697211055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168.4431472599">
                <text:p>40168.4431472599</text:p>
              </table:table-cell>
              <table:table-cell office:value-type="float" office:value="31417.1523773454">
                <text:p>31417.1523773454</text:p>
              </table:table-cell>
              <table:table-cell office:value-type="float" office:value="50243.8128984093">
                <text:p>50243.8128984093</text:p>
              </table:table-cell>
              <table:table-cell office:value-type="float" office:value="40554.7578594205">
                <text:p>40554.7578594205</text:p>
              </table:table-cell>
              <table:table-cell office:value-type="float" office:value="4524.07068736159">
                <text:p>4524.070687361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930.2072613484">
                <text:p>39930.2072613484</text:p>
              </table:table-cell>
              <table:table-cell office:value-type="float" office:value="31368.3515060168">
                <text:p>31368.3515060168</text:p>
              </table:table-cell>
              <table:table-cell office:value-type="float" office:value="50201.0652413581">
                <text:p>50201.0652413581</text:p>
              </table:table-cell>
              <table:table-cell office:value-type="float" office:value="40752.490283779">
                <text:p>40752.490283779</text:p>
              </table:table-cell>
              <table:table-cell office:value-type="float" office:value="4942.8076200466">
                <text:p>4942.80762004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217.0971589288">
                <text:p>40217.0971589288</text:p>
              </table:table-cell>
              <table:table-cell office:value-type="float" office:value="31177.2849404097">
                <text:p>31177.2849404097</text:p>
              </table:table-cell>
              <table:table-cell office:value-type="float" office:value="50775.3468270574">
                <text:p>50775.3468270574</text:p>
              </table:table-cell>
              <table:table-cell office:value-type="float" office:value="40875.7415685853">
                <text:p>40875.7415685853</text:p>
              </table:table-cell>
              <table:table-cell office:value-type="float" office:value="4982.78878994043">
                <text:p>4982.788789940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133.4382406952">
                <text:p>40133.4382406952</text:p>
              </table:table-cell>
              <table:table-cell office:value-type="float" office:value="31155.0516439327">
                <text:p>31155.0516439327</text:p>
              </table:table-cell>
              <table:table-cell office:value-type="float" office:value="50413.738687353">
                <text:p>50413.738687353</text:p>
              </table:table-cell>
              <table:table-cell office:value-type="float" office:value="40590.268462993">
                <text:p>40590.268462993</text:p>
              </table:table-cell>
              <table:table-cell office:value-type="float" office:value="5015.00947703677">
                <text:p>5015.009477036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990.5147109114">
                <text:p>39990.5147109114</text:p>
              </table:table-cell>
              <table:table-cell office:value-type="float" office:value="31021.9142388428">
                <text:p>31021.9142388428</text:p>
              </table:table-cell>
              <table:table-cell office:value-type="float" office:value="50626.8390710834">
                <text:p>50626.8390710834</text:p>
              </table:table-cell>
              <table:table-cell office:value-type="float" office:value="40580.8424188806">
                <text:p>40580.8424188806</text:p>
              </table:table-cell>
              <table:table-cell office:value-type="float" office:value="4520.83023280107">
                <text:p>4520.830232801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131.7146856567">
                <text:p>40131.7146856567</text:p>
              </table:table-cell>
              <table:table-cell office:value-type="float" office:value="31007.6588077913">
                <text:p>31007.6588077913</text:p>
              </table:table-cell>
              <table:table-cell office:value-type="float" office:value="50786.5761492424">
                <text:p>50786.5761492424</text:p>
              </table:table-cell>
              <table:table-cell office:value-type="float" office:value="40715.1971700807">
                <text:p>40715.1971700807</text:p>
              </table:table-cell>
              <table:table-cell office:value-type="float" office:value="5398.83329153232">
                <text:p>5398.833291532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101.6024474169">
                <text:p>40101.6024474169</text:p>
              </table:table-cell>
              <table:table-cell office:value-type="float" office:value="31008.8399652322">
                <text:p>31008.8399652322</text:p>
              </table:table-cell>
              <table:table-cell office:value-type="float" office:value="50888.6376969632">
                <text:p>50888.6376969632</text:p>
              </table:table-cell>
              <table:table-cell office:value-type="float" office:value="40724.8116196049">
                <text:p>40724.8116196049</text:p>
              </table:table-cell>
              <table:table-cell office:value-type="float" office:value="5456.51103317262">
                <text:p>5456.511033172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794.244447291">
                <text:p>39794.244447291</text:p>
              </table:table-cell>
              <table:table-cell office:value-type="float" office:value="30987.1454237481">
                <text:p>30987.1454237481</text:p>
              </table:table-cell>
              <table:table-cell office:value-type="float" office:value="50362.2515795601">
                <text:p>50362.2515795601</text:p>
              </table:table-cell>
              <table:table-cell office:value-type="float" office:value="40460.0460759404">
                <text:p>40460.0460759404</text:p>
              </table:table-cell>
              <table:table-cell office:value-type="float" office:value="5021.16547628586">
                <text:p>5021.165476285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061.8402800769">
                <text:p>40061.8402800769</text:p>
              </table:table-cell>
              <table:table-cell office:value-type="float" office:value="31029.1679401394">
                <text:p>31029.1679401394</text:p>
              </table:table-cell>
              <table:table-cell office:value-type="float" office:value="50756.0167612567">
                <text:p>50756.0167612567</text:p>
              </table:table-cell>
              <table:table-cell office:value-type="float" office:value="40705.319446831">
                <text:p>40705.319446831</text:p>
              </table:table-cell>
              <table:table-cell office:value-type="float" office:value="4889.66400651997">
                <text:p>4889.664006519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140.6649691047">
                <text:p>40140.6649691047</text:p>
              </table:table-cell>
              <table:table-cell office:value-type="float" office:value="31064.7193143222">
                <text:p>31064.7193143222</text:p>
              </table:table-cell>
              <table:table-cell office:value-type="float" office:value="50504.5693306313">
                <text:p>50504.5693306313</text:p>
              </table:table-cell>
              <table:table-cell office:value-type="float" office:value="40575.8514246274">
                <text:p>40575.8514246274</text:p>
              </table:table-cell>
              <table:table-cell office:value-type="float" office:value="5346.43904699962">
                <text:p>5346.439046999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386.41828373">
                <text:p>40386.41828373</text:p>
              </table:table-cell>
              <table:table-cell office:value-type="float" office:value="31352.9374684701">
                <text:p>31352.9374684701</text:p>
              </table:table-cell>
              <table:table-cell office:value-type="float" office:value="51024.8479203316">
                <text:p>51024.8479203316</text:p>
              </table:table-cell>
              <table:table-cell office:value-type="float" office:value="41072.6629011925">
                <text:p>41072.6629011925</text:p>
              </table:table-cell>
              <table:table-cell office:value-type="float" office:value="5397.48262319241">
                <text:p>5397.482623192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516.6161026629">
                <text:p>40516.6161026629</text:p>
              </table:table-cell>
              <table:table-cell office:value-type="float" office:value="31450.9860775405">
                <text:p>31450.9860775405</text:p>
              </table:table-cell>
              <table:table-cell office:value-type="float" office:value="51327.6312742596">
                <text:p>51327.6312742596</text:p>
              </table:table-cell>
              <table:table-cell office:value-type="float" office:value="41228.8440330278">
                <text:p>41228.8440330278</text:p>
              </table:table-cell>
              <table:table-cell office:value-type="float" office:value="5323.02398926291">
                <text:p>5323.023989262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476.3852697013">
                <text:p>40476.3852697013</text:p>
              </table:table-cell>
              <table:table-cell office:value-type="float" office:value="31396.1407196438">
                <text:p>31396.1407196438</text:p>
              </table:table-cell>
              <table:table-cell office:value-type="float" office:value="51213.8831198311">
                <text:p>51213.8831198311</text:p>
              </table:table-cell>
              <table:table-cell office:value-type="float" office:value="41202.9396954393">
                <text:p>41202.9396954393</text:p>
              </table:table-cell>
              <table:table-cell office:value-type="float" office:value="5381.94781482587">
                <text:p>5381.947814825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433.8785882492">
                <text:p>40433.8785882492</text:p>
              </table:table-cell>
              <table:table-cell office:value-type="float" office:value="31341.7315739431">
                <text:p>31341.7315739431</text:p>
              </table:table-cell>
              <table:table-cell office:value-type="float" office:value="51165.00913438">
                <text:p>51165.00913438</text:p>
              </table:table-cell>
              <table:table-cell office:value-type="float" office:value="41041.7447765998">
                <text:p>41041.7447765998</text:p>
              </table:table-cell>
              <table:table-cell office:value-type="float" office:value="5285.79721243727">
                <text:p>5285.797212437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310.5206386901">
                <text:p>40310.5206386901</text:p>
              </table:table-cell>
              <table:table-cell office:value-type="float" office:value="31162.5965055215">
                <text:p>31162.5965055215</text:p>
              </table:table-cell>
              <table:table-cell office:value-type="float" office:value="50969.717497416">
                <text:p>50969.717497416</text:p>
              </table:table-cell>
              <table:table-cell office:value-type="float" office:value="40931.1321590694">
                <text:p>40931.1321590694</text:p>
              </table:table-cell>
              <table:table-cell office:value-type="float" office:value="4764.58663888491">
                <text:p>4764.586638884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404.9477579276">
                <text:p>40404.9477579276</text:p>
              </table:table-cell>
              <table:table-cell office:value-type="float" office:value="31235.326360793">
                <text:p>31235.326360793</text:p>
              </table:table-cell>
              <table:table-cell office:value-type="float" office:value="51065.4914915527">
                <text:p>51065.4914915527</text:p>
              </table:table-cell>
              <table:table-cell office:value-type="float" office:value="41005.2715641495">
                <text:p>41005.2715641495</text:p>
              </table:table-cell>
              <table:table-cell office:value-type="float" office:value="4896.13265593554">
                <text:p>4896.132655935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416.0799645631">
                <text:p>40416.0799645631</text:p>
              </table:table-cell>
              <table:table-cell office:value-type="float" office:value="31186.1267798425">
                <text:p>31186.1267798425</text:p>
              </table:table-cell>
              <table:table-cell office:value-type="float" office:value="50883.1103152704">
                <text:p>50883.1103152704</text:p>
              </table:table-cell>
              <table:table-cell office:value-type="float" office:value="40896.2948416696">
                <text:p>40896.2948416696</text:p>
              </table:table-cell>
              <table:table-cell office:value-type="float" office:value="4958.53233386952">
                <text:p>4958.532333869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143.2661237104">
                <text:p>40143.2661237104</text:p>
              </table:table-cell>
              <table:table-cell office:value-type="float" office:value="31106.8718827611">
                <text:p>31106.8718827611</text:p>
              </table:table-cell>
              <table:table-cell office:value-type="float" office:value="50724.0726689357">
                <text:p>50724.0726689357</text:p>
              </table:table-cell>
              <table:table-cell office:value-type="float" office:value="40811.8846686552">
                <text:p>40811.8846686552</text:p>
              </table:table-cell>
              <table:table-cell office:value-type="float" office:value="5064.12403102561">
                <text:p>5064.124031025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850.7172073526">
                <text:p>41850.7172073526</text:p>
              </table:table-cell>
              <table:table-cell office:value-type="float" office:value="32233.6040695307">
                <text:p>32233.6040695307</text:p>
              </table:table-cell>
              <table:table-cell office:value-type="float" office:value="50862.9902171126">
                <text:p>50862.9902171126</text:p>
              </table:table-cell>
              <table:table-cell office:value-type="float" office:value="40869.2341046432">
                <text:p>40869.2341046432</text:p>
              </table:table-cell>
              <table:table-cell office:value-type="float" office:value="5298.76631812537">
                <text:p>5298.766318125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898.4414580423">
                <text:p>46898.4414580423</text:p>
              </table:table-cell>
              <table:table-cell office:value-type="float" office:value="34245.919861292">
                <text:p>34245.919861292</text:p>
              </table:table-cell>
              <table:table-cell office:value-type="float" office:value="50803.5600921865">
                <text:p>50803.5600921865</text:p>
              </table:table-cell>
              <table:table-cell office:value-type="float" office:value="40933.5283390428">
                <text:p>40933.5283390428</text:p>
              </table:table-cell>
              <table:table-cell office:value-type="float" office:value="5546.75901101504">
                <text:p>5546.759011015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6730.4235129714">
                <text:p>46730.4235129714</text:p>
              </table:table-cell>
              <table:table-cell office:value-type="float" office:value="34064.3866451851">
                <text:p>34064.3866451851</text:p>
              </table:table-cell>
              <table:table-cell office:value-type="float" office:value="50667.1430563995">
                <text:p>50667.1430563995</text:p>
              </table:table-cell>
              <table:table-cell office:value-type="float" office:value="40774.3375914342">
                <text:p>40774.3375914342</text:p>
              </table:table-cell>
              <table:table-cell office:value-type="float" office:value="4728.10718734964">
                <text:p>4728.107187349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7305.9543858444">
                <text:p>47305.9543858444</text:p>
              </table:table-cell>
              <table:table-cell office:value-type="float" office:value="34455.0974915286">
                <text:p>34455.0974915286</text:p>
              </table:table-cell>
              <table:table-cell office:value-type="float" office:value="51247.6451373176">
                <text:p>51247.6451373176</text:p>
              </table:table-cell>
              <table:table-cell office:value-type="float" office:value="41254.9000670374">
                <text:p>41254.9000670374</text:p>
              </table:table-cell>
              <table:table-cell office:value-type="float" office:value="4697.71676152959">
                <text:p>4697.716761529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7053.7581835983">
                <text:p>47053.7581835983</text:p>
              </table:table-cell>
              <table:table-cell office:value-type="float" office:value="34352.4736545071">
                <text:p>34352.4736545071</text:p>
              </table:table-cell>
              <table:table-cell office:value-type="float" office:value="50863.7974754141">
                <text:p>50863.7974754141</text:p>
              </table:table-cell>
              <table:table-cell office:value-type="float" office:value="41087.0006470534">
                <text:p>41087.0006470534</text:p>
              </table:table-cell>
              <table:table-cell office:value-type="float" office:value="4546.94069857676">
                <text:p>4546.940698576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7057.6631252919">
                <text:p>47057.6631252919</text:p>
              </table:table-cell>
              <table:table-cell office:value-type="float" office:value="34408.4072404748">
                <text:p>34408.4072404748</text:p>
              </table:table-cell>
              <table:table-cell office:value-type="float" office:value="50971.4318670992">
                <text:p>50971.4318670992</text:p>
              </table:table-cell>
              <table:table-cell office:value-type="float" office:value="41043.5404953584">
                <text:p>41043.5404953584</text:p>
              </table:table-cell>
              <table:table-cell office:value-type="float" office:value="5133.3029073838">
                <text:p>5133.30290738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7004.6037104135">
                <text:p>47004.6037104135</text:p>
              </table:table-cell>
              <table:table-cell office:value-type="float" office:value="34302.839214853">
                <text:p>34302.839214853</text:p>
              </table:table-cell>
              <table:table-cell office:value-type="float" office:value="51002.785659979">
                <text:p>51002.785659979</text:p>
              </table:table-cell>
              <table:table-cell office:value-type="float" office:value="41101.4598868289">
                <text:p>41101.4598868289</text:p>
              </table:table-cell>
              <table:table-cell office:value-type="float" office:value="5114.68153222783">
                <text:p>5114.681532227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7281.4884196056">
                <text:p>47281.4884196056</text:p>
              </table:table-cell>
              <table:table-cell office:value-type="float" office:value="34454.4550584357">
                <text:p>34454.4550584357</text:p>
              </table:table-cell>
              <table:table-cell office:value-type="float" office:value="51219.0570399777">
                <text:p>51219.0570399777</text:p>
              </table:table-cell>
              <table:table-cell office:value-type="float" office:value="41199.6003483171">
                <text:p>41199.6003483171</text:p>
              </table:table-cell>
              <table:table-cell office:value-type="float" office:value="5140.52986533897">
                <text:p>5140.529865338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7045.7086658471">
                <text:p>47045.7086658471</text:p>
              </table:table-cell>
              <table:table-cell office:value-type="float" office:value="34351.2051736803">
                <text:p>34351.2051736803</text:p>
              </table:table-cell>
              <table:table-cell office:value-type="float" office:value="51158.7386374042">
                <text:p>51158.7386374042</text:p>
              </table:table-cell>
              <table:table-cell office:value-type="float" office:value="41126.3839468088">
                <text:p>41126.3839468088</text:p>
              </table:table-cell>
              <table:table-cell office:value-type="float" office:value="5120.24164413573">
                <text:p>5120.241644135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830.7518159637">
                <text:p>46830.7518159637</text:p>
              </table:table-cell>
              <table:table-cell office:value-type="float" office:value="34182.0755726328">
                <text:p>34182.0755726328</text:p>
              </table:table-cell>
              <table:table-cell office:value-type="float" office:value="51021.4403345331">
                <text:p>51021.4403345331</text:p>
              </table:table-cell>
              <table:table-cell office:value-type="float" office:value="41071.7567267064">
                <text:p>41071.7567267064</text:p>
              </table:table-cell>
              <table:table-cell office:value-type="float" office:value="5066.98394953308">
                <text:p>5066.983949533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5779.0105202121">
                <text:p>45779.0105202121</text:p>
              </table:table-cell>
              <table:table-cell office:value-type="float" office:value="33268.9551405155">
                <text:p>33268.9551405155</text:p>
              </table:table-cell>
              <table:table-cell office:value-type="float" office:value="49634.977175363">
                <text:p>49634.977175363</text:p>
              </table:table-cell>
              <table:table-cell office:value-type="float" office:value="39862.5697132549">
                <text:p>39862.5697132549</text:p>
              </table:table-cell>
              <table:table-cell office:value-type="float" office:value="5091.03029379246">
                <text:p>5091.030293792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936.3752740358">
                <text:p>46936.3752740358</text:p>
              </table:table-cell>
              <table:table-cell office:value-type="float" office:value="34312.7744177902">
                <text:p>34312.7744177902</text:p>
              </table:table-cell>
              <table:table-cell office:value-type="float" office:value="50969.4216939132">
                <text:p>50969.4216939132</text:p>
              </table:table-cell>
              <table:table-cell office:value-type="float" office:value="40994.3710906153">
                <text:p>40994.3710906153</text:p>
              </table:table-cell>
              <table:table-cell office:value-type="float" office:value="5216.02986857509">
                <text:p>5216.029868575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727.0991848407">
                <text:p>46727.0991848407</text:p>
              </table:table-cell>
              <table:table-cell office:value-type="float" office:value="34081.9570076843">
                <text:p>34081.9570076843</text:p>
              </table:table-cell>
              <table:table-cell office:value-type="float" office:value="50632.8010600027">
                <text:p>50632.8010600027</text:p>
              </table:table-cell>
              <table:table-cell office:value-type="float" office:value="40867.0475974426">
                <text:p>40867.0475974426</text:p>
              </table:table-cell>
              <table:table-cell office:value-type="float" office:value="4404.73635219804">
                <text:p>4404.736352198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855.5799728921">
                <text:p>46855.5799728921</text:p>
              </table:table-cell>
              <table:table-cell office:value-type="float" office:value="34186.2742065021">
                <text:p>34186.2742065021</text:p>
              </table:table-cell>
              <table:table-cell office:value-type="float" office:value="50851.4699306039">
                <text:p>50851.4699306039</text:p>
              </table:table-cell>
              <table:table-cell office:value-type="float" office:value="40912.7617206007">
                <text:p>40912.7617206007</text:p>
              </table:table-cell>
              <table:table-cell office:value-type="float" office:value="4809.80692036057">
                <text:p>4809.806920360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934.4390454825">
                <text:p>46934.4390454825</text:p>
              </table:table-cell>
              <table:table-cell office:value-type="float" office:value="34267.5037030397">
                <text:p>34267.5037030397</text:p>
              </table:table-cell>
              <table:table-cell office:value-type="float" office:value="51045.6176671405">
                <text:p>51045.6176671405</text:p>
              </table:table-cell>
              <table:table-cell office:value-type="float" office:value="41019.9850793019">
                <text:p>41019.9850793019</text:p>
              </table:table-cell>
              <table:table-cell office:value-type="float" office:value="4650.64470247085">
                <text:p>4650.644702470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655.7977870989">
                <text:p>46655.7977870989</text:p>
              </table:table-cell>
              <table:table-cell office:value-type="float" office:value="34118.9825859107">
                <text:p>34118.9825859107</text:p>
              </table:table-cell>
              <table:table-cell office:value-type="float" office:value="50766.6141400115">
                <text:p>50766.6141400115</text:p>
              </table:table-cell>
              <table:table-cell office:value-type="float" office:value="40862.8787660539">
                <text:p>40862.8787660539</text:p>
              </table:table-cell>
              <table:table-cell office:value-type="float" office:value="4698.76673695753">
                <text:p>4698.766736957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6487.6743250348">
                <text:p>46487.6743250348</text:p>
              </table:table-cell>
              <table:table-cell office:value-type="float" office:value="34046.8519103784">
                <text:p>34046.8519103784</text:p>
              </table:table-cell>
              <table:table-cell office:value-type="float" office:value="50246.9767053708">
                <text:p>50246.9767053708</text:p>
              </table:table-cell>
              <table:table-cell office:value-type="float" office:value="40666.1630044672">
                <text:p>40666.1630044672</text:p>
              </table:table-cell>
              <table:table-cell office:value-type="float" office:value="4899.82967258109">
                <text:p>4899.829672581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498.2095205512">
                <text:p>46498.2095205512</text:p>
              </table:table-cell>
              <table:table-cell office:value-type="float" office:value="34045.7578198967">
                <text:p>34045.7578198967</text:p>
              </table:table-cell>
              <table:table-cell office:value-type="float" office:value="50487.6598813388">
                <text:p>50487.6598813388</text:p>
              </table:table-cell>
              <table:table-cell office:value-type="float" office:value="40738.2731640893">
                <text:p>40738.2731640893</text:p>
              </table:table-cell>
              <table:table-cell office:value-type="float" office:value="4933.73019256159">
                <text:p>4933.730192561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811.1003691949">
                <text:p>46811.1003691949</text:p>
              </table:table-cell>
              <table:table-cell office:value-type="float" office:value="34125.0813786517">
                <text:p>34125.0813786517</text:p>
              </table:table-cell>
              <table:table-cell office:value-type="float" office:value="50849.5991493642">
                <text:p>50849.5991493642</text:p>
              </table:table-cell>
              <table:table-cell office:value-type="float" office:value="40850.048859377">
                <text:p>40850.048859377</text:p>
              </table:table-cell>
              <table:table-cell office:value-type="float" office:value="5049.65873468476">
                <text:p>5049.658734684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6869.1798828988">
                <text:p>46869.1798828988</text:p>
              </table:table-cell>
              <table:table-cell office:value-type="float" office:value="34159.2694317441">
                <text:p>34159.2694317441</text:p>
              </table:table-cell>
              <table:table-cell office:value-type="float" office:value="50776.0447029486">
                <text:p>50776.0447029486</text:p>
              </table:table-cell>
              <table:table-cell office:value-type="float" office:value="40944.4246219825">
                <text:p>40944.4246219825</text:p>
              </table:table-cell>
              <table:table-cell office:value-type="float" office:value="5083.10136944108">
                <text:p>5083.101369441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5603.1733304926">
                <text:p>45603.1733304926</text:p>
              </table:table-cell>
              <table:table-cell office:value-type="float" office:value="33267.8141168027">
                <text:p>33267.8141168027</text:p>
              </table:table-cell>
              <table:table-cell office:value-type="float" office:value="49425.6462075267">
                <text:p>49425.6462075267</text:p>
              </table:table-cell>
              <table:table-cell office:value-type="float" office:value="39714.7804363718">
                <text:p>39714.7804363718</text:p>
              </table:table-cell>
              <table:table-cell office:value-type="float" office:value="4739.87709701692">
                <text:p>4739.877097016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062.4405622165">
                <text:p>47062.4405622165</text:p>
              </table:table-cell>
              <table:table-cell office:value-type="float" office:value="34375.4053902973">
                <text:p>34375.4053902973</text:p>
              </table:table-cell>
              <table:table-cell office:value-type="float" office:value="51207.3910280404">
                <text:p>51207.3910280404</text:p>
              </table:table-cell>
              <table:table-cell office:value-type="float" office:value="41216.0094654285">
                <text:p>41216.0094654285</text:p>
              </table:table-cell>
              <table:table-cell office:value-type="float" office:value="4743.46874730379">
                <text:p>4743.468747303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466.898884189">
                <text:p>46466.898884189</text:p>
              </table:table-cell>
              <table:table-cell office:value-type="float" office:value="34005.5933741578">
                <text:p>34005.5933741578</text:p>
              </table:table-cell>
              <table:table-cell office:value-type="float" office:value="50420.6540132546">
                <text:p>50420.6540132546</text:p>
              </table:table-cell>
              <table:table-cell office:value-type="float" office:value="40778.5758222105">
                <text:p>40778.5758222105</text:p>
              </table:table-cell>
              <table:table-cell office:value-type="float" office:value="4892.62658677919">
                <text:p>4892.626586779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6651.1094042709">
                <text:p>46651.1094042709</text:p>
              </table:table-cell>
              <table:table-cell office:value-type="float" office:value="34188.1918747276">
                <text:p>34188.1918747276</text:p>
              </table:table-cell>
              <table:table-cell office:value-type="float" office:value="50474.927348455">
                <text:p>50474.927348455</text:p>
              </table:table-cell>
              <table:table-cell office:value-type="float" office:value="40835.7356214806">
                <text:p>40835.7356214806</text:p>
              </table:table-cell>
              <table:table-cell office:value-type="float" office:value="4582.06042415284">
                <text:p>4582.060424152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649.817212533">
                <text:p>46649.817212533</text:p>
              </table:table-cell>
              <table:table-cell office:value-type="float" office:value="34194.1111349909">
                <text:p>34194.1111349909</text:p>
              </table:table-cell>
              <table:table-cell office:value-type="float" office:value="50425.5773475841">
                <text:p>50425.5773475841</text:p>
              </table:table-cell>
              <table:table-cell office:value-type="float" office:value="40762.5098657951">
                <text:p>40762.5098657951</text:p>
              </table:table-cell>
              <table:table-cell office:value-type="float" office:value="4603.31928105101">
                <text:p>4603.319281051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654.2863847099">
                <text:p>46654.2863847099</text:p>
              </table:table-cell>
              <table:table-cell office:value-type="float" office:value="34195.5527284305">
                <text:p>34195.5527284305</text:p>
              </table:table-cell>
              <table:table-cell office:value-type="float" office:value="50472.9958031029">
                <text:p>50472.9958031029</text:p>
              </table:table-cell>
              <table:table-cell office:value-type="float" office:value="40811.6968982569">
                <text:p>40811.6968982569</text:p>
              </table:table-cell>
              <table:table-cell office:value-type="float" office:value="4616.18119207642">
                <text:p>4616.181192076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569.7237919266">
                <text:p>46569.7237919266</text:p>
              </table:table-cell>
              <table:table-cell office:value-type="float" office:value="34157.2902312501">
                <text:p>34157.2902312501</text:p>
              </table:table-cell>
              <table:table-cell office:value-type="float" office:value="50801.8796422386">
                <text:p>50801.8796422386</text:p>
              </table:table-cell>
              <table:table-cell office:value-type="float" office:value="40862.8910666406">
                <text:p>40862.8910666406</text:p>
              </table:table-cell>
              <table:table-cell office:value-type="float" office:value="4790.90209446997">
                <text:p>4790.902094469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557.2036144602">
                <text:p>46557.2036144602</text:p>
              </table:table-cell>
              <table:table-cell office:value-type="float" office:value="34126.7438597553">
                <text:p>34126.7438597553</text:p>
              </table:table-cell>
              <table:table-cell office:value-type="float" office:value="50880.990318291">
                <text:p>50880.990318291</text:p>
              </table:table-cell>
              <table:table-cell office:value-type="float" office:value="40985.7485092236">
                <text:p>40985.7485092236</text:p>
              </table:table-cell>
              <table:table-cell office:value-type="float" office:value="4811.34176110411">
                <text:p>4811.341761104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819.3704623173">
                <text:p>46819.3704623173</text:p>
              </table:table-cell>
              <table:table-cell office:value-type="float" office:value="34230.7736648435">
                <text:p>34230.7736648435</text:p>
              </table:table-cell>
              <table:table-cell office:value-type="float" office:value="51035.4165773201">
                <text:p>51035.4165773201</text:p>
              </table:table-cell>
              <table:table-cell office:value-type="float" office:value="41078.1551544255">
                <text:p>41078.1551544255</text:p>
              </table:table-cell>
              <table:table-cell office:value-type="float" office:value="4729.64446570271">
                <text:p>4729.644465702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843.0870594401">
                <text:p>46843.0870594401</text:p>
              </table:table-cell>
              <table:table-cell office:value-type="float" office:value="34244.9190147173">
                <text:p>34244.9190147173</text:p>
              </table:table-cell>
              <table:table-cell office:value-type="float" office:value="50837.072471694">
                <text:p>50837.072471694</text:p>
              </table:table-cell>
              <table:table-cell office:value-type="float" office:value="41058.0099122446">
                <text:p>41058.0099122446</text:p>
              </table:table-cell>
              <table:table-cell office:value-type="float" office:value="5310.11516701742">
                <text:p>5310.115167017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764.041003642">
                <text:p>46764.041003642</text:p>
              </table:table-cell>
              <table:table-cell office:value-type="float" office:value="34146.2057212343">
                <text:p>34146.2057212343</text:p>
              </table:table-cell>
              <table:table-cell office:value-type="float" office:value="50867.6476741153">
                <text:p>50867.6476741153</text:p>
              </table:table-cell>
              <table:table-cell office:value-type="float" office:value="40960.8286090449">
                <text:p>40960.8286090449</text:p>
              </table:table-cell>
              <table:table-cell office:value-type="float" office:value="5104.0308520141">
                <text:p>5104.03085201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431.7185223702">
                <text:p>46431.7185223702</text:p>
              </table:table-cell>
              <table:table-cell office:value-type="float" office:value="34047.6036334132">
                <text:p>34047.6036334132</text:p>
              </table:table-cell>
              <table:table-cell office:value-type="float" office:value="50757.4881815656">
                <text:p>50757.4881815656</text:p>
              </table:table-cell>
              <table:table-cell office:value-type="float" office:value="40880.9920998526">
                <text:p>40880.9920998526</text:p>
              </table:table-cell>
              <table:table-cell office:value-type="float" office:value="5145.59297125728">
                <text:p>5145.592971257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511.3656595258">
                <text:p>46511.3656595258</text:p>
              </table:table-cell>
              <table:table-cell office:value-type="float" office:value="34098.5911091563">
                <text:p>34098.5911091563</text:p>
              </table:table-cell>
              <table:table-cell office:value-type="float" office:value="50804.1254678612">
                <text:p>50804.1254678612</text:p>
              </table:table-cell>
              <table:table-cell office:value-type="float" office:value="40912.174015516">
                <text:p>40912.174015516</text:p>
              </table:table-cell>
              <table:table-cell office:value-type="float" office:value="5133.52826159375">
                <text:p>5133.52826159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609.7089895033">
                <text:p>46609.7089895033</text:p>
              </table:table-cell>
              <table:table-cell office:value-type="float" office:value="34117.7391081822">
                <text:p>34117.7391081822</text:p>
              </table:table-cell>
              <table:table-cell office:value-type="float" office:value="50812.1574444096">
                <text:p>50812.1574444096</text:p>
              </table:table-cell>
              <table:table-cell office:value-type="float" office:value="40849.2350063654">
                <text:p>40849.2350063654</text:p>
              </table:table-cell>
              <table:table-cell office:value-type="float" office:value="5041.88633935198">
                <text:p>5041.886339351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615.5175418843">
                <text:p>46615.5175418843</text:p>
              </table:table-cell>
              <table:table-cell office:value-type="float" office:value="34190.1101541928">
                <text:p>34190.1101541928</text:p>
              </table:table-cell>
              <table:table-cell office:value-type="float" office:value="51088.0517095708">
                <text:p>51088.0517095708</text:p>
              </table:table-cell>
              <table:table-cell office:value-type="float" office:value="41016.6458475589">
                <text:p>41016.6458475589</text:p>
              </table:table-cell>
              <table:table-cell office:value-type="float" office:value="4577.0038064051">
                <text:p>4577.00380640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578.1279567225">
                <text:p>46578.1279567225</text:p>
              </table:table-cell>
              <table:table-cell office:value-type="float" office:value="34093.1074615587">
                <text:p>34093.1074615587</text:p>
              </table:table-cell>
              <table:table-cell office:value-type="float" office:value="50721.9188944804">
                <text:p>50721.9188944804</text:p>
              </table:table-cell>
              <table:table-cell office:value-type="float" office:value="40905.1571571029">
                <text:p>40905.1571571029</text:p>
              </table:table-cell>
              <table:table-cell office:value-type="float" office:value="4757.25739741878">
                <text:p>4757.257397418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351.9874302694">
                <text:p>46351.9874302694</text:p>
              </table:table-cell>
              <table:table-cell office:value-type="float" office:value="34020.4781421303">
                <text:p>34020.4781421303</text:p>
              </table:table-cell>
              <table:table-cell office:value-type="float" office:value="50250.1062941553">
                <text:p>50250.1062941553</text:p>
              </table:table-cell>
              <table:table-cell office:value-type="float" office:value="40707.3322597106">
                <text:p>40707.3322597106</text:p>
              </table:table-cell>
              <table:table-cell office:value-type="float" office:value="5391.97164701191">
                <text:p>5391.971647011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258.3140116237">
                <text:p>46258.3140116237</text:p>
              </table:table-cell>
              <table:table-cell office:value-type="float" office:value="33944.4541204031">
                <text:p>33944.4541204031</text:p>
              </table:table-cell>
              <table:table-cell office:value-type="float" office:value="50424.8402445116">
                <text:p>50424.8402445116</text:p>
              </table:table-cell>
              <table:table-cell office:value-type="float" office:value="40709.3888962307">
                <text:p>40709.3888962307</text:p>
              </table:table-cell>
              <table:table-cell office:value-type="float" office:value="5464.78272820861">
                <text:p>5464.782728208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359.2996148854">
                <text:p>46359.2996148854</text:p>
              </table:table-cell>
              <table:table-cell office:value-type="float" office:value="34032.1399859885">
                <text:p>34032.1399859885</text:p>
              </table:table-cell>
              <table:table-cell office:value-type="float" office:value="50459.4631854952">
                <text:p>50459.4631854952</text:p>
              </table:table-cell>
              <table:table-cell office:value-type="float" office:value="40757.7798745796">
                <text:p>40757.7798745796</text:p>
              </table:table-cell>
              <table:table-cell office:value-type="float" office:value="5437.01165370692">
                <text:p>5437.011653706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416.3668262909">
                <text:p>46416.3668262909</text:p>
              </table:table-cell>
              <table:table-cell office:value-type="float" office:value="33999.6171880176">
                <text:p>33999.6171880176</text:p>
              </table:table-cell>
              <table:table-cell office:value-type="float" office:value="50409.3239384768">
                <text:p>50409.3239384768</text:p>
              </table:table-cell>
              <table:table-cell office:value-type="float" office:value="40639.8871547852">
                <text:p>40639.8871547852</text:p>
              </table:table-cell>
              <table:table-cell office:value-type="float" office:value="5382.55960326866">
                <text:p>5382.559603268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205.6664616756">
                <text:p>46205.6664616756</text:p>
              </table:table-cell>
              <table:table-cell office:value-type="float" office:value="34050.7453093476">
                <text:p>34050.7453093476</text:p>
              </table:table-cell>
              <table:table-cell office:value-type="float" office:value="50371.0683555337">
                <text:p>50371.0683555337</text:p>
              </table:table-cell>
              <table:table-cell office:value-type="float" office:value="40714.748825164">
                <text:p>40714.748825164</text:p>
              </table:table-cell>
              <table:table-cell office:value-type="float" office:value="5483.66789674853">
                <text:p>5483.667896748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476.5352352099">
                <text:p>46476.5352352099</text:p>
              </table:table-cell>
              <table:table-cell office:value-type="float" office:value="34076.6426922208">
                <text:p>34076.6426922208</text:p>
              </table:table-cell>
              <table:table-cell office:value-type="float" office:value="50552.7626352831">
                <text:p>50552.7626352831</text:p>
              </table:table-cell>
              <table:table-cell office:value-type="float" office:value="40856.1512587584">
                <text:p>40856.1512587584</text:p>
              </table:table-cell>
              <table:table-cell office:value-type="float" office:value="4848.38405088231">
                <text:p>4848.384050882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419.291025034">
                <text:p>46419.291025034</text:p>
              </table:table-cell>
              <table:table-cell office:value-type="float" office:value="33945.3472884002">
                <text:p>33945.3472884002</text:p>
              </table:table-cell>
              <table:table-cell office:value-type="float" office:value="50707.4122242608">
                <text:p>50707.4122242608</text:p>
              </table:table-cell>
              <table:table-cell office:value-type="float" office:value="40854.9656103671">
                <text:p>40854.9656103671</text:p>
              </table:table-cell>
              <table:table-cell office:value-type="float" office:value="4856.61941872094">
                <text:p>4856.619418720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447.4375707149">
                <text:p>46447.4375707149</text:p>
              </table:table-cell>
              <table:table-cell office:value-type="float" office:value="34052.3999950737">
                <text:p>34052.3999950737</text:p>
              </table:table-cell>
              <table:table-cell office:value-type="float" office:value="50435.2335780164">
                <text:p>50435.2335780164</text:p>
              </table:table-cell>
              <table:table-cell office:value-type="float" office:value="40748.3996700733">
                <text:p>40748.3996700733</text:p>
              </table:table-cell>
              <table:table-cell office:value-type="float" office:value="4767.1553438462">
                <text:p>4767.15534384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6606.9471405611">
                <text:p>46606.9471405611</text:p>
              </table:table-cell>
              <table:table-cell office:value-type="float" office:value="34210.6358496635">
                <text:p>34210.6358496635</text:p>
              </table:table-cell>
              <table:table-cell office:value-type="float" office:value="50757.3223774696">
                <text:p>50757.3223774696</text:p>
              </table:table-cell>
              <table:table-cell office:value-type="float" office:value="41007.6171898651">
                <text:p>41007.6171898651</text:p>
              </table:table-cell>
              <table:table-cell office:value-type="float" office:value="5010.50097118525">
                <text:p>5010.500971185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6846.2551249988">
                <text:p>46846.2551249988</text:p>
              </table:table-cell>
              <table:table-cell office:value-type="float" office:value="34244.6064306316">
                <text:p>34244.6064306316</text:p>
              </table:table-cell>
              <table:table-cell office:value-type="float" office:value="50966.3990705194">
                <text:p>50966.3990705194</text:p>
              </table:table-cell>
              <table:table-cell office:value-type="float" office:value="40968.5410894197">
                <text:p>40968.5410894197</text:p>
              </table:table-cell>
              <table:table-cell office:value-type="float" office:value="5536.90809317459">
                <text:p>5536.908093174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6329.2189222104">
                <text:p>46329.2189222104</text:p>
              </table:table-cell>
              <table:table-cell office:value-type="float" office:value="33943.2271156653">
                <text:p>33943.2271156653</text:p>
              </table:table-cell>
              <table:table-cell office:value-type="float" office:value="50401.5989598806">
                <text:p>50401.5989598806</text:p>
              </table:table-cell>
              <table:table-cell office:value-type="float" office:value="40770.4033984359">
                <text:p>40770.4033984359</text:p>
              </table:table-cell>
              <table:table-cell office:value-type="float" office:value="5188.97760727216">
                <text:p>5188.977607272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425.5408189735">
                <text:p>46425.5408189735</text:p>
              </table:table-cell>
              <table:table-cell office:value-type="float" office:value="33997.5263729972">
                <text:p>33997.5263729972</text:p>
              </table:table-cell>
              <table:table-cell office:value-type="float" office:value="50388.7706528618">
                <text:p>50388.7706528618</text:p>
              </table:table-cell>
              <table:table-cell office:value-type="float" office:value="40760.1633350291">
                <text:p>40760.1633350291</text:p>
              </table:table-cell>
              <table:table-cell office:value-type="float" office:value="5592.18989042615">
                <text:p>5592.189890426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878.9360787525">
                <text:p>46878.9360787525</text:p>
              </table:table-cell>
              <table:table-cell office:value-type="float" office:value="34269.7451763274">
                <text:p>34269.7451763274</text:p>
              </table:table-cell>
              <table:table-cell office:value-type="float" office:value="50892.2495520749">
                <text:p>50892.2495520749</text:p>
              </table:table-cell>
              <table:table-cell office:value-type="float" office:value="41110.9100175955">
                <text:p>41110.9100175955</text:p>
              </table:table-cell>
              <table:table-cell office:value-type="float" office:value="5087.51077523689">
                <text:p>5087.510775236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530.4397489099">
                <text:p>46530.4397489099</text:p>
              </table:table-cell>
              <table:table-cell office:value-type="float" office:value="34153.7024415043">
                <text:p>34153.7024415043</text:p>
              </table:table-cell>
              <table:table-cell office:value-type="float" office:value="50614.8215711119">
                <text:p>50614.8215711119</text:p>
              </table:table-cell>
              <table:table-cell office:value-type="float" office:value="40868.2336589157">
                <text:p>40868.2336589157</text:p>
              </table:table-cell>
              <table:table-cell office:value-type="float" office:value="5033.38707976166">
                <text:p>5033.387079761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593.923800099">
                <text:p>46593.923800099</text:p>
              </table:table-cell>
              <table:table-cell office:value-type="float" office:value="34148.9102022471">
                <text:p>34148.9102022471</text:p>
              </table:table-cell>
              <table:table-cell office:value-type="float" office:value="50376.6013337077">
                <text:p>50376.6013337077</text:p>
              </table:table-cell>
              <table:table-cell office:value-type="float" office:value="40759.4474598455">
                <text:p>40759.4474598455</text:p>
              </table:table-cell>
              <table:table-cell office:value-type="float" office:value="5374.32809515601">
                <text:p>5374.328095156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278.8378996968">
                <text:p>46278.8378996968</text:p>
              </table:table-cell>
              <table:table-cell office:value-type="float" office:value="33995.0401591097">
                <text:p>33995.0401591097</text:p>
              </table:table-cell>
              <table:table-cell office:value-type="float" office:value="50301.5049019346">
                <text:p>50301.5049019346</text:p>
              </table:table-cell>
              <table:table-cell office:value-type="float" office:value="40672.6467680706">
                <text:p>40672.6467680706</text:p>
              </table:table-cell>
              <table:table-cell office:value-type="float" office:value="5592.2204451987">
                <text:p>5592.22044519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053.1167436346">
                <text:p>46053.1167436346</text:p>
              </table:table-cell>
              <table:table-cell office:value-type="float" office:value="33817.1174063607">
                <text:p>33817.1174063607</text:p>
              </table:table-cell>
              <table:table-cell office:value-type="float" office:value="49970.0221402198">
                <text:p>49970.0221402198</text:p>
              </table:table-cell>
              <table:table-cell office:value-type="float" office:value="40428.6971883695">
                <text:p>40428.6971883695</text:p>
              </table:table-cell>
              <table:table-cell office:value-type="float" office:value="5625.87728819488">
                <text:p>5625.877288194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741.4728745964">
                <text:p>44741.4728745964</text:p>
              </table:table-cell>
              <table:table-cell office:value-type="float" office:value="32960.9411054921">
                <text:p>32960.9411054921</text:p>
              </table:table-cell>
              <table:table-cell office:value-type="float" office:value="48851.0363513958">
                <text:p>48851.0363513958</text:p>
              </table:table-cell>
              <table:table-cell office:value-type="float" office:value="39382.9226609911">
                <text:p>39382.9226609911</text:p>
              </table:table-cell>
              <table:table-cell office:value-type="float" office:value="5544.37641247551">
                <text:p>5544.376412475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800.3874997442">
                <text:p>45800.3874997442</text:p>
              </table:table-cell>
              <table:table-cell office:value-type="float" office:value="33694.2455362355">
                <text:p>33694.2455362355</text:p>
              </table:table-cell>
              <table:table-cell office:value-type="float" office:value="49554.7882890246">
                <text:p>49554.7882890246</text:p>
              </table:table-cell>
              <table:table-cell office:value-type="float" office:value="40115.877996426">
                <text:p>40115.877996426</text:p>
              </table:table-cell>
              <table:table-cell office:value-type="float" office:value="5419.84137058453">
                <text:p>5419.841370584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717.0218292795">
                <text:p>46717.0218292795</text:p>
              </table:table-cell>
              <table:table-cell office:value-type="float" office:value="34167.0205175809">
                <text:p>34167.0205175809</text:p>
              </table:table-cell>
              <table:table-cell office:value-type="float" office:value="50907.556412951">
                <text:p>50907.556412951</text:p>
              </table:table-cell>
              <table:table-cell office:value-type="float" office:value="40938.3038097348">
                <text:p>40938.3038097348</text:p>
              </table:table-cell>
              <table:table-cell office:value-type="float" office:value="5513.11258649621">
                <text:p>5513.112586496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137.4259133733">
                <text:p>45137.4259133733</text:p>
              </table:table-cell>
              <table:table-cell office:value-type="float" office:value="33161.3693672036">
                <text:p>33161.3693672036</text:p>
              </table:table-cell>
              <table:table-cell office:value-type="float" office:value="49247.2126144822">
                <text:p>49247.2126144822</text:p>
              </table:table-cell>
              <table:table-cell office:value-type="float" office:value="39647.6454184766">
                <text:p>39647.6454184766</text:p>
              </table:table-cell>
              <table:table-cell office:value-type="float" office:value="5109.2492688585">
                <text:p>5109.24926885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6389.8486343248">
                <text:p>46389.8486343248</text:p>
              </table:table-cell>
              <table:table-cell office:value-type="float" office:value="33962.3062722008">
                <text:p>33962.3062722008</text:p>
              </table:table-cell>
              <table:table-cell office:value-type="float" office:value="50262.0597985728">
                <text:p>50262.0597985728</text:p>
              </table:table-cell>
              <table:table-cell office:value-type="float" office:value="40652.9664213063">
                <text:p>40652.9664213063</text:p>
              </table:table-cell>
              <table:table-cell office:value-type="float" office:value="4955.49452112233">
                <text:p>4955.494521122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621.747143621">
                <text:p>46621.747143621</text:p>
              </table:table-cell>
              <table:table-cell office:value-type="float" office:value="34157.5609150261">
                <text:p>34157.5609150261</text:p>
              </table:table-cell>
              <table:table-cell office:value-type="float" office:value="50681.7007073798">
                <text:p>50681.7007073798</text:p>
              </table:table-cell>
              <table:table-cell office:value-type="float" office:value="40690.5047153874">
                <text:p>40690.5047153874</text:p>
              </table:table-cell>
              <table:table-cell office:value-type="float" office:value="4881.52896574289">
                <text:p>4881.528965742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239.0619942297">
                <text:p>46239.0619942297</text:p>
              </table:table-cell>
              <table:table-cell office:value-type="float" office:value="34098.2128281004">
                <text:p>34098.2128281004</text:p>
              </table:table-cell>
              <table:table-cell office:value-type="float" office:value="50362.4988228913">
                <text:p>50362.4988228913</text:p>
              </table:table-cell>
              <table:table-cell office:value-type="float" office:value="40771.9028269309">
                <text:p>40771.9028269309</text:p>
              </table:table-cell>
              <table:table-cell office:value-type="float" office:value="5207.66583988879">
                <text:p>5207.665839888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6465.2027133235">
                <text:p>46465.2027133235</text:p>
              </table:table-cell>
              <table:table-cell office:value-type="float" office:value="34244.4865512313">
                <text:p>34244.4865512313</text:p>
              </table:table-cell>
              <table:table-cell office:value-type="float" office:value="50677.744182032">
                <text:p>50677.744182032</text:p>
              </table:table-cell>
              <table:table-cell office:value-type="float" office:value="40913.2226069553">
                <text:p>40913.2226069553</text:p>
              </table:table-cell>
              <table:table-cell office:value-type="float" office:value="5160.16384608162">
                <text:p>5160.163846081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080.7990219061">
                <text:p>46080.7990219061</text:p>
              </table:table-cell>
              <table:table-cell office:value-type="float" office:value="33824.4044879204">
                <text:p>33824.4044879204</text:p>
              </table:table-cell>
              <table:table-cell office:value-type="float" office:value="49862.4387846584">
                <text:p>49862.4387846584</text:p>
              </table:table-cell>
              <table:table-cell office:value-type="float" office:value="40405.1564319672">
                <text:p>40405.1564319672</text:p>
              </table:table-cell>
              <table:table-cell office:value-type="float" office:value="5305.87290228672">
                <text:p>5305.872902286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165.4006250149">
                <text:p>46165.4006250149</text:p>
              </table:table-cell>
              <table:table-cell office:value-type="float" office:value="34013.5753794068">
                <text:p>34013.5753794068</text:p>
              </table:table-cell>
              <table:table-cell office:value-type="float" office:value="50118.5208176706">
                <text:p>50118.5208176706</text:p>
              </table:table-cell>
              <table:table-cell office:value-type="float" office:value="40435.587678409">
                <text:p>40435.587678409</text:p>
              </table:table-cell>
              <table:table-cell office:value-type="float" office:value="4612.62092770341">
                <text:p>4612.620927703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390.9847388945">
                <text:p>46390.9847388945</text:p>
              </table:table-cell>
              <table:table-cell office:value-type="float" office:value="34077.7754138362">
                <text:p>34077.7754138362</text:p>
              </table:table-cell>
              <table:table-cell office:value-type="float" office:value="50508.23055985">
                <text:p>50508.23055985</text:p>
              </table:table-cell>
              <table:table-cell office:value-type="float" office:value="40665.3989154935">
                <text:p>40665.3989154935</text:p>
              </table:table-cell>
              <table:table-cell office:value-type="float" office:value="4905.71749104663">
                <text:p>4905.717491046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521.2032269033">
                <text:p>46521.2032269033</text:p>
              </table:table-cell>
              <table:table-cell office:value-type="float" office:value="34210.8110547739">
                <text:p>34210.8110547739</text:p>
              </table:table-cell>
              <table:table-cell office:value-type="float" office:value="50457.1277637589">
                <text:p>50457.1277637589</text:p>
              </table:table-cell>
              <table:table-cell office:value-type="float" office:value="40811.5026525862">
                <text:p>40811.5026525862</text:p>
              </table:table-cell>
              <table:table-cell office:value-type="float" office:value="5238.54545404875">
                <text:p>5238.545454048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145.9448152864">
                <text:p>46145.9448152864</text:p>
              </table:table-cell>
              <table:table-cell office:value-type="float" office:value="33923.6992652052">
                <text:p>33923.6992652052</text:p>
              </table:table-cell>
              <table:table-cell office:value-type="float" office:value="49817.8944780028">
                <text:p>49817.8944780028</text:p>
              </table:table-cell>
              <table:table-cell office:value-type="float" office:value="40450.2934682147">
                <text:p>40450.2934682147</text:p>
              </table:table-cell>
              <table:table-cell office:value-type="float" office:value="4762.11134104564">
                <text:p>4762.111341045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6234.9623104923">
                <text:p>46234.9623104923</text:p>
              </table:table-cell>
              <table:table-cell office:value-type="float" office:value="33805.3332532241">
                <text:p>33805.3332532241</text:p>
              </table:table-cell>
              <table:table-cell office:value-type="float" office:value="50045.1773151209">
                <text:p>50045.1773151209</text:p>
              </table:table-cell>
              <table:table-cell office:value-type="float" office:value="40354.1206538307">
                <text:p>40354.1206538307</text:p>
              </table:table-cell>
              <table:table-cell office:value-type="float" office:value="4489.33642872815">
                <text:p>4489.336428728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176.7154399116">
                <text:p>46176.7154399116</text:p>
              </table:table-cell>
              <table:table-cell office:value-type="float" office:value="33878.3651069112">
                <text:p>33878.3651069112</text:p>
              </table:table-cell>
              <table:table-cell office:value-type="float" office:value="49819.6091475601">
                <text:p>49819.6091475601</text:p>
              </table:table-cell>
              <table:table-cell office:value-type="float" office:value="40339.1633918883">
                <text:p>40339.1633918883</text:p>
              </table:table-cell>
              <table:table-cell office:value-type="float" office:value="4809.02700968478">
                <text:p>4809.027009684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6342.6634910311">
                <text:p>46342.6634910311</text:p>
              </table:table-cell>
              <table:table-cell office:value-type="float" office:value="34044.5656752297">
                <text:p>34044.5656752297</text:p>
              </table:table-cell>
              <table:table-cell office:value-type="float" office:value="50356.9309463425">
                <text:p>50356.9309463425</text:p>
              </table:table-cell>
              <table:table-cell office:value-type="float" office:value="40719.7291198549">
                <text:p>40719.7291198549</text:p>
              </table:table-cell>
              <table:table-cell office:value-type="float" office:value="5128.71748766066">
                <text:p>5128.717487660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434.8988967938">
                <text:p>46434.8988967938</text:p>
              </table:table-cell>
              <table:table-cell office:value-type="float" office:value="34084.8972068212">
                <text:p>34084.8972068212</text:p>
              </table:table-cell>
              <table:table-cell office:value-type="float" office:value="50358.2814007221">
                <text:p>50358.2814007221</text:p>
              </table:table-cell>
              <table:table-cell office:value-type="float" office:value="40709.1252937454">
                <text:p>40709.1252937454</text:p>
              </table:table-cell>
              <table:table-cell office:value-type="float" office:value="4687.13661908455">
                <text:p>4687.136619084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6382.0628418032">
                <text:p>46382.0628418032</text:p>
              </table:table-cell>
              <table:table-cell office:value-type="float" office:value="34118.4263677648">
                <text:p>34118.4263677648</text:p>
              </table:table-cell>
              <table:table-cell office:value-type="float" office:value="50461.2595804723">
                <text:p>50461.2595804723</text:p>
              </table:table-cell>
              <table:table-cell office:value-type="float" office:value="40752.9245314436">
                <text:p>40752.9245314436</text:p>
              </table:table-cell>
              <table:table-cell office:value-type="float" office:value="5071.2825604737">
                <text:p>5071.28256047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463.8885913937">
                <text:p>46463.8885913937</text:p>
              </table:table-cell>
              <table:table-cell office:value-type="float" office:value="34002.777399061">
                <text:p>34002.777399061</text:p>
              </table:table-cell>
              <table:table-cell office:value-type="float" office:value="50370.2063271542">
                <text:p>50370.2063271542</text:p>
              </table:table-cell>
              <table:table-cell office:value-type="float" office:value="40602.4245810851">
                <text:p>40602.4245810851</text:p>
              </table:table-cell>
              <table:table-cell office:value-type="float" office:value="4840.9282305533">
                <text:p>4840.92823055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394.9661677232">
                <text:p>46394.9661677232</text:p>
              </table:table-cell>
              <table:table-cell office:value-type="float" office:value="34057.2398877274">
                <text:p>34057.2398877274</text:p>
              </table:table-cell>
              <table:table-cell office:value-type="float" office:value="50003.5897593227">
                <text:p>50003.5897593227</text:p>
              </table:table-cell>
              <table:table-cell office:value-type="float" office:value="40463.4380223448">
                <text:p>40463.4380223448</text:p>
              </table:table-cell>
              <table:table-cell office:value-type="float" office:value="4895.39923908973">
                <text:p>4895.399239089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6488.9189045293">
                <text:p>46488.9189045293</text:p>
              </table:table-cell>
              <table:table-cell office:value-type="float" office:value="34063.0155794242">
                <text:p>34063.0155794242</text:p>
              </table:table-cell>
              <table:table-cell office:value-type="float" office:value="50485.6668101587">
                <text:p>50485.6668101587</text:p>
              </table:table-cell>
              <table:table-cell office:value-type="float" office:value="40804.7968215858">
                <text:p>40804.7968215858</text:p>
              </table:table-cell>
              <table:table-cell office:value-type="float" office:value="4540.94605023352">
                <text:p>4540.946050233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387.5207904344">
                <text:p>46387.5207904344</text:p>
              </table:table-cell>
              <table:table-cell office:value-type="float" office:value="34085.9513685278">
                <text:p>34085.9513685278</text:p>
              </table:table-cell>
              <table:table-cell office:value-type="float" office:value="50516.0846274809">
                <text:p>50516.0846274809</text:p>
              </table:table-cell>
              <table:table-cell office:value-type="float" office:value="40775.0088679737">
                <text:p>40775.0088679737</text:p>
              </table:table-cell>
              <table:table-cell office:value-type="float" office:value="5332.51480572803">
                <text:p>5332.514805728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130.1148659211">
                <text:p>46130.1148659211</text:p>
              </table:table-cell>
              <table:table-cell office:value-type="float" office:value="33893.6620303964">
                <text:p>33893.6620303964</text:p>
              </table:table-cell>
              <table:table-cell office:value-type="float" office:value="50057.5143009883">
                <text:p>50057.5143009883</text:p>
              </table:table-cell>
              <table:table-cell office:value-type="float" office:value="40413.8276401106">
                <text:p>40413.8276401106</text:p>
              </table:table-cell>
              <table:table-cell office:value-type="float" office:value="4412.71140573986">
                <text:p>4412.711405739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623.788107737">
                <text:p>46623.788107737</text:p>
              </table:table-cell>
              <table:table-cell office:value-type="float" office:value="34229.8893348957">
                <text:p>34229.8893348957</text:p>
              </table:table-cell>
              <table:table-cell office:value-type="float" office:value="50754.8888962998">
                <text:p>50754.8888962998</text:p>
              </table:table-cell>
              <table:table-cell office:value-type="float" office:value="41009.8677595833">
                <text:p>41009.8677595833</text:p>
              </table:table-cell>
              <table:table-cell office:value-type="float" office:value="4424.73134610237">
                <text:p>4424.731346102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471.5940792049">
                <text:p>46471.5940792049</text:p>
              </table:table-cell>
              <table:table-cell office:value-type="float" office:value="34163.8165760366">
                <text:p>34163.8165760366</text:p>
              </table:table-cell>
              <table:table-cell office:value-type="float" office:value="50529.750515641">
                <text:p>50529.750515641</text:p>
              </table:table-cell>
              <table:table-cell office:value-type="float" office:value="40916.5406873171">
                <text:p>40916.5406873171</text:p>
              </table:table-cell>
              <table:table-cell office:value-type="float" office:value="4169.68573256371">
                <text:p>4169.685732563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269.3237209163">
                <text:p>46269.3237209163</text:p>
              </table:table-cell>
              <table:table-cell office:value-type="float" office:value="33973.0026519745">
                <text:p>33973.0026519745</text:p>
              </table:table-cell>
              <table:table-cell office:value-type="float" office:value="50396.720918238">
                <text:p>50396.720918238</text:p>
              </table:table-cell>
              <table:table-cell office:value-type="float" office:value="40688.8253897936">
                <text:p>40688.8253897936</text:p>
              </table:table-cell>
              <table:table-cell office:value-type="float" office:value="4649.04672194597">
                <text:p>4649.046721945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6177.1171674623">
                <text:p>46177.1171674623</text:p>
              </table:table-cell>
              <table:table-cell office:value-type="float" office:value="33956.9728584483">
                <text:p>33956.9728584483</text:p>
              </table:table-cell>
              <table:table-cell office:value-type="float" office:value="50126.0283005077">
                <text:p>50126.0283005077</text:p>
              </table:table-cell>
              <table:table-cell office:value-type="float" office:value="40620.8138099115">
                <text:p>40620.8138099115</text:p>
              </table:table-cell>
              <table:table-cell office:value-type="float" office:value="4476.95495990341">
                <text:p>4476.954959903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045.0757115036">
                <text:p>46045.0757115036</text:p>
              </table:table-cell>
              <table:table-cell office:value-type="float" office:value="33855.2219244344">
                <text:p>33855.2219244344</text:p>
              </table:table-cell>
              <table:table-cell office:value-type="float" office:value="50088.8781328161">
                <text:p>50088.8781328161</text:p>
              </table:table-cell>
              <table:table-cell office:value-type="float" office:value="40438.6246106755">
                <text:p>40438.6246106755</text:p>
              </table:table-cell>
              <table:table-cell office:value-type="float" office:value="4770.17522478233">
                <text:p>4770.175224782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299.0047739896">
                <text:p>46299.0047739896</text:p>
              </table:table-cell>
              <table:table-cell office:value-type="float" office:value="34068.349724263">
                <text:p>34068.349724263</text:p>
              </table:table-cell>
              <table:table-cell office:value-type="float" office:value="50528.9063038349">
                <text:p>50528.9063038349</text:p>
              </table:table-cell>
              <table:table-cell office:value-type="float" office:value="40790.999460305">
                <text:p>40790.999460305</text:p>
              </table:table-cell>
              <table:table-cell office:value-type="float" office:value="5461.70329315964">
                <text:p>5461.703293159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067.4703263109">
                <text:p>46067.4703263109</text:p>
              </table:table-cell>
              <table:table-cell office:value-type="float" office:value="33931.4444185055">
                <text:p>33931.4444185055</text:p>
              </table:table-cell>
              <table:table-cell office:value-type="float" office:value="50163.9621565158">
                <text:p>50163.9621565158</text:p>
              </table:table-cell>
              <table:table-cell office:value-type="float" office:value="40663.1166260906">
                <text:p>40663.1166260906</text:p>
              </table:table-cell>
              <table:table-cell office:value-type="float" office:value="5023.88846898969">
                <text:p>5023.888468989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6436.3054972985">
                <text:p>46436.3054972985</text:p>
              </table:table-cell>
              <table:table-cell office:value-type="float" office:value="34083.9939569391">
                <text:p>34083.9939569391</text:p>
              </table:table-cell>
              <table:table-cell office:value-type="float" office:value="50560.8647444585">
                <text:p>50560.8647444585</text:p>
              </table:table-cell>
              <table:table-cell office:value-type="float" office:value="40839.7427117114">
                <text:p>40839.7427117114</text:p>
              </table:table-cell>
              <table:table-cell office:value-type="float" office:value="5334.20654917901">
                <text:p>5334.206549179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256.7769223959">
                <text:p>46256.7769223959</text:p>
              </table:table-cell>
              <table:table-cell office:value-type="float" office:value="33902.9841023313">
                <text:p>33902.9841023313</text:p>
              </table:table-cell>
              <table:table-cell office:value-type="float" office:value="50503.5338436889">
                <text:p>50503.5338436889</text:p>
              </table:table-cell>
              <table:table-cell office:value-type="float" office:value="40763.1574801436">
                <text:p>40763.1574801436</text:p>
              </table:table-cell>
              <table:table-cell office:value-type="float" office:value="4683.57114055215">
                <text:p>4683.571140552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6293.2213901804">
                <text:p>46293.2213901804</text:p>
              </table:table-cell>
              <table:table-cell office:value-type="float" office:value="33994.1377979384">
                <text:p>33994.1377979384</text:p>
              </table:table-cell>
              <table:table-cell office:value-type="float" office:value="50437.6506569123">
                <text:p>50437.6506569123</text:p>
              </table:table-cell>
              <table:table-cell office:value-type="float" office:value="40729.3550824389">
                <text:p>40729.3550824389</text:p>
              </table:table-cell>
              <table:table-cell office:value-type="float" office:value="4768.45106646029">
                <text:p>4768.451066460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6302.5151245161">
                <text:p>46302.5151245161</text:p>
              </table:table-cell>
              <table:table-cell office:value-type="float" office:value="34070.2928505065">
                <text:p>34070.2928505065</text:p>
              </table:table-cell>
              <table:table-cell office:value-type="float" office:value="50420.4320315324">
                <text:p>50420.4320315324</text:p>
              </table:table-cell>
              <table:table-cell office:value-type="float" office:value="40738.7297826518">
                <text:p>40738.7297826518</text:p>
              </table:table-cell>
              <table:table-cell office:value-type="float" office:value="4750.77690995402">
                <text:p>4750.776909954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6175.9740895658">
                <text:p>46175.9740895658</text:p>
              </table:table-cell>
              <table:table-cell office:value-type="float" office:value="33960.3906309331">
                <text:p>33960.3906309331</text:p>
              </table:table-cell>
              <table:table-cell office:value-type="float" office:value="50313.8948314557">
                <text:p>50313.8948314557</text:p>
              </table:table-cell>
              <table:table-cell office:value-type="float" office:value="40666.8368428038">
                <text:p>40666.8368428038</text:p>
              </table:table-cell>
              <table:table-cell office:value-type="float" office:value="5307.55648471874">
                <text:p>5307.556484718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6311.2302649386">
                <text:p>46311.2302649386</text:p>
              </table:table-cell>
              <table:table-cell office:value-type="float" office:value="34038.2070245137">
                <text:p>34038.2070245137</text:p>
              </table:table-cell>
              <table:table-cell office:value-type="float" office:value="50451.954412005">
                <text:p>50451.954412005</text:p>
              </table:table-cell>
              <table:table-cell office:value-type="float" office:value="40691.804999885">
                <text:p>40691.804999885</text:p>
              </table:table-cell>
              <table:table-cell office:value-type="float" office:value="4762.07812892732">
                <text:p>4762.078128927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6209.116857364">
                <text:p>46209.116857364</text:p>
              </table:table-cell>
              <table:table-cell office:value-type="float" office:value="33989.214311356">
                <text:p>33989.214311356</text:p>
              </table:table-cell>
              <table:table-cell office:value-type="float" office:value="50308.956498624">
                <text:p>50308.956498624</text:p>
              </table:table-cell>
              <table:table-cell office:value-type="float" office:value="40699.3108461073">
                <text:p>40699.3108461073</text:p>
              </table:table-cell>
              <table:table-cell office:value-type="float" office:value="4736.62515995556">
                <text:p>4736.625159955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686.4080507998">
                <text:p>45686.4080507998</text:p>
              </table:table-cell>
              <table:table-cell office:value-type="float" office:value="33723.6049677718">
                <text:p>33723.6049677718</text:p>
              </table:table-cell>
              <table:table-cell office:value-type="float" office:value="49807.5653842283">
                <text:p>49807.5653842283</text:p>
              </table:table-cell>
              <table:table-cell office:value-type="float" office:value="40150.7085576936">
                <text:p>40150.7085576936</text:p>
              </table:table-cell>
              <table:table-cell office:value-type="float" office:value="4485.80894246086">
                <text:p>4485.80894246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013cm" svg:height="19.132cm" xlink:href=".." xlink:type="simple" chart:class="chart:line" chart:style-name="ch1">
        <chart:legend chart:legend-position="end" svg:x="27.351cm" svg:y="8.271cm" style:legend-expansion="high" chart:style-name="ch2"/>
        <chart:plot-area chart:style-name="ch3" table:cell-range-address="Sheet1.C1:Sheet1.H341" chart:data-source-has-labels="both" svg:x="0.68cm" svg:y="0.382cm" svg:width="25.991cm" svg:height="18.368cm">
          <chartooo:coordinate-region svg:x="3.403cm" svg:y="0.382cm" svg:width="23.268cm" svg:height="15.057cm"/>
          <chart:axis chart:dimension="x" chart:name="primary-x" chart:style-name="ch4" chartooo:axis-type="auto">
            <chartooo:date-scale/>
            <chart:categories table:cell-range-address="Sheet1.C2:Sheet1.C3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41" chart:label-cell-address="Sheet1.D1:Sheet1.D1" chart:class="chart:line">
            <chart:data-point chart:repeated="340"/>
          </chart:series>
          <chart:series chart:style-name="ch8" chart:values-cell-range-address="Sheet1.E2:Sheet1.E341" chart:label-cell-address="Sheet1.E1:Sheet1.E1" chart:class="chart:line">
            <chart:data-point chart:repeated="340"/>
          </chart:series>
          <chart:series chart:style-name="ch9" chart:values-cell-range-address="Sheet1.F2:Sheet1.F341" chart:label-cell-address="Sheet1.F1:Sheet1.F1" chart:class="chart:line">
            <chart:data-point chart:repeated="340"/>
          </chart:series>
          <chart:series chart:style-name="ch10" chart:values-cell-range-address="Sheet1.G2:Sheet1.G341" chart:label-cell-address="Sheet1.G1:Sheet1.G1" chart:class="chart:line">
            <chart:data-point chart:repeated="340"/>
          </chart:series>
          <chart:series chart:style-name="ch11" chart:values-cell-range-address="Sheet1.H2:Sheet1.H341" chart:label-cell-address="Sheet1.H1:Sheet1.H1" chart:class="chart:line">
            <chart:data-point chart:repeated="3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xed.FindOneUpdateIntId-50-50</text:p>
                <draw:g>
                  <svg:desc>Sheet1.D1:Sheet1.D1</svg:desc>
                </draw:g>
              </table:table-cell>
              <table:table-cell office:value-type="string">
                <text:p>Mixed.FindThenUpdate-50-50</text:p>
                <draw:g>
                  <svg:desc>Sheet1.E1:Sheet1.E1</svg:desc>
                </draw:g>
              </table:table-cell>
              <table:table-cell office:value-type="string">
                <text:p>Remove.IntId</text:p>
                <draw:g>
                  <svg:desc>Sheet1.F1:Sheet1.F1</svg:desc>
                </draw:g>
              </table:table-cell>
              <table:table-cell office:value-type="string">
                <text:p>Remove.IntNonIdIndex</text:p>
                <draw:g>
                  <svg:desc>Sheet1.G1:Sheet1.G1</svg:desc>
                </draw:g>
              </table:table-cell>
              <table:table-cell office:value-type="string">
                <text:p>Remove.IntNonIdNoIndex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-06-15T02:09:03Z</text:p>
                <draw:g>
                  <svg:desc>Sheet1.C2:Sheet1.C341</svg:desc>
                </draw:g>
              </table:table-cell>
              <table:table-cell office:value-type="float" office:value="40150.7513432033">
                <text:p>40150.7513432033</text:p>
                <draw:g>
                  <svg:desc>Sheet1.D2:Sheet1.D341</svg:desc>
                </draw:g>
              </table:table-cell>
              <table:table-cell office:value-type="float" office:value="31353.5977076435">
                <text:p>31353.5977076435</text:p>
                <draw:g>
                  <svg:desc>Sheet1.E2:Sheet1.E341</svg:desc>
                </draw:g>
              </table:table-cell>
              <table:table-cell office:value-type="float" office:value="50082.4488033629">
                <text:p>50082.4488033629</text:p>
                <draw:g>
                  <svg:desc>Sheet1.F2:Sheet1.F341</svg:desc>
                </draw:g>
              </table:table-cell>
              <table:table-cell office:value-type="float" office:value="40673.6069091165">
                <text:p>40673.6069091165</text:p>
                <draw:g>
                  <svg:desc>Sheet1.G2:Sheet1.G341</svg:desc>
                </draw:g>
              </table:table-cell>
              <table:table-cell office:value-type="float" office:value="4320.98275490719">
                <text:p>4320.98275490719</text:p>
                <draw:g>
                  <svg:desc>Sheet1.H2:Sheet1.H341</svg:desc>
                </draw:g>
              </table:table-cell>
            </table:table-row>
            <table:table-row>
              <table:table-cell office:value-type="string">
                <text:p>2021-06-16T08:23:26Z</text:p>
              </table:table-cell>
              <table:table-cell office:value-type="float" office:value="40259.3228723399">
                <text:p>40259.3228723399</text:p>
              </table:table-cell>
              <table:table-cell office:value-type="float" office:value="31423.2560922194">
                <text:p>31423.2560922194</text:p>
              </table:table-cell>
              <table:table-cell office:value-type="float" office:value="50542.8946081614">
                <text:p>50542.8946081614</text:p>
              </table:table-cell>
              <table:table-cell office:value-type="float" office:value="40931.1550878026">
                <text:p>40931.1550878026</text:p>
              </table:table-cell>
              <table:table-cell office:value-type="float" office:value="4241.28373026568">
                <text:p>4241.28373026568</text:p>
              </table:table-cell>
            </table:table-row>
            <table:table-row>
              <table:table-cell office:value-type="string">
                <text:p>2021-06-17T17:19:38Z</text:p>
              </table:table-cell>
              <table:table-cell office:value-type="float" office:value="41804.2384743465">
                <text:p>41804.2384743465</text:p>
              </table:table-cell>
              <table:table-cell office:value-type="float" office:value="32268.4379576005">
                <text:p>32268.4379576005</text:p>
              </table:table-cell>
              <table:table-cell office:value-type="float" office:value="50881.7351309959">
                <text:p>50881.7351309959</text:p>
              </table:table-cell>
              <table:table-cell office:value-type="float" office:value="41158.1699497554">
                <text:p>41158.1699497554</text:p>
              </table:table-cell>
              <table:table-cell office:value-type="float" office:value="5311.07115535604">
                <text:p>5311.07115535604</text:p>
              </table:table-cell>
            </table:table-row>
            <table:table-row>
              <table:table-cell office:value-type="string">
                <text:p>2021-06-17T20:54:24Z</text:p>
              </table:table-cell>
              <table:table-cell office:value-type="float" office:value="46956.0281816386">
                <text:p>46956.0281816386</text:p>
              </table:table-cell>
              <table:table-cell office:value-type="float" office:value="34448.2800001246">
                <text:p>34448.2800001246</text:p>
              </table:table-cell>
              <table:table-cell office:value-type="float" office:value="50733.2572191755">
                <text:p>50733.2572191755</text:p>
              </table:table-cell>
              <table:table-cell office:value-type="float" office:value="41040.4136000803">
                <text:p>41040.4136000803</text:p>
              </table:table-cell>
              <table:table-cell office:value-type="float" office:value="5255.81612435491">
                <text:p>5255.81612435491</text:p>
              </table:table-cell>
            </table:table-row>
            <table:table-row>
              <table:table-cell office:value-type="string">
                <text:p>2021-06-18T00:23:42Z</text:p>
              </table:table-cell>
              <table:table-cell office:value-type="float" office:value="46916.4252106837">
                <text:p>46916.4252106837</text:p>
              </table:table-cell>
              <table:table-cell office:value-type="float" office:value="34568.7815225153">
                <text:p>34568.7815225153</text:p>
              </table:table-cell>
              <table:table-cell office:value-type="float" office:value="50855.0178910679">
                <text:p>50855.0178910679</text:p>
              </table:table-cell>
              <table:table-cell office:value-type="float" office:value="41160.5387347395">
                <text:p>41160.5387347395</text:p>
              </table:table-cell>
              <table:table-cell office:value-type="float" office:value="4969.4237457283">
                <text:p>4969.4237457283</text:p>
              </table:table-cell>
            </table:table-row>
            <table:table-row>
              <table:table-cell office:value-type="string">
                <text:p>2021-06-18T03:27:29Z</text:p>
              </table:table-cell>
              <table:table-cell office:value-type="float" office:value="47338.9186088866">
                <text:p>47338.9186088866</text:p>
              </table:table-cell>
              <table:table-cell office:value-type="float" office:value="34725.1289430825">
                <text:p>34725.1289430825</text:p>
              </table:table-cell>
              <table:table-cell office:value-type="float" office:value="51148.6364684264">
                <text:p>51148.6364684264</text:p>
              </table:table-cell>
              <table:table-cell office:value-type="float" office:value="41316.2567224003">
                <text:p>41316.2567224003</text:p>
              </table:table-cell>
              <table:table-cell office:value-type="float" office:value="5012.45003425763">
                <text:p>5012.45003425763</text:p>
              </table:table-cell>
            </table:table-row>
            <table:table-row>
              <table:table-cell office:value-type="string">
                <text:p>2021-06-18T10:10:21Z</text:p>
              </table:table-cell>
              <table:table-cell office:value-type="float" office:value="46992.66594903">
                <text:p>46992.66594903</text:p>
              </table:table-cell>
              <table:table-cell office:value-type="float" office:value="34561.2680730771">
                <text:p>34561.2680730771</text:p>
              </table:table-cell>
              <table:table-cell office:value-type="float" office:value="50904.3348889287">
                <text:p>50904.3348889287</text:p>
              </table:table-cell>
              <table:table-cell office:value-type="float" office:value="41074.2383092289">
                <text:p>41074.2383092289</text:p>
              </table:table-cell>
              <table:table-cell office:value-type="float" office:value="5028.37217705757">
                <text:p>5028.37217705757</text:p>
              </table:table-cell>
            </table:table-row>
            <table:table-row>
              <table:table-cell office:value-type="string">
                <text:p>2021-06-18T12:08:50Z</text:p>
              </table:table-cell>
              <table:table-cell office:value-type="float" office:value="47067.200190495">
                <text:p>47067.200190495</text:p>
              </table:table-cell>
              <table:table-cell office:value-type="float" office:value="34647.1583708281">
                <text:p>34647.1583708281</text:p>
              </table:table-cell>
              <table:table-cell office:value-type="float" office:value="50911.8889805427">
                <text:p>50911.8889805427</text:p>
              </table:table-cell>
              <table:table-cell office:value-type="float" office:value="41157.5825941016">
                <text:p>41157.5825941016</text:p>
              </table:table-cell>
              <table:table-cell office:value-type="float" office:value="5044.2263489073">
                <text:p>5044.2263489073</text:p>
              </table:table-cell>
            </table:table-row>
            <table:table-row>
              <table:table-cell office:value-type="string">
                <text:p>2021-06-18T15:39:18Z</text:p>
              </table:table-cell>
              <table:table-cell office:value-type="float" office:value="47136.708994715">
                <text:p>47136.708994715</text:p>
              </table:table-cell>
              <table:table-cell office:value-type="float" office:value="34577.1211036462">
                <text:p>34577.1211036462</text:p>
              </table:table-cell>
              <table:table-cell office:value-type="float" office:value="51081.718297775">
                <text:p>51081.718297775</text:p>
              </table:table-cell>
              <table:table-cell office:value-type="float" office:value="41097.6897720333">
                <text:p>41097.6897720333</text:p>
              </table:table-cell>
              <table:table-cell office:value-type="float" office:value="5023.86849097781">
                <text:p>5023.86849097781</text:p>
              </table:table-cell>
            </table:table-row>
            <table:table-row>
              <table:table-cell office:value-type="string">
                <text:p>2021-06-21T02:47:51Z</text:p>
              </table:table-cell>
              <table:table-cell office:value-type="float" office:value="47068.3762034064">
                <text:p>47068.3762034064</text:p>
              </table:table-cell>
              <table:table-cell office:value-type="float" office:value="34577.9274598409">
                <text:p>34577.9274598409</text:p>
              </table:table-cell>
              <table:table-cell office:value-type="float" office:value="50800.9429543776">
                <text:p>50800.9429543776</text:p>
              </table:table-cell>
              <table:table-cell office:value-type="float" office:value="41168.2784085983">
                <text:p>41168.2784085983</text:p>
              </table:table-cell>
              <table:table-cell office:value-type="float" office:value="4986.33098807333">
                <text:p>4986.33098807333</text:p>
              </table:table-cell>
            </table:table-row>
            <table:table-row>
              <table:table-cell office:value-type="string">
                <text:p>2021-06-21T03:48:47Z</text:p>
              </table:table-cell>
              <table:table-cell office:value-type="float" office:value="47083.5101557794">
                <text:p>47083.5101557794</text:p>
              </table:table-cell>
              <table:table-cell office:value-type="float" office:value="34569.425441699">
                <text:p>34569.425441699</text:p>
              </table:table-cell>
              <table:table-cell office:value-type="float" office:value="51224.343944489">
                <text:p>51224.343944489</text:p>
              </table:table-cell>
              <table:table-cell office:value-type="float" office:value="41286.592636134">
                <text:p>41286.592636134</text:p>
              </table:table-cell>
              <table:table-cell office:value-type="float" office:value="5109.86773532017">
                <text:p>5109.86773532017</text:p>
              </table:table-cell>
            </table:table-row>
            <table:table-row>
              <table:table-cell office:value-type="string">
                <text:p>2021-06-21T11:20:19Z</text:p>
              </table:table-cell>
              <table:table-cell office:value-type="float" office:value="46985.2384719533">
                <text:p>46985.2384719533</text:p>
              </table:table-cell>
              <table:table-cell office:value-type="float" office:value="34522.3099691352">
                <text:p>34522.3099691352</text:p>
              </table:table-cell>
              <table:table-cell office:value-type="float" office:value="51062.9569542589">
                <text:p>51062.9569542589</text:p>
              </table:table-cell>
              <table:table-cell office:value-type="float" office:value="41200.8040921526">
                <text:p>41200.8040921526</text:p>
              </table:table-cell>
              <table:table-cell office:value-type="float" office:value="4607.65899614641">
                <text:p>4607.65899614641</text:p>
              </table:table-cell>
            </table:table-row>
            <table:table-row>
              <table:table-cell office:value-type="string">
                <text:p>2021-06-21T17:56:20Z</text:p>
              </table:table-cell>
              <table:table-cell office:value-type="float" office:value="46812.0203655742">
                <text:p>46812.0203655742</text:p>
              </table:table-cell>
              <table:table-cell office:value-type="float" office:value="34416.0015068559">
                <text:p>34416.0015068559</text:p>
              </table:table-cell>
              <table:table-cell office:value-type="float" office:value="50583.089333397">
                <text:p>50583.089333397</text:p>
              </table:table-cell>
              <table:table-cell office:value-type="float" office:value="40878.6635295922">
                <text:p>40878.6635295922</text:p>
              </table:table-cell>
              <table:table-cell office:value-type="float" office:value="4929.21291215825">
                <text:p>4929.21291215825</text:p>
              </table:table-cell>
            </table:table-row>
            <table:table-row>
              <table:table-cell office:value-type="string">
                <text:p>2021-06-22T10:06:05Z</text:p>
              </table:table-cell>
              <table:table-cell office:value-type="float" office:value="47107.532295004">
                <text:p>47107.532295004</text:p>
              </table:table-cell>
              <table:table-cell office:value-type="float" office:value="34591.6979186159">
                <text:p>34591.6979186159</text:p>
              </table:table-cell>
              <table:table-cell office:value-type="float" office:value="50979.2759825768">
                <text:p>50979.2759825768</text:p>
              </table:table-cell>
              <table:table-cell office:value-type="float" office:value="41148.2476263509">
                <text:p>41148.2476263509</text:p>
              </table:table-cell>
              <table:table-cell office:value-type="float" office:value="4891.85711773321">
                <text:p>4891.85711773321</text:p>
              </table:table-cell>
            </table:table-row>
            <table:table-row>
              <table:table-cell office:value-type="string">
                <text:p>2021-06-22T21:35:20Z</text:p>
              </table:table-cell>
              <table:table-cell office:value-type="float" office:value="47192.2982193311">
                <text:p>47192.2982193311</text:p>
              </table:table-cell>
              <table:table-cell office:value-type="float" office:value="34667.2755757264">
                <text:p>34667.2755757264</text:p>
              </table:table-cell>
              <table:table-cell office:value-type="float" office:value="51240.2128888976">
                <text:p>51240.2128888976</text:p>
              </table:table-cell>
              <table:table-cell office:value-type="float" office:value="41327.987723871">
                <text:p>41327.987723871</text:p>
              </table:table-cell>
              <table:table-cell office:value-type="float" office:value="4837.9941030057">
                <text:p>4837.9941030057</text:p>
              </table:table-cell>
            </table:table-row>
            <table:table-row>
              <table:table-cell office:value-type="string">
                <text:p>2021-06-22T22:24:34Z</text:p>
              </table:table-cell>
              <table:table-cell office:value-type="float" office:value="46960.2784795327">
                <text:p>46960.2784795327</text:p>
              </table:table-cell>
              <table:table-cell office:value-type="float" office:value="34582.8591817304">
                <text:p>34582.8591817304</text:p>
              </table:table-cell>
              <table:table-cell office:value-type="float" office:value="51002.3770709422">
                <text:p>51002.3770709422</text:p>
              </table:table-cell>
              <table:table-cell office:value-type="float" office:value="41096.5754484556">
                <text:p>41096.5754484556</text:p>
              </table:table-cell>
              <table:table-cell office:value-type="float" office:value="4718.20503416068">
                <text:p>4718.20503416068</text:p>
              </table:table-cell>
            </table:table-row>
            <table:table-row>
              <table:table-cell office:value-type="string">
                <text:p>2021-06-23T13:47:51Z</text:p>
              </table:table-cell>
              <table:table-cell office:value-type="float" office:value="47095.6931959913">
                <text:p>47095.6931959913</text:p>
              </table:table-cell>
              <table:table-cell office:value-type="float" office:value="34629.5243476311">
                <text:p>34629.5243476311</text:p>
              </table:table-cell>
              <table:table-cell office:value-type="float" office:value="51149.4861316665">
                <text:p>51149.4861316665</text:p>
              </table:table-cell>
              <table:table-cell office:value-type="float" office:value="41266.4453435011">
                <text:p>41266.4453435011</text:p>
              </table:table-cell>
              <table:table-cell office:value-type="float" office:value="5058.44002269746">
                <text:p>5058.44002269746</text:p>
              </table:table-cell>
            </table:table-row>
            <table:table-row>
              <table:table-cell office:value-type="string">
                <text:p>2021-06-23T21:27:47Z</text:p>
              </table:table-cell>
              <table:table-cell office:value-type="float" office:value="46712.7668845754">
                <text:p>46712.7668845754</text:p>
              </table:table-cell>
              <table:table-cell office:value-type="float" office:value="34327.6718489726">
                <text:p>34327.6718489726</text:p>
              </table:table-cell>
              <table:table-cell office:value-type="float" office:value="50305.0078718984">
                <text:p>50305.0078718984</text:p>
              </table:table-cell>
              <table:table-cell office:value-type="float" office:value="40786.8813924859">
                <text:p>40786.8813924859</text:p>
              </table:table-cell>
              <table:table-cell office:value-type="float" office:value="4796.52308407151">
                <text:p>4796.52308407151</text:p>
              </table:table-cell>
            </table:table-row>
            <table:table-row>
              <table:table-cell office:value-type="string">
                <text:p>2021-06-23T22:20:01Z</text:p>
              </table:table-cell>
              <table:table-cell office:value-type="float" office:value="46717.8577429516">
                <text:p>46717.8577429516</text:p>
              </table:table-cell>
              <table:table-cell office:value-type="float" office:value="34447.0757677168">
                <text:p>34447.0757677168</text:p>
              </table:table-cell>
              <table:table-cell office:value-type="float" office:value="50454.5265012431">
                <text:p>50454.5265012431</text:p>
              </table:table-cell>
              <table:table-cell office:value-type="float" office:value="40868.7146219788">
                <text:p>40868.7146219788</text:p>
              </table:table-cell>
              <table:table-cell office:value-type="float" office:value="4787.98989716608">
                <text:p>4787.98989716608</text:p>
              </table:table-cell>
            </table:table-row>
            <table:table-row>
              <table:table-cell office:value-type="string">
                <text:p>2021-06-24T11:47:27Z</text:p>
              </table:table-cell>
              <table:table-cell office:value-type="float" office:value="46938.886022065">
                <text:p>46938.886022065</text:p>
              </table:table-cell>
              <table:table-cell office:value-type="float" office:value="34530.3001687609">
                <text:p>34530.3001687609</text:p>
              </table:table-cell>
              <table:table-cell office:value-type="float" office:value="50921.9714170378">
                <text:p>50921.9714170378</text:p>
              </table:table-cell>
              <table:table-cell office:value-type="float" office:value="41118.3399969625">
                <text:p>41118.3399969625</text:p>
              </table:table-cell>
              <table:table-cell office:value-type="float" office:value="4701.9734313559">
                <text:p>4701.9734313559</text:p>
              </table:table-cell>
            </table:table-row>
            <table:table-row>
              <table:table-cell office:value-type="string">
                <text:p>2021-06-24T14:54:08Z</text:p>
              </table:table-cell>
              <table:table-cell office:value-type="float" office:value="46730.9263022277">
                <text:p>46730.9263022277</text:p>
              </table:table-cell>
              <table:table-cell office:value-type="float" office:value="34514.8073589674">
                <text:p>34514.8073589674</text:p>
              </table:table-cell>
              <table:table-cell office:value-type="float" office:value="50368.770389615">
                <text:p>50368.770389615</text:p>
              </table:table-cell>
              <table:table-cell office:value-type="float" office:value="40991.7603081273">
                <text:p>40991.7603081273</text:p>
              </table:table-cell>
              <table:table-cell office:value-type="float" office:value="4806.54524305945">
                <text:p>4806.54524305945</text:p>
              </table:table-cell>
            </table:table-row>
            <table:table-row>
              <table:table-cell office:value-type="string">
                <text:p>2021-06-24T16:04:30Z</text:p>
              </table:table-cell>
              <table:table-cell office:value-type="float" office:value="45492.1183364597">
                <text:p>45492.1183364597</text:p>
              </table:table-cell>
              <table:table-cell office:value-type="float" office:value="33552.0534450516">
                <text:p>33552.0534450516</text:p>
              </table:table-cell>
              <table:table-cell office:value-type="float" office:value="49248.3769907675">
                <text:p>49248.3769907675</text:p>
              </table:table-cell>
              <table:table-cell office:value-type="float" office:value="39804.1745096633">
                <text:p>39804.1745096633</text:p>
              </table:table-cell>
              <table:table-cell office:value-type="float" office:value="5015.21293007284">
                <text:p>5015.21293007284</text:p>
              </table:table-cell>
            </table:table-row>
            <table:table-row>
              <table:table-cell office:value-type="string">
                <text:p>2021-06-24T23:23:22Z</text:p>
              </table:table-cell>
              <table:table-cell office:value-type="float" office:value="46905.9176891211">
                <text:p>46905.9176891211</text:p>
              </table:table-cell>
              <table:table-cell office:value-type="float" office:value="34499.8092115002">
                <text:p>34499.8092115002</text:p>
              </table:table-cell>
              <table:table-cell office:value-type="float" office:value="50800.5590100085">
                <text:p>50800.5590100085</text:p>
              </table:table-cell>
              <table:table-cell office:value-type="float" office:value="40999.3788988767">
                <text:p>40999.3788988767</text:p>
              </table:table-cell>
              <table:table-cell office:value-type="float" office:value="5140.13028803888">
                <text:p>5140.13028803888</text:p>
              </table:table-cell>
            </table:table-row>
            <table:table-row>
              <table:table-cell office:value-type="string">
                <text:p>2021-06-25T00:48:29Z</text:p>
              </table:table-cell>
              <table:table-cell office:value-type="float" office:value="46824.1869028771">
                <text:p>46824.1869028771</text:p>
              </table:table-cell>
              <table:table-cell office:value-type="float" office:value="34362.0711584433">
                <text:p>34362.0711584433</text:p>
              </table:table-cell>
              <table:table-cell office:value-type="float" office:value="50449.383656194">
                <text:p>50449.383656194</text:p>
              </table:table-cell>
              <table:table-cell office:value-type="float" office:value="40802.6536539205">
                <text:p>40802.6536539205</text:p>
              </table:table-cell>
              <table:table-cell office:value-type="float" office:value="5159.30034489406">
                <text:p>5159.30034489406</text:p>
              </table:table-cell>
            </table:table-row>
            <table:table-row>
              <table:table-cell office:value-type="string">
                <text:p>2021-06-25T06:00:37Z</text:p>
              </table:table-cell>
              <table:table-cell office:value-type="float" office:value="46937.1732434161">
                <text:p>46937.1732434161</text:p>
              </table:table-cell>
              <table:table-cell office:value-type="float" office:value="34480.3556711371">
                <text:p>34480.3556711371</text:p>
              </table:table-cell>
              <table:table-cell office:value-type="float" office:value="50453.2717597623">
                <text:p>50453.2717597623</text:p>
              </table:table-cell>
              <table:table-cell office:value-type="float" office:value="40870.8153062102">
                <text:p>40870.8153062102</text:p>
              </table:table-cell>
              <table:table-cell office:value-type="float" office:value="5225.56254040629">
                <text:p>5225.56254040629</text:p>
              </table:table-cell>
            </table:table-row>
            <table:table-row>
              <table:table-cell office:value-type="string">
                <text:p>2021-06-25T12:10:13Z</text:p>
              </table:table-cell>
              <table:table-cell office:value-type="float" office:value="46565.1931245665">
                <text:p>46565.1931245665</text:p>
              </table:table-cell>
              <table:table-cell office:value-type="float" office:value="34392.6035578325">
                <text:p>34392.6035578325</text:p>
              </table:table-cell>
              <table:table-cell office:value-type="float" office:value="50203.2706671719">
                <text:p>50203.2706671719</text:p>
              </table:table-cell>
              <table:table-cell office:value-type="float" office:value="40734.9425396325">
                <text:p>40734.9425396325</text:p>
              </table:table-cell>
              <table:table-cell office:value-type="float" office:value="4602.32835676942">
                <text:p>4602.32835676942</text:p>
              </table:table-cell>
            </table:table-row>
            <table:table-row>
              <table:table-cell office:value-type="string">
                <text:p>2021-06-25T16:07:12Z</text:p>
              </table:table-cell>
              <table:table-cell office:value-type="float" office:value="47119.1104366818">
                <text:p>47119.1104366818</text:p>
              </table:table-cell>
              <table:table-cell office:value-type="float" office:value="34500.3038214337">
                <text:p>34500.3038214337</text:p>
              </table:table-cell>
              <table:table-cell office:value-type="float" office:value="50969.7547004668">
                <text:p>50969.7547004668</text:p>
              </table:table-cell>
              <table:table-cell office:value-type="float" office:value="41212.4941650256">
                <text:p>41212.4941650256</text:p>
              </table:table-cell>
              <table:table-cell office:value-type="float" office:value="5165.24557506806">
                <text:p>5165.24557506806</text:p>
              </table:table-cell>
            </table:table-row>
            <table:table-row>
              <table:table-cell office:value-type="string">
                <text:p>2021-06-25T23:15:37Z</text:p>
              </table:table-cell>
              <table:table-cell office:value-type="float" office:value="47384.5336854228">
                <text:p>47384.5336854228</text:p>
              </table:table-cell>
              <table:table-cell office:value-type="float" office:value="34718.8848622015">
                <text:p>34718.8848622015</text:p>
              </table:table-cell>
              <table:table-cell office:value-type="float" office:value="51103.5725445952">
                <text:p>51103.5725445952</text:p>
              </table:table-cell>
              <table:table-cell office:value-type="float" office:value="41183.7737341319">
                <text:p>41183.7737341319</text:p>
              </table:table-cell>
              <table:table-cell office:value-type="float" office:value="4562.4147711745">
                <text:p>4562.4147711745</text:p>
              </table:table-cell>
            </table:table-row>
            <table:table-row>
              <table:table-cell office:value-type="string">
                <text:p>2021-06-28T06:44:36Z</text:p>
              </table:table-cell>
              <table:table-cell office:value-type="float" office:value="45950.3767167642">
                <text:p>45950.3767167642</text:p>
              </table:table-cell>
              <table:table-cell office:value-type="float" office:value="33672.2208233339">
                <text:p>33672.2208233339</text:p>
              </table:table-cell>
              <table:table-cell office:value-type="float" office:value="49469.19956466">
                <text:p>49469.19956466</text:p>
              </table:table-cell>
              <table:table-cell office:value-type="float" office:value="40040.5303821143">
                <text:p>40040.5303821143</text:p>
              </table:table-cell>
              <table:table-cell office:value-type="float" office:value="4619.23325235073">
                <text:p>4619.23325235073</text:p>
              </table:table-cell>
            </table:table-row>
            <table:table-row>
              <table:table-cell office:value-type="string">
                <text:p>2021-06-28T14:21:19Z</text:p>
              </table:table-cell>
              <table:table-cell office:value-type="float" office:value="46983.6510755795">
                <text:p>46983.6510755795</text:p>
              </table:table-cell>
              <table:table-cell office:value-type="float" office:value="34624.2524860644">
                <text:p>34624.2524860644</text:p>
              </table:table-cell>
              <table:table-cell office:value-type="float" office:value="50604.9322086946">
                <text:p>50604.9322086946</text:p>
              </table:table-cell>
              <table:table-cell office:value-type="float" office:value="41087.3432419279">
                <text:p>41087.3432419279</text:p>
              </table:table-cell>
              <table:table-cell office:value-type="float" office:value="4583.41165918189">
                <text:p>4583.41165918189</text:p>
              </table:table-cell>
            </table:table-row>
            <table:table-row>
              <table:table-cell office:value-type="string">
                <text:p>2021-06-28T21:06:07Z</text:p>
              </table:table-cell>
              <table:table-cell office:value-type="float" office:value="47263.0796198266">
                <text:p>47263.0796198266</text:p>
              </table:table-cell>
              <table:table-cell office:value-type="float" office:value="34692.7114546663">
                <text:p>34692.7114546663</text:p>
              </table:table-cell>
              <table:table-cell office:value-type="float" office:value="50939.0404639665">
                <text:p>50939.0404639665</text:p>
              </table:table-cell>
              <table:table-cell office:value-type="float" office:value="41188.3531338665">
                <text:p>41188.3531338665</text:p>
              </table:table-cell>
              <table:table-cell office:value-type="float" office:value="4764.00269220587">
                <text:p>4764.00269220587</text:p>
              </table:table-cell>
            </table:table-row>
            <table:table-row>
              <table:table-cell office:value-type="string">
                <text:p>2021-06-29T17:15:52Z</text:p>
              </table:table-cell>
              <table:table-cell office:value-type="float" office:value="47079.010762648">
                <text:p>47079.010762648</text:p>
              </table:table-cell>
              <table:table-cell office:value-type="float" office:value="34646.4919063495">
                <text:p>34646.4919063495</text:p>
              </table:table-cell>
              <table:table-cell office:value-type="float" office:value="51032.2662395741">
                <text:p>51032.2662395741</text:p>
              </table:table-cell>
              <table:table-cell office:value-type="float" office:value="41245.0884113988">
                <text:p>41245.0884113988</text:p>
              </table:table-cell>
              <table:table-cell office:value-type="float" office:value="4706.27088640066">
                <text:p>4706.27088640066</text:p>
              </table:table-cell>
            </table:table-row>
            <table:table-row>
              <table:table-cell office:value-type="string">
                <text:p>2021-06-30T16:27:39Z</text:p>
              </table:table-cell>
              <table:table-cell office:value-type="float" office:value="47054.7983885505">
                <text:p>47054.7983885505</text:p>
              </table:table-cell>
              <table:table-cell office:value-type="float" office:value="34544.5520718412">
                <text:p>34544.5520718412</text:p>
              </table:table-cell>
              <table:table-cell office:value-type="float" office:value="50789.3093994112">
                <text:p>50789.3093994112</text:p>
              </table:table-cell>
              <table:table-cell office:value-type="float" office:value="41072.4760346919">
                <text:p>41072.4760346919</text:p>
              </table:table-cell>
              <table:table-cell office:value-type="float" office:value="4690.58333351926">
                <text:p>4690.58333351926</text:p>
              </table:table-cell>
            </table:table-row>
            <table:table-row>
              <table:table-cell office:value-type="string">
                <text:p>2021-07-01T14:41:53Z</text:p>
              </table:table-cell>
              <table:table-cell office:value-type="float" office:value="46761.6806060573">
                <text:p>46761.6806060573</text:p>
              </table:table-cell>
              <table:table-cell office:value-type="float" office:value="34497.7118223666">
                <text:p>34497.7118223666</text:p>
              </table:table-cell>
              <table:table-cell office:value-type="float" office:value="50513.4929357277">
                <text:p>50513.4929357277</text:p>
              </table:table-cell>
              <table:table-cell office:value-type="float" office:value="40958.4667080386">
                <text:p>40958.4667080386</text:p>
              </table:table-cell>
              <table:table-cell office:value-type="float" office:value="4668.12633295323">
                <text:p>4668.12633295323</text:p>
              </table:table-cell>
            </table:table-row>
            <table:table-row>
              <table:table-cell office:value-type="string">
                <text:p>2021-07-01T18:31:11Z</text:p>
              </table:table-cell>
              <table:table-cell office:value-type="float" office:value="47012.6930906982">
                <text:p>47012.6930906982</text:p>
              </table:table-cell>
              <table:table-cell office:value-type="float" office:value="34618.6252244963">
                <text:p>34618.6252244963</text:p>
              </table:table-cell>
              <table:table-cell office:value-type="float" office:value="50742.9847784069">
                <text:p>50742.9847784069</text:p>
              </table:table-cell>
              <table:table-cell office:value-type="float" office:value="41138.0491724839">
                <text:p>41138.0491724839</text:p>
              </table:table-cell>
              <table:table-cell office:value-type="float" office:value="4693.4066496438">
                <text:p>4693.4066496438</text:p>
              </table:table-cell>
            </table:table-row>
            <table:table-row>
              <table:table-cell office:value-type="string">
                <text:p>2021-07-07T08:52:06Z</text:p>
              </table:table-cell>
              <table:table-cell office:value-type="float" office:value="47079.4581366208">
                <text:p>47079.4581366208</text:p>
              </table:table-cell>
              <table:table-cell office:value-type="float" office:value="34545.2171422783">
                <text:p>34545.2171422783</text:p>
              </table:table-cell>
              <table:table-cell office:value-type="float" office:value="50873.1386765666">
                <text:p>50873.1386765666</text:p>
              </table:table-cell>
              <table:table-cell office:value-type="float" office:value="41077.0181045885">
                <text:p>41077.0181045885</text:p>
              </table:table-cell>
              <table:table-cell office:value-type="float" office:value="4511.31015908312">
                <text:p>4511.31015908312</text:p>
              </table:table-cell>
            </table:table-row>
            <table:table-row>
              <table:table-cell office:value-type="string">
                <text:p>2021-07-08T13:42:52Z</text:p>
              </table:table-cell>
              <table:table-cell office:value-type="float" office:value="45692.0097843632">
                <text:p>45692.0097843632</text:p>
              </table:table-cell>
              <table:table-cell office:value-type="float" office:value="33516.0503696088">
                <text:p>33516.0503696088</text:p>
              </table:table-cell>
              <table:table-cell office:value-type="float" office:value="49353.9001170292">
                <text:p>49353.9001170292</text:p>
              </table:table-cell>
              <table:table-cell office:value-type="float" office:value="39938.5413477499">
                <text:p>39938.5413477499</text:p>
              </table:table-cell>
              <table:table-cell office:value-type="float" office:value="4471.59228057505">
                <text:p>4471.59228057505</text:p>
              </table:table-cell>
            </table:table-row>
            <table:table-row>
              <table:table-cell office:value-type="string">
                <text:p>2021-05-14T19:24:56Z</text:p>
              </table:table-cell>
              <table:table-cell office:value-type="float" office:value="56263.7129969697">
                <text:p>56263.7129969697</text:p>
              </table:table-cell>
              <table:table-cell office:value-type="float" office:value="39900.513843817">
                <text:p>39900.513843817</text:p>
              </table:table-cell>
              <table:table-cell office:value-type="float" office:value="61686.5408919013">
                <text:p>61686.5408919013</text:p>
              </table:table-cell>
              <table:table-cell office:value-type="float" office:value="48636.1935115536">
                <text:p>48636.1935115536</text:p>
              </table:table-cell>
              <table:table-cell office:value-type="float" office:value="5551.24469173792">
                <text:p>5551.24469173792</text:p>
              </table:table-cell>
            </table:table-row>
            <table:table-row>
              <table:table-cell office:value-type="string">
                <text:p>2021-05-14T19:37:03Z</text:p>
              </table:table-cell>
              <table:table-cell office:value-type="float" office:value="56540.8659771074">
                <text:p>56540.8659771074</text:p>
              </table:table-cell>
              <table:table-cell office:value-type="float" office:value="39972.9945273873">
                <text:p>39972.9945273873</text:p>
              </table:table-cell>
              <table:table-cell office:value-type="float" office:value="61842.9939831631">
                <text:p>61842.9939831631</text:p>
              </table:table-cell>
              <table:table-cell office:value-type="float" office:value="48778.2431679725">
                <text:p>48778.2431679725</text:p>
              </table:table-cell>
              <table:table-cell office:value-type="float" office:value="5576.01010368402">
                <text:p>5576.01010368402</text:p>
              </table:table-cell>
            </table:table-row>
            <table:table-row>
              <table:table-cell office:value-type="string">
                <text:p>2021-05-14T23:01:21Z</text:p>
              </table:table-cell>
              <table:table-cell office:value-type="float" office:value="56245.1583427613">
                <text:p>56245.1583427613</text:p>
              </table:table-cell>
              <table:table-cell office:value-type="float" office:value="39755.1952215743">
                <text:p>39755.1952215743</text:p>
              </table:table-cell>
              <table:table-cell office:value-type="float" office:value="61560.5358271695">
                <text:p>61560.5358271695</text:p>
              </table:table-cell>
              <table:table-cell office:value-type="float" office:value="48494.5746569965">
                <text:p>48494.5746569965</text:p>
              </table:table-cell>
              <table:table-cell office:value-type="float" office:value="5572.04736042406">
                <text:p>5572.04736042406</text:p>
              </table:table-cell>
            </table:table-row>
            <table:table-row>
              <table:table-cell office:value-type="string">
                <text:p>2021-05-17T13:55:38Z</text:p>
              </table:table-cell>
              <table:table-cell office:value-type="float" office:value="56511.048454311">
                <text:p>56511.048454311</text:p>
              </table:table-cell>
              <table:table-cell office:value-type="float" office:value="39862.1058507424">
                <text:p>39862.1058507424</text:p>
              </table:table-cell>
              <table:table-cell office:value-type="float" office:value="62101.3176965334">
                <text:p>62101.3176965334</text:p>
              </table:table-cell>
              <table:table-cell office:value-type="float" office:value="48760.3702293168">
                <text:p>48760.3702293168</text:p>
              </table:table-cell>
              <table:table-cell office:value-type="float" office:value="5983.40293260427">
                <text:p>5983.40293260427</text:p>
              </table:table-cell>
            </table:table-row>
            <table:table-row>
              <table:table-cell office:value-type="string">
                <text:p>2021-05-21T23:03:06Z</text:p>
              </table:table-cell>
              <table:table-cell office:value-type="float" office:value="55555.1574829562">
                <text:p>55555.1574829562</text:p>
              </table:table-cell>
              <table:table-cell office:value-type="float" office:value="39296.9192811368">
                <text:p>39296.9192811368</text:p>
              </table:table-cell>
              <table:table-cell office:value-type="float" office:value="60988.2421851798">
                <text:p>60988.2421851798</text:p>
              </table:table-cell>
              <table:table-cell office:value-type="float" office:value="47879.6850564813">
                <text:p>47879.6850564813</text:p>
              </table:table-cell>
              <table:table-cell office:value-type="float" office:value="5622.57858213742">
                <text:p>5622.57858213742</text:p>
              </table:table-cell>
            </table:table-row>
            <table:table-row>
              <table:table-cell office:value-type="string">
                <text:p>2021-05-22T00:23:58Z</text:p>
              </table:table-cell>
              <table:table-cell office:value-type="float" office:value="55633.9070213093">
                <text:p>55633.9070213093</text:p>
              </table:table-cell>
              <table:table-cell office:value-type="float" office:value="39347.4669419339">
                <text:p>39347.4669419339</text:p>
              </table:table-cell>
              <table:table-cell office:value-type="float" office:value="61080.071540123">
                <text:p>61080.071540123</text:p>
              </table:table-cell>
              <table:table-cell office:value-type="float" office:value="48027.1415771283">
                <text:p>48027.1415771283</text:p>
              </table:table-cell>
              <table:table-cell office:value-type="float" office:value="5834.39853727269">
                <text:p>5834.39853727269</text:p>
              </table:table-cell>
            </table:table-row>
            <table:table-row>
              <table:table-cell office:value-type="string">
                <text:p>2021-05-28T23:48:10Z</text:p>
              </table:table-cell>
              <table:table-cell office:value-type="float" office:value="55611.2485823561">
                <text:p>55611.2485823561</text:p>
              </table:table-cell>
              <table:table-cell office:value-type="float" office:value="39442.8442504362">
                <text:p>39442.8442504362</text:p>
              </table:table-cell>
              <table:table-cell office:value-type="float" office:value="60838.1710736732">
                <text:p>60838.1710736732</text:p>
              </table:table-cell>
              <table:table-cell office:value-type="float" office:value="48014.193097906">
                <text:p>48014.193097906</text:p>
              </table:table-cell>
              <table:table-cell office:value-type="float" office:value="4922.50347451532">
                <text:p>4922.50347451532</text:p>
              </table:table-cell>
            </table:table-row>
            <table:table-row>
              <table:table-cell office:value-type="string">
                <text:p>2021-05-31T12:57:07Z</text:p>
              </table:table-cell>
              <table:table-cell office:value-type="float" office:value="54945.694994962">
                <text:p>54945.694994962</text:p>
              </table:table-cell>
              <table:table-cell office:value-type="float" office:value="39150.7326606428">
                <text:p>39150.7326606428</text:p>
              </table:table-cell>
              <table:table-cell office:value-type="float" office:value="60455.1074126784">
                <text:p>60455.1074126784</text:p>
              </table:table-cell>
              <table:table-cell office:value-type="float" office:value="47700.1395498893">
                <text:p>47700.1395498893</text:p>
              </table:table-cell>
              <table:table-cell office:value-type="float" office:value="5188.5732158348">
                <text:p>5188.5732158348</text:p>
              </table:table-cell>
            </table:table-row>
            <table:table-row>
              <table:table-cell office:value-type="string">
                <text:p>2021-05-31T13:20:06Z</text:p>
              </table:table-cell>
              <table:table-cell office:value-type="float" office:value="55080.1860786437">
                <text:p>55080.1860786437</text:p>
              </table:table-cell>
              <table:table-cell office:value-type="float" office:value="39385.3166866579">
                <text:p>39385.3166866579</text:p>
              </table:table-cell>
              <table:table-cell office:value-type="float" office:value="60331.3865100981">
                <text:p>60331.3865100981</text:p>
              </table:table-cell>
              <table:table-cell office:value-type="float" office:value="47874.0777211227">
                <text:p>47874.0777211227</text:p>
              </table:table-cell>
              <table:table-cell office:value-type="float" office:value="4761.98543923357">
                <text:p>4761.98543923357</text:p>
              </table:table-cell>
            </table:table-row>
            <table:table-row>
              <table:table-cell office:value-type="string">
                <text:p>2021-05-31T16:41:08Z</text:p>
              </table:table-cell>
              <table:table-cell office:value-type="float" office:value="55025.6544293863">
                <text:p>55025.6544293863</text:p>
              </table:table-cell>
              <table:table-cell office:value-type="float" office:value="39373.2589668096">
                <text:p>39373.2589668096</text:p>
              </table:table-cell>
              <table:table-cell office:value-type="float" office:value="60566.9413982636">
                <text:p>60566.9413982636</text:p>
              </table:table-cell>
              <table:table-cell office:value-type="float" office:value="47896.2715393676">
                <text:p>47896.2715393676</text:p>
              </table:table-cell>
              <table:table-cell office:value-type="float" office:value="4720.79523377115">
                <text:p>4720.79523377115</text:p>
              </table:table-cell>
            </table:table-row>
            <table:table-row>
              <table:table-cell office:value-type="string">
                <text:p>2021-05-31T18:29:51Z</text:p>
              </table:table-cell>
              <table:table-cell office:value-type="float" office:value="55155.5597069197">
                <text:p>55155.5597069197</text:p>
              </table:table-cell>
              <table:table-cell office:value-type="float" office:value="39301.7049960937">
                <text:p>39301.7049960937</text:p>
              </table:table-cell>
              <table:table-cell office:value-type="float" office:value="60555.6733700541">
                <text:p>60555.6733700541</text:p>
              </table:table-cell>
              <table:table-cell office:value-type="float" office:value="47758.5907268353">
                <text:p>47758.5907268353</text:p>
              </table:table-cell>
              <table:table-cell office:value-type="float" office:value="4695.01500306494">
                <text:p>4695.01500306494</text:p>
              </table:table-cell>
            </table:table-row>
            <table:table-row>
              <table:table-cell office:value-type="string">
                <text:p>2021-06-07T18:50:09Z</text:p>
              </table:table-cell>
              <table:table-cell office:value-type="float" office:value="56548.8223280188">
                <text:p>56548.8223280188</text:p>
              </table:table-cell>
              <table:table-cell office:value-type="float" office:value="39974.449125651">
                <text:p>39974.449125651</text:p>
              </table:table-cell>
              <table:table-cell office:value-type="float" office:value="61615.4769413952">
                <text:p>61615.4769413952</text:p>
              </table:table-cell>
              <table:table-cell office:value-type="float" office:value="48487.8329914289">
                <text:p>48487.8329914289</text:p>
              </table:table-cell>
              <table:table-cell office:value-type="float" office:value="5080.47045095148">
                <text:p>5080.47045095148</text:p>
              </table:table-cell>
            </table:table-row>
            <table:table-row>
              <table:table-cell office:value-type="string">
                <text:p>2021-06-10T00:14:52Z</text:p>
              </table:table-cell>
              <table:table-cell office:value-type="float" office:value="55876.6535742344">
                <text:p>55876.6535742344</text:p>
              </table:table-cell>
              <table:table-cell office:value-type="float" office:value="39724.1757705444">
                <text:p>39724.1757705444</text:p>
              </table:table-cell>
              <table:table-cell office:value-type="float" office:value="61310.8454418888">
                <text:p>61310.8454418888</text:p>
              </table:table-cell>
              <table:table-cell office:value-type="float" office:value="48205.2582950153">
                <text:p>48205.2582950153</text:p>
              </table:table-cell>
              <table:table-cell office:value-type="float" office:value="6071.27565796042">
                <text:p>6071.27565796042</text:p>
              </table:table-cell>
            </table:table-row>
            <table:table-row>
              <table:table-cell office:value-type="string">
                <text:p>2021-06-11T15:36:09Z</text:p>
              </table:table-cell>
              <table:table-cell office:value-type="float" office:value="54139.8541978579">
                <text:p>54139.8541978579</text:p>
              </table:table-cell>
              <table:table-cell office:value-type="float" office:value="38499.4192702936">
                <text:p>38499.4192702936</text:p>
              </table:table-cell>
              <table:table-cell office:value-type="float" office:value="59172.7846046007">
                <text:p>59172.7846046007</text:p>
              </table:table-cell>
              <table:table-cell office:value-type="float" office:value="46724.9079366686">
                <text:p>46724.9079366686</text:p>
              </table:table-cell>
              <table:table-cell office:value-type="float" office:value="5013.30576828624">
                <text:p>5013.30576828624</text:p>
              </table:table-cell>
            </table:table-row>
            <table:table-row>
              <table:table-cell office:value-type="string">
                <text:p>2021-06-11T16:49:21Z</text:p>
              </table:table-cell>
              <table:table-cell office:value-type="float" office:value="55883.4171210919">
                <text:p>55883.4171210919</text:p>
              </table:table-cell>
              <table:table-cell office:value-type="float" office:value="39742.3414831063">
                <text:p>39742.3414831063</text:p>
              </table:table-cell>
              <table:table-cell office:value-type="float" office:value="61197.5453219782">
                <text:p>61197.5453219782</text:p>
              </table:table-cell>
              <table:table-cell office:value-type="float" office:value="48190.4793646247">
                <text:p>48190.4793646247</text:p>
              </table:table-cell>
              <table:table-cell office:value-type="float" office:value="6173.37944690123">
                <text:p>6173.37944690123</text:p>
              </table:table-cell>
            </table:table-row>
            <table:table-row>
              <table:table-cell office:value-type="string">
                <text:p>2021-06-14T13:05:32Z</text:p>
              </table:table-cell>
              <table:table-cell office:value-type="float" office:value="56331.3420008793">
                <text:p>56331.3420008793</text:p>
              </table:table-cell>
              <table:table-cell office:value-type="float" office:value="39991.4344097579">
                <text:p>39991.4344097579</text:p>
              </table:table-cell>
              <table:table-cell office:value-type="float" office:value="61390.9231938819">
                <text:p>61390.9231938819</text:p>
              </table:table-cell>
              <table:table-cell office:value-type="float" office:value="48349.2740959958">
                <text:p>48349.2740959958</text:p>
              </table:table-cell>
              <table:table-cell office:value-type="float" office:value="5017.03426537437">
                <text:p>5017.03426537437</text:p>
              </table:table-cell>
            </table:table-row>
            <table:table-row>
              <table:table-cell office:value-type="string">
                <text:p>2021-06-14T16:08:21Z</text:p>
              </table:table-cell>
              <table:table-cell office:value-type="float" office:value="56534.3965440165">
                <text:p>56534.3965440165</text:p>
              </table:table-cell>
              <table:table-cell office:value-type="float" office:value="39983.4134410235">
                <text:p>39983.4134410235</text:p>
              </table:table-cell>
              <table:table-cell office:value-type="float" office:value="61756.3860434425">
                <text:p>61756.3860434425</text:p>
              </table:table-cell>
              <table:table-cell office:value-type="float" office:value="48585.1671367579">
                <text:p>48585.1671367579</text:p>
              </table:table-cell>
              <table:table-cell office:value-type="float" office:value="4925.73630540222">
                <text:p>4925.73630540222</text:p>
              </table:table-cell>
            </table:table-row>
            <table:table-row>
              <table:table-cell office:value-type="string">
                <text:p>2021-06-18T03:17:24Z</text:p>
              </table:table-cell>
              <table:table-cell office:value-type="float" office:value="55987.2002325087">
                <text:p>55987.2002325087</text:p>
              </table:table-cell>
              <table:table-cell office:value-type="float" office:value="39827.8818208712">
                <text:p>39827.8818208712</text:p>
              </table:table-cell>
              <table:table-cell office:value-type="float" office:value="61216.0172533006">
                <text:p>61216.0172533006</text:p>
              </table:table-cell>
              <table:table-cell office:value-type="float" office:value="48351.577038972">
                <text:p>48351.577038972</text:p>
              </table:table-cell>
              <table:table-cell office:value-type="float" office:value="4944.75350609367">
                <text:p>4944.75350609367</text:p>
              </table:table-cell>
            </table:table-row>
            <table:table-row>
              <table:table-cell office:value-type="string">
                <text:p>2021-06-18T04:26:25Z</text:p>
              </table:table-cell>
              <table:table-cell office:value-type="float" office:value="56041.3104770961">
                <text:p>56041.3104770961</text:p>
              </table:table-cell>
              <table:table-cell office:value-type="float" office:value="39803.0320843373">
                <text:p>39803.0320843373</text:p>
              </table:table-cell>
              <table:table-cell office:value-type="float" office:value="61063.1629422681">
                <text:p>61063.1629422681</text:p>
              </table:table-cell>
              <table:table-cell office:value-type="float" office:value="48141.384849649">
                <text:p>48141.384849649</text:p>
              </table:table-cell>
              <table:table-cell office:value-type="float" office:value="4932.21260288381">
                <text:p>4932.21260288381</text:p>
              </table:table-cell>
            </table:table-row>
            <table:table-row>
              <table:table-cell office:value-type="string">
                <text:p>2021-06-21T12:32:14Z</text:p>
              </table:table-cell>
              <table:table-cell office:value-type="float" office:value="56339.0569486199">
                <text:p>56339.0569486199</text:p>
              </table:table-cell>
              <table:table-cell office:value-type="float" office:value="39949.5744286672">
                <text:p>39949.5744286672</text:p>
              </table:table-cell>
              <table:table-cell office:value-type="float" office:value="61891.0009340908">
                <text:p>61891.0009340908</text:p>
              </table:table-cell>
              <table:table-cell office:value-type="float" office:value="48554.7068083976">
                <text:p>48554.7068083976</text:p>
              </table:table-cell>
              <table:table-cell office:value-type="float" office:value="5170.59662282709">
                <text:p>5170.59662282709</text:p>
              </table:table-cell>
            </table:table-row>
            <table:table-row>
              <table:table-cell office:value-type="string">
                <text:p>2021-06-21T13:49:37Z</text:p>
              </table:table-cell>
              <table:table-cell office:value-type="float" office:value="56119.4421611669">
                <text:p>56119.4421611669</text:p>
              </table:table-cell>
              <table:table-cell office:value-type="float" office:value="39736.217636933">
                <text:p>39736.217636933</text:p>
              </table:table-cell>
              <table:table-cell office:value-type="float" office:value="61324.9625240025">
                <text:p>61324.9625240025</text:p>
              </table:table-cell>
              <table:table-cell office:value-type="float" office:value="48308.0443488999">
                <text:p>48308.0443488999</text:p>
              </table:table-cell>
              <table:table-cell office:value-type="float" office:value="5172.03461326167">
                <text:p>5172.03461326167</text:p>
              </table:table-cell>
            </table:table-row>
            <table:table-row>
              <table:table-cell office:value-type="string">
                <text:p>2021-06-21T18:39:59Z</text:p>
              </table:table-cell>
              <table:table-cell office:value-type="float" office:value="55930.7650766095">
                <text:p>55930.7650766095</text:p>
              </table:table-cell>
              <table:table-cell office:value-type="float" office:value="39803.9136148488">
                <text:p>39803.9136148488</text:p>
              </table:table-cell>
              <table:table-cell office:value-type="float" office:value="61706.5823145043">
                <text:p>61706.5823145043</text:p>
              </table:table-cell>
              <table:table-cell office:value-type="float" office:value="48446.5099604936">
                <text:p>48446.5099604936</text:p>
              </table:table-cell>
              <table:table-cell office:value-type="float" office:value="4920.59724729943">
                <text:p>4920.59724729943</text:p>
              </table:table-cell>
            </table:table-row>
            <table:table-row>
              <table:table-cell office:value-type="string">
                <text:p>2021-06-22T15:24:08Z</text:p>
              </table:table-cell>
              <table:table-cell office:value-type="float" office:value="56340.4566112578">
                <text:p>56340.4566112578</text:p>
              </table:table-cell>
              <table:table-cell office:value-type="float" office:value="39984.5718512611">
                <text:p>39984.5718512611</text:p>
              </table:table-cell>
              <table:table-cell office:value-type="float" office:value="61607.5421797177">
                <text:p>61607.5421797177</text:p>
              </table:table-cell>
              <table:table-cell office:value-type="float" office:value="48405.5030462978">
                <text:p>48405.5030462978</text:p>
              </table:table-cell>
              <table:table-cell office:value-type="float" office:value="4887.38660151835">
                <text:p>4887.38660151835</text:p>
              </table:table-cell>
            </table:table-row>
            <table:table-row>
              <table:table-cell office:value-type="string">
                <text:p>2021-06-22T15:38:29Z</text:p>
              </table:table-cell>
              <table:table-cell office:value-type="float" office:value="56144.2153473832">
                <text:p>56144.2153473832</text:p>
              </table:table-cell>
              <table:table-cell office:value-type="float" office:value="39957.5929425692">
                <text:p>39957.5929425692</text:p>
              </table:table-cell>
              <table:table-cell office:value-type="float" office:value="61042.0174064534">
                <text:p>61042.0174064534</text:p>
              </table:table-cell>
              <table:table-cell office:value-type="float" office:value="48065.7901871548">
                <text:p>48065.7901871548</text:p>
              </table:table-cell>
              <table:table-cell office:value-type="float" office:value="4890.7866779916">
                <text:p>4890.7866779916</text:p>
              </table:table-cell>
            </table:table-row>
            <table:table-row>
              <table:table-cell office:value-type="string">
                <text:p>2021-06-23T14:27:43Z</text:p>
              </table:table-cell>
              <table:table-cell office:value-type="float" office:value="56515.1572232878">
                <text:p>56515.1572232878</text:p>
              </table:table-cell>
              <table:table-cell office:value-type="float" office:value="39903.9183124255">
                <text:p>39903.9183124255</text:p>
              </table:table-cell>
              <table:table-cell office:value-type="float" office:value="61622.2620855049">
                <text:p>61622.2620855049</text:p>
              </table:table-cell>
              <table:table-cell office:value-type="float" office:value="48444.2422398651">
                <text:p>48444.2422398651</text:p>
              </table:table-cell>
              <table:table-cell office:value-type="float" office:value="5370.60800515708">
                <text:p>5370.60800515708</text:p>
              </table:table-cell>
            </table:table-row>
            <table:table-row>
              <table:table-cell office:value-type="string">
                <text:p>2021-06-23T15:26:01Z</text:p>
              </table:table-cell>
              <table:table-cell office:value-type="float" office:value="55790.5182202022">
                <text:p>55790.5182202022</text:p>
              </table:table-cell>
              <table:table-cell office:value-type="float" office:value="39759.8720168333">
                <text:p>39759.8720168333</text:p>
              </table:table-cell>
              <table:table-cell office:value-type="float" office:value="61334.9531684088">
                <text:p>61334.9531684088</text:p>
              </table:table-cell>
              <table:table-cell office:value-type="float" office:value="48109.0292566744">
                <text:p>48109.0292566744</text:p>
              </table:table-cell>
              <table:table-cell office:value-type="float" office:value="5339.78011914393">
                <text:p>5339.78011914393</text:p>
              </table:table-cell>
            </table:table-row>
            <table:table-row>
              <table:table-cell office:value-type="string">
                <text:p>2021-06-25T22:08:34Z</text:p>
              </table:table-cell>
              <table:table-cell office:value-type="float" office:value="54674.0840891204">
                <text:p>54674.0840891204</text:p>
              </table:table-cell>
              <table:table-cell office:value-type="float" office:value="38703.9787474184">
                <text:p>38703.9787474184</text:p>
              </table:table-cell>
              <table:table-cell office:value-type="float" office:value="59658.6314690498">
                <text:p>59658.6314690498</text:p>
              </table:table-cell>
              <table:table-cell office:value-type="float" office:value="46904.2033122368">
                <text:p>46904.2033122368</text:p>
              </table:table-cell>
              <table:table-cell office:value-type="float" office:value="5205.48846275104">
                <text:p>5205.48846275104</text:p>
              </table:table-cell>
            </table:table-row>
            <table:table-row>
              <table:table-cell office:value-type="string">
                <text:p>2021-06-27T02:37:38Z</text:p>
              </table:table-cell>
              <table:table-cell office:value-type="float" office:value="55993.2286642536">
                <text:p>55993.2286642536</text:p>
              </table:table-cell>
              <table:table-cell office:value-type="float" office:value="39684.6903627281">
                <text:p>39684.6903627281</text:p>
              </table:table-cell>
              <table:table-cell office:value-type="float" office:value="61376.3814828018">
                <text:p>61376.3814828018</text:p>
              </table:table-cell>
              <table:table-cell office:value-type="float" office:value="48127.7977741199">
                <text:p>48127.7977741199</text:p>
              </table:table-cell>
              <table:table-cell office:value-type="float" office:value="5339.77008976574">
                <text:p>5339.77008976574</text:p>
              </table:table-cell>
            </table:table-row>
            <table:table-row>
              <table:table-cell office:value-type="string">
                <text:p>2021-06-28T10:07:36Z</text:p>
              </table:table-cell>
              <table:table-cell office:value-type="float" office:value="55824.8881506044">
                <text:p>55824.8881506044</text:p>
              </table:table-cell>
              <table:table-cell office:value-type="float" office:value="39559.0672565625">
                <text:p>39559.0672565625</text:p>
              </table:table-cell>
              <table:table-cell office:value-type="float" office:value="61069.1131215138">
                <text:p>61069.1131215138</text:p>
              </table:table-cell>
              <table:table-cell office:value-type="float" office:value="48171.7027033969">
                <text:p>48171.7027033969</text:p>
              </table:table-cell>
              <table:table-cell office:value-type="float" office:value="5177.67042872774">
                <text:p>5177.67042872774</text:p>
              </table:table-cell>
            </table:table-row>
            <table:table-row>
              <table:table-cell office:value-type="string">
                <text:p>2021-06-28T19:39:36Z</text:p>
              </table:table-cell>
              <table:table-cell office:value-type="float" office:value="56275.8968815558">
                <text:p>56275.8968815558</text:p>
              </table:table-cell>
              <table:table-cell office:value-type="float" office:value="39859.968703066">
                <text:p>39859.968703066</text:p>
              </table:table-cell>
              <table:table-cell office:value-type="float" office:value="61705.1014125726">
                <text:p>61705.1014125726</text:p>
              </table:table-cell>
              <table:table-cell office:value-type="float" office:value="48400.0434538101">
                <text:p>48400.0434538101</text:p>
              </table:table-cell>
              <table:table-cell office:value-type="float" office:value="5168.77700665792">
                <text:p>5168.77700665792</text:p>
              </table:table-cell>
            </table:table-row>
            <table:table-row>
              <table:table-cell office:value-type="string">
                <text:p>2021-06-28T20:12:16Z</text:p>
              </table:table-cell>
              <table:table-cell office:value-type="float" office:value="56628.475951359">
                <text:p>56628.475951359</text:p>
              </table:table-cell>
              <table:table-cell office:value-type="float" office:value="40012.7136138987">
                <text:p>40012.7136138987</text:p>
              </table:table-cell>
              <table:table-cell office:value-type="float" office:value="62083.4432259364">
                <text:p>62083.4432259364</text:p>
              </table:table-cell>
              <table:table-cell office:value-type="float" office:value="48703.2552655834">
                <text:p>48703.2552655834</text:p>
              </table:table-cell>
              <table:table-cell office:value-type="float" office:value="5203.7167773915">
                <text:p>5203.7167773915</text:p>
              </table:table-cell>
            </table:table-row>
            <table:table-row>
              <table:table-cell office:value-type="string">
                <text:p>2021-06-29T07:15:33Z</text:p>
              </table:table-cell>
              <table:table-cell office:value-type="float" office:value="56051.3948067318">
                <text:p>56051.3948067318</text:p>
              </table:table-cell>
              <table:table-cell office:value-type="float" office:value="39727.2321246818">
                <text:p>39727.2321246818</text:p>
              </table:table-cell>
              <table:table-cell office:value-type="float" office:value="61383.7322714516">
                <text:p>61383.7322714516</text:p>
              </table:table-cell>
              <table:table-cell office:value-type="float" office:value="48300.2759029342">
                <text:p>48300.2759029342</text:p>
              </table:table-cell>
              <table:table-cell office:value-type="float" office:value="5305.62407175601">
                <text:p>5305.62407175601</text:p>
              </table:table-cell>
            </table:table-row>
            <table:table-row>
              <table:table-cell office:value-type="string">
                <text:p>2021-06-29T16:25:33Z</text:p>
              </table:table-cell>
              <table:table-cell office:value-type="float" office:value="56102.233332879">
                <text:p>56102.233332879</text:p>
              </table:table-cell>
              <table:table-cell office:value-type="float" office:value="39776.6827328752">
                <text:p>39776.6827328752</text:p>
              </table:table-cell>
              <table:table-cell office:value-type="float" office:value="61250.7999011841">
                <text:p>61250.7999011841</text:p>
              </table:table-cell>
              <table:table-cell office:value-type="float" office:value="48254.3516120216">
                <text:p>48254.3516120216</text:p>
              </table:table-cell>
              <table:table-cell office:value-type="float" office:value="5374.64201176365">
                <text:p>5374.64201176365</text:p>
              </table:table-cell>
            </table:table-row>
            <table:table-row>
              <table:table-cell office:value-type="string">
                <text:p>2021-06-29T17:38:02Z</text:p>
              </table:table-cell>
              <table:table-cell office:value-type="float" office:value="56247.2866191224">
                <text:p>56247.2866191224</text:p>
              </table:table-cell>
              <table:table-cell office:value-type="float" office:value="39792.0846417906">
                <text:p>39792.0846417906</text:p>
              </table:table-cell>
              <table:table-cell office:value-type="float" office:value="61354.5296106299">
                <text:p>61354.5296106299</text:p>
              </table:table-cell>
              <table:table-cell office:value-type="float" office:value="48310.7775225905">
                <text:p>48310.7775225905</text:p>
              </table:table-cell>
              <table:table-cell office:value-type="float" office:value="5325.50946662485">
                <text:p>5325.50946662485</text:p>
              </table:table-cell>
            </table:table-row>
            <table:table-row>
              <table:table-cell office:value-type="string">
                <text:p>2021-06-29T20:37:39Z</text:p>
              </table:table-cell>
              <table:table-cell office:value-type="float" office:value="56007.2637806976">
                <text:p>56007.2637806976</text:p>
              </table:table-cell>
              <table:table-cell office:value-type="float" office:value="39816.492215511">
                <text:p>39816.492215511</text:p>
              </table:table-cell>
              <table:table-cell office:value-type="float" office:value="61274.4336235261">
                <text:p>61274.4336235261</text:p>
              </table:table-cell>
              <table:table-cell office:value-type="float" office:value="48273.762657015">
                <text:p>48273.762657015</text:p>
              </table:table-cell>
              <table:table-cell office:value-type="float" office:value="5355.40479891051">
                <text:p>5355.40479891051</text:p>
              </table:table-cell>
            </table:table-row>
            <table:table-row>
              <table:table-cell office:value-type="string">
                <text:p>2021-06-30T17:53:58Z</text:p>
              </table:table-cell>
              <table:table-cell office:value-type="float" office:value="56172.8904901527">
                <text:p>56172.8904901527</text:p>
              </table:table-cell>
              <table:table-cell office:value-type="float" office:value="39945.713941036">
                <text:p>39945.713941036</text:p>
              </table:table-cell>
              <table:table-cell office:value-type="float" office:value="61504.9994176213">
                <text:p>61504.9994176213</text:p>
              </table:table-cell>
              <table:table-cell office:value-type="float" office:value="48431.1511795706">
                <text:p>48431.1511795706</text:p>
              </table:table-cell>
              <table:table-cell office:value-type="float" office:value="4987.03898184666">
                <text:p>4987.03898184666</text:p>
              </table:table-cell>
            </table:table-row>
            <table:table-row>
              <table:table-cell office:value-type="string">
                <text:p>2021-07-02T15:48:06Z</text:p>
              </table:table-cell>
              <table:table-cell office:value-type="float" office:value="55977.9691091466">
                <text:p>55977.9691091466</text:p>
              </table:table-cell>
              <table:table-cell office:value-type="float" office:value="39955.4046380889">
                <text:p>39955.4046380889</text:p>
              </table:table-cell>
              <table:table-cell office:value-type="float" office:value="61486.3581280574">
                <text:p>61486.3581280574</text:p>
              </table:table-cell>
              <table:table-cell office:value-type="float" office:value="48640.4700185565">
                <text:p>48640.4700185565</text:p>
              </table:table-cell>
              <table:table-cell office:value-type="float" office:value="4996.24521317508">
                <text:p>4996.24521317508</text:p>
              </table:table-cell>
            </table:table-row>
            <table:table-row>
              <table:table-cell office:value-type="string">
                <text:p>2021-07-02T16:36:19Z</text:p>
              </table:table-cell>
              <table:table-cell office:value-type="float" office:value="56023.6535013228">
                <text:p>56023.6535013228</text:p>
              </table:table-cell>
              <table:table-cell office:value-type="float" office:value="39900.5349186139">
                <text:p>39900.5349186139</text:p>
              </table:table-cell>
              <table:table-cell office:value-type="float" office:value="61322.8337347597">
                <text:p>61322.8337347597</text:p>
              </table:table-cell>
              <table:table-cell office:value-type="float" office:value="48343.8795885032">
                <text:p>48343.8795885032</text:p>
              </table:table-cell>
              <table:table-cell office:value-type="float" office:value="4977.87492803083">
                <text:p>4977.87492803083</text:p>
              </table:table-cell>
            </table:table-row>
            <table:table-row>
              <table:table-cell office:value-type="string">
                <text:p>2021-07-06T08:24:16Z</text:p>
              </table:table-cell>
              <table:table-cell office:value-type="float" office:value="55853.1554503546">
                <text:p>55853.1554503546</text:p>
              </table:table-cell>
              <table:table-cell office:value-type="float" office:value="39728.8597831055">
                <text:p>39728.8597831055</text:p>
              </table:table-cell>
              <table:table-cell office:value-type="float" office:value="61248.3491379636">
                <text:p>61248.3491379636</text:p>
              </table:table-cell>
              <table:table-cell office:value-type="float" office:value="48228.6532810584">
                <text:p>48228.6532810584</text:p>
              </table:table-cell>
              <table:table-cell office:value-type="float" office:value="4976.55871391985">
                <text:p>4976.55871391985</text:p>
              </table:table-cell>
            </table:table-row>
            <table:table-row>
              <table:table-cell office:value-type="string">
                <text:p>2021-07-07T02:02:31Z</text:p>
              </table:table-cell>
              <table:table-cell office:value-type="float" office:value="56116.3353666886">
                <text:p>56116.3353666886</text:p>
              </table:table-cell>
              <table:table-cell office:value-type="float" office:value="39851.2229378041">
                <text:p>39851.2229378041</text:p>
              </table:table-cell>
              <table:table-cell office:value-type="float" office:value="61664.9816975306">
                <text:p>61664.9816975306</text:p>
              </table:table-cell>
              <table:table-cell office:value-type="float" office:value="48436.7535956107">
                <text:p>48436.7535956107</text:p>
              </table:table-cell>
              <table:table-cell office:value-type="float" office:value="4794.51549683397">
                <text:p>4794.51549683397</text:p>
              </table:table-cell>
            </table:table-row>
            <table:table-row>
              <table:table-cell office:value-type="string">
                <text:p>2021-07-07T09:17:06Z</text:p>
              </table:table-cell>
              <table:table-cell office:value-type="float" office:value="56271.2463402146">
                <text:p>56271.2463402146</text:p>
              </table:table-cell>
              <table:table-cell office:value-type="float" office:value="39937.889762977">
                <text:p>39937.889762977</text:p>
              </table:table-cell>
              <table:table-cell office:value-type="float" office:value="61753.7814590356">
                <text:p>61753.7814590356</text:p>
              </table:table-cell>
              <table:table-cell office:value-type="float" office:value="48488.7714246187">
                <text:p>48488.7714246187</text:p>
              </table:table-cell>
              <table:table-cell office:value-type="float" office:value="4823.55007130995">
                <text:p>4823.55007130995</text:p>
              </table:table-cell>
            </table:table-row>
            <table:table-row>
              <table:table-cell office:value-type="string">
                <text:p>2021-04-16T18:30:14Z</text:p>
              </table:table-cell>
              <table:table-cell office:value-type="float" office:value="46083.7431027908">
                <text:p>46083.7431027908</text:p>
              </table:table-cell>
              <table:table-cell office:value-type="float" office:value="33931.5012876988">
                <text:p>33931.5012876988</text:p>
              </table:table-cell>
              <table:table-cell office:value-type="float" office:value="49699.5425655098">
                <text:p>49699.5425655098</text:p>
              </table:table-cell>
              <table:table-cell office:value-type="float" office:value="40294.5456690231">
                <text:p>40294.5456690231</text:p>
              </table:table-cell>
              <table:table-cell office:value-type="float" office:value="4350.91372948297">
                <text:p>4350.91372948297</text:p>
              </table:table-cell>
            </table:table-row>
            <table:table-row>
              <table:table-cell office:value-type="string">
                <text:p>2021-04-16T19:49:40Z</text:p>
              </table:table-cell>
              <table:table-cell office:value-type="float" office:value="45869.0985327987">
                <text:p>45869.0985327987</text:p>
              </table:table-cell>
              <table:table-cell office:value-type="float" office:value="33784.7540434928">
                <text:p>33784.7540434928</text:p>
              </table:table-cell>
              <table:table-cell office:value-type="float" office:value="49661.095045555">
                <text:p>49661.095045555</text:p>
              </table:table-cell>
              <table:table-cell office:value-type="float" office:value="40244.3260378732">
                <text:p>40244.3260378732</text:p>
              </table:table-cell>
              <table:table-cell office:value-type="float" office:value="4301.91823226049">
                <text:p>4301.91823226049</text:p>
              </table:table-cell>
            </table:table-row>
            <table:table-row>
              <table:table-cell office:value-type="string">
                <text:p>2021-04-16T21:34:25Z</text:p>
              </table:table-cell>
              <table:table-cell office:value-type="float" office:value="45524.3746386358">
                <text:p>45524.3746386358</text:p>
              </table:table-cell>
              <table:table-cell office:value-type="float" office:value="33875.5558608104">
                <text:p>33875.5558608104</text:p>
              </table:table-cell>
              <table:table-cell office:value-type="float" office:value="49123.7078080263">
                <text:p>49123.7078080263</text:p>
              </table:table-cell>
              <table:table-cell office:value-type="float" office:value="40042.6731331874">
                <text:p>40042.6731331874</text:p>
              </table:table-cell>
              <table:table-cell office:value-type="float" office:value="4391.70360597018">
                <text:p>4391.70360597018</text:p>
              </table:table-cell>
            </table:table-row>
            <table:table-row>
              <table:table-cell office:value-type="string">
                <text:p>2021-04-17T01:44:44Z</text:p>
              </table:table-cell>
              <table:table-cell office:value-type="float" office:value="45707.0259250745">
                <text:p>45707.0259250745</text:p>
              </table:table-cell>
              <table:table-cell office:value-type="float" office:value="33958.912668732">
                <text:p>33958.912668732</text:p>
              </table:table-cell>
              <table:table-cell office:value-type="float" office:value="49327.5793993527">
                <text:p>49327.5793993527</text:p>
              </table:table-cell>
              <table:table-cell office:value-type="float" office:value="40210.4117998609">
                <text:p>40210.4117998609</text:p>
              </table:table-cell>
              <table:table-cell office:value-type="float" office:value="4342.90360192497">
                <text:p>4342.90360192497</text:p>
              </table:table-cell>
            </table:table-row>
            <table:table-row>
              <table:table-cell office:value-type="string">
                <text:p>2021-04-19T06:01:27Z</text:p>
              </table:table-cell>
              <table:table-cell office:value-type="float" office:value="45553.5540184763">
                <text:p>45553.5540184763</text:p>
              </table:table-cell>
              <table:table-cell office:value-type="float" office:value="33822.3012018726">
                <text:p>33822.3012018726</text:p>
              </table:table-cell>
              <table:table-cell office:value-type="float" office:value="49116.22399515">
                <text:p>49116.22399515</text:p>
              </table:table-cell>
              <table:table-cell office:value-type="float" office:value="40002.5928367053">
                <text:p>40002.5928367053</text:p>
              </table:table-cell>
              <table:table-cell office:value-type="float" office:value="4803.26130205569">
                <text:p>4803.26130205569</text:p>
              </table:table-cell>
            </table:table-row>
            <table:table-row>
              <table:table-cell office:value-type="string">
                <text:p>2021-04-19T12:22:16Z</text:p>
              </table:table-cell>
              <table:table-cell office:value-type="float" office:value="45627.7292447669">
                <text:p>45627.7292447669</text:p>
              </table:table-cell>
              <table:table-cell office:value-type="float" office:value="33896.070149071">
                <text:p>33896.070149071</text:p>
              </table:table-cell>
              <table:table-cell office:value-type="float" office:value="49447.205686438">
                <text:p>49447.205686438</text:p>
              </table:table-cell>
              <table:table-cell office:value-type="float" office:value="40125.385475992">
                <text:p>40125.385475992</text:p>
              </table:table-cell>
              <table:table-cell office:value-type="float" office:value="4758.40923306929">
                <text:p>4758.40923306929</text:p>
              </table:table-cell>
            </table:table-row>
            <table:table-row>
              <table:table-cell office:value-type="string">
                <text:p>2021-04-19T12:54:08Z</text:p>
              </table:table-cell>
              <table:table-cell office:value-type="float" office:value="46079.9612572273">
                <text:p>46079.9612572273</text:p>
              </table:table-cell>
              <table:table-cell office:value-type="float" office:value="34178.7415957531">
                <text:p>34178.7415957531</text:p>
              </table:table-cell>
              <table:table-cell office:value-type="float" office:value="49882.3150658484">
                <text:p>49882.3150658484</text:p>
              </table:table-cell>
              <table:table-cell office:value-type="float" office:value="40472.4165812924">
                <text:p>40472.4165812924</text:p>
              </table:table-cell>
              <table:table-cell office:value-type="float" office:value="4613.62535532799">
                <text:p>4613.62535532799</text:p>
              </table:table-cell>
            </table:table-row>
            <table:table-row>
              <table:table-cell office:value-type="string">
                <text:p>2021-04-19T15:22:45Z</text:p>
              </table:table-cell>
              <table:table-cell office:value-type="float" office:value="45825.6120299324">
                <text:p>45825.6120299324</text:p>
              </table:table-cell>
              <table:table-cell office:value-type="float" office:value="33903.5218740643">
                <text:p>33903.5218740643</text:p>
              </table:table-cell>
              <table:table-cell office:value-type="float" office:value="49465.5936442583">
                <text:p>49465.5936442583</text:p>
              </table:table-cell>
              <table:table-cell office:value-type="float" office:value="40319.0610148356">
                <text:p>40319.0610148356</text:p>
              </table:table-cell>
              <table:table-cell office:value-type="float" office:value="4646.41586684387">
                <text:p>4646.41586684387</text:p>
              </table:table-cell>
            </table:table-row>
            <table:table-row>
              <table:table-cell office:value-type="string">
                <text:p>2021-04-19T16:16:41Z</text:p>
              </table:table-cell>
              <table:table-cell office:value-type="float" office:value="45839.0837571872">
                <text:p>45839.0837571872</text:p>
              </table:table-cell>
              <table:table-cell office:value-type="float" office:value="34072.8832532488">
                <text:p>34072.8832532488</text:p>
              </table:table-cell>
              <table:table-cell office:value-type="float" office:value="49377.5385097253">
                <text:p>49377.5385097253</text:p>
              </table:table-cell>
              <table:table-cell office:value-type="float" office:value="40311.5594282977">
                <text:p>40311.5594282977</text:p>
              </table:table-cell>
              <table:table-cell office:value-type="float" office:value="4635.73003421437">
                <text:p>4635.73003421437</text:p>
              </table:table-cell>
            </table:table-row>
            <table:table-row>
              <table:table-cell office:value-type="string">
                <text:p>2021-04-19T18:07:39Z</text:p>
              </table:table-cell>
              <table:table-cell office:value-type="float" office:value="45339.0735218053">
                <text:p>45339.0735218053</text:p>
              </table:table-cell>
              <table:table-cell office:value-type="float" office:value="33717.4534980094">
                <text:p>33717.4534980094</text:p>
              </table:table-cell>
              <table:table-cell office:value-type="float" office:value="49022.8896004248">
                <text:p>49022.8896004248</text:p>
              </table:table-cell>
              <table:table-cell office:value-type="float" office:value="39994.6421253783">
                <text:p>39994.6421253783</text:p>
              </table:table-cell>
              <table:table-cell office:value-type="float" office:value="4640.18054024752">
                <text:p>4640.18054024752</text:p>
              </table:table-cell>
            </table:table-row>
            <table:table-row>
              <table:table-cell office:value-type="string">
                <text:p>2021-04-19T19:57:49Z</text:p>
              </table:table-cell>
              <table:table-cell office:value-type="float" office:value="45686.746571255">
                <text:p>45686.746571255</text:p>
              </table:table-cell>
              <table:table-cell office:value-type="float" office:value="33848.6307549867">
                <text:p>33848.6307549867</text:p>
              </table:table-cell>
              <table:table-cell office:value-type="float" office:value="49195.3107781903">
                <text:p>49195.3107781903</text:p>
              </table:table-cell>
              <table:table-cell office:value-type="float" office:value="39979.4543119875">
                <text:p>39979.4543119875</text:p>
              </table:table-cell>
              <table:table-cell office:value-type="float" office:value="4714.20595549231">
                <text:p>4714.20595549231</text:p>
              </table:table-cell>
            </table:table-row>
            <table:table-row>
              <table:table-cell office:value-type="string">
                <text:p>2021-04-19T20:25:55Z</text:p>
              </table:table-cell>
              <table:table-cell office:value-type="float" office:value="45325.4717569651">
                <text:p>45325.4717569651</text:p>
              </table:table-cell>
              <table:table-cell office:value-type="float" office:value="33710.0712872598">
                <text:p>33710.0712872598</text:p>
              </table:table-cell>
              <table:table-cell office:value-type="float" office:value="48726.3298207148">
                <text:p>48726.3298207148</text:p>
              </table:table-cell>
              <table:table-cell office:value-type="float" office:value="39729.7202051952">
                <text:p>39729.7202051952</text:p>
              </table:table-cell>
              <table:table-cell office:value-type="float" office:value="4912.35796423123">
                <text:p>4912.35796423123</text:p>
              </table:table-cell>
            </table:table-row>
            <table:table-row>
              <table:table-cell office:value-type="string">
                <text:p>2021-04-19T23:07:22Z</text:p>
              </table:table-cell>
              <table:table-cell office:value-type="float" office:value="45260.9440030332">
                <text:p>45260.9440030332</text:p>
              </table:table-cell>
              <table:table-cell office:value-type="float" office:value="33687.7217867251">
                <text:p>33687.7217867251</text:p>
              </table:table-cell>
              <table:table-cell office:value-type="float" office:value="48803.1257149225">
                <text:p>48803.1257149225</text:p>
              </table:table-cell>
              <table:table-cell office:value-type="float" office:value="39759.0122334892">
                <text:p>39759.0122334892</text:p>
              </table:table-cell>
              <table:table-cell office:value-type="float" office:value="4729.84663031579">
                <text:p>4729.84663031579</text:p>
              </table:table-cell>
            </table:table-row>
            <table:table-row>
              <table:table-cell office:value-type="string">
                <text:p>2021-04-20T00:37:15Z</text:p>
              </table:table-cell>
              <table:table-cell office:value-type="float" office:value="45014.3663100788">
                <text:p>45014.3663100788</text:p>
              </table:table-cell>
              <table:table-cell office:value-type="float" office:value="33512.205830568">
                <text:p>33512.205830568</text:p>
              </table:table-cell>
              <table:table-cell office:value-type="float" office:value="48617.2216072881">
                <text:p>48617.2216072881</text:p>
              </table:table-cell>
              <table:table-cell office:value-type="float" office:value="39556.5063770204">
                <text:p>39556.5063770204</text:p>
              </table:table-cell>
              <table:table-cell office:value-type="float" office:value="4673.07983849566">
                <text:p>4673.07983849566</text:p>
              </table:table-cell>
            </table:table-row>
            <table:table-row>
              <table:table-cell office:value-type="string">
                <text:p>2021-04-20T02:32:24Z</text:p>
              </table:table-cell>
              <table:table-cell office:value-type="float" office:value="45641.7087408198">
                <text:p>45641.7087408198</text:p>
              </table:table-cell>
              <table:table-cell office:value-type="float" office:value="33882.8702220935">
                <text:p>33882.8702220935</text:p>
              </table:table-cell>
              <table:table-cell office:value-type="float" office:value="49349.9757344543">
                <text:p>49349.9757344543</text:p>
              </table:table-cell>
              <table:table-cell office:value-type="float" office:value="40106.5989271142">
                <text:p>40106.5989271142</text:p>
              </table:table-cell>
              <table:table-cell office:value-type="float" office:value="4743.19383966932">
                <text:p>4743.19383966932</text:p>
              </table:table-cell>
            </table:table-row>
            <table:table-row>
              <table:table-cell office:value-type="string">
                <text:p>2021-04-20T03:10:09Z</text:p>
              </table:table-cell>
              <table:table-cell office:value-type="float" office:value="45543.4569916287">
                <text:p>45543.4569916287</text:p>
              </table:table-cell>
              <table:table-cell office:value-type="float" office:value="33856.4362143323">
                <text:p>33856.4362143323</text:p>
              </table:table-cell>
              <table:table-cell office:value-type="float" office:value="49099.9911332359">
                <text:p>49099.9911332359</text:p>
              </table:table-cell>
              <table:table-cell office:value-type="float" office:value="39991.3025209533">
                <text:p>39991.3025209533</text:p>
              </table:table-cell>
              <table:table-cell office:value-type="float" office:value="4877.200254372">
                <text:p>4877.200254372</text:p>
              </table:table-cell>
            </table:table-row>
            <table:table-row>
              <table:table-cell office:value-type="string">
                <text:p>2021-04-20T10:05:59Z</text:p>
              </table:table-cell>
              <table:table-cell office:value-type="float" office:value="45509.9800689752">
                <text:p>45509.9800689752</text:p>
              </table:table-cell>
              <table:table-cell office:value-type="float" office:value="33916.9259444764">
                <text:p>33916.9259444764</text:p>
              </table:table-cell>
              <table:table-cell office:value-type="float" office:value="49146.4291723412">
                <text:p>49146.4291723412</text:p>
              </table:table-cell>
              <table:table-cell office:value-type="float" office:value="40021.2933271861">
                <text:p>40021.2933271861</text:p>
              </table:table-cell>
              <table:table-cell office:value-type="float" office:value="4794.77091342988">
                <text:p>4794.77091342988</text:p>
              </table:table-cell>
            </table:table-row>
            <table:table-row>
              <table:table-cell office:value-type="string">
                <text:p>2021-04-20T12:47:22Z</text:p>
              </table:table-cell>
              <table:table-cell office:value-type="float" office:value="45799.2778503748">
                <text:p>45799.2778503748</text:p>
              </table:table-cell>
              <table:table-cell office:value-type="float" office:value="33970.0979956148">
                <text:p>33970.0979956148</text:p>
              </table:table-cell>
              <table:table-cell office:value-type="float" office:value="49335.7441307734">
                <text:p>49335.7441307734</text:p>
              </table:table-cell>
              <table:table-cell office:value-type="float" office:value="40132.10660687">
                <text:p>40132.10660687</text:p>
              </table:table-cell>
              <table:table-cell office:value-type="float" office:value="4917.88365670146">
                <text:p>4917.88365670146</text:p>
              </table:table-cell>
            </table:table-row>
            <table:table-row>
              <table:table-cell office:value-type="string">
                <text:p>2021-04-20T15:34:29Z</text:p>
              </table:table-cell>
              <table:table-cell office:value-type="float" office:value="45682.0641560053">
                <text:p>45682.0641560053</text:p>
              </table:table-cell>
              <table:table-cell office:value-type="float" office:value="33926.8679141013">
                <text:p>33926.8679141013</text:p>
              </table:table-cell>
              <table:table-cell office:value-type="float" office:value="49217.1145392021">
                <text:p>49217.1145392021</text:p>
              </table:table-cell>
              <table:table-cell office:value-type="float" office:value="40037.4024554806">
                <text:p>40037.4024554806</text:p>
              </table:table-cell>
              <table:table-cell office:value-type="float" office:value="5086.96897986456">
                <text:p>5086.96897986456</text:p>
              </table:table-cell>
            </table:table-row>
            <table:table-row>
              <table:table-cell office:value-type="string">
                <text:p>2021-04-20T18:44:59Z</text:p>
              </table:table-cell>
              <table:table-cell office:value-type="float" office:value="45389.1717294219">
                <text:p>45389.1717294219</text:p>
              </table:table-cell>
              <table:table-cell office:value-type="float" office:value="33727.4875136571">
                <text:p>33727.4875136571</text:p>
              </table:table-cell>
              <table:table-cell office:value-type="float" office:value="49198.2817922946">
                <text:p>49198.2817922946</text:p>
              </table:table-cell>
              <table:table-cell office:value-type="float" office:value="40028.8641436166">
                <text:p>40028.8641436166</text:p>
              </table:table-cell>
              <table:table-cell office:value-type="float" office:value="4835.10740987613">
                <text:p>4835.10740987613</text:p>
              </table:table-cell>
            </table:table-row>
            <table:table-row>
              <table:table-cell office:value-type="string">
                <text:p>2021-04-20T20:25:09Z</text:p>
              </table:table-cell>
              <table:table-cell office:value-type="float" office:value="45769.4801973121">
                <text:p>45769.4801973121</text:p>
              </table:table-cell>
              <table:table-cell office:value-type="float" office:value="33882.6466594731">
                <text:p>33882.6466594731</text:p>
              </table:table-cell>
              <table:table-cell office:value-type="float" office:value="49423.7699299484">
                <text:p>49423.7699299484</text:p>
              </table:table-cell>
              <table:table-cell office:value-type="float" office:value="40123.4105710876">
                <text:p>40123.4105710876</text:p>
              </table:table-cell>
              <table:table-cell office:value-type="float" office:value="4634.88242166542">
                <text:p>4634.88242166542</text:p>
              </table:table-cell>
            </table:table-row>
            <table:table-row>
              <table:table-cell office:value-type="string">
                <text:p>2021-04-21T17:46:40Z</text:p>
              </table:table-cell>
              <table:table-cell office:value-type="float" office:value="45686.1809071833">
                <text:p>45686.1809071833</text:p>
              </table:table-cell>
              <table:table-cell office:value-type="float" office:value="33997.9442996897">
                <text:p>33997.9442996897</text:p>
              </table:table-cell>
              <table:table-cell office:value-type="float" office:value="49119.1080453732">
                <text:p>49119.1080453732</text:p>
              </table:table-cell>
              <table:table-cell office:value-type="float" office:value="40225.2368006827">
                <text:p>40225.2368006827</text:p>
              </table:table-cell>
              <table:table-cell office:value-type="float" office:value="4855.41200844923">
                <text:p>4855.41200844923</text:p>
              </table:table-cell>
            </table:table-row>
            <table:table-row>
              <table:table-cell office:value-type="string">
                <text:p>2021-04-21T19:29:34Z</text:p>
              </table:table-cell>
              <table:table-cell office:value-type="float" office:value="45908.6932148428">
                <text:p>45908.6932148428</text:p>
              </table:table-cell>
              <table:table-cell office:value-type="float" office:value="33967.0052227724">
                <text:p>33967.0052227724</text:p>
              </table:table-cell>
              <table:table-cell office:value-type="float" office:value="49609.2154523664">
                <text:p>49609.2154523664</text:p>
              </table:table-cell>
              <table:table-cell office:value-type="float" office:value="40251.3891643854">
                <text:p>40251.3891643854</text:p>
              </table:table-cell>
              <table:table-cell office:value-type="float" office:value="4958.41138493183">
                <text:p>4958.41138493183</text:p>
              </table:table-cell>
            </table:table-row>
            <table:table-row>
              <table:table-cell office:value-type="string">
                <text:p>2021-04-21T23:00:01Z</text:p>
              </table:table-cell>
              <table:table-cell office:value-type="float" office:value="46352.2526044055">
                <text:p>46352.2526044055</text:p>
              </table:table-cell>
              <table:table-cell office:value-type="float" office:value="34198.2308145684">
                <text:p>34198.2308145684</text:p>
              </table:table-cell>
              <table:table-cell office:value-type="float" office:value="50086.0743939888">
                <text:p>50086.0743939888</text:p>
              </table:table-cell>
              <table:table-cell office:value-type="float" office:value="40735.9419949058">
                <text:p>40735.9419949058</text:p>
              </table:table-cell>
              <table:table-cell office:value-type="float" office:value="5635.20189674941">
                <text:p>5635.20189674941</text:p>
              </table:table-cell>
            </table:table-row>
            <table:table-row>
              <table:table-cell office:value-type="string">
                <text:p>2021-04-22T00:29:31Z</text:p>
              </table:table-cell>
              <table:table-cell office:value-type="float" office:value="45952.4478000872">
                <text:p>45952.4478000872</text:p>
              </table:table-cell>
              <table:table-cell office:value-type="float" office:value="34018.6609934348">
                <text:p>34018.6609934348</text:p>
              </table:table-cell>
              <table:table-cell office:value-type="float" office:value="49833.1706313439">
                <text:p>49833.1706313439</text:p>
              </table:table-cell>
              <table:table-cell office:value-type="float" office:value="40595.7255981743">
                <text:p>40595.7255981743</text:p>
              </table:table-cell>
              <table:table-cell office:value-type="float" office:value="5661.34808409574">
                <text:p>5661.34808409574</text:p>
              </table:table-cell>
            </table:table-row>
            <table:table-row>
              <table:table-cell office:value-type="string">
                <text:p>2021-04-22T04:50:46Z</text:p>
              </table:table-cell>
              <table:table-cell office:value-type="float" office:value="44720.9079343896">
                <text:p>44720.9079343896</text:p>
              </table:table-cell>
              <table:table-cell office:value-type="float" office:value="33011.7179562927">
                <text:p>33011.7179562927</text:p>
              </table:table-cell>
              <table:table-cell office:value-type="float" office:value="48452.6446687112">
                <text:p>48452.6446687112</text:p>
              </table:table-cell>
              <table:table-cell office:value-type="float" office:value="39276.248746325">
                <text:p>39276.248746325</text:p>
              </table:table-cell>
              <table:table-cell office:value-type="float" office:value="4936.47604916756">
                <text:p>4936.47604916756</text:p>
              </table:table-cell>
            </table:table-row>
            <table:table-row>
              <table:table-cell office:value-type="string">
                <text:p>2021-04-22T06:34:14Z</text:p>
              </table:table-cell>
              <table:table-cell office:value-type="float" office:value="46056.9187839052">
                <text:p>46056.9187839052</text:p>
              </table:table-cell>
              <table:table-cell office:value-type="float" office:value="34019.5265840334">
                <text:p>34019.5265840334</text:p>
              </table:table-cell>
              <table:table-cell office:value-type="float" office:value="50035.7745870274">
                <text:p>50035.7745870274</text:p>
              </table:table-cell>
              <table:table-cell office:value-type="float" office:value="40470.3659188606">
                <text:p>40470.3659188606</text:p>
              </table:table-cell>
              <table:table-cell office:value-type="float" office:value="5645.82673295544">
                <text:p>5645.82673295544</text:p>
              </table:table-cell>
            </table:table-row>
            <table:table-row>
              <table:table-cell office:value-type="string">
                <text:p>2021-04-22T07:01:14Z</text:p>
              </table:table-cell>
              <table:table-cell office:value-type="float" office:value="45845.0783340906">
                <text:p>45845.0783340906</text:p>
              </table:table-cell>
              <table:table-cell office:value-type="float" office:value="33940.7981397333">
                <text:p>33940.7981397333</text:p>
              </table:table-cell>
              <table:table-cell office:value-type="float" office:value="49812.5375424705">
                <text:p>49812.5375424705</text:p>
              </table:table-cell>
              <table:table-cell office:value-type="float" office:value="40357.3672160037">
                <text:p>40357.3672160037</text:p>
              </table:table-cell>
              <table:table-cell office:value-type="float" office:value="5134.75780933293">
                <text:p>5134.75780933293</text:p>
              </table:table-cell>
            </table:table-row>
            <table:table-row>
              <table:table-cell office:value-type="string">
                <text:p>2021-04-22T09:18:21Z</text:p>
              </table:table-cell>
              <table:table-cell office:value-type="float" office:value="46353.1773828296">
                <text:p>46353.1773828296</text:p>
              </table:table-cell>
              <table:table-cell office:value-type="float" office:value="34230.2941211624">
                <text:p>34230.2941211624</text:p>
              </table:table-cell>
              <table:table-cell office:value-type="float" office:value="50156.3845802662">
                <text:p>50156.3845802662</text:p>
              </table:table-cell>
              <table:table-cell office:value-type="float" office:value="40670.3124806587">
                <text:p>40670.3124806587</text:p>
              </table:table-cell>
              <table:table-cell office:value-type="float" office:value="5454.05079732694">
                <text:p>5454.05079732694</text:p>
              </table:table-cell>
            </table:table-row>
            <table:table-row>
              <table:table-cell office:value-type="string">
                <text:p>2021-04-22T14:39:51Z</text:p>
              </table:table-cell>
              <table:table-cell office:value-type="float" office:value="46223.2334491125">
                <text:p>46223.2334491125</text:p>
              </table:table-cell>
              <table:table-cell office:value-type="float" office:value="34199.1143876958">
                <text:p>34199.1143876958</text:p>
              </table:table-cell>
              <table:table-cell office:value-type="float" office:value="49966.9971820661">
                <text:p>49966.9971820661</text:p>
              </table:table-cell>
              <table:table-cell office:value-type="float" office:value="40753.2015304053">
                <text:p>40753.2015304053</text:p>
              </table:table-cell>
              <table:table-cell office:value-type="float" office:value="4802.87090729693">
                <text:p>4802.87090729693</text:p>
              </table:table-cell>
            </table:table-row>
            <table:table-row>
              <table:table-cell office:value-type="string">
                <text:p>2021-04-22T16:08:01Z</text:p>
              </table:table-cell>
              <table:table-cell office:value-type="float" office:value="46255.117828814">
                <text:p>46255.117828814</text:p>
              </table:table-cell>
              <table:table-cell office:value-type="float" office:value="34220.3323806873">
                <text:p>34220.3323806873</text:p>
              </table:table-cell>
              <table:table-cell office:value-type="float" office:value="50035.4867126319">
                <text:p>50035.4867126319</text:p>
              </table:table-cell>
              <table:table-cell office:value-type="float" office:value="40785.1712600181">
                <text:p>40785.1712600181</text:p>
              </table:table-cell>
              <table:table-cell office:value-type="float" office:value="4783.76919251145">
                <text:p>4783.76919251145</text:p>
              </table:table-cell>
            </table:table-row>
            <table:table-row>
              <table:table-cell office:value-type="string">
                <text:p>2021-04-22T17:36:23Z</text:p>
              </table:table-cell>
              <table:table-cell office:value-type="float" office:value="46059.3789790541">
                <text:p>46059.3789790541</text:p>
              </table:table-cell>
              <table:table-cell office:value-type="float" office:value="34108.4198356544">
                <text:p>34108.4198356544</text:p>
              </table:table-cell>
              <table:table-cell office:value-type="float" office:value="50036.0225008601">
                <text:p>50036.0225008601</text:p>
              </table:table-cell>
              <table:table-cell office:value-type="float" office:value="40697.8133688788">
                <text:p>40697.8133688788</text:p>
              </table:table-cell>
              <table:table-cell office:value-type="float" office:value="4808.83730298915">
                <text:p>4808.83730298915</text:p>
              </table:table-cell>
            </table:table-row>
            <table:table-row>
              <table:table-cell office:value-type="string">
                <text:p>2021-04-22T19:14:20Z</text:p>
              </table:table-cell>
              <table:table-cell office:value-type="float" office:value="46113.8842656988">
                <text:p>46113.8842656988</text:p>
              </table:table-cell>
              <table:table-cell office:value-type="float" office:value="33978.6998255704">
                <text:p>33978.6998255704</text:p>
              </table:table-cell>
              <table:table-cell office:value-type="float" office:value="49890.216059437">
                <text:p>49890.216059437</text:p>
              </table:table-cell>
              <table:table-cell office:value-type="float" office:value="40611.8377660977">
                <text:p>40611.8377660977</text:p>
              </table:table-cell>
              <table:table-cell office:value-type="float" office:value="4955.86002921564">
                <text:p>4955.86002921564</text:p>
              </table:table-cell>
            </table:table-row>
            <table:table-row>
              <table:table-cell office:value-type="string">
                <text:p>2021-04-22T19:36:51Z</text:p>
              </table:table-cell>
              <table:table-cell office:value-type="float" office:value="44698.6801077291">
                <text:p>44698.6801077291</text:p>
              </table:table-cell>
              <table:table-cell office:value-type="float" office:value="33094.8717293867">
                <text:p>33094.8717293867</text:p>
              </table:table-cell>
              <table:table-cell office:value-type="float" office:value="48309.6247979556">
                <text:p>48309.6247979556</text:p>
              </table:table-cell>
              <table:table-cell office:value-type="float" office:value="39434.7098748653">
                <text:p>39434.7098748653</text:p>
              </table:table-cell>
              <table:table-cell office:value-type="float" office:value="4839.34379775192">
                <text:p>4839.34379775192</text:p>
              </table:table-cell>
            </table:table-row>
            <table:table-row>
              <table:table-cell office:value-type="string">
                <text:p>2021-04-22T22:37:08Z</text:p>
              </table:table-cell>
              <table:table-cell office:value-type="float" office:value="46340.8196042211">
                <text:p>46340.8196042211</text:p>
              </table:table-cell>
              <table:table-cell office:value-type="float" office:value="34116.5915905591">
                <text:p>34116.5915905591</text:p>
              </table:table-cell>
              <table:table-cell office:value-type="float" office:value="49851.3712918123">
                <text:p>49851.3712918123</text:p>
              </table:table-cell>
              <table:table-cell office:value-type="float" office:value="40621.2876137341">
                <text:p>40621.2876137341</text:p>
              </table:table-cell>
              <table:table-cell office:value-type="float" office:value="4469.47862466719">
                <text:p>4469.47862466719</text:p>
              </table:table-cell>
            </table:table-row>
            <table:table-row>
              <table:table-cell office:value-type="string">
                <text:p>2021-04-23T01:20:27Z</text:p>
              </table:table-cell>
              <table:table-cell office:value-type="float" office:value="46001.4340705771">
                <text:p>46001.4340705771</text:p>
              </table:table-cell>
              <table:table-cell office:value-type="float" office:value="34040.6110761299">
                <text:p>34040.6110761299</text:p>
              </table:table-cell>
              <table:table-cell office:value-type="float" office:value="49803.9686015266">
                <text:p>49803.9686015266</text:p>
              </table:table-cell>
              <table:table-cell office:value-type="float" office:value="40504.0291099638">
                <text:p>40504.0291099638</text:p>
              </table:table-cell>
              <table:table-cell office:value-type="float" office:value="4904.35994429064">
                <text:p>4904.35994429064</text:p>
              </table:table-cell>
            </table:table-row>
            <table:table-row>
              <table:table-cell office:value-type="string">
                <text:p>2021-04-23T02:13:16Z</text:p>
              </table:table-cell>
              <table:table-cell office:value-type="float" office:value="46167.9186675449">
                <text:p>46167.9186675449</text:p>
              </table:table-cell>
              <table:table-cell office:value-type="float" office:value="34076.2624554075">
                <text:p>34076.2624554075</text:p>
              </table:table-cell>
              <table:table-cell office:value-type="float" office:value="49872.4617987915">
                <text:p>49872.4617987915</text:p>
              </table:table-cell>
              <table:table-cell office:value-type="float" office:value="40589.0822509857">
                <text:p>40589.0822509857</text:p>
              </table:table-cell>
              <table:table-cell office:value-type="float" office:value="4911.41077015541">
                <text:p>4911.41077015541</text:p>
              </table:table-cell>
            </table:table-row>
            <table:table-row>
              <table:table-cell office:value-type="string">
                <text:p>2021-04-23T04:27:58Z</text:p>
              </table:table-cell>
              <table:table-cell office:value-type="float" office:value="45971.730271309">
                <text:p>45971.730271309</text:p>
              </table:table-cell>
              <table:table-cell office:value-type="float" office:value="33999.156523264">
                <text:p>33999.156523264</text:p>
              </table:table-cell>
              <table:table-cell office:value-type="float" office:value="49628.7960527628">
                <text:p>49628.7960527628</text:p>
              </table:table-cell>
              <table:table-cell office:value-type="float" office:value="40466.9343193683">
                <text:p>40466.9343193683</text:p>
              </table:table-cell>
              <table:table-cell office:value-type="float" office:value="4583.77905052843">
                <text:p>4583.77905052843</text:p>
              </table:table-cell>
            </table:table-row>
            <table:table-row>
              <table:table-cell office:value-type="string">
                <text:p>2021-04-23T07:44:35Z</text:p>
              </table:table-cell>
              <table:table-cell office:value-type="float" office:value="45956.9595327136">
                <text:p>45956.9595327136</text:p>
              </table:table-cell>
              <table:table-cell office:value-type="float" office:value="34094.6585298565">
                <text:p>34094.6585298565</text:p>
              </table:table-cell>
              <table:table-cell office:value-type="float" office:value="49798.7480261911">
                <text:p>49798.7480261911</text:p>
              </table:table-cell>
              <table:table-cell office:value-type="float" office:value="40527.1231926109">
                <text:p>40527.1231926109</text:p>
              </table:table-cell>
              <table:table-cell office:value-type="float" office:value="4556.95011864824">
                <text:p>4556.95011864824</text:p>
              </table:table-cell>
            </table:table-row>
            <table:table-row>
              <table:table-cell office:value-type="string">
                <text:p>2021-04-23T08:54:09Z</text:p>
              </table:table-cell>
              <table:table-cell office:value-type="float" office:value="46328.6152703246">
                <text:p>46328.6152703246</text:p>
              </table:table-cell>
              <table:table-cell office:value-type="float" office:value="34192.349811212">
                <text:p>34192.349811212</text:p>
              </table:table-cell>
              <table:table-cell office:value-type="float" office:value="50061.7465822667">
                <text:p>50061.7465822667</text:p>
              </table:table-cell>
              <table:table-cell office:value-type="float" office:value="40691.2524620609">
                <text:p>40691.2524620609</text:p>
              </table:table-cell>
              <table:table-cell office:value-type="float" office:value="5040.89382995828">
                <text:p>5040.89382995828</text:p>
              </table:table-cell>
            </table:table-row>
            <table:table-row>
              <table:table-cell office:value-type="string">
                <text:p>2021-04-23T13:30:45Z</text:p>
              </table:table-cell>
              <table:table-cell office:value-type="float" office:value="46586.233223583">
                <text:p>46586.233223583</text:p>
              </table:table-cell>
              <table:table-cell office:value-type="float" office:value="34434.3978237687">
                <text:p>34434.3978237687</text:p>
              </table:table-cell>
              <table:table-cell office:value-type="float" office:value="50359.51594999">
                <text:p>50359.51594999</text:p>
              </table:table-cell>
              <table:table-cell office:value-type="float" office:value="40932.4603183647">
                <text:p>40932.4603183647</text:p>
              </table:table-cell>
              <table:table-cell office:value-type="float" office:value="4898.54969513967">
                <text:p>4898.54969513967</text:p>
              </table:table-cell>
            </table:table-row>
            <table:table-row>
              <table:table-cell office:value-type="string">
                <text:p>2021-04-23T14:51:21Z</text:p>
              </table:table-cell>
              <table:table-cell office:value-type="float" office:value="46272.741559766">
                <text:p>46272.741559766</text:p>
              </table:table-cell>
              <table:table-cell office:value-type="float" office:value="34363.4609603791">
                <text:p>34363.4609603791</text:p>
              </table:table-cell>
              <table:table-cell office:value-type="float" office:value="49838.1582770051">
                <text:p>49838.1582770051</text:p>
              </table:table-cell>
              <table:table-cell office:value-type="float" office:value="40776.9720901828">
                <text:p>40776.9720901828</text:p>
              </table:table-cell>
              <table:table-cell office:value-type="float" office:value="5473.91398368943">
                <text:p>5473.91398368943</text:p>
              </table:table-cell>
            </table:table-row>
            <table:table-row>
              <table:table-cell office:value-type="string">
                <text:p>2021-04-23T16:17:00Z</text:p>
              </table:table-cell>
              <table:table-cell office:value-type="float" office:value="46110.178151066">
                <text:p>46110.178151066</text:p>
              </table:table-cell>
              <table:table-cell office:value-type="float" office:value="34225.2772914373">
                <text:p>34225.2772914373</text:p>
              </table:table-cell>
              <table:table-cell office:value-type="float" office:value="49837.4453665345">
                <text:p>49837.4453665345</text:p>
              </table:table-cell>
              <table:table-cell office:value-type="float" office:value="40716.9672671892">
                <text:p>40716.9672671892</text:p>
              </table:table-cell>
              <table:table-cell office:value-type="float" office:value="5507.88546055959">
                <text:p>5507.88546055959</text:p>
              </table:table-cell>
            </table:table-row>
            <table:table-row>
              <table:table-cell office:value-type="string">
                <text:p>2021-04-23T17:40:10Z</text:p>
              </table:table-cell>
              <table:table-cell office:value-type="float" office:value="45780.7008452012">
                <text:p>45780.7008452012</text:p>
              </table:table-cell>
              <table:table-cell office:value-type="float" office:value="34036.8943168818">
                <text:p>34036.8943168818</text:p>
              </table:table-cell>
              <table:table-cell office:value-type="float" office:value="49619.878291744">
                <text:p>49619.878291744</text:p>
              </table:table-cell>
              <table:table-cell office:value-type="float" office:value="40564.3968251799">
                <text:p>40564.3968251799</text:p>
              </table:table-cell>
              <table:table-cell office:value-type="float" office:value="5476.64037050347">
                <text:p>5476.64037050347</text:p>
              </table:table-cell>
            </table:table-row>
            <table:table-row>
              <table:table-cell office:value-type="string">
                <text:p>2021-04-23T18:58:23Z</text:p>
              </table:table-cell>
              <table:table-cell office:value-type="float" office:value="46208.5210582102">
                <text:p>46208.5210582102</text:p>
              </table:table-cell>
              <table:table-cell office:value-type="float" office:value="34359.5703826028">
                <text:p>34359.5703826028</text:p>
              </table:table-cell>
              <table:table-cell office:value-type="float" office:value="49940.6132160381">
                <text:p>49940.6132160381</text:p>
              </table:table-cell>
              <table:table-cell office:value-type="float" office:value="40738.3036462275">
                <text:p>40738.3036462275</text:p>
              </table:table-cell>
              <table:table-cell office:value-type="float" office:value="5526.98060591017">
                <text:p>5526.98060591017</text:p>
              </table:table-cell>
            </table:table-row>
            <table:table-row>
              <table:table-cell office:value-type="string">
                <text:p>2021-04-23T21:14:51Z</text:p>
              </table:table-cell>
              <table:table-cell office:value-type="float" office:value="44673.2631502638">
                <text:p>44673.2631502638</text:p>
              </table:table-cell>
              <table:table-cell office:value-type="float" office:value="33030.1823954546">
                <text:p>33030.1823954546</text:p>
              </table:table-cell>
              <table:table-cell office:value-type="float" office:value="48332.8579653807">
                <text:p>48332.8579653807</text:p>
              </table:table-cell>
              <table:table-cell office:value-type="float" office:value="39389.8433060896">
                <text:p>39389.8433060896</text:p>
              </table:table-cell>
              <table:table-cell office:value-type="float" office:value="4680.5751056618">
                <text:p>4680.5751056618</text:p>
              </table:table-cell>
            </table:table-row>
            <table:table-row>
              <table:table-cell office:value-type="string">
                <text:p>2021-04-23T21:57:17Z</text:p>
              </table:table-cell>
              <table:table-cell office:value-type="float" office:value="46249.3507771972">
                <text:p>46249.3507771972</text:p>
              </table:table-cell>
              <table:table-cell office:value-type="float" office:value="34148.8000000398">
                <text:p>34148.8000000398</text:p>
              </table:table-cell>
              <table:table-cell office:value-type="float" office:value="50109.0841003556">
                <text:p>50109.0841003556</text:p>
              </table:table-cell>
              <table:table-cell office:value-type="float" office:value="40731.2192978997">
                <text:p>40731.2192978997</text:p>
              </table:table-cell>
              <table:table-cell office:value-type="float" office:value="5432.39873879537">
                <text:p>5432.39873879537</text:p>
              </table:table-cell>
            </table:table-row>
            <table:table-row>
              <table:table-cell office:value-type="string">
                <text:p>2021-04-24T00:36:52Z</text:p>
              </table:table-cell>
              <table:table-cell office:value-type="float" office:value="46280.7079775574">
                <text:p>46280.7079775574</text:p>
              </table:table-cell>
              <table:table-cell office:value-type="float" office:value="34174.3954961143">
                <text:p>34174.3954961143</text:p>
              </table:table-cell>
              <table:table-cell office:value-type="float" office:value="49929.3186143535">
                <text:p>49929.3186143535</text:p>
              </table:table-cell>
              <table:table-cell office:value-type="float" office:value="40602.8073970575">
                <text:p>40602.8073970575</text:p>
              </table:table-cell>
              <table:table-cell office:value-type="float" office:value="5458.63998097585">
                <text:p>5458.63998097585</text:p>
              </table:table-cell>
            </table:table-row>
            <table:table-row>
              <table:table-cell office:value-type="string">
                <text:p>2021-04-26T02:18:31Z</text:p>
              </table:table-cell>
              <table:table-cell office:value-type="float" office:value="45867.2951290343">
                <text:p>45867.2951290343</text:p>
              </table:table-cell>
              <table:table-cell office:value-type="float" office:value="33947.3322682718">
                <text:p>33947.3322682718</text:p>
              </table:table-cell>
              <table:table-cell office:value-type="float" office:value="49512.9700473197">
                <text:p>49512.9700473197</text:p>
              </table:table-cell>
              <table:table-cell office:value-type="float" office:value="40444.3267618594">
                <text:p>40444.3267618594</text:p>
              </table:table-cell>
              <table:table-cell office:value-type="float" office:value="5628.48916928369">
                <text:p>5628.48916928369</text:p>
              </table:table-cell>
            </table:table-row>
            <table:table-row>
              <table:table-cell office:value-type="string">
                <text:p>2021-04-26T06:01:12Z</text:p>
              </table:table-cell>
              <table:table-cell office:value-type="float" office:value="46360.687543883">
                <text:p>46360.687543883</text:p>
              </table:table-cell>
              <table:table-cell office:value-type="float" office:value="34229.5044431964">
                <text:p>34229.5044431964</text:p>
              </table:table-cell>
              <table:table-cell office:value-type="float" office:value="50195.5825957856">
                <text:p>50195.5825957856</text:p>
              </table:table-cell>
              <table:table-cell office:value-type="float" office:value="40868.5015942992">
                <text:p>40868.5015942992</text:p>
              </table:table-cell>
              <table:table-cell office:value-type="float" office:value="4754.1112620099">
                <text:p>4754.1112620099</text:p>
              </table:table-cell>
            </table:table-row>
            <table:table-row>
              <table:table-cell office:value-type="string">
                <text:p>2021-04-26T08:54:05Z</text:p>
              </table:table-cell>
              <table:table-cell office:value-type="float" office:value="46542.9368605292">
                <text:p>46542.9368605292</text:p>
              </table:table-cell>
              <table:table-cell office:value-type="float" office:value="34447.2563473806">
                <text:p>34447.2563473806</text:p>
              </table:table-cell>
              <table:table-cell office:value-type="float" office:value="50316.4315910309">
                <text:p>50316.4315910309</text:p>
              </table:table-cell>
              <table:table-cell office:value-type="float" office:value="40943.0749907193">
                <text:p>40943.0749907193</text:p>
              </table:table-cell>
              <table:table-cell office:value-type="float" office:value="5607.75742789378">
                <text:p>5607.75742789378</text:p>
              </table:table-cell>
            </table:table-row>
            <table:table-row>
              <table:table-cell office:value-type="string">
                <text:p>2021-04-26T10:22:45Z</text:p>
              </table:table-cell>
              <table:table-cell office:value-type="float" office:value="46316.925892746">
                <text:p>46316.925892746</text:p>
              </table:table-cell>
              <table:table-cell office:value-type="float" office:value="34364.9358460117">
                <text:p>34364.9358460117</text:p>
              </table:table-cell>
              <table:table-cell office:value-type="float" office:value="50204.2793948038">
                <text:p>50204.2793948038</text:p>
              </table:table-cell>
              <table:table-cell office:value-type="float" office:value="40862.710872258">
                <text:p>40862.710872258</text:p>
              </table:table-cell>
              <table:table-cell office:value-type="float" office:value="4916.10730181442">
                <text:p>4916.10730181442</text:p>
              </table:table-cell>
            </table:table-row>
            <table:table-row>
              <table:table-cell office:value-type="string">
                <text:p>2021-04-26T13:28:32Z</text:p>
              </table:table-cell>
              <table:table-cell office:value-type="float" office:value="46495.0891353368">
                <text:p>46495.0891353368</text:p>
              </table:table-cell>
              <table:table-cell office:value-type="float" office:value="34492.9368599604">
                <text:p>34492.9368599604</text:p>
              </table:table-cell>
              <table:table-cell office:value-type="float" office:value="50400.1074066887">
                <text:p>50400.1074066887</text:p>
              </table:table-cell>
              <table:table-cell office:value-type="float" office:value="41006.3813597551">
                <text:p>41006.3813597551</text:p>
              </table:table-cell>
              <table:table-cell office:value-type="float" office:value="4908.76834310562">
                <text:p>4908.76834310562</text:p>
              </table:table-cell>
            </table:table-row>
            <table:table-row>
              <table:table-cell office:value-type="string">
                <text:p>2021-04-26T14:59:27Z</text:p>
              </table:table-cell>
              <table:table-cell office:value-type="float" office:value="46172.9893858489">
                <text:p>46172.9893858489</text:p>
              </table:table-cell>
              <table:table-cell office:value-type="float" office:value="34289.6027331197">
                <text:p>34289.6027331197</text:p>
              </table:table-cell>
              <table:table-cell office:value-type="float" office:value="50131.2594731242">
                <text:p>50131.2594731242</text:p>
              </table:table-cell>
              <table:table-cell office:value-type="float" office:value="40816.2637475644">
                <text:p>40816.2637475644</text:p>
              </table:table-cell>
              <table:table-cell office:value-type="float" office:value="4673.08763979209">
                <text:p>4673.08763979209</text:p>
              </table:table-cell>
            </table:table-row>
            <table:table-row>
              <table:table-cell office:value-type="string">
                <text:p>2021-04-27T01:23:48Z</text:p>
              </table:table-cell>
              <table:table-cell office:value-type="float" office:value="46046.043492353">
                <text:p>46046.043492353</text:p>
              </table:table-cell>
              <table:table-cell office:value-type="float" office:value="34210.616805567">
                <text:p>34210.616805567</text:p>
              </table:table-cell>
              <table:table-cell office:value-type="float" office:value="49667.0127528941">
                <text:p>49667.0127528941</text:p>
              </table:table-cell>
              <table:table-cell office:value-type="float" office:value="40521.2003595278">
                <text:p>40521.2003595278</text:p>
              </table:table-cell>
              <table:table-cell office:value-type="float" office:value="5506.79756998247">
                <text:p>5506.79756998247</text:p>
              </table:table-cell>
            </table:table-row>
            <table:table-row>
              <table:table-cell office:value-type="string">
                <text:p>2021-04-27T04:47:22Z</text:p>
              </table:table-cell>
              <table:table-cell office:value-type="float" office:value="46205.8400760876">
                <text:p>46205.8400760876</text:p>
              </table:table-cell>
              <table:table-cell office:value-type="float" office:value="34297.8123966537">
                <text:p>34297.8123966537</text:p>
              </table:table-cell>
              <table:table-cell office:value-type="float" office:value="49842.8468393386">
                <text:p>49842.8468393386</text:p>
              </table:table-cell>
              <table:table-cell office:value-type="float" office:value="40646.8052609757">
                <text:p>40646.8052609757</text:p>
              </table:table-cell>
              <table:table-cell office:value-type="float" office:value="5769.54524466091">
                <text:p>5769.54524466091</text:p>
              </table:table-cell>
            </table:table-row>
            <table:table-row>
              <table:table-cell office:value-type="string">
                <text:p>2021-04-27T08:18:17Z</text:p>
              </table:table-cell>
              <table:table-cell office:value-type="float" office:value="46289.6616706805">
                <text:p>46289.6616706805</text:p>
              </table:table-cell>
              <table:table-cell office:value-type="float" office:value="34354.5971350033">
                <text:p>34354.5971350033</text:p>
              </table:table-cell>
              <table:table-cell office:value-type="float" office:value="50138.2318679353">
                <text:p>50138.2318679353</text:p>
              </table:table-cell>
              <table:table-cell office:value-type="float" office:value="40840.0782200998">
                <text:p>40840.0782200998</text:p>
              </table:table-cell>
              <table:table-cell office:value-type="float" office:value="5537.23615750277">
                <text:p>5537.23615750277</text:p>
              </table:table-cell>
            </table:table-row>
            <table:table-row>
              <table:table-cell office:value-type="string">
                <text:p>2021-04-27T09:23:33Z</text:p>
              </table:table-cell>
              <table:table-cell office:value-type="float" office:value="46560.5120247209">
                <text:p>46560.5120247209</text:p>
              </table:table-cell>
              <table:table-cell office:value-type="float" office:value="34336.3006955416">
                <text:p>34336.3006955416</text:p>
              </table:table-cell>
              <table:table-cell office:value-type="float" office:value="50305.6279221729">
                <text:p>50305.6279221729</text:p>
              </table:table-cell>
              <table:table-cell office:value-type="float" office:value="40966.872181757">
                <text:p>40966.872181757</text:p>
              </table:table-cell>
              <table:table-cell office:value-type="float" office:value="5594.58697773769">
                <text:p>5594.58697773769</text:p>
              </table:table-cell>
            </table:table-row>
            <table:table-row>
              <table:table-cell office:value-type="string">
                <text:p>2021-04-27T15:20:04Z</text:p>
              </table:table-cell>
              <table:table-cell office:value-type="float" office:value="46251.2600685697">
                <text:p>46251.2600685697</text:p>
              </table:table-cell>
              <table:table-cell office:value-type="float" office:value="34099.4317007935">
                <text:p>34099.4317007935</text:p>
              </table:table-cell>
              <table:table-cell office:value-type="float" office:value="49857.1756264698">
                <text:p>49857.1756264698</text:p>
              </table:table-cell>
              <table:table-cell office:value-type="float" office:value="40464.6476497363">
                <text:p>40464.6476497363</text:p>
              </table:table-cell>
              <table:table-cell office:value-type="float" office:value="5234.70494584223">
                <text:p>5234.70494584223</text:p>
              </table:table-cell>
            </table:table-row>
            <table:table-row>
              <table:table-cell office:value-type="string">
                <text:p>2021-04-27T16:20:10Z</text:p>
              </table:table-cell>
              <table:table-cell office:value-type="float" office:value="46498.9798254932">
                <text:p>46498.9798254932</text:p>
              </table:table-cell>
              <table:table-cell office:value-type="float" office:value="34377.3332291441">
                <text:p>34377.3332291441</text:p>
              </table:table-cell>
              <table:table-cell office:value-type="float" office:value="50116.2816491198">
                <text:p>50116.2816491198</text:p>
              </table:table-cell>
              <table:table-cell office:value-type="float" office:value="40724.9875954603">
                <text:p>40724.9875954603</text:p>
              </table:table-cell>
              <table:table-cell office:value-type="float" office:value="5515.24301251169">
                <text:p>5515.24301251169</text:p>
              </table:table-cell>
            </table:table-row>
            <table:table-row>
              <table:table-cell office:value-type="string">
                <text:p>2021-04-28T01:11:44Z</text:p>
              </table:table-cell>
              <table:table-cell office:value-type="float" office:value="46324.2347573465">
                <text:p>46324.2347573465</text:p>
              </table:table-cell>
              <table:table-cell office:value-type="float" office:value="34257.0172951768">
                <text:p>34257.0172951768</text:p>
              </table:table-cell>
              <table:table-cell office:value-type="float" office:value="49979.029713863">
                <text:p>49979.029713863</text:p>
              </table:table-cell>
              <table:table-cell office:value-type="float" office:value="40758.1185493197">
                <text:p>40758.1185493197</text:p>
              </table:table-cell>
              <table:table-cell office:value-type="float" office:value="5727.76006672664">
                <text:p>5727.76006672664</text:p>
              </table:table-cell>
            </table:table-row>
            <table:table-row>
              <table:table-cell office:value-type="string">
                <text:p>2021-04-28T02:06:05Z</text:p>
              </table:table-cell>
              <table:table-cell office:value-type="float" office:value="46154.6915383501">
                <text:p>46154.6915383501</text:p>
              </table:table-cell>
              <table:table-cell office:value-type="float" office:value="34089.1903974956">
                <text:p>34089.1903974956</text:p>
              </table:table-cell>
              <table:table-cell office:value-type="float" office:value="50122.3886914259">
                <text:p>50122.3886914259</text:p>
              </table:table-cell>
              <table:table-cell office:value-type="float" office:value="40687.9109306314">
                <text:p>40687.9109306314</text:p>
              </table:table-cell>
              <table:table-cell office:value-type="float" office:value="5749.26379619103">
                <text:p>5749.26379619103</text:p>
              </table:table-cell>
            </table:table-row>
            <table:table-row>
              <table:table-cell office:value-type="string">
                <text:p>2021-04-28T07:10:59Z</text:p>
              </table:table-cell>
              <table:table-cell office:value-type="float" office:value="46359.6866216248">
                <text:p>46359.6866216248</text:p>
              </table:table-cell>
              <table:table-cell office:value-type="float" office:value="34349.125871497">
                <text:p>34349.125871497</text:p>
              </table:table-cell>
              <table:table-cell office:value-type="float" office:value="50055.027185239">
                <text:p>50055.027185239</text:p>
              </table:table-cell>
              <table:table-cell office:value-type="float" office:value="40778.8023902586">
                <text:p>40778.8023902586</text:p>
              </table:table-cell>
              <table:table-cell office:value-type="float" office:value="5726.39423119397">
                <text:p>5726.39423119397</text:p>
              </table:table-cell>
            </table:table-row>
            <table:table-row>
              <table:table-cell office:value-type="string">
                <text:p>2021-04-28T18:30:32Z</text:p>
              </table:table-cell>
              <table:table-cell office:value-type="float" office:value="46566.4588458295">
                <text:p>46566.4588458295</text:p>
              </table:table-cell>
              <table:table-cell office:value-type="float" office:value="34407.892434138">
                <text:p>34407.892434138</text:p>
              </table:table-cell>
              <table:table-cell office:value-type="float" office:value="50585.8986451483">
                <text:p>50585.8986451483</text:p>
              </table:table-cell>
              <table:table-cell office:value-type="float" office:value="41029.118147391">
                <text:p>41029.118147391</text:p>
              </table:table-cell>
              <table:table-cell office:value-type="float" office:value="5556.2275585968">
                <text:p>5556.2275585968</text:p>
              </table:table-cell>
            </table:table-row>
            <table:table-row>
              <table:table-cell office:value-type="string">
                <text:p>2021-04-28T21:21:53Z</text:p>
              </table:table-cell>
              <table:table-cell office:value-type="float" office:value="46838.159223577">
                <text:p>46838.159223577</text:p>
              </table:table-cell>
              <table:table-cell office:value-type="float" office:value="34391.9796172175">
                <text:p>34391.9796172175</text:p>
              </table:table-cell>
              <table:table-cell office:value-type="float" office:value="50686.8278689271">
                <text:p>50686.8278689271</text:p>
              </table:table-cell>
              <table:table-cell office:value-type="float" office:value="41010.0305202081">
                <text:p>41010.0305202081</text:p>
              </table:table-cell>
              <table:table-cell office:value-type="float" office:value="5470.13141999216">
                <text:p>5470.13141999216</text:p>
              </table:table-cell>
            </table:table-row>
            <table:table-row>
              <table:table-cell office:value-type="string">
                <text:p>2021-04-29T01:04:26Z</text:p>
              </table:table-cell>
              <table:table-cell office:value-type="float" office:value="46730.704867319">
                <text:p>46730.704867319</text:p>
              </table:table-cell>
              <table:table-cell office:value-type="float" office:value="34407.3744001011">
                <text:p>34407.3744001011</text:p>
              </table:table-cell>
              <table:table-cell office:value-type="float" office:value="50739.2555532372">
                <text:p>50739.2555532372</text:p>
              </table:table-cell>
              <table:table-cell office:value-type="float" office:value="41097.1963266785">
                <text:p>41097.1963266785</text:p>
              </table:table-cell>
              <table:table-cell office:value-type="float" office:value="5767.39568599307">
                <text:p>5767.39568599307</text:p>
              </table:table-cell>
            </table:table-row>
            <table:table-row>
              <table:table-cell office:value-type="string">
                <text:p>2021-04-29T04:14:15Z</text:p>
              </table:table-cell>
              <table:table-cell office:value-type="float" office:value="46668.8475236253">
                <text:p>46668.8475236253</text:p>
              </table:table-cell>
              <table:table-cell office:value-type="float" office:value="34255.7605678641">
                <text:p>34255.7605678641</text:p>
              </table:table-cell>
              <table:table-cell office:value-type="float" office:value="50669.0525538671">
                <text:p>50669.0525538671</text:p>
              </table:table-cell>
              <table:table-cell office:value-type="float" office:value="40897.1859060574">
                <text:p>40897.1859060574</text:p>
              </table:table-cell>
              <table:table-cell office:value-type="float" office:value="5420.41355399618">
                <text:p>5420.41355399618</text:p>
              </table:table-cell>
            </table:table-row>
            <table:table-row>
              <table:table-cell office:value-type="string">
                <text:p>2021-04-29T08:14:40Z</text:p>
              </table:table-cell>
              <table:table-cell office:value-type="float" office:value="46898.3820833597">
                <text:p>46898.3820833597</text:p>
              </table:table-cell>
              <table:table-cell office:value-type="float" office:value="34425.3398780656">
                <text:p>34425.3398780656</text:p>
              </table:table-cell>
              <table:table-cell office:value-type="float" office:value="51025.7166474326">
                <text:p>51025.7166474326</text:p>
              </table:table-cell>
              <table:table-cell office:value-type="float" office:value="41162.5931038207">
                <text:p>41162.5931038207</text:p>
              </table:table-cell>
              <table:table-cell office:value-type="float" office:value="5582.14543696731">
                <text:p>5582.14543696731</text:p>
              </table:table-cell>
            </table:table-row>
            <table:table-row>
              <table:table-cell office:value-type="string">
                <text:p>2021-04-30T07:22:58Z</text:p>
              </table:table-cell>
              <table:table-cell office:value-type="float" office:value="46415.634653213">
                <text:p>46415.634653213</text:p>
              </table:table-cell>
              <table:table-cell office:value-type="float" office:value="34289.014256537">
                <text:p>34289.014256537</text:p>
              </table:table-cell>
              <table:table-cell office:value-type="float" office:value="50300.5093126743">
                <text:p>50300.5093126743</text:p>
              </table:table-cell>
              <table:table-cell office:value-type="float" office:value="40844.7950599072">
                <text:p>40844.7950599072</text:p>
              </table:table-cell>
              <table:table-cell office:value-type="float" office:value="5777.83374730298">
                <text:p>5777.83374730298</text:p>
              </table:table-cell>
            </table:table-row>
            <table:table-row>
              <table:table-cell office:value-type="string">
                <text:p>2021-04-30T10:40:30Z</text:p>
              </table:table-cell>
              <table:table-cell office:value-type="float" office:value="46549.7499297166">
                <text:p>46549.7499297166</text:p>
              </table:table-cell>
              <table:table-cell office:value-type="float" office:value="34290.3535056201">
                <text:p>34290.3535056201</text:p>
              </table:table-cell>
              <table:table-cell office:value-type="float" office:value="50317.7038969121">
                <text:p>50317.7038969121</text:p>
              </table:table-cell>
              <table:table-cell office:value-type="float" office:value="40879.0666489035">
                <text:p>40879.0666489035</text:p>
              </table:table-cell>
              <table:table-cell office:value-type="float" office:value="5757.38644908967">
                <text:p>5757.38644908967</text:p>
              </table:table-cell>
            </table:table-row>
            <table:table-row>
              <table:table-cell office:value-type="string">
                <text:p>2021-04-30T12:54:48Z</text:p>
              </table:table-cell>
              <table:table-cell office:value-type="float" office:value="46959.1785542813">
                <text:p>46959.1785542813</text:p>
              </table:table-cell>
              <table:table-cell office:value-type="float" office:value="34500.017552939">
                <text:p>34500.017552939</text:p>
              </table:table-cell>
              <table:table-cell office:value-type="float" office:value="50930.0826685868">
                <text:p>50930.0826685868</text:p>
              </table:table-cell>
              <table:table-cell office:value-type="float" office:value="41145.8441426764">
                <text:p>41145.8441426764</text:p>
              </table:table-cell>
              <table:table-cell office:value-type="float" office:value="5447.56369575741">
                <text:p>5447.56369575741</text:p>
              </table:table-cell>
            </table:table-row>
            <table:table-row>
              <table:table-cell office:value-type="string">
                <text:p>2021-04-30T21:06:36Z</text:p>
              </table:table-cell>
              <table:table-cell office:value-type="float" office:value="46895.7267087506">
                <text:p>46895.7267087506</text:p>
              </table:table-cell>
              <table:table-cell office:value-type="float" office:value="34447.7031900765">
                <text:p>34447.7031900765</text:p>
              </table:table-cell>
              <table:table-cell office:value-type="float" office:value="51032.0431689462">
                <text:p>51032.0431689462</text:p>
              </table:table-cell>
              <table:table-cell office:value-type="float" office:value="41221.8529552387">
                <text:p>41221.8529552387</text:p>
              </table:table-cell>
              <table:table-cell office:value-type="float" office:value="5506.4481432323">
                <text:p>5506.4481432323</text:p>
              </table:table-cell>
            </table:table-row>
            <table:table-row>
              <table:table-cell office:value-type="string">
                <text:p>2021-05-01T03:30:15Z</text:p>
              </table:table-cell>
              <table:table-cell office:value-type="float" office:value="46447.6317797101">
                <text:p>46447.6317797101</text:p>
              </table:table-cell>
              <table:table-cell office:value-type="float" office:value="34226.1252799359">
                <text:p>34226.1252799359</text:p>
              </table:table-cell>
              <table:table-cell office:value-type="float" office:value="50580.6091726432">
                <text:p>50580.6091726432</text:p>
              </table:table-cell>
              <table:table-cell office:value-type="float" office:value="40817.5109211743">
                <text:p>40817.5109211743</text:p>
              </table:table-cell>
              <table:table-cell office:value-type="float" office:value="5044.82938286351">
                <text:p>5044.82938286351</text:p>
              </table:table-cell>
            </table:table-row>
            <table:table-row>
              <table:table-cell office:value-type="string">
                <text:p>2021-05-01T11:40:31Z</text:p>
              </table:table-cell>
              <table:table-cell office:value-type="float" office:value="46707.1866585303">
                <text:p>46707.1866585303</text:p>
              </table:table-cell>
              <table:table-cell office:value-type="float" office:value="34338.622597223">
                <text:p>34338.622597223</text:p>
              </table:table-cell>
              <table:table-cell office:value-type="float" office:value="50677.4411117956">
                <text:p>50677.4411117956</text:p>
              </table:table-cell>
              <table:table-cell office:value-type="float" office:value="41019.8685751142">
                <text:p>41019.8685751142</text:p>
              </table:table-cell>
              <table:table-cell office:value-type="float" office:value="5162.3167091599">
                <text:p>5162.3167091599</text:p>
              </table:table-cell>
            </table:table-row>
            <table:table-row>
              <table:table-cell office:value-type="string">
                <text:p>2021-05-01T12:32:38Z</text:p>
              </table:table-cell>
              <table:table-cell office:value-type="float" office:value="46825.5888850168">
                <text:p>46825.5888850168</text:p>
              </table:table-cell>
              <table:table-cell office:value-type="float" office:value="34422.5985756818">
                <text:p>34422.5985756818</text:p>
              </table:table-cell>
              <table:table-cell office:value-type="float" office:value="50537.5218918265">
                <text:p>50537.5218918265</text:p>
              </table:table-cell>
              <table:table-cell office:value-type="float" office:value="40847.5972857514">
                <text:p>40847.5972857514</text:p>
              </table:table-cell>
              <table:table-cell office:value-type="float" office:value="5296.72086692388">
                <text:p>5296.72086692388</text:p>
              </table:table-cell>
            </table:table-row>
            <table:table-row>
              <table:table-cell office:value-type="string">
                <text:p>2021-05-02T12:48:00Z</text:p>
              </table:table-cell>
              <table:table-cell office:value-type="float" office:value="45282.4880036106">
                <text:p>45282.4880036106</text:p>
              </table:table-cell>
              <table:table-cell office:value-type="float" office:value="33348.8540986061">
                <text:p>33348.8540986061</text:p>
              </table:table-cell>
              <table:table-cell office:value-type="float" office:value="48912.8573900615">
                <text:p>48912.8573900615</text:p>
              </table:table-cell>
              <table:table-cell office:value-type="float" office:value="39541.3074280262">
                <text:p>39541.3074280262</text:p>
              </table:table-cell>
              <table:table-cell office:value-type="float" office:value="5176.35910194644">
                <text:p>5176.35910194644</text:p>
              </table:table-cell>
            </table:table-row>
            <table:table-row>
              <table:table-cell office:value-type="string">
                <text:p>2021-05-02T13:29:28Z</text:p>
              </table:table-cell>
              <table:table-cell office:value-type="float" office:value="45269.0061522106">
                <text:p>45269.0061522106</text:p>
              </table:table-cell>
              <table:table-cell office:value-type="float" office:value="33353.7175541031">
                <text:p>33353.7175541031</text:p>
              </table:table-cell>
              <table:table-cell office:value-type="float" office:value="48826.1962872883">
                <text:p>48826.1962872883</text:p>
              </table:table-cell>
              <table:table-cell office:value-type="float" office:value="39609.2375311654">
                <text:p>39609.2375311654</text:p>
              </table:table-cell>
              <table:table-cell office:value-type="float" office:value="5099.14859115016">
                <text:p>5099.14859115016</text:p>
              </table:table-cell>
            </table:table-row>
            <table:table-row>
              <table:table-cell office:value-type="string">
                <text:p>2021-05-02T17:02:21Z</text:p>
              </table:table-cell>
              <table:table-cell office:value-type="float" office:value="46752.4534171077">
                <text:p>46752.4534171077</text:p>
              </table:table-cell>
              <table:table-cell office:value-type="float" office:value="34431.7423977339">
                <text:p>34431.7423977339</text:p>
              </table:table-cell>
              <table:table-cell office:value-type="float" office:value="50414.0148640049">
                <text:p>50414.0148640049</text:p>
              </table:table-cell>
              <table:table-cell office:value-type="float" office:value="40820.3962387733">
                <text:p>40820.3962387733</text:p>
              </table:table-cell>
              <table:table-cell office:value-type="float" office:value="5288.04996909581">
                <text:p>5288.04996909581</text:p>
              </table:table-cell>
            </table:table-row>
            <table:table-row>
              <table:table-cell office:value-type="string">
                <text:p>2021-05-02T18:25:25Z</text:p>
              </table:table-cell>
              <table:table-cell office:value-type="float" office:value="46753.3442485621">
                <text:p>46753.3442485621</text:p>
              </table:table-cell>
              <table:table-cell office:value-type="float" office:value="34451.1953436794">
                <text:p>34451.1953436794</text:p>
              </table:table-cell>
              <table:table-cell office:value-type="float" office:value="50524.2731060592">
                <text:p>50524.2731060592</text:p>
              </table:table-cell>
              <table:table-cell office:value-type="float" office:value="40767.8043392555">
                <text:p>40767.8043392555</text:p>
              </table:table-cell>
              <table:table-cell office:value-type="float" office:value="5279.98339324852">
                <text:p>5279.98339324852</text:p>
              </table:table-cell>
            </table:table-row>
            <table:table-row>
              <table:table-cell office:value-type="string">
                <text:p>2021-05-03T05:31:50Z</text:p>
              </table:table-cell>
              <table:table-cell office:value-type="float" office:value="46723.764994332">
                <text:p>46723.764994332</text:p>
              </table:table-cell>
              <table:table-cell office:value-type="float" office:value="34367.6821838627">
                <text:p>34367.6821838627</text:p>
              </table:table-cell>
              <table:table-cell office:value-type="float" office:value="50509.6237070479">
                <text:p>50509.6237070479</text:p>
              </table:table-cell>
              <table:table-cell office:value-type="float" office:value="40857.7128509482">
                <text:p>40857.7128509482</text:p>
              </table:table-cell>
              <table:table-cell office:value-type="float" office:value="5412.53497277632">
                <text:p>5412.53497277632</text:p>
              </table:table-cell>
            </table:table-row>
            <table:table-row>
              <table:table-cell office:value-type="string">
                <text:p>2021-05-03T05:53:41Z</text:p>
              </table:table-cell>
              <table:table-cell office:value-type="float" office:value="46776.1407946073">
                <text:p>46776.1407946073</text:p>
              </table:table-cell>
              <table:table-cell office:value-type="float" office:value="34413.1166110969">
                <text:p>34413.1166110969</text:p>
              </table:table-cell>
              <table:table-cell office:value-type="float" office:value="50563.4926665109">
                <text:p>50563.4926665109</text:p>
              </table:table-cell>
              <table:table-cell office:value-type="float" office:value="40906.9724227189">
                <text:p>40906.9724227189</text:p>
              </table:table-cell>
              <table:table-cell office:value-type="float" office:value="5414.41082703869">
                <text:p>5414.41082703869</text:p>
              </table:table-cell>
            </table:table-row>
            <table:table-row>
              <table:table-cell office:value-type="string">
                <text:p>2021-05-03T08:12:23Z</text:p>
              </table:table-cell>
              <table:table-cell office:value-type="float" office:value="46587.0962783642">
                <text:p>46587.0962783642</text:p>
              </table:table-cell>
              <table:table-cell office:value-type="float" office:value="34388.9022130273">
                <text:p>34388.9022130273</text:p>
              </table:table-cell>
              <table:table-cell office:value-type="float" office:value="50623.7319894201">
                <text:p>50623.7319894201</text:p>
              </table:table-cell>
              <table:table-cell office:value-type="float" office:value="40980.1694611514">
                <text:p>40980.1694611514</text:p>
              </table:table-cell>
              <table:table-cell office:value-type="float" office:value="5653.72630880365">
                <text:p>5653.72630880365</text:p>
              </table:table-cell>
            </table:table-row>
            <table:table-row>
              <table:table-cell office:value-type="string">
                <text:p>2021-05-04T01:00:21Z</text:p>
              </table:table-cell>
              <table:table-cell office:value-type="float" office:value="46605.7266785194">
                <text:p>46605.7266785194</text:p>
              </table:table-cell>
              <table:table-cell office:value-type="float" office:value="34308.1680521791">
                <text:p>34308.1680521791</text:p>
              </table:table-cell>
              <table:table-cell office:value-type="float" office:value="50057.4426301821">
                <text:p>50057.4426301821</text:p>
              </table:table-cell>
              <table:table-cell office:value-type="float" office:value="40642.3873259648">
                <text:p>40642.3873259648</text:p>
              </table:table-cell>
              <table:table-cell office:value-type="float" office:value="5517.09377098131">
                <text:p>5517.09377098131</text:p>
              </table:table-cell>
            </table:table-row>
            <table:table-row>
              <table:table-cell office:value-type="string">
                <text:p>2021-05-04T07:11:57Z</text:p>
              </table:table-cell>
              <table:table-cell office:value-type="float" office:value="45612.0503825867">
                <text:p>45612.0503825867</text:p>
              </table:table-cell>
              <table:table-cell office:value-type="float" office:value="33473.2705771606">
                <text:p>33473.2705771606</text:p>
              </table:table-cell>
              <table:table-cell office:value-type="float" office:value="49150.4368461274">
                <text:p>49150.4368461274</text:p>
              </table:table-cell>
              <table:table-cell office:value-type="float" office:value="39780.7927299719">
                <text:p>39780.7927299719</text:p>
              </table:table-cell>
              <table:table-cell office:value-type="float" office:value="5370.74762293403">
                <text:p>5370.74762293403</text:p>
              </table:table-cell>
            </table:table-row>
            <table:table-row>
              <table:table-cell office:value-type="string">
                <text:p>2021-05-04T09:42:23Z</text:p>
              </table:table-cell>
              <table:table-cell office:value-type="float" office:value="46321.5124357709">
                <text:p>46321.5124357709</text:p>
              </table:table-cell>
              <table:table-cell office:value-type="float" office:value="34090.2129124567">
                <text:p>34090.2129124567</text:p>
              </table:table-cell>
              <table:table-cell office:value-type="float" office:value="49970.3667433874">
                <text:p>49970.3667433874</text:p>
              </table:table-cell>
              <table:table-cell office:value-type="float" office:value="40515.7930972226">
                <text:p>40515.7930972226</text:p>
              </table:table-cell>
              <table:table-cell office:value-type="float" office:value="5359.89695790669">
                <text:p>5359.89695790669</text:p>
              </table:table-cell>
            </table:table-row>
            <table:table-row>
              <table:table-cell office:value-type="string">
                <text:p>2021-05-04T16:09:22Z</text:p>
              </table:table-cell>
              <table:table-cell office:value-type="float" office:value="46698.666589956">
                <text:p>46698.666589956</text:p>
              </table:table-cell>
              <table:table-cell office:value-type="float" office:value="34360.2833464679">
                <text:p>34360.2833464679</text:p>
              </table:table-cell>
              <table:table-cell office:value-type="float" office:value="50492.4423346447">
                <text:p>50492.4423346447</text:p>
              </table:table-cell>
              <table:table-cell office:value-type="float" office:value="40918.4752130265">
                <text:p>40918.4752130265</text:p>
              </table:table-cell>
              <table:table-cell office:value-type="float" office:value="4845.27737087652">
                <text:p>4845.27737087652</text:p>
              </table:table-cell>
            </table:table-row>
            <table:table-row>
              <table:table-cell office:value-type="string">
                <text:p>2021-05-04T18:19:32Z</text:p>
              </table:table-cell>
              <table:table-cell office:value-type="float" office:value="46938.8557913995">
                <text:p>46938.8557913995</text:p>
              </table:table-cell>
              <table:table-cell office:value-type="float" office:value="34569.3075700018">
                <text:p>34569.3075700018</text:p>
              </table:table-cell>
              <table:table-cell office:value-type="float" office:value="50932.9658739729">
                <text:p>50932.9658739729</text:p>
              </table:table-cell>
              <table:table-cell office:value-type="float" office:value="41202.9869002825">
                <text:p>41202.9869002825</text:p>
              </table:table-cell>
              <table:table-cell office:value-type="float" office:value="4819.12070973542">
                <text:p>4819.12070973542</text:p>
              </table:table-cell>
            </table:table-row>
            <table:table-row>
              <table:table-cell office:value-type="string">
                <text:p>2021-05-04T20:01:42Z</text:p>
              </table:table-cell>
              <table:table-cell office:value-type="float" office:value="46915.3184437115">
                <text:p>46915.3184437115</text:p>
              </table:table-cell>
              <table:table-cell office:value-type="float" office:value="34523.3642370794">
                <text:p>34523.3642370794</text:p>
              </table:table-cell>
              <table:table-cell office:value-type="float" office:value="50673.0922655023">
                <text:p>50673.0922655023</text:p>
              </table:table-cell>
              <table:table-cell office:value-type="float" office:value="41208.3270446301">
                <text:p>41208.3270446301</text:p>
              </table:table-cell>
              <table:table-cell office:value-type="float" office:value="4823.53643428555">
                <text:p>4823.53643428555</text:p>
              </table:table-cell>
            </table:table-row>
            <table:table-row>
              <table:table-cell office:value-type="string">
                <text:p>2021-05-04T21:33:27Z</text:p>
              </table:table-cell>
              <table:table-cell office:value-type="float" office:value="46855.0374708376">
                <text:p>46855.0374708376</text:p>
              </table:table-cell>
              <table:table-cell office:value-type="float" office:value="34445.1724833822">
                <text:p>34445.1724833822</text:p>
              </table:table-cell>
              <table:table-cell office:value-type="float" office:value="50666.0593806662">
                <text:p>50666.0593806662</text:p>
              </table:table-cell>
              <table:table-cell office:value-type="float" office:value="40997.1112988091">
                <text:p>40997.1112988091</text:p>
              </table:table-cell>
              <table:table-cell office:value-type="float" office:value="5486.52630274368">
                <text:p>5486.52630274368</text:p>
              </table:table-cell>
            </table:table-row>
            <table:table-row>
              <table:table-cell office:value-type="string">
                <text:p>2021-05-04T22:54:04Z</text:p>
              </table:table-cell>
              <table:table-cell office:value-type="float" office:value="46298.7775975137">
                <text:p>46298.7775975137</text:p>
              </table:table-cell>
              <table:table-cell office:value-type="float" office:value="34179.0394565322">
                <text:p>34179.0394565322</text:p>
              </table:table-cell>
              <table:table-cell office:value-type="float" office:value="50234.2011391663">
                <text:p>50234.2011391663</text:p>
              </table:table-cell>
              <table:table-cell office:value-type="float" office:value="40841.9567130913">
                <text:p>40841.9567130913</text:p>
              </table:table-cell>
              <table:table-cell office:value-type="float" office:value="5275.52755159533">
                <text:p>5275.52755159533</text:p>
              </table:table-cell>
            </table:table-row>
            <table:table-row>
              <table:table-cell office:value-type="string">
                <text:p>2021-05-04T23:55:07Z</text:p>
              </table:table-cell>
              <table:table-cell office:value-type="float" office:value="45286.3848965721">
                <text:p>45286.3848965721</text:p>
              </table:table-cell>
              <table:table-cell office:value-type="float" office:value="33399.5336814598">
                <text:p>33399.5336814598</text:p>
              </table:table-cell>
              <table:table-cell office:value-type="float" office:value="49096.9717365631">
                <text:p>49096.9717365631</text:p>
              </table:table-cell>
              <table:table-cell office:value-type="float" office:value="39841.076962676">
                <text:p>39841.076962676</text:p>
              </table:table-cell>
              <table:table-cell office:value-type="float" office:value="4979.5519745839">
                <text:p>4979.5519745839</text:p>
              </table:table-cell>
            </table:table-row>
            <table:table-row>
              <table:table-cell office:value-type="string">
                <text:p>2021-05-05T04:46:36Z</text:p>
              </table:table-cell>
              <table:table-cell office:value-type="float" office:value="46387.1532938241">
                <text:p>46387.1532938241</text:p>
              </table:table-cell>
              <table:table-cell office:value-type="float" office:value="34243.0080514018">
                <text:p>34243.0080514018</text:p>
              </table:table-cell>
              <table:table-cell office:value-type="float" office:value="50029.9253668423">
                <text:p>50029.9253668423</text:p>
              </table:table-cell>
              <table:table-cell office:value-type="float" office:value="40549.7736063553">
                <text:p>40549.7736063553</text:p>
              </table:table-cell>
              <table:table-cell office:value-type="float" office:value="5036.12640855924">
                <text:p>5036.12640855924</text:p>
              </table:table-cell>
            </table:table-row>
            <table:table-row>
              <table:table-cell office:value-type="string">
                <text:p>2021-05-05T09:32:28Z</text:p>
              </table:table-cell>
              <table:table-cell office:value-type="float" office:value="46474.7633691472">
                <text:p>46474.7633691472</text:p>
              </table:table-cell>
              <table:table-cell office:value-type="float" office:value="34327.4333717629">
                <text:p>34327.4333717629</text:p>
              </table:table-cell>
              <table:table-cell office:value-type="float" office:value="50094.8057840547">
                <text:p>50094.8057840547</text:p>
              </table:table-cell>
              <table:table-cell office:value-type="float" office:value="40644.6986528941">
                <text:p>40644.6986528941</text:p>
              </table:table-cell>
              <table:table-cell office:value-type="float" office:value="5505.51001704817">
                <text:p>5505.51001704817</text:p>
              </table:table-cell>
            </table:table-row>
            <table:table-row>
              <table:table-cell office:value-type="string">
                <text:p>2021-05-05T14:56:25Z</text:p>
              </table:table-cell>
              <table:table-cell office:value-type="float" office:value="46902.5486127148">
                <text:p>46902.5486127148</text:p>
              </table:table-cell>
              <table:table-cell office:value-type="float" office:value="34470.8161656463">
                <text:p>34470.8161656463</text:p>
              </table:table-cell>
              <table:table-cell office:value-type="float" office:value="50535.9804349454">
                <text:p>50535.9804349454</text:p>
              </table:table-cell>
              <table:table-cell office:value-type="float" office:value="41066.2397911118">
                <text:p>41066.2397911118</text:p>
              </table:table-cell>
              <table:table-cell office:value-type="float" office:value="5695.57313127309">
                <text:p>5695.57313127309</text:p>
              </table:table-cell>
            </table:table-row>
            <table:table-row>
              <table:table-cell office:value-type="string">
                <text:p>2021-05-05T15:51:10Z</text:p>
              </table:table-cell>
              <table:table-cell office:value-type="float" office:value="46668.3915551336">
                <text:p>46668.3915551336</text:p>
              </table:table-cell>
              <table:table-cell office:value-type="float" office:value="34309.6053920768">
                <text:p>34309.6053920768</text:p>
              </table:table-cell>
              <table:table-cell office:value-type="float" office:value="50500.6604125384">
                <text:p>50500.6604125384</text:p>
              </table:table-cell>
              <table:table-cell office:value-type="float" office:value="40986.4978237111">
                <text:p>40986.4978237111</text:p>
              </table:table-cell>
              <table:table-cell office:value-type="float" office:value="5273.29034099356">
                <text:p>5273.29034099356</text:p>
              </table:table-cell>
            </table:table-row>
            <table:table-row>
              <table:table-cell office:value-type="string">
                <text:p>2021-05-05T17:47:50Z</text:p>
              </table:table-cell>
              <table:table-cell office:value-type="float" office:value="46799.8872983292">
                <text:p>46799.8872983292</text:p>
              </table:table-cell>
              <table:table-cell office:value-type="float" office:value="34423.9569165418">
                <text:p>34423.9569165418</text:p>
              </table:table-cell>
              <table:table-cell office:value-type="float" office:value="50439.5528405375">
                <text:p>50439.5528405375</text:p>
              </table:table-cell>
              <table:table-cell office:value-type="float" office:value="40857.8912000869">
                <text:p>40857.8912000869</text:p>
              </table:table-cell>
              <table:table-cell office:value-type="float" office:value="5555.72689238652">
                <text:p>5555.72689238652</text:p>
              </table:table-cell>
            </table:table-row>
            <table:table-row>
              <table:table-cell office:value-type="string">
                <text:p>2021-05-05T19:37:13Z</text:p>
              </table:table-cell>
              <table:table-cell office:value-type="float" office:value="46892.8901700039">
                <text:p>46892.8901700039</text:p>
              </table:table-cell>
              <table:table-cell office:value-type="float" office:value="34497.4162607398">
                <text:p>34497.4162607398</text:p>
              </table:table-cell>
              <table:table-cell office:value-type="float" office:value="50407.8142372939">
                <text:p>50407.8142372939</text:p>
              </table:table-cell>
              <table:table-cell office:value-type="float" office:value="40976.9065287243">
                <text:p>40976.9065287243</text:p>
              </table:table-cell>
              <table:table-cell office:value-type="float" office:value="5207.39399279098">
                <text:p>5207.39399279098</text:p>
              </table:table-cell>
            </table:table-row>
            <table:table-row>
              <table:table-cell office:value-type="string">
                <text:p>2021-05-06T10:45:21Z</text:p>
              </table:table-cell>
              <table:table-cell office:value-type="float" office:value="46580.1042126725">
                <text:p>46580.1042126725</text:p>
              </table:table-cell>
              <table:table-cell office:value-type="float" office:value="34229.7754822194">
                <text:p>34229.7754822194</text:p>
              </table:table-cell>
              <table:table-cell office:value-type="float" office:value="50359.1093314875">
                <text:p>50359.1093314875</text:p>
              </table:table-cell>
              <table:table-cell office:value-type="float" office:value="40775.4325744938">
                <text:p>40775.4325744938</text:p>
              </table:table-cell>
              <table:table-cell office:value-type="float" office:value="5195.52175212937">
                <text:p>5195.52175212937</text:p>
              </table:table-cell>
            </table:table-row>
            <table:table-row>
              <table:table-cell office:value-type="string">
                <text:p>2021-05-06T11:50:06Z</text:p>
              </table:table-cell>
              <table:table-cell office:value-type="float" office:value="46632.5423755632">
                <text:p>46632.5423755632</text:p>
              </table:table-cell>
              <table:table-cell office:value-type="float" office:value="34352.2454122042">
                <text:p>34352.2454122042</text:p>
              </table:table-cell>
              <table:table-cell office:value-type="float" office:value="50468.6166503793">
                <text:p>50468.6166503793</text:p>
              </table:table-cell>
              <table:table-cell office:value-type="float" office:value="40883.750958349">
                <text:p>40883.750958349</text:p>
              </table:table-cell>
              <table:table-cell office:value-type="float" office:value="5208.04707666187">
                <text:p>5208.04707666187</text:p>
              </table:table-cell>
            </table:table-row>
            <table:table-row>
              <table:table-cell office:value-type="string">
                <text:p>2021-05-06T12:33:45Z</text:p>
              </table:table-cell>
              <table:table-cell office:value-type="float" office:value="46857.8516056725">
                <text:p>46857.8516056725</text:p>
              </table:table-cell>
              <table:table-cell office:value-type="float" office:value="34382.1266413436">
                <text:p>34382.1266413436</text:p>
              </table:table-cell>
              <table:table-cell office:value-type="float" office:value="50785.8236716463">
                <text:p>50785.8236716463</text:p>
              </table:table-cell>
              <table:table-cell office:value-type="float" office:value="41061.1545377178">
                <text:p>41061.1545377178</text:p>
              </table:table-cell>
              <table:table-cell office:value-type="float" office:value="5377.66846433439">
                <text:p>5377.66846433439</text:p>
              </table:table-cell>
            </table:table-row>
            <table:table-row>
              <table:table-cell office:value-type="string">
                <text:p>2021-05-06T14:50:30Z</text:p>
              </table:table-cell>
              <table:table-cell office:value-type="float" office:value="46722.2219536628">
                <text:p>46722.2219536628</text:p>
              </table:table-cell>
              <table:table-cell office:value-type="float" office:value="34411.414496911">
                <text:p>34411.414496911</text:p>
              </table:table-cell>
              <table:table-cell office:value-type="float" office:value="50488.7516483066">
                <text:p>50488.7516483066</text:p>
              </table:table-cell>
              <table:table-cell office:value-type="float" office:value="41037.0342113008">
                <text:p>41037.0342113008</text:p>
              </table:table-cell>
              <table:table-cell office:value-type="float" office:value="5324.781005056">
                <text:p>5324.781005056</text:p>
              </table:table-cell>
            </table:table-row>
            <table:table-row>
              <table:table-cell office:value-type="string">
                <text:p>2021-05-06T20:48:02Z</text:p>
              </table:table-cell>
              <table:table-cell office:value-type="float" office:value="47090.097027824">
                <text:p>47090.097027824</text:p>
              </table:table-cell>
              <table:table-cell office:value-type="float" office:value="34694.269035199">
                <text:p>34694.269035199</text:p>
              </table:table-cell>
              <table:table-cell office:value-type="float" office:value="51201.960882886">
                <text:p>51201.960882886</text:p>
              </table:table-cell>
              <table:table-cell office:value-type="float" office:value="41411.7548458069">
                <text:p>41411.7548458069</text:p>
              </table:table-cell>
              <table:table-cell office:value-type="float" office:value="5022.35503792116">
                <text:p>5022.35503792116</text:p>
              </table:table-cell>
            </table:table-row>
            <table:table-row>
              <table:table-cell office:value-type="string">
                <text:p>2021-05-08T00:52:52Z</text:p>
              </table:table-cell>
              <table:table-cell office:value-type="float" office:value="46033.3169168705">
                <text:p>46033.3169168705</text:p>
              </table:table-cell>
              <table:table-cell office:value-type="float" office:value="33878.9331705838">
                <text:p>33878.9331705838</text:p>
              </table:table-cell>
              <table:table-cell office:value-type="float" office:value="49851.9769388181">
                <text:p>49851.9769388181</text:p>
              </table:table-cell>
              <table:table-cell office:value-type="float" office:value="40454.7059429682">
                <text:p>40454.7059429682</text:p>
              </table:table-cell>
              <table:table-cell office:value-type="float" office:value="5550.73938877559">
                <text:p>5550.73938877559</text:p>
              </table:table-cell>
            </table:table-row>
            <table:table-row>
              <table:table-cell office:value-type="string">
                <text:p>2021-05-08T11:42:12Z</text:p>
              </table:table-cell>
              <table:table-cell office:value-type="float" office:value="44970.0447301906">
                <text:p>44970.0447301906</text:p>
              </table:table-cell>
              <table:table-cell office:value-type="float" office:value="32987.9399649802">
                <text:p>32987.9399649802</text:p>
              </table:table-cell>
              <table:table-cell office:value-type="float" office:value="48727.4928583084">
                <text:p>48727.4928583084</text:p>
              </table:table-cell>
              <table:table-cell office:value-type="float" office:value="39355.050931385">
                <text:p>39355.050931385</text:p>
              </table:table-cell>
              <table:table-cell office:value-type="float" office:value="5421.40379696687">
                <text:p>5421.40379696687</text:p>
              </table:table-cell>
            </table:table-row>
            <table:table-row>
              <table:table-cell office:value-type="string">
                <text:p>2021-05-08T21:32:06Z</text:p>
              </table:table-cell>
              <table:table-cell office:value-type="float" office:value="44900.1368539278">
                <text:p>44900.1368539278</text:p>
              </table:table-cell>
              <table:table-cell office:value-type="float" office:value="32914.2774454174">
                <text:p>32914.2774454174</text:p>
              </table:table-cell>
              <table:table-cell office:value-type="float" office:value="48503.2991858716">
                <text:p>48503.2991858716</text:p>
              </table:table-cell>
              <table:table-cell office:value-type="float" office:value="39307.7907690972">
                <text:p>39307.7907690972</text:p>
              </table:table-cell>
              <table:table-cell office:value-type="float" office:value="5448.59636810518">
                <text:p>5448.59636810518</text:p>
              </table:table-cell>
            </table:table-row>
            <table:table-row>
              <table:table-cell office:value-type="string">
                <text:p>2021-05-09T10:21:51Z</text:p>
              </table:table-cell>
              <table:table-cell office:value-type="float" office:value="46258.7694825756">
                <text:p>46258.7694825756</text:p>
              </table:table-cell>
              <table:table-cell office:value-type="float" office:value="34042.6581795346">
                <text:p>34042.6581795346</text:p>
              </table:table-cell>
              <table:table-cell office:value-type="float" office:value="50102.7804348206">
                <text:p>50102.7804348206</text:p>
              </table:table-cell>
              <table:table-cell office:value-type="float" office:value="40666.9030478052">
                <text:p>40666.9030478052</text:p>
              </table:table-cell>
              <table:table-cell office:value-type="float" office:value="5562.44099517155">
                <text:p>5562.44099517155</text:p>
              </table:table-cell>
            </table:table-row>
            <table:table-row>
              <table:table-cell office:value-type="string">
                <text:p>2021-05-09T11:06:41Z</text:p>
              </table:table-cell>
              <table:table-cell office:value-type="float" office:value="45891.4115020468">
                <text:p>45891.4115020468</text:p>
              </table:table-cell>
              <table:table-cell office:value-type="float" office:value="33825.2045692471">
                <text:p>33825.2045692471</text:p>
              </table:table-cell>
              <table:table-cell office:value-type="float" office:value="49624.1172166534">
                <text:p>49624.1172166534</text:p>
              </table:table-cell>
              <table:table-cell office:value-type="float" office:value="40389.3033774061">
                <text:p>40389.3033774061</text:p>
              </table:table-cell>
              <table:table-cell office:value-type="float" office:value="4394.30639819774">
                <text:p>4394.30639819774</text:p>
              </table:table-cell>
            </table:table-row>
            <table:table-row>
              <table:table-cell office:value-type="string">
                <text:p>2021-05-09T14:41:12Z</text:p>
              </table:table-cell>
              <table:table-cell office:value-type="float" office:value="46101.2159693002">
                <text:p>46101.2159693002</text:p>
              </table:table-cell>
              <table:table-cell office:value-type="float" office:value="33891.7905401449">
                <text:p>33891.7905401449</text:p>
              </table:table-cell>
              <table:table-cell office:value-type="float" office:value="49824.9259620382">
                <text:p>49824.9259620382</text:p>
              </table:table-cell>
              <table:table-cell office:value-type="float" office:value="40423.7539134951">
                <text:p>40423.7539134951</text:p>
              </table:table-cell>
              <table:table-cell office:value-type="float" office:value="4416.75902819642">
                <text:p>4416.75902819642</text:p>
              </table:table-cell>
            </table:table-row>
            <table:table-row>
              <table:table-cell office:value-type="string">
                <text:p>2021-05-10T00:04:05Z</text:p>
              </table:table-cell>
              <table:table-cell office:value-type="float" office:value="45807.106041196">
                <text:p>45807.106041196</text:p>
              </table:table-cell>
              <table:table-cell office:value-type="float" office:value="33671.4815752745">
                <text:p>33671.4815752745</text:p>
              </table:table-cell>
              <table:table-cell office:value-type="float" office:value="49551.8930108258">
                <text:p>49551.8930108258</text:p>
              </table:table-cell>
              <table:table-cell office:value-type="float" office:value="40167.6656718423">
                <text:p>40167.6656718423</text:p>
              </table:table-cell>
              <table:table-cell office:value-type="float" office:value="4376.16372294493">
                <text:p>4376.16372294493</text:p>
              </table:table-cell>
            </table:table-row>
            <table:table-row>
              <table:table-cell office:value-type="string">
                <text:p>2021-05-10T07:43:54Z</text:p>
              </table:table-cell>
              <table:table-cell office:value-type="float" office:value="45538.2822899939">
                <text:p>45538.2822899939</text:p>
              </table:table-cell>
              <table:table-cell office:value-type="float" office:value="33682.8093713227">
                <text:p>33682.8093713227</text:p>
              </table:table-cell>
              <table:table-cell office:value-type="float" office:value="49084.9431525552">
                <text:p>49084.9431525552</text:p>
              </table:table-cell>
              <table:table-cell office:value-type="float" office:value="40078.1936769127">
                <text:p>40078.1936769127</text:p>
              </table:table-cell>
              <table:table-cell office:value-type="float" office:value="4228.81400270567">
                <text:p>4228.81400270567</text:p>
              </table:table-cell>
            </table:table-row>
            <table:table-row>
              <table:table-cell office:value-type="string">
                <text:p>2021-05-10T08:04:24Z</text:p>
              </table:table-cell>
              <table:table-cell office:value-type="float" office:value="45522.8342996856">
                <text:p>45522.8342996856</text:p>
              </table:table-cell>
              <table:table-cell office:value-type="float" office:value="33631.6623518444">
                <text:p>33631.6623518444</text:p>
              </table:table-cell>
              <table:table-cell office:value-type="float" office:value="49285.5018397796">
                <text:p>49285.5018397796</text:p>
              </table:table-cell>
              <table:table-cell office:value-type="float" office:value="40115.7907556627">
                <text:p>40115.7907556627</text:p>
              </table:table-cell>
              <table:table-cell office:value-type="float" office:value="4149.30369440749">
                <text:p>4149.30369440749</text:p>
              </table:table-cell>
            </table:table-row>
            <table:table-row>
              <table:table-cell office:value-type="string">
                <text:p>2021-05-10T11:03:54Z</text:p>
              </table:table-cell>
              <table:table-cell office:value-type="float" office:value="45664.7922968401">
                <text:p>45664.7922968401</text:p>
              </table:table-cell>
              <table:table-cell office:value-type="float" office:value="33646.328961984">
                <text:p>33646.328961984</text:p>
              </table:table-cell>
              <table:table-cell office:value-type="float" office:value="49670.415971679">
                <text:p>49670.415971679</text:p>
              </table:table-cell>
              <table:table-cell office:value-type="float" office:value="40222.1911210252">
                <text:p>40222.1911210252</text:p>
              </table:table-cell>
              <table:table-cell office:value-type="float" office:value="4179.9448571283">
                <text:p>4179.9448571283</text:p>
              </table:table-cell>
            </table:table-row>
            <table:table-row>
              <table:table-cell office:value-type="string">
                <text:p>2021-05-10T14:04:05Z</text:p>
              </table:table-cell>
              <table:table-cell office:value-type="float" office:value="45671.7740216897">
                <text:p>45671.7740216897</text:p>
              </table:table-cell>
              <table:table-cell office:value-type="float" office:value="33785.8322050467">
                <text:p>33785.8322050467</text:p>
              </table:table-cell>
              <table:table-cell office:value-type="float" office:value="49337.0112191474">
                <text:p>49337.0112191474</text:p>
              </table:table-cell>
              <table:table-cell office:value-type="float" office:value="40196.4979364809">
                <text:p>40196.4979364809</text:p>
              </table:table-cell>
              <table:table-cell office:value-type="float" office:value="4218.04399992929">
                <text:p>4218.04399992929</text:p>
              </table:table-cell>
            </table:table-row>
            <table:table-row>
              <table:table-cell office:value-type="string">
                <text:p>2021-05-13T11:18:26Z</text:p>
              </table:table-cell>
              <table:table-cell office:value-type="float" office:value="45533.9193098143">
                <text:p>45533.9193098143</text:p>
              </table:table-cell>
              <table:table-cell office:value-type="float" office:value="33705.3673551365">
                <text:p>33705.3673551365</text:p>
              </table:table-cell>
              <table:table-cell office:value-type="float" office:value="49331.415009239">
                <text:p>49331.415009239</text:p>
              </table:table-cell>
              <table:table-cell office:value-type="float" office:value="40216.7694266152">
                <text:p>40216.7694266152</text:p>
              </table:table-cell>
              <table:table-cell office:value-type="float" office:value="5729.86386301367">
                <text:p>5729.86386301367</text:p>
              </table:table-cell>
            </table:table-row>
            <table:table-row>
              <table:table-cell office:value-type="string">
                <text:p>2021-05-13T21:21:07Z</text:p>
              </table:table-cell>
              <table:table-cell office:value-type="float" office:value="46122.1983310814">
                <text:p>46122.1983310814</text:p>
              </table:table-cell>
              <table:table-cell office:value-type="float" office:value="33871.7076279418">
                <text:p>33871.7076279418</text:p>
              </table:table-cell>
              <table:table-cell office:value-type="float" office:value="50076.3784601843">
                <text:p>50076.3784601843</text:p>
              </table:table-cell>
              <table:table-cell office:value-type="float" office:value="40327.993591876">
                <text:p>40327.993591876</text:p>
              </table:table-cell>
              <table:table-cell office:value-type="float" office:value="4523.03522706684">
                <text:p>4523.03522706684</text:p>
              </table:table-cell>
            </table:table-row>
            <table:table-row>
              <table:table-cell office:value-type="string">
                <text:p>2021-05-14T00:46:31Z</text:p>
              </table:table-cell>
              <table:table-cell office:value-type="float" office:value="45850.323613252">
                <text:p>45850.323613252</text:p>
              </table:table-cell>
              <table:table-cell office:value-type="float" office:value="33813.7441823526">
                <text:p>33813.7441823526</text:p>
              </table:table-cell>
              <table:table-cell office:value-type="float" office:value="49861.8398047447">
                <text:p>49861.8398047447</text:p>
              </table:table-cell>
              <table:table-cell office:value-type="float" office:value="40361.6018948919">
                <text:p>40361.6018948919</text:p>
              </table:table-cell>
              <table:table-cell office:value-type="float" office:value="4600.85402135756">
                <text:p>4600.85402135756</text:p>
              </table:table-cell>
            </table:table-row>
            <table:table-row>
              <table:table-cell office:value-type="string">
                <text:p>2021-05-14T09:06:06Z</text:p>
              </table:table-cell>
              <table:table-cell office:value-type="float" office:value="45820.6562936363">
                <text:p>45820.6562936363</text:p>
              </table:table-cell>
              <table:table-cell office:value-type="float" office:value="33782.9178155669">
                <text:p>33782.9178155669</text:p>
              </table:table-cell>
              <table:table-cell office:value-type="float" office:value="49770.8463122608">
                <text:p>49770.8463122608</text:p>
              </table:table-cell>
              <table:table-cell office:value-type="float" office:value="40284.6655629283">
                <text:p>40284.6655629283</text:p>
              </table:table-cell>
              <table:table-cell office:value-type="float" office:value="4573.72401344902">
                <text:p>4573.72401344902</text:p>
              </table:table-cell>
            </table:table-row>
            <table:table-row>
              <table:table-cell office:value-type="string">
                <text:p>2021-05-14T12:04:08Z</text:p>
              </table:table-cell>
              <table:table-cell office:value-type="float" office:value="45846.1476419146">
                <text:p>45846.1476419146</text:p>
              </table:table-cell>
              <table:table-cell office:value-type="float" office:value="33751.6044381134">
                <text:p>33751.6044381134</text:p>
              </table:table-cell>
              <table:table-cell office:value-type="float" office:value="49816.8804054662">
                <text:p>49816.8804054662</text:p>
              </table:table-cell>
              <table:table-cell office:value-type="float" office:value="40288.9753660695">
                <text:p>40288.9753660695</text:p>
              </table:table-cell>
              <table:table-cell office:value-type="float" office:value="5318.64679992202">
                <text:p>5318.64679992202</text:p>
              </table:table-cell>
            </table:table-row>
            <table:table-row>
              <table:table-cell office:value-type="string">
                <text:p>2021-05-14T19:50:08Z</text:p>
              </table:table-cell>
              <table:table-cell office:value-type="float" office:value="46171.6153806131">
                <text:p>46171.6153806131</text:p>
              </table:table-cell>
              <table:table-cell office:value-type="float" office:value="33895.029504955">
                <text:p>33895.029504955</text:p>
              </table:table-cell>
              <table:table-cell office:value-type="float" office:value="49813.2805601521">
                <text:p>49813.2805601521</text:p>
              </table:table-cell>
              <table:table-cell office:value-type="float" office:value="40306.6617846474">
                <text:p>40306.6617846474</text:p>
              </table:table-cell>
              <table:table-cell office:value-type="float" office:value="5204.02303499984">
                <text:p>5204.02303499984</text:p>
              </table:table-cell>
            </table:table-row>
            <table:table-row>
              <table:table-cell office:value-type="string">
                <text:p>2021-05-14T20:51:18Z</text:p>
              </table:table-cell>
              <table:table-cell office:value-type="float" office:value="46021.0260283262">
                <text:p>46021.0260283262</text:p>
              </table:table-cell>
              <table:table-cell office:value-type="float" office:value="33932.8203261216">
                <text:p>33932.8203261216</text:p>
              </table:table-cell>
              <table:table-cell office:value-type="float" office:value="50029.419160837">
                <text:p>50029.419160837</text:p>
              </table:table-cell>
              <table:table-cell office:value-type="float" office:value="40417.9537363109">
                <text:p>40417.9537363109</text:p>
              </table:table-cell>
              <table:table-cell office:value-type="float" office:value="5050.72463426212">
                <text:p>5050.72463426212</text:p>
              </table:table-cell>
            </table:table-row>
            <table:table-row>
              <table:table-cell office:value-type="string">
                <text:p>2021-05-14T23:09:23Z</text:p>
              </table:table-cell>
              <table:table-cell office:value-type="float" office:value="45595.1540746505">
                <text:p>45595.1540746505</text:p>
              </table:table-cell>
              <table:table-cell office:value-type="float" office:value="33651.9147440086">
                <text:p>33651.9147440086</text:p>
              </table:table-cell>
              <table:table-cell office:value-type="float" office:value="49554.9743068502">
                <text:p>49554.9743068502</text:p>
              </table:table-cell>
              <table:table-cell office:value-type="float" office:value="40040.6176453027">
                <text:p>40040.6176453027</text:p>
              </table:table-cell>
              <table:table-cell office:value-type="float" office:value="5417.18487892876">
                <text:p>5417.18487892876</text:p>
              </table:table-cell>
            </table:table-row>
            <table:table-row>
              <table:table-cell office:value-type="string">
                <text:p>2021-05-15T00:03:06Z</text:p>
              </table:table-cell>
              <table:table-cell office:value-type="float" office:value="46008.1774553933">
                <text:p>46008.1774553933</text:p>
              </table:table-cell>
              <table:table-cell office:value-type="float" office:value="33992.8066253722">
                <text:p>33992.8066253722</text:p>
              </table:table-cell>
              <table:table-cell office:value-type="float" office:value="49734.603183335">
                <text:p>49734.603183335</text:p>
              </table:table-cell>
              <table:table-cell office:value-type="float" office:value="40432.2125949706">
                <text:p>40432.2125949706</text:p>
              </table:table-cell>
              <table:table-cell office:value-type="float" office:value="4979.9980291606">
                <text:p>4979.9980291606</text:p>
              </table:table-cell>
            </table:table-row>
            <table:table-row>
              <table:table-cell office:value-type="string">
                <text:p>2021-05-15T14:06:03Z</text:p>
              </table:table-cell>
              <table:table-cell office:value-type="float" office:value="46208.0728587809">
                <text:p>46208.0728587809</text:p>
              </table:table-cell>
              <table:table-cell office:value-type="float" office:value="34038.6304050574">
                <text:p>34038.6304050574</text:p>
              </table:table-cell>
              <table:table-cell office:value-type="float" office:value="50068.0913716382">
                <text:p>50068.0913716382</text:p>
              </table:table-cell>
              <table:table-cell office:value-type="float" office:value="40536.8757804469">
                <text:p>40536.8757804469</text:p>
              </table:table-cell>
              <table:table-cell office:value-type="float" office:value="4942.05920003689">
                <text:p>4942.05920003689</text:p>
              </table:table-cell>
            </table:table-row>
            <table:table-row>
              <table:table-cell office:value-type="string">
                <text:p>2021-05-15T22:39:22Z</text:p>
              </table:table-cell>
              <table:table-cell office:value-type="float" office:value="44940.3965398631">
                <text:p>44940.3965398631</text:p>
              </table:table-cell>
              <table:table-cell office:value-type="float" office:value="33086.6820429154">
                <text:p>33086.6820429154</text:p>
              </table:table-cell>
              <table:table-cell office:value-type="float" office:value="48799.5386544958">
                <text:p>48799.5386544958</text:p>
              </table:table-cell>
              <table:table-cell office:value-type="float" office:value="39494.2150012442">
                <text:p>39494.2150012442</text:p>
              </table:table-cell>
              <table:table-cell office:value-type="float" office:value="4832.71880774024">
                <text:p>4832.71880774024</text:p>
              </table:table-cell>
            </table:table-row>
            <table:table-row>
              <table:table-cell office:value-type="string">
                <text:p>2021-05-16T10:23:26Z</text:p>
              </table:table-cell>
              <table:table-cell office:value-type="float" office:value="46047.597321322">
                <text:p>46047.597321322</text:p>
              </table:table-cell>
              <table:table-cell office:value-type="float" office:value="33993.455367974">
                <text:p>33993.455367974</text:p>
              </table:table-cell>
              <table:table-cell office:value-type="float" office:value="49684.0775777746">
                <text:p>49684.0775777746</text:p>
              </table:table-cell>
              <table:table-cell office:value-type="float" office:value="40387.0485237655">
                <text:p>40387.0485237655</text:p>
              </table:table-cell>
              <table:table-cell office:value-type="float" office:value="4937.08826145596">
                <text:p>4937.08826145596</text:p>
              </table:table-cell>
            </table:table-row>
            <table:table-row>
              <table:table-cell office:value-type="string">
                <text:p>2021-05-16T12:06:04Z</text:p>
              </table:table-cell>
              <table:table-cell office:value-type="float" office:value="45598.080080739">
                <text:p>45598.080080739</text:p>
              </table:table-cell>
              <table:table-cell office:value-type="float" office:value="33653.8718442324">
                <text:p>33653.8718442324</text:p>
              </table:table-cell>
              <table:table-cell office:value-type="float" office:value="49906.4767027037">
                <text:p>49906.4767027037</text:p>
              </table:table-cell>
              <table:table-cell office:value-type="float" office:value="40327.7964293034">
                <text:p>40327.7964293034</text:p>
              </table:table-cell>
              <table:table-cell office:value-type="float" office:value="5504.16536920096">
                <text:p>5504.16536920096</text:p>
              </table:table-cell>
            </table:table-row>
            <table:table-row>
              <table:table-cell office:value-type="string">
                <text:p>2021-05-16T15:30:27Z</text:p>
              </table:table-cell>
              <table:table-cell office:value-type="float" office:value="45785.8207144131">
                <text:p>45785.8207144131</text:p>
              </table:table-cell>
              <table:table-cell office:value-type="float" office:value="33739.7365974339">
                <text:p>33739.7365974339</text:p>
              </table:table-cell>
              <table:table-cell office:value-type="float" office:value="49833.9733674126">
                <text:p>49833.9733674126</text:p>
              </table:table-cell>
              <table:table-cell office:value-type="float" office:value="40308.5735090501">
                <text:p>40308.5735090501</text:p>
              </table:table-cell>
              <table:table-cell office:value-type="float" office:value="5456.16760866425">
                <text:p>5456.16760866425</text:p>
              </table:table-cell>
            </table:table-row>
            <table:table-row>
              <table:table-cell office:value-type="string">
                <text:p>2021-05-17T00:53:52Z</text:p>
              </table:table-cell>
              <table:table-cell office:value-type="float" office:value="45807.1095161024">
                <text:p>45807.1095161024</text:p>
              </table:table-cell>
              <table:table-cell office:value-type="float" office:value="33713.6050567514">
                <text:p>33713.6050567514</text:p>
              </table:table-cell>
              <table:table-cell office:value-type="float" office:value="49973.3307450429">
                <text:p>49973.3307450429</text:p>
              </table:table-cell>
              <table:table-cell office:value-type="float" office:value="40281.7502036986">
                <text:p>40281.7502036986</text:p>
              </table:table-cell>
              <table:table-cell office:value-type="float" office:value="5481.36535074005">
                <text:p>5481.36535074005</text:p>
              </table:table-cell>
            </table:table-row>
            <table:table-row>
              <table:table-cell office:value-type="string">
                <text:p>2021-05-17T01:28:49Z</text:p>
              </table:table-cell>
              <table:table-cell office:value-type="float" office:value="45546.8871031006">
                <text:p>45546.8871031006</text:p>
              </table:table-cell>
              <table:table-cell office:value-type="float" office:value="33621.0861427699">
                <text:p>33621.0861427699</text:p>
              </table:table-cell>
              <table:table-cell office:value-type="float" office:value="49769.8010242241">
                <text:p>49769.8010242241</text:p>
              </table:table-cell>
              <table:table-cell office:value-type="float" office:value="40217.3918740811">
                <text:p>40217.3918740811</text:p>
              </table:table-cell>
              <table:table-cell office:value-type="float" office:value="5382.63178170614">
                <text:p>5382.63178170614</text:p>
              </table:table-cell>
            </table:table-row>
            <table:table-row>
              <table:table-cell office:value-type="string">
                <text:p>2021-05-17T12:14:11Z</text:p>
              </table:table-cell>
              <table:table-cell office:value-type="float" office:value="45778.4178428777">
                <text:p>45778.4178428777</text:p>
              </table:table-cell>
              <table:table-cell office:value-type="float" office:value="33816.0407051751">
                <text:p>33816.0407051751</text:p>
              </table:table-cell>
              <table:table-cell office:value-type="float" office:value="49972.8387163631">
                <text:p>49972.8387163631</text:p>
              </table:table-cell>
              <table:table-cell office:value-type="float" office:value="40412.1123918714">
                <text:p>40412.1123918714</text:p>
              </table:table-cell>
              <table:table-cell office:value-type="float" office:value="5013.88833588291">
                <text:p>5013.88833588291</text:p>
              </table:table-cell>
            </table:table-row>
            <table:table-row>
              <table:table-cell office:value-type="string">
                <text:p>2021-05-21T18:19:22Z</text:p>
              </table:table-cell>
              <table:table-cell office:value-type="float" office:value="40099.045376292">
                <text:p>40099.045376292</text:p>
              </table:table-cell>
              <table:table-cell office:value-type="float" office:value="31205.4702418818">
                <text:p>31205.4702418818</text:p>
              </table:table-cell>
              <table:table-cell office:value-type="float" office:value="50359.6662455917">
                <text:p>50359.6662455917</text:p>
              </table:table-cell>
              <table:table-cell office:value-type="float" office:value="40684.134831468">
                <text:p>40684.134831468</text:p>
              </table:table-cell>
              <table:table-cell office:value-type="float" office:value="5266.49357493733">
                <text:p>5266.49357493733</text:p>
              </table:table-cell>
            </table:table-row>
            <table:table-row>
              <table:table-cell office:value-type="string">
                <text:p>2021-05-22T10:25:09Z</text:p>
              </table:table-cell>
              <table:table-cell office:value-type="float" office:value="39841.6079567709">
                <text:p>39841.6079567709</text:p>
              </table:table-cell>
              <table:table-cell office:value-type="float" office:value="31101.6458795005">
                <text:p>31101.6458795005</text:p>
              </table:table-cell>
              <table:table-cell office:value-type="float" office:value="50043.404449032">
                <text:p>50043.404449032</text:p>
              </table:table-cell>
              <table:table-cell office:value-type="float" office:value="40434.9096761715">
                <text:p>40434.9096761715</text:p>
              </table:table-cell>
              <table:table-cell office:value-type="float" office:value="4690.98572477537">
                <text:p>4690.98572477537</text:p>
              </table:table-cell>
            </table:table-row>
            <table:table-row>
              <table:table-cell office:value-type="string">
                <text:p>2021-05-22T15:58:48Z</text:p>
              </table:table-cell>
              <table:table-cell office:value-type="float" office:value="39723.2054278811">
                <text:p>39723.2054278811</text:p>
              </table:table-cell>
              <table:table-cell office:value-type="float" office:value="30925.8114206722">
                <text:p>30925.8114206722</text:p>
              </table:table-cell>
              <table:table-cell office:value-type="float" office:value="49868.9841875058">
                <text:p>49868.9841875058</text:p>
              </table:table-cell>
              <table:table-cell office:value-type="float" office:value="40352.9097698871">
                <text:p>40352.9097698871</text:p>
              </table:table-cell>
              <table:table-cell office:value-type="float" office:value="4681.3886444363">
                <text:p>4681.3886444363</text:p>
              </table:table-cell>
            </table:table-row>
            <table:table-row>
              <table:table-cell office:value-type="string">
                <text:p>2021-05-23T06:56:53Z</text:p>
              </table:table-cell>
              <table:table-cell office:value-type="float" office:value="39682.6320379114">
                <text:p>39682.6320379114</text:p>
              </table:table-cell>
              <table:table-cell office:value-type="float" office:value="30911.376264708">
                <text:p>30911.376264708</text:p>
              </table:table-cell>
              <table:table-cell office:value-type="float" office:value="49974.3005355991">
                <text:p>49974.3005355991</text:p>
              </table:table-cell>
              <table:table-cell office:value-type="float" office:value="40444.003778216">
                <text:p>40444.003778216</text:p>
              </table:table-cell>
              <table:table-cell office:value-type="float" office:value="4697.10285744284">
                <text:p>4697.10285744284</text:p>
              </table:table-cell>
            </table:table-row>
            <table:table-row>
              <table:table-cell office:value-type="string">
                <text:p>2021-05-24T06:44:53Z</text:p>
              </table:table-cell>
              <table:table-cell office:value-type="float" office:value="39878.7089344699">
                <text:p>39878.7089344699</text:p>
              </table:table-cell>
              <table:table-cell office:value-type="float" office:value="31051.1264519342">
                <text:p>31051.1264519342</text:p>
              </table:table-cell>
              <table:table-cell office:value-type="float" office:value="49972.2726391471">
                <text:p>49972.2726391471</text:p>
              </table:table-cell>
              <table:table-cell office:value-type="float" office:value="40520.3061545577">
                <text:p>40520.3061545577</text:p>
              </table:table-cell>
              <table:table-cell office:value-type="float" office:value="4690.42617148798">
                <text:p>4690.42617148798</text:p>
              </table:table-cell>
            </table:table-row>
            <table:table-row>
              <table:table-cell office:value-type="string">
                <text:p>2021-05-24T09:10:39Z</text:p>
              </table:table-cell>
              <table:table-cell office:value-type="float" office:value="39783.0385798837">
                <text:p>39783.0385798837</text:p>
              </table:table-cell>
              <table:table-cell office:value-type="float" office:value="30924.2903078825">
                <text:p>30924.2903078825</text:p>
              </table:table-cell>
              <table:table-cell office:value-type="float" office:value="49687.7365430343">
                <text:p>49687.7365430343</text:p>
              </table:table-cell>
              <table:table-cell office:value-type="float" office:value="40199.5226993091">
                <text:p>40199.5226993091</text:p>
              </table:table-cell>
              <table:table-cell office:value-type="float" office:value="4914.7787438913">
                <text:p>4914.7787438913</text:p>
              </table:table-cell>
            </table:table-row>
            <table:table-row>
              <table:table-cell office:value-type="string">
                <text:p>2021-05-25T09:06:06Z</text:p>
              </table:table-cell>
              <table:table-cell office:value-type="float" office:value="39175.3078406304">
                <text:p>39175.3078406304</text:p>
              </table:table-cell>
              <table:table-cell office:value-type="float" office:value="30534.4822151204">
                <text:p>30534.4822151204</text:p>
              </table:table-cell>
              <table:table-cell office:value-type="float" office:value="49078.4035420729">
                <text:p>49078.4035420729</text:p>
              </table:table-cell>
              <table:table-cell office:value-type="float" office:value="39661.3270117298">
                <text:p>39661.3270117298</text:p>
              </table:table-cell>
              <table:table-cell office:value-type="float" office:value="5141.51376667406">
                <text:p>5141.51376667406</text:p>
              </table:table-cell>
            </table:table-row>
            <table:table-row>
              <table:table-cell office:value-type="string">
                <text:p>2021-05-26T00:14:17Z</text:p>
              </table:table-cell>
              <table:table-cell office:value-type="float" office:value="40747.8216267588">
                <text:p>40747.8216267588</text:p>
              </table:table-cell>
              <table:table-cell office:value-type="float" office:value="31552.1233766532">
                <text:p>31552.1233766532</text:p>
              </table:table-cell>
              <table:table-cell office:value-type="float" office:value="51169.6784572275">
                <text:p>51169.6784572275</text:p>
              </table:table-cell>
              <table:table-cell office:value-type="float" office:value="41229.4379339579">
                <text:p>41229.4379339579</text:p>
              </table:table-cell>
              <table:table-cell office:value-type="float" office:value="5197.09557726053">
                <text:p>5197.09557726053</text:p>
              </table:table-cell>
            </table:table-row>
            <table:table-row>
              <table:table-cell office:value-type="string">
                <text:p>2021-05-26T00:58:16Z</text:p>
              </table:table-cell>
              <table:table-cell office:value-type="float" office:value="40603.5204112486">
                <text:p>40603.5204112486</text:p>
              </table:table-cell>
              <table:table-cell office:value-type="float" office:value="31560.0078684517">
                <text:p>31560.0078684517</text:p>
              </table:table-cell>
              <table:table-cell office:value-type="float" office:value="50870.8806635922">
                <text:p>50870.8806635922</text:p>
              </table:table-cell>
              <table:table-cell office:value-type="float" office:value="41133.5115481">
                <text:p>41133.5115481</text:p>
              </table:table-cell>
              <table:table-cell office:value-type="float" office:value="5184.42747188755">
                <text:p>5184.42747188755</text:p>
              </table:table-cell>
            </table:table-row>
            <table:table-row>
              <table:table-cell office:value-type="string">
                <text:p>2021-05-26T09:41:16Z</text:p>
              </table:table-cell>
              <table:table-cell office:value-type="float" office:value="40509.6699158931">
                <text:p>40509.6699158931</text:p>
              </table:table-cell>
              <table:table-cell office:value-type="float" office:value="31482.8406593927">
                <text:p>31482.8406593927</text:p>
              </table:table-cell>
              <table:table-cell office:value-type="float" office:value="50797.4272292492">
                <text:p>50797.4272292492</text:p>
              </table:table-cell>
              <table:table-cell office:value-type="float" office:value="41078.9221814814">
                <text:p>41078.9221814814</text:p>
              </table:table-cell>
              <table:table-cell office:value-type="float" office:value="5123.25309833126">
                <text:p>5123.25309833126</text:p>
              </table:table-cell>
            </table:table-row>
            <table:table-row>
              <table:table-cell office:value-type="string">
                <text:p>2021-05-26T11:08:11Z</text:p>
              </table:table-cell>
              <table:table-cell office:value-type="float" office:value="40429.9753967079">
                <text:p>40429.9753967079</text:p>
              </table:table-cell>
              <table:table-cell office:value-type="float" office:value="31447.9724973425">
                <text:p>31447.9724973425</text:p>
              </table:table-cell>
              <table:table-cell office:value-type="float" office:value="50474.7308465199">
                <text:p>50474.7308465199</text:p>
              </table:table-cell>
              <table:table-cell office:value-type="float" office:value="40967.5227710097">
                <text:p>40967.5227710097</text:p>
              </table:table-cell>
              <table:table-cell office:value-type="float" office:value="5136.62784601074">
                <text:p>5136.62784601074</text:p>
              </table:table-cell>
            </table:table-row>
            <table:table-row>
              <table:table-cell office:value-type="string">
                <text:p>2021-05-26T14:11:47Z</text:p>
              </table:table-cell>
              <table:table-cell office:value-type="float" office:value="40421.0672490643">
                <text:p>40421.0672490643</text:p>
              </table:table-cell>
              <table:table-cell office:value-type="float" office:value="31488.4154551894">
                <text:p>31488.4154551894</text:p>
              </table:table-cell>
              <table:table-cell office:value-type="float" office:value="50605.7831227066">
                <text:p>50605.7831227066</text:p>
              </table:table-cell>
              <table:table-cell office:value-type="float" office:value="41019.0615207026">
                <text:p>41019.0615207026</text:p>
              </table:table-cell>
              <table:table-cell office:value-type="float" office:value="5135.14937785394">
                <text:p>5135.14937785394</text:p>
              </table:table-cell>
            </table:table-row>
            <table:table-row>
              <table:table-cell office:value-type="string">
                <text:p>2021-05-26T15:30:31Z</text:p>
              </table:table-cell>
              <table:table-cell office:value-type="float" office:value="40277.0768021331">
                <text:p>40277.0768021331</text:p>
              </table:table-cell>
              <table:table-cell office:value-type="float" office:value="31383.941901887">
                <text:p>31383.941901887</text:p>
              </table:table-cell>
              <table:table-cell office:value-type="float" office:value="50275.9044975653">
                <text:p>50275.9044975653</text:p>
              </table:table-cell>
              <table:table-cell office:value-type="float" office:value="40744.8197592913">
                <text:p>40744.8197592913</text:p>
              </table:table-cell>
              <table:table-cell office:value-type="float" office:value="5405.39036576865">
                <text:p>5405.39036576865</text:p>
              </table:table-cell>
            </table:table-row>
            <table:table-row>
              <table:table-cell office:value-type="string">
                <text:p>2021-05-26T20:29:55Z</text:p>
              </table:table-cell>
              <table:table-cell office:value-type="float" office:value="40325.8255700563">
                <text:p>40325.8255700563</text:p>
              </table:table-cell>
              <table:table-cell office:value-type="float" office:value="31590.8906577723">
                <text:p>31590.8906577723</text:p>
              </table:table-cell>
              <table:table-cell office:value-type="float" office:value="50748.7941977079">
                <text:p>50748.7941977079</text:p>
              </table:table-cell>
              <table:table-cell office:value-type="float" office:value="41014.6151359633">
                <text:p>41014.6151359633</text:p>
              </table:table-cell>
              <table:table-cell office:value-type="float" office:value="5165.64787253478">
                <text:p>5165.64787253478</text:p>
              </table:table-cell>
            </table:table-row>
            <table:table-row>
              <table:table-cell office:value-type="string">
                <text:p>2021-05-26T21:44:44Z</text:p>
              </table:table-cell>
              <table:table-cell office:value-type="float" office:value="40042.3349672788">
                <text:p>40042.3349672788</text:p>
              </table:table-cell>
              <table:table-cell office:value-type="float" office:value="31279.6900512995">
                <text:p>31279.6900512995</text:p>
              </table:table-cell>
              <table:table-cell office:value-type="float" office:value="50128.4540120088">
                <text:p>50128.4540120088</text:p>
              </table:table-cell>
              <table:table-cell office:value-type="float" office:value="40672.70918044">
                <text:p>40672.70918044</text:p>
              </table:table-cell>
              <table:table-cell office:value-type="float" office:value="5219.06583425221">
                <text:p>5219.06583425221</text:p>
              </table:table-cell>
            </table:table-row>
            <table:table-row>
              <table:table-cell office:value-type="string">
                <text:p>2021-05-27T07:15:13Z</text:p>
              </table:table-cell>
              <table:table-cell office:value-type="float" office:value="40159.9794775191">
                <text:p>40159.9794775191</text:p>
              </table:table-cell>
              <table:table-cell office:value-type="float" office:value="31333.4565364372">
                <text:p>31333.4565364372</text:p>
              </table:table-cell>
              <table:table-cell office:value-type="float" office:value="50642.3695296603">
                <text:p>50642.3695296603</text:p>
              </table:table-cell>
              <table:table-cell office:value-type="float" office:value="40903.0429692308">
                <text:p>40903.0429692308</text:p>
              </table:table-cell>
              <table:table-cell office:value-type="float" office:value="5306.74121197933">
                <text:p>5306.74121197933</text:p>
              </table:table-cell>
            </table:table-row>
            <table:table-row>
              <table:table-cell office:value-type="string">
                <text:p>2021-05-29T01:54:40Z</text:p>
              </table:table-cell>
              <table:table-cell office:value-type="float" office:value="39967.4125126856">
                <text:p>39967.4125126856</text:p>
              </table:table-cell>
              <table:table-cell office:value-type="float" office:value="31211.0160577246">
                <text:p>31211.0160577246</text:p>
              </table:table-cell>
              <table:table-cell office:value-type="float" office:value="49938.2874144251">
                <text:p>49938.2874144251</text:p>
              </table:table-cell>
              <table:table-cell office:value-type="float" office:value="40380.5786449322">
                <text:p>40380.5786449322</text:p>
              </table:table-cell>
              <table:table-cell office:value-type="float" office:value="5098.33155909035">
                <text:p>5098.33155909035</text:p>
              </table:table-cell>
            </table:table-row>
            <table:table-row>
              <table:table-cell office:value-type="string">
                <text:p>2021-05-29T18:17:12Z</text:p>
              </table:table-cell>
              <table:table-cell office:value-type="float" office:value="39868.8711589331">
                <text:p>39868.8711589331</text:p>
              </table:table-cell>
              <table:table-cell office:value-type="float" office:value="31122.2936315351">
                <text:p>31122.2936315351</text:p>
              </table:table-cell>
              <table:table-cell office:value-type="float" office:value="49934.255833879">
                <text:p>49934.255833879</text:p>
              </table:table-cell>
              <table:table-cell office:value-type="float" office:value="40324.0770538831">
                <text:p>40324.0770538831</text:p>
              </table:table-cell>
              <table:table-cell office:value-type="float" office:value="5047.3771123745">
                <text:p>5047.3771123745</text:p>
              </table:table-cell>
            </table:table-row>
            <table:table-row>
              <table:table-cell office:value-type="string">
                <text:p>2021-05-29T18:38:39Z</text:p>
              </table:table-cell>
              <table:table-cell office:value-type="float" office:value="39936.1981947353">
                <text:p>39936.1981947353</text:p>
              </table:table-cell>
              <table:table-cell office:value-type="float" office:value="31272.0399711887">
                <text:p>31272.0399711887</text:p>
              </table:table-cell>
              <table:table-cell office:value-type="float" office:value="49893.2587974014">
                <text:p>49893.2587974014</text:p>
              </table:table-cell>
              <table:table-cell office:value-type="float" office:value="40453.6822664866">
                <text:p>40453.6822664866</text:p>
              </table:table-cell>
              <table:table-cell office:value-type="float" office:value="5086.39920651244">
                <text:p>5086.39920651244</text:p>
              </table:table-cell>
            </table:table-row>
            <table:table-row>
              <table:table-cell office:value-type="string">
                <text:p>2021-05-31T05:27:04Z</text:p>
              </table:table-cell>
              <table:table-cell office:value-type="float" office:value="39950.2788201445">
                <text:p>39950.2788201445</text:p>
              </table:table-cell>
              <table:table-cell office:value-type="float" office:value="31194.4931443106">
                <text:p>31194.4931443106</text:p>
              </table:table-cell>
              <table:table-cell office:value-type="float" office:value="49985.0575267126">
                <text:p>49985.0575267126</text:p>
              </table:table-cell>
              <table:table-cell office:value-type="float" office:value="40470.4709169905">
                <text:p>40470.4709169905</text:p>
              </table:table-cell>
              <table:table-cell office:value-type="float" office:value="5106.24240768808">
                <text:p>5106.24240768808</text:p>
              </table:table-cell>
            </table:table-row>
            <table:table-row>
              <table:table-cell office:value-type="string">
                <text:p>2021-05-31T08:27:52Z</text:p>
              </table:table-cell>
              <table:table-cell office:value-type="float" office:value="40281.0643936048">
                <text:p>40281.0643936048</text:p>
              </table:table-cell>
              <table:table-cell office:value-type="float" office:value="31422.1895681216">
                <text:p>31422.1895681216</text:p>
              </table:table-cell>
              <table:table-cell office:value-type="float" office:value="50450.2682835151">
                <text:p>50450.2682835151</text:p>
              </table:table-cell>
              <table:table-cell office:value-type="float" office:value="40770.490240151">
                <text:p>40770.490240151</text:p>
              </table:table-cell>
              <table:table-cell office:value-type="float" office:value="5252.97147088936">
                <text:p>5252.97147088936</text:p>
              </table:table-cell>
            </table:table-row>
            <table:table-row>
              <table:table-cell office:value-type="string">
                <text:p>2021-05-31T09:36:23Z</text:p>
              </table:table-cell>
              <table:table-cell office:value-type="float" office:value="40283.8691588833">
                <text:p>40283.8691588833</text:p>
              </table:table-cell>
              <table:table-cell office:value-type="float" office:value="31414.0546852405">
                <text:p>31414.0546852405</text:p>
              </table:table-cell>
              <table:table-cell office:value-type="float" office:value="50408.7108460003">
                <text:p>50408.7108460003</text:p>
              </table:table-cell>
              <table:table-cell office:value-type="float" office:value="40774.1858224016">
                <text:p>40774.1858224016</text:p>
              </table:table-cell>
              <table:table-cell office:value-type="float" office:value="5471.59192467824">
                <text:p>5471.59192467824</text:p>
              </table:table-cell>
            </table:table-row>
            <table:table-row>
              <table:table-cell office:value-type="string">
                <text:p>2021-05-31T13:15:57Z</text:p>
              </table:table-cell>
              <table:table-cell office:value-type="float" office:value="40220.9361911903">
                <text:p>40220.9361911903</text:p>
              </table:table-cell>
              <table:table-cell office:value-type="float" office:value="31370.0018013794">
                <text:p>31370.0018013794</text:p>
              </table:table-cell>
              <table:table-cell office:value-type="float" office:value="50432.284993853">
                <text:p>50432.284993853</text:p>
              </table:table-cell>
              <table:table-cell office:value-type="float" office:value="40828.7262149245">
                <text:p>40828.7262149245</text:p>
              </table:table-cell>
              <table:table-cell office:value-type="float" office:value="5193.69721105575">
                <text:p>5193.69721105575</text:p>
              </table:table-cell>
            </table:table-row>
            <table:table-row>
              <table:table-cell office:value-type="string">
                <text:p>2021-05-31T18:56:08Z</text:p>
              </table:table-cell>
              <table:table-cell office:value-type="float" office:value="40168.4431472599">
                <text:p>40168.4431472599</text:p>
              </table:table-cell>
              <table:table-cell office:value-type="float" office:value="31417.1523773454">
                <text:p>31417.1523773454</text:p>
              </table:table-cell>
              <table:table-cell office:value-type="float" office:value="50243.8128984093">
                <text:p>50243.8128984093</text:p>
              </table:table-cell>
              <table:table-cell office:value-type="float" office:value="40554.7578594205">
                <text:p>40554.7578594205</text:p>
              </table:table-cell>
              <table:table-cell office:value-type="float" office:value="4524.07068736159">
                <text:p>4524.07068736159</text:p>
              </table:table-cell>
            </table:table-row>
            <table:table-row>
              <table:table-cell office:value-type="string">
                <text:p>2021-05-31T19:33:29Z</text:p>
              </table:table-cell>
              <table:table-cell office:value-type="float" office:value="39930.2072613484">
                <text:p>39930.2072613484</text:p>
              </table:table-cell>
              <table:table-cell office:value-type="float" office:value="31368.3515060168">
                <text:p>31368.3515060168</text:p>
              </table:table-cell>
              <table:table-cell office:value-type="float" office:value="50201.0652413581">
                <text:p>50201.0652413581</text:p>
              </table:table-cell>
              <table:table-cell office:value-type="float" office:value="40752.490283779">
                <text:p>40752.490283779</text:p>
              </table:table-cell>
              <table:table-cell office:value-type="float" office:value="4942.8076200466">
                <text:p>4942.8076200466</text:p>
              </table:table-cell>
            </table:table-row>
            <table:table-row>
              <table:table-cell office:value-type="string">
                <text:p>2021-06-07T06:31:16Z</text:p>
              </table:table-cell>
              <table:table-cell office:value-type="float" office:value="40217.0971589288">
                <text:p>40217.0971589288</text:p>
              </table:table-cell>
              <table:table-cell office:value-type="float" office:value="31177.2849404097">
                <text:p>31177.2849404097</text:p>
              </table:table-cell>
              <table:table-cell office:value-type="float" office:value="50775.3468270574">
                <text:p>50775.3468270574</text:p>
              </table:table-cell>
              <table:table-cell office:value-type="float" office:value="40875.7415685853">
                <text:p>40875.7415685853</text:p>
              </table:table-cell>
              <table:table-cell office:value-type="float" office:value="4982.78878994043">
                <text:p>4982.78878994043</text:p>
              </table:table-cell>
            </table:table-row>
            <table:table-row>
              <table:table-cell office:value-type="string">
                <text:p>2021-06-07T08:16:50Z</text:p>
              </table:table-cell>
              <table:table-cell office:value-type="float" office:value="40133.4382406952">
                <text:p>40133.4382406952</text:p>
              </table:table-cell>
              <table:table-cell office:value-type="float" office:value="31155.0516439327">
                <text:p>31155.0516439327</text:p>
              </table:table-cell>
              <table:table-cell office:value-type="float" office:value="50413.738687353">
                <text:p>50413.738687353</text:p>
              </table:table-cell>
              <table:table-cell office:value-type="float" office:value="40590.268462993">
                <text:p>40590.268462993</text:p>
              </table:table-cell>
              <table:table-cell office:value-type="float" office:value="5015.00947703677">
                <text:p>5015.00947703677</text:p>
              </table:table-cell>
            </table:table-row>
            <table:table-row>
              <table:table-cell office:value-type="string">
                <text:p>2021-06-10T21:26:15Z</text:p>
              </table:table-cell>
              <table:table-cell office:value-type="float" office:value="39990.5147109114">
                <text:p>39990.5147109114</text:p>
              </table:table-cell>
              <table:table-cell office:value-type="float" office:value="31021.9142388428">
                <text:p>31021.9142388428</text:p>
              </table:table-cell>
              <table:table-cell office:value-type="float" office:value="50626.8390710834">
                <text:p>50626.8390710834</text:p>
              </table:table-cell>
              <table:table-cell office:value-type="float" office:value="40580.8424188806">
                <text:p>40580.8424188806</text:p>
              </table:table-cell>
              <table:table-cell office:value-type="float" office:value="4520.83023280107">
                <text:p>4520.83023280107</text:p>
              </table:table-cell>
            </table:table-row>
            <table:table-row>
              <table:table-cell office:value-type="string">
                <text:p>2021-06-11T01:15:13Z</text:p>
              </table:table-cell>
              <table:table-cell office:value-type="float" office:value="40131.7146856567">
                <text:p>40131.7146856567</text:p>
              </table:table-cell>
              <table:table-cell office:value-type="float" office:value="31007.6588077913">
                <text:p>31007.6588077913</text:p>
              </table:table-cell>
              <table:table-cell office:value-type="float" office:value="50786.5761492424">
                <text:p>50786.5761492424</text:p>
              </table:table-cell>
              <table:table-cell office:value-type="float" office:value="40715.1971700807">
                <text:p>40715.1971700807</text:p>
              </table:table-cell>
              <table:table-cell office:value-type="float" office:value="5398.83329153232">
                <text:p>5398.83329153232</text:p>
              </table:table-cell>
            </table:table-row>
            <table:table-row>
              <table:table-cell office:value-type="string">
                <text:p>2021-06-11T09:18:55Z</text:p>
              </table:table-cell>
              <table:table-cell office:value-type="float" office:value="40101.6024474169">
                <text:p>40101.6024474169</text:p>
              </table:table-cell>
              <table:table-cell office:value-type="float" office:value="31008.8399652322">
                <text:p>31008.8399652322</text:p>
              </table:table-cell>
              <table:table-cell office:value-type="float" office:value="50888.6376969632">
                <text:p>50888.6376969632</text:p>
              </table:table-cell>
              <table:table-cell office:value-type="float" office:value="40724.8116196049">
                <text:p>40724.8116196049</text:p>
              </table:table-cell>
              <table:table-cell office:value-type="float" office:value="5456.51103317262">
                <text:p>5456.51103317262</text:p>
              </table:table-cell>
            </table:table-row>
            <table:table-row>
              <table:table-cell office:value-type="string">
                <text:p>2021-06-11T13:37:33Z</text:p>
              </table:table-cell>
              <table:table-cell office:value-type="float" office:value="39794.244447291">
                <text:p>39794.244447291</text:p>
              </table:table-cell>
              <table:table-cell office:value-type="float" office:value="30987.1454237481">
                <text:p>30987.1454237481</text:p>
              </table:table-cell>
              <table:table-cell office:value-type="float" office:value="50362.2515795601">
                <text:p>50362.2515795601</text:p>
              </table:table-cell>
              <table:table-cell office:value-type="float" office:value="40460.0460759404">
                <text:p>40460.0460759404</text:p>
              </table:table-cell>
              <table:table-cell office:value-type="float" office:value="5021.16547628586">
                <text:p>5021.16547628586</text:p>
              </table:table-cell>
            </table:table-row>
            <table:table-row>
              <table:table-cell office:value-type="string">
                <text:p>2021-06-11T16:49:30Z</text:p>
              </table:table-cell>
              <table:table-cell office:value-type="float" office:value="40061.8402800769">
                <text:p>40061.8402800769</text:p>
              </table:table-cell>
              <table:table-cell office:value-type="float" office:value="31029.1679401394">
                <text:p>31029.1679401394</text:p>
              </table:table-cell>
              <table:table-cell office:value-type="float" office:value="50756.0167612567">
                <text:p>50756.0167612567</text:p>
              </table:table-cell>
              <table:table-cell office:value-type="float" office:value="40705.319446831">
                <text:p>40705.319446831</text:p>
              </table:table-cell>
              <table:table-cell office:value-type="float" office:value="4889.66400651997">
                <text:p>4889.66400651997</text:p>
              </table:table-cell>
            </table:table-row>
            <table:table-row>
              <table:table-cell office:value-type="string">
                <text:p>2021-06-12T02:51:42Z</text:p>
              </table:table-cell>
              <table:table-cell office:value-type="float" office:value="40140.6649691047">
                <text:p>40140.6649691047</text:p>
              </table:table-cell>
              <table:table-cell office:value-type="float" office:value="31064.7193143222">
                <text:p>31064.7193143222</text:p>
              </table:table-cell>
              <table:table-cell office:value-type="float" office:value="50504.5693306313">
                <text:p>50504.5693306313</text:p>
              </table:table-cell>
              <table:table-cell office:value-type="float" office:value="40575.8514246274">
                <text:p>40575.8514246274</text:p>
              </table:table-cell>
              <table:table-cell office:value-type="float" office:value="5346.43904699962">
                <text:p>5346.43904699962</text:p>
              </table:table-cell>
            </table:table-row>
            <table:table-row>
              <table:table-cell office:value-type="string">
                <text:p>2021-06-12T08:38:13Z</text:p>
              </table:table-cell>
              <table:table-cell office:value-type="float" office:value="40386.41828373">
                <text:p>40386.41828373</text:p>
              </table:table-cell>
              <table:table-cell office:value-type="float" office:value="31352.9374684701">
                <text:p>31352.9374684701</text:p>
              </table:table-cell>
              <table:table-cell office:value-type="float" office:value="51024.8479203316">
                <text:p>51024.8479203316</text:p>
              </table:table-cell>
              <table:table-cell office:value-type="float" office:value="41072.6629011925">
                <text:p>41072.6629011925</text:p>
              </table:table-cell>
              <table:table-cell office:value-type="float" office:value="5397.48262319241">
                <text:p>5397.48262319241</text:p>
              </table:table-cell>
            </table:table-row>
            <table:table-row>
              <table:table-cell office:value-type="string">
                <text:p>2021-06-13T00:00:15Z</text:p>
              </table:table-cell>
              <table:table-cell office:value-type="float" office:value="40516.6161026629">
                <text:p>40516.6161026629</text:p>
              </table:table-cell>
              <table:table-cell office:value-type="float" office:value="31450.9860775405">
                <text:p>31450.9860775405</text:p>
              </table:table-cell>
              <table:table-cell office:value-type="float" office:value="51327.6312742596">
                <text:p>51327.6312742596</text:p>
              </table:table-cell>
              <table:table-cell office:value-type="float" office:value="41228.8440330278">
                <text:p>41228.8440330278</text:p>
              </table:table-cell>
              <table:table-cell office:value-type="float" office:value="5323.02398926291">
                <text:p>5323.02398926291</text:p>
              </table:table-cell>
            </table:table-row>
            <table:table-row>
              <table:table-cell office:value-type="string">
                <text:p>2021-06-13T11:27:16Z</text:p>
              </table:table-cell>
              <table:table-cell office:value-type="float" office:value="40476.3852697013">
                <text:p>40476.3852697013</text:p>
              </table:table-cell>
              <table:table-cell office:value-type="float" office:value="31396.1407196438">
                <text:p>31396.1407196438</text:p>
              </table:table-cell>
              <table:table-cell office:value-type="float" office:value="51213.8831198311">
                <text:p>51213.8831198311</text:p>
              </table:table-cell>
              <table:table-cell office:value-type="float" office:value="41202.9396954393">
                <text:p>41202.9396954393</text:p>
              </table:table-cell>
              <table:table-cell office:value-type="float" office:value="5381.94781482587">
                <text:p>5381.94781482587</text:p>
              </table:table-cell>
            </table:table-row>
            <table:table-row>
              <table:table-cell office:value-type="string">
                <text:p>2021-06-14T10:56:33Z</text:p>
              </table:table-cell>
              <table:table-cell office:value-type="float" office:value="40433.8785882492">
                <text:p>40433.8785882492</text:p>
              </table:table-cell>
              <table:table-cell office:value-type="float" office:value="31341.7315739431">
                <text:p>31341.7315739431</text:p>
              </table:table-cell>
              <table:table-cell office:value-type="float" office:value="51165.00913438">
                <text:p>51165.00913438</text:p>
              </table:table-cell>
              <table:table-cell office:value-type="float" office:value="41041.7447765998">
                <text:p>41041.7447765998</text:p>
              </table:table-cell>
              <table:table-cell office:value-type="float" office:value="5285.79721243727">
                <text:p>5285.79721243727</text:p>
              </table:table-cell>
            </table:table-row>
            <table:table-row>
              <table:table-cell office:value-type="string">
                <text:p>2021-06-14T16:19:50Z</text:p>
              </table:table-cell>
              <table:table-cell office:value-type="float" office:value="40310.5206386901">
                <text:p>40310.5206386901</text:p>
              </table:table-cell>
              <table:table-cell office:value-type="float" office:value="31162.5965055215">
                <text:p>31162.5965055215</text:p>
              </table:table-cell>
              <table:table-cell office:value-type="float" office:value="50969.717497416">
                <text:p>50969.717497416</text:p>
              </table:table-cell>
              <table:table-cell office:value-type="float" office:value="40931.1321590694">
                <text:p>40931.1321590694</text:p>
              </table:table-cell>
              <table:table-cell office:value-type="float" office:value="4764.58663888491">
                <text:p>4764.58663888491</text:p>
              </table:table-cell>
            </table:table-row>
            <table:table-row>
              <table:table-cell office:value-type="string">
                <text:p>2021-06-14T20:25:33Z</text:p>
              </table:table-cell>
              <table:table-cell office:value-type="float" office:value="40404.9477579276">
                <text:p>40404.9477579276</text:p>
              </table:table-cell>
              <table:table-cell office:value-type="float" office:value="31235.326360793">
                <text:p>31235.326360793</text:p>
              </table:table-cell>
              <table:table-cell office:value-type="float" office:value="51065.4914915527">
                <text:p>51065.4914915527</text:p>
              </table:table-cell>
              <table:table-cell office:value-type="float" office:value="41005.2715641495">
                <text:p>41005.2715641495</text:p>
              </table:table-cell>
              <table:table-cell office:value-type="float" office:value="4896.13265593554">
                <text:p>4896.13265593554</text:p>
              </table:table-cell>
            </table:table-row>
            <table:table-row>
              <table:table-cell office:value-type="string">
                <text:p>2021-06-14T23:52:04Z</text:p>
              </table:table-cell>
              <table:table-cell office:value-type="float" office:value="40416.0799645631">
                <text:p>40416.0799645631</text:p>
              </table:table-cell>
              <table:table-cell office:value-type="float" office:value="31186.1267798425">
                <text:p>31186.1267798425</text:p>
              </table:table-cell>
              <table:table-cell office:value-type="float" office:value="50883.1103152704">
                <text:p>50883.1103152704</text:p>
              </table:table-cell>
              <table:table-cell office:value-type="float" office:value="40896.2948416696">
                <text:p>40896.2948416696</text:p>
              </table:table-cell>
              <table:table-cell office:value-type="float" office:value="4958.53233386952">
                <text:p>4958.53233386952</text:p>
              </table:table-cell>
            </table:table-row>
            <table:table-row>
              <table:table-cell office:value-type="string">
                <text:p>2021-06-15T01:44:01Z</text:p>
              </table:table-cell>
              <table:table-cell office:value-type="float" office:value="40143.2661237104">
                <text:p>40143.2661237104</text:p>
              </table:table-cell>
              <table:table-cell office:value-type="float" office:value="31106.8718827611">
                <text:p>31106.8718827611</text:p>
              </table:table-cell>
              <table:table-cell office:value-type="float" office:value="50724.0726689357">
                <text:p>50724.0726689357</text:p>
              </table:table-cell>
              <table:table-cell office:value-type="float" office:value="40811.8846686552">
                <text:p>40811.8846686552</text:p>
              </table:table-cell>
              <table:table-cell office:value-type="float" office:value="5064.12403102561">
                <text:p>5064.12403102561</text:p>
              </table:table-cell>
            </table:table-row>
            <table:table-row>
              <table:table-cell office:value-type="string">
                <text:p>2021-06-17T01:27:07Z</text:p>
              </table:table-cell>
              <table:table-cell office:value-type="float" office:value="41850.7172073526">
                <text:p>41850.7172073526</text:p>
              </table:table-cell>
              <table:table-cell office:value-type="float" office:value="32233.6040695307">
                <text:p>32233.6040695307</text:p>
              </table:table-cell>
              <table:table-cell office:value-type="float" office:value="50862.9902171126">
                <text:p>50862.9902171126</text:p>
              </table:table-cell>
              <table:table-cell office:value-type="float" office:value="40869.2341046432">
                <text:p>40869.2341046432</text:p>
              </table:table-cell>
              <table:table-cell office:value-type="float" office:value="5298.76631812537">
                <text:p>5298.76631812537</text:p>
              </table:table-cell>
            </table:table-row>
            <table:table-row>
              <table:table-cell office:value-type="string">
                <text:p>2021-06-17T18:18:33Z</text:p>
              </table:table-cell>
              <table:table-cell office:value-type="float" office:value="46898.4414580423">
                <text:p>46898.4414580423</text:p>
              </table:table-cell>
              <table:table-cell office:value-type="float" office:value="34245.919861292">
                <text:p>34245.919861292</text:p>
              </table:table-cell>
              <table:table-cell office:value-type="float" office:value="50803.5600921865">
                <text:p>50803.5600921865</text:p>
              </table:table-cell>
              <table:table-cell office:value-type="float" office:value="40933.5283390428">
                <text:p>40933.5283390428</text:p>
              </table:table-cell>
              <table:table-cell office:value-type="float" office:value="5546.75901101504">
                <text:p>5546.75901101504</text:p>
              </table:table-cell>
            </table:table-row>
            <table:table-row>
              <table:table-cell office:value-type="string">
                <text:p>2021-06-17T22:24:08Z</text:p>
              </table:table-cell>
              <table:table-cell office:value-type="float" office:value="46730.4235129714">
                <text:p>46730.4235129714</text:p>
              </table:table-cell>
              <table:table-cell office:value-type="float" office:value="34064.3866451851">
                <text:p>34064.3866451851</text:p>
              </table:table-cell>
              <table:table-cell office:value-type="float" office:value="50667.1430563995">
                <text:p>50667.1430563995</text:p>
              </table:table-cell>
              <table:table-cell office:value-type="float" office:value="40774.3375914342">
                <text:p>40774.3375914342</text:p>
              </table:table-cell>
              <table:table-cell office:value-type="float" office:value="4728.10718734964">
                <text:p>4728.10718734964</text:p>
              </table:table-cell>
            </table:table-row>
            <table:table-row>
              <table:table-cell office:value-type="string">
                <text:p>2021-06-18T01:36:03Z</text:p>
              </table:table-cell>
              <table:table-cell office:value-type="float" office:value="47305.9543858444">
                <text:p>47305.9543858444</text:p>
              </table:table-cell>
              <table:table-cell office:value-type="float" office:value="34455.0974915286">
                <text:p>34455.0974915286</text:p>
              </table:table-cell>
              <table:table-cell office:value-type="float" office:value="51247.6451373176">
                <text:p>51247.6451373176</text:p>
              </table:table-cell>
              <table:table-cell office:value-type="float" office:value="41254.9000670374">
                <text:p>41254.9000670374</text:p>
              </table:table-cell>
              <table:table-cell office:value-type="float" office:value="4697.71676152959">
                <text:p>4697.71676152959</text:p>
              </table:table-cell>
            </table:table-row>
            <table:table-row>
              <table:table-cell office:value-type="string">
                <text:p>2021-06-18T07:20:36Z</text:p>
              </table:table-cell>
              <table:table-cell office:value-type="float" office:value="47053.7581835983">
                <text:p>47053.7581835983</text:p>
              </table:table-cell>
              <table:table-cell office:value-type="float" office:value="34352.4736545071">
                <text:p>34352.4736545071</text:p>
              </table:table-cell>
              <table:table-cell office:value-type="float" office:value="50863.7974754141">
                <text:p>50863.7974754141</text:p>
              </table:table-cell>
              <table:table-cell office:value-type="float" office:value="41087.0006470534">
                <text:p>41087.0006470534</text:p>
              </table:table-cell>
              <table:table-cell office:value-type="float" office:value="4546.94069857676">
                <text:p>4546.94069857676</text:p>
              </table:table-cell>
            </table:table-row>
            <table:table-row>
              <table:table-cell office:value-type="string">
                <text:p>2021-06-18T10:15:59Z</text:p>
              </table:table-cell>
              <table:table-cell office:value-type="float" office:value="47057.6631252919">
                <text:p>47057.6631252919</text:p>
              </table:table-cell>
              <table:table-cell office:value-type="float" office:value="34408.4072404748">
                <text:p>34408.4072404748</text:p>
              </table:table-cell>
              <table:table-cell office:value-type="float" office:value="50971.4318670992">
                <text:p>50971.4318670992</text:p>
              </table:table-cell>
              <table:table-cell office:value-type="float" office:value="41043.5404953584">
                <text:p>41043.5404953584</text:p>
              </table:table-cell>
              <table:table-cell office:value-type="float" office:value="5133.3029073838">
                <text:p>5133.3029073838</text:p>
              </table:table-cell>
            </table:table-row>
            <table:table-row>
              <table:table-cell office:value-type="string">
                <text:p>2021-06-18T15:10:29Z</text:p>
              </table:table-cell>
              <table:table-cell office:value-type="float" office:value="47004.6037104135">
                <text:p>47004.6037104135</text:p>
              </table:table-cell>
              <table:table-cell office:value-type="float" office:value="34302.839214853">
                <text:p>34302.839214853</text:p>
              </table:table-cell>
              <table:table-cell office:value-type="float" office:value="51002.785659979">
                <text:p>51002.785659979</text:p>
              </table:table-cell>
              <table:table-cell office:value-type="float" office:value="41101.4598868289">
                <text:p>41101.4598868289</text:p>
              </table:table-cell>
              <table:table-cell office:value-type="float" office:value="5114.68153222783">
                <text:p>5114.68153222783</text:p>
              </table:table-cell>
            </table:table-row>
            <table:table-row>
              <table:table-cell office:value-type="string">
                <text:p>2021-06-18T17:35:26Z</text:p>
              </table:table-cell>
              <table:table-cell office:value-type="float" office:value="47281.4884196056">
                <text:p>47281.4884196056</text:p>
              </table:table-cell>
              <table:table-cell office:value-type="float" office:value="34454.4550584357">
                <text:p>34454.4550584357</text:p>
              </table:table-cell>
              <table:table-cell office:value-type="float" office:value="51219.0570399777">
                <text:p>51219.0570399777</text:p>
              </table:table-cell>
              <table:table-cell office:value-type="float" office:value="41199.6003483171">
                <text:p>41199.6003483171</text:p>
              </table:table-cell>
              <table:table-cell office:value-type="float" office:value="5140.52986533897">
                <text:p>5140.52986533897</text:p>
              </table:table-cell>
            </table:table-row>
            <table:table-row>
              <table:table-cell office:value-type="string">
                <text:p>2021-06-18T21:17:44Z</text:p>
              </table:table-cell>
              <table:table-cell office:value-type="float" office:value="47045.7086658471">
                <text:p>47045.7086658471</text:p>
              </table:table-cell>
              <table:table-cell office:value-type="float" office:value="34351.2051736803">
                <text:p>34351.2051736803</text:p>
              </table:table-cell>
              <table:table-cell office:value-type="float" office:value="51158.7386374042">
                <text:p>51158.7386374042</text:p>
              </table:table-cell>
              <table:table-cell office:value-type="float" office:value="41126.3839468088">
                <text:p>41126.3839468088</text:p>
              </table:table-cell>
              <table:table-cell office:value-type="float" office:value="5120.24164413573">
                <text:p>5120.24164413573</text:p>
              </table:table-cell>
            </table:table-row>
            <table:table-row>
              <table:table-cell office:value-type="string">
                <text:p>2021-06-19T13:11:23Z</text:p>
              </table:table-cell>
              <table:table-cell office:value-type="float" office:value="46830.7518159637">
                <text:p>46830.7518159637</text:p>
              </table:table-cell>
              <table:table-cell office:value-type="float" office:value="34182.0755726328">
                <text:p>34182.0755726328</text:p>
              </table:table-cell>
              <table:table-cell office:value-type="float" office:value="51021.4403345331">
                <text:p>51021.4403345331</text:p>
              </table:table-cell>
              <table:table-cell office:value-type="float" office:value="41071.7567267064">
                <text:p>41071.7567267064</text:p>
              </table:table-cell>
              <table:table-cell office:value-type="float" office:value="5066.98394953308">
                <text:p>5066.98394953308</text:p>
              </table:table-cell>
            </table:table-row>
            <table:table-row>
              <table:table-cell office:value-type="string">
                <text:p>2021-06-20T10:55:16Z</text:p>
              </table:table-cell>
              <table:table-cell office:value-type="float" office:value="45779.0105202121">
                <text:p>45779.0105202121</text:p>
              </table:table-cell>
              <table:table-cell office:value-type="float" office:value="33268.9551405155">
                <text:p>33268.9551405155</text:p>
              </table:table-cell>
              <table:table-cell office:value-type="float" office:value="49634.977175363">
                <text:p>49634.977175363</text:p>
              </table:table-cell>
              <table:table-cell office:value-type="float" office:value="39862.5697132549">
                <text:p>39862.5697132549</text:p>
              </table:table-cell>
              <table:table-cell office:value-type="float" office:value="5091.03029379246">
                <text:p>5091.03029379246</text:p>
              </table:table-cell>
            </table:table-row>
            <table:table-row>
              <table:table-cell office:value-type="string">
                <text:p>2021-06-20T14:43:23Z</text:p>
              </table:table-cell>
              <table:table-cell office:value-type="float" office:value="46936.3752740358">
                <text:p>46936.3752740358</text:p>
              </table:table-cell>
              <table:table-cell office:value-type="float" office:value="34312.7744177902">
                <text:p>34312.7744177902</text:p>
              </table:table-cell>
              <table:table-cell office:value-type="float" office:value="50969.4216939132">
                <text:p>50969.4216939132</text:p>
              </table:table-cell>
              <table:table-cell office:value-type="float" office:value="40994.3710906153">
                <text:p>40994.3710906153</text:p>
              </table:table-cell>
              <table:table-cell office:value-type="float" office:value="5216.02986857509">
                <text:p>5216.02986857509</text:p>
              </table:table-cell>
            </table:table-row>
            <table:table-row>
              <table:table-cell office:value-type="string">
                <text:p>2021-06-20T22:40:10Z</text:p>
              </table:table-cell>
              <table:table-cell office:value-type="float" office:value="46727.0991848407">
                <text:p>46727.0991848407</text:p>
              </table:table-cell>
              <table:table-cell office:value-type="float" office:value="34081.9570076843">
                <text:p>34081.9570076843</text:p>
              </table:table-cell>
              <table:table-cell office:value-type="float" office:value="50632.8010600027">
                <text:p>50632.8010600027</text:p>
              </table:table-cell>
              <table:table-cell office:value-type="float" office:value="40867.0475974426">
                <text:p>40867.0475974426</text:p>
              </table:table-cell>
              <table:table-cell office:value-type="float" office:value="4404.73635219804">
                <text:p>4404.73635219804</text:p>
              </table:table-cell>
            </table:table-row>
            <table:table-row>
              <table:table-cell office:value-type="string">
                <text:p>2021-06-21T01:34:21Z</text:p>
              </table:table-cell>
              <table:table-cell office:value-type="float" office:value="46855.5799728921">
                <text:p>46855.5799728921</text:p>
              </table:table-cell>
              <table:table-cell office:value-type="float" office:value="34186.2742065021">
                <text:p>34186.2742065021</text:p>
              </table:table-cell>
              <table:table-cell office:value-type="float" office:value="50851.4699306039">
                <text:p>50851.4699306039</text:p>
              </table:table-cell>
              <table:table-cell office:value-type="float" office:value="40912.7617206007">
                <text:p>40912.7617206007</text:p>
              </table:table-cell>
              <table:table-cell office:value-type="float" office:value="4809.80692036057">
                <text:p>4809.80692036057</text:p>
              </table:table-cell>
            </table:table-row>
            <table:table-row>
              <table:table-cell office:value-type="string">
                <text:p>2021-06-21T06:08:48Z</text:p>
              </table:table-cell>
              <table:table-cell office:value-type="float" office:value="46934.4390454825">
                <text:p>46934.4390454825</text:p>
              </table:table-cell>
              <table:table-cell office:value-type="float" office:value="34267.5037030397">
                <text:p>34267.5037030397</text:p>
              </table:table-cell>
              <table:table-cell office:value-type="float" office:value="51045.6176671405">
                <text:p>51045.6176671405</text:p>
              </table:table-cell>
              <table:table-cell office:value-type="float" office:value="41019.9850793019">
                <text:p>41019.9850793019</text:p>
              </table:table-cell>
              <table:table-cell office:value-type="float" office:value="4650.64470247085">
                <text:p>4650.64470247085</text:p>
              </table:table-cell>
            </table:table-row>
            <table:table-row>
              <table:table-cell office:value-type="string">
                <text:p>2021-06-21T10:06:15Z</text:p>
              </table:table-cell>
              <table:table-cell office:value-type="float" office:value="46655.7977870989">
                <text:p>46655.7977870989</text:p>
              </table:table-cell>
              <table:table-cell office:value-type="float" office:value="34118.9825859107">
                <text:p>34118.9825859107</text:p>
              </table:table-cell>
              <table:table-cell office:value-type="float" office:value="50766.6141400115">
                <text:p>50766.6141400115</text:p>
              </table:table-cell>
              <table:table-cell office:value-type="float" office:value="40862.8787660539">
                <text:p>40862.8787660539</text:p>
              </table:table-cell>
              <table:table-cell office:value-type="float" office:value="4698.76673695753">
                <text:p>4698.76673695753</text:p>
              </table:table-cell>
            </table:table-row>
            <table:table-row>
              <table:table-cell office:value-type="string">
                <text:p>2021-06-21T18:23:13Z</text:p>
              </table:table-cell>
              <table:table-cell office:value-type="float" office:value="46487.6743250348">
                <text:p>46487.6743250348</text:p>
              </table:table-cell>
              <table:table-cell office:value-type="float" office:value="34046.8519103784">
                <text:p>34046.8519103784</text:p>
              </table:table-cell>
              <table:table-cell office:value-type="float" office:value="50246.9767053708">
                <text:p>50246.9767053708</text:p>
              </table:table-cell>
              <table:table-cell office:value-type="float" office:value="40666.1630044672">
                <text:p>40666.1630044672</text:p>
              </table:table-cell>
              <table:table-cell office:value-type="float" office:value="4899.82967258109">
                <text:p>4899.82967258109</text:p>
              </table:table-cell>
            </table:table-row>
            <table:table-row>
              <table:table-cell office:value-type="string">
                <text:p>2021-06-21T22:34:30Z</text:p>
              </table:table-cell>
              <table:table-cell office:value-type="float" office:value="46498.2095205512">
                <text:p>46498.2095205512</text:p>
              </table:table-cell>
              <table:table-cell office:value-type="float" office:value="34045.7578198967">
                <text:p>34045.7578198967</text:p>
              </table:table-cell>
              <table:table-cell office:value-type="float" office:value="50487.6598813388">
                <text:p>50487.6598813388</text:p>
              </table:table-cell>
              <table:table-cell office:value-type="float" office:value="40738.2731640893">
                <text:p>40738.2731640893</text:p>
              </table:table-cell>
              <table:table-cell office:value-type="float" office:value="4933.73019256159">
                <text:p>4933.73019256159</text:p>
              </table:table-cell>
            </table:table-row>
            <table:table-row>
              <table:table-cell office:value-type="string">
                <text:p>2021-06-22T06:54:18Z</text:p>
              </table:table-cell>
              <table:table-cell office:value-type="float" office:value="46811.1003691949">
                <text:p>46811.1003691949</text:p>
              </table:table-cell>
              <table:table-cell office:value-type="float" office:value="34125.0813786517">
                <text:p>34125.0813786517</text:p>
              </table:table-cell>
              <table:table-cell office:value-type="float" office:value="50849.5991493642">
                <text:p>50849.5991493642</text:p>
              </table:table-cell>
              <table:table-cell office:value-type="float" office:value="40850.048859377">
                <text:p>40850.048859377</text:p>
              </table:table-cell>
              <table:table-cell office:value-type="float" office:value="5049.65873468476">
                <text:p>5049.65873468476</text:p>
              </table:table-cell>
            </table:table-row>
            <table:table-row>
              <table:table-cell office:value-type="string">
                <text:p>2021-06-22T09:57:55Z</text:p>
              </table:table-cell>
              <table:table-cell office:value-type="float" office:value="46869.1798828988">
                <text:p>46869.1798828988</text:p>
              </table:table-cell>
              <table:table-cell office:value-type="float" office:value="34159.2694317441">
                <text:p>34159.2694317441</text:p>
              </table:table-cell>
              <table:table-cell office:value-type="float" office:value="50776.0447029486">
                <text:p>50776.0447029486</text:p>
              </table:table-cell>
              <table:table-cell office:value-type="float" office:value="40944.4246219825">
                <text:p>40944.4246219825</text:p>
              </table:table-cell>
              <table:table-cell office:value-type="float" office:value="5083.10136944108">
                <text:p>5083.10136944108</text:p>
              </table:table-cell>
            </table:table-row>
            <table:table-row>
              <table:table-cell office:value-type="string">
                <text:p>2021-06-22T18:46:35Z</text:p>
              </table:table-cell>
              <table:table-cell office:value-type="float" office:value="45603.1733304926">
                <text:p>45603.1733304926</text:p>
              </table:table-cell>
              <table:table-cell office:value-type="float" office:value="33267.8141168027">
                <text:p>33267.8141168027</text:p>
              </table:table-cell>
              <table:table-cell office:value-type="float" office:value="49425.6462075267">
                <text:p>49425.6462075267</text:p>
              </table:table-cell>
              <table:table-cell office:value-type="float" office:value="39714.7804363718">
                <text:p>39714.7804363718</text:p>
              </table:table-cell>
              <table:table-cell office:value-type="float" office:value="4739.87709701692">
                <text:p>4739.87709701692</text:p>
              </table:table-cell>
            </table:table-row>
            <table:table-row>
              <table:table-cell office:value-type="string">
                <text:p>2021-06-22T22:36:52Z</text:p>
              </table:table-cell>
              <table:table-cell office:value-type="float" office:value="47062.4405622165">
                <text:p>47062.4405622165</text:p>
              </table:table-cell>
              <table:table-cell office:value-type="float" office:value="34375.4053902973">
                <text:p>34375.4053902973</text:p>
              </table:table-cell>
              <table:table-cell office:value-type="float" office:value="51207.3910280404">
                <text:p>51207.3910280404</text:p>
              </table:table-cell>
              <table:table-cell office:value-type="float" office:value="41216.0094654285">
                <text:p>41216.0094654285</text:p>
              </table:table-cell>
              <table:table-cell office:value-type="float" office:value="4743.46874730379">
                <text:p>4743.46874730379</text:p>
              </table:table-cell>
            </table:table-row>
            <table:table-row>
              <table:table-cell office:value-type="string">
                <text:p>2021-06-23T02:37:27Z</text:p>
              </table:table-cell>
              <table:table-cell office:value-type="float" office:value="46466.898884189">
                <text:p>46466.898884189</text:p>
              </table:table-cell>
              <table:table-cell office:value-type="float" office:value="34005.5933741578">
                <text:p>34005.5933741578</text:p>
              </table:table-cell>
              <table:table-cell office:value-type="float" office:value="50420.6540132546">
                <text:p>50420.6540132546</text:p>
              </table:table-cell>
              <table:table-cell office:value-type="float" office:value="40778.5758222105">
                <text:p>40778.5758222105</text:p>
              </table:table-cell>
              <table:table-cell office:value-type="float" office:value="4892.62658677919">
                <text:p>4892.62658677919</text:p>
              </table:table-cell>
            </table:table-row>
            <table:table-row>
              <table:table-cell office:value-type="string">
                <text:p>2021-06-23T05:31:53Z</text:p>
              </table:table-cell>
              <table:table-cell office:value-type="float" office:value="46651.1094042709">
                <text:p>46651.1094042709</text:p>
              </table:table-cell>
              <table:table-cell office:value-type="float" office:value="34188.1918747276">
                <text:p>34188.1918747276</text:p>
              </table:table-cell>
              <table:table-cell office:value-type="float" office:value="50474.927348455">
                <text:p>50474.927348455</text:p>
              </table:table-cell>
              <table:table-cell office:value-type="float" office:value="40835.7356214806">
                <text:p>40835.7356214806</text:p>
              </table:table-cell>
              <table:table-cell office:value-type="float" office:value="4582.06042415284">
                <text:p>4582.06042415284</text:p>
              </table:table-cell>
            </table:table-row>
            <table:table-row>
              <table:table-cell office:value-type="string">
                <text:p>2021-06-23T11:15:30Z</text:p>
              </table:table-cell>
              <table:table-cell office:value-type="float" office:value="46649.817212533">
                <text:p>46649.817212533</text:p>
              </table:table-cell>
              <table:table-cell office:value-type="float" office:value="34194.1111349909">
                <text:p>34194.1111349909</text:p>
              </table:table-cell>
              <table:table-cell office:value-type="float" office:value="50425.5773475841">
                <text:p>50425.5773475841</text:p>
              </table:table-cell>
              <table:table-cell office:value-type="float" office:value="40762.5098657951">
                <text:p>40762.5098657951</text:p>
              </table:table-cell>
              <table:table-cell office:value-type="float" office:value="4603.31928105101">
                <text:p>4603.31928105101</text:p>
              </table:table-cell>
            </table:table-row>
            <table:table-row>
              <table:table-cell office:value-type="string">
                <text:p>2021-06-23T15:30:35Z</text:p>
              </table:table-cell>
              <table:table-cell office:value-type="float" office:value="46654.2863847099">
                <text:p>46654.2863847099</text:p>
              </table:table-cell>
              <table:table-cell office:value-type="float" office:value="34195.5527284305">
                <text:p>34195.5527284305</text:p>
              </table:table-cell>
              <table:table-cell office:value-type="float" office:value="50472.9958031029">
                <text:p>50472.9958031029</text:p>
              </table:table-cell>
              <table:table-cell office:value-type="float" office:value="40811.6968982569">
                <text:p>40811.6968982569</text:p>
              </table:table-cell>
              <table:table-cell office:value-type="float" office:value="4616.18119207642">
                <text:p>4616.18119207642</text:p>
              </table:table-cell>
            </table:table-row>
            <table:table-row>
              <table:table-cell office:value-type="string">
                <text:p>2021-06-23T23:12:44Z</text:p>
              </table:table-cell>
              <table:table-cell office:value-type="float" office:value="46569.7237919266">
                <text:p>46569.7237919266</text:p>
              </table:table-cell>
              <table:table-cell office:value-type="float" office:value="34157.2902312501">
                <text:p>34157.2902312501</text:p>
              </table:table-cell>
              <table:table-cell office:value-type="float" office:value="50801.8796422386">
                <text:p>50801.8796422386</text:p>
              </table:table-cell>
              <table:table-cell office:value-type="float" office:value="40862.8910666406">
                <text:p>40862.8910666406</text:p>
              </table:table-cell>
              <table:table-cell office:value-type="float" office:value="4790.90209446997">
                <text:p>4790.90209446997</text:p>
              </table:table-cell>
            </table:table-row>
            <table:table-row>
              <table:table-cell office:value-type="string">
                <text:p>2021-06-24T07:40:00Z</text:p>
              </table:table-cell>
              <table:table-cell office:value-type="float" office:value="46557.2036144602">
                <text:p>46557.2036144602</text:p>
              </table:table-cell>
              <table:table-cell office:value-type="float" office:value="34126.7438597553">
                <text:p>34126.7438597553</text:p>
              </table:table-cell>
              <table:table-cell office:value-type="float" office:value="50880.990318291">
                <text:p>50880.990318291</text:p>
              </table:table-cell>
              <table:table-cell office:value-type="float" office:value="40985.7485092236">
                <text:p>40985.7485092236</text:p>
              </table:table-cell>
              <table:table-cell office:value-type="float" office:value="4811.34176110411">
                <text:p>4811.34176110411</text:p>
              </table:table-cell>
            </table:table-row>
            <table:table-row>
              <table:table-cell office:value-type="string">
                <text:p>2021-06-24T11:07:18Z</text:p>
              </table:table-cell>
              <table:table-cell office:value-type="float" office:value="46819.3704623173">
                <text:p>46819.3704623173</text:p>
              </table:table-cell>
              <table:table-cell office:value-type="float" office:value="34230.7736648435">
                <text:p>34230.7736648435</text:p>
              </table:table-cell>
              <table:table-cell office:value-type="float" office:value="51035.4165773201">
                <text:p>51035.4165773201</text:p>
              </table:table-cell>
              <table:table-cell office:value-type="float" office:value="41078.1551544255">
                <text:p>41078.1551544255</text:p>
              </table:table-cell>
              <table:table-cell office:value-type="float" office:value="4729.64446570271">
                <text:p>4729.64446570271</text:p>
              </table:table-cell>
            </table:table-row>
            <table:table-row>
              <table:table-cell office:value-type="string">
                <text:p>2021-06-24T15:22:39Z</text:p>
              </table:table-cell>
              <table:table-cell office:value-type="float" office:value="46843.0870594401">
                <text:p>46843.0870594401</text:p>
              </table:table-cell>
              <table:table-cell office:value-type="float" office:value="34244.9190147173">
                <text:p>34244.9190147173</text:p>
              </table:table-cell>
              <table:table-cell office:value-type="float" office:value="50837.072471694">
                <text:p>50837.072471694</text:p>
              </table:table-cell>
              <table:table-cell office:value-type="float" office:value="41058.0099122446">
                <text:p>41058.0099122446</text:p>
              </table:table-cell>
              <table:table-cell office:value-type="float" office:value="5310.11516701742">
                <text:p>5310.11516701742</text:p>
              </table:table-cell>
            </table:table-row>
            <table:table-row>
              <table:table-cell office:value-type="string">
                <text:p>2021-06-24T19:31:57Z</text:p>
              </table:table-cell>
              <table:table-cell office:value-type="float" office:value="46764.041003642">
                <text:p>46764.041003642</text:p>
              </table:table-cell>
              <table:table-cell office:value-type="float" office:value="34146.2057212343">
                <text:p>34146.2057212343</text:p>
              </table:table-cell>
              <table:table-cell office:value-type="float" office:value="50867.6476741153">
                <text:p>50867.6476741153</text:p>
              </table:table-cell>
              <table:table-cell office:value-type="float" office:value="40960.8286090449">
                <text:p>40960.8286090449</text:p>
              </table:table-cell>
              <table:table-cell office:value-type="float" office:value="5104.0308520141">
                <text:p>5104.0308520141</text:p>
              </table:table-cell>
            </table:table-row>
            <table:table-row>
              <table:table-cell office:value-type="string">
                <text:p>2021-06-24T22:50:33Z</text:p>
              </table:table-cell>
              <table:table-cell office:value-type="float" office:value="46431.7185223702">
                <text:p>46431.7185223702</text:p>
              </table:table-cell>
              <table:table-cell office:value-type="float" office:value="34047.6036334132">
                <text:p>34047.6036334132</text:p>
              </table:table-cell>
              <table:table-cell office:value-type="float" office:value="50757.4881815656">
                <text:p>50757.4881815656</text:p>
              </table:table-cell>
              <table:table-cell office:value-type="float" office:value="40880.9920998526">
                <text:p>40880.9920998526</text:p>
              </table:table-cell>
              <table:table-cell office:value-type="float" office:value="5145.59297125728">
                <text:p>5145.59297125728</text:p>
              </table:table-cell>
            </table:table-row>
            <table:table-row>
              <table:table-cell office:value-type="string">
                <text:p>2021-06-25T01:26:58Z</text:p>
              </table:table-cell>
              <table:table-cell office:value-type="float" office:value="46511.3656595258">
                <text:p>46511.3656595258</text:p>
              </table:table-cell>
              <table:table-cell office:value-type="float" office:value="34098.5911091563">
                <text:p>34098.5911091563</text:p>
              </table:table-cell>
              <table:table-cell office:value-type="float" office:value="50804.1254678612">
                <text:p>50804.1254678612</text:p>
              </table:table-cell>
              <table:table-cell office:value-type="float" office:value="40912.174015516">
                <text:p>40912.174015516</text:p>
              </table:table-cell>
              <table:table-cell office:value-type="float" office:value="5133.52826159375">
                <text:p>5133.52826159375</text:p>
              </table:table-cell>
            </table:table-row>
            <table:table-row>
              <table:table-cell office:value-type="string">
                <text:p>2021-06-25T08:14:23Z</text:p>
              </table:table-cell>
              <table:table-cell office:value-type="float" office:value="46609.7089895033">
                <text:p>46609.7089895033</text:p>
              </table:table-cell>
              <table:table-cell office:value-type="float" office:value="34117.7391081822">
                <text:p>34117.7391081822</text:p>
              </table:table-cell>
              <table:table-cell office:value-type="float" office:value="50812.1574444096">
                <text:p>50812.1574444096</text:p>
              </table:table-cell>
              <table:table-cell office:value-type="float" office:value="40849.2350063654">
                <text:p>40849.2350063654</text:p>
              </table:table-cell>
              <table:table-cell office:value-type="float" office:value="5041.88633935198">
                <text:p>5041.88633935198</text:p>
              </table:table-cell>
            </table:table-row>
            <table:table-row>
              <table:table-cell office:value-type="string">
                <text:p>2021-06-25T12:19:04Z</text:p>
              </table:table-cell>
              <table:table-cell office:value-type="float" office:value="46615.5175418843">
                <text:p>46615.5175418843</text:p>
              </table:table-cell>
              <table:table-cell office:value-type="float" office:value="34190.1101541928">
                <text:p>34190.1101541928</text:p>
              </table:table-cell>
              <table:table-cell office:value-type="float" office:value="51088.0517095708">
                <text:p>51088.0517095708</text:p>
              </table:table-cell>
              <table:table-cell office:value-type="float" office:value="41016.6458475589">
                <text:p>41016.6458475589</text:p>
              </table:table-cell>
              <table:table-cell office:value-type="float" office:value="4577.0038064051">
                <text:p>4577.0038064051</text:p>
              </table:table-cell>
            </table:table-row>
            <table:table-row>
              <table:table-cell office:value-type="string">
                <text:p>2021-06-25T14:54:11Z</text:p>
              </table:table-cell>
              <table:table-cell office:value-type="float" office:value="46578.1279567225">
                <text:p>46578.1279567225</text:p>
              </table:table-cell>
              <table:table-cell office:value-type="float" office:value="34093.1074615587">
                <text:p>34093.1074615587</text:p>
              </table:table-cell>
              <table:table-cell office:value-type="float" office:value="50721.9188944804">
                <text:p>50721.9188944804</text:p>
              </table:table-cell>
              <table:table-cell office:value-type="float" office:value="40905.1571571029">
                <text:p>40905.1571571029</text:p>
              </table:table-cell>
              <table:table-cell office:value-type="float" office:value="4757.25739741878">
                <text:p>4757.25739741878</text:p>
              </table:table-cell>
            </table:table-row>
            <table:table-row>
              <table:table-cell office:value-type="string">
                <text:p>2021-06-25T23:20:26Z</text:p>
              </table:table-cell>
              <table:table-cell office:value-type="float" office:value="46351.9874302694">
                <text:p>46351.9874302694</text:p>
              </table:table-cell>
              <table:table-cell office:value-type="float" office:value="34020.4781421303">
                <text:p>34020.4781421303</text:p>
              </table:table-cell>
              <table:table-cell office:value-type="float" office:value="50250.1062941553">
                <text:p>50250.1062941553</text:p>
              </table:table-cell>
              <table:table-cell office:value-type="float" office:value="40707.3322597106">
                <text:p>40707.3322597106</text:p>
              </table:table-cell>
              <table:table-cell office:value-type="float" office:value="5391.97164701191">
                <text:p>5391.97164701191</text:p>
              </table:table-cell>
            </table:table-row>
            <table:table-row>
              <table:table-cell office:value-type="string">
                <text:p>2021-06-27T15:38:30Z</text:p>
              </table:table-cell>
              <table:table-cell office:value-type="float" office:value="46258.3140116237">
                <text:p>46258.3140116237</text:p>
              </table:table-cell>
              <table:table-cell office:value-type="float" office:value="33944.4541204031">
                <text:p>33944.4541204031</text:p>
              </table:table-cell>
              <table:table-cell office:value-type="float" office:value="50424.8402445116">
                <text:p>50424.8402445116</text:p>
              </table:table-cell>
              <table:table-cell office:value-type="float" office:value="40709.3888962307">
                <text:p>40709.3888962307</text:p>
              </table:table-cell>
              <table:table-cell office:value-type="float" office:value="5464.78272820861">
                <text:p>5464.78272820861</text:p>
              </table:table-cell>
            </table:table-row>
            <table:table-row>
              <table:table-cell office:value-type="string">
                <text:p>2021-06-28T06:22:41Z</text:p>
              </table:table-cell>
              <table:table-cell office:value-type="float" office:value="46359.2996148854">
                <text:p>46359.2996148854</text:p>
              </table:table-cell>
              <table:table-cell office:value-type="float" office:value="34032.1399859885">
                <text:p>34032.1399859885</text:p>
              </table:table-cell>
              <table:table-cell office:value-type="float" office:value="50459.4631854952">
                <text:p>50459.4631854952</text:p>
              </table:table-cell>
              <table:table-cell office:value-type="float" office:value="40757.7798745796">
                <text:p>40757.7798745796</text:p>
              </table:table-cell>
              <table:table-cell office:value-type="float" office:value="5437.01165370692">
                <text:p>5437.01165370692</text:p>
              </table:table-cell>
            </table:table-row>
            <table:table-row>
              <table:table-cell office:value-type="string">
                <text:p>2021-06-28T08:38:08Z</text:p>
              </table:table-cell>
              <table:table-cell office:value-type="float" office:value="46416.3668262909">
                <text:p>46416.3668262909</text:p>
              </table:table-cell>
              <table:table-cell office:value-type="float" office:value="33999.6171880176">
                <text:p>33999.6171880176</text:p>
              </table:table-cell>
              <table:table-cell office:value-type="float" office:value="50409.3239384768">
                <text:p>50409.3239384768</text:p>
              </table:table-cell>
              <table:table-cell office:value-type="float" office:value="40639.8871547852">
                <text:p>40639.8871547852</text:p>
              </table:table-cell>
              <table:table-cell office:value-type="float" office:value="5382.55960326866">
                <text:p>5382.55960326866</text:p>
              </table:table-cell>
            </table:table-row>
            <table:table-row>
              <table:table-cell office:value-type="string">
                <text:p>2021-06-28T14:23:01Z</text:p>
              </table:table-cell>
              <table:table-cell office:value-type="float" office:value="46205.6664616756">
                <text:p>46205.6664616756</text:p>
              </table:table-cell>
              <table:table-cell office:value-type="float" office:value="34050.7453093476">
                <text:p>34050.7453093476</text:p>
              </table:table-cell>
              <table:table-cell office:value-type="float" office:value="50371.0683555337">
                <text:p>50371.0683555337</text:p>
              </table:table-cell>
              <table:table-cell office:value-type="float" office:value="40714.748825164">
                <text:p>40714.748825164</text:p>
              </table:table-cell>
              <table:table-cell office:value-type="float" office:value="5483.66789674853">
                <text:p>5483.66789674853</text:p>
              </table:table-cell>
            </table:table-row>
            <table:table-row>
              <table:table-cell office:value-type="string">
                <text:p>2021-06-28T22:11:38Z</text:p>
              </table:table-cell>
              <table:table-cell office:value-type="float" office:value="46476.5352352099">
                <text:p>46476.5352352099</text:p>
              </table:table-cell>
              <table:table-cell office:value-type="float" office:value="34076.6426922208">
                <text:p>34076.6426922208</text:p>
              </table:table-cell>
              <table:table-cell office:value-type="float" office:value="50552.7626352831">
                <text:p>50552.7626352831</text:p>
              </table:table-cell>
              <table:table-cell office:value-type="float" office:value="40856.1512587584">
                <text:p>40856.1512587584</text:p>
              </table:table-cell>
              <table:table-cell office:value-type="float" office:value="4848.38405088231">
                <text:p>4848.38405088231</text:p>
              </table:table-cell>
            </table:table-row>
            <table:table-row>
              <table:table-cell office:value-type="string">
                <text:p>2021-06-29T02:00:54Z</text:p>
              </table:table-cell>
              <table:table-cell office:value-type="float" office:value="46419.291025034">
                <text:p>46419.291025034</text:p>
              </table:table-cell>
              <table:table-cell office:value-type="float" office:value="33945.3472884002">
                <text:p>33945.3472884002</text:p>
              </table:table-cell>
              <table:table-cell office:value-type="float" office:value="50707.4122242608">
                <text:p>50707.4122242608</text:p>
              </table:table-cell>
              <table:table-cell office:value-type="float" office:value="40854.9656103671">
                <text:p>40854.9656103671</text:p>
              </table:table-cell>
              <table:table-cell office:value-type="float" office:value="4856.61941872094">
                <text:p>4856.61941872094</text:p>
              </table:table-cell>
            </table:table-row>
            <table:table-row>
              <table:table-cell office:value-type="string">
                <text:p>2021-06-29T07:06:40Z</text:p>
              </table:table-cell>
              <table:table-cell office:value-type="float" office:value="46447.4375707149">
                <text:p>46447.4375707149</text:p>
              </table:table-cell>
              <table:table-cell office:value-type="float" office:value="34052.3999950737">
                <text:p>34052.3999950737</text:p>
              </table:table-cell>
              <table:table-cell office:value-type="float" office:value="50435.2335780164">
                <text:p>50435.2335780164</text:p>
              </table:table-cell>
              <table:table-cell office:value-type="float" office:value="40748.3996700733">
                <text:p>40748.3996700733</text:p>
              </table:table-cell>
              <table:table-cell office:value-type="float" office:value="4767.1553438462">
                <text:p>4767.1553438462</text:p>
              </table:table-cell>
            </table:table-row>
            <table:table-row>
              <table:table-cell office:value-type="string">
                <text:p>2021-06-29T09:55:00Z</text:p>
              </table:table-cell>
              <table:table-cell office:value-type="float" office:value="46606.9471405611">
                <text:p>46606.9471405611</text:p>
              </table:table-cell>
              <table:table-cell office:value-type="float" office:value="34210.6358496635">
                <text:p>34210.6358496635</text:p>
              </table:table-cell>
              <table:table-cell office:value-type="float" office:value="50757.3223774696">
                <text:p>50757.3223774696</text:p>
              </table:table-cell>
              <table:table-cell office:value-type="float" office:value="41007.6171898651">
                <text:p>41007.6171898651</text:p>
              </table:table-cell>
              <table:table-cell office:value-type="float" office:value="5010.50097118525">
                <text:p>5010.50097118525</text:p>
              </table:table-cell>
            </table:table-row>
            <table:table-row>
              <table:table-cell office:value-type="string">
                <text:p>2021-06-29T14:55:02Z</text:p>
              </table:table-cell>
              <table:table-cell office:value-type="float" office:value="46846.2551249988">
                <text:p>46846.2551249988</text:p>
              </table:table-cell>
              <table:table-cell office:value-type="float" office:value="34244.6064306316">
                <text:p>34244.6064306316</text:p>
              </table:table-cell>
              <table:table-cell office:value-type="float" office:value="50966.3990705194">
                <text:p>50966.3990705194</text:p>
              </table:table-cell>
              <table:table-cell office:value-type="float" office:value="40968.5410894197">
                <text:p>40968.5410894197</text:p>
              </table:table-cell>
              <table:table-cell office:value-type="float" office:value="5536.90809317459">
                <text:p>5536.90809317459</text:p>
              </table:table-cell>
            </table:table-row>
            <table:table-row>
              <table:table-cell office:value-type="string">
                <text:p>2021-06-30T04:38:03Z</text:p>
              </table:table-cell>
              <table:table-cell office:value-type="float" office:value="46329.2189222104">
                <text:p>46329.2189222104</text:p>
              </table:table-cell>
              <table:table-cell office:value-type="float" office:value="33943.2271156653">
                <text:p>33943.2271156653</text:p>
              </table:table-cell>
              <table:table-cell office:value-type="float" office:value="50401.5989598806">
                <text:p>50401.5989598806</text:p>
              </table:table-cell>
              <table:table-cell office:value-type="float" office:value="40770.4033984359">
                <text:p>40770.4033984359</text:p>
              </table:table-cell>
              <table:table-cell office:value-type="float" office:value="5188.97760727216">
                <text:p>5188.97760727216</text:p>
              </table:table-cell>
            </table:table-row>
            <table:table-row>
              <table:table-cell office:value-type="string">
                <text:p>2021-06-30T06:50:52Z</text:p>
              </table:table-cell>
              <table:table-cell office:value-type="float" office:value="46425.5408189735">
                <text:p>46425.5408189735</text:p>
              </table:table-cell>
              <table:table-cell office:value-type="float" office:value="33997.5263729972">
                <text:p>33997.5263729972</text:p>
              </table:table-cell>
              <table:table-cell office:value-type="float" office:value="50388.7706528618">
                <text:p>50388.7706528618</text:p>
              </table:table-cell>
              <table:table-cell office:value-type="float" office:value="40760.1633350291">
                <text:p>40760.1633350291</text:p>
              </table:table-cell>
              <table:table-cell office:value-type="float" office:value="5592.18989042615">
                <text:p>5592.18989042615</text:p>
              </table:table-cell>
            </table:table-row>
            <table:table-row>
              <table:table-cell office:value-type="string">
                <text:p>2021-06-30T12:46:38Z</text:p>
              </table:table-cell>
              <table:table-cell office:value-type="float" office:value="46878.9360787525">
                <text:p>46878.9360787525</text:p>
              </table:table-cell>
              <table:table-cell office:value-type="float" office:value="34269.7451763274">
                <text:p>34269.7451763274</text:p>
              </table:table-cell>
              <table:table-cell office:value-type="float" office:value="50892.2495520749">
                <text:p>50892.2495520749</text:p>
              </table:table-cell>
              <table:table-cell office:value-type="float" office:value="41110.9100175955">
                <text:p>41110.9100175955</text:p>
              </table:table-cell>
              <table:table-cell office:value-type="float" office:value="5087.51077523689">
                <text:p>5087.51077523689</text:p>
              </table:table-cell>
            </table:table-row>
            <table:table-row>
              <table:table-cell office:value-type="string">
                <text:p>2021-06-30T16:43:47Z</text:p>
              </table:table-cell>
              <table:table-cell office:value-type="float" office:value="46530.4397489099">
                <text:p>46530.4397489099</text:p>
              </table:table-cell>
              <table:table-cell office:value-type="float" office:value="34153.7024415043">
                <text:p>34153.7024415043</text:p>
              </table:table-cell>
              <table:table-cell office:value-type="float" office:value="50614.8215711119">
                <text:p>50614.8215711119</text:p>
              </table:table-cell>
              <table:table-cell office:value-type="float" office:value="40868.2336589157">
                <text:p>40868.2336589157</text:p>
              </table:table-cell>
              <table:table-cell office:value-type="float" office:value="5033.38707976166">
                <text:p>5033.38707976166</text:p>
              </table:table-cell>
            </table:table-row>
            <table:table-row>
              <table:table-cell office:value-type="string">
                <text:p>2021-06-30T20:45:29Z</text:p>
              </table:table-cell>
              <table:table-cell office:value-type="float" office:value="46593.923800099">
                <text:p>46593.923800099</text:p>
              </table:table-cell>
              <table:table-cell office:value-type="float" office:value="34148.9102022471">
                <text:p>34148.9102022471</text:p>
              </table:table-cell>
              <table:table-cell office:value-type="float" office:value="50376.6013337077">
                <text:p>50376.6013337077</text:p>
              </table:table-cell>
              <table:table-cell office:value-type="float" office:value="40759.4474598455">
                <text:p>40759.4474598455</text:p>
              </table:table-cell>
              <table:table-cell office:value-type="float" office:value="5374.32809515601">
                <text:p>5374.32809515601</text:p>
              </table:table-cell>
            </table:table-row>
            <table:table-row>
              <table:table-cell office:value-type="string">
                <text:p>2021-06-30T23:41:39Z</text:p>
              </table:table-cell>
              <table:table-cell office:value-type="float" office:value="46278.8378996968">
                <text:p>46278.8378996968</text:p>
              </table:table-cell>
              <table:table-cell office:value-type="float" office:value="33995.0401591097">
                <text:p>33995.0401591097</text:p>
              </table:table-cell>
              <table:table-cell office:value-type="float" office:value="50301.5049019346">
                <text:p>50301.5049019346</text:p>
              </table:table-cell>
              <table:table-cell office:value-type="float" office:value="40672.6467680706">
                <text:p>40672.6467680706</text:p>
              </table:table-cell>
              <table:table-cell office:value-type="float" office:value="5592.2204451987">
                <text:p>5592.2204451987</text:p>
              </table:table-cell>
            </table:table-row>
            <table:table-row>
              <table:table-cell office:value-type="string">
                <text:p>2021-07-01T01:46:45Z</text:p>
              </table:table-cell>
              <table:table-cell office:value-type="float" office:value="46053.1167436346">
                <text:p>46053.1167436346</text:p>
              </table:table-cell>
              <table:table-cell office:value-type="float" office:value="33817.1174063607">
                <text:p>33817.1174063607</text:p>
              </table:table-cell>
              <table:table-cell office:value-type="float" office:value="49970.0221402198">
                <text:p>49970.0221402198</text:p>
              </table:table-cell>
              <table:table-cell office:value-type="float" office:value="40428.6971883695">
                <text:p>40428.6971883695</text:p>
              </table:table-cell>
              <table:table-cell office:value-type="float" office:value="5625.87728819488">
                <text:p>5625.87728819488</text:p>
              </table:table-cell>
            </table:table-row>
            <table:table-row>
              <table:table-cell office:value-type="string">
                <text:p>2021-07-01T07:18:31Z</text:p>
              </table:table-cell>
              <table:table-cell office:value-type="float" office:value="44741.4728745964">
                <text:p>44741.4728745964</text:p>
              </table:table-cell>
              <table:table-cell office:value-type="float" office:value="32960.9411054921">
                <text:p>32960.9411054921</text:p>
              </table:table-cell>
              <table:table-cell office:value-type="float" office:value="48851.0363513958">
                <text:p>48851.0363513958</text:p>
              </table:table-cell>
              <table:table-cell office:value-type="float" office:value="39382.9226609911">
                <text:p>39382.9226609911</text:p>
              </table:table-cell>
              <table:table-cell office:value-type="float" office:value="5544.37641247551">
                <text:p>5544.37641247551</text:p>
              </table:table-cell>
            </table:table-row>
            <table:table-row>
              <table:table-cell office:value-type="string">
                <text:p>2021-07-01T13:45:52Z</text:p>
              </table:table-cell>
              <table:table-cell office:value-type="float" office:value="45800.3874997442">
                <text:p>45800.3874997442</text:p>
              </table:table-cell>
              <table:table-cell office:value-type="float" office:value="33694.2455362355">
                <text:p>33694.2455362355</text:p>
              </table:table-cell>
              <table:table-cell office:value-type="float" office:value="49554.7882890246">
                <text:p>49554.7882890246</text:p>
              </table:table-cell>
              <table:table-cell office:value-type="float" office:value="40115.877996426">
                <text:p>40115.877996426</text:p>
              </table:table-cell>
              <table:table-cell office:value-type="float" office:value="5419.84137058453">
                <text:p>5419.84137058453</text:p>
              </table:table-cell>
            </table:table-row>
            <table:table-row>
              <table:table-cell office:value-type="string">
                <text:p>2021-07-01T17:15:28Z</text:p>
              </table:table-cell>
              <table:table-cell office:value-type="float" office:value="46717.0218292795">
                <text:p>46717.0218292795</text:p>
              </table:table-cell>
              <table:table-cell office:value-type="float" office:value="34167.0205175809">
                <text:p>34167.0205175809</text:p>
              </table:table-cell>
              <table:table-cell office:value-type="float" office:value="50907.556412951">
                <text:p>50907.556412951</text:p>
              </table:table-cell>
              <table:table-cell office:value-type="float" office:value="40938.3038097348">
                <text:p>40938.3038097348</text:p>
              </table:table-cell>
              <table:table-cell office:value-type="float" office:value="5513.11258649621">
                <text:p>5513.11258649621</text:p>
              </table:table-cell>
            </table:table-row>
            <table:table-row>
              <table:table-cell office:value-type="string">
                <text:p>2021-07-01T21:37:16Z</text:p>
              </table:table-cell>
              <table:table-cell office:value-type="float" office:value="45137.4259133733">
                <text:p>45137.4259133733</text:p>
              </table:table-cell>
              <table:table-cell office:value-type="float" office:value="33161.3693672036">
                <text:p>33161.3693672036</text:p>
              </table:table-cell>
              <table:table-cell office:value-type="float" office:value="49247.2126144822">
                <text:p>49247.2126144822</text:p>
              </table:table-cell>
              <table:table-cell office:value-type="float" office:value="39647.6454184766">
                <text:p>39647.6454184766</text:p>
              </table:table-cell>
              <table:table-cell office:value-type="float" office:value="5109.2492688585">
                <text:p>5109.2492688585</text:p>
              </table:table-cell>
            </table:table-row>
            <table:table-row>
              <table:table-cell office:value-type="string">
                <text:p>2021-07-01T23:18:50Z</text:p>
              </table:table-cell>
              <table:table-cell office:value-type="float" office:value="46389.8486343248">
                <text:p>46389.8486343248</text:p>
              </table:table-cell>
              <table:table-cell office:value-type="float" office:value="33962.3062722008">
                <text:p>33962.3062722008</text:p>
              </table:table-cell>
              <table:table-cell office:value-type="float" office:value="50262.0597985728">
                <text:p>50262.0597985728</text:p>
              </table:table-cell>
              <table:table-cell office:value-type="float" office:value="40652.9664213063">
                <text:p>40652.9664213063</text:p>
              </table:table-cell>
              <table:table-cell office:value-type="float" office:value="4955.49452112233">
                <text:p>4955.49452112233</text:p>
              </table:table-cell>
            </table:table-row>
            <table:table-row>
              <table:table-cell office:value-type="string">
                <text:p>2021-07-02T03:19:19Z</text:p>
              </table:table-cell>
              <table:table-cell office:value-type="float" office:value="46621.747143621">
                <text:p>46621.747143621</text:p>
              </table:table-cell>
              <table:table-cell office:value-type="float" office:value="34157.5609150261">
                <text:p>34157.5609150261</text:p>
              </table:table-cell>
              <table:table-cell office:value-type="float" office:value="50681.7007073798">
                <text:p>50681.7007073798</text:p>
              </table:table-cell>
              <table:table-cell office:value-type="float" office:value="40690.5047153874">
                <text:p>40690.5047153874</text:p>
              </table:table-cell>
              <table:table-cell office:value-type="float" office:value="4881.52896574289">
                <text:p>4881.52896574289</text:p>
              </table:table-cell>
            </table:table-row>
            <table:table-row>
              <table:table-cell office:value-type="string">
                <text:p>2021-07-02T09:13:12Z</text:p>
              </table:table-cell>
              <table:table-cell office:value-type="float" office:value="46239.0619942297">
                <text:p>46239.0619942297</text:p>
              </table:table-cell>
              <table:table-cell office:value-type="float" office:value="34098.2128281004">
                <text:p>34098.2128281004</text:p>
              </table:table-cell>
              <table:table-cell office:value-type="float" office:value="50362.4988228913">
                <text:p>50362.4988228913</text:p>
              </table:table-cell>
              <table:table-cell office:value-type="float" office:value="40771.9028269309">
                <text:p>40771.9028269309</text:p>
              </table:table-cell>
              <table:table-cell office:value-type="float" office:value="5207.66583988879">
                <text:p>5207.66583988879</text:p>
              </table:table-cell>
            </table:table-row>
            <table:table-row>
              <table:table-cell office:value-type="string">
                <text:p>2021-07-02T13:42:07Z</text:p>
              </table:table-cell>
              <table:table-cell office:value-type="float" office:value="46465.2027133235">
                <text:p>46465.2027133235</text:p>
              </table:table-cell>
              <table:table-cell office:value-type="float" office:value="34244.4865512313">
                <text:p>34244.4865512313</text:p>
              </table:table-cell>
              <table:table-cell office:value-type="float" office:value="50677.744182032">
                <text:p>50677.744182032</text:p>
              </table:table-cell>
              <table:table-cell office:value-type="float" office:value="40913.2226069553">
                <text:p>40913.2226069553</text:p>
              </table:table-cell>
              <table:table-cell office:value-type="float" office:value="5160.16384608162">
                <text:p>5160.16384608162</text:p>
              </table:table-cell>
            </table:table-row>
            <table:table-row>
              <table:table-cell office:value-type="string">
                <text:p>2021-07-05T10:58:19Z</text:p>
              </table:table-cell>
              <table:table-cell office:value-type="float" office:value="46080.7990219061">
                <text:p>46080.7990219061</text:p>
              </table:table-cell>
              <table:table-cell office:value-type="float" office:value="33824.4044879204">
                <text:p>33824.4044879204</text:p>
              </table:table-cell>
              <table:table-cell office:value-type="float" office:value="49862.4387846584">
                <text:p>49862.4387846584</text:p>
              </table:table-cell>
              <table:table-cell office:value-type="float" office:value="40405.1564319672">
                <text:p>40405.1564319672</text:p>
              </table:table-cell>
              <table:table-cell office:value-type="float" office:value="5305.87290228672">
                <text:p>5305.87290228672</text:p>
              </table:table-cell>
            </table:table-row>
            <table:table-row>
              <table:table-cell office:value-type="string">
                <text:p>2021-07-05T15:17:40Z</text:p>
              </table:table-cell>
              <table:table-cell office:value-type="float" office:value="46165.4006250149">
                <text:p>46165.4006250149</text:p>
              </table:table-cell>
              <table:table-cell office:value-type="float" office:value="34013.5753794068">
                <text:p>34013.5753794068</text:p>
              </table:table-cell>
              <table:table-cell office:value-type="float" office:value="50118.5208176706">
                <text:p>50118.5208176706</text:p>
              </table:table-cell>
              <table:table-cell office:value-type="float" office:value="40435.587678409">
                <text:p>40435.587678409</text:p>
              </table:table-cell>
              <table:table-cell office:value-type="float" office:value="4612.62092770341">
                <text:p>4612.62092770341</text:p>
              </table:table-cell>
            </table:table-row>
            <table:table-row>
              <table:table-cell office:value-type="string">
                <text:p>2021-07-05T18:47:16Z</text:p>
              </table:table-cell>
              <table:table-cell office:value-type="float" office:value="46390.9847388945">
                <text:p>46390.9847388945</text:p>
              </table:table-cell>
              <table:table-cell office:value-type="float" office:value="34077.7754138362">
                <text:p>34077.7754138362</text:p>
              </table:table-cell>
              <table:table-cell office:value-type="float" office:value="50508.23055985">
                <text:p>50508.23055985</text:p>
              </table:table-cell>
              <table:table-cell office:value-type="float" office:value="40665.3989154935">
                <text:p>40665.3989154935</text:p>
              </table:table-cell>
              <table:table-cell office:value-type="float" office:value="4905.71749104663">
                <text:p>4905.71749104663</text:p>
              </table:table-cell>
            </table:table-row>
            <table:table-row>
              <table:table-cell office:value-type="string">
                <text:p>2021-07-06T05:41:36Z</text:p>
              </table:table-cell>
              <table:table-cell office:value-type="float" office:value="46521.2032269033">
                <text:p>46521.2032269033</text:p>
              </table:table-cell>
              <table:table-cell office:value-type="float" office:value="34210.8110547739">
                <text:p>34210.8110547739</text:p>
              </table:table-cell>
              <table:table-cell office:value-type="float" office:value="50457.1277637589">
                <text:p>50457.1277637589</text:p>
              </table:table-cell>
              <table:table-cell office:value-type="float" office:value="40811.5026525862">
                <text:p>40811.5026525862</text:p>
              </table:table-cell>
              <table:table-cell office:value-type="float" office:value="5238.54545404875">
                <text:p>5238.54545404875</text:p>
              </table:table-cell>
            </table:table-row>
            <table:table-row>
              <table:table-cell office:value-type="string">
                <text:p>2021-07-06T08:54:42Z</text:p>
              </table:table-cell>
              <table:table-cell office:value-type="float" office:value="46145.9448152864">
                <text:p>46145.9448152864</text:p>
              </table:table-cell>
              <table:table-cell office:value-type="float" office:value="33923.6992652052">
                <text:p>33923.6992652052</text:p>
              </table:table-cell>
              <table:table-cell office:value-type="float" office:value="49817.8944780028">
                <text:p>49817.8944780028</text:p>
              </table:table-cell>
              <table:table-cell office:value-type="float" office:value="40450.2934682147">
                <text:p>40450.2934682147</text:p>
              </table:table-cell>
              <table:table-cell office:value-type="float" office:value="4762.11134104564">
                <text:p>4762.11134104564</text:p>
              </table:table-cell>
            </table:table-row>
            <table:table-row>
              <table:table-cell office:value-type="string">
                <text:p>2021-07-06T13:49:45Z</text:p>
              </table:table-cell>
              <table:table-cell office:value-type="float" office:value="46234.9623104923">
                <text:p>46234.9623104923</text:p>
              </table:table-cell>
              <table:table-cell office:value-type="float" office:value="33805.3332532241">
                <text:p>33805.3332532241</text:p>
              </table:table-cell>
              <table:table-cell office:value-type="float" office:value="50045.1773151209">
                <text:p>50045.1773151209</text:p>
              </table:table-cell>
              <table:table-cell office:value-type="float" office:value="40354.1206538307">
                <text:p>40354.1206538307</text:p>
              </table:table-cell>
              <table:table-cell office:value-type="float" office:value="4489.33642872815">
                <text:p>4489.33642872815</text:p>
              </table:table-cell>
            </table:table-row>
            <table:table-row>
              <table:table-cell office:value-type="string">
                <text:p>2021-07-06T17:43:00Z</text:p>
              </table:table-cell>
              <table:table-cell office:value-type="float" office:value="46176.7154399116">
                <text:p>46176.7154399116</text:p>
              </table:table-cell>
              <table:table-cell office:value-type="float" office:value="33878.3651069112">
                <text:p>33878.3651069112</text:p>
              </table:table-cell>
              <table:table-cell office:value-type="float" office:value="49819.6091475601">
                <text:p>49819.6091475601</text:p>
              </table:table-cell>
              <table:table-cell office:value-type="float" office:value="40339.1633918883">
                <text:p>40339.1633918883</text:p>
              </table:table-cell>
              <table:table-cell office:value-type="float" office:value="4809.02700968478">
                <text:p>4809.02700968478</text:p>
              </table:table-cell>
            </table:table-row>
            <table:table-row>
              <table:table-cell office:value-type="string">
                <text:p>2021-07-06T20:40:47Z</text:p>
              </table:table-cell>
              <table:table-cell office:value-type="float" office:value="46342.6634910311">
                <text:p>46342.6634910311</text:p>
              </table:table-cell>
              <table:table-cell office:value-type="float" office:value="34044.5656752297">
                <text:p>34044.5656752297</text:p>
              </table:table-cell>
              <table:table-cell office:value-type="float" office:value="50356.9309463425">
                <text:p>50356.9309463425</text:p>
              </table:table-cell>
              <table:table-cell office:value-type="float" office:value="40719.7291198549">
                <text:p>40719.7291198549</text:p>
              </table:table-cell>
              <table:table-cell office:value-type="float" office:value="5128.71748766066">
                <text:p>5128.71748766066</text:p>
              </table:table-cell>
            </table:table-row>
            <table:table-row>
              <table:table-cell office:value-type="string">
                <text:p>2021-07-07T04:02:22Z</text:p>
              </table:table-cell>
              <table:table-cell office:value-type="float" office:value="46434.8988967938">
                <text:p>46434.8988967938</text:p>
              </table:table-cell>
              <table:table-cell office:value-type="float" office:value="34084.8972068212">
                <text:p>34084.8972068212</text:p>
              </table:table-cell>
              <table:table-cell office:value-type="float" office:value="50358.2814007221">
                <text:p>50358.2814007221</text:p>
              </table:table-cell>
              <table:table-cell office:value-type="float" office:value="40709.1252937454">
                <text:p>40709.1252937454</text:p>
              </table:table-cell>
              <table:table-cell office:value-type="float" office:value="4687.13661908455">
                <text:p>4687.13661908455</text:p>
              </table:table-cell>
            </table:table-row>
            <table:table-row>
              <table:table-cell office:value-type="string">
                <text:p>2021-07-07T08:19:43Z</text:p>
              </table:table-cell>
              <table:table-cell office:value-type="float" office:value="46382.0628418032">
                <text:p>46382.0628418032</text:p>
              </table:table-cell>
              <table:table-cell office:value-type="float" office:value="34118.4263677648">
                <text:p>34118.4263677648</text:p>
              </table:table-cell>
              <table:table-cell office:value-type="float" office:value="50461.2595804723">
                <text:p>50461.2595804723</text:p>
              </table:table-cell>
              <table:table-cell office:value-type="float" office:value="40752.9245314436">
                <text:p>40752.9245314436</text:p>
              </table:table-cell>
              <table:table-cell office:value-type="float" office:value="5071.2825604737">
                <text:p>5071.2825604737</text:p>
              </table:table-cell>
            </table:table-row>
            <table:table-row>
              <table:table-cell office:value-type="string">
                <text:p>2021-07-07T12:18:12Z</text:p>
              </table:table-cell>
              <table:table-cell office:value-type="float" office:value="46463.8885913937">
                <text:p>46463.8885913937</text:p>
              </table:table-cell>
              <table:table-cell office:value-type="float" office:value="34002.777399061">
                <text:p>34002.777399061</text:p>
              </table:table-cell>
              <table:table-cell office:value-type="float" office:value="50370.2063271542">
                <text:p>50370.2063271542</text:p>
              </table:table-cell>
              <table:table-cell office:value-type="float" office:value="40602.4245810851">
                <text:p>40602.4245810851</text:p>
              </table:table-cell>
              <table:table-cell office:value-type="float" office:value="4840.9282305533">
                <text:p>4840.9282305533</text:p>
              </table:table-cell>
            </table:table-row>
            <table:table-row>
              <table:table-cell office:value-type="string">
                <text:p>2021-07-07T16:12:35Z</text:p>
              </table:table-cell>
              <table:table-cell office:value-type="float" office:value="46394.9661677232">
                <text:p>46394.9661677232</text:p>
              </table:table-cell>
              <table:table-cell office:value-type="float" office:value="34057.2398877274">
                <text:p>34057.2398877274</text:p>
              </table:table-cell>
              <table:table-cell office:value-type="float" office:value="50003.5897593227">
                <text:p>50003.5897593227</text:p>
              </table:table-cell>
              <table:table-cell office:value-type="float" office:value="40463.4380223448">
                <text:p>40463.4380223448</text:p>
              </table:table-cell>
              <table:table-cell office:value-type="float" office:value="4895.39923908973">
                <text:p>4895.39923908973</text:p>
              </table:table-cell>
            </table:table-row>
            <table:table-row>
              <table:table-cell office:value-type="string">
                <text:p>2021-07-07T20:31:08Z</text:p>
              </table:table-cell>
              <table:table-cell office:value-type="float" office:value="46488.9189045293">
                <text:p>46488.9189045293</text:p>
              </table:table-cell>
              <table:table-cell office:value-type="float" office:value="34063.0155794242">
                <text:p>34063.0155794242</text:p>
              </table:table-cell>
              <table:table-cell office:value-type="float" office:value="50485.6668101587">
                <text:p>50485.6668101587</text:p>
              </table:table-cell>
              <table:table-cell office:value-type="float" office:value="40804.7968215858">
                <text:p>40804.7968215858</text:p>
              </table:table-cell>
              <table:table-cell office:value-type="float" office:value="4540.94605023352">
                <text:p>4540.94605023352</text:p>
              </table:table-cell>
            </table:table-row>
            <table:table-row>
              <table:table-cell office:value-type="string">
                <text:p>2021-07-07T21:01:14Z</text:p>
              </table:table-cell>
              <table:table-cell office:value-type="float" office:value="46387.5207904344">
                <text:p>46387.5207904344</text:p>
              </table:table-cell>
              <table:table-cell office:value-type="float" office:value="34085.9513685278">
                <text:p>34085.9513685278</text:p>
              </table:table-cell>
              <table:table-cell office:value-type="float" office:value="50516.0846274809">
                <text:p>50516.0846274809</text:p>
              </table:table-cell>
              <table:table-cell office:value-type="float" office:value="40775.0088679737">
                <text:p>40775.0088679737</text:p>
              </table:table-cell>
              <table:table-cell office:value-type="float" office:value="5332.51480572803">
                <text:p>5332.51480572803</text:p>
              </table:table-cell>
            </table:table-row>
            <table:table-row>
              <table:table-cell office:value-type="string">
                <text:p>2021-07-08T02:57:32Z</text:p>
              </table:table-cell>
              <table:table-cell office:value-type="float" office:value="46130.1148659211">
                <text:p>46130.1148659211</text:p>
              </table:table-cell>
              <table:table-cell office:value-type="float" office:value="33893.6620303964">
                <text:p>33893.6620303964</text:p>
              </table:table-cell>
              <table:table-cell office:value-type="float" office:value="50057.5143009883">
                <text:p>50057.5143009883</text:p>
              </table:table-cell>
              <table:table-cell office:value-type="float" office:value="40413.8276401106">
                <text:p>40413.8276401106</text:p>
              </table:table-cell>
              <table:table-cell office:value-type="float" office:value="4412.71140573986">
                <text:p>4412.71140573986</text:p>
              </table:table-cell>
            </table:table-row>
            <table:table-row>
              <table:table-cell office:value-type="string">
                <text:p>2021-07-08T06:16:32Z</text:p>
              </table:table-cell>
              <table:table-cell office:value-type="float" office:value="46623.788107737">
                <text:p>46623.788107737</text:p>
              </table:table-cell>
              <table:table-cell office:value-type="float" office:value="34229.8893348957">
                <text:p>34229.8893348957</text:p>
              </table:table-cell>
              <table:table-cell office:value-type="float" office:value="50754.8888962998">
                <text:p>50754.8888962998</text:p>
              </table:table-cell>
              <table:table-cell office:value-type="float" office:value="41009.8677595833">
                <text:p>41009.8677595833</text:p>
              </table:table-cell>
              <table:table-cell office:value-type="float" office:value="4424.73134610237">
                <text:p>4424.73134610237</text:p>
              </table:table-cell>
            </table:table-row>
            <table:table-row>
              <table:table-cell office:value-type="string">
                <text:p>2021-07-08T10:06:23Z</text:p>
              </table:table-cell>
              <table:table-cell office:value-type="float" office:value="46471.5940792049">
                <text:p>46471.5940792049</text:p>
              </table:table-cell>
              <table:table-cell office:value-type="float" office:value="34163.8165760366">
                <text:p>34163.8165760366</text:p>
              </table:table-cell>
              <table:table-cell office:value-type="float" office:value="50529.750515641">
                <text:p>50529.750515641</text:p>
              </table:table-cell>
              <table:table-cell office:value-type="float" office:value="40916.5406873171">
                <text:p>40916.5406873171</text:p>
              </table:table-cell>
              <table:table-cell office:value-type="float" office:value="4169.68573256371">
                <text:p>4169.68573256371</text:p>
              </table:table-cell>
            </table:table-row>
            <table:table-row>
              <table:table-cell office:value-type="string">
                <text:p>2021-07-08T16:25:21Z</text:p>
              </table:table-cell>
              <table:table-cell office:value-type="float" office:value="46269.3237209163">
                <text:p>46269.3237209163</text:p>
              </table:table-cell>
              <table:table-cell office:value-type="float" office:value="33973.0026519745">
                <text:p>33973.0026519745</text:p>
              </table:table-cell>
              <table:table-cell office:value-type="float" office:value="50396.720918238">
                <text:p>50396.720918238</text:p>
              </table:table-cell>
              <table:table-cell office:value-type="float" office:value="40688.8253897936">
                <text:p>40688.8253897936</text:p>
              </table:table-cell>
              <table:table-cell office:value-type="float" office:value="4649.04672194597">
                <text:p>4649.04672194597</text:p>
              </table:table-cell>
            </table:table-row>
            <table:table-row>
              <table:table-cell office:value-type="string">
                <text:p>2021-07-08T21:12:51Z</text:p>
              </table:table-cell>
              <table:table-cell office:value-type="float" office:value="46177.1171674623">
                <text:p>46177.1171674623</text:p>
              </table:table-cell>
              <table:table-cell office:value-type="float" office:value="33956.9728584483">
                <text:p>33956.9728584483</text:p>
              </table:table-cell>
              <table:table-cell office:value-type="float" office:value="50126.0283005077">
                <text:p>50126.0283005077</text:p>
              </table:table-cell>
              <table:table-cell office:value-type="float" office:value="40620.8138099115">
                <text:p>40620.8138099115</text:p>
              </table:table-cell>
              <table:table-cell office:value-type="float" office:value="4476.95495990341">
                <text:p>4476.95495990341</text:p>
              </table:table-cell>
            </table:table-row>
            <table:table-row>
              <table:table-cell office:value-type="string">
                <text:p>2021-07-08T23:25:14Z</text:p>
              </table:table-cell>
              <table:table-cell office:value-type="float" office:value="46045.0757115036">
                <text:p>46045.0757115036</text:p>
              </table:table-cell>
              <table:table-cell office:value-type="float" office:value="33855.2219244344">
                <text:p>33855.2219244344</text:p>
              </table:table-cell>
              <table:table-cell office:value-type="float" office:value="50088.8781328161">
                <text:p>50088.8781328161</text:p>
              </table:table-cell>
              <table:table-cell office:value-type="float" office:value="40438.6246106755">
                <text:p>40438.6246106755</text:p>
              </table:table-cell>
              <table:table-cell office:value-type="float" office:value="4770.17522478233">
                <text:p>4770.17522478233</text:p>
              </table:table-cell>
            </table:table-row>
            <table:table-row>
              <table:table-cell office:value-type="string">
                <text:p>2021-07-09T05:22:29Z</text:p>
              </table:table-cell>
              <table:table-cell office:value-type="float" office:value="46299.0047739896">
                <text:p>46299.0047739896</text:p>
              </table:table-cell>
              <table:table-cell office:value-type="float" office:value="34068.349724263">
                <text:p>34068.349724263</text:p>
              </table:table-cell>
              <table:table-cell office:value-type="float" office:value="50528.9063038349">
                <text:p>50528.9063038349</text:p>
              </table:table-cell>
              <table:table-cell office:value-type="float" office:value="40790.999460305">
                <text:p>40790.999460305</text:p>
              </table:table-cell>
              <table:table-cell office:value-type="float" office:value="5461.70329315964">
                <text:p>5461.70329315964</text:p>
              </table:table-cell>
            </table:table-row>
            <table:table-row>
              <table:table-cell office:value-type="string">
                <text:p>2021-07-09T08:00:14Z</text:p>
              </table:table-cell>
              <table:table-cell office:value-type="float" office:value="46067.4703263109">
                <text:p>46067.4703263109</text:p>
              </table:table-cell>
              <table:table-cell office:value-type="float" office:value="33931.4444185055">
                <text:p>33931.4444185055</text:p>
              </table:table-cell>
              <table:table-cell office:value-type="float" office:value="50163.9621565158">
                <text:p>50163.9621565158</text:p>
              </table:table-cell>
              <table:table-cell office:value-type="float" office:value="40663.1166260906">
                <text:p>40663.1166260906</text:p>
              </table:table-cell>
              <table:table-cell office:value-type="float" office:value="5023.88846898969">
                <text:p>5023.88846898969</text:p>
              </table:table-cell>
            </table:table-row>
            <table:table-row>
              <table:table-cell office:value-type="string">
                <text:p>2021-07-09T12:59:11Z</text:p>
              </table:table-cell>
              <table:table-cell office:value-type="float" office:value="46436.3054972985">
                <text:p>46436.3054972985</text:p>
              </table:table-cell>
              <table:table-cell office:value-type="float" office:value="34083.9939569391">
                <text:p>34083.9939569391</text:p>
              </table:table-cell>
              <table:table-cell office:value-type="float" office:value="50560.8647444585">
                <text:p>50560.8647444585</text:p>
              </table:table-cell>
              <table:table-cell office:value-type="float" office:value="40839.7427117114">
                <text:p>40839.7427117114</text:p>
              </table:table-cell>
              <table:table-cell office:value-type="float" office:value="5334.20654917901">
                <text:p>5334.20654917901</text:p>
              </table:table-cell>
            </table:table-row>
            <table:table-row>
              <table:table-cell office:value-type="string">
                <text:p>2021-07-09T16:40:07Z</text:p>
              </table:table-cell>
              <table:table-cell office:value-type="float" office:value="46256.7769223959">
                <text:p>46256.7769223959</text:p>
              </table:table-cell>
              <table:table-cell office:value-type="float" office:value="33902.9841023313">
                <text:p>33902.9841023313</text:p>
              </table:table-cell>
              <table:table-cell office:value-type="float" office:value="50503.5338436889">
                <text:p>50503.5338436889</text:p>
              </table:table-cell>
              <table:table-cell office:value-type="float" office:value="40763.1574801436">
                <text:p>40763.1574801436</text:p>
              </table:table-cell>
              <table:table-cell office:value-type="float" office:value="4683.57114055215">
                <text:p>4683.57114055215</text:p>
              </table:table-cell>
            </table:table-row>
            <table:table-row>
              <table:table-cell office:value-type="string">
                <text:p>2021-07-09T21:05:10Z</text:p>
              </table:table-cell>
              <table:table-cell office:value-type="float" office:value="46293.2213901804">
                <text:p>46293.2213901804</text:p>
              </table:table-cell>
              <table:table-cell office:value-type="float" office:value="33994.1377979384">
                <text:p>33994.1377979384</text:p>
              </table:table-cell>
              <table:table-cell office:value-type="float" office:value="50437.6506569123">
                <text:p>50437.6506569123</text:p>
              </table:table-cell>
              <table:table-cell office:value-type="float" office:value="40729.3550824389">
                <text:p>40729.3550824389</text:p>
              </table:table-cell>
              <table:table-cell office:value-type="float" office:value="4768.45106646029">
                <text:p>4768.45106646029</text:p>
              </table:table-cell>
            </table:table-row>
            <table:table-row>
              <table:table-cell office:value-type="string">
                <text:p>2021-07-09T22:09:50Z</text:p>
              </table:table-cell>
              <table:table-cell office:value-type="float" office:value="46302.5151245161">
                <text:p>46302.5151245161</text:p>
              </table:table-cell>
              <table:table-cell office:value-type="float" office:value="34070.2928505065">
                <text:p>34070.2928505065</text:p>
              </table:table-cell>
              <table:table-cell office:value-type="float" office:value="50420.4320315324">
                <text:p>50420.4320315324</text:p>
              </table:table-cell>
              <table:table-cell office:value-type="float" office:value="40738.7297826518">
                <text:p>40738.7297826518</text:p>
              </table:table-cell>
              <table:table-cell office:value-type="float" office:value="4750.77690995402">
                <text:p>4750.77690995402</text:p>
              </table:table-cell>
            </table:table-row>
            <table:table-row>
              <table:table-cell office:value-type="string">
                <text:p>2021-07-10T12:35:20Z</text:p>
              </table:table-cell>
              <table:table-cell office:value-type="float" office:value="46175.9740895658">
                <text:p>46175.9740895658</text:p>
              </table:table-cell>
              <table:table-cell office:value-type="float" office:value="33960.3906309331">
                <text:p>33960.3906309331</text:p>
              </table:table-cell>
              <table:table-cell office:value-type="float" office:value="50313.8948314557">
                <text:p>50313.8948314557</text:p>
              </table:table-cell>
              <table:table-cell office:value-type="float" office:value="40666.8368428038">
                <text:p>40666.8368428038</text:p>
              </table:table-cell>
              <table:table-cell office:value-type="float" office:value="5307.55648471874">
                <text:p>5307.55648471874</text:p>
              </table:table-cell>
            </table:table-row>
            <table:table-row>
              <table:table-cell office:value-type="string">
                <text:p>2021-07-11T09:50:42Z</text:p>
              </table:table-cell>
              <table:table-cell office:value-type="float" office:value="46311.2302649386">
                <text:p>46311.2302649386</text:p>
              </table:table-cell>
              <table:table-cell office:value-type="float" office:value="34038.2070245137">
                <text:p>34038.2070245137</text:p>
              </table:table-cell>
              <table:table-cell office:value-type="float" office:value="50451.954412005">
                <text:p>50451.954412005</text:p>
              </table:table-cell>
              <table:table-cell office:value-type="float" office:value="40691.804999885">
                <text:p>40691.804999885</text:p>
              </table:table-cell>
              <table:table-cell office:value-type="float" office:value="4762.07812892732">
                <text:p>4762.07812892732</text:p>
              </table:table-cell>
            </table:table-row>
            <table:table-row>
              <table:table-cell office:value-type="string">
                <text:p>2021-07-11T11:28:54Z</text:p>
              </table:table-cell>
              <table:table-cell office:value-type="float" office:value="46209.116857364">
                <text:p>46209.116857364</text:p>
              </table:table-cell>
              <table:table-cell office:value-type="float" office:value="33989.214311356">
                <text:p>33989.214311356</text:p>
              </table:table-cell>
              <table:table-cell office:value-type="float" office:value="50308.956498624">
                <text:p>50308.956498624</text:p>
              </table:table-cell>
              <table:table-cell office:value-type="float" office:value="40699.3108461073">
                <text:p>40699.3108461073</text:p>
              </table:table-cell>
              <table:table-cell office:value-type="float" office:value="4736.62515995556">
                <text:p>4736.62515995556</text:p>
              </table:table-cell>
            </table:table-row>
            <table:table-row>
              <table:table-cell office:value-type="string">
                <text:p>2021-07-12T02:46:15Z</text:p>
              </table:table-cell>
              <table:table-cell office:value-type="float" office:value="45686.4080507998">
                <text:p>45686.4080507998</text:p>
              </table:table-cell>
              <table:table-cell office:value-type="float" office:value="33723.6049677718">
                <text:p>33723.6049677718</text:p>
              </table:table-cell>
              <table:table-cell office:value-type="float" office:value="49807.5653842283">
                <text:p>49807.5653842283</text:p>
              </table:table-cell>
              <table:table-cell office:value-type="float" office:value="40150.7085576936">
                <text:p>40150.7085576936</text:p>
              </table:table-cell>
              <table:table-cell office:value-type="float" office:value="4485.80894246086">
                <text:p>4485.80894246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55cm" chart:symbol-height="0.55cm" chart:link-data-style-to-source="true"/>
      <style:graphic-properties draw:stroke="none" svg:stroke-width="0.08cm" svg:stroke-color="#f10d0c" draw:fill-color="#f10d0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55cm" chart:symbol-height="0.55cm" chart:link-data-style-to-source="true"/>
      <style:graphic-properties draw:stroke="none" svg:stroke-width="0.08cm" svg:stroke-color="#8d1d75" draw:fill-color="#8d1d75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055cm" svg:height="19.718cm" xlink:href=".." xlink:type="simple" chart:class="chart:line" chart:style-name="ch1">
        <chart:legend chart:legend-position="end" svg:x="28.393cm" svg:y="7.817cm" style:legend-expansion="high" chart:style-name="ch2"/>
        <chart:plot-area chart:style-name="ch3" table:cell-range-address="Sheet1.C1:Sheet1.K341" chart:data-source-has-labels="both" svg:x="0.701cm" svg:y="0.394cm" svg:width="26.991cm" svg:height="18.93cm">
          <chartooo:coordinate-region svg:x="3.424cm" svg:y="0.394cm" svg:width="24.268cm" svg:height="15.619cm"/>
          <chart:axis chart:dimension="x" chart:name="primary-x" chart:style-name="ch4" chartooo:axis-type="auto">
            <chartooo:date-scale/>
            <chart:categories table:cell-range-address="Sheet1.C2:Sheet1.C3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41" chart:label-cell-address="Sheet1.D1:Sheet1.D1" chart:class="chart:line">
            <chart:data-point chart:repeated="340"/>
          </chart:series>
          <chart:series chart:style-name="ch7" chart:values-cell-range-address="Sheet1.E2:Sheet1.E341" chart:label-cell-address="Sheet1.E1:Sheet1.E1" chart:class="chart:line">
            <chart:data-point chart:repeated="340"/>
          </chart:series>
          <chart:series chart:style-name="ch8" chart:values-cell-range-address="Sheet1.F2:Sheet1.F341" chart:label-cell-address="Sheet1.F1:Sheet1.F1" chart:class="chart:line">
            <chart:data-point chart:repeated="340"/>
          </chart:series>
          <chart:series chart:style-name="ch9" chart:values-cell-range-address="Sheet1.G2:Sheet1.G341" chart:label-cell-address="Sheet1.G1:Sheet1.G1" chart:class="chart:line">
            <chart:data-point chart:repeated="340"/>
          </chart:series>
          <chart:series chart:style-name="ch10" chart:values-cell-range-address="Sheet1.H2:Sheet1.H341" chart:label-cell-address="Sheet1.H1:Sheet1.H1" chart:class="chart:line">
            <chart:data-point chart:repeated="340"/>
          </chart:series>
          <chart:series chart:style-name="ch11" chart:values-cell-range-address="Sheet1.I2:Sheet1.I341" chart:label-cell-address="Sheet1.I1:Sheet1.I1" chart:class="chart:line">
            <chart:data-point chart:repeated="340"/>
          </chart:series>
          <chart:series chart:style-name="ch12" chart:values-cell-range-address="Sheet1.J2:Sheet1.J341" chart:label-cell-address="Sheet1.J1:Sheet1.J1" chart:class="chart:line">
            <chart:data-point chart:repeated="340"/>
          </chart:series>
          <chart:series chart:style-name="ch13" chart:values-cell-range-address="Sheet1.K2:Sheet1.K341" chart:label-cell-address="Sheet1.K1:Sheet1.K1" chart:class="chart:line">
            <chart:data-point chart:repeated="3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xed.FindOneUpdateIntId-50-50</text:p>
                <draw:g>
                  <svg:desc>Sheet1.D1:Sheet1.D1</svg:desc>
                </draw:g>
              </table:table-cell>
              <table:table-cell office:value-type="string">
                <text:p>Mixed.FindThenUpdate-50-50</text:p>
                <draw:g>
                  <svg:desc>Sheet1.E1:Sheet1.E1</svg:desc>
                </draw:g>
              </table:table-cell>
              <table:table-cell office:value-type="string">
                <text:p>Remove.IntId</text:p>
                <draw:g>
                  <svg:desc>Sheet1.F1:Sheet1.F1</svg:desc>
                </draw:g>
              </table:table-cell>
              <table:table-cell office:value-type="string">
                <text:p>Remove.IntNonIdIndex</text:p>
                <draw:g>
                  <svg:desc>Sheet1.G1:Sheet1.G1</svg:desc>
                </draw:g>
              </table:table-cell>
              <table:table-cell office:value-type="string">
                <text:p>Remove.IntNonIdNoIndex</text:p>
                <draw:g>
                  <svg:desc>Sheet1.H1:Sheet1.H1</svg:desc>
                </draw:g>
              </table:table-cell>
              <table:table-cell office:value-type="string">
                <text:p>Permutation</text:p>
                <draw:g>
                  <svg:desc>Sheet1.I1:Sheet1.I1</svg:desc>
                </draw:g>
              </table:table-cell>
              <table:table-cell office:value-type="string">
                <text:p>Student’s T</text:p>
                <draw:g>
                  <svg:desc>Sheet1.J1:Sheet1.J1</svg:desc>
                </draw:g>
              </table:table-cell>
              <table:table-cell office:value-type="string">
                <text:p>Both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-06-15T02:09:03Z</text:p>
                <draw:g>
                  <svg:desc>Sheet1.C2:Sheet1.C341</svg:desc>
                </draw:g>
              </table:table-cell>
              <table:table-cell office:value-type="float" office:value="40150.7513432033">
                <text:p>40150.7513432033</text:p>
                <draw:g>
                  <svg:desc>Sheet1.D2:Sheet1.D341</svg:desc>
                </draw:g>
              </table:table-cell>
              <table:table-cell office:value-type="float" office:value="31353.5977076435">
                <text:p>31353.5977076435</text:p>
                <draw:g>
                  <svg:desc>Sheet1.E2:Sheet1.E341</svg:desc>
                </draw:g>
              </table:table-cell>
              <table:table-cell office:value-type="float" office:value="50082.4488033629">
                <text:p>50082.4488033629</text:p>
                <draw:g>
                  <svg:desc>Sheet1.F2:Sheet1.F341</svg:desc>
                </draw:g>
              </table:table-cell>
              <table:table-cell office:value-type="float" office:value="40673.6069091165">
                <text:p>40673.6069091165</text:p>
                <draw:g>
                  <svg:desc>Sheet1.G2:Sheet1.G341</svg:desc>
                </draw:g>
              </table:table-cell>
              <table:table-cell office:value-type="float" office:value="4320.98275490719">
                <text:p>4320.98275490719</text:p>
                <draw:g>
                  <svg:desc>Sheet1.H2:Sheet1.H341</svg:desc>
                </draw:g>
              </table:table-cell>
              <table:table-cell office:value-type="float" office:value="NaN">
                <text:p>NaN</text:p>
                <draw:g>
                  <svg:desc>Sheet1.I2:Sheet1.I341</svg:desc>
                </draw:g>
              </table:table-cell>
              <table:table-cell office:value-type="float" office:value="NaN">
                <text:p>NaN</text:p>
                <draw:g>
                  <svg:desc>Sheet1.J2:Sheet1.J341</svg:desc>
                </draw:g>
              </table:table-cell>
              <table:table-cell office:value-type="float" office:value="NaN">
                <text:p>NaN</text:p>
                <draw:g>
                  <svg:desc>Sheet1.K2:Sheet1.K341</svg:desc>
                </draw:g>
              </table:table-cell>
            </table:table-row>
            <table:table-row>
              <table:table-cell office:value-type="string">
                <text:p>2021-06-16T08:23:26Z</text:p>
              </table:table-cell>
              <table:table-cell office:value-type="float" office:value="40259.3228723399">
                <text:p>40259.3228723399</text:p>
              </table:table-cell>
              <table:table-cell office:value-type="float" office:value="31423.2560922194">
                <text:p>31423.2560922194</text:p>
              </table:table-cell>
              <table:table-cell office:value-type="float" office:value="50542.8946081614">
                <text:p>50542.8946081614</text:p>
              </table:table-cell>
              <table:table-cell office:value-type="float" office:value="40931.1550878026">
                <text:p>40931.1550878026</text:p>
              </table:table-cell>
              <table:table-cell office:value-type="float" office:value="4241.28373026568">
                <text:p>4241.2837302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7T17:19:38Z</text:p>
              </table:table-cell>
              <table:table-cell office:value-type="float" office:value="41804.2384743465">
                <text:p>41804.2384743465</text:p>
              </table:table-cell>
              <table:table-cell office:value-type="float" office:value="32268.4379576005">
                <text:p>32268.4379576005</text:p>
              </table:table-cell>
              <table:table-cell office:value-type="float" office:value="50881.7351309959">
                <text:p>50881.7351309959</text:p>
              </table:table-cell>
              <table:table-cell office:value-type="float" office:value="41158.1699497554">
                <text:p>41158.1699497554</text:p>
              </table:table-cell>
              <table:table-cell office:value-type="float" office:value="5311.07115535604">
                <text:p>5311.0711553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7T20:54:24Z</text:p>
              </table:table-cell>
              <table:table-cell office:value-type="float" office:value="46956.0281816386">
                <text:p>46956.0281816386</text:p>
              </table:table-cell>
              <table:table-cell office:value-type="float" office:value="34448.2800001246">
                <text:p>34448.2800001246</text:p>
              </table:table-cell>
              <table:table-cell office:value-type="float" office:value="50733.2572191755">
                <text:p>50733.2572191755</text:p>
              </table:table-cell>
              <table:table-cell office:value-type="float" office:value="41040.4136000803">
                <text:p>41040.4136000803</text:p>
              </table:table-cell>
              <table:table-cell office:value-type="float" office:value="5255.81612435491">
                <text:p>5255.8161243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48.3">
                <text:p>35948.3</text:p>
              </table:table-cell>
            </table:table-row>
            <table:table-row>
              <table:table-cell office:value-type="string">
                <text:p>2021-06-18T00:23:42Z</text:p>
              </table:table-cell>
              <table:table-cell office:value-type="float" office:value="46916.4252106837">
                <text:p>46916.4252106837</text:p>
              </table:table-cell>
              <table:table-cell office:value-type="float" office:value="34568.7815225153">
                <text:p>34568.7815225153</text:p>
              </table:table-cell>
              <table:table-cell office:value-type="float" office:value="50855.0178910679">
                <text:p>50855.0178910679</text:p>
              </table:table-cell>
              <table:table-cell office:value-type="float" office:value="41160.5387347395">
                <text:p>41160.5387347395</text:p>
              </table:table-cell>
              <table:table-cell office:value-type="float" office:value="4969.4237457283">
                <text:p>4969.423745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03:27:29Z</text:p>
              </table:table-cell>
              <table:table-cell office:value-type="float" office:value="47338.9186088866">
                <text:p>47338.9186088866</text:p>
              </table:table-cell>
              <table:table-cell office:value-type="float" office:value="34725.1289430825">
                <text:p>34725.1289430825</text:p>
              </table:table-cell>
              <table:table-cell office:value-type="float" office:value="51148.6364684264">
                <text:p>51148.6364684264</text:p>
              </table:table-cell>
              <table:table-cell office:value-type="float" office:value="41316.2567224003">
                <text:p>41316.2567224003</text:p>
              </table:table-cell>
              <table:table-cell office:value-type="float" office:value="5012.45003425763">
                <text:p>5012.45003425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10:10:21Z</text:p>
              </table:table-cell>
              <table:table-cell office:value-type="float" office:value="46992.66594903">
                <text:p>46992.66594903</text:p>
              </table:table-cell>
              <table:table-cell office:value-type="float" office:value="34561.2680730771">
                <text:p>34561.2680730771</text:p>
              </table:table-cell>
              <table:table-cell office:value-type="float" office:value="50904.3348889287">
                <text:p>50904.3348889287</text:p>
              </table:table-cell>
              <table:table-cell office:value-type="float" office:value="41074.2383092289">
                <text:p>41074.2383092289</text:p>
              </table:table-cell>
              <table:table-cell office:value-type="float" office:value="5028.37217705757">
                <text:p>5028.3721770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12:08:50Z</text:p>
              </table:table-cell>
              <table:table-cell office:value-type="float" office:value="47067.200190495">
                <text:p>47067.200190495</text:p>
              </table:table-cell>
              <table:table-cell office:value-type="float" office:value="34647.1583708281">
                <text:p>34647.1583708281</text:p>
              </table:table-cell>
              <table:table-cell office:value-type="float" office:value="50911.8889805427">
                <text:p>50911.8889805427</text:p>
              </table:table-cell>
              <table:table-cell office:value-type="float" office:value="41157.5825941016">
                <text:p>41157.5825941016</text:p>
              </table:table-cell>
              <table:table-cell office:value-type="float" office:value="5044.2263489073">
                <text:p>5044.226348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15:39:18Z</text:p>
              </table:table-cell>
              <table:table-cell office:value-type="float" office:value="47136.708994715">
                <text:p>47136.708994715</text:p>
              </table:table-cell>
              <table:table-cell office:value-type="float" office:value="34577.1211036462">
                <text:p>34577.1211036462</text:p>
              </table:table-cell>
              <table:table-cell office:value-type="float" office:value="51081.718297775">
                <text:p>51081.718297775</text:p>
              </table:table-cell>
              <table:table-cell office:value-type="float" office:value="41097.6897720333">
                <text:p>41097.6897720333</text:p>
              </table:table-cell>
              <table:table-cell office:value-type="float" office:value="5023.86849097781">
                <text:p>5023.8684909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02:47:51Z</text:p>
              </table:table-cell>
              <table:table-cell office:value-type="float" office:value="47068.3762034064">
                <text:p>47068.3762034064</text:p>
              </table:table-cell>
              <table:table-cell office:value-type="float" office:value="34577.9274598409">
                <text:p>34577.9274598409</text:p>
              </table:table-cell>
              <table:table-cell office:value-type="float" office:value="50800.9429543776">
                <text:p>50800.9429543776</text:p>
              </table:table-cell>
              <table:table-cell office:value-type="float" office:value="41168.2784085983">
                <text:p>41168.2784085983</text:p>
              </table:table-cell>
              <table:table-cell office:value-type="float" office:value="4986.33098807333">
                <text:p>4986.33098807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03:48:47Z</text:p>
              </table:table-cell>
              <table:table-cell office:value-type="float" office:value="47083.5101557794">
                <text:p>47083.5101557794</text:p>
              </table:table-cell>
              <table:table-cell office:value-type="float" office:value="34569.425441699">
                <text:p>34569.425441699</text:p>
              </table:table-cell>
              <table:table-cell office:value-type="float" office:value="51224.343944489">
                <text:p>51224.343944489</text:p>
              </table:table-cell>
              <table:table-cell office:value-type="float" office:value="41286.592636134">
                <text:p>41286.592636134</text:p>
              </table:table-cell>
              <table:table-cell office:value-type="float" office:value="5109.86773532017">
                <text:p>5109.8677353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1:20:19Z</text:p>
              </table:table-cell>
              <table:table-cell office:value-type="float" office:value="46985.2384719533">
                <text:p>46985.2384719533</text:p>
              </table:table-cell>
              <table:table-cell office:value-type="float" office:value="34522.3099691352">
                <text:p>34522.3099691352</text:p>
              </table:table-cell>
              <table:table-cell office:value-type="float" office:value="51062.9569542589">
                <text:p>51062.9569542589</text:p>
              </table:table-cell>
              <table:table-cell office:value-type="float" office:value="41200.8040921526">
                <text:p>41200.8040921526</text:p>
              </table:table-cell>
              <table:table-cell office:value-type="float" office:value="4607.65899614641">
                <text:p>4607.65899614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7:56:20Z</text:p>
              </table:table-cell>
              <table:table-cell office:value-type="float" office:value="46812.0203655742">
                <text:p>46812.0203655742</text:p>
              </table:table-cell>
              <table:table-cell office:value-type="float" office:value="34416.0015068559">
                <text:p>34416.0015068559</text:p>
              </table:table-cell>
              <table:table-cell office:value-type="float" office:value="50583.089333397">
                <text:p>50583.089333397</text:p>
              </table:table-cell>
              <table:table-cell office:value-type="float" office:value="40878.6635295922">
                <text:p>40878.6635295922</text:p>
              </table:table-cell>
              <table:table-cell office:value-type="float" office:value="4929.21291215825">
                <text:p>4929.2129121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10:06:05Z</text:p>
              </table:table-cell>
              <table:table-cell office:value-type="float" office:value="47107.532295004">
                <text:p>47107.532295004</text:p>
              </table:table-cell>
              <table:table-cell office:value-type="float" office:value="34591.6979186159">
                <text:p>34591.6979186159</text:p>
              </table:table-cell>
              <table:table-cell office:value-type="float" office:value="50979.2759825768">
                <text:p>50979.2759825768</text:p>
              </table:table-cell>
              <table:table-cell office:value-type="float" office:value="41148.2476263509">
                <text:p>41148.2476263509</text:p>
              </table:table-cell>
              <table:table-cell office:value-type="float" office:value="4891.85711773321">
                <text:p>4891.8571177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21:35:20Z</text:p>
              </table:table-cell>
              <table:table-cell office:value-type="float" office:value="47192.2982193311">
                <text:p>47192.2982193311</text:p>
              </table:table-cell>
              <table:table-cell office:value-type="float" office:value="34667.2755757264">
                <text:p>34667.2755757264</text:p>
              </table:table-cell>
              <table:table-cell office:value-type="float" office:value="51240.2128888976">
                <text:p>51240.2128888976</text:p>
              </table:table-cell>
              <table:table-cell office:value-type="float" office:value="41327.987723871">
                <text:p>41327.987723871</text:p>
              </table:table-cell>
              <table:table-cell office:value-type="float" office:value="4837.9941030057">
                <text:p>4837.994103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22:24:34Z</text:p>
              </table:table-cell>
              <table:table-cell office:value-type="float" office:value="46960.2784795327">
                <text:p>46960.2784795327</text:p>
              </table:table-cell>
              <table:table-cell office:value-type="float" office:value="34582.8591817304">
                <text:p>34582.8591817304</text:p>
              </table:table-cell>
              <table:table-cell office:value-type="float" office:value="51002.3770709422">
                <text:p>51002.3770709422</text:p>
              </table:table-cell>
              <table:table-cell office:value-type="float" office:value="41096.5754484556">
                <text:p>41096.5754484556</text:p>
              </table:table-cell>
              <table:table-cell office:value-type="float" office:value="4718.20503416068">
                <text:p>4718.2050341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13:47:51Z</text:p>
              </table:table-cell>
              <table:table-cell office:value-type="float" office:value="47095.6931959913">
                <text:p>47095.6931959913</text:p>
              </table:table-cell>
              <table:table-cell office:value-type="float" office:value="34629.5243476311">
                <text:p>34629.5243476311</text:p>
              </table:table-cell>
              <table:table-cell office:value-type="float" office:value="51149.4861316665">
                <text:p>51149.4861316665</text:p>
              </table:table-cell>
              <table:table-cell office:value-type="float" office:value="41266.4453435011">
                <text:p>41266.4453435011</text:p>
              </table:table-cell>
              <table:table-cell office:value-type="float" office:value="5058.44002269746">
                <text:p>5058.4400226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21:27:47Z</text:p>
              </table:table-cell>
              <table:table-cell office:value-type="float" office:value="46712.7668845754">
                <text:p>46712.7668845754</text:p>
              </table:table-cell>
              <table:table-cell office:value-type="float" office:value="34327.6718489726">
                <text:p>34327.6718489726</text:p>
              </table:table-cell>
              <table:table-cell office:value-type="float" office:value="50305.0078718984">
                <text:p>50305.0078718984</text:p>
              </table:table-cell>
              <table:table-cell office:value-type="float" office:value="40786.8813924859">
                <text:p>40786.8813924859</text:p>
              </table:table-cell>
              <table:table-cell office:value-type="float" office:value="4796.52308407151">
                <text:p>4796.5230840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22:20:01Z</text:p>
              </table:table-cell>
              <table:table-cell office:value-type="float" office:value="46717.8577429516">
                <text:p>46717.8577429516</text:p>
              </table:table-cell>
              <table:table-cell office:value-type="float" office:value="34447.0757677168">
                <text:p>34447.0757677168</text:p>
              </table:table-cell>
              <table:table-cell office:value-type="float" office:value="50454.5265012431">
                <text:p>50454.5265012431</text:p>
              </table:table-cell>
              <table:table-cell office:value-type="float" office:value="40868.7146219788">
                <text:p>40868.7146219788</text:p>
              </table:table-cell>
              <table:table-cell office:value-type="float" office:value="4787.98989716608">
                <text:p>4787.9898971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11:47:27Z</text:p>
              </table:table-cell>
              <table:table-cell office:value-type="float" office:value="46938.886022065">
                <text:p>46938.886022065</text:p>
              </table:table-cell>
              <table:table-cell office:value-type="float" office:value="34530.3001687609">
                <text:p>34530.3001687609</text:p>
              </table:table-cell>
              <table:table-cell office:value-type="float" office:value="50921.9714170378">
                <text:p>50921.9714170378</text:p>
              </table:table-cell>
              <table:table-cell office:value-type="float" office:value="41118.3399969625">
                <text:p>41118.3399969625</text:p>
              </table:table-cell>
              <table:table-cell office:value-type="float" office:value="4701.9734313559">
                <text:p>4701.973431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14:54:08Z</text:p>
              </table:table-cell>
              <table:table-cell office:value-type="float" office:value="46730.9263022277">
                <text:p>46730.9263022277</text:p>
              </table:table-cell>
              <table:table-cell office:value-type="float" office:value="34514.8073589674">
                <text:p>34514.8073589674</text:p>
              </table:table-cell>
              <table:table-cell office:value-type="float" office:value="50368.770389615">
                <text:p>50368.770389615</text:p>
              </table:table-cell>
              <table:table-cell office:value-type="float" office:value="40991.7603081273">
                <text:p>40991.7603081273</text:p>
              </table:table-cell>
              <table:table-cell office:value-type="float" office:value="4806.54524305945">
                <text:p>4806.5452430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16:04:30Z</text:p>
              </table:table-cell>
              <table:table-cell office:value-type="float" office:value="45492.1183364597">
                <text:p>45492.1183364597</text:p>
              </table:table-cell>
              <table:table-cell office:value-type="float" office:value="33552.0534450516">
                <text:p>33552.0534450516</text:p>
              </table:table-cell>
              <table:table-cell office:value-type="float" office:value="49248.3769907675">
                <text:p>49248.3769907675</text:p>
              </table:table-cell>
              <table:table-cell office:value-type="float" office:value="39804.1745096633">
                <text:p>39804.1745096633</text:p>
              </table:table-cell>
              <table:table-cell office:value-type="float" office:value="5015.21293007284">
                <text:p>5015.21293007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23:23:22Z</text:p>
              </table:table-cell>
              <table:table-cell office:value-type="float" office:value="46905.9176891211">
                <text:p>46905.9176891211</text:p>
              </table:table-cell>
              <table:table-cell office:value-type="float" office:value="34499.8092115002">
                <text:p>34499.8092115002</text:p>
              </table:table-cell>
              <table:table-cell office:value-type="float" office:value="50800.5590100085">
                <text:p>50800.5590100085</text:p>
              </table:table-cell>
              <table:table-cell office:value-type="float" office:value="40999.3788988767">
                <text:p>40999.3788988767</text:p>
              </table:table-cell>
              <table:table-cell office:value-type="float" office:value="5140.13028803888">
                <text:p>5140.1302880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00:48:29Z</text:p>
              </table:table-cell>
              <table:table-cell office:value-type="float" office:value="46824.1869028771">
                <text:p>46824.1869028771</text:p>
              </table:table-cell>
              <table:table-cell office:value-type="float" office:value="34362.0711584433">
                <text:p>34362.0711584433</text:p>
              </table:table-cell>
              <table:table-cell office:value-type="float" office:value="50449.383656194">
                <text:p>50449.383656194</text:p>
              </table:table-cell>
              <table:table-cell office:value-type="float" office:value="40802.6536539205">
                <text:p>40802.6536539205</text:p>
              </table:table-cell>
              <table:table-cell office:value-type="float" office:value="5159.30034489406">
                <text:p>5159.30034489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06:00:37Z</text:p>
              </table:table-cell>
              <table:table-cell office:value-type="float" office:value="46937.1732434161">
                <text:p>46937.1732434161</text:p>
              </table:table-cell>
              <table:table-cell office:value-type="float" office:value="34480.3556711371">
                <text:p>34480.3556711371</text:p>
              </table:table-cell>
              <table:table-cell office:value-type="float" office:value="50453.2717597623">
                <text:p>50453.2717597623</text:p>
              </table:table-cell>
              <table:table-cell office:value-type="float" office:value="40870.8153062102">
                <text:p>40870.8153062102</text:p>
              </table:table-cell>
              <table:table-cell office:value-type="float" office:value="5225.56254040629">
                <text:p>5225.56254040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12:10:13Z</text:p>
              </table:table-cell>
              <table:table-cell office:value-type="float" office:value="46565.1931245665">
                <text:p>46565.1931245665</text:p>
              </table:table-cell>
              <table:table-cell office:value-type="float" office:value="34392.6035578325">
                <text:p>34392.6035578325</text:p>
              </table:table-cell>
              <table:table-cell office:value-type="float" office:value="50203.2706671719">
                <text:p>50203.2706671719</text:p>
              </table:table-cell>
              <table:table-cell office:value-type="float" office:value="40734.9425396325">
                <text:p>40734.9425396325</text:p>
              </table:table-cell>
              <table:table-cell office:value-type="float" office:value="4602.32835676942">
                <text:p>4602.32835676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16:07:12Z</text:p>
              </table:table-cell>
              <table:table-cell office:value-type="float" office:value="47119.1104366818">
                <text:p>47119.1104366818</text:p>
              </table:table-cell>
              <table:table-cell office:value-type="float" office:value="34500.3038214337">
                <text:p>34500.3038214337</text:p>
              </table:table-cell>
              <table:table-cell office:value-type="float" office:value="50969.7547004668">
                <text:p>50969.7547004668</text:p>
              </table:table-cell>
              <table:table-cell office:value-type="float" office:value="41212.4941650256">
                <text:p>41212.4941650256</text:p>
              </table:table-cell>
              <table:table-cell office:value-type="float" office:value="5165.24557506806">
                <text:p>5165.24557506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23:15:37Z</text:p>
              </table:table-cell>
              <table:table-cell office:value-type="float" office:value="47384.5336854228">
                <text:p>47384.5336854228</text:p>
              </table:table-cell>
              <table:table-cell office:value-type="float" office:value="34718.8848622015">
                <text:p>34718.8848622015</text:p>
              </table:table-cell>
              <table:table-cell office:value-type="float" office:value="51103.5725445952">
                <text:p>51103.5725445952</text:p>
              </table:table-cell>
              <table:table-cell office:value-type="float" office:value="41183.7737341319">
                <text:p>41183.7737341319</text:p>
              </table:table-cell>
              <table:table-cell office:value-type="float" office:value="4562.4147711745">
                <text:p>4562.414771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06:44:36Z</text:p>
              </table:table-cell>
              <table:table-cell office:value-type="float" office:value="45950.3767167642">
                <text:p>45950.3767167642</text:p>
              </table:table-cell>
              <table:table-cell office:value-type="float" office:value="33672.2208233339">
                <text:p>33672.2208233339</text:p>
              </table:table-cell>
              <table:table-cell office:value-type="float" office:value="49469.19956466">
                <text:p>49469.19956466</text:p>
              </table:table-cell>
              <table:table-cell office:value-type="float" office:value="40040.5303821143">
                <text:p>40040.5303821143</text:p>
              </table:table-cell>
              <table:table-cell office:value-type="float" office:value="4619.23325235073">
                <text:p>4619.23325235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14:21:19Z</text:p>
              </table:table-cell>
              <table:table-cell office:value-type="float" office:value="46983.6510755795">
                <text:p>46983.6510755795</text:p>
              </table:table-cell>
              <table:table-cell office:value-type="float" office:value="34624.2524860644">
                <text:p>34624.2524860644</text:p>
              </table:table-cell>
              <table:table-cell office:value-type="float" office:value="50604.9322086946">
                <text:p>50604.9322086946</text:p>
              </table:table-cell>
              <table:table-cell office:value-type="float" office:value="41087.3432419279">
                <text:p>41087.3432419279</text:p>
              </table:table-cell>
              <table:table-cell office:value-type="float" office:value="4583.41165918189">
                <text:p>4583.41165918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21:06:07Z</text:p>
              </table:table-cell>
              <table:table-cell office:value-type="float" office:value="47263.0796198266">
                <text:p>47263.0796198266</text:p>
              </table:table-cell>
              <table:table-cell office:value-type="float" office:value="34692.7114546663">
                <text:p>34692.7114546663</text:p>
              </table:table-cell>
              <table:table-cell office:value-type="float" office:value="50939.0404639665">
                <text:p>50939.0404639665</text:p>
              </table:table-cell>
              <table:table-cell office:value-type="float" office:value="41188.3531338665">
                <text:p>41188.3531338665</text:p>
              </table:table-cell>
              <table:table-cell office:value-type="float" office:value="4764.00269220587">
                <text:p>4764.00269220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17:15:52Z</text:p>
              </table:table-cell>
              <table:table-cell office:value-type="float" office:value="47079.010762648">
                <text:p>47079.010762648</text:p>
              </table:table-cell>
              <table:table-cell office:value-type="float" office:value="34646.4919063495">
                <text:p>34646.4919063495</text:p>
              </table:table-cell>
              <table:table-cell office:value-type="float" office:value="51032.2662395741">
                <text:p>51032.2662395741</text:p>
              </table:table-cell>
              <table:table-cell office:value-type="float" office:value="41245.0884113988">
                <text:p>41245.0884113988</text:p>
              </table:table-cell>
              <table:table-cell office:value-type="float" office:value="4706.27088640066">
                <text:p>4706.2708864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16:27:39Z</text:p>
              </table:table-cell>
              <table:table-cell office:value-type="float" office:value="47054.7983885505">
                <text:p>47054.7983885505</text:p>
              </table:table-cell>
              <table:table-cell office:value-type="float" office:value="34544.5520718412">
                <text:p>34544.5520718412</text:p>
              </table:table-cell>
              <table:table-cell office:value-type="float" office:value="50789.3093994112">
                <text:p>50789.3093994112</text:p>
              </table:table-cell>
              <table:table-cell office:value-type="float" office:value="41072.4760346919">
                <text:p>41072.4760346919</text:p>
              </table:table-cell>
              <table:table-cell office:value-type="float" office:value="4690.58333351926">
                <text:p>4690.5833335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14:41:53Z</text:p>
              </table:table-cell>
              <table:table-cell office:value-type="float" office:value="46761.6806060573">
                <text:p>46761.6806060573</text:p>
              </table:table-cell>
              <table:table-cell office:value-type="float" office:value="34497.7118223666">
                <text:p>34497.7118223666</text:p>
              </table:table-cell>
              <table:table-cell office:value-type="float" office:value="50513.4929357277">
                <text:p>50513.4929357277</text:p>
              </table:table-cell>
              <table:table-cell office:value-type="float" office:value="40958.4667080386">
                <text:p>40958.4667080386</text:p>
              </table:table-cell>
              <table:table-cell office:value-type="float" office:value="4668.12633295323">
                <text:p>4668.1263329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18:31:11Z</text:p>
              </table:table-cell>
              <table:table-cell office:value-type="float" office:value="47012.6930906982">
                <text:p>47012.6930906982</text:p>
              </table:table-cell>
              <table:table-cell office:value-type="float" office:value="34618.6252244963">
                <text:p>34618.6252244963</text:p>
              </table:table-cell>
              <table:table-cell office:value-type="float" office:value="50742.9847784069">
                <text:p>50742.9847784069</text:p>
              </table:table-cell>
              <table:table-cell office:value-type="float" office:value="41138.0491724839">
                <text:p>41138.0491724839</text:p>
              </table:table-cell>
              <table:table-cell office:value-type="float" office:value="4693.4066496438">
                <text:p>4693.4066496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08:52:06Z</text:p>
              </table:table-cell>
              <table:table-cell office:value-type="float" office:value="47079.4581366208">
                <text:p>47079.4581366208</text:p>
              </table:table-cell>
              <table:table-cell office:value-type="float" office:value="34545.2171422783">
                <text:p>34545.2171422783</text:p>
              </table:table-cell>
              <table:table-cell office:value-type="float" office:value="50873.1386765666">
                <text:p>50873.1386765666</text:p>
              </table:table-cell>
              <table:table-cell office:value-type="float" office:value="41077.0181045885">
                <text:p>41077.0181045885</text:p>
              </table:table-cell>
              <table:table-cell office:value-type="float" office:value="4511.31015908312">
                <text:p>4511.31015908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13:42:52Z</text:p>
              </table:table-cell>
              <table:table-cell office:value-type="float" office:value="45692.0097843632">
                <text:p>45692.0097843632</text:p>
              </table:table-cell>
              <table:table-cell office:value-type="float" office:value="33516.0503696088">
                <text:p>33516.0503696088</text:p>
              </table:table-cell>
              <table:table-cell office:value-type="float" office:value="49353.9001170292">
                <text:p>49353.9001170292</text:p>
              </table:table-cell>
              <table:table-cell office:value-type="float" office:value="39938.5413477499">
                <text:p>39938.5413477499</text:p>
              </table:table-cell>
              <table:table-cell office:value-type="float" office:value="4471.59228057505">
                <text:p>4471.59228057505</text:p>
              </table:table-cell>
              <table:table-cell office:value-type="float" office:value="NaN">
                <text:p>NaN</text:p>
              </table:table-cell>
              <table:table-cell office:value-type="float" office:value="32016.1">
                <text:p>3201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19:24:56Z</text:p>
              </table:table-cell>
              <table:table-cell office:value-type="float" office:value="56263.7129969697">
                <text:p>56263.7129969697</text:p>
              </table:table-cell>
              <table:table-cell office:value-type="float" office:value="39900.513843817">
                <text:p>39900.513843817</text:p>
              </table:table-cell>
              <table:table-cell office:value-type="float" office:value="61686.5408919013">
                <text:p>61686.5408919013</text:p>
              </table:table-cell>
              <table:table-cell office:value-type="float" office:value="48636.1935115536">
                <text:p>48636.1935115536</text:p>
              </table:table-cell>
              <table:table-cell office:value-type="float" office:value="5551.24469173792">
                <text:p>5551.2446917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00.5">
                <text:p>41400.5</text:p>
              </table:table-cell>
            </table:table-row>
            <table:table-row>
              <table:table-cell office:value-type="string">
                <text:p>2021-05-14T19:37:03Z</text:p>
              </table:table-cell>
              <table:table-cell office:value-type="float" office:value="56540.8659771074">
                <text:p>56540.8659771074</text:p>
              </table:table-cell>
              <table:table-cell office:value-type="float" office:value="39972.9945273873">
                <text:p>39972.9945273873</text:p>
              </table:table-cell>
              <table:table-cell office:value-type="float" office:value="61842.9939831631">
                <text:p>61842.9939831631</text:p>
              </table:table-cell>
              <table:table-cell office:value-type="float" office:value="48778.2431679725">
                <text:p>48778.2431679725</text:p>
              </table:table-cell>
              <table:table-cell office:value-type="float" office:value="5576.01010368402">
                <text:p>5576.01010368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23:01:21Z</text:p>
              </table:table-cell>
              <table:table-cell office:value-type="float" office:value="56245.1583427613">
                <text:p>56245.1583427613</text:p>
              </table:table-cell>
              <table:table-cell office:value-type="float" office:value="39755.1952215743">
                <text:p>39755.1952215743</text:p>
              </table:table-cell>
              <table:table-cell office:value-type="float" office:value="61560.5358271695">
                <text:p>61560.5358271695</text:p>
              </table:table-cell>
              <table:table-cell office:value-type="float" office:value="48494.5746569965">
                <text:p>48494.5746569965</text:p>
              </table:table-cell>
              <table:table-cell office:value-type="float" office:value="5572.04736042406">
                <text:p>5572.0473604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7T13:55:38Z</text:p>
              </table:table-cell>
              <table:table-cell office:value-type="float" office:value="56511.048454311">
                <text:p>56511.048454311</text:p>
              </table:table-cell>
              <table:table-cell office:value-type="float" office:value="39862.1058507424">
                <text:p>39862.1058507424</text:p>
              </table:table-cell>
              <table:table-cell office:value-type="float" office:value="62101.3176965334">
                <text:p>62101.3176965334</text:p>
              </table:table-cell>
              <table:table-cell office:value-type="float" office:value="48760.3702293168">
                <text:p>48760.3702293168</text:p>
              </table:table-cell>
              <table:table-cell office:value-type="float" office:value="5983.40293260427">
                <text:p>5983.4029326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1T23:03:06Z</text:p>
              </table:table-cell>
              <table:table-cell office:value-type="float" office:value="55555.1574829562">
                <text:p>55555.1574829562</text:p>
              </table:table-cell>
              <table:table-cell office:value-type="float" office:value="39296.9192811368">
                <text:p>39296.9192811368</text:p>
              </table:table-cell>
              <table:table-cell office:value-type="float" office:value="60988.2421851798">
                <text:p>60988.2421851798</text:p>
              </table:table-cell>
              <table:table-cell office:value-type="float" office:value="47879.6850564813">
                <text:p>47879.6850564813</text:p>
              </table:table-cell>
              <table:table-cell office:value-type="float" office:value="5622.57858213742">
                <text:p>5622.57858213742</text:p>
              </table:table-cell>
              <table:table-cell office:value-type="float" office:value="NaN">
                <text:p>NaN</text:p>
              </table:table-cell>
              <table:table-cell office:value-type="float" office:value="37796.9">
                <text:p>377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2T00:23:58Z</text:p>
              </table:table-cell>
              <table:table-cell office:value-type="float" office:value="55633.9070213093">
                <text:p>55633.9070213093</text:p>
              </table:table-cell>
              <table:table-cell office:value-type="float" office:value="39347.4669419339">
                <text:p>39347.4669419339</text:p>
              </table:table-cell>
              <table:table-cell office:value-type="float" office:value="61080.071540123">
                <text:p>61080.071540123</text:p>
              </table:table-cell>
              <table:table-cell office:value-type="float" office:value="48027.1415771283">
                <text:p>48027.1415771283</text:p>
              </table:table-cell>
              <table:table-cell office:value-type="float" office:value="5834.39853727269">
                <text:p>5834.3985372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8T23:48:10Z</text:p>
              </table:table-cell>
              <table:table-cell office:value-type="float" office:value="55611.2485823561">
                <text:p>55611.2485823561</text:p>
              </table:table-cell>
              <table:table-cell office:value-type="float" office:value="39442.8442504362">
                <text:p>39442.8442504362</text:p>
              </table:table-cell>
              <table:table-cell office:value-type="float" office:value="60838.1710736732">
                <text:p>60838.1710736732</text:p>
              </table:table-cell>
              <table:table-cell office:value-type="float" office:value="48014.193097906">
                <text:p>48014.193097906</text:p>
              </table:table-cell>
              <table:table-cell office:value-type="float" office:value="4922.50347451532">
                <text:p>4922.5034745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2:57:07Z</text:p>
              </table:table-cell>
              <table:table-cell office:value-type="float" office:value="54945.694994962">
                <text:p>54945.694994962</text:p>
              </table:table-cell>
              <table:table-cell office:value-type="float" office:value="39150.7326606428">
                <text:p>39150.7326606428</text:p>
              </table:table-cell>
              <table:table-cell office:value-type="float" office:value="60455.1074126784">
                <text:p>60455.1074126784</text:p>
              </table:table-cell>
              <table:table-cell office:value-type="float" office:value="47700.1395498893">
                <text:p>47700.1395498893</text:p>
              </table:table-cell>
              <table:table-cell office:value-type="float" office:value="5188.5732158348">
                <text:p>5188.5732158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3:20:06Z</text:p>
              </table:table-cell>
              <table:table-cell office:value-type="float" office:value="55080.1860786437">
                <text:p>55080.1860786437</text:p>
              </table:table-cell>
              <table:table-cell office:value-type="float" office:value="39385.3166866579">
                <text:p>39385.3166866579</text:p>
              </table:table-cell>
              <table:table-cell office:value-type="float" office:value="60331.3865100981">
                <text:p>60331.3865100981</text:p>
              </table:table-cell>
              <table:table-cell office:value-type="float" office:value="47874.0777211227">
                <text:p>47874.0777211227</text:p>
              </table:table-cell>
              <table:table-cell office:value-type="float" office:value="4761.98543923357">
                <text:p>4761.9854392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6:41:08Z</text:p>
              </table:table-cell>
              <table:table-cell office:value-type="float" office:value="55025.6544293863">
                <text:p>55025.6544293863</text:p>
              </table:table-cell>
              <table:table-cell office:value-type="float" office:value="39373.2589668096">
                <text:p>39373.2589668096</text:p>
              </table:table-cell>
              <table:table-cell office:value-type="float" office:value="60566.9413982636">
                <text:p>60566.9413982636</text:p>
              </table:table-cell>
              <table:table-cell office:value-type="float" office:value="47896.2715393676">
                <text:p>47896.2715393676</text:p>
              </table:table-cell>
              <table:table-cell office:value-type="float" office:value="4720.79523377115">
                <text:p>4720.7952337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8:29:51Z</text:p>
              </table:table-cell>
              <table:table-cell office:value-type="float" office:value="55155.5597069197">
                <text:p>55155.5597069197</text:p>
              </table:table-cell>
              <table:table-cell office:value-type="float" office:value="39301.7049960937">
                <text:p>39301.7049960937</text:p>
              </table:table-cell>
              <table:table-cell office:value-type="float" office:value="60555.6733700541">
                <text:p>60555.6733700541</text:p>
              </table:table-cell>
              <table:table-cell office:value-type="float" office:value="47758.5907268353">
                <text:p>47758.5907268353</text:p>
              </table:table-cell>
              <table:table-cell office:value-type="float" office:value="4695.01500306494">
                <text:p>4695.01500306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7T18:50:09Z</text:p>
              </table:table-cell>
              <table:table-cell office:value-type="float" office:value="56548.8223280188">
                <text:p>56548.8223280188</text:p>
              </table:table-cell>
              <table:table-cell office:value-type="float" office:value="39974.449125651">
                <text:p>39974.449125651</text:p>
              </table:table-cell>
              <table:table-cell office:value-type="float" office:value="61615.4769413952">
                <text:p>61615.4769413952</text:p>
              </table:table-cell>
              <table:table-cell office:value-type="float" office:value="48487.8329914289">
                <text:p>48487.8329914289</text:p>
              </table:table-cell>
              <table:table-cell office:value-type="float" office:value="5080.47045095148">
                <text:p>5080.4704509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0T00:14:52Z</text:p>
              </table:table-cell>
              <table:table-cell office:value-type="float" office:value="55876.6535742344">
                <text:p>55876.6535742344</text:p>
              </table:table-cell>
              <table:table-cell office:value-type="float" office:value="39724.1757705444">
                <text:p>39724.1757705444</text:p>
              </table:table-cell>
              <table:table-cell office:value-type="float" office:value="61310.8454418888">
                <text:p>61310.8454418888</text:p>
              </table:table-cell>
              <table:table-cell office:value-type="float" office:value="48205.2582950153">
                <text:p>48205.2582950153</text:p>
              </table:table-cell>
              <table:table-cell office:value-type="float" office:value="6071.27565796042">
                <text:p>6071.2756579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1T15:36:09Z</text:p>
              </table:table-cell>
              <table:table-cell office:value-type="float" office:value="54139.8541978579">
                <text:p>54139.8541978579</text:p>
              </table:table-cell>
              <table:table-cell office:value-type="float" office:value="38499.4192702936">
                <text:p>38499.4192702936</text:p>
              </table:table-cell>
              <table:table-cell office:value-type="float" office:value="59172.7846046007">
                <text:p>59172.7846046007</text:p>
              </table:table-cell>
              <table:table-cell office:value-type="float" office:value="46724.9079366686">
                <text:p>46724.9079366686</text:p>
              </table:table-cell>
              <table:table-cell office:value-type="float" office:value="5013.30576828624">
                <text:p>5013.3057682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1T16:49:21Z</text:p>
              </table:table-cell>
              <table:table-cell office:value-type="float" office:value="55883.4171210919">
                <text:p>55883.4171210919</text:p>
              </table:table-cell>
              <table:table-cell office:value-type="float" office:value="39742.3414831063">
                <text:p>39742.3414831063</text:p>
              </table:table-cell>
              <table:table-cell office:value-type="float" office:value="61197.5453219782">
                <text:p>61197.5453219782</text:p>
              </table:table-cell>
              <table:table-cell office:value-type="float" office:value="48190.4793646247">
                <text:p>48190.4793646247</text:p>
              </table:table-cell>
              <table:table-cell office:value-type="float" office:value="6173.37944690123">
                <text:p>6173.3794469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4T13:05:32Z</text:p>
              </table:table-cell>
              <table:table-cell office:value-type="float" office:value="56331.3420008793">
                <text:p>56331.3420008793</text:p>
              </table:table-cell>
              <table:table-cell office:value-type="float" office:value="39991.4344097579">
                <text:p>39991.4344097579</text:p>
              </table:table-cell>
              <table:table-cell office:value-type="float" office:value="61390.9231938819">
                <text:p>61390.9231938819</text:p>
              </table:table-cell>
              <table:table-cell office:value-type="float" office:value="48349.2740959958">
                <text:p>48349.2740959958</text:p>
              </table:table-cell>
              <table:table-cell office:value-type="float" office:value="5017.03426537437">
                <text:p>5017.0342653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4T16:08:21Z</text:p>
              </table:table-cell>
              <table:table-cell office:value-type="float" office:value="56534.3965440165">
                <text:p>56534.3965440165</text:p>
              </table:table-cell>
              <table:table-cell office:value-type="float" office:value="39983.4134410235">
                <text:p>39983.4134410235</text:p>
              </table:table-cell>
              <table:table-cell office:value-type="float" office:value="61756.3860434425">
                <text:p>61756.3860434425</text:p>
              </table:table-cell>
              <table:table-cell office:value-type="float" office:value="48585.1671367579">
                <text:p>48585.1671367579</text:p>
              </table:table-cell>
              <table:table-cell office:value-type="float" office:value="4925.73630540222">
                <text:p>4925.7363054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03:17:24Z</text:p>
              </table:table-cell>
              <table:table-cell office:value-type="float" office:value="55987.2002325087">
                <text:p>55987.2002325087</text:p>
              </table:table-cell>
              <table:table-cell office:value-type="float" office:value="39827.8818208712">
                <text:p>39827.8818208712</text:p>
              </table:table-cell>
              <table:table-cell office:value-type="float" office:value="61216.0172533006">
                <text:p>61216.0172533006</text:p>
              </table:table-cell>
              <table:table-cell office:value-type="float" office:value="48351.577038972">
                <text:p>48351.577038972</text:p>
              </table:table-cell>
              <table:table-cell office:value-type="float" office:value="4944.75350609367">
                <text:p>4944.7535060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04:26:25Z</text:p>
              </table:table-cell>
              <table:table-cell office:value-type="float" office:value="56041.3104770961">
                <text:p>56041.3104770961</text:p>
              </table:table-cell>
              <table:table-cell office:value-type="float" office:value="39803.0320843373">
                <text:p>39803.0320843373</text:p>
              </table:table-cell>
              <table:table-cell office:value-type="float" office:value="61063.1629422681">
                <text:p>61063.1629422681</text:p>
              </table:table-cell>
              <table:table-cell office:value-type="float" office:value="48141.384849649">
                <text:p>48141.384849649</text:p>
              </table:table-cell>
              <table:table-cell office:value-type="float" office:value="4932.21260288381">
                <text:p>4932.2126028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2:32:14Z</text:p>
              </table:table-cell>
              <table:table-cell office:value-type="float" office:value="56339.0569486199">
                <text:p>56339.0569486199</text:p>
              </table:table-cell>
              <table:table-cell office:value-type="float" office:value="39949.5744286672">
                <text:p>39949.5744286672</text:p>
              </table:table-cell>
              <table:table-cell office:value-type="float" office:value="61891.0009340908">
                <text:p>61891.0009340908</text:p>
              </table:table-cell>
              <table:table-cell office:value-type="float" office:value="48554.7068083976">
                <text:p>48554.7068083976</text:p>
              </table:table-cell>
              <table:table-cell office:value-type="float" office:value="5170.59662282709">
                <text:p>5170.5966228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3:49:37Z</text:p>
              </table:table-cell>
              <table:table-cell office:value-type="float" office:value="56119.4421611669">
                <text:p>56119.4421611669</text:p>
              </table:table-cell>
              <table:table-cell office:value-type="float" office:value="39736.217636933">
                <text:p>39736.217636933</text:p>
              </table:table-cell>
              <table:table-cell office:value-type="float" office:value="61324.9625240025">
                <text:p>61324.9625240025</text:p>
              </table:table-cell>
              <table:table-cell office:value-type="float" office:value="48308.0443488999">
                <text:p>48308.0443488999</text:p>
              </table:table-cell>
              <table:table-cell office:value-type="float" office:value="5172.03461326167">
                <text:p>5172.0346132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8:39:59Z</text:p>
              </table:table-cell>
              <table:table-cell office:value-type="float" office:value="55930.7650766095">
                <text:p>55930.7650766095</text:p>
              </table:table-cell>
              <table:table-cell office:value-type="float" office:value="39803.9136148488">
                <text:p>39803.9136148488</text:p>
              </table:table-cell>
              <table:table-cell office:value-type="float" office:value="61706.5823145043">
                <text:p>61706.5823145043</text:p>
              </table:table-cell>
              <table:table-cell office:value-type="float" office:value="48446.5099604936">
                <text:p>48446.5099604936</text:p>
              </table:table-cell>
              <table:table-cell office:value-type="float" office:value="4920.59724729943">
                <text:p>4920.5972472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15:24:08Z</text:p>
              </table:table-cell>
              <table:table-cell office:value-type="float" office:value="56340.4566112578">
                <text:p>56340.4566112578</text:p>
              </table:table-cell>
              <table:table-cell office:value-type="float" office:value="39984.5718512611">
                <text:p>39984.5718512611</text:p>
              </table:table-cell>
              <table:table-cell office:value-type="float" office:value="61607.5421797177">
                <text:p>61607.5421797177</text:p>
              </table:table-cell>
              <table:table-cell office:value-type="float" office:value="48405.5030462978">
                <text:p>48405.5030462978</text:p>
              </table:table-cell>
              <table:table-cell office:value-type="float" office:value="4887.38660151835">
                <text:p>4887.3866015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15:38:29Z</text:p>
              </table:table-cell>
              <table:table-cell office:value-type="float" office:value="56144.2153473832">
                <text:p>56144.2153473832</text:p>
              </table:table-cell>
              <table:table-cell office:value-type="float" office:value="39957.5929425692">
                <text:p>39957.5929425692</text:p>
              </table:table-cell>
              <table:table-cell office:value-type="float" office:value="61042.0174064534">
                <text:p>61042.0174064534</text:p>
              </table:table-cell>
              <table:table-cell office:value-type="float" office:value="48065.7901871548">
                <text:p>48065.7901871548</text:p>
              </table:table-cell>
              <table:table-cell office:value-type="float" office:value="4890.7866779916">
                <text:p>4890.786677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14:27:43Z</text:p>
              </table:table-cell>
              <table:table-cell office:value-type="float" office:value="56515.1572232878">
                <text:p>56515.1572232878</text:p>
              </table:table-cell>
              <table:table-cell office:value-type="float" office:value="39903.9183124255">
                <text:p>39903.9183124255</text:p>
              </table:table-cell>
              <table:table-cell office:value-type="float" office:value="61622.2620855049">
                <text:p>61622.2620855049</text:p>
              </table:table-cell>
              <table:table-cell office:value-type="float" office:value="48444.2422398651">
                <text:p>48444.2422398651</text:p>
              </table:table-cell>
              <table:table-cell office:value-type="float" office:value="5370.60800515708">
                <text:p>5370.6080051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15:26:01Z</text:p>
              </table:table-cell>
              <table:table-cell office:value-type="float" office:value="55790.5182202022">
                <text:p>55790.5182202022</text:p>
              </table:table-cell>
              <table:table-cell office:value-type="float" office:value="39759.8720168333">
                <text:p>39759.8720168333</text:p>
              </table:table-cell>
              <table:table-cell office:value-type="float" office:value="61334.9531684088">
                <text:p>61334.9531684088</text:p>
              </table:table-cell>
              <table:table-cell office:value-type="float" office:value="48109.0292566744">
                <text:p>48109.0292566744</text:p>
              </table:table-cell>
              <table:table-cell office:value-type="float" office:value="5339.78011914393">
                <text:p>5339.7801191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22:08:34Z</text:p>
              </table:table-cell>
              <table:table-cell office:value-type="float" office:value="54674.0840891204">
                <text:p>54674.0840891204</text:p>
              </table:table-cell>
              <table:table-cell office:value-type="float" office:value="38703.9787474184">
                <text:p>38703.9787474184</text:p>
              </table:table-cell>
              <table:table-cell office:value-type="float" office:value="59658.6314690498">
                <text:p>59658.6314690498</text:p>
              </table:table-cell>
              <table:table-cell office:value-type="float" office:value="46904.2033122368">
                <text:p>46904.2033122368</text:p>
              </table:table-cell>
              <table:table-cell office:value-type="float" office:value="5205.48846275104">
                <text:p>5205.4884627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7T02:37:38Z</text:p>
              </table:table-cell>
              <table:table-cell office:value-type="float" office:value="55993.2286642536">
                <text:p>55993.2286642536</text:p>
              </table:table-cell>
              <table:table-cell office:value-type="float" office:value="39684.6903627281">
                <text:p>39684.6903627281</text:p>
              </table:table-cell>
              <table:table-cell office:value-type="float" office:value="61376.3814828018">
                <text:p>61376.3814828018</text:p>
              </table:table-cell>
              <table:table-cell office:value-type="float" office:value="48127.7977741199">
                <text:p>48127.7977741199</text:p>
              </table:table-cell>
              <table:table-cell office:value-type="float" office:value="5339.77008976574">
                <text:p>5339.77008976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10:07:36Z</text:p>
              </table:table-cell>
              <table:table-cell office:value-type="float" office:value="55824.8881506044">
                <text:p>55824.8881506044</text:p>
              </table:table-cell>
              <table:table-cell office:value-type="float" office:value="39559.0672565625">
                <text:p>39559.0672565625</text:p>
              </table:table-cell>
              <table:table-cell office:value-type="float" office:value="61069.1131215138">
                <text:p>61069.1131215138</text:p>
              </table:table-cell>
              <table:table-cell office:value-type="float" office:value="48171.7027033969">
                <text:p>48171.7027033969</text:p>
              </table:table-cell>
              <table:table-cell office:value-type="float" office:value="5177.67042872774">
                <text:p>5177.6704287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19:39:36Z</text:p>
              </table:table-cell>
              <table:table-cell office:value-type="float" office:value="56275.8968815558">
                <text:p>56275.8968815558</text:p>
              </table:table-cell>
              <table:table-cell office:value-type="float" office:value="39859.968703066">
                <text:p>39859.968703066</text:p>
              </table:table-cell>
              <table:table-cell office:value-type="float" office:value="61705.1014125726">
                <text:p>61705.1014125726</text:p>
              </table:table-cell>
              <table:table-cell office:value-type="float" office:value="48400.0434538101">
                <text:p>48400.0434538101</text:p>
              </table:table-cell>
              <table:table-cell office:value-type="float" office:value="5168.77700665792">
                <text:p>5168.7770066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20:12:16Z</text:p>
              </table:table-cell>
              <table:table-cell office:value-type="float" office:value="56628.475951359">
                <text:p>56628.475951359</text:p>
              </table:table-cell>
              <table:table-cell office:value-type="float" office:value="40012.7136138987">
                <text:p>40012.7136138987</text:p>
              </table:table-cell>
              <table:table-cell office:value-type="float" office:value="62083.4432259364">
                <text:p>62083.4432259364</text:p>
              </table:table-cell>
              <table:table-cell office:value-type="float" office:value="48703.2552655834">
                <text:p>48703.2552655834</text:p>
              </table:table-cell>
              <table:table-cell office:value-type="float" office:value="5203.7167773915">
                <text:p>5203.716777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07:15:33Z</text:p>
              </table:table-cell>
              <table:table-cell office:value-type="float" office:value="56051.3948067318">
                <text:p>56051.3948067318</text:p>
              </table:table-cell>
              <table:table-cell office:value-type="float" office:value="39727.2321246818">
                <text:p>39727.2321246818</text:p>
              </table:table-cell>
              <table:table-cell office:value-type="float" office:value="61383.7322714516">
                <text:p>61383.7322714516</text:p>
              </table:table-cell>
              <table:table-cell office:value-type="float" office:value="48300.2759029342">
                <text:p>48300.2759029342</text:p>
              </table:table-cell>
              <table:table-cell office:value-type="float" office:value="5305.62407175601">
                <text:p>5305.6240717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16:25:33Z</text:p>
              </table:table-cell>
              <table:table-cell office:value-type="float" office:value="56102.233332879">
                <text:p>56102.233332879</text:p>
              </table:table-cell>
              <table:table-cell office:value-type="float" office:value="39776.6827328752">
                <text:p>39776.6827328752</text:p>
              </table:table-cell>
              <table:table-cell office:value-type="float" office:value="61250.7999011841">
                <text:p>61250.7999011841</text:p>
              </table:table-cell>
              <table:table-cell office:value-type="float" office:value="48254.3516120216">
                <text:p>48254.3516120216</text:p>
              </table:table-cell>
              <table:table-cell office:value-type="float" office:value="5374.64201176365">
                <text:p>5374.6420117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17:38:02Z</text:p>
              </table:table-cell>
              <table:table-cell office:value-type="float" office:value="56247.2866191224">
                <text:p>56247.2866191224</text:p>
              </table:table-cell>
              <table:table-cell office:value-type="float" office:value="39792.0846417906">
                <text:p>39792.0846417906</text:p>
              </table:table-cell>
              <table:table-cell office:value-type="float" office:value="61354.5296106299">
                <text:p>61354.5296106299</text:p>
              </table:table-cell>
              <table:table-cell office:value-type="float" office:value="48310.7775225905">
                <text:p>48310.7775225905</text:p>
              </table:table-cell>
              <table:table-cell office:value-type="float" office:value="5325.50946662485">
                <text:p>5325.5094666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20:37:39Z</text:p>
              </table:table-cell>
              <table:table-cell office:value-type="float" office:value="56007.2637806976">
                <text:p>56007.2637806976</text:p>
              </table:table-cell>
              <table:table-cell office:value-type="float" office:value="39816.492215511">
                <text:p>39816.492215511</text:p>
              </table:table-cell>
              <table:table-cell office:value-type="float" office:value="61274.4336235261">
                <text:p>61274.4336235261</text:p>
              </table:table-cell>
              <table:table-cell office:value-type="float" office:value="48273.762657015">
                <text:p>48273.762657015</text:p>
              </table:table-cell>
              <table:table-cell office:value-type="float" office:value="5355.40479891051">
                <text:p>5355.4047989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17:53:58Z</text:p>
              </table:table-cell>
              <table:table-cell office:value-type="float" office:value="56172.8904901527">
                <text:p>56172.8904901527</text:p>
              </table:table-cell>
              <table:table-cell office:value-type="float" office:value="39945.713941036">
                <text:p>39945.713941036</text:p>
              </table:table-cell>
              <table:table-cell office:value-type="float" office:value="61504.9994176213">
                <text:p>61504.9994176213</text:p>
              </table:table-cell>
              <table:table-cell office:value-type="float" office:value="48431.1511795706">
                <text:p>48431.1511795706</text:p>
              </table:table-cell>
              <table:table-cell office:value-type="float" office:value="4987.03898184666">
                <text:p>4987.0389818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2T15:48:06Z</text:p>
              </table:table-cell>
              <table:table-cell office:value-type="float" office:value="55977.9691091466">
                <text:p>55977.9691091466</text:p>
              </table:table-cell>
              <table:table-cell office:value-type="float" office:value="39955.4046380889">
                <text:p>39955.4046380889</text:p>
              </table:table-cell>
              <table:table-cell office:value-type="float" office:value="61486.3581280574">
                <text:p>61486.3581280574</text:p>
              </table:table-cell>
              <table:table-cell office:value-type="float" office:value="48640.4700185565">
                <text:p>48640.4700185565</text:p>
              </table:table-cell>
              <table:table-cell office:value-type="float" office:value="4996.24521317508">
                <text:p>4996.24521317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2T16:36:19Z</text:p>
              </table:table-cell>
              <table:table-cell office:value-type="float" office:value="56023.6535013228">
                <text:p>56023.6535013228</text:p>
              </table:table-cell>
              <table:table-cell office:value-type="float" office:value="39900.5349186139">
                <text:p>39900.5349186139</text:p>
              </table:table-cell>
              <table:table-cell office:value-type="float" office:value="61322.8337347597">
                <text:p>61322.8337347597</text:p>
              </table:table-cell>
              <table:table-cell office:value-type="float" office:value="48343.8795885032">
                <text:p>48343.8795885032</text:p>
              </table:table-cell>
              <table:table-cell office:value-type="float" office:value="4977.87492803083">
                <text:p>4977.8749280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6T08:24:16Z</text:p>
              </table:table-cell>
              <table:table-cell office:value-type="float" office:value="55853.1554503546">
                <text:p>55853.1554503546</text:p>
              </table:table-cell>
              <table:table-cell office:value-type="float" office:value="39728.8597831055">
                <text:p>39728.8597831055</text:p>
              </table:table-cell>
              <table:table-cell office:value-type="float" office:value="61248.3491379636">
                <text:p>61248.3491379636</text:p>
              </table:table-cell>
              <table:table-cell office:value-type="float" office:value="48228.6532810584">
                <text:p>48228.6532810584</text:p>
              </table:table-cell>
              <table:table-cell office:value-type="float" office:value="4976.55871391985">
                <text:p>4976.5587139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02:02:31Z</text:p>
              </table:table-cell>
              <table:table-cell office:value-type="float" office:value="56116.3353666886">
                <text:p>56116.3353666886</text:p>
              </table:table-cell>
              <table:table-cell office:value-type="float" office:value="39851.2229378041">
                <text:p>39851.2229378041</text:p>
              </table:table-cell>
              <table:table-cell office:value-type="float" office:value="61664.9816975306">
                <text:p>61664.9816975306</text:p>
              </table:table-cell>
              <table:table-cell office:value-type="float" office:value="48436.7535956107">
                <text:p>48436.7535956107</text:p>
              </table:table-cell>
              <table:table-cell office:value-type="float" office:value="4794.51549683397">
                <text:p>4794.5154968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09:17:06Z</text:p>
              </table:table-cell>
              <table:table-cell office:value-type="float" office:value="56271.2463402146">
                <text:p>56271.2463402146</text:p>
              </table:table-cell>
              <table:table-cell office:value-type="float" office:value="39937.889762977">
                <text:p>39937.889762977</text:p>
              </table:table-cell>
              <table:table-cell office:value-type="float" office:value="61753.7814590356">
                <text:p>61753.7814590356</text:p>
              </table:table-cell>
              <table:table-cell office:value-type="float" office:value="48488.7714246187">
                <text:p>48488.7714246187</text:p>
              </table:table-cell>
              <table:table-cell office:value-type="float" office:value="4823.55007130995">
                <text:p>4823.55007130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6T18:30:14Z</text:p>
              </table:table-cell>
              <table:table-cell office:value-type="float" office:value="46083.7431027908">
                <text:p>46083.7431027908</text:p>
              </table:table-cell>
              <table:table-cell office:value-type="float" office:value="33931.5012876988">
                <text:p>33931.5012876988</text:p>
              </table:table-cell>
              <table:table-cell office:value-type="float" office:value="49699.5425655098">
                <text:p>49699.5425655098</text:p>
              </table:table-cell>
              <table:table-cell office:value-type="float" office:value="40294.5456690231">
                <text:p>40294.5456690231</text:p>
              </table:table-cell>
              <table:table-cell office:value-type="float" office:value="4350.91372948297">
                <text:p>4350.91372948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31.5">
                <text:p>32431.5</text:p>
              </table:table-cell>
            </table:table-row>
            <table:table-row>
              <table:table-cell office:value-type="string">
                <text:p>2021-04-16T19:49:40Z</text:p>
              </table:table-cell>
              <table:table-cell office:value-type="float" office:value="45869.0985327987">
                <text:p>45869.0985327987</text:p>
              </table:table-cell>
              <table:table-cell office:value-type="float" office:value="33784.7540434928">
                <text:p>33784.7540434928</text:p>
              </table:table-cell>
              <table:table-cell office:value-type="float" office:value="49661.095045555">
                <text:p>49661.095045555</text:p>
              </table:table-cell>
              <table:table-cell office:value-type="float" office:value="40244.3260378732">
                <text:p>40244.3260378732</text:p>
              </table:table-cell>
              <table:table-cell office:value-type="float" office:value="4301.91823226049">
                <text:p>4301.9182322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6T21:34:25Z</text:p>
              </table:table-cell>
              <table:table-cell office:value-type="float" office:value="45524.3746386358">
                <text:p>45524.3746386358</text:p>
              </table:table-cell>
              <table:table-cell office:value-type="float" office:value="33875.5558608104">
                <text:p>33875.5558608104</text:p>
              </table:table-cell>
              <table:table-cell office:value-type="float" office:value="49123.7078080263">
                <text:p>49123.7078080263</text:p>
              </table:table-cell>
              <table:table-cell office:value-type="float" office:value="40042.6731331874">
                <text:p>40042.6731331874</text:p>
              </table:table-cell>
              <table:table-cell office:value-type="float" office:value="4391.70360597018">
                <text:p>4391.70360597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7T01:44:44Z</text:p>
              </table:table-cell>
              <table:table-cell office:value-type="float" office:value="45707.0259250745">
                <text:p>45707.0259250745</text:p>
              </table:table-cell>
              <table:table-cell office:value-type="float" office:value="33958.912668732">
                <text:p>33958.912668732</text:p>
              </table:table-cell>
              <table:table-cell office:value-type="float" office:value="49327.5793993527">
                <text:p>49327.5793993527</text:p>
              </table:table-cell>
              <table:table-cell office:value-type="float" office:value="40210.4117998609">
                <text:p>40210.4117998609</text:p>
              </table:table-cell>
              <table:table-cell office:value-type="float" office:value="4342.90360192497">
                <text:p>4342.9036019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06:01:27Z</text:p>
              </table:table-cell>
              <table:table-cell office:value-type="float" office:value="45553.5540184763">
                <text:p>45553.5540184763</text:p>
              </table:table-cell>
              <table:table-cell office:value-type="float" office:value="33822.3012018726">
                <text:p>33822.3012018726</text:p>
              </table:table-cell>
              <table:table-cell office:value-type="float" office:value="49116.22399515">
                <text:p>49116.22399515</text:p>
              </table:table-cell>
              <table:table-cell office:value-type="float" office:value="40002.5928367053">
                <text:p>40002.5928367053</text:p>
              </table:table-cell>
              <table:table-cell office:value-type="float" office:value="4803.26130205569">
                <text:p>4803.2613020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12:22:16Z</text:p>
              </table:table-cell>
              <table:table-cell office:value-type="float" office:value="45627.7292447669">
                <text:p>45627.7292447669</text:p>
              </table:table-cell>
              <table:table-cell office:value-type="float" office:value="33896.070149071">
                <text:p>33896.070149071</text:p>
              </table:table-cell>
              <table:table-cell office:value-type="float" office:value="49447.205686438">
                <text:p>49447.205686438</text:p>
              </table:table-cell>
              <table:table-cell office:value-type="float" office:value="40125.385475992">
                <text:p>40125.385475992</text:p>
              </table:table-cell>
              <table:table-cell office:value-type="float" office:value="4758.40923306929">
                <text:p>4758.40923306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12:54:08Z</text:p>
              </table:table-cell>
              <table:table-cell office:value-type="float" office:value="46079.9612572273">
                <text:p>46079.9612572273</text:p>
              </table:table-cell>
              <table:table-cell office:value-type="float" office:value="34178.7415957531">
                <text:p>34178.7415957531</text:p>
              </table:table-cell>
              <table:table-cell office:value-type="float" office:value="49882.3150658484">
                <text:p>49882.3150658484</text:p>
              </table:table-cell>
              <table:table-cell office:value-type="float" office:value="40472.4165812924">
                <text:p>40472.4165812924</text:p>
              </table:table-cell>
              <table:table-cell office:value-type="float" office:value="4613.62535532799">
                <text:p>4613.6253553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15:22:45Z</text:p>
              </table:table-cell>
              <table:table-cell office:value-type="float" office:value="45825.6120299324">
                <text:p>45825.6120299324</text:p>
              </table:table-cell>
              <table:table-cell office:value-type="float" office:value="33903.5218740643">
                <text:p>33903.5218740643</text:p>
              </table:table-cell>
              <table:table-cell office:value-type="float" office:value="49465.5936442583">
                <text:p>49465.5936442583</text:p>
              </table:table-cell>
              <table:table-cell office:value-type="float" office:value="40319.0610148356">
                <text:p>40319.0610148356</text:p>
              </table:table-cell>
              <table:table-cell office:value-type="float" office:value="4646.41586684387">
                <text:p>4646.4158668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16:16:41Z</text:p>
              </table:table-cell>
              <table:table-cell office:value-type="float" office:value="45839.0837571872">
                <text:p>45839.0837571872</text:p>
              </table:table-cell>
              <table:table-cell office:value-type="float" office:value="34072.8832532488">
                <text:p>34072.8832532488</text:p>
              </table:table-cell>
              <table:table-cell office:value-type="float" office:value="49377.5385097253">
                <text:p>49377.5385097253</text:p>
              </table:table-cell>
              <table:table-cell office:value-type="float" office:value="40311.5594282977">
                <text:p>40311.5594282977</text:p>
              </table:table-cell>
              <table:table-cell office:value-type="float" office:value="4635.73003421437">
                <text:p>4635.7300342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18:07:39Z</text:p>
              </table:table-cell>
              <table:table-cell office:value-type="float" office:value="45339.0735218053">
                <text:p>45339.0735218053</text:p>
              </table:table-cell>
              <table:table-cell office:value-type="float" office:value="33717.4534980094">
                <text:p>33717.4534980094</text:p>
              </table:table-cell>
              <table:table-cell office:value-type="float" office:value="49022.8896004248">
                <text:p>49022.8896004248</text:p>
              </table:table-cell>
              <table:table-cell office:value-type="float" office:value="39994.6421253783">
                <text:p>39994.6421253783</text:p>
              </table:table-cell>
              <table:table-cell office:value-type="float" office:value="4640.18054024752">
                <text:p>4640.1805402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19:57:49Z</text:p>
              </table:table-cell>
              <table:table-cell office:value-type="float" office:value="45686.746571255">
                <text:p>45686.746571255</text:p>
              </table:table-cell>
              <table:table-cell office:value-type="float" office:value="33848.6307549867">
                <text:p>33848.6307549867</text:p>
              </table:table-cell>
              <table:table-cell office:value-type="float" office:value="49195.3107781903">
                <text:p>49195.3107781903</text:p>
              </table:table-cell>
              <table:table-cell office:value-type="float" office:value="39979.4543119875">
                <text:p>39979.4543119875</text:p>
              </table:table-cell>
              <table:table-cell office:value-type="float" office:value="4714.20595549231">
                <text:p>4714.2059554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20:25:55Z</text:p>
              </table:table-cell>
              <table:table-cell office:value-type="float" office:value="45325.4717569651">
                <text:p>45325.4717569651</text:p>
              </table:table-cell>
              <table:table-cell office:value-type="float" office:value="33710.0712872598">
                <text:p>33710.0712872598</text:p>
              </table:table-cell>
              <table:table-cell office:value-type="float" office:value="48726.3298207148">
                <text:p>48726.3298207148</text:p>
              </table:table-cell>
              <table:table-cell office:value-type="float" office:value="39729.7202051952">
                <text:p>39729.7202051952</text:p>
              </table:table-cell>
              <table:table-cell office:value-type="float" office:value="4912.35796423123">
                <text:p>4912.35796423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23:07:22Z</text:p>
              </table:table-cell>
              <table:table-cell office:value-type="float" office:value="45260.9440030332">
                <text:p>45260.9440030332</text:p>
              </table:table-cell>
              <table:table-cell office:value-type="float" office:value="33687.7217867251">
                <text:p>33687.7217867251</text:p>
              </table:table-cell>
              <table:table-cell office:value-type="float" office:value="48803.1257149225">
                <text:p>48803.1257149225</text:p>
              </table:table-cell>
              <table:table-cell office:value-type="float" office:value="39759.0122334892">
                <text:p>39759.0122334892</text:p>
              </table:table-cell>
              <table:table-cell office:value-type="float" office:value="4729.84663031579">
                <text:p>4729.8466303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00:37:15Z</text:p>
              </table:table-cell>
              <table:table-cell office:value-type="float" office:value="45014.3663100788">
                <text:p>45014.3663100788</text:p>
              </table:table-cell>
              <table:table-cell office:value-type="float" office:value="33512.205830568">
                <text:p>33512.205830568</text:p>
              </table:table-cell>
              <table:table-cell office:value-type="float" office:value="48617.2216072881">
                <text:p>48617.2216072881</text:p>
              </table:table-cell>
              <table:table-cell office:value-type="float" office:value="39556.5063770204">
                <text:p>39556.5063770204</text:p>
              </table:table-cell>
              <table:table-cell office:value-type="float" office:value="4673.07983849566">
                <text:p>4673.07983849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02:32:24Z</text:p>
              </table:table-cell>
              <table:table-cell office:value-type="float" office:value="45641.7087408198">
                <text:p>45641.7087408198</text:p>
              </table:table-cell>
              <table:table-cell office:value-type="float" office:value="33882.8702220935">
                <text:p>33882.8702220935</text:p>
              </table:table-cell>
              <table:table-cell office:value-type="float" office:value="49349.9757344543">
                <text:p>49349.9757344543</text:p>
              </table:table-cell>
              <table:table-cell office:value-type="float" office:value="40106.5989271142">
                <text:p>40106.5989271142</text:p>
              </table:table-cell>
              <table:table-cell office:value-type="float" office:value="4743.19383966932">
                <text:p>4743.1938396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03:10:09Z</text:p>
              </table:table-cell>
              <table:table-cell office:value-type="float" office:value="45543.4569916287">
                <text:p>45543.4569916287</text:p>
              </table:table-cell>
              <table:table-cell office:value-type="float" office:value="33856.4362143323">
                <text:p>33856.4362143323</text:p>
              </table:table-cell>
              <table:table-cell office:value-type="float" office:value="49099.9911332359">
                <text:p>49099.9911332359</text:p>
              </table:table-cell>
              <table:table-cell office:value-type="float" office:value="39991.3025209533">
                <text:p>39991.3025209533</text:p>
              </table:table-cell>
              <table:table-cell office:value-type="float" office:value="4877.200254372">
                <text:p>4877.20025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10:05:59Z</text:p>
              </table:table-cell>
              <table:table-cell office:value-type="float" office:value="45509.9800689752">
                <text:p>45509.9800689752</text:p>
              </table:table-cell>
              <table:table-cell office:value-type="float" office:value="33916.9259444764">
                <text:p>33916.9259444764</text:p>
              </table:table-cell>
              <table:table-cell office:value-type="float" office:value="49146.4291723412">
                <text:p>49146.4291723412</text:p>
              </table:table-cell>
              <table:table-cell office:value-type="float" office:value="40021.2933271861">
                <text:p>40021.2933271861</text:p>
              </table:table-cell>
              <table:table-cell office:value-type="float" office:value="4794.77091342988">
                <text:p>4794.7709134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12:47:22Z</text:p>
              </table:table-cell>
              <table:table-cell office:value-type="float" office:value="45799.2778503748">
                <text:p>45799.2778503748</text:p>
              </table:table-cell>
              <table:table-cell office:value-type="float" office:value="33970.0979956148">
                <text:p>33970.0979956148</text:p>
              </table:table-cell>
              <table:table-cell office:value-type="float" office:value="49335.7441307734">
                <text:p>49335.7441307734</text:p>
              </table:table-cell>
              <table:table-cell office:value-type="float" office:value="40132.10660687">
                <text:p>40132.10660687</text:p>
              </table:table-cell>
              <table:table-cell office:value-type="float" office:value="4917.88365670146">
                <text:p>4917.8836567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15:34:29Z</text:p>
              </table:table-cell>
              <table:table-cell office:value-type="float" office:value="45682.0641560053">
                <text:p>45682.0641560053</text:p>
              </table:table-cell>
              <table:table-cell office:value-type="float" office:value="33926.8679141013">
                <text:p>33926.8679141013</text:p>
              </table:table-cell>
              <table:table-cell office:value-type="float" office:value="49217.1145392021">
                <text:p>49217.1145392021</text:p>
              </table:table-cell>
              <table:table-cell office:value-type="float" office:value="40037.4024554806">
                <text:p>40037.4024554806</text:p>
              </table:table-cell>
              <table:table-cell office:value-type="float" office:value="5086.96897986456">
                <text:p>5086.9689798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18:44:59Z</text:p>
              </table:table-cell>
              <table:table-cell office:value-type="float" office:value="45389.1717294219">
                <text:p>45389.1717294219</text:p>
              </table:table-cell>
              <table:table-cell office:value-type="float" office:value="33727.4875136571">
                <text:p>33727.4875136571</text:p>
              </table:table-cell>
              <table:table-cell office:value-type="float" office:value="49198.2817922946">
                <text:p>49198.2817922946</text:p>
              </table:table-cell>
              <table:table-cell office:value-type="float" office:value="40028.8641436166">
                <text:p>40028.8641436166</text:p>
              </table:table-cell>
              <table:table-cell office:value-type="float" office:value="4835.10740987613">
                <text:p>4835.1074098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20:25:09Z</text:p>
              </table:table-cell>
              <table:table-cell office:value-type="float" office:value="45769.4801973121">
                <text:p>45769.4801973121</text:p>
              </table:table-cell>
              <table:table-cell office:value-type="float" office:value="33882.6466594731">
                <text:p>33882.6466594731</text:p>
              </table:table-cell>
              <table:table-cell office:value-type="float" office:value="49423.7699299484">
                <text:p>49423.7699299484</text:p>
              </table:table-cell>
              <table:table-cell office:value-type="float" office:value="40123.4105710876">
                <text:p>40123.4105710876</text:p>
              </table:table-cell>
              <table:table-cell office:value-type="float" office:value="4634.88242166542">
                <text:p>4634.8824216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1T17:46:40Z</text:p>
              </table:table-cell>
              <table:table-cell office:value-type="float" office:value="45686.1809071833">
                <text:p>45686.1809071833</text:p>
              </table:table-cell>
              <table:table-cell office:value-type="float" office:value="33997.9442996897">
                <text:p>33997.9442996897</text:p>
              </table:table-cell>
              <table:table-cell office:value-type="float" office:value="49119.1080453732">
                <text:p>49119.1080453732</text:p>
              </table:table-cell>
              <table:table-cell office:value-type="float" office:value="40225.2368006827">
                <text:p>40225.2368006827</text:p>
              </table:table-cell>
              <table:table-cell office:value-type="float" office:value="4855.41200844923">
                <text:p>4855.41200844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1T19:29:34Z</text:p>
              </table:table-cell>
              <table:table-cell office:value-type="float" office:value="45908.6932148428">
                <text:p>45908.6932148428</text:p>
              </table:table-cell>
              <table:table-cell office:value-type="float" office:value="33967.0052227724">
                <text:p>33967.0052227724</text:p>
              </table:table-cell>
              <table:table-cell office:value-type="float" office:value="49609.2154523664">
                <text:p>49609.2154523664</text:p>
              </table:table-cell>
              <table:table-cell office:value-type="float" office:value="40251.3891643854">
                <text:p>40251.3891643854</text:p>
              </table:table-cell>
              <table:table-cell office:value-type="float" office:value="4958.41138493183">
                <text:p>4958.4113849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1T23:00:01Z</text:p>
              </table:table-cell>
              <table:table-cell office:value-type="float" office:value="46352.2526044055">
                <text:p>46352.2526044055</text:p>
              </table:table-cell>
              <table:table-cell office:value-type="float" office:value="34198.2308145684">
                <text:p>34198.2308145684</text:p>
              </table:table-cell>
              <table:table-cell office:value-type="float" office:value="50086.0743939888">
                <text:p>50086.0743939888</text:p>
              </table:table-cell>
              <table:table-cell office:value-type="float" office:value="40735.9419949058">
                <text:p>40735.9419949058</text:p>
              </table:table-cell>
              <table:table-cell office:value-type="float" office:value="5635.20189674941">
                <text:p>5635.2018967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00:29:31Z</text:p>
              </table:table-cell>
              <table:table-cell office:value-type="float" office:value="45952.4478000872">
                <text:p>45952.4478000872</text:p>
              </table:table-cell>
              <table:table-cell office:value-type="float" office:value="34018.6609934348">
                <text:p>34018.6609934348</text:p>
              </table:table-cell>
              <table:table-cell office:value-type="float" office:value="49833.1706313439">
                <text:p>49833.1706313439</text:p>
              </table:table-cell>
              <table:table-cell office:value-type="float" office:value="40595.7255981743">
                <text:p>40595.7255981743</text:p>
              </table:table-cell>
              <table:table-cell office:value-type="float" office:value="5661.34808409574">
                <text:p>5661.34808409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04:50:46Z</text:p>
              </table:table-cell>
              <table:table-cell office:value-type="float" office:value="44720.9079343896">
                <text:p>44720.9079343896</text:p>
              </table:table-cell>
              <table:table-cell office:value-type="float" office:value="33011.7179562927">
                <text:p>33011.7179562927</text:p>
              </table:table-cell>
              <table:table-cell office:value-type="float" office:value="48452.6446687112">
                <text:p>48452.6446687112</text:p>
              </table:table-cell>
              <table:table-cell office:value-type="float" office:value="39276.248746325">
                <text:p>39276.248746325</text:p>
              </table:table-cell>
              <table:table-cell office:value-type="float" office:value="4936.47604916756">
                <text:p>4936.4760491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06:34:14Z</text:p>
              </table:table-cell>
              <table:table-cell office:value-type="float" office:value="46056.9187839052">
                <text:p>46056.9187839052</text:p>
              </table:table-cell>
              <table:table-cell office:value-type="float" office:value="34019.5265840334">
                <text:p>34019.5265840334</text:p>
              </table:table-cell>
              <table:table-cell office:value-type="float" office:value="50035.7745870274">
                <text:p>50035.7745870274</text:p>
              </table:table-cell>
              <table:table-cell office:value-type="float" office:value="40470.3659188606">
                <text:p>40470.3659188606</text:p>
              </table:table-cell>
              <table:table-cell office:value-type="float" office:value="5645.82673295544">
                <text:p>5645.8267329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07:01:14Z</text:p>
              </table:table-cell>
              <table:table-cell office:value-type="float" office:value="45845.0783340906">
                <text:p>45845.0783340906</text:p>
              </table:table-cell>
              <table:table-cell office:value-type="float" office:value="33940.7981397333">
                <text:p>33940.7981397333</text:p>
              </table:table-cell>
              <table:table-cell office:value-type="float" office:value="49812.5375424705">
                <text:p>49812.5375424705</text:p>
              </table:table-cell>
              <table:table-cell office:value-type="float" office:value="40357.3672160037">
                <text:p>40357.3672160037</text:p>
              </table:table-cell>
              <table:table-cell office:value-type="float" office:value="5134.75780933293">
                <text:p>5134.7578093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09:18:21Z</text:p>
              </table:table-cell>
              <table:table-cell office:value-type="float" office:value="46353.1773828296">
                <text:p>46353.1773828296</text:p>
              </table:table-cell>
              <table:table-cell office:value-type="float" office:value="34230.2941211624">
                <text:p>34230.2941211624</text:p>
              </table:table-cell>
              <table:table-cell office:value-type="float" office:value="50156.3845802662">
                <text:p>50156.3845802662</text:p>
              </table:table-cell>
              <table:table-cell office:value-type="float" office:value="40670.3124806587">
                <text:p>40670.3124806587</text:p>
              </table:table-cell>
              <table:table-cell office:value-type="float" office:value="5454.05079732694">
                <text:p>5454.0507973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14:39:51Z</text:p>
              </table:table-cell>
              <table:table-cell office:value-type="float" office:value="46223.2334491125">
                <text:p>46223.2334491125</text:p>
              </table:table-cell>
              <table:table-cell office:value-type="float" office:value="34199.1143876958">
                <text:p>34199.1143876958</text:p>
              </table:table-cell>
              <table:table-cell office:value-type="float" office:value="49966.9971820661">
                <text:p>49966.9971820661</text:p>
              </table:table-cell>
              <table:table-cell office:value-type="float" office:value="40753.2015304053">
                <text:p>40753.2015304053</text:p>
              </table:table-cell>
              <table:table-cell office:value-type="float" office:value="4802.87090729693">
                <text:p>4802.87090729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16:08:01Z</text:p>
              </table:table-cell>
              <table:table-cell office:value-type="float" office:value="46255.117828814">
                <text:p>46255.117828814</text:p>
              </table:table-cell>
              <table:table-cell office:value-type="float" office:value="34220.3323806873">
                <text:p>34220.3323806873</text:p>
              </table:table-cell>
              <table:table-cell office:value-type="float" office:value="50035.4867126319">
                <text:p>50035.4867126319</text:p>
              </table:table-cell>
              <table:table-cell office:value-type="float" office:value="40785.1712600181">
                <text:p>40785.1712600181</text:p>
              </table:table-cell>
              <table:table-cell office:value-type="float" office:value="4783.76919251145">
                <text:p>4783.76919251145</text:p>
              </table:table-cell>
              <table:table-cell office:value-type="float" office:value="NaN">
                <text:p>NaN</text:p>
              </table:table-cell>
              <table:table-cell office:value-type="float" office:value="32730.3">
                <text:p>3273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17:36:23Z</text:p>
              </table:table-cell>
              <table:table-cell office:value-type="float" office:value="46059.3789790541">
                <text:p>46059.3789790541</text:p>
              </table:table-cell>
              <table:table-cell office:value-type="float" office:value="34108.4198356544">
                <text:p>34108.4198356544</text:p>
              </table:table-cell>
              <table:table-cell office:value-type="float" office:value="50036.0225008601">
                <text:p>50036.0225008601</text:p>
              </table:table-cell>
              <table:table-cell office:value-type="float" office:value="40697.8133688788">
                <text:p>40697.8133688788</text:p>
              </table:table-cell>
              <table:table-cell office:value-type="float" office:value="4808.83730298915">
                <text:p>4808.8373029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19:14:20Z</text:p>
              </table:table-cell>
              <table:table-cell office:value-type="float" office:value="46113.8842656988">
                <text:p>46113.8842656988</text:p>
              </table:table-cell>
              <table:table-cell office:value-type="float" office:value="33978.6998255704">
                <text:p>33978.6998255704</text:p>
              </table:table-cell>
              <table:table-cell office:value-type="float" office:value="49890.216059437">
                <text:p>49890.216059437</text:p>
              </table:table-cell>
              <table:table-cell office:value-type="float" office:value="40611.8377660977">
                <text:p>40611.8377660977</text:p>
              </table:table-cell>
              <table:table-cell office:value-type="float" office:value="4955.86002921564">
                <text:p>4955.8600292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19:36:51Z</text:p>
              </table:table-cell>
              <table:table-cell office:value-type="float" office:value="44698.6801077291">
                <text:p>44698.6801077291</text:p>
              </table:table-cell>
              <table:table-cell office:value-type="float" office:value="33094.8717293867">
                <text:p>33094.8717293867</text:p>
              </table:table-cell>
              <table:table-cell office:value-type="float" office:value="48309.6247979556">
                <text:p>48309.6247979556</text:p>
              </table:table-cell>
              <table:table-cell office:value-type="float" office:value="39434.7098748653">
                <text:p>39434.7098748653</text:p>
              </table:table-cell>
              <table:table-cell office:value-type="float" office:value="4839.34379775192">
                <text:p>4839.3437977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22:37:08Z</text:p>
              </table:table-cell>
              <table:table-cell office:value-type="float" office:value="46340.8196042211">
                <text:p>46340.8196042211</text:p>
              </table:table-cell>
              <table:table-cell office:value-type="float" office:value="34116.5915905591">
                <text:p>34116.5915905591</text:p>
              </table:table-cell>
              <table:table-cell office:value-type="float" office:value="49851.3712918123">
                <text:p>49851.3712918123</text:p>
              </table:table-cell>
              <table:table-cell office:value-type="float" office:value="40621.2876137341">
                <text:p>40621.2876137341</text:p>
              </table:table-cell>
              <table:table-cell office:value-type="float" office:value="4469.47862466719">
                <text:p>4469.4786246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01:20:27Z</text:p>
              </table:table-cell>
              <table:table-cell office:value-type="float" office:value="46001.4340705771">
                <text:p>46001.4340705771</text:p>
              </table:table-cell>
              <table:table-cell office:value-type="float" office:value="34040.6110761299">
                <text:p>34040.6110761299</text:p>
              </table:table-cell>
              <table:table-cell office:value-type="float" office:value="49803.9686015266">
                <text:p>49803.9686015266</text:p>
              </table:table-cell>
              <table:table-cell office:value-type="float" office:value="40504.0291099638">
                <text:p>40504.0291099638</text:p>
              </table:table-cell>
              <table:table-cell office:value-type="float" office:value="4904.35994429064">
                <text:p>4904.35994429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02:13:16Z</text:p>
              </table:table-cell>
              <table:table-cell office:value-type="float" office:value="46167.9186675449">
                <text:p>46167.9186675449</text:p>
              </table:table-cell>
              <table:table-cell office:value-type="float" office:value="34076.2624554075">
                <text:p>34076.2624554075</text:p>
              </table:table-cell>
              <table:table-cell office:value-type="float" office:value="49872.4617987915">
                <text:p>49872.4617987915</text:p>
              </table:table-cell>
              <table:table-cell office:value-type="float" office:value="40589.0822509857">
                <text:p>40589.0822509857</text:p>
              </table:table-cell>
              <table:table-cell office:value-type="float" office:value="4911.41077015541">
                <text:p>4911.4107701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04:27:58Z</text:p>
              </table:table-cell>
              <table:table-cell office:value-type="float" office:value="45971.730271309">
                <text:p>45971.730271309</text:p>
              </table:table-cell>
              <table:table-cell office:value-type="float" office:value="33999.156523264">
                <text:p>33999.156523264</text:p>
              </table:table-cell>
              <table:table-cell office:value-type="float" office:value="49628.7960527628">
                <text:p>49628.7960527628</text:p>
              </table:table-cell>
              <table:table-cell office:value-type="float" office:value="40466.9343193683">
                <text:p>40466.9343193683</text:p>
              </table:table-cell>
              <table:table-cell office:value-type="float" office:value="4583.77905052843">
                <text:p>4583.7790505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07:44:35Z</text:p>
              </table:table-cell>
              <table:table-cell office:value-type="float" office:value="45956.9595327136">
                <text:p>45956.9595327136</text:p>
              </table:table-cell>
              <table:table-cell office:value-type="float" office:value="34094.6585298565">
                <text:p>34094.6585298565</text:p>
              </table:table-cell>
              <table:table-cell office:value-type="float" office:value="49798.7480261911">
                <text:p>49798.7480261911</text:p>
              </table:table-cell>
              <table:table-cell office:value-type="float" office:value="40527.1231926109">
                <text:p>40527.1231926109</text:p>
              </table:table-cell>
              <table:table-cell office:value-type="float" office:value="4556.95011864824">
                <text:p>4556.9501186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08:54:09Z</text:p>
              </table:table-cell>
              <table:table-cell office:value-type="float" office:value="46328.6152703246">
                <text:p>46328.6152703246</text:p>
              </table:table-cell>
              <table:table-cell office:value-type="float" office:value="34192.349811212">
                <text:p>34192.349811212</text:p>
              </table:table-cell>
              <table:table-cell office:value-type="float" office:value="50061.7465822667">
                <text:p>50061.7465822667</text:p>
              </table:table-cell>
              <table:table-cell office:value-type="float" office:value="40691.2524620609">
                <text:p>40691.2524620609</text:p>
              </table:table-cell>
              <table:table-cell office:value-type="float" office:value="5040.89382995828">
                <text:p>5040.89382995828</text:p>
              </table:table-cell>
              <table:table-cell office:value-type="float" office:value="35692.3">
                <text:p>3569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13:30:45Z</text:p>
              </table:table-cell>
              <table:table-cell office:value-type="float" office:value="46586.233223583">
                <text:p>46586.233223583</text:p>
              </table:table-cell>
              <table:table-cell office:value-type="float" office:value="34434.3978237687">
                <text:p>34434.3978237687</text:p>
              </table:table-cell>
              <table:table-cell office:value-type="float" office:value="50359.51594999">
                <text:p>50359.51594999</text:p>
              </table:table-cell>
              <table:table-cell office:value-type="float" office:value="40932.4603183647">
                <text:p>40932.4603183647</text:p>
              </table:table-cell>
              <table:table-cell office:value-type="float" office:value="4898.54969513967">
                <text:p>4898.5496951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14:51:21Z</text:p>
              </table:table-cell>
              <table:table-cell office:value-type="float" office:value="46272.741559766">
                <text:p>46272.741559766</text:p>
              </table:table-cell>
              <table:table-cell office:value-type="float" office:value="34363.4609603791">
                <text:p>34363.4609603791</text:p>
              </table:table-cell>
              <table:table-cell office:value-type="float" office:value="49838.1582770051">
                <text:p>49838.1582770051</text:p>
              </table:table-cell>
              <table:table-cell office:value-type="float" office:value="40776.9720901828">
                <text:p>40776.9720901828</text:p>
              </table:table-cell>
              <table:table-cell office:value-type="float" office:value="5473.91398368943">
                <text:p>5473.9139836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16:17:00Z</text:p>
              </table:table-cell>
              <table:table-cell office:value-type="float" office:value="46110.178151066">
                <text:p>46110.178151066</text:p>
              </table:table-cell>
              <table:table-cell office:value-type="float" office:value="34225.2772914373">
                <text:p>34225.2772914373</text:p>
              </table:table-cell>
              <table:table-cell office:value-type="float" office:value="49837.4453665345">
                <text:p>49837.4453665345</text:p>
              </table:table-cell>
              <table:table-cell office:value-type="float" office:value="40716.9672671892">
                <text:p>40716.9672671892</text:p>
              </table:table-cell>
              <table:table-cell office:value-type="float" office:value="5507.88546055959">
                <text:p>5507.88546055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17:40:10Z</text:p>
              </table:table-cell>
              <table:table-cell office:value-type="float" office:value="45780.7008452012">
                <text:p>45780.7008452012</text:p>
              </table:table-cell>
              <table:table-cell office:value-type="float" office:value="34036.8943168818">
                <text:p>34036.8943168818</text:p>
              </table:table-cell>
              <table:table-cell office:value-type="float" office:value="49619.878291744">
                <text:p>49619.878291744</text:p>
              </table:table-cell>
              <table:table-cell office:value-type="float" office:value="40564.3968251799">
                <text:p>40564.3968251799</text:p>
              </table:table-cell>
              <table:table-cell office:value-type="float" office:value="5476.64037050347">
                <text:p>5476.64037050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18:58:23Z</text:p>
              </table:table-cell>
              <table:table-cell office:value-type="float" office:value="46208.5210582102">
                <text:p>46208.5210582102</text:p>
              </table:table-cell>
              <table:table-cell office:value-type="float" office:value="34359.5703826028">
                <text:p>34359.5703826028</text:p>
              </table:table-cell>
              <table:table-cell office:value-type="float" office:value="49940.6132160381">
                <text:p>49940.6132160381</text:p>
              </table:table-cell>
              <table:table-cell office:value-type="float" office:value="40738.3036462275">
                <text:p>40738.3036462275</text:p>
              </table:table-cell>
              <table:table-cell office:value-type="float" office:value="5526.98060591017">
                <text:p>5526.9806059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21:14:51Z</text:p>
              </table:table-cell>
              <table:table-cell office:value-type="float" office:value="44673.2631502638">
                <text:p>44673.2631502638</text:p>
              </table:table-cell>
              <table:table-cell office:value-type="float" office:value="33030.1823954546">
                <text:p>33030.1823954546</text:p>
              </table:table-cell>
              <table:table-cell office:value-type="float" office:value="48332.8579653807">
                <text:p>48332.8579653807</text:p>
              </table:table-cell>
              <table:table-cell office:value-type="float" office:value="39389.8433060896">
                <text:p>39389.8433060896</text:p>
              </table:table-cell>
              <table:table-cell office:value-type="float" office:value="4680.5751056618">
                <text:p>4680.575105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21:57:17Z</text:p>
              </table:table-cell>
              <table:table-cell office:value-type="float" office:value="46249.3507771972">
                <text:p>46249.3507771972</text:p>
              </table:table-cell>
              <table:table-cell office:value-type="float" office:value="34148.8000000398">
                <text:p>34148.8000000398</text:p>
              </table:table-cell>
              <table:table-cell office:value-type="float" office:value="50109.0841003556">
                <text:p>50109.0841003556</text:p>
              </table:table-cell>
              <table:table-cell office:value-type="float" office:value="40731.2192978997">
                <text:p>40731.2192978997</text:p>
              </table:table-cell>
              <table:table-cell office:value-type="float" office:value="5432.39873879537">
                <text:p>5432.3987387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4T00:36:52Z</text:p>
              </table:table-cell>
              <table:table-cell office:value-type="float" office:value="46280.7079775574">
                <text:p>46280.7079775574</text:p>
              </table:table-cell>
              <table:table-cell office:value-type="float" office:value="34174.3954961143">
                <text:p>34174.3954961143</text:p>
              </table:table-cell>
              <table:table-cell office:value-type="float" office:value="49929.3186143535">
                <text:p>49929.3186143535</text:p>
              </table:table-cell>
              <table:table-cell office:value-type="float" office:value="40602.8073970575">
                <text:p>40602.8073970575</text:p>
              </table:table-cell>
              <table:table-cell office:value-type="float" office:value="5458.63998097585">
                <text:p>5458.63998097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6T02:18:31Z</text:p>
              </table:table-cell>
              <table:table-cell office:value-type="float" office:value="45867.2951290343">
                <text:p>45867.2951290343</text:p>
              </table:table-cell>
              <table:table-cell office:value-type="float" office:value="33947.3322682718">
                <text:p>33947.3322682718</text:p>
              </table:table-cell>
              <table:table-cell office:value-type="float" office:value="49512.9700473197">
                <text:p>49512.9700473197</text:p>
              </table:table-cell>
              <table:table-cell office:value-type="float" office:value="40444.3267618594">
                <text:p>40444.3267618594</text:p>
              </table:table-cell>
              <table:table-cell office:value-type="float" office:value="5628.48916928369">
                <text:p>5628.4891692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6T06:01:12Z</text:p>
              </table:table-cell>
              <table:table-cell office:value-type="float" office:value="46360.687543883">
                <text:p>46360.687543883</text:p>
              </table:table-cell>
              <table:table-cell office:value-type="float" office:value="34229.5044431964">
                <text:p>34229.5044431964</text:p>
              </table:table-cell>
              <table:table-cell office:value-type="float" office:value="50195.5825957856">
                <text:p>50195.5825957856</text:p>
              </table:table-cell>
              <table:table-cell office:value-type="float" office:value="40868.5015942992">
                <text:p>40868.5015942992</text:p>
              </table:table-cell>
              <table:table-cell office:value-type="float" office:value="4754.1112620099">
                <text:p>4754.111262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6T08:54:05Z</text:p>
              </table:table-cell>
              <table:table-cell office:value-type="float" office:value="46542.9368605292">
                <text:p>46542.9368605292</text:p>
              </table:table-cell>
              <table:table-cell office:value-type="float" office:value="34447.2563473806">
                <text:p>34447.2563473806</text:p>
              </table:table-cell>
              <table:table-cell office:value-type="float" office:value="50316.4315910309">
                <text:p>50316.4315910309</text:p>
              </table:table-cell>
              <table:table-cell office:value-type="float" office:value="40943.0749907193">
                <text:p>40943.0749907193</text:p>
              </table:table-cell>
              <table:table-cell office:value-type="float" office:value="5607.75742789378">
                <text:p>5607.75742789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6T10:22:45Z</text:p>
              </table:table-cell>
              <table:table-cell office:value-type="float" office:value="46316.925892746">
                <text:p>46316.925892746</text:p>
              </table:table-cell>
              <table:table-cell office:value-type="float" office:value="34364.9358460117">
                <text:p>34364.9358460117</text:p>
              </table:table-cell>
              <table:table-cell office:value-type="float" office:value="50204.2793948038">
                <text:p>50204.2793948038</text:p>
              </table:table-cell>
              <table:table-cell office:value-type="float" office:value="40862.710872258">
                <text:p>40862.710872258</text:p>
              </table:table-cell>
              <table:table-cell office:value-type="float" office:value="4916.10730181442">
                <text:p>4916.1073018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6T13:28:32Z</text:p>
              </table:table-cell>
              <table:table-cell office:value-type="float" office:value="46495.0891353368">
                <text:p>46495.0891353368</text:p>
              </table:table-cell>
              <table:table-cell office:value-type="float" office:value="34492.9368599604">
                <text:p>34492.9368599604</text:p>
              </table:table-cell>
              <table:table-cell office:value-type="float" office:value="50400.1074066887">
                <text:p>50400.1074066887</text:p>
              </table:table-cell>
              <table:table-cell office:value-type="float" office:value="41006.3813597551">
                <text:p>41006.3813597551</text:p>
              </table:table-cell>
              <table:table-cell office:value-type="float" office:value="4908.76834310562">
                <text:p>4908.7683431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6T14:59:27Z</text:p>
              </table:table-cell>
              <table:table-cell office:value-type="float" office:value="46172.9893858489">
                <text:p>46172.9893858489</text:p>
              </table:table-cell>
              <table:table-cell office:value-type="float" office:value="34289.6027331197">
                <text:p>34289.6027331197</text:p>
              </table:table-cell>
              <table:table-cell office:value-type="float" office:value="50131.2594731242">
                <text:p>50131.2594731242</text:p>
              </table:table-cell>
              <table:table-cell office:value-type="float" office:value="40816.2637475644">
                <text:p>40816.2637475644</text:p>
              </table:table-cell>
              <table:table-cell office:value-type="float" office:value="4673.08763979209">
                <text:p>4673.08763979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7T01:23:48Z</text:p>
              </table:table-cell>
              <table:table-cell office:value-type="float" office:value="46046.043492353">
                <text:p>46046.043492353</text:p>
              </table:table-cell>
              <table:table-cell office:value-type="float" office:value="34210.616805567">
                <text:p>34210.616805567</text:p>
              </table:table-cell>
              <table:table-cell office:value-type="float" office:value="49667.0127528941">
                <text:p>49667.0127528941</text:p>
              </table:table-cell>
              <table:table-cell office:value-type="float" office:value="40521.2003595278">
                <text:p>40521.2003595278</text:p>
              </table:table-cell>
              <table:table-cell office:value-type="float" office:value="5506.79756998247">
                <text:p>5506.7975699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7T04:47:22Z</text:p>
              </table:table-cell>
              <table:table-cell office:value-type="float" office:value="46205.8400760876">
                <text:p>46205.8400760876</text:p>
              </table:table-cell>
              <table:table-cell office:value-type="float" office:value="34297.8123966537">
                <text:p>34297.8123966537</text:p>
              </table:table-cell>
              <table:table-cell office:value-type="float" office:value="49842.8468393386">
                <text:p>49842.8468393386</text:p>
              </table:table-cell>
              <table:table-cell office:value-type="float" office:value="40646.8052609757">
                <text:p>40646.8052609757</text:p>
              </table:table-cell>
              <table:table-cell office:value-type="float" office:value="5769.54524466091">
                <text:p>5769.5452446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7T08:18:17Z</text:p>
              </table:table-cell>
              <table:table-cell office:value-type="float" office:value="46289.6616706805">
                <text:p>46289.6616706805</text:p>
              </table:table-cell>
              <table:table-cell office:value-type="float" office:value="34354.5971350033">
                <text:p>34354.5971350033</text:p>
              </table:table-cell>
              <table:table-cell office:value-type="float" office:value="50138.2318679353">
                <text:p>50138.2318679353</text:p>
              </table:table-cell>
              <table:table-cell office:value-type="float" office:value="40840.0782200998">
                <text:p>40840.0782200998</text:p>
              </table:table-cell>
              <table:table-cell office:value-type="float" office:value="5537.23615750277">
                <text:p>5537.2361575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7T09:23:33Z</text:p>
              </table:table-cell>
              <table:table-cell office:value-type="float" office:value="46560.5120247209">
                <text:p>46560.5120247209</text:p>
              </table:table-cell>
              <table:table-cell office:value-type="float" office:value="34336.3006955416">
                <text:p>34336.3006955416</text:p>
              </table:table-cell>
              <table:table-cell office:value-type="float" office:value="50305.6279221729">
                <text:p>50305.6279221729</text:p>
              </table:table-cell>
              <table:table-cell office:value-type="float" office:value="40966.872181757">
                <text:p>40966.872181757</text:p>
              </table:table-cell>
              <table:table-cell office:value-type="float" office:value="5594.58697773769">
                <text:p>5594.58697773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7T15:20:04Z</text:p>
              </table:table-cell>
              <table:table-cell office:value-type="float" office:value="46251.2600685697">
                <text:p>46251.2600685697</text:p>
              </table:table-cell>
              <table:table-cell office:value-type="float" office:value="34099.4317007935">
                <text:p>34099.4317007935</text:p>
              </table:table-cell>
              <table:table-cell office:value-type="float" office:value="49857.1756264698">
                <text:p>49857.1756264698</text:p>
              </table:table-cell>
              <table:table-cell office:value-type="float" office:value="40464.6476497363">
                <text:p>40464.6476497363</text:p>
              </table:table-cell>
              <table:table-cell office:value-type="float" office:value="5234.70494584223">
                <text:p>5234.70494584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7T16:20:10Z</text:p>
              </table:table-cell>
              <table:table-cell office:value-type="float" office:value="46498.9798254932">
                <text:p>46498.9798254932</text:p>
              </table:table-cell>
              <table:table-cell office:value-type="float" office:value="34377.3332291441">
                <text:p>34377.3332291441</text:p>
              </table:table-cell>
              <table:table-cell office:value-type="float" office:value="50116.2816491198">
                <text:p>50116.2816491198</text:p>
              </table:table-cell>
              <table:table-cell office:value-type="float" office:value="40724.9875954603">
                <text:p>40724.9875954603</text:p>
              </table:table-cell>
              <table:table-cell office:value-type="float" office:value="5515.24301251169">
                <text:p>5515.2430125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8T01:11:44Z</text:p>
              </table:table-cell>
              <table:table-cell office:value-type="float" office:value="46324.2347573465">
                <text:p>46324.2347573465</text:p>
              </table:table-cell>
              <table:table-cell office:value-type="float" office:value="34257.0172951768">
                <text:p>34257.0172951768</text:p>
              </table:table-cell>
              <table:table-cell office:value-type="float" office:value="49979.029713863">
                <text:p>49979.029713863</text:p>
              </table:table-cell>
              <table:table-cell office:value-type="float" office:value="40758.1185493197">
                <text:p>40758.1185493197</text:p>
              </table:table-cell>
              <table:table-cell office:value-type="float" office:value="5727.76006672664">
                <text:p>5727.7600667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8T02:06:05Z</text:p>
              </table:table-cell>
              <table:table-cell office:value-type="float" office:value="46154.6915383501">
                <text:p>46154.6915383501</text:p>
              </table:table-cell>
              <table:table-cell office:value-type="float" office:value="34089.1903974956">
                <text:p>34089.1903974956</text:p>
              </table:table-cell>
              <table:table-cell office:value-type="float" office:value="50122.3886914259">
                <text:p>50122.3886914259</text:p>
              </table:table-cell>
              <table:table-cell office:value-type="float" office:value="40687.9109306314">
                <text:p>40687.9109306314</text:p>
              </table:table-cell>
              <table:table-cell office:value-type="float" office:value="5749.26379619103">
                <text:p>5749.2637961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8T07:10:59Z</text:p>
              </table:table-cell>
              <table:table-cell office:value-type="float" office:value="46359.6866216248">
                <text:p>46359.6866216248</text:p>
              </table:table-cell>
              <table:table-cell office:value-type="float" office:value="34349.125871497">
                <text:p>34349.125871497</text:p>
              </table:table-cell>
              <table:table-cell office:value-type="float" office:value="50055.027185239">
                <text:p>50055.027185239</text:p>
              </table:table-cell>
              <table:table-cell office:value-type="float" office:value="40778.8023902586">
                <text:p>40778.8023902586</text:p>
              </table:table-cell>
              <table:table-cell office:value-type="float" office:value="5726.39423119397">
                <text:p>5726.39423119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8T18:30:32Z</text:p>
              </table:table-cell>
              <table:table-cell office:value-type="float" office:value="46566.4588458295">
                <text:p>46566.4588458295</text:p>
              </table:table-cell>
              <table:table-cell office:value-type="float" office:value="34407.892434138">
                <text:p>34407.892434138</text:p>
              </table:table-cell>
              <table:table-cell office:value-type="float" office:value="50585.8986451483">
                <text:p>50585.8986451483</text:p>
              </table:table-cell>
              <table:table-cell office:value-type="float" office:value="41029.118147391">
                <text:p>41029.118147391</text:p>
              </table:table-cell>
              <table:table-cell office:value-type="float" office:value="5556.2275585968">
                <text:p>5556.227558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8T21:21:53Z</text:p>
              </table:table-cell>
              <table:table-cell office:value-type="float" office:value="46838.159223577">
                <text:p>46838.159223577</text:p>
              </table:table-cell>
              <table:table-cell office:value-type="float" office:value="34391.9796172175">
                <text:p>34391.9796172175</text:p>
              </table:table-cell>
              <table:table-cell office:value-type="float" office:value="50686.8278689271">
                <text:p>50686.8278689271</text:p>
              </table:table-cell>
              <table:table-cell office:value-type="float" office:value="41010.0305202081">
                <text:p>41010.0305202081</text:p>
              </table:table-cell>
              <table:table-cell office:value-type="float" office:value="5470.13141999216">
                <text:p>5470.13141999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9T01:04:26Z</text:p>
              </table:table-cell>
              <table:table-cell office:value-type="float" office:value="46730.704867319">
                <text:p>46730.704867319</text:p>
              </table:table-cell>
              <table:table-cell office:value-type="float" office:value="34407.3744001011">
                <text:p>34407.3744001011</text:p>
              </table:table-cell>
              <table:table-cell office:value-type="float" office:value="50739.2555532372">
                <text:p>50739.2555532372</text:p>
              </table:table-cell>
              <table:table-cell office:value-type="float" office:value="41097.1963266785">
                <text:p>41097.1963266785</text:p>
              </table:table-cell>
              <table:table-cell office:value-type="float" office:value="5767.39568599307">
                <text:p>5767.3956859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9T04:14:15Z</text:p>
              </table:table-cell>
              <table:table-cell office:value-type="float" office:value="46668.8475236253">
                <text:p>46668.8475236253</text:p>
              </table:table-cell>
              <table:table-cell office:value-type="float" office:value="34255.7605678641">
                <text:p>34255.7605678641</text:p>
              </table:table-cell>
              <table:table-cell office:value-type="float" office:value="50669.0525538671">
                <text:p>50669.0525538671</text:p>
              </table:table-cell>
              <table:table-cell office:value-type="float" office:value="40897.1859060574">
                <text:p>40897.1859060574</text:p>
              </table:table-cell>
              <table:table-cell office:value-type="float" office:value="5420.41355399618">
                <text:p>5420.41355399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9T08:14:40Z</text:p>
              </table:table-cell>
              <table:table-cell office:value-type="float" office:value="46898.3820833597">
                <text:p>46898.3820833597</text:p>
              </table:table-cell>
              <table:table-cell office:value-type="float" office:value="34425.3398780656">
                <text:p>34425.3398780656</text:p>
              </table:table-cell>
              <table:table-cell office:value-type="float" office:value="51025.7166474326">
                <text:p>51025.7166474326</text:p>
              </table:table-cell>
              <table:table-cell office:value-type="float" office:value="41162.5931038207">
                <text:p>41162.5931038207</text:p>
              </table:table-cell>
              <table:table-cell office:value-type="float" office:value="5582.14543696731">
                <text:p>5582.1454369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30T07:22:58Z</text:p>
              </table:table-cell>
              <table:table-cell office:value-type="float" office:value="46415.634653213">
                <text:p>46415.634653213</text:p>
              </table:table-cell>
              <table:table-cell office:value-type="float" office:value="34289.014256537">
                <text:p>34289.014256537</text:p>
              </table:table-cell>
              <table:table-cell office:value-type="float" office:value="50300.5093126743">
                <text:p>50300.5093126743</text:p>
              </table:table-cell>
              <table:table-cell office:value-type="float" office:value="40844.7950599072">
                <text:p>40844.7950599072</text:p>
              </table:table-cell>
              <table:table-cell office:value-type="float" office:value="5777.83374730298">
                <text:p>5777.8337473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30T10:40:30Z</text:p>
              </table:table-cell>
              <table:table-cell office:value-type="float" office:value="46549.7499297166">
                <text:p>46549.7499297166</text:p>
              </table:table-cell>
              <table:table-cell office:value-type="float" office:value="34290.3535056201">
                <text:p>34290.3535056201</text:p>
              </table:table-cell>
              <table:table-cell office:value-type="float" office:value="50317.7038969121">
                <text:p>50317.7038969121</text:p>
              </table:table-cell>
              <table:table-cell office:value-type="float" office:value="40879.0666489035">
                <text:p>40879.0666489035</text:p>
              </table:table-cell>
              <table:table-cell office:value-type="float" office:value="5757.38644908967">
                <text:p>5757.38644908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30T12:54:48Z</text:p>
              </table:table-cell>
              <table:table-cell office:value-type="float" office:value="46959.1785542813">
                <text:p>46959.1785542813</text:p>
              </table:table-cell>
              <table:table-cell office:value-type="float" office:value="34500.017552939">
                <text:p>34500.017552939</text:p>
              </table:table-cell>
              <table:table-cell office:value-type="float" office:value="50930.0826685868">
                <text:p>50930.0826685868</text:p>
              </table:table-cell>
              <table:table-cell office:value-type="float" office:value="41145.8441426764">
                <text:p>41145.8441426764</text:p>
              </table:table-cell>
              <table:table-cell office:value-type="float" office:value="5447.56369575741">
                <text:p>5447.5636957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30T21:06:36Z</text:p>
              </table:table-cell>
              <table:table-cell office:value-type="float" office:value="46895.7267087506">
                <text:p>46895.7267087506</text:p>
              </table:table-cell>
              <table:table-cell office:value-type="float" office:value="34447.7031900765">
                <text:p>34447.7031900765</text:p>
              </table:table-cell>
              <table:table-cell office:value-type="float" office:value="51032.0431689462">
                <text:p>51032.0431689462</text:p>
              </table:table-cell>
              <table:table-cell office:value-type="float" office:value="41221.8529552387">
                <text:p>41221.8529552387</text:p>
              </table:table-cell>
              <table:table-cell office:value-type="float" office:value="5506.4481432323">
                <text:p>5506.448143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1T03:30:15Z</text:p>
              </table:table-cell>
              <table:table-cell office:value-type="float" office:value="46447.6317797101">
                <text:p>46447.6317797101</text:p>
              </table:table-cell>
              <table:table-cell office:value-type="float" office:value="34226.1252799359">
                <text:p>34226.1252799359</text:p>
              </table:table-cell>
              <table:table-cell office:value-type="float" office:value="50580.6091726432">
                <text:p>50580.6091726432</text:p>
              </table:table-cell>
              <table:table-cell office:value-type="float" office:value="40817.5109211743">
                <text:p>40817.5109211743</text:p>
              </table:table-cell>
              <table:table-cell office:value-type="float" office:value="5044.82938286351">
                <text:p>5044.8293828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1T11:40:31Z</text:p>
              </table:table-cell>
              <table:table-cell office:value-type="float" office:value="46707.1866585303">
                <text:p>46707.1866585303</text:p>
              </table:table-cell>
              <table:table-cell office:value-type="float" office:value="34338.622597223">
                <text:p>34338.622597223</text:p>
              </table:table-cell>
              <table:table-cell office:value-type="float" office:value="50677.4411117956">
                <text:p>50677.4411117956</text:p>
              </table:table-cell>
              <table:table-cell office:value-type="float" office:value="41019.8685751142">
                <text:p>41019.8685751142</text:p>
              </table:table-cell>
              <table:table-cell office:value-type="float" office:value="5162.3167091599">
                <text:p>5162.316709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1T12:32:38Z</text:p>
              </table:table-cell>
              <table:table-cell office:value-type="float" office:value="46825.5888850168">
                <text:p>46825.5888850168</text:p>
              </table:table-cell>
              <table:table-cell office:value-type="float" office:value="34422.5985756818">
                <text:p>34422.5985756818</text:p>
              </table:table-cell>
              <table:table-cell office:value-type="float" office:value="50537.5218918265">
                <text:p>50537.5218918265</text:p>
              </table:table-cell>
              <table:table-cell office:value-type="float" office:value="40847.5972857514">
                <text:p>40847.5972857514</text:p>
              </table:table-cell>
              <table:table-cell office:value-type="float" office:value="5296.72086692388">
                <text:p>5296.7208669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T12:48:00Z</text:p>
              </table:table-cell>
              <table:table-cell office:value-type="float" office:value="45282.4880036106">
                <text:p>45282.4880036106</text:p>
              </table:table-cell>
              <table:table-cell office:value-type="float" office:value="33348.8540986061">
                <text:p>33348.8540986061</text:p>
              </table:table-cell>
              <table:table-cell office:value-type="float" office:value="48912.8573900615">
                <text:p>48912.8573900615</text:p>
              </table:table-cell>
              <table:table-cell office:value-type="float" office:value="39541.3074280262">
                <text:p>39541.3074280262</text:p>
              </table:table-cell>
              <table:table-cell office:value-type="float" office:value="5176.35910194644">
                <text:p>5176.3591019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T13:29:28Z</text:p>
              </table:table-cell>
              <table:table-cell office:value-type="float" office:value="45269.0061522106">
                <text:p>45269.0061522106</text:p>
              </table:table-cell>
              <table:table-cell office:value-type="float" office:value="33353.7175541031">
                <text:p>33353.7175541031</text:p>
              </table:table-cell>
              <table:table-cell office:value-type="float" office:value="48826.1962872883">
                <text:p>48826.1962872883</text:p>
              </table:table-cell>
              <table:table-cell office:value-type="float" office:value="39609.2375311654">
                <text:p>39609.2375311654</text:p>
              </table:table-cell>
              <table:table-cell office:value-type="float" office:value="5099.14859115016">
                <text:p>5099.1485911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T17:02:21Z</text:p>
              </table:table-cell>
              <table:table-cell office:value-type="float" office:value="46752.4534171077">
                <text:p>46752.4534171077</text:p>
              </table:table-cell>
              <table:table-cell office:value-type="float" office:value="34431.7423977339">
                <text:p>34431.7423977339</text:p>
              </table:table-cell>
              <table:table-cell office:value-type="float" office:value="50414.0148640049">
                <text:p>50414.0148640049</text:p>
              </table:table-cell>
              <table:table-cell office:value-type="float" office:value="40820.3962387733">
                <text:p>40820.3962387733</text:p>
              </table:table-cell>
              <table:table-cell office:value-type="float" office:value="5288.04996909581">
                <text:p>5288.0499690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T18:25:25Z</text:p>
              </table:table-cell>
              <table:table-cell office:value-type="float" office:value="46753.3442485621">
                <text:p>46753.3442485621</text:p>
              </table:table-cell>
              <table:table-cell office:value-type="float" office:value="34451.1953436794">
                <text:p>34451.1953436794</text:p>
              </table:table-cell>
              <table:table-cell office:value-type="float" office:value="50524.2731060592">
                <text:p>50524.2731060592</text:p>
              </table:table-cell>
              <table:table-cell office:value-type="float" office:value="40767.8043392555">
                <text:p>40767.8043392555</text:p>
              </table:table-cell>
              <table:table-cell office:value-type="float" office:value="5279.98339324852">
                <text:p>5279.98339324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3T05:31:50Z</text:p>
              </table:table-cell>
              <table:table-cell office:value-type="float" office:value="46723.764994332">
                <text:p>46723.764994332</text:p>
              </table:table-cell>
              <table:table-cell office:value-type="float" office:value="34367.6821838627">
                <text:p>34367.6821838627</text:p>
              </table:table-cell>
              <table:table-cell office:value-type="float" office:value="50509.6237070479">
                <text:p>50509.6237070479</text:p>
              </table:table-cell>
              <table:table-cell office:value-type="float" office:value="40857.7128509482">
                <text:p>40857.7128509482</text:p>
              </table:table-cell>
              <table:table-cell office:value-type="float" office:value="5412.53497277632">
                <text:p>5412.5349727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3T05:53:41Z</text:p>
              </table:table-cell>
              <table:table-cell office:value-type="float" office:value="46776.1407946073">
                <text:p>46776.1407946073</text:p>
              </table:table-cell>
              <table:table-cell office:value-type="float" office:value="34413.1166110969">
                <text:p>34413.1166110969</text:p>
              </table:table-cell>
              <table:table-cell office:value-type="float" office:value="50563.4926665109">
                <text:p>50563.4926665109</text:p>
              </table:table-cell>
              <table:table-cell office:value-type="float" office:value="40906.9724227189">
                <text:p>40906.9724227189</text:p>
              </table:table-cell>
              <table:table-cell office:value-type="float" office:value="5414.41082703869">
                <text:p>5414.4108270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3T08:12:23Z</text:p>
              </table:table-cell>
              <table:table-cell office:value-type="float" office:value="46587.0962783642">
                <text:p>46587.0962783642</text:p>
              </table:table-cell>
              <table:table-cell office:value-type="float" office:value="34388.9022130273">
                <text:p>34388.9022130273</text:p>
              </table:table-cell>
              <table:table-cell office:value-type="float" office:value="50623.7319894201">
                <text:p>50623.7319894201</text:p>
              </table:table-cell>
              <table:table-cell office:value-type="float" office:value="40980.1694611514">
                <text:p>40980.1694611514</text:p>
              </table:table-cell>
              <table:table-cell office:value-type="float" office:value="5653.72630880365">
                <text:p>5653.7263088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01:00:21Z</text:p>
              </table:table-cell>
              <table:table-cell office:value-type="float" office:value="46605.7266785194">
                <text:p>46605.7266785194</text:p>
              </table:table-cell>
              <table:table-cell office:value-type="float" office:value="34308.1680521791">
                <text:p>34308.1680521791</text:p>
              </table:table-cell>
              <table:table-cell office:value-type="float" office:value="50057.4426301821">
                <text:p>50057.4426301821</text:p>
              </table:table-cell>
              <table:table-cell office:value-type="float" office:value="40642.3873259648">
                <text:p>40642.3873259648</text:p>
              </table:table-cell>
              <table:table-cell office:value-type="float" office:value="5517.09377098131">
                <text:p>5517.0937709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07:11:57Z</text:p>
              </table:table-cell>
              <table:table-cell office:value-type="float" office:value="45612.0503825867">
                <text:p>45612.0503825867</text:p>
              </table:table-cell>
              <table:table-cell office:value-type="float" office:value="33473.2705771606">
                <text:p>33473.2705771606</text:p>
              </table:table-cell>
              <table:table-cell office:value-type="float" office:value="49150.4368461274">
                <text:p>49150.4368461274</text:p>
              </table:table-cell>
              <table:table-cell office:value-type="float" office:value="39780.7927299719">
                <text:p>39780.7927299719</text:p>
              </table:table-cell>
              <table:table-cell office:value-type="float" office:value="5370.74762293403">
                <text:p>5370.74762293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09:42:23Z</text:p>
              </table:table-cell>
              <table:table-cell office:value-type="float" office:value="46321.5124357709">
                <text:p>46321.5124357709</text:p>
              </table:table-cell>
              <table:table-cell office:value-type="float" office:value="34090.2129124567">
                <text:p>34090.2129124567</text:p>
              </table:table-cell>
              <table:table-cell office:value-type="float" office:value="49970.3667433874">
                <text:p>49970.3667433874</text:p>
              </table:table-cell>
              <table:table-cell office:value-type="float" office:value="40515.7930972226">
                <text:p>40515.7930972226</text:p>
              </table:table-cell>
              <table:table-cell office:value-type="float" office:value="5359.89695790669">
                <text:p>5359.8969579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16:09:22Z</text:p>
              </table:table-cell>
              <table:table-cell office:value-type="float" office:value="46698.666589956">
                <text:p>46698.666589956</text:p>
              </table:table-cell>
              <table:table-cell office:value-type="float" office:value="34360.2833464679">
                <text:p>34360.2833464679</text:p>
              </table:table-cell>
              <table:table-cell office:value-type="float" office:value="50492.4423346447">
                <text:p>50492.4423346447</text:p>
              </table:table-cell>
              <table:table-cell office:value-type="float" office:value="40918.4752130265">
                <text:p>40918.4752130265</text:p>
              </table:table-cell>
              <table:table-cell office:value-type="float" office:value="4845.27737087652">
                <text:p>4845.27737087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18:19:32Z</text:p>
              </table:table-cell>
              <table:table-cell office:value-type="float" office:value="46938.8557913995">
                <text:p>46938.8557913995</text:p>
              </table:table-cell>
              <table:table-cell office:value-type="float" office:value="34569.3075700018">
                <text:p>34569.3075700018</text:p>
              </table:table-cell>
              <table:table-cell office:value-type="float" office:value="50932.9658739729">
                <text:p>50932.9658739729</text:p>
              </table:table-cell>
              <table:table-cell office:value-type="float" office:value="41202.9869002825">
                <text:p>41202.9869002825</text:p>
              </table:table-cell>
              <table:table-cell office:value-type="float" office:value="4819.12070973542">
                <text:p>4819.1207097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20:01:42Z</text:p>
              </table:table-cell>
              <table:table-cell office:value-type="float" office:value="46915.3184437115">
                <text:p>46915.3184437115</text:p>
              </table:table-cell>
              <table:table-cell office:value-type="float" office:value="34523.3642370794">
                <text:p>34523.3642370794</text:p>
              </table:table-cell>
              <table:table-cell office:value-type="float" office:value="50673.0922655023">
                <text:p>50673.0922655023</text:p>
              </table:table-cell>
              <table:table-cell office:value-type="float" office:value="41208.3270446301">
                <text:p>41208.3270446301</text:p>
              </table:table-cell>
              <table:table-cell office:value-type="float" office:value="4823.53643428555">
                <text:p>4823.5364342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21:33:27Z</text:p>
              </table:table-cell>
              <table:table-cell office:value-type="float" office:value="46855.0374708376">
                <text:p>46855.0374708376</text:p>
              </table:table-cell>
              <table:table-cell office:value-type="float" office:value="34445.1724833822">
                <text:p>34445.1724833822</text:p>
              </table:table-cell>
              <table:table-cell office:value-type="float" office:value="50666.0593806662">
                <text:p>50666.0593806662</text:p>
              </table:table-cell>
              <table:table-cell office:value-type="float" office:value="40997.1112988091">
                <text:p>40997.1112988091</text:p>
              </table:table-cell>
              <table:table-cell office:value-type="float" office:value="5486.52630274368">
                <text:p>5486.5263027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22:54:04Z</text:p>
              </table:table-cell>
              <table:table-cell office:value-type="float" office:value="46298.7775975137">
                <text:p>46298.7775975137</text:p>
              </table:table-cell>
              <table:table-cell office:value-type="float" office:value="34179.0394565322">
                <text:p>34179.0394565322</text:p>
              </table:table-cell>
              <table:table-cell office:value-type="float" office:value="50234.2011391663">
                <text:p>50234.2011391663</text:p>
              </table:table-cell>
              <table:table-cell office:value-type="float" office:value="40841.9567130913">
                <text:p>40841.9567130913</text:p>
              </table:table-cell>
              <table:table-cell office:value-type="float" office:value="5275.52755159533">
                <text:p>5275.5275515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23:55:07Z</text:p>
              </table:table-cell>
              <table:table-cell office:value-type="float" office:value="45286.3848965721">
                <text:p>45286.3848965721</text:p>
              </table:table-cell>
              <table:table-cell office:value-type="float" office:value="33399.5336814598">
                <text:p>33399.5336814598</text:p>
              </table:table-cell>
              <table:table-cell office:value-type="float" office:value="49096.9717365631">
                <text:p>49096.9717365631</text:p>
              </table:table-cell>
              <table:table-cell office:value-type="float" office:value="39841.076962676">
                <text:p>39841.076962676</text:p>
              </table:table-cell>
              <table:table-cell office:value-type="float" office:value="4979.5519745839">
                <text:p>4979.551974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5T04:46:36Z</text:p>
              </table:table-cell>
              <table:table-cell office:value-type="float" office:value="46387.1532938241">
                <text:p>46387.1532938241</text:p>
              </table:table-cell>
              <table:table-cell office:value-type="float" office:value="34243.0080514018">
                <text:p>34243.0080514018</text:p>
              </table:table-cell>
              <table:table-cell office:value-type="float" office:value="50029.9253668423">
                <text:p>50029.9253668423</text:p>
              </table:table-cell>
              <table:table-cell office:value-type="float" office:value="40549.7736063553">
                <text:p>40549.7736063553</text:p>
              </table:table-cell>
              <table:table-cell office:value-type="float" office:value="5036.12640855924">
                <text:p>5036.1264085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5T09:32:28Z</text:p>
              </table:table-cell>
              <table:table-cell office:value-type="float" office:value="46474.7633691472">
                <text:p>46474.7633691472</text:p>
              </table:table-cell>
              <table:table-cell office:value-type="float" office:value="34327.4333717629">
                <text:p>34327.4333717629</text:p>
              </table:table-cell>
              <table:table-cell office:value-type="float" office:value="50094.8057840547">
                <text:p>50094.8057840547</text:p>
              </table:table-cell>
              <table:table-cell office:value-type="float" office:value="40644.6986528941">
                <text:p>40644.6986528941</text:p>
              </table:table-cell>
              <table:table-cell office:value-type="float" office:value="5505.51001704817">
                <text:p>5505.51001704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5T14:56:25Z</text:p>
              </table:table-cell>
              <table:table-cell office:value-type="float" office:value="46902.5486127148">
                <text:p>46902.5486127148</text:p>
              </table:table-cell>
              <table:table-cell office:value-type="float" office:value="34470.8161656463">
                <text:p>34470.8161656463</text:p>
              </table:table-cell>
              <table:table-cell office:value-type="float" office:value="50535.9804349454">
                <text:p>50535.9804349454</text:p>
              </table:table-cell>
              <table:table-cell office:value-type="float" office:value="41066.2397911118">
                <text:p>41066.2397911118</text:p>
              </table:table-cell>
              <table:table-cell office:value-type="float" office:value="5695.57313127309">
                <text:p>5695.57313127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5T15:51:10Z</text:p>
              </table:table-cell>
              <table:table-cell office:value-type="float" office:value="46668.3915551336">
                <text:p>46668.3915551336</text:p>
              </table:table-cell>
              <table:table-cell office:value-type="float" office:value="34309.6053920768">
                <text:p>34309.6053920768</text:p>
              </table:table-cell>
              <table:table-cell office:value-type="float" office:value="50500.6604125384">
                <text:p>50500.6604125384</text:p>
              </table:table-cell>
              <table:table-cell office:value-type="float" office:value="40986.4978237111">
                <text:p>40986.4978237111</text:p>
              </table:table-cell>
              <table:table-cell office:value-type="float" office:value="5273.29034099356">
                <text:p>5273.2903409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5T17:47:50Z</text:p>
              </table:table-cell>
              <table:table-cell office:value-type="float" office:value="46799.8872983292">
                <text:p>46799.8872983292</text:p>
              </table:table-cell>
              <table:table-cell office:value-type="float" office:value="34423.9569165418">
                <text:p>34423.9569165418</text:p>
              </table:table-cell>
              <table:table-cell office:value-type="float" office:value="50439.5528405375">
                <text:p>50439.5528405375</text:p>
              </table:table-cell>
              <table:table-cell office:value-type="float" office:value="40857.8912000869">
                <text:p>40857.8912000869</text:p>
              </table:table-cell>
              <table:table-cell office:value-type="float" office:value="5555.72689238652">
                <text:p>5555.7268923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5T19:37:13Z</text:p>
              </table:table-cell>
              <table:table-cell office:value-type="float" office:value="46892.8901700039">
                <text:p>46892.8901700039</text:p>
              </table:table-cell>
              <table:table-cell office:value-type="float" office:value="34497.4162607398">
                <text:p>34497.4162607398</text:p>
              </table:table-cell>
              <table:table-cell office:value-type="float" office:value="50407.8142372939">
                <text:p>50407.8142372939</text:p>
              </table:table-cell>
              <table:table-cell office:value-type="float" office:value="40976.9065287243">
                <text:p>40976.9065287243</text:p>
              </table:table-cell>
              <table:table-cell office:value-type="float" office:value="5207.39399279098">
                <text:p>5207.3939927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6T10:45:21Z</text:p>
              </table:table-cell>
              <table:table-cell office:value-type="float" office:value="46580.1042126725">
                <text:p>46580.1042126725</text:p>
              </table:table-cell>
              <table:table-cell office:value-type="float" office:value="34229.7754822194">
                <text:p>34229.7754822194</text:p>
              </table:table-cell>
              <table:table-cell office:value-type="float" office:value="50359.1093314875">
                <text:p>50359.1093314875</text:p>
              </table:table-cell>
              <table:table-cell office:value-type="float" office:value="40775.4325744938">
                <text:p>40775.4325744938</text:p>
              </table:table-cell>
              <table:table-cell office:value-type="float" office:value="5195.52175212937">
                <text:p>5195.5217521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6T11:50:06Z</text:p>
              </table:table-cell>
              <table:table-cell office:value-type="float" office:value="46632.5423755632">
                <text:p>46632.5423755632</text:p>
              </table:table-cell>
              <table:table-cell office:value-type="float" office:value="34352.2454122042">
                <text:p>34352.2454122042</text:p>
              </table:table-cell>
              <table:table-cell office:value-type="float" office:value="50468.6166503793">
                <text:p>50468.6166503793</text:p>
              </table:table-cell>
              <table:table-cell office:value-type="float" office:value="40883.750958349">
                <text:p>40883.750958349</text:p>
              </table:table-cell>
              <table:table-cell office:value-type="float" office:value="5208.04707666187">
                <text:p>5208.04707666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6T12:33:45Z</text:p>
              </table:table-cell>
              <table:table-cell office:value-type="float" office:value="46857.8516056725">
                <text:p>46857.8516056725</text:p>
              </table:table-cell>
              <table:table-cell office:value-type="float" office:value="34382.1266413436">
                <text:p>34382.1266413436</text:p>
              </table:table-cell>
              <table:table-cell office:value-type="float" office:value="50785.8236716463">
                <text:p>50785.8236716463</text:p>
              </table:table-cell>
              <table:table-cell office:value-type="float" office:value="41061.1545377178">
                <text:p>41061.1545377178</text:p>
              </table:table-cell>
              <table:table-cell office:value-type="float" office:value="5377.66846433439">
                <text:p>5377.66846433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6T14:50:30Z</text:p>
              </table:table-cell>
              <table:table-cell office:value-type="float" office:value="46722.2219536628">
                <text:p>46722.2219536628</text:p>
              </table:table-cell>
              <table:table-cell office:value-type="float" office:value="34411.414496911">
                <text:p>34411.414496911</text:p>
              </table:table-cell>
              <table:table-cell office:value-type="float" office:value="50488.7516483066">
                <text:p>50488.7516483066</text:p>
              </table:table-cell>
              <table:table-cell office:value-type="float" office:value="41037.0342113008">
                <text:p>41037.0342113008</text:p>
              </table:table-cell>
              <table:table-cell office:value-type="float" office:value="5324.781005056">
                <text:p>5324.78100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6T20:48:02Z</text:p>
              </table:table-cell>
              <table:table-cell office:value-type="float" office:value="47090.097027824">
                <text:p>47090.097027824</text:p>
              </table:table-cell>
              <table:table-cell office:value-type="float" office:value="34694.269035199">
                <text:p>34694.269035199</text:p>
              </table:table-cell>
              <table:table-cell office:value-type="float" office:value="51201.960882886">
                <text:p>51201.960882886</text:p>
              </table:table-cell>
              <table:table-cell office:value-type="float" office:value="41411.7548458069">
                <text:p>41411.7548458069</text:p>
              </table:table-cell>
              <table:table-cell office:value-type="float" office:value="5022.35503792116">
                <text:p>5022.3550379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8T00:52:52Z</text:p>
              </table:table-cell>
              <table:table-cell office:value-type="float" office:value="46033.3169168705">
                <text:p>46033.3169168705</text:p>
              </table:table-cell>
              <table:table-cell office:value-type="float" office:value="33878.9331705838">
                <text:p>33878.9331705838</text:p>
              </table:table-cell>
              <table:table-cell office:value-type="float" office:value="49851.9769388181">
                <text:p>49851.9769388181</text:p>
              </table:table-cell>
              <table:table-cell office:value-type="float" office:value="40454.7059429682">
                <text:p>40454.7059429682</text:p>
              </table:table-cell>
              <table:table-cell office:value-type="float" office:value="5550.73938877559">
                <text:p>5550.7393887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78.9">
                <text:p>35378.9</text:p>
              </table:table-cell>
            </table:table-row>
            <table:table-row>
              <table:table-cell office:value-type="string">
                <text:p>2021-05-08T11:42:12Z</text:p>
              </table:table-cell>
              <table:table-cell office:value-type="float" office:value="44970.0447301906">
                <text:p>44970.0447301906</text:p>
              </table:table-cell>
              <table:table-cell office:value-type="float" office:value="32987.9399649802">
                <text:p>32987.9399649802</text:p>
              </table:table-cell>
              <table:table-cell office:value-type="float" office:value="48727.4928583084">
                <text:p>48727.4928583084</text:p>
              </table:table-cell>
              <table:table-cell office:value-type="float" office:value="39355.050931385">
                <text:p>39355.050931385</text:p>
              </table:table-cell>
              <table:table-cell office:value-type="float" office:value="5421.40379696687">
                <text:p>5421.4037969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8T21:32:06Z</text:p>
              </table:table-cell>
              <table:table-cell office:value-type="float" office:value="44900.1368539278">
                <text:p>44900.1368539278</text:p>
              </table:table-cell>
              <table:table-cell office:value-type="float" office:value="32914.2774454174">
                <text:p>32914.2774454174</text:p>
              </table:table-cell>
              <table:table-cell office:value-type="float" office:value="48503.2991858716">
                <text:p>48503.2991858716</text:p>
              </table:table-cell>
              <table:table-cell office:value-type="float" office:value="39307.7907690972">
                <text:p>39307.7907690972</text:p>
              </table:table-cell>
              <table:table-cell office:value-type="float" office:value="5448.59636810518">
                <text:p>5448.5963681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9T10:21:51Z</text:p>
              </table:table-cell>
              <table:table-cell office:value-type="float" office:value="46258.7694825756">
                <text:p>46258.7694825756</text:p>
              </table:table-cell>
              <table:table-cell office:value-type="float" office:value="34042.6581795346">
                <text:p>34042.6581795346</text:p>
              </table:table-cell>
              <table:table-cell office:value-type="float" office:value="50102.7804348206">
                <text:p>50102.7804348206</text:p>
              </table:table-cell>
              <table:table-cell office:value-type="float" office:value="40666.9030478052">
                <text:p>40666.9030478052</text:p>
              </table:table-cell>
              <table:table-cell office:value-type="float" office:value="5562.44099517155">
                <text:p>5562.44099517155</text:p>
              </table:table-cell>
              <table:table-cell office:value-type="float" office:value="NaN">
                <text:p>NaN</text:p>
              </table:table-cell>
              <table:table-cell office:value-type="float" office:value="35542.7">
                <text:p>3554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9T11:06:41Z</text:p>
              </table:table-cell>
              <table:table-cell office:value-type="float" office:value="45891.4115020468">
                <text:p>45891.4115020468</text:p>
              </table:table-cell>
              <table:table-cell office:value-type="float" office:value="33825.2045692471">
                <text:p>33825.2045692471</text:p>
              </table:table-cell>
              <table:table-cell office:value-type="float" office:value="49624.1172166534">
                <text:p>49624.1172166534</text:p>
              </table:table-cell>
              <table:table-cell office:value-type="float" office:value="40389.3033774061">
                <text:p>40389.3033774061</text:p>
              </table:table-cell>
              <table:table-cell office:value-type="float" office:value="4394.30639819774">
                <text:p>4394.3063981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9T14:41:12Z</text:p>
              </table:table-cell>
              <table:table-cell office:value-type="float" office:value="46101.2159693002">
                <text:p>46101.2159693002</text:p>
              </table:table-cell>
              <table:table-cell office:value-type="float" office:value="33891.7905401449">
                <text:p>33891.7905401449</text:p>
              </table:table-cell>
              <table:table-cell office:value-type="float" office:value="49824.9259620382">
                <text:p>49824.9259620382</text:p>
              </table:table-cell>
              <table:table-cell office:value-type="float" office:value="40423.7539134951">
                <text:p>40423.7539134951</text:p>
              </table:table-cell>
              <table:table-cell office:value-type="float" office:value="4416.75902819642">
                <text:p>4416.75902819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0T00:04:05Z</text:p>
              </table:table-cell>
              <table:table-cell office:value-type="float" office:value="45807.106041196">
                <text:p>45807.106041196</text:p>
              </table:table-cell>
              <table:table-cell office:value-type="float" office:value="33671.4815752745">
                <text:p>33671.4815752745</text:p>
              </table:table-cell>
              <table:table-cell office:value-type="float" office:value="49551.8930108258">
                <text:p>49551.8930108258</text:p>
              </table:table-cell>
              <table:table-cell office:value-type="float" office:value="40167.6656718423">
                <text:p>40167.6656718423</text:p>
              </table:table-cell>
              <table:table-cell office:value-type="float" office:value="4376.16372294493">
                <text:p>4376.1637229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0T07:43:54Z</text:p>
              </table:table-cell>
              <table:table-cell office:value-type="float" office:value="45538.2822899939">
                <text:p>45538.2822899939</text:p>
              </table:table-cell>
              <table:table-cell office:value-type="float" office:value="33682.8093713227">
                <text:p>33682.8093713227</text:p>
              </table:table-cell>
              <table:table-cell office:value-type="float" office:value="49084.9431525552">
                <text:p>49084.9431525552</text:p>
              </table:table-cell>
              <table:table-cell office:value-type="float" office:value="40078.1936769127">
                <text:p>40078.1936769127</text:p>
              </table:table-cell>
              <table:table-cell office:value-type="float" office:value="4228.81400270567">
                <text:p>4228.81400270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0T08:04:24Z</text:p>
              </table:table-cell>
              <table:table-cell office:value-type="float" office:value="45522.8342996856">
                <text:p>45522.8342996856</text:p>
              </table:table-cell>
              <table:table-cell office:value-type="float" office:value="33631.6623518444">
                <text:p>33631.6623518444</text:p>
              </table:table-cell>
              <table:table-cell office:value-type="float" office:value="49285.5018397796">
                <text:p>49285.5018397796</text:p>
              </table:table-cell>
              <table:table-cell office:value-type="float" office:value="40115.7907556627">
                <text:p>40115.7907556627</text:p>
              </table:table-cell>
              <table:table-cell office:value-type="float" office:value="4149.30369440749">
                <text:p>4149.3036944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0T11:03:54Z</text:p>
              </table:table-cell>
              <table:table-cell office:value-type="float" office:value="45664.7922968401">
                <text:p>45664.7922968401</text:p>
              </table:table-cell>
              <table:table-cell office:value-type="float" office:value="33646.328961984">
                <text:p>33646.328961984</text:p>
              </table:table-cell>
              <table:table-cell office:value-type="float" office:value="49670.415971679">
                <text:p>49670.415971679</text:p>
              </table:table-cell>
              <table:table-cell office:value-type="float" office:value="40222.1911210252">
                <text:p>40222.1911210252</text:p>
              </table:table-cell>
              <table:table-cell office:value-type="float" office:value="4179.9448571283">
                <text:p>4179.944857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0T14:04:05Z</text:p>
              </table:table-cell>
              <table:table-cell office:value-type="float" office:value="45671.7740216897">
                <text:p>45671.7740216897</text:p>
              </table:table-cell>
              <table:table-cell office:value-type="float" office:value="33785.8322050467">
                <text:p>33785.8322050467</text:p>
              </table:table-cell>
              <table:table-cell office:value-type="float" office:value="49337.0112191474">
                <text:p>49337.0112191474</text:p>
              </table:table-cell>
              <table:table-cell office:value-type="float" office:value="40196.4979364809">
                <text:p>40196.4979364809</text:p>
              </table:table-cell>
              <table:table-cell office:value-type="float" office:value="4218.04399992929">
                <text:p>4218.0439999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3T11:18:26Z</text:p>
              </table:table-cell>
              <table:table-cell office:value-type="float" office:value="45533.9193098143">
                <text:p>45533.9193098143</text:p>
              </table:table-cell>
              <table:table-cell office:value-type="float" office:value="33705.3673551365">
                <text:p>33705.3673551365</text:p>
              </table:table-cell>
              <table:table-cell office:value-type="float" office:value="49331.415009239">
                <text:p>49331.415009239</text:p>
              </table:table-cell>
              <table:table-cell office:value-type="float" office:value="40216.7694266152">
                <text:p>40216.7694266152</text:p>
              </table:table-cell>
              <table:table-cell office:value-type="float" office:value="5729.86386301367">
                <text:p>5729.8638630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3T21:21:07Z</text:p>
              </table:table-cell>
              <table:table-cell office:value-type="float" office:value="46122.1983310814">
                <text:p>46122.1983310814</text:p>
              </table:table-cell>
              <table:table-cell office:value-type="float" office:value="33871.7076279418">
                <text:p>33871.7076279418</text:p>
              </table:table-cell>
              <table:table-cell office:value-type="float" office:value="50076.3784601843">
                <text:p>50076.3784601843</text:p>
              </table:table-cell>
              <table:table-cell office:value-type="float" office:value="40327.993591876">
                <text:p>40327.993591876</text:p>
              </table:table-cell>
              <table:table-cell office:value-type="float" office:value="4523.03522706684">
                <text:p>4523.0352270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00:46:31Z</text:p>
              </table:table-cell>
              <table:table-cell office:value-type="float" office:value="45850.323613252">
                <text:p>45850.323613252</text:p>
              </table:table-cell>
              <table:table-cell office:value-type="float" office:value="33813.7441823526">
                <text:p>33813.7441823526</text:p>
              </table:table-cell>
              <table:table-cell office:value-type="float" office:value="49861.8398047447">
                <text:p>49861.8398047447</text:p>
              </table:table-cell>
              <table:table-cell office:value-type="float" office:value="40361.6018948919">
                <text:p>40361.6018948919</text:p>
              </table:table-cell>
              <table:table-cell office:value-type="float" office:value="4600.85402135756">
                <text:p>4600.8540213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09:06:06Z</text:p>
              </table:table-cell>
              <table:table-cell office:value-type="float" office:value="45820.6562936363">
                <text:p>45820.6562936363</text:p>
              </table:table-cell>
              <table:table-cell office:value-type="float" office:value="33782.9178155669">
                <text:p>33782.9178155669</text:p>
              </table:table-cell>
              <table:table-cell office:value-type="float" office:value="49770.8463122608">
                <text:p>49770.8463122608</text:p>
              </table:table-cell>
              <table:table-cell office:value-type="float" office:value="40284.6655629283">
                <text:p>40284.6655629283</text:p>
              </table:table-cell>
              <table:table-cell office:value-type="float" office:value="4573.72401344902">
                <text:p>4573.7240134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12:04:08Z</text:p>
              </table:table-cell>
              <table:table-cell office:value-type="float" office:value="45846.1476419146">
                <text:p>45846.1476419146</text:p>
              </table:table-cell>
              <table:table-cell office:value-type="float" office:value="33751.6044381134">
                <text:p>33751.6044381134</text:p>
              </table:table-cell>
              <table:table-cell office:value-type="float" office:value="49816.8804054662">
                <text:p>49816.8804054662</text:p>
              </table:table-cell>
              <table:table-cell office:value-type="float" office:value="40288.9753660695">
                <text:p>40288.9753660695</text:p>
              </table:table-cell>
              <table:table-cell office:value-type="float" office:value="5318.64679992202">
                <text:p>5318.6467999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19:50:08Z</text:p>
              </table:table-cell>
              <table:table-cell office:value-type="float" office:value="46171.6153806131">
                <text:p>46171.6153806131</text:p>
              </table:table-cell>
              <table:table-cell office:value-type="float" office:value="33895.029504955">
                <text:p>33895.029504955</text:p>
              </table:table-cell>
              <table:table-cell office:value-type="float" office:value="49813.2805601521">
                <text:p>49813.2805601521</text:p>
              </table:table-cell>
              <table:table-cell office:value-type="float" office:value="40306.6617846474">
                <text:p>40306.6617846474</text:p>
              </table:table-cell>
              <table:table-cell office:value-type="float" office:value="5204.02303499984">
                <text:p>5204.02303499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20:51:18Z</text:p>
              </table:table-cell>
              <table:table-cell office:value-type="float" office:value="46021.0260283262">
                <text:p>46021.0260283262</text:p>
              </table:table-cell>
              <table:table-cell office:value-type="float" office:value="33932.8203261216">
                <text:p>33932.8203261216</text:p>
              </table:table-cell>
              <table:table-cell office:value-type="float" office:value="50029.419160837">
                <text:p>50029.419160837</text:p>
              </table:table-cell>
              <table:table-cell office:value-type="float" office:value="40417.9537363109">
                <text:p>40417.9537363109</text:p>
              </table:table-cell>
              <table:table-cell office:value-type="float" office:value="5050.72463426212">
                <text:p>5050.7246342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23:09:23Z</text:p>
              </table:table-cell>
              <table:table-cell office:value-type="float" office:value="45595.1540746505">
                <text:p>45595.1540746505</text:p>
              </table:table-cell>
              <table:table-cell office:value-type="float" office:value="33651.9147440086">
                <text:p>33651.9147440086</text:p>
              </table:table-cell>
              <table:table-cell office:value-type="float" office:value="49554.9743068502">
                <text:p>49554.9743068502</text:p>
              </table:table-cell>
              <table:table-cell office:value-type="float" office:value="40040.6176453027">
                <text:p>40040.6176453027</text:p>
              </table:table-cell>
              <table:table-cell office:value-type="float" office:value="5417.18487892876">
                <text:p>5417.1848789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5T00:03:06Z</text:p>
              </table:table-cell>
              <table:table-cell office:value-type="float" office:value="46008.1774553933">
                <text:p>46008.1774553933</text:p>
              </table:table-cell>
              <table:table-cell office:value-type="float" office:value="33992.8066253722">
                <text:p>33992.8066253722</text:p>
              </table:table-cell>
              <table:table-cell office:value-type="float" office:value="49734.603183335">
                <text:p>49734.603183335</text:p>
              </table:table-cell>
              <table:table-cell office:value-type="float" office:value="40432.2125949706">
                <text:p>40432.2125949706</text:p>
              </table:table-cell>
              <table:table-cell office:value-type="float" office:value="4979.9980291606">
                <text:p>4979.998029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5T14:06:03Z</text:p>
              </table:table-cell>
              <table:table-cell office:value-type="float" office:value="46208.0728587809">
                <text:p>46208.0728587809</text:p>
              </table:table-cell>
              <table:table-cell office:value-type="float" office:value="34038.6304050574">
                <text:p>34038.6304050574</text:p>
              </table:table-cell>
              <table:table-cell office:value-type="float" office:value="50068.0913716382">
                <text:p>50068.0913716382</text:p>
              </table:table-cell>
              <table:table-cell office:value-type="float" office:value="40536.8757804469">
                <text:p>40536.8757804469</text:p>
              </table:table-cell>
              <table:table-cell office:value-type="float" office:value="4942.05920003689">
                <text:p>4942.05920003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5T22:39:22Z</text:p>
              </table:table-cell>
              <table:table-cell office:value-type="float" office:value="44940.3965398631">
                <text:p>44940.3965398631</text:p>
              </table:table-cell>
              <table:table-cell office:value-type="float" office:value="33086.6820429154">
                <text:p>33086.6820429154</text:p>
              </table:table-cell>
              <table:table-cell office:value-type="float" office:value="48799.5386544958">
                <text:p>48799.5386544958</text:p>
              </table:table-cell>
              <table:table-cell office:value-type="float" office:value="39494.2150012442">
                <text:p>39494.2150012442</text:p>
              </table:table-cell>
              <table:table-cell office:value-type="float" office:value="4832.71880774024">
                <text:p>4832.7188077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T10:23:26Z</text:p>
              </table:table-cell>
              <table:table-cell office:value-type="float" office:value="46047.597321322">
                <text:p>46047.597321322</text:p>
              </table:table-cell>
              <table:table-cell office:value-type="float" office:value="33993.455367974">
                <text:p>33993.455367974</text:p>
              </table:table-cell>
              <table:table-cell office:value-type="float" office:value="49684.0775777746">
                <text:p>49684.0775777746</text:p>
              </table:table-cell>
              <table:table-cell office:value-type="float" office:value="40387.0485237655">
                <text:p>40387.0485237655</text:p>
              </table:table-cell>
              <table:table-cell office:value-type="float" office:value="4937.08826145596">
                <text:p>4937.0882614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T12:06:04Z</text:p>
              </table:table-cell>
              <table:table-cell office:value-type="float" office:value="45598.080080739">
                <text:p>45598.080080739</text:p>
              </table:table-cell>
              <table:table-cell office:value-type="float" office:value="33653.8718442324">
                <text:p>33653.8718442324</text:p>
              </table:table-cell>
              <table:table-cell office:value-type="float" office:value="49906.4767027037">
                <text:p>49906.4767027037</text:p>
              </table:table-cell>
              <table:table-cell office:value-type="float" office:value="40327.7964293034">
                <text:p>40327.7964293034</text:p>
              </table:table-cell>
              <table:table-cell office:value-type="float" office:value="5504.16536920096">
                <text:p>5504.1653692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T15:30:27Z</text:p>
              </table:table-cell>
              <table:table-cell office:value-type="float" office:value="45785.8207144131">
                <text:p>45785.8207144131</text:p>
              </table:table-cell>
              <table:table-cell office:value-type="float" office:value="33739.7365974339">
                <text:p>33739.7365974339</text:p>
              </table:table-cell>
              <table:table-cell office:value-type="float" office:value="49833.9733674126">
                <text:p>49833.9733674126</text:p>
              </table:table-cell>
              <table:table-cell office:value-type="float" office:value="40308.5735090501">
                <text:p>40308.5735090501</text:p>
              </table:table-cell>
              <table:table-cell office:value-type="float" office:value="5456.16760866425">
                <text:p>5456.1676086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7T00:53:52Z</text:p>
              </table:table-cell>
              <table:table-cell office:value-type="float" office:value="45807.1095161024">
                <text:p>45807.1095161024</text:p>
              </table:table-cell>
              <table:table-cell office:value-type="float" office:value="33713.6050567514">
                <text:p>33713.6050567514</text:p>
              </table:table-cell>
              <table:table-cell office:value-type="float" office:value="49973.3307450429">
                <text:p>49973.3307450429</text:p>
              </table:table-cell>
              <table:table-cell office:value-type="float" office:value="40281.7502036986">
                <text:p>40281.7502036986</text:p>
              </table:table-cell>
              <table:table-cell office:value-type="float" office:value="5481.36535074005">
                <text:p>5481.3653507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7T01:28:49Z</text:p>
              </table:table-cell>
              <table:table-cell office:value-type="float" office:value="45546.8871031006">
                <text:p>45546.8871031006</text:p>
              </table:table-cell>
              <table:table-cell office:value-type="float" office:value="33621.0861427699">
                <text:p>33621.0861427699</text:p>
              </table:table-cell>
              <table:table-cell office:value-type="float" office:value="49769.8010242241">
                <text:p>49769.8010242241</text:p>
              </table:table-cell>
              <table:table-cell office:value-type="float" office:value="40217.3918740811">
                <text:p>40217.3918740811</text:p>
              </table:table-cell>
              <table:table-cell office:value-type="float" office:value="5382.63178170614">
                <text:p>5382.63178170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7T12:14:11Z</text:p>
              </table:table-cell>
              <table:table-cell office:value-type="float" office:value="45778.4178428777">
                <text:p>45778.4178428777</text:p>
              </table:table-cell>
              <table:table-cell office:value-type="float" office:value="33816.0407051751">
                <text:p>33816.0407051751</text:p>
              </table:table-cell>
              <table:table-cell office:value-type="float" office:value="49972.8387163631">
                <text:p>49972.8387163631</text:p>
              </table:table-cell>
              <table:table-cell office:value-type="float" office:value="40412.1123918714">
                <text:p>40412.1123918714</text:p>
              </table:table-cell>
              <table:table-cell office:value-type="float" office:value="5013.88833588291">
                <text:p>5013.8883358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1T18:19:22Z</text:p>
              </table:table-cell>
              <table:table-cell office:value-type="float" office:value="40099.045376292">
                <text:p>40099.045376292</text:p>
              </table:table-cell>
              <table:table-cell office:value-type="float" office:value="31205.4702418818">
                <text:p>31205.4702418818</text:p>
              </table:table-cell>
              <table:table-cell office:value-type="float" office:value="50359.6662455917">
                <text:p>50359.6662455917</text:p>
              </table:table-cell>
              <table:table-cell office:value-type="float" office:value="40684.134831468">
                <text:p>40684.134831468</text:p>
              </table:table-cell>
              <table:table-cell office:value-type="float" office:value="5266.49357493733">
                <text:p>5266.49357493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05.5">
                <text:p>29705.5</text:p>
              </table:table-cell>
            </table:table-row>
            <table:table-row>
              <table:table-cell office:value-type="string">
                <text:p>2021-05-22T10:25:09Z</text:p>
              </table:table-cell>
              <table:table-cell office:value-type="float" office:value="39841.6079567709">
                <text:p>39841.6079567709</text:p>
              </table:table-cell>
              <table:table-cell office:value-type="float" office:value="31101.6458795005">
                <text:p>31101.6458795005</text:p>
              </table:table-cell>
              <table:table-cell office:value-type="float" office:value="50043.404449032">
                <text:p>50043.404449032</text:p>
              </table:table-cell>
              <table:table-cell office:value-type="float" office:value="40434.9096761715">
                <text:p>40434.9096761715</text:p>
              </table:table-cell>
              <table:table-cell office:value-type="float" office:value="4690.98572477537">
                <text:p>4690.98572477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2T15:58:48Z</text:p>
              </table:table-cell>
              <table:table-cell office:value-type="float" office:value="39723.2054278811">
                <text:p>39723.2054278811</text:p>
              </table:table-cell>
              <table:table-cell office:value-type="float" office:value="30925.8114206722">
                <text:p>30925.8114206722</text:p>
              </table:table-cell>
              <table:table-cell office:value-type="float" office:value="49868.9841875058">
                <text:p>49868.9841875058</text:p>
              </table:table-cell>
              <table:table-cell office:value-type="float" office:value="40352.9097698871">
                <text:p>40352.9097698871</text:p>
              </table:table-cell>
              <table:table-cell office:value-type="float" office:value="4681.3886444363">
                <text:p>4681.388644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3T06:56:53Z</text:p>
              </table:table-cell>
              <table:table-cell office:value-type="float" office:value="39682.6320379114">
                <text:p>39682.6320379114</text:p>
              </table:table-cell>
              <table:table-cell office:value-type="float" office:value="30911.376264708">
                <text:p>30911.376264708</text:p>
              </table:table-cell>
              <table:table-cell office:value-type="float" office:value="49974.3005355991">
                <text:p>49974.3005355991</text:p>
              </table:table-cell>
              <table:table-cell office:value-type="float" office:value="40444.003778216">
                <text:p>40444.003778216</text:p>
              </table:table-cell>
              <table:table-cell office:value-type="float" office:value="4697.10285744284">
                <text:p>4697.1028574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4T06:44:53Z</text:p>
              </table:table-cell>
              <table:table-cell office:value-type="float" office:value="39878.7089344699">
                <text:p>39878.7089344699</text:p>
              </table:table-cell>
              <table:table-cell office:value-type="float" office:value="31051.1264519342">
                <text:p>31051.1264519342</text:p>
              </table:table-cell>
              <table:table-cell office:value-type="float" office:value="49972.2726391471">
                <text:p>49972.2726391471</text:p>
              </table:table-cell>
              <table:table-cell office:value-type="float" office:value="40520.3061545577">
                <text:p>40520.3061545577</text:p>
              </table:table-cell>
              <table:table-cell office:value-type="float" office:value="4690.42617148798">
                <text:p>4690.4261714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4T09:10:39Z</text:p>
              </table:table-cell>
              <table:table-cell office:value-type="float" office:value="39783.0385798837">
                <text:p>39783.0385798837</text:p>
              </table:table-cell>
              <table:table-cell office:value-type="float" office:value="30924.2903078825">
                <text:p>30924.2903078825</text:p>
              </table:table-cell>
              <table:table-cell office:value-type="float" office:value="49687.7365430343">
                <text:p>49687.7365430343</text:p>
              </table:table-cell>
              <table:table-cell office:value-type="float" office:value="40199.5226993091">
                <text:p>40199.5226993091</text:p>
              </table:table-cell>
              <table:table-cell office:value-type="float" office:value="4914.7787438913">
                <text:p>4914.778743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5T09:06:06Z</text:p>
              </table:table-cell>
              <table:table-cell office:value-type="float" office:value="39175.3078406304">
                <text:p>39175.3078406304</text:p>
              </table:table-cell>
              <table:table-cell office:value-type="float" office:value="30534.4822151204">
                <text:p>30534.4822151204</text:p>
              </table:table-cell>
              <table:table-cell office:value-type="float" office:value="49078.4035420729">
                <text:p>49078.4035420729</text:p>
              </table:table-cell>
              <table:table-cell office:value-type="float" office:value="39661.3270117298">
                <text:p>39661.3270117298</text:p>
              </table:table-cell>
              <table:table-cell office:value-type="float" office:value="5141.51376667406">
                <text:p>5141.5137666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00:14:17Z</text:p>
              </table:table-cell>
              <table:table-cell office:value-type="float" office:value="40747.8216267588">
                <text:p>40747.8216267588</text:p>
              </table:table-cell>
              <table:table-cell office:value-type="float" office:value="31552.1233766532">
                <text:p>31552.1233766532</text:p>
              </table:table-cell>
              <table:table-cell office:value-type="float" office:value="51169.6784572275">
                <text:p>51169.6784572275</text:p>
              </table:table-cell>
              <table:table-cell office:value-type="float" office:value="41229.4379339579">
                <text:p>41229.4379339579</text:p>
              </table:table-cell>
              <table:table-cell office:value-type="float" office:value="5197.09557726053">
                <text:p>5197.09557726053</text:p>
              </table:table-cell>
              <table:table-cell office:value-type="float" office:value="NaN">
                <text:p>NaN</text:p>
              </table:table-cell>
              <table:table-cell office:value-type="float" office:value="33052.1">
                <text:p>3305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00:58:16Z</text:p>
              </table:table-cell>
              <table:table-cell office:value-type="float" office:value="40603.5204112486">
                <text:p>40603.5204112486</text:p>
              </table:table-cell>
              <table:table-cell office:value-type="float" office:value="31560.0078684517">
                <text:p>31560.0078684517</text:p>
              </table:table-cell>
              <table:table-cell office:value-type="float" office:value="50870.8806635922">
                <text:p>50870.8806635922</text:p>
              </table:table-cell>
              <table:table-cell office:value-type="float" office:value="41133.5115481">
                <text:p>41133.5115481</text:p>
              </table:table-cell>
              <table:table-cell office:value-type="float" office:value="5184.42747188755">
                <text:p>5184.42747188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09:41:16Z</text:p>
              </table:table-cell>
              <table:table-cell office:value-type="float" office:value="40509.6699158931">
                <text:p>40509.6699158931</text:p>
              </table:table-cell>
              <table:table-cell office:value-type="float" office:value="31482.8406593927">
                <text:p>31482.8406593927</text:p>
              </table:table-cell>
              <table:table-cell office:value-type="float" office:value="50797.4272292492">
                <text:p>50797.4272292492</text:p>
              </table:table-cell>
              <table:table-cell office:value-type="float" office:value="41078.9221814814">
                <text:p>41078.9221814814</text:p>
              </table:table-cell>
              <table:table-cell office:value-type="float" office:value="5123.25309833126">
                <text:p>5123.2530983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11:08:11Z</text:p>
              </table:table-cell>
              <table:table-cell office:value-type="float" office:value="40429.9753967079">
                <text:p>40429.9753967079</text:p>
              </table:table-cell>
              <table:table-cell office:value-type="float" office:value="31447.9724973425">
                <text:p>31447.9724973425</text:p>
              </table:table-cell>
              <table:table-cell office:value-type="float" office:value="50474.7308465199">
                <text:p>50474.7308465199</text:p>
              </table:table-cell>
              <table:table-cell office:value-type="float" office:value="40967.5227710097">
                <text:p>40967.5227710097</text:p>
              </table:table-cell>
              <table:table-cell office:value-type="float" office:value="5136.62784601074">
                <text:p>5136.6278460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14:11:47Z</text:p>
              </table:table-cell>
              <table:table-cell office:value-type="float" office:value="40421.0672490643">
                <text:p>40421.0672490643</text:p>
              </table:table-cell>
              <table:table-cell office:value-type="float" office:value="31488.4154551894">
                <text:p>31488.4154551894</text:p>
              </table:table-cell>
              <table:table-cell office:value-type="float" office:value="50605.7831227066">
                <text:p>50605.7831227066</text:p>
              </table:table-cell>
              <table:table-cell office:value-type="float" office:value="41019.0615207026">
                <text:p>41019.0615207026</text:p>
              </table:table-cell>
              <table:table-cell office:value-type="float" office:value="5135.14937785394">
                <text:p>5135.14937785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15:30:31Z</text:p>
              </table:table-cell>
              <table:table-cell office:value-type="float" office:value="40277.0768021331">
                <text:p>40277.0768021331</text:p>
              </table:table-cell>
              <table:table-cell office:value-type="float" office:value="31383.941901887">
                <text:p>31383.941901887</text:p>
              </table:table-cell>
              <table:table-cell office:value-type="float" office:value="50275.9044975653">
                <text:p>50275.9044975653</text:p>
              </table:table-cell>
              <table:table-cell office:value-type="float" office:value="40744.8197592913">
                <text:p>40744.8197592913</text:p>
              </table:table-cell>
              <table:table-cell office:value-type="float" office:value="5405.39036576865">
                <text:p>5405.39036576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20:29:55Z</text:p>
              </table:table-cell>
              <table:table-cell office:value-type="float" office:value="40325.8255700563">
                <text:p>40325.8255700563</text:p>
              </table:table-cell>
              <table:table-cell office:value-type="float" office:value="31590.8906577723">
                <text:p>31590.8906577723</text:p>
              </table:table-cell>
              <table:table-cell office:value-type="float" office:value="50748.7941977079">
                <text:p>50748.7941977079</text:p>
              </table:table-cell>
              <table:table-cell office:value-type="float" office:value="41014.6151359633">
                <text:p>41014.6151359633</text:p>
              </table:table-cell>
              <table:table-cell office:value-type="float" office:value="5165.64787253478">
                <text:p>5165.64787253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21:44:44Z</text:p>
              </table:table-cell>
              <table:table-cell office:value-type="float" office:value="40042.3349672788">
                <text:p>40042.3349672788</text:p>
              </table:table-cell>
              <table:table-cell office:value-type="float" office:value="31279.6900512995">
                <text:p>31279.6900512995</text:p>
              </table:table-cell>
              <table:table-cell office:value-type="float" office:value="50128.4540120088">
                <text:p>50128.4540120088</text:p>
              </table:table-cell>
              <table:table-cell office:value-type="float" office:value="40672.70918044">
                <text:p>40672.70918044</text:p>
              </table:table-cell>
              <table:table-cell office:value-type="float" office:value="5219.06583425221">
                <text:p>5219.06583425221</text:p>
              </table:table-cell>
              <table:table-cell office:value-type="float" office:value="NaN">
                <text:p>NaN</text:p>
              </table:table-cell>
              <table:table-cell office:value-type="float" office:value="29779.7">
                <text:p>2977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7T07:15:13Z</text:p>
              </table:table-cell>
              <table:table-cell office:value-type="float" office:value="40159.9794775191">
                <text:p>40159.9794775191</text:p>
              </table:table-cell>
              <table:table-cell office:value-type="float" office:value="31333.4565364372">
                <text:p>31333.4565364372</text:p>
              </table:table-cell>
              <table:table-cell office:value-type="float" office:value="50642.3695296603">
                <text:p>50642.3695296603</text:p>
              </table:table-cell>
              <table:table-cell office:value-type="float" office:value="40903.0429692308">
                <text:p>40903.0429692308</text:p>
              </table:table-cell>
              <table:table-cell office:value-type="float" office:value="5306.74121197933">
                <text:p>5306.7412119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9T01:54:40Z</text:p>
              </table:table-cell>
              <table:table-cell office:value-type="float" office:value="39967.4125126856">
                <text:p>39967.4125126856</text:p>
              </table:table-cell>
              <table:table-cell office:value-type="float" office:value="31211.0160577246">
                <text:p>31211.0160577246</text:p>
              </table:table-cell>
              <table:table-cell office:value-type="float" office:value="49938.2874144251">
                <text:p>49938.2874144251</text:p>
              </table:table-cell>
              <table:table-cell office:value-type="float" office:value="40380.5786449322">
                <text:p>40380.5786449322</text:p>
              </table:table-cell>
              <table:table-cell office:value-type="float" office:value="5098.33155909035">
                <text:p>5098.33155909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9T18:17:12Z</text:p>
              </table:table-cell>
              <table:table-cell office:value-type="float" office:value="39868.8711589331">
                <text:p>39868.8711589331</text:p>
              </table:table-cell>
              <table:table-cell office:value-type="float" office:value="31122.2936315351">
                <text:p>31122.2936315351</text:p>
              </table:table-cell>
              <table:table-cell office:value-type="float" office:value="49934.255833879">
                <text:p>49934.255833879</text:p>
              </table:table-cell>
              <table:table-cell office:value-type="float" office:value="40324.0770538831">
                <text:p>40324.0770538831</text:p>
              </table:table-cell>
              <table:table-cell office:value-type="float" office:value="5047.3771123745">
                <text:p>5047.3771123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9T18:38:39Z</text:p>
              </table:table-cell>
              <table:table-cell office:value-type="float" office:value="39936.1981947353">
                <text:p>39936.1981947353</text:p>
              </table:table-cell>
              <table:table-cell office:value-type="float" office:value="31272.0399711887">
                <text:p>31272.0399711887</text:p>
              </table:table-cell>
              <table:table-cell office:value-type="float" office:value="49893.2587974014">
                <text:p>49893.2587974014</text:p>
              </table:table-cell>
              <table:table-cell office:value-type="float" office:value="40453.6822664866">
                <text:p>40453.6822664866</text:p>
              </table:table-cell>
              <table:table-cell office:value-type="float" office:value="5086.39920651244">
                <text:p>5086.3992065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05:27:04Z</text:p>
              </table:table-cell>
              <table:table-cell office:value-type="float" office:value="39950.2788201445">
                <text:p>39950.2788201445</text:p>
              </table:table-cell>
              <table:table-cell office:value-type="float" office:value="31194.4931443106">
                <text:p>31194.4931443106</text:p>
              </table:table-cell>
              <table:table-cell office:value-type="float" office:value="49985.0575267126">
                <text:p>49985.0575267126</text:p>
              </table:table-cell>
              <table:table-cell office:value-type="float" office:value="40470.4709169905">
                <text:p>40470.4709169905</text:p>
              </table:table-cell>
              <table:table-cell office:value-type="float" office:value="5106.24240768808">
                <text:p>5106.24240768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08:27:52Z</text:p>
              </table:table-cell>
              <table:table-cell office:value-type="float" office:value="40281.0643936048">
                <text:p>40281.0643936048</text:p>
              </table:table-cell>
              <table:table-cell office:value-type="float" office:value="31422.1895681216">
                <text:p>31422.1895681216</text:p>
              </table:table-cell>
              <table:table-cell office:value-type="float" office:value="50450.2682835151">
                <text:p>50450.2682835151</text:p>
              </table:table-cell>
              <table:table-cell office:value-type="float" office:value="40770.490240151">
                <text:p>40770.490240151</text:p>
              </table:table-cell>
              <table:table-cell office:value-type="float" office:value="5252.97147088936">
                <text:p>5252.97147088936</text:p>
              </table:table-cell>
              <table:table-cell office:value-type="float" office:value="NaN">
                <text:p>NaN</text:p>
              </table:table-cell>
              <table:table-cell office:value-type="float" office:value="32922.2">
                <text:p>329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09:36:23Z</text:p>
              </table:table-cell>
              <table:table-cell office:value-type="float" office:value="40283.8691588833">
                <text:p>40283.8691588833</text:p>
              </table:table-cell>
              <table:table-cell office:value-type="float" office:value="31414.0546852405">
                <text:p>31414.0546852405</text:p>
              </table:table-cell>
              <table:table-cell office:value-type="float" office:value="50408.7108460003">
                <text:p>50408.7108460003</text:p>
              </table:table-cell>
              <table:table-cell office:value-type="float" office:value="40774.1858224016">
                <text:p>40774.1858224016</text:p>
              </table:table-cell>
              <table:table-cell office:value-type="float" office:value="5471.59192467824">
                <text:p>5471.59192467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3:15:57Z</text:p>
              </table:table-cell>
              <table:table-cell office:value-type="float" office:value="40220.9361911903">
                <text:p>40220.9361911903</text:p>
              </table:table-cell>
              <table:table-cell office:value-type="float" office:value="31370.0018013794">
                <text:p>31370.0018013794</text:p>
              </table:table-cell>
              <table:table-cell office:value-type="float" office:value="50432.284993853">
                <text:p>50432.284993853</text:p>
              </table:table-cell>
              <table:table-cell office:value-type="float" office:value="40828.7262149245">
                <text:p>40828.7262149245</text:p>
              </table:table-cell>
              <table:table-cell office:value-type="float" office:value="5193.69721105575">
                <text:p>5193.6972110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8:56:08Z</text:p>
              </table:table-cell>
              <table:table-cell office:value-type="float" office:value="40168.4431472599">
                <text:p>40168.4431472599</text:p>
              </table:table-cell>
              <table:table-cell office:value-type="float" office:value="31417.1523773454">
                <text:p>31417.1523773454</text:p>
              </table:table-cell>
              <table:table-cell office:value-type="float" office:value="50243.8128984093">
                <text:p>50243.8128984093</text:p>
              </table:table-cell>
              <table:table-cell office:value-type="float" office:value="40554.7578594205">
                <text:p>40554.7578594205</text:p>
              </table:table-cell>
              <table:table-cell office:value-type="float" office:value="4524.07068736159">
                <text:p>4524.0706873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9:33:29Z</text:p>
              </table:table-cell>
              <table:table-cell office:value-type="float" office:value="39930.2072613484">
                <text:p>39930.2072613484</text:p>
              </table:table-cell>
              <table:table-cell office:value-type="float" office:value="31368.3515060168">
                <text:p>31368.3515060168</text:p>
              </table:table-cell>
              <table:table-cell office:value-type="float" office:value="50201.0652413581">
                <text:p>50201.0652413581</text:p>
              </table:table-cell>
              <table:table-cell office:value-type="float" office:value="40752.490283779">
                <text:p>40752.490283779</text:p>
              </table:table-cell>
              <table:table-cell office:value-type="float" office:value="4942.8076200466">
                <text:p>4942.807620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7T06:31:16Z</text:p>
              </table:table-cell>
              <table:table-cell office:value-type="float" office:value="40217.0971589288">
                <text:p>40217.0971589288</text:p>
              </table:table-cell>
              <table:table-cell office:value-type="float" office:value="31177.2849404097">
                <text:p>31177.2849404097</text:p>
              </table:table-cell>
              <table:table-cell office:value-type="float" office:value="50775.3468270574">
                <text:p>50775.3468270574</text:p>
              </table:table-cell>
              <table:table-cell office:value-type="float" office:value="40875.7415685853">
                <text:p>40875.7415685853</text:p>
              </table:table-cell>
              <table:table-cell office:value-type="float" office:value="4982.78878994043">
                <text:p>4982.78878994043</text:p>
              </table:table-cell>
              <table:table-cell office:value-type="float" office:value="NaN">
                <text:p>NaN</text:p>
              </table:table-cell>
              <table:table-cell office:value-type="float" office:value="29677.3">
                <text:p>2967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7T08:16:50Z</text:p>
              </table:table-cell>
              <table:table-cell office:value-type="float" office:value="40133.4382406952">
                <text:p>40133.4382406952</text:p>
              </table:table-cell>
              <table:table-cell office:value-type="float" office:value="31155.0516439327">
                <text:p>31155.0516439327</text:p>
              </table:table-cell>
              <table:table-cell office:value-type="float" office:value="50413.738687353">
                <text:p>50413.738687353</text:p>
              </table:table-cell>
              <table:table-cell office:value-type="float" office:value="40590.268462993">
                <text:p>40590.268462993</text:p>
              </table:table-cell>
              <table:table-cell office:value-type="float" office:value="5015.00947703677">
                <text:p>5015.0094770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0T21:26:15Z</text:p>
              </table:table-cell>
              <table:table-cell office:value-type="float" office:value="39990.5147109114">
                <text:p>39990.5147109114</text:p>
              </table:table-cell>
              <table:table-cell office:value-type="float" office:value="31021.9142388428">
                <text:p>31021.9142388428</text:p>
              </table:table-cell>
              <table:table-cell office:value-type="float" office:value="50626.8390710834">
                <text:p>50626.8390710834</text:p>
              </table:table-cell>
              <table:table-cell office:value-type="float" office:value="40580.8424188806">
                <text:p>40580.8424188806</text:p>
              </table:table-cell>
              <table:table-cell office:value-type="float" office:value="4520.83023280107">
                <text:p>4520.8302328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1T01:15:13Z</text:p>
              </table:table-cell>
              <table:table-cell office:value-type="float" office:value="40131.7146856567">
                <text:p>40131.7146856567</text:p>
              </table:table-cell>
              <table:table-cell office:value-type="float" office:value="31007.6588077913">
                <text:p>31007.6588077913</text:p>
              </table:table-cell>
              <table:table-cell office:value-type="float" office:value="50786.5761492424">
                <text:p>50786.5761492424</text:p>
              </table:table-cell>
              <table:table-cell office:value-type="float" office:value="40715.1971700807">
                <text:p>40715.1971700807</text:p>
              </table:table-cell>
              <table:table-cell office:value-type="float" office:value="5398.83329153232">
                <text:p>5398.8332915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1T09:18:55Z</text:p>
              </table:table-cell>
              <table:table-cell office:value-type="float" office:value="40101.6024474169">
                <text:p>40101.6024474169</text:p>
              </table:table-cell>
              <table:table-cell office:value-type="float" office:value="31008.8399652322">
                <text:p>31008.8399652322</text:p>
              </table:table-cell>
              <table:table-cell office:value-type="float" office:value="50888.6376969632">
                <text:p>50888.6376969632</text:p>
              </table:table-cell>
              <table:table-cell office:value-type="float" office:value="40724.8116196049">
                <text:p>40724.8116196049</text:p>
              </table:table-cell>
              <table:table-cell office:value-type="float" office:value="5456.51103317262">
                <text:p>5456.51103317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1T13:37:33Z</text:p>
              </table:table-cell>
              <table:table-cell office:value-type="float" office:value="39794.244447291">
                <text:p>39794.244447291</text:p>
              </table:table-cell>
              <table:table-cell office:value-type="float" office:value="30987.1454237481">
                <text:p>30987.1454237481</text:p>
              </table:table-cell>
              <table:table-cell office:value-type="float" office:value="50362.2515795601">
                <text:p>50362.2515795601</text:p>
              </table:table-cell>
              <table:table-cell office:value-type="float" office:value="40460.0460759404">
                <text:p>40460.0460759404</text:p>
              </table:table-cell>
              <table:table-cell office:value-type="float" office:value="5021.16547628586">
                <text:p>5021.1654762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1T16:49:30Z</text:p>
              </table:table-cell>
              <table:table-cell office:value-type="float" office:value="40061.8402800769">
                <text:p>40061.8402800769</text:p>
              </table:table-cell>
              <table:table-cell office:value-type="float" office:value="31029.1679401394">
                <text:p>31029.1679401394</text:p>
              </table:table-cell>
              <table:table-cell office:value-type="float" office:value="50756.0167612567">
                <text:p>50756.0167612567</text:p>
              </table:table-cell>
              <table:table-cell office:value-type="float" office:value="40705.319446831">
                <text:p>40705.319446831</text:p>
              </table:table-cell>
              <table:table-cell office:value-type="float" office:value="4889.66400651997">
                <text:p>4889.6640065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2T02:51:42Z</text:p>
              </table:table-cell>
              <table:table-cell office:value-type="float" office:value="40140.6649691047">
                <text:p>40140.6649691047</text:p>
              </table:table-cell>
              <table:table-cell office:value-type="float" office:value="31064.7193143222">
                <text:p>31064.7193143222</text:p>
              </table:table-cell>
              <table:table-cell office:value-type="float" office:value="50504.5693306313">
                <text:p>50504.5693306313</text:p>
              </table:table-cell>
              <table:table-cell office:value-type="float" office:value="40575.8514246274">
                <text:p>40575.8514246274</text:p>
              </table:table-cell>
              <table:table-cell office:value-type="float" office:value="5346.43904699962">
                <text:p>5346.43904699962</text:p>
              </table:table-cell>
              <table:table-cell office:value-type="float" office:value="NaN">
                <text:p>NaN</text:p>
              </table:table-cell>
              <table:table-cell office:value-type="float" office:value="32852.9">
                <text:p>3285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2T08:38:13Z</text:p>
              </table:table-cell>
              <table:table-cell office:value-type="float" office:value="40386.41828373">
                <text:p>40386.41828373</text:p>
              </table:table-cell>
              <table:table-cell office:value-type="float" office:value="31352.9374684701">
                <text:p>31352.9374684701</text:p>
              </table:table-cell>
              <table:table-cell office:value-type="float" office:value="51024.8479203316">
                <text:p>51024.8479203316</text:p>
              </table:table-cell>
              <table:table-cell office:value-type="float" office:value="41072.6629011925">
                <text:p>41072.6629011925</text:p>
              </table:table-cell>
              <table:table-cell office:value-type="float" office:value="5397.48262319241">
                <text:p>5397.48262319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3T00:00:15Z</text:p>
              </table:table-cell>
              <table:table-cell office:value-type="float" office:value="40516.6161026629">
                <text:p>40516.6161026629</text:p>
              </table:table-cell>
              <table:table-cell office:value-type="float" office:value="31450.9860775405">
                <text:p>31450.9860775405</text:p>
              </table:table-cell>
              <table:table-cell office:value-type="float" office:value="51327.6312742596">
                <text:p>51327.6312742596</text:p>
              </table:table-cell>
              <table:table-cell office:value-type="float" office:value="41228.8440330278">
                <text:p>41228.8440330278</text:p>
              </table:table-cell>
              <table:table-cell office:value-type="float" office:value="5323.02398926291">
                <text:p>5323.02398926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3T11:27:16Z</text:p>
              </table:table-cell>
              <table:table-cell office:value-type="float" office:value="40476.3852697013">
                <text:p>40476.3852697013</text:p>
              </table:table-cell>
              <table:table-cell office:value-type="float" office:value="31396.1407196438">
                <text:p>31396.1407196438</text:p>
              </table:table-cell>
              <table:table-cell office:value-type="float" office:value="51213.8831198311">
                <text:p>51213.8831198311</text:p>
              </table:table-cell>
              <table:table-cell office:value-type="float" office:value="41202.9396954393">
                <text:p>41202.9396954393</text:p>
              </table:table-cell>
              <table:table-cell office:value-type="float" office:value="5381.94781482587">
                <text:p>5381.9478148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4T10:56:33Z</text:p>
              </table:table-cell>
              <table:table-cell office:value-type="float" office:value="40433.8785882492">
                <text:p>40433.8785882492</text:p>
              </table:table-cell>
              <table:table-cell office:value-type="float" office:value="31341.7315739431">
                <text:p>31341.7315739431</text:p>
              </table:table-cell>
              <table:table-cell office:value-type="float" office:value="51165.00913438">
                <text:p>51165.00913438</text:p>
              </table:table-cell>
              <table:table-cell office:value-type="float" office:value="41041.7447765998">
                <text:p>41041.7447765998</text:p>
              </table:table-cell>
              <table:table-cell office:value-type="float" office:value="5285.79721243727">
                <text:p>5285.7972124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4T16:19:50Z</text:p>
              </table:table-cell>
              <table:table-cell office:value-type="float" office:value="40310.5206386901">
                <text:p>40310.5206386901</text:p>
              </table:table-cell>
              <table:table-cell office:value-type="float" office:value="31162.5965055215">
                <text:p>31162.5965055215</text:p>
              </table:table-cell>
              <table:table-cell office:value-type="float" office:value="50969.717497416">
                <text:p>50969.717497416</text:p>
              </table:table-cell>
              <table:table-cell office:value-type="float" office:value="40931.1321590694">
                <text:p>40931.1321590694</text:p>
              </table:table-cell>
              <table:table-cell office:value-type="float" office:value="4764.58663888491">
                <text:p>4764.58663888491</text:p>
              </table:table-cell>
              <table:table-cell office:value-type="float" office:value="NaN">
                <text:p>NaN</text:p>
              </table:table-cell>
              <table:table-cell office:value-type="float" office:value="29662.6">
                <text:p>2966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4T20:25:33Z</text:p>
              </table:table-cell>
              <table:table-cell office:value-type="float" office:value="40404.9477579276">
                <text:p>40404.9477579276</text:p>
              </table:table-cell>
              <table:table-cell office:value-type="float" office:value="31235.326360793">
                <text:p>31235.326360793</text:p>
              </table:table-cell>
              <table:table-cell office:value-type="float" office:value="51065.4914915527">
                <text:p>51065.4914915527</text:p>
              </table:table-cell>
              <table:table-cell office:value-type="float" office:value="41005.2715641495">
                <text:p>41005.2715641495</text:p>
              </table:table-cell>
              <table:table-cell office:value-type="float" office:value="4896.13265593554">
                <text:p>4896.1326559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4T23:52:04Z</text:p>
              </table:table-cell>
              <table:table-cell office:value-type="float" office:value="40416.0799645631">
                <text:p>40416.0799645631</text:p>
              </table:table-cell>
              <table:table-cell office:value-type="float" office:value="31186.1267798425">
                <text:p>31186.1267798425</text:p>
              </table:table-cell>
              <table:table-cell office:value-type="float" office:value="50883.1103152704">
                <text:p>50883.1103152704</text:p>
              </table:table-cell>
              <table:table-cell office:value-type="float" office:value="40896.2948416696">
                <text:p>40896.2948416696</text:p>
              </table:table-cell>
              <table:table-cell office:value-type="float" office:value="4958.53233386952">
                <text:p>4958.53233386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5T01:44:01Z</text:p>
              </table:table-cell>
              <table:table-cell office:value-type="float" office:value="40143.2661237104">
                <text:p>40143.2661237104</text:p>
              </table:table-cell>
              <table:table-cell office:value-type="float" office:value="31106.8718827611">
                <text:p>31106.8718827611</text:p>
              </table:table-cell>
              <table:table-cell office:value-type="float" office:value="50724.0726689357">
                <text:p>50724.0726689357</text:p>
              </table:table-cell>
              <table:table-cell office:value-type="float" office:value="40811.8846686552">
                <text:p>40811.8846686552</text:p>
              </table:table-cell>
              <table:table-cell office:value-type="float" office:value="5064.12403102561">
                <text:p>5064.1240310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7T01:27:07Z</text:p>
              </table:table-cell>
              <table:table-cell office:value-type="float" office:value="41850.7172073526">
                <text:p>41850.7172073526</text:p>
              </table:table-cell>
              <table:table-cell office:value-type="float" office:value="32233.6040695307">
                <text:p>32233.6040695307</text:p>
              </table:table-cell>
              <table:table-cell office:value-type="float" office:value="50862.9902171126">
                <text:p>50862.9902171126</text:p>
              </table:table-cell>
              <table:table-cell office:value-type="float" office:value="40869.2341046432">
                <text:p>40869.2341046432</text:p>
              </table:table-cell>
              <table:table-cell office:value-type="float" office:value="5298.76631812537">
                <text:p>5298.76631812537</text:p>
              </table:table-cell>
              <table:table-cell office:value-type="float" office:value="NaN">
                <text:p>NaN</text:p>
              </table:table-cell>
              <table:table-cell office:value-type="float" office:value="29733.6">
                <text:p>2973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7T18:18:33Z</text:p>
              </table:table-cell>
              <table:table-cell office:value-type="float" office:value="46898.4414580423">
                <text:p>46898.4414580423</text:p>
              </table:table-cell>
              <table:table-cell office:value-type="float" office:value="34245.919861292">
                <text:p>34245.919861292</text:p>
              </table:table-cell>
              <table:table-cell office:value-type="float" office:value="50803.5600921865">
                <text:p>50803.5600921865</text:p>
              </table:table-cell>
              <table:table-cell office:value-type="float" office:value="40933.5283390428">
                <text:p>40933.5283390428</text:p>
              </table:table-cell>
              <table:table-cell office:value-type="float" office:value="5546.75901101504">
                <text:p>5546.75901101504</text:p>
              </table:table-cell>
              <table:table-cell office:value-type="float" office:value="35745.9">
                <text:p>3574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7T22:24:08Z</text:p>
              </table:table-cell>
              <table:table-cell office:value-type="float" office:value="46730.4235129714">
                <text:p>46730.4235129714</text:p>
              </table:table-cell>
              <table:table-cell office:value-type="float" office:value="34064.3866451851">
                <text:p>34064.3866451851</text:p>
              </table:table-cell>
              <table:table-cell office:value-type="float" office:value="50667.1430563995">
                <text:p>50667.1430563995</text:p>
              </table:table-cell>
              <table:table-cell office:value-type="float" office:value="40774.3375914342">
                <text:p>40774.3375914342</text:p>
              </table:table-cell>
              <table:table-cell office:value-type="float" office:value="4728.10718734964">
                <text:p>4728.10718734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01:36:03Z</text:p>
              </table:table-cell>
              <table:table-cell office:value-type="float" office:value="47305.9543858444">
                <text:p>47305.9543858444</text:p>
              </table:table-cell>
              <table:table-cell office:value-type="float" office:value="34455.0974915286">
                <text:p>34455.0974915286</text:p>
              </table:table-cell>
              <table:table-cell office:value-type="float" office:value="51247.6451373176">
                <text:p>51247.6451373176</text:p>
              </table:table-cell>
              <table:table-cell office:value-type="float" office:value="41254.9000670374">
                <text:p>41254.9000670374</text:p>
              </table:table-cell>
              <table:table-cell office:value-type="float" office:value="4697.71676152959">
                <text:p>4697.7167615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07:20:36Z</text:p>
              </table:table-cell>
              <table:table-cell office:value-type="float" office:value="47053.7581835983">
                <text:p>47053.7581835983</text:p>
              </table:table-cell>
              <table:table-cell office:value-type="float" office:value="34352.4736545071">
                <text:p>34352.4736545071</text:p>
              </table:table-cell>
              <table:table-cell office:value-type="float" office:value="50863.7974754141">
                <text:p>50863.7974754141</text:p>
              </table:table-cell>
              <table:table-cell office:value-type="float" office:value="41087.0006470534">
                <text:p>41087.0006470534</text:p>
              </table:table-cell>
              <table:table-cell office:value-type="float" office:value="4546.94069857676">
                <text:p>4546.94069857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10:15:59Z</text:p>
              </table:table-cell>
              <table:table-cell office:value-type="float" office:value="47057.6631252919">
                <text:p>47057.6631252919</text:p>
              </table:table-cell>
              <table:table-cell office:value-type="float" office:value="34408.4072404748">
                <text:p>34408.4072404748</text:p>
              </table:table-cell>
              <table:table-cell office:value-type="float" office:value="50971.4318670992">
                <text:p>50971.4318670992</text:p>
              </table:table-cell>
              <table:table-cell office:value-type="float" office:value="41043.5404953584">
                <text:p>41043.5404953584</text:p>
              </table:table-cell>
              <table:table-cell office:value-type="float" office:value="5133.3029073838">
                <text:p>5133.3029073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15:10:29Z</text:p>
              </table:table-cell>
              <table:table-cell office:value-type="float" office:value="47004.6037104135">
                <text:p>47004.6037104135</text:p>
              </table:table-cell>
              <table:table-cell office:value-type="float" office:value="34302.839214853">
                <text:p>34302.839214853</text:p>
              </table:table-cell>
              <table:table-cell office:value-type="float" office:value="51002.785659979">
                <text:p>51002.785659979</text:p>
              </table:table-cell>
              <table:table-cell office:value-type="float" office:value="41101.4598868289">
                <text:p>41101.4598868289</text:p>
              </table:table-cell>
              <table:table-cell office:value-type="float" office:value="5114.68153222783">
                <text:p>5114.6815322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17:35:26Z</text:p>
              </table:table-cell>
              <table:table-cell office:value-type="float" office:value="47281.4884196056">
                <text:p>47281.4884196056</text:p>
              </table:table-cell>
              <table:table-cell office:value-type="float" office:value="34454.4550584357">
                <text:p>34454.4550584357</text:p>
              </table:table-cell>
              <table:table-cell office:value-type="float" office:value="51219.0570399777">
                <text:p>51219.0570399777</text:p>
              </table:table-cell>
              <table:table-cell office:value-type="float" office:value="41199.6003483171">
                <text:p>41199.6003483171</text:p>
              </table:table-cell>
              <table:table-cell office:value-type="float" office:value="5140.52986533897">
                <text:p>5140.5298653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21:17:44Z</text:p>
              </table:table-cell>
              <table:table-cell office:value-type="float" office:value="47045.7086658471">
                <text:p>47045.7086658471</text:p>
              </table:table-cell>
              <table:table-cell office:value-type="float" office:value="34351.2051736803">
                <text:p>34351.2051736803</text:p>
              </table:table-cell>
              <table:table-cell office:value-type="float" office:value="51158.7386374042">
                <text:p>51158.7386374042</text:p>
              </table:table-cell>
              <table:table-cell office:value-type="float" office:value="41126.3839468088">
                <text:p>41126.3839468088</text:p>
              </table:table-cell>
              <table:table-cell office:value-type="float" office:value="5120.24164413573">
                <text:p>5120.2416441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9T13:11:23Z</text:p>
              </table:table-cell>
              <table:table-cell office:value-type="float" office:value="46830.7518159637">
                <text:p>46830.7518159637</text:p>
              </table:table-cell>
              <table:table-cell office:value-type="float" office:value="34182.0755726328">
                <text:p>34182.0755726328</text:p>
              </table:table-cell>
              <table:table-cell office:value-type="float" office:value="51021.4403345331">
                <text:p>51021.4403345331</text:p>
              </table:table-cell>
              <table:table-cell office:value-type="float" office:value="41071.7567267064">
                <text:p>41071.7567267064</text:p>
              </table:table-cell>
              <table:table-cell office:value-type="float" office:value="5066.98394953308">
                <text:p>5066.98394953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T10:55:16Z</text:p>
              </table:table-cell>
              <table:table-cell office:value-type="float" office:value="45779.0105202121">
                <text:p>45779.0105202121</text:p>
              </table:table-cell>
              <table:table-cell office:value-type="float" office:value="33268.9551405155">
                <text:p>33268.9551405155</text:p>
              </table:table-cell>
              <table:table-cell office:value-type="float" office:value="49634.977175363">
                <text:p>49634.977175363</text:p>
              </table:table-cell>
              <table:table-cell office:value-type="float" office:value="39862.5697132549">
                <text:p>39862.5697132549</text:p>
              </table:table-cell>
              <table:table-cell office:value-type="float" office:value="5091.03029379246">
                <text:p>5091.0302937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T14:43:23Z</text:p>
              </table:table-cell>
              <table:table-cell office:value-type="float" office:value="46936.3752740358">
                <text:p>46936.3752740358</text:p>
              </table:table-cell>
              <table:table-cell office:value-type="float" office:value="34312.7744177902">
                <text:p>34312.7744177902</text:p>
              </table:table-cell>
              <table:table-cell office:value-type="float" office:value="50969.4216939132">
                <text:p>50969.4216939132</text:p>
              </table:table-cell>
              <table:table-cell office:value-type="float" office:value="40994.3710906153">
                <text:p>40994.3710906153</text:p>
              </table:table-cell>
              <table:table-cell office:value-type="float" office:value="5216.02986857509">
                <text:p>5216.02986857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T22:40:10Z</text:p>
              </table:table-cell>
              <table:table-cell office:value-type="float" office:value="46727.0991848407">
                <text:p>46727.0991848407</text:p>
              </table:table-cell>
              <table:table-cell office:value-type="float" office:value="34081.9570076843">
                <text:p>34081.9570076843</text:p>
              </table:table-cell>
              <table:table-cell office:value-type="float" office:value="50632.8010600027">
                <text:p>50632.8010600027</text:p>
              </table:table-cell>
              <table:table-cell office:value-type="float" office:value="40867.0475974426">
                <text:p>40867.0475974426</text:p>
              </table:table-cell>
              <table:table-cell office:value-type="float" office:value="4404.73635219804">
                <text:p>4404.73635219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01:34:21Z</text:p>
              </table:table-cell>
              <table:table-cell office:value-type="float" office:value="46855.5799728921">
                <text:p>46855.5799728921</text:p>
              </table:table-cell>
              <table:table-cell office:value-type="float" office:value="34186.2742065021">
                <text:p>34186.2742065021</text:p>
              </table:table-cell>
              <table:table-cell office:value-type="float" office:value="50851.4699306039">
                <text:p>50851.4699306039</text:p>
              </table:table-cell>
              <table:table-cell office:value-type="float" office:value="40912.7617206007">
                <text:p>40912.7617206007</text:p>
              </table:table-cell>
              <table:table-cell office:value-type="float" office:value="4809.80692036057">
                <text:p>4809.80692036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06:08:48Z</text:p>
              </table:table-cell>
              <table:table-cell office:value-type="float" office:value="46934.4390454825">
                <text:p>46934.4390454825</text:p>
              </table:table-cell>
              <table:table-cell office:value-type="float" office:value="34267.5037030397">
                <text:p>34267.5037030397</text:p>
              </table:table-cell>
              <table:table-cell office:value-type="float" office:value="51045.6176671405">
                <text:p>51045.6176671405</text:p>
              </table:table-cell>
              <table:table-cell office:value-type="float" office:value="41019.9850793019">
                <text:p>41019.9850793019</text:p>
              </table:table-cell>
              <table:table-cell office:value-type="float" office:value="4650.64470247085">
                <text:p>4650.64470247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0:06:15Z</text:p>
              </table:table-cell>
              <table:table-cell office:value-type="float" office:value="46655.7977870989">
                <text:p>46655.7977870989</text:p>
              </table:table-cell>
              <table:table-cell office:value-type="float" office:value="34118.9825859107">
                <text:p>34118.9825859107</text:p>
              </table:table-cell>
              <table:table-cell office:value-type="float" office:value="50766.6141400115">
                <text:p>50766.6141400115</text:p>
              </table:table-cell>
              <table:table-cell office:value-type="float" office:value="40862.8787660539">
                <text:p>40862.8787660539</text:p>
              </table:table-cell>
              <table:table-cell office:value-type="float" office:value="4698.76673695753">
                <text:p>4698.76673695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8:23:13Z</text:p>
              </table:table-cell>
              <table:table-cell office:value-type="float" office:value="46487.6743250348">
                <text:p>46487.6743250348</text:p>
              </table:table-cell>
              <table:table-cell office:value-type="float" office:value="34046.8519103784">
                <text:p>34046.8519103784</text:p>
              </table:table-cell>
              <table:table-cell office:value-type="float" office:value="50246.9767053708">
                <text:p>50246.9767053708</text:p>
              </table:table-cell>
              <table:table-cell office:value-type="float" office:value="40666.1630044672">
                <text:p>40666.1630044672</text:p>
              </table:table-cell>
              <table:table-cell office:value-type="float" office:value="4899.82967258109">
                <text:p>4899.8296725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22:34:30Z</text:p>
              </table:table-cell>
              <table:table-cell office:value-type="float" office:value="46498.2095205512">
                <text:p>46498.2095205512</text:p>
              </table:table-cell>
              <table:table-cell office:value-type="float" office:value="34045.7578198967">
                <text:p>34045.7578198967</text:p>
              </table:table-cell>
              <table:table-cell office:value-type="float" office:value="50487.6598813388">
                <text:p>50487.6598813388</text:p>
              </table:table-cell>
              <table:table-cell office:value-type="float" office:value="40738.2731640893">
                <text:p>40738.2731640893</text:p>
              </table:table-cell>
              <table:table-cell office:value-type="float" office:value="4933.73019256159">
                <text:p>4933.7301925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06:54:18Z</text:p>
              </table:table-cell>
              <table:table-cell office:value-type="float" office:value="46811.1003691949">
                <text:p>46811.1003691949</text:p>
              </table:table-cell>
              <table:table-cell office:value-type="float" office:value="34125.0813786517">
                <text:p>34125.0813786517</text:p>
              </table:table-cell>
              <table:table-cell office:value-type="float" office:value="50849.5991493642">
                <text:p>50849.5991493642</text:p>
              </table:table-cell>
              <table:table-cell office:value-type="float" office:value="40850.048859377">
                <text:p>40850.048859377</text:p>
              </table:table-cell>
              <table:table-cell office:value-type="float" office:value="5049.65873468476">
                <text:p>5049.6587346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09:57:55Z</text:p>
              </table:table-cell>
              <table:table-cell office:value-type="float" office:value="46869.1798828988">
                <text:p>46869.1798828988</text:p>
              </table:table-cell>
              <table:table-cell office:value-type="float" office:value="34159.2694317441">
                <text:p>34159.2694317441</text:p>
              </table:table-cell>
              <table:table-cell office:value-type="float" office:value="50776.0447029486">
                <text:p>50776.0447029486</text:p>
              </table:table-cell>
              <table:table-cell office:value-type="float" office:value="40944.4246219825">
                <text:p>40944.4246219825</text:p>
              </table:table-cell>
              <table:table-cell office:value-type="float" office:value="5083.10136944108">
                <text:p>5083.1013694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18:46:35Z</text:p>
              </table:table-cell>
              <table:table-cell office:value-type="float" office:value="45603.1733304926">
                <text:p>45603.1733304926</text:p>
              </table:table-cell>
              <table:table-cell office:value-type="float" office:value="33267.8141168027">
                <text:p>33267.8141168027</text:p>
              </table:table-cell>
              <table:table-cell office:value-type="float" office:value="49425.6462075267">
                <text:p>49425.6462075267</text:p>
              </table:table-cell>
              <table:table-cell office:value-type="float" office:value="39714.7804363718">
                <text:p>39714.7804363718</text:p>
              </table:table-cell>
              <table:table-cell office:value-type="float" office:value="4739.87709701692">
                <text:p>4739.8770970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22:36:52Z</text:p>
              </table:table-cell>
              <table:table-cell office:value-type="float" office:value="47062.4405622165">
                <text:p>47062.4405622165</text:p>
              </table:table-cell>
              <table:table-cell office:value-type="float" office:value="34375.4053902973">
                <text:p>34375.4053902973</text:p>
              </table:table-cell>
              <table:table-cell office:value-type="float" office:value="51207.3910280404">
                <text:p>51207.3910280404</text:p>
              </table:table-cell>
              <table:table-cell office:value-type="float" office:value="41216.0094654285">
                <text:p>41216.0094654285</text:p>
              </table:table-cell>
              <table:table-cell office:value-type="float" office:value="4743.46874730379">
                <text:p>4743.46874730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02:37:27Z</text:p>
              </table:table-cell>
              <table:table-cell office:value-type="float" office:value="46466.898884189">
                <text:p>46466.898884189</text:p>
              </table:table-cell>
              <table:table-cell office:value-type="float" office:value="34005.5933741578">
                <text:p>34005.5933741578</text:p>
              </table:table-cell>
              <table:table-cell office:value-type="float" office:value="50420.6540132546">
                <text:p>50420.6540132546</text:p>
              </table:table-cell>
              <table:table-cell office:value-type="float" office:value="40778.5758222105">
                <text:p>40778.5758222105</text:p>
              </table:table-cell>
              <table:table-cell office:value-type="float" office:value="4892.62658677919">
                <text:p>4892.62658677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05:31:53Z</text:p>
              </table:table-cell>
              <table:table-cell office:value-type="float" office:value="46651.1094042709">
                <text:p>46651.1094042709</text:p>
              </table:table-cell>
              <table:table-cell office:value-type="float" office:value="34188.1918747276">
                <text:p>34188.1918747276</text:p>
              </table:table-cell>
              <table:table-cell office:value-type="float" office:value="50474.927348455">
                <text:p>50474.927348455</text:p>
              </table:table-cell>
              <table:table-cell office:value-type="float" office:value="40835.7356214806">
                <text:p>40835.7356214806</text:p>
              </table:table-cell>
              <table:table-cell office:value-type="float" office:value="4582.06042415284">
                <text:p>4582.0604241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11:15:30Z</text:p>
              </table:table-cell>
              <table:table-cell office:value-type="float" office:value="46649.817212533">
                <text:p>46649.817212533</text:p>
              </table:table-cell>
              <table:table-cell office:value-type="float" office:value="34194.1111349909">
                <text:p>34194.1111349909</text:p>
              </table:table-cell>
              <table:table-cell office:value-type="float" office:value="50425.5773475841">
                <text:p>50425.5773475841</text:p>
              </table:table-cell>
              <table:table-cell office:value-type="float" office:value="40762.5098657951">
                <text:p>40762.5098657951</text:p>
              </table:table-cell>
              <table:table-cell office:value-type="float" office:value="4603.31928105101">
                <text:p>4603.3192810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15:30:35Z</text:p>
              </table:table-cell>
              <table:table-cell office:value-type="float" office:value="46654.2863847099">
                <text:p>46654.2863847099</text:p>
              </table:table-cell>
              <table:table-cell office:value-type="float" office:value="34195.5527284305">
                <text:p>34195.5527284305</text:p>
              </table:table-cell>
              <table:table-cell office:value-type="float" office:value="50472.9958031029">
                <text:p>50472.9958031029</text:p>
              </table:table-cell>
              <table:table-cell office:value-type="float" office:value="40811.6968982569">
                <text:p>40811.6968982569</text:p>
              </table:table-cell>
              <table:table-cell office:value-type="float" office:value="4616.18119207642">
                <text:p>4616.18119207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23:12:44Z</text:p>
              </table:table-cell>
              <table:table-cell office:value-type="float" office:value="46569.7237919266">
                <text:p>46569.7237919266</text:p>
              </table:table-cell>
              <table:table-cell office:value-type="float" office:value="34157.2902312501">
                <text:p>34157.2902312501</text:p>
              </table:table-cell>
              <table:table-cell office:value-type="float" office:value="50801.8796422386">
                <text:p>50801.8796422386</text:p>
              </table:table-cell>
              <table:table-cell office:value-type="float" office:value="40862.8910666406">
                <text:p>40862.8910666406</text:p>
              </table:table-cell>
              <table:table-cell office:value-type="float" office:value="4790.90209446997">
                <text:p>4790.9020944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07:40:00Z</text:p>
              </table:table-cell>
              <table:table-cell office:value-type="float" office:value="46557.2036144602">
                <text:p>46557.2036144602</text:p>
              </table:table-cell>
              <table:table-cell office:value-type="float" office:value="34126.7438597553">
                <text:p>34126.7438597553</text:p>
              </table:table-cell>
              <table:table-cell office:value-type="float" office:value="50880.990318291">
                <text:p>50880.990318291</text:p>
              </table:table-cell>
              <table:table-cell office:value-type="float" office:value="40985.7485092236">
                <text:p>40985.7485092236</text:p>
              </table:table-cell>
              <table:table-cell office:value-type="float" office:value="4811.34176110411">
                <text:p>4811.3417611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11:07:18Z</text:p>
              </table:table-cell>
              <table:table-cell office:value-type="float" office:value="46819.3704623173">
                <text:p>46819.3704623173</text:p>
              </table:table-cell>
              <table:table-cell office:value-type="float" office:value="34230.7736648435">
                <text:p>34230.7736648435</text:p>
              </table:table-cell>
              <table:table-cell office:value-type="float" office:value="51035.4165773201">
                <text:p>51035.4165773201</text:p>
              </table:table-cell>
              <table:table-cell office:value-type="float" office:value="41078.1551544255">
                <text:p>41078.1551544255</text:p>
              </table:table-cell>
              <table:table-cell office:value-type="float" office:value="4729.64446570271">
                <text:p>4729.64446570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15:22:39Z</text:p>
              </table:table-cell>
              <table:table-cell office:value-type="float" office:value="46843.0870594401">
                <text:p>46843.0870594401</text:p>
              </table:table-cell>
              <table:table-cell office:value-type="float" office:value="34244.9190147173">
                <text:p>34244.9190147173</text:p>
              </table:table-cell>
              <table:table-cell office:value-type="float" office:value="50837.072471694">
                <text:p>50837.072471694</text:p>
              </table:table-cell>
              <table:table-cell office:value-type="float" office:value="41058.0099122446">
                <text:p>41058.0099122446</text:p>
              </table:table-cell>
              <table:table-cell office:value-type="float" office:value="5310.11516701742">
                <text:p>5310.1151670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19:31:57Z</text:p>
              </table:table-cell>
              <table:table-cell office:value-type="float" office:value="46764.041003642">
                <text:p>46764.041003642</text:p>
              </table:table-cell>
              <table:table-cell office:value-type="float" office:value="34146.2057212343">
                <text:p>34146.2057212343</text:p>
              </table:table-cell>
              <table:table-cell office:value-type="float" office:value="50867.6476741153">
                <text:p>50867.6476741153</text:p>
              </table:table-cell>
              <table:table-cell office:value-type="float" office:value="40960.8286090449">
                <text:p>40960.8286090449</text:p>
              </table:table-cell>
              <table:table-cell office:value-type="float" office:value="5104.0308520141">
                <text:p>5104.030852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22:50:33Z</text:p>
              </table:table-cell>
              <table:table-cell office:value-type="float" office:value="46431.7185223702">
                <text:p>46431.7185223702</text:p>
              </table:table-cell>
              <table:table-cell office:value-type="float" office:value="34047.6036334132">
                <text:p>34047.6036334132</text:p>
              </table:table-cell>
              <table:table-cell office:value-type="float" office:value="50757.4881815656">
                <text:p>50757.4881815656</text:p>
              </table:table-cell>
              <table:table-cell office:value-type="float" office:value="40880.9920998526">
                <text:p>40880.9920998526</text:p>
              </table:table-cell>
              <table:table-cell office:value-type="float" office:value="5145.59297125728">
                <text:p>5145.5929712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01:26:58Z</text:p>
              </table:table-cell>
              <table:table-cell office:value-type="float" office:value="46511.3656595258">
                <text:p>46511.3656595258</text:p>
              </table:table-cell>
              <table:table-cell office:value-type="float" office:value="34098.5911091563">
                <text:p>34098.5911091563</text:p>
              </table:table-cell>
              <table:table-cell office:value-type="float" office:value="50804.1254678612">
                <text:p>50804.1254678612</text:p>
              </table:table-cell>
              <table:table-cell office:value-type="float" office:value="40912.174015516">
                <text:p>40912.174015516</text:p>
              </table:table-cell>
              <table:table-cell office:value-type="float" office:value="5133.52826159375">
                <text:p>5133.528261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08:14:23Z</text:p>
              </table:table-cell>
              <table:table-cell office:value-type="float" office:value="46609.7089895033">
                <text:p>46609.7089895033</text:p>
              </table:table-cell>
              <table:table-cell office:value-type="float" office:value="34117.7391081822">
                <text:p>34117.7391081822</text:p>
              </table:table-cell>
              <table:table-cell office:value-type="float" office:value="50812.1574444096">
                <text:p>50812.1574444096</text:p>
              </table:table-cell>
              <table:table-cell office:value-type="float" office:value="40849.2350063654">
                <text:p>40849.2350063654</text:p>
              </table:table-cell>
              <table:table-cell office:value-type="float" office:value="5041.88633935198">
                <text:p>5041.8863393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12:19:04Z</text:p>
              </table:table-cell>
              <table:table-cell office:value-type="float" office:value="46615.5175418843">
                <text:p>46615.5175418843</text:p>
              </table:table-cell>
              <table:table-cell office:value-type="float" office:value="34190.1101541928">
                <text:p>34190.1101541928</text:p>
              </table:table-cell>
              <table:table-cell office:value-type="float" office:value="51088.0517095708">
                <text:p>51088.0517095708</text:p>
              </table:table-cell>
              <table:table-cell office:value-type="float" office:value="41016.6458475589">
                <text:p>41016.6458475589</text:p>
              </table:table-cell>
              <table:table-cell office:value-type="float" office:value="4577.0038064051">
                <text:p>4577.003806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14:54:11Z</text:p>
              </table:table-cell>
              <table:table-cell office:value-type="float" office:value="46578.1279567225">
                <text:p>46578.1279567225</text:p>
              </table:table-cell>
              <table:table-cell office:value-type="float" office:value="34093.1074615587">
                <text:p>34093.1074615587</text:p>
              </table:table-cell>
              <table:table-cell office:value-type="float" office:value="50721.9188944804">
                <text:p>50721.9188944804</text:p>
              </table:table-cell>
              <table:table-cell office:value-type="float" office:value="40905.1571571029">
                <text:p>40905.1571571029</text:p>
              </table:table-cell>
              <table:table-cell office:value-type="float" office:value="4757.25739741878">
                <text:p>4757.2573974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23:20:26Z</text:p>
              </table:table-cell>
              <table:table-cell office:value-type="float" office:value="46351.9874302694">
                <text:p>46351.9874302694</text:p>
              </table:table-cell>
              <table:table-cell office:value-type="float" office:value="34020.4781421303">
                <text:p>34020.4781421303</text:p>
              </table:table-cell>
              <table:table-cell office:value-type="float" office:value="50250.1062941553">
                <text:p>50250.1062941553</text:p>
              </table:table-cell>
              <table:table-cell office:value-type="float" office:value="40707.3322597106">
                <text:p>40707.3322597106</text:p>
              </table:table-cell>
              <table:table-cell office:value-type="float" office:value="5391.97164701191">
                <text:p>5391.9716470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7T15:38:30Z</text:p>
              </table:table-cell>
              <table:table-cell office:value-type="float" office:value="46258.3140116237">
                <text:p>46258.3140116237</text:p>
              </table:table-cell>
              <table:table-cell office:value-type="float" office:value="33944.4541204031">
                <text:p>33944.4541204031</text:p>
              </table:table-cell>
              <table:table-cell office:value-type="float" office:value="50424.8402445116">
                <text:p>50424.8402445116</text:p>
              </table:table-cell>
              <table:table-cell office:value-type="float" office:value="40709.3888962307">
                <text:p>40709.3888962307</text:p>
              </table:table-cell>
              <table:table-cell office:value-type="float" office:value="5464.78272820861">
                <text:p>5464.78272820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06:22:41Z</text:p>
              </table:table-cell>
              <table:table-cell office:value-type="float" office:value="46359.2996148854">
                <text:p>46359.2996148854</text:p>
              </table:table-cell>
              <table:table-cell office:value-type="float" office:value="34032.1399859885">
                <text:p>34032.1399859885</text:p>
              </table:table-cell>
              <table:table-cell office:value-type="float" office:value="50459.4631854952">
                <text:p>50459.4631854952</text:p>
              </table:table-cell>
              <table:table-cell office:value-type="float" office:value="40757.7798745796">
                <text:p>40757.7798745796</text:p>
              </table:table-cell>
              <table:table-cell office:value-type="float" office:value="5437.01165370692">
                <text:p>5437.0116537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08:38:08Z</text:p>
              </table:table-cell>
              <table:table-cell office:value-type="float" office:value="46416.3668262909">
                <text:p>46416.3668262909</text:p>
              </table:table-cell>
              <table:table-cell office:value-type="float" office:value="33999.6171880176">
                <text:p>33999.6171880176</text:p>
              </table:table-cell>
              <table:table-cell office:value-type="float" office:value="50409.3239384768">
                <text:p>50409.3239384768</text:p>
              </table:table-cell>
              <table:table-cell office:value-type="float" office:value="40639.8871547852">
                <text:p>40639.8871547852</text:p>
              </table:table-cell>
              <table:table-cell office:value-type="float" office:value="5382.55960326866">
                <text:p>5382.55960326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14:23:01Z</text:p>
              </table:table-cell>
              <table:table-cell office:value-type="float" office:value="46205.6664616756">
                <text:p>46205.6664616756</text:p>
              </table:table-cell>
              <table:table-cell office:value-type="float" office:value="34050.7453093476">
                <text:p>34050.7453093476</text:p>
              </table:table-cell>
              <table:table-cell office:value-type="float" office:value="50371.0683555337">
                <text:p>50371.0683555337</text:p>
              </table:table-cell>
              <table:table-cell office:value-type="float" office:value="40714.748825164">
                <text:p>40714.748825164</text:p>
              </table:table-cell>
              <table:table-cell office:value-type="float" office:value="5483.66789674853">
                <text:p>5483.66789674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22:11:38Z</text:p>
              </table:table-cell>
              <table:table-cell office:value-type="float" office:value="46476.5352352099">
                <text:p>46476.5352352099</text:p>
              </table:table-cell>
              <table:table-cell office:value-type="float" office:value="34076.6426922208">
                <text:p>34076.6426922208</text:p>
              </table:table-cell>
              <table:table-cell office:value-type="float" office:value="50552.7626352831">
                <text:p>50552.7626352831</text:p>
              </table:table-cell>
              <table:table-cell office:value-type="float" office:value="40856.1512587584">
                <text:p>40856.1512587584</text:p>
              </table:table-cell>
              <table:table-cell office:value-type="float" office:value="4848.38405088231">
                <text:p>4848.3840508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02:00:54Z</text:p>
              </table:table-cell>
              <table:table-cell office:value-type="float" office:value="46419.291025034">
                <text:p>46419.291025034</text:p>
              </table:table-cell>
              <table:table-cell office:value-type="float" office:value="33945.3472884002">
                <text:p>33945.3472884002</text:p>
              </table:table-cell>
              <table:table-cell office:value-type="float" office:value="50707.4122242608">
                <text:p>50707.4122242608</text:p>
              </table:table-cell>
              <table:table-cell office:value-type="float" office:value="40854.9656103671">
                <text:p>40854.9656103671</text:p>
              </table:table-cell>
              <table:table-cell office:value-type="float" office:value="4856.61941872094">
                <text:p>4856.6194187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07:06:40Z</text:p>
              </table:table-cell>
              <table:table-cell office:value-type="float" office:value="46447.4375707149">
                <text:p>46447.4375707149</text:p>
              </table:table-cell>
              <table:table-cell office:value-type="float" office:value="34052.3999950737">
                <text:p>34052.3999950737</text:p>
              </table:table-cell>
              <table:table-cell office:value-type="float" office:value="50435.2335780164">
                <text:p>50435.2335780164</text:p>
              </table:table-cell>
              <table:table-cell office:value-type="float" office:value="40748.3996700733">
                <text:p>40748.3996700733</text:p>
              </table:table-cell>
              <table:table-cell office:value-type="float" office:value="4767.1553438462">
                <text:p>4767.15534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09:55:00Z</text:p>
              </table:table-cell>
              <table:table-cell office:value-type="float" office:value="46606.9471405611">
                <text:p>46606.9471405611</text:p>
              </table:table-cell>
              <table:table-cell office:value-type="float" office:value="34210.6358496635">
                <text:p>34210.6358496635</text:p>
              </table:table-cell>
              <table:table-cell office:value-type="float" office:value="50757.3223774696">
                <text:p>50757.3223774696</text:p>
              </table:table-cell>
              <table:table-cell office:value-type="float" office:value="41007.6171898651">
                <text:p>41007.6171898651</text:p>
              </table:table-cell>
              <table:table-cell office:value-type="float" office:value="5010.50097118525">
                <text:p>5010.5009711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14:55:02Z</text:p>
              </table:table-cell>
              <table:table-cell office:value-type="float" office:value="46846.2551249988">
                <text:p>46846.2551249988</text:p>
              </table:table-cell>
              <table:table-cell office:value-type="float" office:value="34244.6064306316">
                <text:p>34244.6064306316</text:p>
              </table:table-cell>
              <table:table-cell office:value-type="float" office:value="50966.3990705194">
                <text:p>50966.3990705194</text:p>
              </table:table-cell>
              <table:table-cell office:value-type="float" office:value="40968.5410894197">
                <text:p>40968.5410894197</text:p>
              </table:table-cell>
              <table:table-cell office:value-type="float" office:value="5536.90809317459">
                <text:p>5536.9080931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04:38:03Z</text:p>
              </table:table-cell>
              <table:table-cell office:value-type="float" office:value="46329.2189222104">
                <text:p>46329.2189222104</text:p>
              </table:table-cell>
              <table:table-cell office:value-type="float" office:value="33943.2271156653">
                <text:p>33943.2271156653</text:p>
              </table:table-cell>
              <table:table-cell office:value-type="float" office:value="50401.5989598806">
                <text:p>50401.5989598806</text:p>
              </table:table-cell>
              <table:table-cell office:value-type="float" office:value="40770.4033984359">
                <text:p>40770.4033984359</text:p>
              </table:table-cell>
              <table:table-cell office:value-type="float" office:value="5188.97760727216">
                <text:p>5188.9776072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06:50:52Z</text:p>
              </table:table-cell>
              <table:table-cell office:value-type="float" office:value="46425.5408189735">
                <text:p>46425.5408189735</text:p>
              </table:table-cell>
              <table:table-cell office:value-type="float" office:value="33997.5263729972">
                <text:p>33997.5263729972</text:p>
              </table:table-cell>
              <table:table-cell office:value-type="float" office:value="50388.7706528618">
                <text:p>50388.7706528618</text:p>
              </table:table-cell>
              <table:table-cell office:value-type="float" office:value="40760.1633350291">
                <text:p>40760.1633350291</text:p>
              </table:table-cell>
              <table:table-cell office:value-type="float" office:value="5592.18989042615">
                <text:p>5592.1898904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12:46:38Z</text:p>
              </table:table-cell>
              <table:table-cell office:value-type="float" office:value="46878.9360787525">
                <text:p>46878.9360787525</text:p>
              </table:table-cell>
              <table:table-cell office:value-type="float" office:value="34269.7451763274">
                <text:p>34269.7451763274</text:p>
              </table:table-cell>
              <table:table-cell office:value-type="float" office:value="50892.2495520749">
                <text:p>50892.2495520749</text:p>
              </table:table-cell>
              <table:table-cell office:value-type="float" office:value="41110.9100175955">
                <text:p>41110.9100175955</text:p>
              </table:table-cell>
              <table:table-cell office:value-type="float" office:value="5087.51077523689">
                <text:p>5087.51077523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16:43:47Z</text:p>
              </table:table-cell>
              <table:table-cell office:value-type="float" office:value="46530.4397489099">
                <text:p>46530.4397489099</text:p>
              </table:table-cell>
              <table:table-cell office:value-type="float" office:value="34153.7024415043">
                <text:p>34153.7024415043</text:p>
              </table:table-cell>
              <table:table-cell office:value-type="float" office:value="50614.8215711119">
                <text:p>50614.8215711119</text:p>
              </table:table-cell>
              <table:table-cell office:value-type="float" office:value="40868.2336589157">
                <text:p>40868.2336589157</text:p>
              </table:table-cell>
              <table:table-cell office:value-type="float" office:value="5033.38707976166">
                <text:p>5033.3870797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20:45:29Z</text:p>
              </table:table-cell>
              <table:table-cell office:value-type="float" office:value="46593.923800099">
                <text:p>46593.923800099</text:p>
              </table:table-cell>
              <table:table-cell office:value-type="float" office:value="34148.9102022471">
                <text:p>34148.9102022471</text:p>
              </table:table-cell>
              <table:table-cell office:value-type="float" office:value="50376.6013337077">
                <text:p>50376.6013337077</text:p>
              </table:table-cell>
              <table:table-cell office:value-type="float" office:value="40759.4474598455">
                <text:p>40759.4474598455</text:p>
              </table:table-cell>
              <table:table-cell office:value-type="float" office:value="5374.32809515601">
                <text:p>5374.3280951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23:41:39Z</text:p>
              </table:table-cell>
              <table:table-cell office:value-type="float" office:value="46278.8378996968">
                <text:p>46278.8378996968</text:p>
              </table:table-cell>
              <table:table-cell office:value-type="float" office:value="33995.0401591097">
                <text:p>33995.0401591097</text:p>
              </table:table-cell>
              <table:table-cell office:value-type="float" office:value="50301.5049019346">
                <text:p>50301.5049019346</text:p>
              </table:table-cell>
              <table:table-cell office:value-type="float" office:value="40672.6467680706">
                <text:p>40672.6467680706</text:p>
              </table:table-cell>
              <table:table-cell office:value-type="float" office:value="5592.2204451987">
                <text:p>5592.220445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01:46:45Z</text:p>
              </table:table-cell>
              <table:table-cell office:value-type="float" office:value="46053.1167436346">
                <text:p>46053.1167436346</text:p>
              </table:table-cell>
              <table:table-cell office:value-type="float" office:value="33817.1174063607">
                <text:p>33817.1174063607</text:p>
              </table:table-cell>
              <table:table-cell office:value-type="float" office:value="49970.0221402198">
                <text:p>49970.0221402198</text:p>
              </table:table-cell>
              <table:table-cell office:value-type="float" office:value="40428.6971883695">
                <text:p>40428.6971883695</text:p>
              </table:table-cell>
              <table:table-cell office:value-type="float" office:value="5625.87728819488">
                <text:p>5625.8772881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07:18:31Z</text:p>
              </table:table-cell>
              <table:table-cell office:value-type="float" office:value="44741.4728745964">
                <text:p>44741.4728745964</text:p>
              </table:table-cell>
              <table:table-cell office:value-type="float" office:value="32960.9411054921">
                <text:p>32960.9411054921</text:p>
              </table:table-cell>
              <table:table-cell office:value-type="float" office:value="48851.0363513958">
                <text:p>48851.0363513958</text:p>
              </table:table-cell>
              <table:table-cell office:value-type="float" office:value="39382.9226609911">
                <text:p>39382.9226609911</text:p>
              </table:table-cell>
              <table:table-cell office:value-type="float" office:value="5544.37641247551">
                <text:p>5544.37641247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13:45:52Z</text:p>
              </table:table-cell>
              <table:table-cell office:value-type="float" office:value="45800.3874997442">
                <text:p>45800.3874997442</text:p>
              </table:table-cell>
              <table:table-cell office:value-type="float" office:value="33694.2455362355">
                <text:p>33694.2455362355</text:p>
              </table:table-cell>
              <table:table-cell office:value-type="float" office:value="49554.7882890246">
                <text:p>49554.7882890246</text:p>
              </table:table-cell>
              <table:table-cell office:value-type="float" office:value="40115.877996426">
                <text:p>40115.877996426</text:p>
              </table:table-cell>
              <table:table-cell office:value-type="float" office:value="5419.84137058453">
                <text:p>5419.8413705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17:15:28Z</text:p>
              </table:table-cell>
              <table:table-cell office:value-type="float" office:value="46717.0218292795">
                <text:p>46717.0218292795</text:p>
              </table:table-cell>
              <table:table-cell office:value-type="float" office:value="34167.0205175809">
                <text:p>34167.0205175809</text:p>
              </table:table-cell>
              <table:table-cell office:value-type="float" office:value="50907.556412951">
                <text:p>50907.556412951</text:p>
              </table:table-cell>
              <table:table-cell office:value-type="float" office:value="40938.3038097348">
                <text:p>40938.3038097348</text:p>
              </table:table-cell>
              <table:table-cell office:value-type="float" office:value="5513.11258649621">
                <text:p>5513.1125864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21:37:16Z</text:p>
              </table:table-cell>
              <table:table-cell office:value-type="float" office:value="45137.4259133733">
                <text:p>45137.4259133733</text:p>
              </table:table-cell>
              <table:table-cell office:value-type="float" office:value="33161.3693672036">
                <text:p>33161.3693672036</text:p>
              </table:table-cell>
              <table:table-cell office:value-type="float" office:value="49247.2126144822">
                <text:p>49247.2126144822</text:p>
              </table:table-cell>
              <table:table-cell office:value-type="float" office:value="39647.6454184766">
                <text:p>39647.6454184766</text:p>
              </table:table-cell>
              <table:table-cell office:value-type="float" office:value="5109.2492688585">
                <text:p>5109.2492688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23:18:50Z</text:p>
              </table:table-cell>
              <table:table-cell office:value-type="float" office:value="46389.8486343248">
                <text:p>46389.8486343248</text:p>
              </table:table-cell>
              <table:table-cell office:value-type="float" office:value="33962.3062722008">
                <text:p>33962.3062722008</text:p>
              </table:table-cell>
              <table:table-cell office:value-type="float" office:value="50262.0597985728">
                <text:p>50262.0597985728</text:p>
              </table:table-cell>
              <table:table-cell office:value-type="float" office:value="40652.9664213063">
                <text:p>40652.9664213063</text:p>
              </table:table-cell>
              <table:table-cell office:value-type="float" office:value="4955.49452112233">
                <text:p>4955.4945211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2T03:19:19Z</text:p>
              </table:table-cell>
              <table:table-cell office:value-type="float" office:value="46621.747143621">
                <text:p>46621.747143621</text:p>
              </table:table-cell>
              <table:table-cell office:value-type="float" office:value="34157.5609150261">
                <text:p>34157.5609150261</text:p>
              </table:table-cell>
              <table:table-cell office:value-type="float" office:value="50681.7007073798">
                <text:p>50681.7007073798</text:p>
              </table:table-cell>
              <table:table-cell office:value-type="float" office:value="40690.5047153874">
                <text:p>40690.5047153874</text:p>
              </table:table-cell>
              <table:table-cell office:value-type="float" office:value="4881.52896574289">
                <text:p>4881.5289657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2T09:13:12Z</text:p>
              </table:table-cell>
              <table:table-cell office:value-type="float" office:value="46239.0619942297">
                <text:p>46239.0619942297</text:p>
              </table:table-cell>
              <table:table-cell office:value-type="float" office:value="34098.2128281004">
                <text:p>34098.2128281004</text:p>
              </table:table-cell>
              <table:table-cell office:value-type="float" office:value="50362.4988228913">
                <text:p>50362.4988228913</text:p>
              </table:table-cell>
              <table:table-cell office:value-type="float" office:value="40771.9028269309">
                <text:p>40771.9028269309</text:p>
              </table:table-cell>
              <table:table-cell office:value-type="float" office:value="5207.66583988879">
                <text:p>5207.6658398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2T13:42:07Z</text:p>
              </table:table-cell>
              <table:table-cell office:value-type="float" office:value="46465.2027133235">
                <text:p>46465.2027133235</text:p>
              </table:table-cell>
              <table:table-cell office:value-type="float" office:value="34244.4865512313">
                <text:p>34244.4865512313</text:p>
              </table:table-cell>
              <table:table-cell office:value-type="float" office:value="50677.744182032">
                <text:p>50677.744182032</text:p>
              </table:table-cell>
              <table:table-cell office:value-type="float" office:value="40913.2226069553">
                <text:p>40913.2226069553</text:p>
              </table:table-cell>
              <table:table-cell office:value-type="float" office:value="5160.16384608162">
                <text:p>5160.1638460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5T10:58:19Z</text:p>
              </table:table-cell>
              <table:table-cell office:value-type="float" office:value="46080.7990219061">
                <text:p>46080.7990219061</text:p>
              </table:table-cell>
              <table:table-cell office:value-type="float" office:value="33824.4044879204">
                <text:p>33824.4044879204</text:p>
              </table:table-cell>
              <table:table-cell office:value-type="float" office:value="49862.4387846584">
                <text:p>49862.4387846584</text:p>
              </table:table-cell>
              <table:table-cell office:value-type="float" office:value="40405.1564319672">
                <text:p>40405.1564319672</text:p>
              </table:table-cell>
              <table:table-cell office:value-type="float" office:value="5305.87290228672">
                <text:p>5305.8729022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5T15:17:40Z</text:p>
              </table:table-cell>
              <table:table-cell office:value-type="float" office:value="46165.4006250149">
                <text:p>46165.4006250149</text:p>
              </table:table-cell>
              <table:table-cell office:value-type="float" office:value="34013.5753794068">
                <text:p>34013.5753794068</text:p>
              </table:table-cell>
              <table:table-cell office:value-type="float" office:value="50118.5208176706">
                <text:p>50118.5208176706</text:p>
              </table:table-cell>
              <table:table-cell office:value-type="float" office:value="40435.587678409">
                <text:p>40435.587678409</text:p>
              </table:table-cell>
              <table:table-cell office:value-type="float" office:value="4612.62092770341">
                <text:p>4612.6209277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5T18:47:16Z</text:p>
              </table:table-cell>
              <table:table-cell office:value-type="float" office:value="46390.9847388945">
                <text:p>46390.9847388945</text:p>
              </table:table-cell>
              <table:table-cell office:value-type="float" office:value="34077.7754138362">
                <text:p>34077.7754138362</text:p>
              </table:table-cell>
              <table:table-cell office:value-type="float" office:value="50508.23055985">
                <text:p>50508.23055985</text:p>
              </table:table-cell>
              <table:table-cell office:value-type="float" office:value="40665.3989154935">
                <text:p>40665.3989154935</text:p>
              </table:table-cell>
              <table:table-cell office:value-type="float" office:value="4905.71749104663">
                <text:p>4905.7174910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6T05:41:36Z</text:p>
              </table:table-cell>
              <table:table-cell office:value-type="float" office:value="46521.2032269033">
                <text:p>46521.2032269033</text:p>
              </table:table-cell>
              <table:table-cell office:value-type="float" office:value="34210.8110547739">
                <text:p>34210.8110547739</text:p>
              </table:table-cell>
              <table:table-cell office:value-type="float" office:value="50457.1277637589">
                <text:p>50457.1277637589</text:p>
              </table:table-cell>
              <table:table-cell office:value-type="float" office:value="40811.5026525862">
                <text:p>40811.5026525862</text:p>
              </table:table-cell>
              <table:table-cell office:value-type="float" office:value="5238.54545404875">
                <text:p>5238.5454540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6T08:54:42Z</text:p>
              </table:table-cell>
              <table:table-cell office:value-type="float" office:value="46145.9448152864">
                <text:p>46145.9448152864</text:p>
              </table:table-cell>
              <table:table-cell office:value-type="float" office:value="33923.6992652052">
                <text:p>33923.6992652052</text:p>
              </table:table-cell>
              <table:table-cell office:value-type="float" office:value="49817.8944780028">
                <text:p>49817.8944780028</text:p>
              </table:table-cell>
              <table:table-cell office:value-type="float" office:value="40450.2934682147">
                <text:p>40450.2934682147</text:p>
              </table:table-cell>
              <table:table-cell office:value-type="float" office:value="4762.11134104564">
                <text:p>4762.11134104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6T13:49:45Z</text:p>
              </table:table-cell>
              <table:table-cell office:value-type="float" office:value="46234.9623104923">
                <text:p>46234.9623104923</text:p>
              </table:table-cell>
              <table:table-cell office:value-type="float" office:value="33805.3332532241">
                <text:p>33805.3332532241</text:p>
              </table:table-cell>
              <table:table-cell office:value-type="float" office:value="50045.1773151209">
                <text:p>50045.1773151209</text:p>
              </table:table-cell>
              <table:table-cell office:value-type="float" office:value="40354.1206538307">
                <text:p>40354.1206538307</text:p>
              </table:table-cell>
              <table:table-cell office:value-type="float" office:value="4489.33642872815">
                <text:p>4489.3364287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6T17:43:00Z</text:p>
              </table:table-cell>
              <table:table-cell office:value-type="float" office:value="46176.7154399116">
                <text:p>46176.7154399116</text:p>
              </table:table-cell>
              <table:table-cell office:value-type="float" office:value="33878.3651069112">
                <text:p>33878.3651069112</text:p>
              </table:table-cell>
              <table:table-cell office:value-type="float" office:value="49819.6091475601">
                <text:p>49819.6091475601</text:p>
              </table:table-cell>
              <table:table-cell office:value-type="float" office:value="40339.1633918883">
                <text:p>40339.1633918883</text:p>
              </table:table-cell>
              <table:table-cell office:value-type="float" office:value="4809.02700968478">
                <text:p>4809.02700968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6T20:40:47Z</text:p>
              </table:table-cell>
              <table:table-cell office:value-type="float" office:value="46342.6634910311">
                <text:p>46342.6634910311</text:p>
              </table:table-cell>
              <table:table-cell office:value-type="float" office:value="34044.5656752297">
                <text:p>34044.5656752297</text:p>
              </table:table-cell>
              <table:table-cell office:value-type="float" office:value="50356.9309463425">
                <text:p>50356.9309463425</text:p>
              </table:table-cell>
              <table:table-cell office:value-type="float" office:value="40719.7291198549">
                <text:p>40719.7291198549</text:p>
              </table:table-cell>
              <table:table-cell office:value-type="float" office:value="5128.71748766066">
                <text:p>5128.7174876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04:02:22Z</text:p>
              </table:table-cell>
              <table:table-cell office:value-type="float" office:value="46434.8988967938">
                <text:p>46434.8988967938</text:p>
              </table:table-cell>
              <table:table-cell office:value-type="float" office:value="34084.8972068212">
                <text:p>34084.8972068212</text:p>
              </table:table-cell>
              <table:table-cell office:value-type="float" office:value="50358.2814007221">
                <text:p>50358.2814007221</text:p>
              </table:table-cell>
              <table:table-cell office:value-type="float" office:value="40709.1252937454">
                <text:p>40709.1252937454</text:p>
              </table:table-cell>
              <table:table-cell office:value-type="float" office:value="4687.13661908455">
                <text:p>4687.1366190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08:19:43Z</text:p>
              </table:table-cell>
              <table:table-cell office:value-type="float" office:value="46382.0628418032">
                <text:p>46382.0628418032</text:p>
              </table:table-cell>
              <table:table-cell office:value-type="float" office:value="34118.4263677648">
                <text:p>34118.4263677648</text:p>
              </table:table-cell>
              <table:table-cell office:value-type="float" office:value="50461.2595804723">
                <text:p>50461.2595804723</text:p>
              </table:table-cell>
              <table:table-cell office:value-type="float" office:value="40752.9245314436">
                <text:p>40752.9245314436</text:p>
              </table:table-cell>
              <table:table-cell office:value-type="float" office:value="5071.2825604737">
                <text:p>5071.282560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12:18:12Z</text:p>
              </table:table-cell>
              <table:table-cell office:value-type="float" office:value="46463.8885913937">
                <text:p>46463.8885913937</text:p>
              </table:table-cell>
              <table:table-cell office:value-type="float" office:value="34002.777399061">
                <text:p>34002.777399061</text:p>
              </table:table-cell>
              <table:table-cell office:value-type="float" office:value="50370.2063271542">
                <text:p>50370.2063271542</text:p>
              </table:table-cell>
              <table:table-cell office:value-type="float" office:value="40602.4245810851">
                <text:p>40602.4245810851</text:p>
              </table:table-cell>
              <table:table-cell office:value-type="float" office:value="4840.9282305533">
                <text:p>4840.928230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16:12:35Z</text:p>
              </table:table-cell>
              <table:table-cell office:value-type="float" office:value="46394.9661677232">
                <text:p>46394.9661677232</text:p>
              </table:table-cell>
              <table:table-cell office:value-type="float" office:value="34057.2398877274">
                <text:p>34057.2398877274</text:p>
              </table:table-cell>
              <table:table-cell office:value-type="float" office:value="50003.5897593227">
                <text:p>50003.5897593227</text:p>
              </table:table-cell>
              <table:table-cell office:value-type="float" office:value="40463.4380223448">
                <text:p>40463.4380223448</text:p>
              </table:table-cell>
              <table:table-cell office:value-type="float" office:value="4895.39923908973">
                <text:p>4895.39923908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20:31:08Z</text:p>
              </table:table-cell>
              <table:table-cell office:value-type="float" office:value="46488.9189045293">
                <text:p>46488.9189045293</text:p>
              </table:table-cell>
              <table:table-cell office:value-type="float" office:value="34063.0155794242">
                <text:p>34063.0155794242</text:p>
              </table:table-cell>
              <table:table-cell office:value-type="float" office:value="50485.6668101587">
                <text:p>50485.6668101587</text:p>
              </table:table-cell>
              <table:table-cell office:value-type="float" office:value="40804.7968215858">
                <text:p>40804.7968215858</text:p>
              </table:table-cell>
              <table:table-cell office:value-type="float" office:value="4540.94605023352">
                <text:p>4540.94605023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21:01:14Z</text:p>
              </table:table-cell>
              <table:table-cell office:value-type="float" office:value="46387.5207904344">
                <text:p>46387.5207904344</text:p>
              </table:table-cell>
              <table:table-cell office:value-type="float" office:value="34085.9513685278">
                <text:p>34085.9513685278</text:p>
              </table:table-cell>
              <table:table-cell office:value-type="float" office:value="50516.0846274809">
                <text:p>50516.0846274809</text:p>
              </table:table-cell>
              <table:table-cell office:value-type="float" office:value="40775.0088679737">
                <text:p>40775.0088679737</text:p>
              </table:table-cell>
              <table:table-cell office:value-type="float" office:value="5332.51480572803">
                <text:p>5332.5148057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02:57:32Z</text:p>
              </table:table-cell>
              <table:table-cell office:value-type="float" office:value="46130.1148659211">
                <text:p>46130.1148659211</text:p>
              </table:table-cell>
              <table:table-cell office:value-type="float" office:value="33893.6620303964">
                <text:p>33893.6620303964</text:p>
              </table:table-cell>
              <table:table-cell office:value-type="float" office:value="50057.5143009883">
                <text:p>50057.5143009883</text:p>
              </table:table-cell>
              <table:table-cell office:value-type="float" office:value="40413.8276401106">
                <text:p>40413.8276401106</text:p>
              </table:table-cell>
              <table:table-cell office:value-type="float" office:value="4412.71140573986">
                <text:p>4412.71140573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06:16:32Z</text:p>
              </table:table-cell>
              <table:table-cell office:value-type="float" office:value="46623.788107737">
                <text:p>46623.788107737</text:p>
              </table:table-cell>
              <table:table-cell office:value-type="float" office:value="34229.8893348957">
                <text:p>34229.8893348957</text:p>
              </table:table-cell>
              <table:table-cell office:value-type="float" office:value="50754.8888962998">
                <text:p>50754.8888962998</text:p>
              </table:table-cell>
              <table:table-cell office:value-type="float" office:value="41009.8677595833">
                <text:p>41009.8677595833</text:p>
              </table:table-cell>
              <table:table-cell office:value-type="float" office:value="4424.73134610237">
                <text:p>4424.7313461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10:06:23Z</text:p>
              </table:table-cell>
              <table:table-cell office:value-type="float" office:value="46471.5940792049">
                <text:p>46471.5940792049</text:p>
              </table:table-cell>
              <table:table-cell office:value-type="float" office:value="34163.8165760366">
                <text:p>34163.8165760366</text:p>
              </table:table-cell>
              <table:table-cell office:value-type="float" office:value="50529.750515641">
                <text:p>50529.750515641</text:p>
              </table:table-cell>
              <table:table-cell office:value-type="float" office:value="40916.5406873171">
                <text:p>40916.5406873171</text:p>
              </table:table-cell>
              <table:table-cell office:value-type="float" office:value="4169.68573256371">
                <text:p>4169.6857325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16:25:21Z</text:p>
              </table:table-cell>
              <table:table-cell office:value-type="float" office:value="46269.3237209163">
                <text:p>46269.3237209163</text:p>
              </table:table-cell>
              <table:table-cell office:value-type="float" office:value="33973.0026519745">
                <text:p>33973.0026519745</text:p>
              </table:table-cell>
              <table:table-cell office:value-type="float" office:value="50396.720918238">
                <text:p>50396.720918238</text:p>
              </table:table-cell>
              <table:table-cell office:value-type="float" office:value="40688.8253897936">
                <text:p>40688.8253897936</text:p>
              </table:table-cell>
              <table:table-cell office:value-type="float" office:value="4649.04672194597">
                <text:p>4649.0467219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21:12:51Z</text:p>
              </table:table-cell>
              <table:table-cell office:value-type="float" office:value="46177.1171674623">
                <text:p>46177.1171674623</text:p>
              </table:table-cell>
              <table:table-cell office:value-type="float" office:value="33956.9728584483">
                <text:p>33956.9728584483</text:p>
              </table:table-cell>
              <table:table-cell office:value-type="float" office:value="50126.0283005077">
                <text:p>50126.0283005077</text:p>
              </table:table-cell>
              <table:table-cell office:value-type="float" office:value="40620.8138099115">
                <text:p>40620.8138099115</text:p>
              </table:table-cell>
              <table:table-cell office:value-type="float" office:value="4476.95495990341">
                <text:p>4476.9549599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23:25:14Z</text:p>
              </table:table-cell>
              <table:table-cell office:value-type="float" office:value="46045.0757115036">
                <text:p>46045.0757115036</text:p>
              </table:table-cell>
              <table:table-cell office:value-type="float" office:value="33855.2219244344">
                <text:p>33855.2219244344</text:p>
              </table:table-cell>
              <table:table-cell office:value-type="float" office:value="50088.8781328161">
                <text:p>50088.8781328161</text:p>
              </table:table-cell>
              <table:table-cell office:value-type="float" office:value="40438.6246106755">
                <text:p>40438.6246106755</text:p>
              </table:table-cell>
              <table:table-cell office:value-type="float" office:value="4770.17522478233">
                <text:p>4770.17522478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9T05:22:29Z</text:p>
              </table:table-cell>
              <table:table-cell office:value-type="float" office:value="46299.0047739896">
                <text:p>46299.0047739896</text:p>
              </table:table-cell>
              <table:table-cell office:value-type="float" office:value="34068.349724263">
                <text:p>34068.349724263</text:p>
              </table:table-cell>
              <table:table-cell office:value-type="float" office:value="50528.9063038349">
                <text:p>50528.9063038349</text:p>
              </table:table-cell>
              <table:table-cell office:value-type="float" office:value="40790.999460305">
                <text:p>40790.999460305</text:p>
              </table:table-cell>
              <table:table-cell office:value-type="float" office:value="5461.70329315964">
                <text:p>5461.7032931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9T08:00:14Z</text:p>
              </table:table-cell>
              <table:table-cell office:value-type="float" office:value="46067.4703263109">
                <text:p>46067.4703263109</text:p>
              </table:table-cell>
              <table:table-cell office:value-type="float" office:value="33931.4444185055">
                <text:p>33931.4444185055</text:p>
              </table:table-cell>
              <table:table-cell office:value-type="float" office:value="50163.9621565158">
                <text:p>50163.9621565158</text:p>
              </table:table-cell>
              <table:table-cell office:value-type="float" office:value="40663.1166260906">
                <text:p>40663.1166260906</text:p>
              </table:table-cell>
              <table:table-cell office:value-type="float" office:value="5023.88846898969">
                <text:p>5023.88846898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9T12:59:11Z</text:p>
              </table:table-cell>
              <table:table-cell office:value-type="float" office:value="46436.3054972985">
                <text:p>46436.3054972985</text:p>
              </table:table-cell>
              <table:table-cell office:value-type="float" office:value="34083.9939569391">
                <text:p>34083.9939569391</text:p>
              </table:table-cell>
              <table:table-cell office:value-type="float" office:value="50560.8647444585">
                <text:p>50560.8647444585</text:p>
              </table:table-cell>
              <table:table-cell office:value-type="float" office:value="40839.7427117114">
                <text:p>40839.7427117114</text:p>
              </table:table-cell>
              <table:table-cell office:value-type="float" office:value="5334.20654917901">
                <text:p>5334.2065491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9T16:40:07Z</text:p>
              </table:table-cell>
              <table:table-cell office:value-type="float" office:value="46256.7769223959">
                <text:p>46256.7769223959</text:p>
              </table:table-cell>
              <table:table-cell office:value-type="float" office:value="33902.9841023313">
                <text:p>33902.9841023313</text:p>
              </table:table-cell>
              <table:table-cell office:value-type="float" office:value="50503.5338436889">
                <text:p>50503.5338436889</text:p>
              </table:table-cell>
              <table:table-cell office:value-type="float" office:value="40763.1574801436">
                <text:p>40763.1574801436</text:p>
              </table:table-cell>
              <table:table-cell office:value-type="float" office:value="4683.57114055215">
                <text:p>4683.5711405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9T21:05:10Z</text:p>
              </table:table-cell>
              <table:table-cell office:value-type="float" office:value="46293.2213901804">
                <text:p>46293.2213901804</text:p>
              </table:table-cell>
              <table:table-cell office:value-type="float" office:value="33994.1377979384">
                <text:p>33994.1377979384</text:p>
              </table:table-cell>
              <table:table-cell office:value-type="float" office:value="50437.6506569123">
                <text:p>50437.6506569123</text:p>
              </table:table-cell>
              <table:table-cell office:value-type="float" office:value="40729.3550824389">
                <text:p>40729.3550824389</text:p>
              </table:table-cell>
              <table:table-cell office:value-type="float" office:value="4768.45106646029">
                <text:p>4768.45106646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9T22:09:50Z</text:p>
              </table:table-cell>
              <table:table-cell office:value-type="float" office:value="46302.5151245161">
                <text:p>46302.5151245161</text:p>
              </table:table-cell>
              <table:table-cell office:value-type="float" office:value="34070.2928505065">
                <text:p>34070.2928505065</text:p>
              </table:table-cell>
              <table:table-cell office:value-type="float" office:value="50420.4320315324">
                <text:p>50420.4320315324</text:p>
              </table:table-cell>
              <table:table-cell office:value-type="float" office:value="40738.7297826518">
                <text:p>40738.7297826518</text:p>
              </table:table-cell>
              <table:table-cell office:value-type="float" office:value="4750.77690995402">
                <text:p>4750.7769099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0T12:35:20Z</text:p>
              </table:table-cell>
              <table:table-cell office:value-type="float" office:value="46175.9740895658">
                <text:p>46175.9740895658</text:p>
              </table:table-cell>
              <table:table-cell office:value-type="float" office:value="33960.3906309331">
                <text:p>33960.3906309331</text:p>
              </table:table-cell>
              <table:table-cell office:value-type="float" office:value="50313.8948314557">
                <text:p>50313.8948314557</text:p>
              </table:table-cell>
              <table:table-cell office:value-type="float" office:value="40666.8368428038">
                <text:p>40666.8368428038</text:p>
              </table:table-cell>
              <table:table-cell office:value-type="float" office:value="5307.55648471874">
                <text:p>5307.5564847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1T09:50:42Z</text:p>
              </table:table-cell>
              <table:table-cell office:value-type="float" office:value="46311.2302649386">
                <text:p>46311.2302649386</text:p>
              </table:table-cell>
              <table:table-cell office:value-type="float" office:value="34038.2070245137">
                <text:p>34038.2070245137</text:p>
              </table:table-cell>
              <table:table-cell office:value-type="float" office:value="50451.954412005">
                <text:p>50451.954412005</text:p>
              </table:table-cell>
              <table:table-cell office:value-type="float" office:value="40691.804999885">
                <text:p>40691.804999885</text:p>
              </table:table-cell>
              <table:table-cell office:value-type="float" office:value="4762.07812892732">
                <text:p>4762.0781289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1T11:28:54Z</text:p>
              </table:table-cell>
              <table:table-cell office:value-type="float" office:value="46209.116857364">
                <text:p>46209.116857364</text:p>
              </table:table-cell>
              <table:table-cell office:value-type="float" office:value="33989.214311356">
                <text:p>33989.214311356</text:p>
              </table:table-cell>
              <table:table-cell office:value-type="float" office:value="50308.956498624">
                <text:p>50308.956498624</text:p>
              </table:table-cell>
              <table:table-cell office:value-type="float" office:value="40699.3108461073">
                <text:p>40699.3108461073</text:p>
              </table:table-cell>
              <table:table-cell office:value-type="float" office:value="4736.62515995556">
                <text:p>4736.6251599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2T02:46:15Z</text:p>
              </table:table-cell>
              <table:table-cell office:value-type="float" office:value="45686.4080507998">
                <text:p>45686.4080507998</text:p>
              </table:table-cell>
              <table:table-cell office:value-type="float" office:value="33723.6049677718">
                <text:p>33723.6049677718</text:p>
              </table:table-cell>
              <table:table-cell office:value-type="float" office:value="49807.5653842283">
                <text:p>49807.5653842283</text:p>
              </table:table-cell>
              <table:table-cell office:value-type="float" office:value="40150.7085576936">
                <text:p>40150.7085576936</text:p>
              </table:table-cell>
              <table:table-cell office:value-type="float" office:value="4485.80894246086">
                <text:p>4485.8089424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